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page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e6e6e6" style:text-align-source="fix" style:repeat-content="false" fo:border-left="0.0346in solid #000000" fo:border-right="0.0346in solid #000000" fo:border-top="0.0346in solid #000000"/>
      <style:paragraph-properties fo:text-align="center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346in solid #000000" fo:border-right="0.0346in solid #000000" fo:border-top="none"/>
      <style:paragraph-properties fo:text-align="center"/>
    </style:style>
    <style:style style:name="ce3" style:family="table-cell" style:parent-style-name="Default">
      <style:table-cell-properties fo:border-bottom="0.0555in solid #000000" fo:background-color="#e6e6e6" style:text-align-source="fix" style:repeat-content="false" fo:border-left="0.0555in solid #000000" fo:border-right="none" fo:border-top="0.0555in solid #000000"/>
      <style:paragraph-properties fo:text-align="center"/>
    </style:style>
    <style:style style:name="ce4" style:family="table-cell" style:parent-style-name="Default">
      <style:table-cell-properties fo:border-bottom="0.0346in solid #000000" fo:background-color="#e6e6e6" style:text-align-source="fix" style:repeat-content="false" fo:border-left="0.0346in solid #000000" fo:border-right="0.0346in solid #000000" fo:border-top="none"/>
      <style:paragraph-properties fo:text-align="cente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004a4a"/>
      <style:text-properties fo:color="#ffffff" fo:font-weight="bold"/>
    </style:style>
    <style:style style:name="ce7" style:family="table-cell" style:parent-style-name="Default" style:data-style-name="N107">
      <style:table-cell-properties fo:background-color="#99ccff" fo:border="0.0071in solid #000000"/>
    </style:style>
    <style:style style:name="ce8" style:family="table-cell" style:parent-style-name="Default">
      <style:table-cell-properties fo:background-color="#99ccff" fo:border="0.0071in solid #000000"/>
    </style:style>
    <style:style style:name="ce9" style:family="table-cell" style:parent-style-name="Default" style:data-style-name="N1">
      <style:table-cell-properties fo:border-bottom="0.0071in solid #000000" fo:background-color="#cccccc" fo:border-left="0.0071in solid #000000" fo:border-right="none" fo:border-top="0.0071in solid #000000"/>
    </style:style>
    <style:style style:name="ce10" style:family="table-cell" style:parent-style-name="Default" style:data-style-name="N11">
      <style:table-cell-properties fo:border-bottom="0.0071in solid #000000" fo:background-color="#cccccc" fo:border-left="none" fo:border-right="none" fo:border-top="0.0071in solid #000000"/>
    </style:style>
  </office:automatic-styles>
  <office:body>
    <office:spreadsheet>
      <table:table table:name="Warrior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3.5">
            <text:p>3.5000</text:p>
          </table:table-cell>
          <table:table-cell table:style-name="ce7" office:value-type="float" office:value="0.8">
            <text:p>0.8000</text:p>
          </table:table-cell>
          <table:table-cell table:style-name="ce7" office:value-type="float" office:value="2.2">
            <text:p>2.2000</text:p>
          </table:table-cell>
          <table:table-cell table:style-name="ce7" office:value-type="float" office:value="50">
            <text:p>50.00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8">
            <text:p>0.08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1.5">
            <text:p>1.5000</text:p>
          </table:table-cell>
          <table:table-cell table:style-name="ce7" office:value-type="float" office:value="1.6">
            <text:p>1.6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05">
            <text:p>0.005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02">
            <text:p>0.0020</text:p>
          </table:table-cell>
          <table:table-cell table:style-name="ce7" office:value-type="float" office:value="0">
            <text:p>0.00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8.745">
            <text:p>9</text:p>
          </table:table-cell>
          <table:table-cell table:formula="oooc:= 1 + ([.D$2]-1)*POWER(EXP([.D$3]/([.D$2]-1)); ([.$B5]-1))" office:value-type="percentage" office:value="0.8">
            <text:p>80.00%</text:p>
          </table:table-cell>
          <table:table-cell table:formula="oooc:=[.E$2]*POWER([.E$3];[.$B5]) + [.E$4]" office:value-type="float" office:value="7.354">
            <text:p>7</text:p>
          </table:table-cell>
          <table:table-cell table:formula="oooc:=[.F$2]*POWER([.F$3];[.$B5]) + [.F$4]" office:value-type="float" office:value="58.5">
            <text:p>59</text:p>
          </table:table-cell>
          <table:table-cell table:formula="oooc:=[.G$2]*POWER([.G$3];[.$B5]) + [.G$4]" office:value-type="float" office:value="0">
            <text:p>0</text:p>
          </table:table-cell>
          <table:table-cell table:formula="oooc:= 1 + ([.H$2]-1)*POWER(EXP([.H$3]/([.H$2]-1)); [.$B5]-1)" office:value-type="percentage" office:value="0.08">
            <text:p>8.00%</text:p>
          </table:table-cell>
          <table:table-cell table:formula="oooc:=[.I$2]*POWER([.I$3];[.$B5]) + [.I$4]" office:value-type="float" office:value="0">
            <text:p>0</text:p>
          </table:table-cell>
          <table:table-cell table:formula="oooc:=[.J$2]*POWER([.J$3];[.$B5]) + [.J$4]" office:value-type="float" office:value="3.605">
            <text:p>4</text:p>
          </table:table-cell>
          <table:table-cell table:formula="oooc:=[.K$2]*POWER([.K$3];[.$B5]) + [.K$4]" office:value-type="float" office:value="5.712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9.00715">
            <text:p>9</text:p>
          </table:table-cell>
          <table:table-cell table:formula="oooc:= 1 + ([.D$2]-1)*POWER(EXP([.D$3]/([.D$2]-1)); ([.$B6]-1))" office:value-type="percentage" office:value="0.804938017594333">
            <text:p>80.49%</text:p>
          </table:table-cell>
          <table:table-cell table:formula="oooc:=[.E$2]*POWER([.E$3];[.$B6]) + [.E$4]" office:value-type="float" office:value="7.51878">
            <text:p>8</text:p>
          </table:table-cell>
          <table:table-cell table:formula="oooc:=[.F$2]*POWER([.F$3];[.$B6]) + [.F$4]" office:value-type="float" office:value="62.245">
            <text:p>62</text:p>
          </table:table-cell>
          <table:table-cell table:formula="oooc:=[.G$2]*POWER([.G$3];[.$B6]) + [.G$4]" office:value-type="float" office:value="0">
            <text:p>0</text:p>
          </table:table-cell>
          <table:table-cell table:formula="oooc:= 1 + ([.H$2]-1)*POWER(EXP([.H$3]/([.H$2]-1)); [.$B6]-1)" office:value-type="percentage" office:value="0.0819978276614">
            <text:p>8.20%</text:p>
          </table:table-cell>
          <table:table-cell table:formula="oooc:=[.I$2]*POWER([.I$3];[.$B6]) + [.I$4]" office:value-type="float" office:value="0">
            <text:p>0</text:p>
          </table:table-cell>
          <table:table-cell table:formula="oooc:=[.J$2]*POWER([.J$3];[.$B6]) + [.J$4]" office:value-type="float" office:value="3.71735">
            <text:p>4</text:p>
          </table:table-cell>
          <table:table-cell table:formula="oooc:=[.K$2]*POWER([.K$3];[.$B6]) + [.K$4]" office:value-type="float" office:value="5.83184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9.2876505">
            <text:p>9</text:p>
          </table:table-cell>
          <table:table-cell table:formula="oooc:= 1 + ([.D$2]-1)*POWER(EXP([.D$3]/([.D$2]-1)); ([.$B7]-1))" office:value-type="percentage" office:value="0.809754115099857">
            <text:p>80.98%</text:p>
          </table:table-cell>
          <table:table-cell table:formula="oooc:=[.E$2]*POWER([.E$3];[.$B7]) + [.E$4]" office:value-type="float" office:value="7.6950946">
            <text:p>8</text:p>
          </table:table-cell>
          <table:table-cell table:formula="oooc:=[.F$2]*POWER([.F$3];[.$B7]) + [.F$4]" office:value-type="float" office:value="66.25215">
            <text:p>66</text:p>
          </table:table-cell>
          <table:table-cell table:formula="oooc:=[.G$2]*POWER([.G$3];[.$B7]) + [.G$4]" office:value-type="float" office:value="0">
            <text:p>0</text:p>
          </table:table-cell>
          <table:table-cell table:formula="oooc:= 1 + ([.H$2]-1)*POWER(EXP([.H$3]/([.H$2]-1)); [.$B7]-1)" office:value-type="percentage" office:value="0.0839913169365341">
            <text:p>8.40%</text:p>
          </table:table-cell>
          <table:table-cell table:formula="oooc:=[.I$2]*POWER([.I$3];[.$B7]) + [.I$4]" office:value-type="float" office:value="0">
            <text:p>0</text:p>
          </table:table-cell>
          <table:table-cell table:formula="oooc:=[.J$2]*POWER([.J$3];[.$B7]) + [.J$4]" office:value-type="float" office:value="3.8375645">
            <text:p>4</text:p>
          </table:table-cell>
          <table:table-cell table:formula="oooc:=[.K$2]*POWER([.K$3];[.$B7]) + [.K$4]" office:value-type="float" office:value="5.9600688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9.587786035">
            <text:p>10</text:p>
          </table:table-cell>
          <table:table-cell table:formula="oooc:= 1 + ([.D$2]-1)*POWER(EXP([.D$3]/([.D$2]-1)); ([.$B8]-1))" office:value-type="percentage" office:value="0.814451302734289">
            <text:p>81.45%</text:p>
          </table:table-cell>
          <table:table-cell table:formula="oooc:=[.E$2]*POWER([.E$3];[.$B8]) + [.E$4]" office:value-type="float" office:value="7.883751222">
            <text:p>8</text:p>
          </table:table-cell>
          <table:table-cell table:formula="oooc:=[.F$2]*POWER([.F$3];[.$B8]) + [.F$4]" office:value-type="float" office:value="70.5398005">
            <text:p>71</text:p>
          </table:table-cell>
          <table:table-cell table:formula="oooc:=[.G$2]*POWER([.G$3];[.$B8]) + [.G$4]" office:value-type="float" office:value="0">
            <text:p>0</text:p>
          </table:table-cell>
          <table:table-cell table:formula="oooc:= 1 + ([.H$2]-1)*POWER(EXP([.H$3]/([.H$2]-1)); [.$B8]-1)" office:value-type="percentage" office:value="0.0859804772464328">
            <text:p>8.60%</text:p>
          </table:table-cell>
          <table:table-cell table:formula="oooc:=[.I$2]*POWER([.I$3];[.$B8]) + [.I$4]" office:value-type="float" office:value="0">
            <text:p>0</text:p>
          </table:table-cell>
          <table:table-cell table:formula="oooc:=[.J$2]*POWER([.J$3];[.$B8]) + [.J$4]" office:value-type="float" office:value="3.966194015">
            <text:p>4</text:p>
          </table:table-cell>
          <table:table-cell table:formula="oooc:=[.K$2]*POWER([.K$3];[.$B8]) + [.K$4]" office:value-type="float" office:value="6.097273616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9.90893105745">
            <text:p>10</text:p>
          </table:table-cell>
          <table:table-cell table:formula="oooc:= 1 + ([.D$2]-1)*POWER(EXP([.D$3]/([.D$2]-1)); ([.$B9]-1))" office:value-type="percentage" office:value="0.819032516392808">
            <text:p>81.90%</text:p>
          </table:table-cell>
          <table:table-cell table:formula="oooc:=[.E$2]*POWER([.E$3];[.$B9]) + [.E$4]" office:value-type="float" office:value="8.08561380754">
            <text:p>8</text:p>
          </table:table-cell>
          <table:table-cell table:formula="oooc:=[.F$2]*POWER([.F$3];[.$B9]) + [.F$4]" office:value-type="float" office:value="75.127586535">
            <text:p>75</text:p>
          </table:table-cell>
          <table:table-cell table:formula="oooc:=[.G$2]*POWER([.G$3];[.$B9]) + [.G$4]" office:value-type="float" office:value="0">
            <text:p>0</text:p>
          </table:table-cell>
          <table:table-cell table:formula="oooc:= 1 + ([.H$2]-1)*POWER(EXP([.H$3]/([.H$2]-1)); [.$B9]-1)" office:value-type="percentage" office:value="0.0879653179916683">
            <text:p>8.80%</text:p>
          </table:table-cell>
          <table:table-cell table:formula="oooc:=[.I$2]*POWER([.I$3];[.$B9]) + [.I$4]" office:value-type="float" office:value="0">
            <text:p>0</text:p>
          </table:table-cell>
          <table:table-cell table:formula="oooc:=[.J$2]*POWER([.J$3];[.$B9]) + [.J$4]" office:value-type="float" office:value="4.10382759605">
            <text:p>4</text:p>
          </table:table-cell>
          <table:table-cell table:formula="oooc:=[.K$2]*POWER([.K$3];[.$B9]) + [.K$4]" office:value-type="float" office:value="6.24408276912">
            <text:p>6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10.2525562314715">
            <text:p>10</text:p>
          </table:table-cell>
          <table:table-cell table:formula="oooc:= 1 + ([.D$2]-1)*POWER(EXP([.D$3]/([.D$2]-1)); ([.$B10]-1))" office:value-type="percentage" office:value="0.823500619483081">
            <text:p>82.35%</text:p>
          </table:table-cell>
          <table:table-cell table:formula="oooc:=[.E$2]*POWER([.E$3];[.$B10]) + [.E$4]" office:value-type="float" office:value="8.3016067740678">
            <text:p>8</text:p>
          </table:table-cell>
          <table:table-cell table:formula="oooc:=[.F$2]*POWER([.F$3];[.$B10]) + [.F$4]" office:value-type="float" office:value="80.03651759245">
            <text:p>80</text:p>
          </table:table-cell>
          <table:table-cell table:formula="oooc:=[.G$2]*POWER([.G$3];[.$B10]) + [.G$4]" office:value-type="float" office:value="0">
            <text:p>0</text:p>
          </table:table-cell>
          <table:table-cell table:formula="oooc:= 1 + ([.H$2]-1)*POWER(EXP([.H$3]/([.H$2]-1)); [.$B10]-1)" office:value-type="percentage" office:value="0.0899458485523993">
            <text:p>8.99%</text:p>
          </table:table-cell>
          <table:table-cell table:formula="oooc:=[.I$2]*POWER([.I$3];[.$B10]) + [.I$4]" office:value-type="float" office:value="0">
            <text:p>0</text:p>
          </table:table-cell>
          <table:table-cell table:formula="oooc:=[.J$2]*POWER([.J$3];[.$B10]) + [.J$4]" office:value-type="float" office:value="4.2510955277735">
            <text:p>4</text:p>
          </table:table-cell>
          <table:table-cell table:formula="oooc:=[.K$2]*POWER([.K$3];[.$B10]) + [.K$4]" office:value-type="float" office:value="6.4011685629584">
            <text:p>6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10.6202351676745">
            <text:p>11</text:p>
          </table:table-cell>
          <table:table-cell table:formula="oooc:= 1 + ([.D$2]-1)*POWER(EXP([.D$3]/([.D$2]-1)); ([.$B11]-1))" office:value-type="percentage" office:value="0.827858404714988">
            <text:p>82.79%</text:p>
          </table:table-cell>
          <table:table-cell table:formula="oooc:=[.E$2]*POWER([.E$3];[.$B11]) + [.E$4]" office:value-type="float" office:value="8.53271924825255">
            <text:p>9</text:p>
          </table:table-cell>
          <table:table-cell table:formula="oooc:=[.F$2]*POWER([.F$3];[.$B11]) + [.F$4]" office:value-type="float" office:value="85.2890738239215">
            <text:p>85</text:p>
          </table:table-cell>
          <table:table-cell table:formula="oooc:=[.G$2]*POWER([.G$3];[.$B11]) + [.G$4]" office:value-type="float" office:value="0">
            <text:p>0</text:p>
          </table:table-cell>
          <table:table-cell table:formula="oooc:= 1 + ([.H$2]-1)*POWER(EXP([.H$3]/([.H$2]-1)); [.$B11]-1)" office:value-type="percentage" office:value="0.0919220782884144">
            <text:p>9.19%</text:p>
          </table:table-cell>
          <table:table-cell table:formula="oooc:=[.I$2]*POWER([.I$3];[.$B11]) + [.I$4]" office:value-type="float" office:value="0">
            <text:p>0</text:p>
          </table:table-cell>
          <table:table-cell table:formula="oooc:=[.J$2]*POWER([.J$3];[.$B11]) + [.J$4]" office:value-type="float" office:value="4.40867221471765">
            <text:p>4</text:p>
          </table:table-cell>
          <table:table-cell table:formula="oooc:=[.K$2]*POWER([.K$3];[.$B11]) + [.K$4]" office:value-type="float" office:value="6.56925036236549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11.0136516294117">
            <text:p>11</text:p>
          </table:table-cell>
          <table:table-cell table:formula="oooc:= 1 + ([.D$2]-1)*POWER(EXP([.D$3]/([.D$2]-1)); ([.$B12]-1))" office:value-type="percentage" office:value="0.832108595846159">
            <text:p>83.21%</text:p>
          </table:table-cell>
          <table:table-cell table:formula="oooc:=[.E$2]*POWER([.E$3];[.$B12]) + [.E$4]" office:value-type="float" office:value="8.78000959563023">
            <text:p>9</text:p>
          </table:table-cell>
          <table:table-cell table:formula="oooc:=[.F$2]*POWER([.F$3];[.$B12]) + [.F$4]" office:value-type="float" office:value="90.9093089915961">
            <text:p>91</text:p>
          </table:table-cell>
          <table:table-cell table:formula="oooc:=[.G$2]*POWER([.G$3];[.$B12]) + [.G$4]" office:value-type="float" office:value="0">
            <text:p>0</text:p>
          </table:table-cell>
          <table:table-cell table:formula="oooc:= 1 + ([.H$2]-1)*POWER(EXP([.H$3]/([.H$2]-1)); [.$B12]-1)" office:value-type="percentage" office:value="0.0938940165391774">
            <text:p>9.39%</text:p>
          </table:table-cell>
          <table:table-cell table:formula="oooc:=[.I$2]*POWER([.I$3];[.$B12]) + [.I$4]" office:value-type="float" office:value="0">
            <text:p>0</text:p>
          </table:table-cell>
          <table:table-cell table:formula="oooc:=[.J$2]*POWER([.J$3];[.$B12]) + [.J$4]" office:value-type="float" office:value="4.57727926974788">
            <text:p>5</text:p>
          </table:table-cell>
          <table:table-cell table:formula="oooc:=[.K$2]*POWER([.K$3];[.$B12]) + [.K$4]" office:value-type="float" office:value="6.74909788773107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11.4346072434705">
            <text:p>11</text:p>
          </table:table-cell>
          <table:table-cell table:formula="oooc:= 1 + ([.D$2]-1)*POWER(EXP([.D$3]/([.D$2]-1)); ([.$B13]-1))" office:value-type="percentage" office:value="0.836253849384404">
            <text:p>83.63%</text:p>
          </table:table-cell>
          <table:table-cell table:formula="oooc:=[.E$2]*POWER([.E$3];[.$B13]) + [.E$4]" office:value-type="float" office:value="9.04461026732434">
            <text:p>9</text:p>
          </table:table-cell>
          <table:table-cell table:formula="oooc:=[.F$2]*POWER([.F$3];[.$B13]) + [.F$4]" office:value-type="float" office:value="96.9229606210078">
            <text:p>97</text:p>
          </table:table-cell>
          <table:table-cell table:formula="oooc:=[.G$2]*POWER([.G$3];[.$B13]) + [.G$4]" office:value-type="float" office:value="0">
            <text:p>0</text:p>
          </table:table-cell>
          <table:table-cell table:formula="oooc:= 1 + ([.H$2]-1)*POWER(EXP([.H$3]/([.H$2]-1)); [.$B13]-1)" office:value-type="percentage" office:value="0.095861672623871">
            <text:p>9.59%</text:p>
          </table:table-cell>
          <table:table-cell table:formula="oooc:=[.I$2]*POWER([.I$3];[.$B13]) + [.I$4]" office:value-type="float" office:value="0">
            <text:p>0</text:p>
          </table:table-cell>
          <table:table-cell table:formula="oooc:=[.J$2]*POWER([.J$3];[.$B13]) + [.J$4]" office:value-type="float" office:value="4.75768881863023">
            <text:p>5</text:p>
          </table:table-cell>
          <table:table-cell table:formula="oooc:=[.K$2]*POWER([.K$3];[.$B13]) + [.K$4]" office:value-type="float" office:value="6.94153473987225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11.8850297505135">
            <text:p>12</text:p>
          </table:table-cell>
          <table:table-cell table:formula="oooc:= 1 + ([.D$2]-1)*POWER(EXP([.D$3]/([.D$2]-1)); ([.$B14]-1))" office:value-type="percentage" office:value="0.840296756248125">
            <text:p>84.03%</text:p>
          </table:table-cell>
          <table:table-cell table:formula="oooc:=[.E$2]*POWER([.E$3];[.$B14]) + [.E$4]" office:value-type="float" office:value="9.32773298603705">
            <text:p>9</text:p>
          </table:table-cell>
          <table:table-cell table:formula="oooc:=[.F$2]*POWER([.F$3];[.$B14]) + [.F$4]" office:value-type="float" office:value="103.357567864478">
            <text:p>103</text:p>
          </table:table-cell>
          <table:table-cell table:formula="oooc:=[.G$2]*POWER([.G$3];[.$B14]) + [.G$4]" office:value-type="float" office:value="0">
            <text:p>0</text:p>
          </table:table-cell>
          <table:table-cell table:formula="oooc:= 1 + ([.H$2]-1)*POWER(EXP([.H$3]/([.H$2]-1)); [.$B14]-1)" office:value-type="percentage" office:value="0.0978250558414405">
            <text:p>9.78%</text:p>
          </table:table-cell>
          <table:table-cell table:formula="oooc:=[.I$2]*POWER([.I$3];[.$B14]) + [.I$4]" office:value-type="float" office:value="0">
            <text:p>0</text:p>
          </table:table-cell>
          <table:table-cell table:formula="oooc:=[.J$2]*POWER([.J$3];[.$B14]) + [.J$4]" office:value-type="float" office:value="4.95072703593435">
            <text:p>5</text:p>
          </table:table-cell>
          <table:table-cell table:formula="oooc:=[.K$2]*POWER([.K$3];[.$B14]) + [.K$4]" office:value-type="float" office:value="7.14744217166331">
            <text:p>7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12.3669818330494">
            <text:p>12</text:p>
          </table:table-cell>
          <table:table-cell table:formula="oooc:= 1 + ([.D$2]-1)*POWER(EXP([.D$3]/([.D$2]-1)); ([.$B15]-1))" office:value-type="percentage" office:value="0.844239843385719">
            <text:p>84.42%</text:p>
          </table:table-cell>
          <table:table-cell table:formula="oooc:=[.E$2]*POWER([.E$3];[.$B15]) + [.E$4]" office:value-type="float" office:value="9.63067429505964">
            <text:p>10</text:p>
          </table:table-cell>
          <table:table-cell table:formula="oooc:=[.F$2]*POWER([.F$3];[.$B15]) + [.F$4]" office:value-type="float" office:value="110.242597614992">
            <text:p>110</text:p>
          </table:table-cell>
          <table:table-cell table:formula="oooc:=[.G$2]*POWER([.G$3];[.$B15]) + [.G$4]" office:value-type="float" office:value="0">
            <text:p>0</text:p>
          </table:table-cell>
          <table:table-cell table:formula="oooc:= 1 + ([.H$2]-1)*POWER(EXP([.H$3]/([.H$2]-1)); [.$B15]-1)" office:value-type="percentage" office:value="0.0997841754706383">
            <text:p>9.98%</text:p>
          </table:table-cell>
          <table:table-cell table:formula="oooc:=[.I$2]*POWER([.I$3];[.$B15]) + [.I$4]" office:value-type="float" office:value="0">
            <text:p>0</text:p>
          </table:table-cell>
          <table:table-cell table:formula="oooc:=[.J$2]*POWER([.J$3];[.$B15]) + [.J$4]" office:value-type="float" office:value="5.15727792844976">
            <text:p>5</text:p>
          </table:table-cell>
          <table:table-cell table:formula="oooc:=[.K$2]*POWER([.K$3];[.$B15]) + [.K$4]" office:value-type="float" office:value="7.36776312367974">
            <text:p>7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12.8826705613629">
            <text:p>13</text:p>
          </table:table-cell>
          <table:table-cell table:formula="oooc:= 1 + ([.D$2]-1)*POWER(EXP([.D$3]/([.D$2]-1)); ([.$B16]-1))" office:value-type="percentage" office:value="0.848085575355006">
            <text:p>84.81%</text:p>
          </table:table-cell>
          <table:table-cell table:formula="oooc:=[.E$2]*POWER([.E$3];[.$B16]) + [.E$4]" office:value-type="float" office:value="9.95482149571382">
            <text:p>10</text:p>
          </table:table-cell>
          <table:table-cell table:formula="oooc:=[.F$2]*POWER([.F$3];[.$B16]) + [.F$4]" office:value-type="float" office:value="117.609579448041">
            <text:p>118</text:p>
          </table:table-cell>
          <table:table-cell table:formula="oooc:=[.G$2]*POWER([.G$3];[.$B16]) + [.G$4]" office:value-type="float" office:value="0">
            <text:p>0</text:p>
          </table:table-cell>
          <table:table-cell table:formula="oooc:= 1 + ([.H$2]-1)*POWER(EXP([.H$3]/([.H$2]-1)); [.$B16]-1)" office:value-type="percentage" office:value="0.101739040770068">
            <text:p>10.17%</text:p>
          </table:table-cell>
          <table:table-cell table:formula="oooc:=[.I$2]*POWER([.I$3];[.$B16]) + [.I$4]" office:value-type="float" office:value="0">
            <text:p>0</text:p>
          </table:table-cell>
          <table:table-cell table:formula="oooc:=[.J$2]*POWER([.J$3];[.$B16]) + [.J$4]" office:value-type="float" office:value="5.37828738344124">
            <text:p>5</text:p>
          </table:table-cell>
          <table:table-cell table:formula="oooc:=[.K$2]*POWER([.K$3];[.$B16]) + [.K$4]" office:value-type="float" office:value="7.60350654233732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13.4344575006583">
            <text:p>13</text:p>
          </table:table-cell>
          <table:table-cell table:formula="oooc:= 1 + ([.D$2]-1)*POWER(EXP([.D$3]/([.D$2]-1)); ([.$B17]-1))" office:value-type="percentage" office:value="0.851836355863657">
            <text:p>85.18%</text:p>
          </table:table-cell>
          <table:table-cell table:formula="oooc:=[.E$2]*POWER([.E$3];[.$B17]) + [.E$4]" office:value-type="float" office:value="10.3016590004138">
            <text:p>10</text:p>
          </table:table-cell>
          <table:table-cell table:formula="oooc:=[.F$2]*POWER([.F$3];[.$B17]) + [.F$4]" office:value-type="float" office:value="125.492250009404">
            <text:p>125</text:p>
          </table:table-cell>
          <table:table-cell table:formula="oooc:=[.G$2]*POWER([.G$3];[.$B17]) + [.G$4]" office:value-type="float" office:value="0">
            <text:p>0</text:p>
          </table:table-cell>
          <table:table-cell table:formula="oooc:= 1 + ([.H$2]-1)*POWER(EXP([.H$3]/([.H$2]-1)); [.$B17]-1)" office:value-type="percentage" office:value="0.103689660978225">
            <text:p>10.37%</text:p>
          </table:table-cell>
          <table:table-cell table:formula="oooc:=[.I$2]*POWER([.I$3];[.$B17]) + [.I$4]" office:value-type="float" office:value="0">
            <text:p>0</text:p>
          </table:table-cell>
          <table:table-cell table:formula="oooc:=[.J$2]*POWER([.J$3];[.$B17]) + [.J$4]" office:value-type="float" office:value="5.61476750028212">
            <text:p>6</text:p>
          </table:table-cell>
          <table:table-cell table:formula="oooc:=[.K$2]*POWER([.K$3];[.$B17]) + [.K$4]" office:value-type="float" office:value="7.85575200030093">
            <text:p>8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14.0248695257044">
            <text:p>14</text:p>
          </table:table-cell>
          <table:table-cell table:formula="oooc:= 1 + ([.D$2]-1)*POWER(EXP([.D$3]/([.D$2]-1)); ([.$B18]-1))" office:value-type="percentage" office:value="0.855494529271586">
            <text:p>85.55%</text:p>
          </table:table-cell>
          <table:table-cell table:formula="oooc:=[.E$2]*POWER([.E$3];[.$B18]) + [.E$4]" office:value-type="float" office:value="10.6727751304427">
            <text:p>11</text:p>
          </table:table-cell>
          <table:table-cell table:formula="oooc:=[.F$2]*POWER([.F$3];[.$B18]) + [.F$4]" office:value-type="float" office:value="133.926707510062">
            <text:p>134</text:p>
          </table:table-cell>
          <table:table-cell table:formula="oooc:=[.G$2]*POWER([.G$3];[.$B18]) + [.G$4]" office:value-type="float" office:value="0">
            <text:p>0</text:p>
          </table:table-cell>
          <table:table-cell table:formula="oooc:= 1 + ([.H$2]-1)*POWER(EXP([.H$3]/([.H$2]-1)); [.$B18]-1)" office:value-type="percentage" office:value="0.105636045313548">
            <text:p>10.56%</text:p>
          </table:table-cell>
          <table:table-cell table:formula="oooc:=[.I$2]*POWER([.I$3];[.$B18]) + [.I$4]" office:value-type="float" office:value="0">
            <text:p>0</text:p>
          </table:table-cell>
          <table:table-cell table:formula="oooc:=[.J$2]*POWER([.J$3];[.$B18]) + [.J$4]" office:value-type="float" office:value="5.86780122530187">
            <text:p>6</text:p>
          </table:table-cell>
          <table:table-cell table:formula="oooc:=[.K$2]*POWER([.K$3];[.$B18]) + [.K$4]" office:value-type="float" office:value="8.125654640322">
            <text:p>8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14.6566103925037">
            <text:p>15</text:p>
          </table:table-cell>
          <table:table-cell table:formula="oooc:= 1 + ([.D$2]-1)*POWER(EXP([.D$3]/([.D$2]-1)); ([.$B19]-1))" office:value-type="percentage" office:value="0.859062382056258">
            <text:p>85.91%</text:p>
          </table:table-cell>
          <table:table-cell table:formula="oooc:=[.E$2]*POWER([.E$3];[.$B19]) + [.E$4]" office:value-type="float" office:value="11.0698693895737">
            <text:p>11</text:p>
          </table:table-cell>
          <table:table-cell table:formula="oooc:=[.F$2]*POWER([.F$3];[.$B19]) + [.F$4]" office:value-type="float" office:value="142.951577035767">
            <text:p>143</text:p>
          </table:table-cell>
          <table:table-cell table:formula="oooc:=[.G$2]*POWER([.G$3];[.$B19]) + [.G$4]" office:value-type="float" office:value="0">
            <text:p>0</text:p>
          </table:table-cell>
          <table:table-cell table:formula="oooc:= 1 + ([.H$2]-1)*POWER(EXP([.H$3]/([.H$2]-1)); [.$B19]-1)" office:value-type="percentage" office:value="0.107578202974452">
            <text:p>10.76%</text:p>
          </table:table-cell>
          <table:table-cell table:formula="oooc:=[.I$2]*POWER([.I$3];[.$B19]) + [.I$4]" office:value-type="float" office:value="0">
            <text:p>0</text:p>
          </table:table-cell>
          <table:table-cell table:formula="oooc:=[.J$2]*POWER([.J$3];[.$B19]) + [.J$4]" office:value-type="float" office:value="6.138547311073">
            <text:p>6</text:p>
          </table:table-cell>
          <table:table-cell table:formula="oooc:=[.K$2]*POWER([.K$3];[.$B19]) + [.K$4]" office:value-type="float" office:value="8.41445046514454">
            <text:p>8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15.3325731199789">
            <text:p>15</text:p>
          </table:table-cell>
          <table:table-cell table:formula="oooc:= 1 + ([.D$2]-1)*POWER(EXP([.D$3]/([.D$2]-1)); ([.$B20]-1))" office:value-type="percentage" office:value="0.862542144241806">
            <text:p>86.25%</text:p>
          </table:table-cell>
          <table:table-cell table:formula="oooc:=[.E$2]*POWER([.E$3];[.$B20]) + [.E$4]" office:value-type="float" office:value="11.4947602468439">
            <text:p>11</text:p>
          </table:table-cell>
          <table:table-cell table:formula="oooc:=[.F$2]*POWER([.F$3];[.$B20]) + [.F$4]" office:value-type="float" office:value="152.60818742827">
            <text:p>153</text:p>
          </table:table-cell>
          <table:table-cell table:formula="oooc:=[.G$2]*POWER([.G$3];[.$B20]) + [.G$4]" office:value-type="float" office:value="0">
            <text:p>0</text:p>
          </table:table-cell>
          <table:table-cell table:formula="oooc:= 1 + ([.H$2]-1)*POWER(EXP([.H$3]/([.H$2]-1)); [.$B20]-1)" office:value-type="percentage" office:value="0.10951614313938">
            <text:p>10.95%</text:p>
          </table:table-cell>
          <table:table-cell table:formula="oooc:=[.I$2]*POWER([.I$3];[.$B20]) + [.I$4]" office:value-type="float" office:value="0">
            <text:p>0</text:p>
          </table:table-cell>
          <table:table-cell table:formula="oooc:=[.J$2]*POWER([.J$3];[.$B20]) + [.J$4]" office:value-type="float" office:value="6.42824562284812">
            <text:p>6</text:p>
          </table:table-cell>
          <table:table-cell table:formula="oooc:=[.K$2]*POWER([.K$3];[.$B20]) + [.K$4]" office:value-type="float" office:value="8.72346199770466">
            <text:p>9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16.0558532383775">
            <text:p>16</text:p>
          </table:table-cell>
          <table:table-cell table:formula="oooc:= 1 + ([.D$2]-1)*POWER(EXP([.D$3]/([.D$2]-1)); ([.$B21]-1))" office:value-type="percentage" office:value="0.865935990792872">
            <text:p>86.59%</text:p>
          </table:table-cell>
          <table:table-cell table:formula="oooc:=[.E$2]*POWER([.E$3];[.$B21]) + [.E$4]" office:value-type="float" office:value="11.949393464123">
            <text:p>12</text:p>
          </table:table-cell>
          <table:table-cell table:formula="oooc:=[.F$2]*POWER([.F$3];[.$B21]) + [.F$4]" office:value-type="float" office:value="162.940760548249">
            <text:p>163</text:p>
          </table:table-cell>
          <table:table-cell table:formula="oooc:=[.G$2]*POWER([.G$3];[.$B21]) + [.G$4]" office:value-type="float" office:value="0">
            <text:p>0</text:p>
          </table:table-cell>
          <table:table-cell table:formula="oooc:= 1 + ([.H$2]-1)*POWER(EXP([.H$3]/([.H$2]-1)); [.$B21]-1)" office:value-type="percentage" office:value="0.111449874966843">
            <text:p>11.14%</text:p>
          </table:table-cell>
          <table:table-cell table:formula="oooc:=[.I$2]*POWER([.I$3];[.$B21]) + [.I$4]" office:value-type="float" office:value="0">
            <text:p>0</text:p>
          </table:table-cell>
          <table:table-cell table:formula="oooc:=[.J$2]*POWER([.J$3];[.$B21]) + [.J$4]" office:value-type="float" office:value="6.73822281644748">
            <text:p>7</text:p>
          </table:table-cell>
          <table:table-cell table:formula="oooc:=[.K$2]*POWER([.K$3];[.$B21]) + [.K$4]" office:value-type="float" office:value="9.05410433754398">
            <text:p>9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16.8297629650639">
            <text:p>17</text:p>
          </table:table-cell>
          <table:table-cell table:formula="oooc:= 1 + ([.D$2]-1)*POWER(EXP([.D$3]/([.D$2]-1)); ([.$B22]-1))" office:value-type="percentage" office:value="0.869246042974031">
            <text:p>86.92%</text:p>
          </table:table-cell>
          <table:table-cell table:formula="oooc:=[.E$2]*POWER([.E$3];[.$B22]) + [.E$4]" office:value-type="float" office:value="12.4358510066116">
            <text:p>12</text:p>
          </table:table-cell>
          <table:table-cell table:formula="oooc:=[.F$2]*POWER([.F$3];[.$B22]) + [.F$4]" office:value-type="float" office:value="173.996613786627">
            <text:p>174</text:p>
          </table:table-cell>
          <table:table-cell table:formula="oooc:=[.G$2]*POWER([.G$3];[.$B22]) + [.G$4]" office:value-type="float" office:value="0">
            <text:p>0</text:p>
          </table:table-cell>
          <table:table-cell table:formula="oooc:= 1 + ([.H$2]-1)*POWER(EXP([.H$3]/([.H$2]-1)); [.$B22]-1)" office:value-type="percentage" office:value="0.113379407595465">
            <text:p>11.34%</text:p>
          </table:table-cell>
          <table:table-cell table:formula="oooc:=[.I$2]*POWER([.I$3];[.$B22]) + [.I$4]" office:value-type="float" office:value="0">
            <text:p>0</text:p>
          </table:table-cell>
          <table:table-cell table:formula="oooc:=[.J$2]*POWER([.J$3];[.$B22]) + [.J$4]" office:value-type="float" office:value="7.06989841359881">
            <text:p>7</text:p>
          </table:table-cell>
          <table:table-cell table:formula="oooc:=[.K$2]*POWER([.K$3];[.$B22]) + [.K$4]" office:value-type="float" office:value="9.40789164117206">
            <text:p>9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17.6578463726184">
            <text:p>18</text:p>
          </table:table-cell>
          <table:table-cell table:formula="oooc:= 1 + ([.D$2]-1)*POWER(EXP([.D$3]/([.D$2]-1)); ([.$B23]-1))" office:value-type="percentage" office:value="0.872474369675646">
            <text:p>87.25%</text:p>
          </table:table-cell>
          <table:table-cell table:formula="oooc:=[.E$2]*POWER([.E$3];[.$B23]) + [.E$4]" office:value-type="float" office:value="12.9563605770744">
            <text:p>13</text:p>
          </table:table-cell>
          <table:table-cell table:formula="oooc:=[.F$2]*POWER([.F$3];[.$B23]) + [.F$4]" office:value-type="float" office:value="185.826376751691">
            <text:p>186</text:p>
          </table:table-cell>
          <table:table-cell table:formula="oooc:=[.G$2]*POWER([.G$3];[.$B23]) + [.G$4]" office:value-type="float" office:value="0">
            <text:p>0</text:p>
          </table:table-cell>
          <table:table-cell table:formula="oooc:= 1 + ([.H$2]-1)*POWER(EXP([.H$3]/([.H$2]-1)); [.$B23]-1)" office:value-type="percentage" office:value="0.115304750144022">
            <text:p>11.53%</text:p>
          </table:table-cell>
          <table:table-cell table:formula="oooc:=[.I$2]*POWER([.I$3];[.$B23]) + [.I$4]" office:value-type="float" office:value="0">
            <text:p>0</text:p>
          </table:table-cell>
          <table:table-cell table:formula="oooc:=[.J$2]*POWER([.J$3];[.$B23]) + [.J$4]" office:value-type="float" office:value="7.42479130255073">
            <text:p>7</text:p>
          </table:table-cell>
          <table:table-cell table:formula="oooc:=[.K$2]*POWER([.K$3];[.$B23]) + [.K$4]" office:value-type="float" office:value="9.78644405605411">
            <text:p>10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18.5438956187016">
            <text:p>19</text:p>
          </table:table-cell>
          <table:table-cell table:formula="oooc:= 1 + ([.D$2]-1)*POWER(EXP([.D$3]/([.D$2]-1)); ([.$B24]-1))" office:value-type="percentage" office:value="0.875622988706996">
            <text:p>87.56%</text:p>
          </table:table-cell>
          <table:table-cell table:formula="oooc:=[.E$2]*POWER([.E$3];[.$B24]) + [.E$4]" office:value-type="float" office:value="13.5133058174696">
            <text:p>14</text:p>
          </table:table-cell>
          <table:table-cell table:formula="oooc:=[.F$2]*POWER([.F$3];[.$B24]) + [.F$4]" office:value-type="float" office:value="198.484223124309">
            <text:p>198</text:p>
          </table:table-cell>
          <table:table-cell table:formula="oooc:=[.G$2]*POWER([.G$3];[.$B24]) + [.G$4]" office:value-type="float" office:value="0">
            <text:p>0</text:p>
          </table:table-cell>
          <table:table-cell table:formula="oooc:= 1 + ([.H$2]-1)*POWER(EXP([.H$3]/([.H$2]-1)); [.$B24]-1)" office:value-type="percentage" office:value="0.117225911711491">
            <text:p>11.72%</text:p>
          </table:table-cell>
          <table:table-cell table:formula="oooc:=[.I$2]*POWER([.I$3];[.$B24]) + [.I$4]" office:value-type="float" office:value="0">
            <text:p>0</text:p>
          </table:table-cell>
          <table:table-cell table:formula="oooc:=[.J$2]*POWER([.J$3];[.$B24]) + [.J$4]" office:value-type="float" office:value="7.80452669372928">
            <text:p>8</text:p>
          </table:table-cell>
          <table:table-cell table:formula="oooc:=[.K$2]*POWER([.K$3];[.$B24]) + [.K$4]" office:value-type="float" office:value="10.1914951399779">
            <text:p>10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19.4919683120108">
            <text:p>19</text:p>
          </table:table-cell>
          <table:table-cell table:formula="oooc:= 1 + ([.D$2]-1)*POWER(EXP([.D$3]/([.D$2]-1)); ([.$B25]-1))" office:value-type="percentage" office:value="0.878693868057474">
            <text:p>87.87%</text:p>
          </table:table-cell>
          <table:table-cell table:formula="oooc:=[.E$2]*POWER([.E$3];[.$B25]) + [.E$4]" office:value-type="float" office:value="14.1092372246925">
            <text:p>14</text:p>
          </table:table-cell>
          <table:table-cell table:formula="oooc:=[.F$2]*POWER([.F$3];[.$B25]) + [.F$4]" office:value-type="float" office:value="212.028118743011">
            <text:p>212</text:p>
          </table:table-cell>
          <table:table-cell table:formula="oooc:=[.G$2]*POWER([.G$3];[.$B25]) + [.G$4]" office:value-type="float" office:value="0">
            <text:p>0</text:p>
          </table:table-cell>
          <table:table-cell table:formula="oooc:= 1 + ([.H$2]-1)*POWER(EXP([.H$3]/([.H$2]-1)); [.$B25]-1)" office:value-type="percentage" office:value="0.119142901377089">
            <text:p>11.91%</text:p>
          </table:table-cell>
          <table:table-cell table:formula="oooc:=[.I$2]*POWER([.I$3];[.$B25]) + [.I$4]" office:value-type="float" office:value="0">
            <text:p>0</text:p>
          </table:table-cell>
          <table:table-cell table:formula="oooc:=[.J$2]*POWER([.J$3];[.$B25]) + [.J$4]" office:value-type="float" office:value="8.21084356229033">
            <text:p>8</text:p>
          </table:table-cell>
          <table:table-cell table:formula="oooc:=[.K$2]*POWER([.K$3];[.$B25]) + [.K$4]" office:value-type="float" office:value="10.6248997997763">
            <text:p>11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20.5064060938515">
            <text:p>21</text:p>
          </table:table-cell>
          <table:table-cell table:formula="oooc:= 1 + ([.D$2]-1)*POWER(EXP([.D$3]/([.D$2]-1)); ([.$B26]-1))" office:value-type="percentage" office:value="0.881688927126637">
            <text:p>88.17%</text:p>
          </table:table-cell>
          <table:table-cell table:formula="oooc:=[.E$2]*POWER([.E$3];[.$B26]) + [.E$4]" office:value-type="float" office:value="14.746883830421">
            <text:p>15</text:p>
          </table:table-cell>
          <table:table-cell table:formula="oooc:=[.F$2]*POWER([.F$3];[.$B26]) + [.F$4]" office:value-type="float" office:value="226.520087055022">
            <text:p>227</text:p>
          </table:table-cell>
          <table:table-cell table:formula="oooc:=[.G$2]*POWER([.G$3];[.$B26]) + [.G$4]" office:value-type="float" office:value="0">
            <text:p>0</text:p>
          </table:table-cell>
          <table:table-cell table:formula="oooc:= 1 + ([.H$2]-1)*POWER(EXP([.H$3]/([.H$2]-1)); [.$B26]-1)" office:value-type="percentage" office:value="0.121055728200316">
            <text:p>12.11%</text:p>
          </table:table-cell>
          <table:table-cell table:formula="oooc:=[.I$2]*POWER([.I$3];[.$B26]) + [.I$4]" office:value-type="float" office:value="0">
            <text:p>0</text:p>
          </table:table-cell>
          <table:table-cell table:formula="oooc:=[.J$2]*POWER([.J$3];[.$B26]) + [.J$4]" office:value-type="float" office:value="8.64560261165065">
            <text:p>9</text:p>
          </table:table-cell>
          <table:table-cell table:formula="oooc:=[.K$2]*POWER([.K$3];[.$B26]) + [.K$4]" office:value-type="float" office:value="11.0886427857607">
            <text:p>11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21.5918545204211">
            <text:p>22</text:p>
          </table:table-cell>
          <table:table-cell table:formula="oooc:= 1 + ([.D$2]-1)*POWER(EXP([.D$3]/([.D$2]-1)); ([.$B27]-1))" office:value-type="percentage" office:value="0.884610037923903">
            <text:p>88.46%</text:p>
          </table:table-cell>
          <table:table-cell table:formula="oooc:=[.E$2]*POWER([.E$3];[.$B27]) + [.E$4]" office:value-type="float" office:value="15.4291656985504">
            <text:p>15</text:p>
          </table:table-cell>
          <table:table-cell table:formula="oooc:=[.F$2]*POWER([.F$3];[.$B27]) + [.F$4]" office:value-type="float" office:value="242.026493148873">
            <text:p>242</text:p>
          </table:table-cell>
          <table:table-cell table:formula="oooc:=[.G$2]*POWER([.G$3];[.$B27]) + [.G$4]" office:value-type="float" office:value="0">
            <text:p>0</text:p>
          </table:table-cell>
          <table:table-cell table:formula="oooc:= 1 + ([.H$2]-1)*POWER(EXP([.H$3]/([.H$2]-1)); [.$B27]-1)" office:value-type="percentage" office:value="0.122964401221002">
            <text:p>12.30%</text:p>
          </table:table-cell>
          <table:table-cell table:formula="oooc:=[.I$2]*POWER([.I$3];[.$B27]) + [.I$4]" office:value-type="float" office:value="0">
            <text:p>0</text:p>
          </table:table-cell>
          <table:table-cell table:formula="oooc:=[.J$2]*POWER([.J$3];[.$B27]) + [.J$4]" office:value-type="float" office:value="9.11079479446619">
            <text:p>9</text:p>
          </table:table-cell>
          <table:table-cell table:formula="oooc:=[.K$2]*POWER([.K$3];[.$B27]) + [.K$4]" office:value-type="float" office:value="11.5848477807639">
            <text:p>12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22.7532843368506">
            <text:p>23</text:p>
          </table:table-cell>
          <table:table-cell table:formula="oooc:= 1 + ([.D$2]-1)*POWER(EXP([.D$3]/([.D$2]-1)); ([.$B28]-1))" office:value-type="percentage" office:value="0.887459026238609">
            <text:p>88.75%</text:p>
          </table:table-cell>
          <table:table-cell table:formula="oooc:=[.E$2]*POWER([.E$3];[.$B28]) + [.E$4]" office:value-type="float" office:value="16.159207297449">
            <text:p>16</text:p>
          </table:table-cell>
          <table:table-cell table:formula="oooc:=[.F$2]*POWER([.F$3];[.$B28]) + [.F$4]" office:value-type="float" office:value="258.618347669294">
            <text:p>259</text:p>
          </table:table-cell>
          <table:table-cell table:formula="oooc:=[.G$2]*POWER([.G$3];[.$B28]) + [.G$4]" office:value-type="float" office:value="0">
            <text:p>0</text:p>
          </table:table-cell>
          <table:table-cell table:formula="oooc:= 1 + ([.H$2]-1)*POWER(EXP([.H$3]/([.H$2]-1)); [.$B28]-1)" office:value-type="percentage" office:value="0.124868929459342">
            <text:p>12.49%</text:p>
          </table:table-cell>
          <table:table-cell table:formula="oooc:=[.I$2]*POWER([.I$3];[.$B28]) + [.I$4]" office:value-type="float" office:value="0">
            <text:p>0</text:p>
          </table:table-cell>
          <table:table-cell table:formula="oooc:=[.J$2]*POWER([.J$3];[.$B28]) + [.J$4]" office:value-type="float" office:value="9.60855043007883">
            <text:p>10</text:p>
          </table:table-cell>
          <table:table-cell table:formula="oooc:=[.K$2]*POWER([.K$3];[.$B28]) + [.K$4]" office:value-type="float" office:value="12.1157871254174">
            <text:p>12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23.9960142404301">
            <text:p>24</text:p>
          </table:table-cell>
          <table:table-cell table:formula="oooc:= 1 + ([.D$2]-1)*POWER(EXP([.D$3]/([.D$2]-1)); ([.$B29]-1))" office:value-type="percentage" office:value="0.890237672781195">
            <text:p>89.02%</text:p>
          </table:table-cell>
          <table:table-cell table:formula="oooc:=[.E$2]*POWER([.E$3];[.$B29]) + [.E$4]" office:value-type="float" office:value="16.9403518082704">
            <text:p>17</text:p>
          </table:table-cell>
          <table:table-cell table:formula="oooc:=[.F$2]*POWER([.F$3];[.$B29]) + [.F$4]" office:value-type="float" office:value="276.371632006145">
            <text:p>276</text:p>
          </table:table-cell>
          <table:table-cell table:formula="oooc:=[.G$2]*POWER([.G$3];[.$B29]) + [.G$4]" office:value-type="float" office:value="0">
            <text:p>0</text:p>
          </table:table-cell>
          <table:table-cell table:formula="oooc:= 1 + ([.H$2]-1)*POWER(EXP([.H$3]/([.H$2]-1)); [.$B29]-1)" office:value-type="percentage" office:value="0.126769321915947">
            <text:p>12.68%</text:p>
          </table:table-cell>
          <table:table-cell table:formula="oooc:=[.I$2]*POWER([.I$3];[.$B29]) + [.I$4]" office:value-type="float" office:value="0">
            <text:p>0</text:p>
          </table:table-cell>
          <table:table-cell table:formula="oooc:=[.J$2]*POWER([.J$3];[.$B29]) + [.J$4]" office:value-type="float" office:value="10.1411489601843">
            <text:p>10</text:p>
          </table:table-cell>
          <table:table-cell table:formula="oooc:=[.K$2]*POWER([.K$3];[.$B29]) + [.K$4]" office:value-type="float" office:value="12.6838922241966">
            <text:p>13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25.3257352372603">
            <text:p>25</text:p>
          </table:table-cell>
          <table:table-cell table:formula="oooc:= 1 + ([.D$2]-1)*POWER(EXP([.D$3]/([.D$2]-1)); ([.$B30]-1))" office:value-type="percentage" office:value="0.892947714296202">
            <text:p>89.29%</text:p>
          </table:table-cell>
          <table:table-cell table:formula="oooc:=[.E$2]*POWER([.E$3];[.$B30]) + [.E$4]" office:value-type="float" office:value="17.7761764348493">
            <text:p>18</text:p>
          </table:table-cell>
          <table:table-cell table:formula="oooc:=[.F$2]*POWER([.F$3];[.$B30]) + [.F$4]" office:value-type="float" office:value="295.367646246575">
            <text:p>295</text:p>
          </table:table-cell>
          <table:table-cell table:formula="oooc:=[.G$2]*POWER([.G$3];[.$B30]) + [.G$4]" office:value-type="float" office:value="0">
            <text:p>0</text:p>
          </table:table-cell>
          <table:table-cell table:formula="oooc:= 1 + ([.H$2]-1)*POWER(EXP([.H$3]/([.H$2]-1)); [.$B30]-1)" office:value-type="percentage" office:value="0.128665587571882">
            <text:p>12.87%</text:p>
          </table:table-cell>
          <table:table-cell table:formula="oooc:=[.I$2]*POWER([.I$3];[.$B30]) + [.I$4]" office:value-type="float" office:value="0">
            <text:p>0</text:p>
          </table:table-cell>
          <table:table-cell table:formula="oooc:=[.J$2]*POWER([.J$3];[.$B30]) + [.J$4]" office:value-type="float" office:value="10.7110293873973">
            <text:p>11</text:p>
          </table:table-cell>
          <table:table-cell table:formula="oooc:=[.K$2]*POWER([.K$3];[.$B30]) + [.K$4]" office:value-type="float" office:value="13.2917646798904">
            <text:p>13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26.7485367038685">
            <text:p>27</text:p>
          </table:table-cell>
          <table:table-cell table:formula="oooc:= 1 + ([.D$2]-1)*POWER(EXP([.D$3]/([.D$2]-1)); ([.$B31]-1))" office:value-type="percentage" office:value="0.895590844647797">
            <text:p>89.56%</text:p>
          </table:table-cell>
          <table:table-cell table:formula="oooc:=[.E$2]*POWER([.E$3];[.$B31]) + [.E$4]" office:value-type="float" office:value="18.6705087852888">
            <text:p>19</text:p>
          </table:table-cell>
          <table:table-cell table:formula="oooc:=[.F$2]*POWER([.F$3];[.$B31]) + [.F$4]" office:value-type="float" office:value="315.693381483835">
            <text:p>316</text:p>
          </table:table-cell>
          <table:table-cell table:formula="oooc:=[.G$2]*POWER([.G$3];[.$B31]) + [.G$4]" office:value-type="float" office:value="0">
            <text:p>0</text:p>
          </table:table-cell>
          <table:table-cell table:formula="oooc:= 1 + ([.H$2]-1)*POWER(EXP([.H$3]/([.H$2]-1)); [.$B31]-1)" office:value-type="percentage" office:value="0.130557735388706">
            <text:p>13.06%</text:p>
          </table:table-cell>
          <table:table-cell table:formula="oooc:=[.I$2]*POWER([.I$3];[.$B31]) + [.I$4]" office:value-type="float" office:value="0">
            <text:p>0</text:p>
          </table:table-cell>
          <table:table-cell table:formula="oooc:=[.J$2]*POWER([.J$3];[.$B31]) + [.J$4]" office:value-type="float" office:value="11.3208014445151">
            <text:p>11</text:p>
          </table:table-cell>
          <table:table-cell table:formula="oooc:=[.K$2]*POWER([.K$3];[.$B31]) + [.K$4]" office:value-type="float" office:value="13.9421882074827">
            <text:p>14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28.2709342731393">
            <text:p>28</text:p>
          </table:table-cell>
          <table:table-cell table:formula="oooc:= 1 + ([.D$2]-1)*POWER(EXP([.D$3]/([.D$2]-1)); ([.$B32]-1))" office:value-type="percentage" office:value="0.89816871587849">
            <text:p>89.82%</text:p>
          </table:table-cell>
          <table:table-cell table:formula="oooc:=[.E$2]*POWER([.E$3];[.$B32]) + [.E$4]" office:value-type="float" office:value="19.627444400259">
            <text:p>20</text:p>
          </table:table-cell>
          <table:table-cell table:formula="oooc:=[.F$2]*POWER([.F$3];[.$B32]) + [.F$4]" office:value-type="float" office:value="337.441918187704">
            <text:p>337</text:p>
          </table:table-cell>
          <table:table-cell table:formula="oooc:=[.G$2]*POWER([.G$3];[.$B32]) + [.G$4]" office:value-type="float" office:value="0">
            <text:p>0</text:p>
          </table:table-cell>
          <table:table-cell table:formula="oooc:= 1 + ([.H$2]-1)*POWER(EXP([.H$3]/([.H$2]-1)); [.$B32]-1)" office:value-type="percentage" office:value="0.132445774308522">
            <text:p>13.24%</text:p>
          </table:table-cell>
          <table:table-cell table:formula="oooc:=[.I$2]*POWER([.I$3];[.$B32]) + [.I$4]" office:value-type="float" office:value="0">
            <text:p>0</text:p>
          </table:table-cell>
          <table:table-cell table:formula="oooc:=[.J$2]*POWER([.J$3];[.$B32]) + [.J$4]" office:value-type="float" office:value="11.9732575456311">
            <text:p>12</text:p>
          </table:table-cell>
          <table:table-cell table:formula="oooc:=[.K$2]*POWER([.K$3];[.$B32]) + [.K$4]" office:value-type="float" office:value="14.6381413820065">
            <text:p>15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29.899899672259">
            <text:p>30</text:p>
          </table:table-cell>
          <table:table-cell table:formula="oooc:= 1 + ([.D$2]-1)*POWER(EXP([.D$3]/([.D$2]-1)); ([.$B33]-1))" office:value-type="percentage" office:value="0.900682939241718">
            <text:p>90.07%</text:p>
          </table:table-cell>
          <table:table-cell table:formula="oooc:=[.E$2]*POWER([.E$3];[.$B33]) + [.E$4]" office:value-type="float" office:value="20.6513655082771">
            <text:p>21</text:p>
          </table:table-cell>
          <table:table-cell table:formula="oooc:=[.F$2]*POWER([.F$3];[.$B33]) + [.F$4]" office:value-type="float" office:value="360.712852460843">
            <text:p>361</text:p>
          </table:table-cell>
          <table:table-cell table:formula="oooc:=[.G$2]*POWER([.G$3];[.$B33]) + [.G$4]" office:value-type="float" office:value="0">
            <text:p>0</text:p>
          </table:table-cell>
          <table:table-cell table:formula="oooc:= 1 + ([.H$2]-1)*POWER(EXP([.H$3]/([.H$2]-1)); [.$B33]-1)" office:value-type="percentage" office:value="0.134329713254012">
            <text:p>13.43%</text:p>
          </table:table-cell>
          <table:table-cell table:formula="oooc:=[.I$2]*POWER([.I$3];[.$B33]) + [.I$4]" office:value-type="float" office:value="0">
            <text:p>0</text:p>
          </table:table-cell>
          <table:table-cell table:formula="oooc:=[.J$2]*POWER([.J$3];[.$B33]) + [.J$4]" office:value-type="float" office:value="12.6713855738253">
            <text:p>13</text:p>
          </table:table-cell>
          <table:table-cell table:formula="oooc:=[.K$2]*POWER([.K$3];[.$B33]) + [.K$4]" office:value-type="float" office:value="15.382811278747">
            <text:p>15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31.6428926493171">
            <text:p>32</text:p>
          </table:table-cell>
          <table:table-cell table:formula="oooc:= 1 + ([.D$2]-1)*POWER(EXP([.D$3]/([.D$2]-1)); ([.$B34]-1))" office:value-type="percentage" office:value="0.903135086208928">
            <text:p>90.31%</text:p>
          </table:table-cell>
          <table:table-cell table:formula="oooc:=[.E$2]*POWER([.E$3];[.$B34]) + [.E$4]" office:value-type="float" office:value="21.7469610938565">
            <text:p>22</text:p>
          </table:table-cell>
          <table:table-cell table:formula="oooc:=[.F$2]*POWER([.F$3];[.$B34]) + [.F$4]" office:value-type="float" office:value="385.612752133102">
            <text:p>386</text:p>
          </table:table-cell>
          <table:table-cell table:formula="oooc:=[.G$2]*POWER([.G$3];[.$B34]) + [.G$4]" office:value-type="float" office:value="0">
            <text:p>0</text:p>
          </table:table-cell>
          <table:table-cell table:formula="oooc:= 1 + ([.H$2]-1)*POWER(EXP([.H$3]/([.H$2]-1)); [.$B34]-1)" office:value-type="percentage" office:value="0.136209561128483">
            <text:p>13.62%</text:p>
          </table:table-cell>
          <table:table-cell table:formula="oooc:=[.I$2]*POWER([.I$3];[.$B34]) + [.I$4]" office:value-type="float" office:value="0">
            <text:p>0</text:p>
          </table:table-cell>
          <table:table-cell table:formula="oooc:=[.J$2]*POWER([.J$3];[.$B34]) + [.J$4]" office:value-type="float" office:value="13.4183825639931">
            <text:p>13</text:p>
          </table:table-cell>
          <table:table-cell table:formula="oooc:=[.K$2]*POWER([.K$3];[.$B34]) + [.K$4]" office:value-type="float" office:value="16.1796080682593">
            <text:p>16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33.5078951347694">
            <text:p>34</text:p>
          </table:table-cell>
          <table:table-cell table:formula="oooc:= 1 + ([.D$2]-1)*POWER(EXP([.D$3]/([.D$2]-1)); ([.$B35]-1))" office:value-type="percentage" office:value="0.905526689451797">
            <text:p>90.55%</text:p>
          </table:table-cell>
          <table:table-cell table:formula="oooc:=[.E$2]*POWER([.E$3];[.$B35]) + [.E$4]" office:value-type="float" office:value="22.9192483704265">
            <text:p>23</text:p>
          </table:table-cell>
          <table:table-cell table:formula="oooc:=[.F$2]*POWER([.F$3];[.$B35]) + [.F$4]" office:value-type="float" office:value="412.255644782419">
            <text:p>412</text:p>
          </table:table-cell>
          <table:table-cell table:formula="oooc:=[.G$2]*POWER([.G$3];[.$B35]) + [.G$4]" office:value-type="float" office:value="0">
            <text:p>0</text:p>
          </table:table-cell>
          <table:table-cell table:formula="oooc:= 1 + ([.H$2]-1)*POWER(EXP([.H$3]/([.H$2]-1)); [.$B35]-1)" office:value-type="percentage" office:value="0.138085326815907">
            <text:p>13.81%</text:p>
          </table:table-cell>
          <table:table-cell table:formula="oooc:=[.I$2]*POWER([.I$3];[.$B35]) + [.I$4]" office:value-type="float" office:value="0">
            <text:p>0</text:p>
          </table:table-cell>
          <table:table-cell table:formula="oooc:=[.J$2]*POWER([.J$3];[.$B35]) + [.J$4]" office:value-type="float" office:value="14.2176693434726">
            <text:p>14</text:p>
          </table:table-cell>
          <table:table-cell table:formula="oooc:=[.K$2]*POWER([.K$3];[.$B35]) + [.K$4]" office:value-type="float" office:value="17.0321806330374">
            <text:p>17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35.5034477942032">
            <text:p>36</text:p>
          </table:table-cell>
          <table:table-cell table:formula="oooc:= 1 + ([.D$2]-1)*POWER(EXP([.D$3]/([.D$2]-1)); ([.$B36]-1))" office:value-type="percentage" office:value="0.907859243800207">
            <text:p>90.79%</text:p>
          </table:table-cell>
          <table:table-cell table:formula="oooc:=[.E$2]*POWER([.E$3];[.$B36]) + [.E$4]" office:value-type="float" office:value="24.1735957563563">
            <text:p>24</text:p>
          </table:table-cell>
          <table:table-cell table:formula="oooc:=[.F$2]*POWER([.F$3];[.$B36]) + [.F$4]" office:value-type="float" office:value="440.763539917189">
            <text:p>441</text:p>
          </table:table-cell>
          <table:table-cell table:formula="oooc:=[.G$2]*POWER([.G$3];[.$B36]) + [.G$4]" office:value-type="float" office:value="0">
            <text:p>0</text:p>
          </table:table-cell>
          <table:table-cell table:formula="oooc:= 1 + ([.H$2]-1)*POWER(EXP([.H$3]/([.H$2]-1)); [.$B36]-1)" office:value-type="percentage" office:value="0.139957019180966">
            <text:p>14.00%</text:p>
          </table:table-cell>
          <table:table-cell table:formula="oooc:=[.I$2]*POWER([.I$3];[.$B36]) + [.I$4]" office:value-type="float" office:value="0">
            <text:p>0</text:p>
          </table:table-cell>
          <table:table-cell table:formula="oooc:=[.J$2]*POWER([.J$3];[.$B36]) + [.J$4]" office:value-type="float" office:value="15.0729061975157">
            <text:p>15</text:p>
          </table:table-cell>
          <table:table-cell table:formula="oooc:=[.K$2]*POWER([.K$3];[.$B36]) + [.K$4]" office:value-type="float" office:value="17.94443327735">
            <text:p>18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37.6386891397974">
            <text:p>38</text:p>
          </table:table-cell>
          <table:table-cell table:formula="oooc:= 1 + ([.D$2]-1)*POWER(EXP([.D$3]/([.D$2]-1)); ([.$B37]-1))" office:value-type="percentage" office:value="0.910134207176556">
            <text:p>91.01%</text:p>
          </table:table-cell>
          <table:table-cell table:formula="oooc:=[.E$2]*POWER([.E$3];[.$B37]) + [.E$4]" office:value-type="float" office:value="25.5157474593012">
            <text:p>26</text:p>
          </table:table-cell>
          <table:table-cell table:formula="oooc:=[.F$2]*POWER([.F$3];[.$B37]) + [.F$4]" office:value-type="float" office:value="471.266987711392">
            <text:p>471</text:p>
          </table:table-cell>
          <table:table-cell table:formula="oooc:=[.G$2]*POWER([.G$3];[.$B37]) + [.G$4]" office:value-type="float" office:value="0">
            <text:p>0</text:p>
          </table:table-cell>
          <table:table-cell table:formula="oooc:= 1 + ([.H$2]-1)*POWER(EXP([.H$3]/([.H$2]-1)); [.$B37]-1)" office:value-type="percentage" office:value="0.141824647069089">
            <text:p>14.18%</text:p>
          </table:table-cell>
          <table:table-cell table:formula="oooc:=[.I$2]*POWER([.I$3];[.$B37]) + [.I$4]" office:value-type="float" office:value="0">
            <text:p>0</text:p>
          </table:table-cell>
          <table:table-cell table:formula="oooc:=[.J$2]*POWER([.J$3];[.$B37]) + [.J$4]" office:value-type="float" office:value="15.9880096313418">
            <text:p>16</text:p>
          </table:table-cell>
          <table:table-cell table:formula="oooc:=[.K$2]*POWER([.K$3];[.$B37]) + [.K$4]" office:value-type="float" office:value="18.9205436067645">
            <text:p>19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39.9233973795833">
            <text:p>40</text:p>
          </table:table-cell>
          <table:table-cell table:formula="oooc:= 1 + ([.D$2]-1)*POWER(EXP([.D$3]/([.D$2]-1)); ([.$B38]-1))" office:value-type="percentage" office:value="0.91235300150701">
            <text:p>91.24%</text:p>
          </table:table-cell>
          <table:table-cell table:formula="oooc:=[.E$2]*POWER([.E$3];[.$B38]) + [.E$4]" office:value-type="float" office:value="26.9518497814523">
            <text:p>27</text:p>
          </table:table-cell>
          <table:table-cell table:formula="oooc:=[.F$2]*POWER([.F$3];[.$B38]) + [.F$4]" office:value-type="float" office:value="503.905676851189">
            <text:p>504</text:p>
          </table:table-cell>
          <table:table-cell table:formula="oooc:=[.G$2]*POWER([.G$3];[.$B38]) + [.G$4]" office:value-type="float" office:value="0">
            <text:p>0</text:p>
          </table:table-cell>
          <table:table-cell table:formula="oooc:= 1 + ([.H$2]-1)*POWER(EXP([.H$3]/([.H$2]-1)); [.$B38]-1)" office:value-type="percentage" office:value="0.143688219306499">
            <text:p>14.37%</text:p>
          </table:table-cell>
          <table:table-cell table:formula="oooc:=[.I$2]*POWER([.I$3];[.$B38]) + [.I$4]" office:value-type="float" office:value="0">
            <text:p>0</text:p>
          </table:table-cell>
          <table:table-cell table:formula="oooc:=[.J$2]*POWER([.J$3];[.$B38]) + [.J$4]" office:value-type="float" office:value="16.9671703055357">
            <text:p>17</text:p>
          </table:table-cell>
          <table:table-cell table:formula="oooc:=[.K$2]*POWER([.K$3];[.$B38]) + [.K$4]" office:value-type="float" office:value="19.9649816592381">
            <text:p>20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42.3680351961541">
            <text:p>42</text:p>
          </table:table-cell>
          <table:table-cell table:formula="oooc:= 1 + ([.D$2]-1)*POWER(EXP([.D$3]/([.D$2]-1)); ([.$B39]-1))" office:value-type="percentage" office:value="0.914517013610255">
            <text:p>91.45%</text:p>
          </table:table-cell>
          <table:table-cell table:formula="oooc:=[.E$2]*POWER([.E$3];[.$B39]) + [.E$4]" office:value-type="float" office:value="28.488479266154">
            <text:p>28</text:p>
          </table:table-cell>
          <table:table-cell table:formula="oooc:=[.F$2]*POWER([.F$3];[.$B39]) + [.F$4]" office:value-type="float" office:value="538.829074230773">
            <text:p>539</text:p>
          </table:table-cell>
          <table:table-cell table:formula="oooc:=[.G$2]*POWER([.G$3];[.$B39]) + [.G$4]" office:value-type="float" office:value="0">
            <text:p>0</text:p>
          </table:table-cell>
          <table:table-cell table:formula="oooc:= 1 + ([.H$2]-1)*POWER(EXP([.H$3]/([.H$2]-1)); [.$B39]-1)" office:value-type="percentage" office:value="0.145547744700251">
            <text:p>14.55%</text:p>
          </table:table-cell>
          <table:table-cell table:formula="oooc:=[.I$2]*POWER([.I$3];[.$B39]) + [.I$4]" office:value-type="float" office:value="0">
            <text:p>0</text:p>
          </table:table-cell>
          <table:table-cell table:formula="oooc:=[.J$2]*POWER([.J$3];[.$B39]) + [.J$4]" office:value-type="float" office:value="18.0148722269232">
            <text:p>18</text:p>
          </table:table-cell>
          <table:table-cell table:formula="oooc:=[.K$2]*POWER([.K$3];[.$B39]) + [.K$4]" office:value-type="float" office:value="21.0825303753847">
            <text:p>21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44.9837976598849">
            <text:p>45</text:p>
          </table:table-cell>
          <table:table-cell table:formula="oooc:= 1 + ([.D$2]-1)*POWER(EXP([.D$3]/([.D$2]-1)); ([.$B40]-1))" office:value-type="percentage" office:value="0.916627596064298">
            <text:p>91.66%</text:p>
          </table:table-cell>
          <table:table-cell table:formula="oooc:=[.E$2]*POWER([.E$3];[.$B40]) + [.E$4]" office:value-type="float" office:value="30.1326728147848">
            <text:p>30</text:p>
          </table:table-cell>
          <table:table-cell table:formula="oooc:=[.F$2]*POWER([.F$3];[.$B40]) + [.F$4]" office:value-type="float" office:value="576.197109426927">
            <text:p>576</text:p>
          </table:table-cell>
          <table:table-cell table:formula="oooc:=[.G$2]*POWER([.G$3];[.$B40]) + [.G$4]" office:value-type="float" office:value="0">
            <text:p>0</text:p>
          </table:table-cell>
          <table:table-cell table:formula="oooc:= 1 + ([.H$2]-1)*POWER(EXP([.H$3]/([.H$2]-1)); [.$B40]-1)" office:value-type="percentage" office:value="0.147403232038277">
            <text:p>14.74%</text:p>
          </table:table-cell>
          <table:table-cell table:formula="oooc:=[.I$2]*POWER([.I$3];[.$B40]) + [.I$4]" office:value-type="float" office:value="0">
            <text:p>0</text:p>
          </table:table-cell>
          <table:table-cell table:formula="oooc:=[.J$2]*POWER([.J$3];[.$B40]) + [.J$4]" office:value-type="float" office:value="19.1359132828078">
            <text:p>19</text:p>
          </table:table-cell>
          <table:table-cell table:formula="oooc:=[.K$2]*POWER([.K$3];[.$B40]) + [.K$4]" office:value-type="float" office:value="22.2783075016617">
            <text:p>22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47.7826634960768">
            <text:p>48</text:p>
          </table:table-cell>
          <table:table-cell table:formula="oooc:= 1 + ([.D$2]-1)*POWER(EXP([.D$3]/([.D$2]-1)); ([.$B41]-1))" office:value-type="percentage" office:value="0.91868606805188">
            <text:p>91.87%</text:p>
          </table:table-cell>
          <table:table-cell table:formula="oooc:=[.E$2]*POWER([.E$3];[.$B41]) + [.E$4]" office:value-type="float" office:value="31.8919599118197">
            <text:p>32</text:p>
          </table:table-cell>
          <table:table-cell table:formula="oooc:=[.F$2]*POWER([.F$3];[.$B41]) + [.F$4]" office:value-type="float" office:value="616.180907086812">
            <text:p>616</text:p>
          </table:table-cell>
          <table:table-cell table:formula="oooc:=[.G$2]*POWER([.G$3];[.$B41]) + [.G$4]" office:value-type="float" office:value="0">
            <text:p>0</text:p>
          </table:table-cell>
          <table:table-cell table:formula="oooc:= 1 + ([.H$2]-1)*POWER(EXP([.H$3]/([.H$2]-1)); [.$B41]-1)" office:value-type="percentage" office:value="0.149254690089423">
            <text:p>14.93%</text:p>
          </table:table-cell>
          <table:table-cell table:formula="oooc:=[.I$2]*POWER([.I$3];[.$B41]) + [.I$4]" office:value-type="float" office:value="0">
            <text:p>0</text:p>
          </table:table-cell>
          <table:table-cell table:formula="oooc:=[.J$2]*POWER([.J$3];[.$B41]) + [.J$4]" office:value-type="float" office:value="20.3354272126044">
            <text:p>20</text:p>
          </table:table-cell>
          <table:table-cell table:formula="oooc:=[.K$2]*POWER([.K$3];[.$B41]) + [.K$4]" office:value-type="float" office:value="23.557789026778">
            <text:p>24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50.7774499408022">
            <text:p>51</text:p>
          </table:table-cell>
          <table:table-cell table:formula="oooc:= 1 + ([.D$2]-1)*POWER(EXP([.D$3]/([.D$2]-1)); ([.$B42]-1))" office:value-type="percentage" office:value="0.920693716185002">
            <text:p>92.07%</text:p>
          </table:table-cell>
          <table:table-cell table:formula="oooc:=[.E$2]*POWER([.E$3];[.$B42]) + [.E$4]" office:value-type="float" office:value="33.7743971056471">
            <text:p>34</text:p>
          </table:table-cell>
          <table:table-cell table:formula="oooc:=[.F$2]*POWER([.F$3];[.$B42]) + [.F$4]" office:value-type="float" office:value="658.963570582889">
            <text:p>659</text:p>
          </table:table-cell>
          <table:table-cell table:formula="oooc:=[.G$2]*POWER([.G$3];[.$B42]) + [.G$4]" office:value-type="float" office:value="0">
            <text:p>0</text:p>
          </table:table-cell>
          <table:table-cell table:formula="oooc:= 1 + ([.H$2]-1)*POWER(EXP([.H$3]/([.H$2]-1)); [.$B42]-1)" office:value-type="percentage" office:value="0.151102127603494">
            <text:p>15.11%</text:p>
          </table:table-cell>
          <table:table-cell table:formula="oooc:=[.I$2]*POWER([.I$3];[.$B42]) + [.I$4]" office:value-type="float" office:value="0">
            <text:p>0</text:p>
          </table:table-cell>
          <table:table-cell table:formula="oooc:=[.J$2]*POWER([.J$3];[.$B42]) + [.J$4]" office:value-type="float" office:value="21.6189071174867">
            <text:p>22</text:p>
          </table:table-cell>
          <table:table-cell table:formula="oooc:=[.K$2]*POWER([.K$3];[.$B42]) + [.K$4]" office:value-type="float" office:value="24.9268342586524">
            <text:p>25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53.9818714366584">
            <text:p>54</text:p>
          </table:table-cell>
          <table:table-cell table:formula="oooc:= 1 + ([.D$2]-1)*POWER(EXP([.D$3]/([.D$2]-1)); ([.$B43]-1))" office:value-type="percentage" office:value="0.9226517953091">
            <text:p>92.27%</text:p>
          </table:table-cell>
          <table:table-cell table:formula="oooc:=[.E$2]*POWER([.E$3];[.$B43]) + [.E$4]" office:value-type="float" office:value="35.7886049030424">
            <text:p>36</text:p>
          </table:table-cell>
          <table:table-cell table:formula="oooc:=[.F$2]*POWER([.F$3];[.$B43]) + [.F$4]" office:value-type="float" office:value="704.741020523691">
            <text:p>705</text:p>
          </table:table-cell>
          <table:table-cell table:formula="oooc:=[.G$2]*POWER([.G$3];[.$B43]) + [.G$4]" office:value-type="float" office:value="0">
            <text:p>0</text:p>
          </table:table-cell>
          <table:table-cell table:formula="oooc:= 1 + ([.H$2]-1)*POWER(EXP([.H$3]/([.H$2]-1)); [.$B43]-1)" office:value-type="percentage" office:value="0.152945553311295">
            <text:p>15.29%</text:p>
          </table:table-cell>
          <table:table-cell table:formula="oooc:=[.I$2]*POWER([.I$3];[.$B43]) + [.I$4]" office:value-type="float" office:value="0">
            <text:p>0</text:p>
          </table:table-cell>
          <table:table-cell table:formula="oooc:=[.J$2]*POWER([.J$3];[.$B43]) + [.J$4]" office:value-type="float" office:value="22.9922306157107">
            <text:p>23</text:p>
          </table:table-cell>
          <table:table-cell table:formula="oooc:=[.K$2]*POWER([.K$3];[.$B43]) + [.K$4]" office:value-type="float" office:value="26.3917126567581">
            <text:p>26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57.4106024372244">
            <text:p>57</text:p>
          </table:table-cell>
          <table:table-cell table:formula="oooc:= 1 + ([.D$2]-1)*POWER(EXP([.D$3]/([.D$2]-1)); ([.$B44]-1))" office:value-type="percentage" office:value="0.924561529287369">
            <text:p>92.46%</text:p>
          </table:table-cell>
          <table:table-cell table:formula="oooc:=[.E$2]*POWER([.E$3];[.$B44]) + [.E$4]" office:value-type="float" office:value="37.9438072462554">
            <text:p>38</text:p>
          </table:table-cell>
          <table:table-cell table:formula="oooc:=[.F$2]*POWER([.F$3];[.$B44]) + [.F$4]" office:value-type="float" office:value="753.722891960349">
            <text:p>754</text:p>
          </table:table-cell>
          <table:table-cell table:formula="oooc:=[.G$2]*POWER([.G$3];[.$B44]) + [.G$4]" office:value-type="float" office:value="0">
            <text:p>0</text:p>
          </table:table-cell>
          <table:table-cell table:formula="oooc:= 1 + ([.H$2]-1)*POWER(EXP([.H$3]/([.H$2]-1)); [.$B44]-1)" office:value-type="percentage" office:value="0.154784975924672">
            <text:p>15.48%</text:p>
          </table:table-cell>
          <table:table-cell table:formula="oooc:=[.I$2]*POWER([.I$3];[.$B44]) + [.I$4]" office:value-type="float" office:value="0">
            <text:p>0</text:p>
          </table:table-cell>
          <table:table-cell table:formula="oooc:=[.J$2]*POWER([.J$3];[.$B44]) + [.J$4]" office:value-type="float" office:value="24.4616867588105">
            <text:p>24</text:p>
          </table:table-cell>
          <table:table-cell table:formula="oooc:=[.K$2]*POWER([.K$3];[.$B44]) + [.K$4]" office:value-type="float" office:value="27.9591325427312">
            <text:p>28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61.0793446078302">
            <text:p>61</text:p>
          </table:table-cell>
          <table:table-cell table:formula="oooc:= 1 + ([.D$2]-1)*POWER(EXP([.D$3]/([.D$2]-1)); ([.$B45]-1))" office:value-type="percentage" office:value="0.926424111765712">
            <text:p>92.64%</text:p>
          </table:table-cell>
          <table:table-cell table:formula="oooc:=[.E$2]*POWER([.E$3];[.$B45]) + [.E$4]" office:value-type="float" office:value="40.2498737534932">
            <text:p>40</text:p>
          </table:table-cell>
          <table:table-cell table:formula="oooc:=[.F$2]*POWER([.F$3];[.$B45]) + [.F$4]" office:value-type="float" office:value="806.133494397574">
            <text:p>806</text:p>
          </table:table-cell>
          <table:table-cell table:formula="oooc:=[.G$2]*POWER([.G$3];[.$B45]) + [.G$4]" office:value-type="float" office:value="0">
            <text:p>0</text:p>
          </table:table-cell>
          <table:table-cell table:formula="oooc:= 1 + ([.H$2]-1)*POWER(EXP([.H$3]/([.H$2]-1)); [.$B45]-1)" office:value-type="percentage" office:value="0.156620404136551">
            <text:p>15.66%</text:p>
          </table:table-cell>
          <table:table-cell table:formula="oooc:=[.I$2]*POWER([.I$3];[.$B45]) + [.I$4]" office:value-type="float" office:value="0">
            <text:p>0</text:p>
          </table:table-cell>
          <table:table-cell table:formula="oooc:=[.J$2]*POWER([.J$3];[.$B45]) + [.J$4]" office:value-type="float" office:value="26.0340048319272">
            <text:p>26</text:p>
          </table:table-cell>
          <table:table-cell table:formula="oooc:=[.K$2]*POWER([.K$3];[.$B45]) + [.K$4]" office:value-type="float" office:value="29.6362718207224">
            <text:p>30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65.0048987303783">
            <text:p>65</text:p>
          </table:table-cell>
          <table:table-cell table:formula="oooc:= 1 + ([.D$2]-1)*POWER(EXP([.D$3]/([.D$2]-1)); ([.$B46]-1))" office:value-type="percentage" office:value="0.92824070691881">
            <text:p>92.82%</text:p>
          </table:table-cell>
          <table:table-cell table:formula="oooc:=[.E$2]*POWER([.E$3];[.$B46]) + [.E$4]" office:value-type="float" office:value="42.7173649162378">
            <text:p>43</text:p>
          </table:table-cell>
          <table:table-cell table:formula="oooc:=[.F$2]*POWER([.F$3];[.$B46]) + [.F$4]" office:value-type="float" office:value="862.212839005404">
            <text:p>862</text:p>
          </table:table-cell>
          <table:table-cell table:formula="oooc:=[.G$2]*POWER([.G$3];[.$B46]) + [.G$4]" office:value-type="float" office:value="0">
            <text:p>0</text:p>
          </table:table-cell>
          <table:table-cell table:formula="oooc:= 1 + ([.H$2]-1)*POWER(EXP([.H$3]/([.H$2]-1)); [.$B46]-1)" office:value-type="percentage" office:value="0.158451846620982">
            <text:p>15.85%</text:p>
          </table:table-cell>
          <table:table-cell table:formula="oooc:=[.I$2]*POWER([.I$3];[.$B46]) + [.I$4]" office:value-type="float" office:value="0">
            <text:p>0</text:p>
          </table:table-cell>
          <table:table-cell table:formula="oooc:=[.J$2]*POWER([.J$3];[.$B46]) + [.J$4]" office:value-type="float" office:value="27.7163851701621">
            <text:p>28</text:p>
          </table:table-cell>
          <table:table-cell table:formula="oooc:=[.K$2]*POWER([.K$3];[.$B46]) + [.K$4]" office:value-type="float" office:value="31.4308108481729">
            <text:p>31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69.2052416415048">
            <text:p>69</text:p>
          </table:table-cell>
          <table:table-cell table:formula="oooc:= 1 + ([.D$2]-1)*POWER(EXP([.D$3]/([.D$2]-1)); ([.$B47]-1))" office:value-type="percentage" office:value="0.930012450177769">
            <text:p>93.00%</text:p>
          </table:table-cell>
          <table:table-cell table:formula="oooc:=[.E$2]*POWER([.E$3];[.$B47]) + [.E$4]" office:value-type="float" office:value="45.3575804603744">
            <text:p>45</text:p>
          </table:table-cell>
          <table:table-cell table:formula="oooc:=[.F$2]*POWER([.F$3];[.$B47]) + [.F$4]" office:value-type="float" office:value="922.217737735782">
            <text:p>922</text:p>
          </table:table-cell>
          <table:table-cell table:formula="oooc:=[.G$2]*POWER([.G$3];[.$B47]) + [.G$4]" office:value-type="float" office:value="0">
            <text:p>0</text:p>
          </table:table-cell>
          <table:table-cell table:formula="oooc:= 1 + ([.H$2]-1)*POWER(EXP([.H$3]/([.H$2]-1)); [.$B47]-1)" office:value-type="percentage" office:value="0.160279312033178">
            <text:p>16.03%</text:p>
          </table:table-cell>
          <table:table-cell table:formula="oooc:=[.I$2]*POWER([.I$3];[.$B47]) + [.I$4]" office:value-type="float" office:value="0">
            <text:p>0</text:p>
          </table:table-cell>
          <table:table-cell table:formula="oooc:=[.J$2]*POWER([.J$3];[.$B47]) + [.J$4]" office:value-type="float" office:value="29.5165321320735">
            <text:p>30</text:p>
          </table:table-cell>
          <table:table-cell table:formula="oooc:=[.K$2]*POWER([.K$3];[.$B47]) + [.K$4]" office:value-type="float" office:value="33.350967607545">
            <text:p>33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73.6996085564101">
            <text:p>74</text:p>
          </table:table-cell>
          <table:table-cell table:formula="oooc:= 1 + ([.D$2]-1)*POWER(EXP([.D$3]/([.D$2]-1)); ([.$B48]-1))" office:value-type="percentage" office:value="0.931740448939801">
            <text:p>93.17%</text:p>
          </table:table-cell>
          <table:table-cell table:formula="oooc:=[.E$2]*POWER([.E$3];[.$B48]) + [.E$4]" office:value-type="float" office:value="48.1826110926006">
            <text:p>48</text:p>
          </table:table-cell>
          <table:table-cell table:formula="oooc:=[.F$2]*POWER([.F$3];[.$B48]) + [.F$4]" office:value-type="float" office:value="986.422979377287">
            <text:p>986</text:p>
          </table:table-cell>
          <table:table-cell table:formula="oooc:=[.G$2]*POWER([.G$3];[.$B48]) + [.G$4]" office:value-type="float" office:value="0">
            <text:p>0</text:p>
          </table:table-cell>
          <table:table-cell table:formula="oooc:= 1 + ([.H$2]-1)*POWER(EXP([.H$3]/([.H$2]-1)); [.$B48]-1)" office:value-type="percentage" office:value="0.162102809009559">
            <text:p>16.21%</text:p>
          </table:table-cell>
          <table:table-cell table:formula="oooc:=[.I$2]*POWER([.I$3];[.$B48]) + [.I$4]" office:value-type="float" office:value="0">
            <text:p>0</text:p>
          </table:table-cell>
          <table:table-cell table:formula="oooc:=[.J$2]*POWER([.J$3];[.$B48]) + [.J$4]" office:value-type="float" office:value="31.4426893813186">
            <text:p>31</text:p>
          </table:table-cell>
          <table:table-cell table:formula="oooc:=[.K$2]*POWER([.K$3];[.$B48]) + [.K$4]" office:value-type="float" office:value="35.4055353400732">
            <text:p>35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78.5085811553588">
            <text:p>79</text:p>
          </table:table-cell>
          <table:table-cell table:formula="oooc:= 1 + ([.D$2]-1)*POWER(EXP([.D$3]/([.D$2]-1)); ([.$B49]-1))" office:value-type="percentage" office:value="0.933425783260384">
            <text:p>93.34%</text:p>
          </table:table-cell>
          <table:table-cell table:formula="oooc:=[.E$2]*POWER([.E$3];[.$B49]) + [.E$4]" office:value-type="float" office:value="51.2053938690827">
            <text:p>51</text:p>
          </table:table-cell>
          <table:table-cell table:formula="oooc:=[.F$2]*POWER([.F$3];[.$B49]) + [.F$4]" office:value-type="float" office:value="1055.1225879337">
            <text:p>1055</text:p>
          </table:table-cell>
          <table:table-cell table:formula="oooc:=[.G$2]*POWER([.G$3];[.$B49]) + [.G$4]" office:value-type="float" office:value="0">
            <text:p>0</text:p>
          </table:table-cell>
          <table:table-cell table:formula="oooc:= 1 + ([.H$2]-1)*POWER(EXP([.H$3]/([.H$2]-1)); [.$B49]-1)" office:value-type="percentage" office:value="0.163922346167787">
            <text:p>16.39%</text:p>
          </table:table-cell>
          <table:table-cell table:formula="oooc:=[.I$2]*POWER([.I$3];[.$B49]) + [.I$4]" office:value-type="float" office:value="0">
            <text:p>0</text:p>
          </table:table-cell>
          <table:table-cell table:formula="oooc:=[.J$2]*POWER([.J$3];[.$B49]) + [.J$4]" office:value-type="float" office:value="33.5036776380109">
            <text:p>34</text:p>
          </table:table-cell>
          <table:table-cell table:formula="oooc:=[.K$2]*POWER([.K$3];[.$B49]) + [.K$4]" office:value-type="float" office:value="37.6039228138783">
            <text:p>38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83.6541818362339">
            <text:p>84</text:p>
          </table:table-cell>
          <table:table-cell table:formula="oooc:= 1 + ([.D$2]-1)*POWER(EXP([.D$3]/([.D$2]-1)); ([.$B50]-1))" office:value-type="percentage" office:value="0.93506950652833">
            <text:p>93.51%</text:p>
          </table:table-cell>
          <table:table-cell table:formula="oooc:=[.E$2]*POWER([.E$3];[.$B50]) + [.E$4]" office:value-type="float" office:value="54.4397714399185">
            <text:p>54</text:p>
          </table:table-cell>
          <table:table-cell table:formula="oooc:=[.F$2]*POWER([.F$3];[.$B50]) + [.F$4]" office:value-type="float" office:value="1128.63116908906">
            <text:p>1129</text:p>
          </table:table-cell>
          <table:table-cell table:formula="oooc:=[.G$2]*POWER([.G$3];[.$B50]) + [.G$4]" office:value-type="float" office:value="0">
            <text:p>0</text:p>
          </table:table-cell>
          <table:table-cell table:formula="oooc:= 1 + ([.H$2]-1)*POWER(EXP([.H$3]/([.H$2]-1)); [.$B50]-1)" office:value-type="percentage" office:value="0.165737932106814">
            <text:p>16.57%</text:p>
          </table:table-cell>
          <table:table-cell table:formula="oooc:=[.I$2]*POWER([.I$3];[.$B50]) + [.I$4]" office:value-type="float" office:value="0">
            <text:p>0</text:p>
          </table:table-cell>
          <table:table-cell table:formula="oooc:=[.J$2]*POWER([.J$3];[.$B50]) + [.J$4]" office:value-type="float" office:value="35.7089350726717">
            <text:p>36</text:p>
          </table:table-cell>
          <table:table-cell table:formula="oooc:=[.K$2]*POWER([.K$3];[.$B50]) + [.K$4]" office:value-type="float" office:value="39.9561974108498">
            <text:p>40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89.1599745647703">
            <text:p>89</text:p>
          </table:table-cell>
          <table:table-cell table:formula="oooc:= 1 + ([.D$2]-1)*POWER(EXP([.D$3]/([.D$2]-1)); ([.$B51]-1))" office:value-type="percentage" office:value="0.936672646124189">
            <text:p>93.67%</text:p>
          </table:table-cell>
          <table:table-cell table:formula="oooc:=[.E$2]*POWER([.E$3];[.$B51]) + [.E$4]" office:value-type="float" office:value="57.9005554407128">
            <text:p>58</text:p>
          </table:table-cell>
          <table:table-cell table:formula="oooc:=[.F$2]*POWER([.F$3];[.$B51]) + [.F$4]" office:value-type="float" office:value="1207.28535092529">
            <text:p>1207</text:p>
          </table:table-cell>
          <table:table-cell table:formula="oooc:=[.G$2]*POWER([.G$3];[.$B51]) + [.G$4]" office:value-type="float" office:value="0">
            <text:p>0</text:p>
          </table:table-cell>
          <table:table-cell table:formula="oooc:= 1 + ([.H$2]-1)*POWER(EXP([.H$3]/([.H$2]-1)); [.$B51]-1)" office:value-type="percentage" office:value="0.167549575406916">
            <text:p>16.75%</text:p>
          </table:table-cell>
          <table:table-cell table:formula="oooc:=[.I$2]*POWER([.I$3];[.$B51]) + [.I$4]" office:value-type="float" office:value="0">
            <text:p>0</text:p>
          </table:table-cell>
          <table:table-cell table:formula="oooc:=[.J$2]*POWER([.J$3];[.$B51]) + [.J$4]" office:value-type="float" office:value="38.0685605277587">
            <text:p>38</text:p>
          </table:table-cell>
          <table:table-cell table:formula="oooc:=[.K$2]*POWER([.K$3];[.$B51]) + [.K$4]" office:value-type="float" office:value="42.4731312296093">
            <text:p>42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95.0511727843042">
            <text:p>95</text:p>
          </table:table-cell>
          <table:table-cell table:formula="oooc:= 1 + ([.D$2]-1)*POWER(EXP([.D$3]/([.D$2]-1)); ([.$B52]-1))" office:value-type="percentage" office:value="0.938236204062396">
            <text:p>93.82%</text:p>
          </table:table-cell>
          <table:table-cell table:formula="oooc:=[.E$2]*POWER([.E$3];[.$B52]) + [.E$4]" office:value-type="float" office:value="61.6035943215627">
            <text:p>62</text:p>
          </table:table-cell>
          <table:table-cell table:formula="oooc:=[.F$2]*POWER([.F$3];[.$B52]) + [.F$4]" office:value-type="float" office:value="1291.44532549006">
            <text:p>1291</text:p>
          </table:table-cell>
          <table:table-cell table:formula="oooc:=[.G$2]*POWER([.G$3];[.$B52]) + [.G$4]" office:value-type="float" office:value="0">
            <text:p>0</text:p>
          </table:table-cell>
          <table:table-cell table:formula="oooc:= 1 + ([.H$2]-1)*POWER(EXP([.H$3]/([.H$2]-1)); [.$B52]-1)" office:value-type="percentage" office:value="0.169357284629738">
            <text:p>16.94%</text:p>
          </table:table-cell>
          <table:table-cell table:formula="oooc:=[.I$2]*POWER([.I$3];[.$B52]) + [.I$4]" office:value-type="float" office:value="0">
            <text:p>0</text:p>
          </table:table-cell>
          <table:table-cell table:formula="oooc:=[.J$2]*POWER([.J$3];[.$B52]) + [.J$4]" office:value-type="float" office:value="40.5933597647018">
            <text:p>41</text:p>
          </table:table-cell>
          <table:table-cell table:formula="oooc:=[.K$2]*POWER([.K$3];[.$B52]) + [.K$4]" office:value-type="float" office:value="45.1662504156819">
            <text:p>45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101.354754879206">
            <text:p>101</text:p>
          </table:table-cell>
          <table:table-cell table:formula="oooc:= 1 + ([.D$2]-1)*POWER(EXP([.D$3]/([.D$2]-1)); ([.$B53]-1))" office:value-type="percentage" office:value="0.93976115761756">
            <text:p>93.98%</text:p>
          </table:table-cell>
          <table:table-cell table:formula="oooc:=[.E$2]*POWER([.E$3];[.$B53]) + [.E$4]" office:value-type="float" office:value="65.5658459240721">
            <text:p>66</text:p>
          </table:table-cell>
          <table:table-cell table:formula="oooc:=[.F$2]*POWER([.F$3];[.$B53]) + [.F$4]" office:value-type="float" office:value="1381.49649827436">
            <text:p>1381</text:p>
          </table:table-cell>
          <table:table-cell table:formula="oooc:=[.G$2]*POWER([.G$3];[.$B53]) + [.G$4]" office:value-type="float" office:value="0">
            <text:p>0</text:p>
          </table:table-cell>
          <table:table-cell table:formula="oooc:= 1 + ([.H$2]-1)*POWER(EXP([.H$3]/([.H$2]-1)); [.$B53]-1)" office:value-type="percentage" office:value="0.171161068318332">
            <text:p>17.12%</text:p>
          </table:table-cell>
          <table:table-cell table:formula="oooc:=[.I$2]*POWER([.I$3];[.$B53]) + [.I$4]" office:value-type="float" office:value="0">
            <text:p>0</text:p>
          </table:table-cell>
          <table:table-cell table:formula="oooc:=[.J$2]*POWER([.J$3];[.$B53]) + [.J$4]" office:value-type="float" office:value="43.2948949482309">
            <text:p>43</text:p>
          </table:table-cell>
          <table:table-cell table:formula="oooc:=[.K$2]*POWER([.K$3];[.$B53]) + [.K$4]" office:value-type="float" office:value="48.0478879447797">
            <text:p>48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108.09958772075">
            <text:p>108</text:p>
          </table:table-cell>
          <table:table-cell table:formula="oooc:= 1 + ([.D$2]-1)*POWER(EXP([.D$3]/([.D$2]-1)); ([.$B54]-1))" office:value-type="percentage" office:value="0.941248459935294">
            <text:p>94.12%</text:p>
          </table:table-cell>
          <table:table-cell table:formula="oooc:=[.E$2]*POWER([.E$3];[.$B54]) + [.E$4]" office:value-type="float" office:value="69.8054551387571">
            <text:p>70</text:p>
          </table:table-cell>
          <table:table-cell table:formula="oooc:=[.F$2]*POWER([.F$3];[.$B54]) + [.F$4]" office:value-type="float" office:value="1477.85125315357">
            <text:p>1478</text:p>
          </table:table-cell>
          <table:table-cell table:formula="oooc:=[.G$2]*POWER([.G$3];[.$B54]) + [.G$4]" office:value-type="float" office:value="0">
            <text:p>0</text:p>
          </table:table-cell>
          <table:table-cell table:formula="oooc:= 1 + ([.H$2]-1)*POWER(EXP([.H$3]/([.H$2]-1)); [.$B54]-1)" office:value-type="percentage" office:value="0.172960934997201">
            <text:p>17.30%</text:p>
          </table:table-cell>
          <table:table-cell table:formula="oooc:=[.I$2]*POWER([.I$3];[.$B54]) + [.I$4]" office:value-type="float" office:value="0">
            <text:p>0</text:p>
          </table:table-cell>
          <table:table-cell table:formula="oooc:=[.J$2]*POWER([.J$3];[.$B54]) + [.J$4]" office:value-type="float" office:value="46.1855375946071">
            <text:p>46</text:p>
          </table:table-cell>
          <table:table-cell table:formula="oooc:=[.K$2]*POWER([.K$3];[.$B54]) + [.K$4]" office:value-type="float" office:value="51.1312401009143">
            <text:p>51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115.316558861202">
            <text:p>115</text:p>
          </table:table-cell>
          <table:table-cell table:formula="oooc:= 1 + ([.D$2]-1)*POWER(EXP([.D$3]/([.D$2]-1)); ([.$B55]-1))" office:value-type="percentage" office:value="0.942699040627962">
            <text:p>94.27%</text:p>
          </table:table-cell>
          <table:table-cell table:formula="oooc:=[.E$2]*POWER([.E$3];[.$B55]) + [.E$4]" office:value-type="float" office:value="74.3418369984701">
            <text:p>74</text:p>
          </table:table-cell>
          <table:table-cell table:formula="oooc:=[.F$2]*POWER([.F$3];[.$B55]) + [.F$4]" office:value-type="float" office:value="1580.95084087432">
            <text:p>1581</text:p>
          </table:table-cell>
          <table:table-cell table:formula="oooc:=[.G$2]*POWER([.G$3];[.$B55]) + [.G$4]" office:value-type="float" office:value="0">
            <text:p>0</text:p>
          </table:table-cell>
          <table:table-cell table:formula="oooc:= 1 + ([.H$2]-1)*POWER(EXP([.H$3]/([.H$2]-1)); [.$B55]-1)" office:value-type="percentage" office:value="0.174756893172332">
            <text:p>17.48%</text:p>
          </table:table-cell>
          <table:table-cell table:formula="oooc:=[.I$2]*POWER([.I$3];[.$B55]) + [.I$4]" office:value-type="float" office:value="0">
            <text:p>0</text:p>
          </table:table-cell>
          <table:table-cell table:formula="oooc:=[.J$2]*POWER([.J$3];[.$B55]) + [.J$4]" office:value-type="float" office:value="49.2785252262296">
            <text:p>49</text:p>
          </table:table-cell>
          <table:table-cell table:formula="oooc:=[.K$2]*POWER([.K$3];[.$B55]) + [.K$4]" office:value-type="float" office:value="54.4304269079783">
            <text:p>54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123.038717981487">
            <text:p>123</text:p>
          </table:table-cell>
          <table:table-cell table:formula="oooc:= 1 + ([.D$2]-1)*POWER(EXP([.D$3]/([.D$2]-1)); ([.$B56]-1))" office:value-type="percentage" office:value="0.944113806355719">
            <text:p>94.41%</text:p>
          </table:table-cell>
          <table:table-cell table:formula="oooc:=[.E$2]*POWER([.E$3];[.$B56]) + [.E$4]" office:value-type="float" office:value="79.195765588363">
            <text:p>79</text:p>
          </table:table-cell>
          <table:table-cell table:formula="oooc:=[.F$2]*POWER([.F$3];[.$B56]) + [.F$4]" office:value-type="float" office:value="1691.26739973552">
            <text:p>1691</text:p>
          </table:table-cell>
          <table:table-cell table:formula="oooc:=[.G$2]*POWER([.G$3];[.$B56]) + [.G$4]" office:value-type="float" office:value="0">
            <text:p>0</text:p>
          </table:table-cell>
          <table:table-cell table:formula="oooc:= 1 + ([.H$2]-1)*POWER(EXP([.H$3]/([.H$2]-1)); [.$B56]-1)" office:value-type="percentage" office:value="0.176548951331245">
            <text:p>17.65%</text:p>
          </table:table-cell>
          <table:table-cell table:formula="oooc:=[.I$2]*POWER([.I$3];[.$B56]) + [.I$4]" office:value-type="float" office:value="0">
            <text:p>0</text:p>
          </table:table-cell>
          <table:table-cell table:formula="oooc:=[.J$2]*POWER([.J$3];[.$B56]) + [.J$4]" office:value-type="float" office:value="52.5880219920657">
            <text:p>53</text:p>
          </table:table-cell>
          <table:table-cell table:formula="oooc:=[.K$2]*POWER([.K$3];[.$B56]) + [.K$4]" office:value-type="float" office:value="57.9605567915367">
            <text:p>58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131.301428240191">
            <text:p>131</text:p>
          </table:table-cell>
          <table:table-cell table:formula="oooc:= 1 + ([.D$2]-1)*POWER(EXP([.D$3]/([.D$2]-1)); ([.$B57]-1))" office:value-type="percentage" office:value="0.945493641393198">
            <text:p>94.55%</text:p>
          </table:table-cell>
          <table:table-cell table:formula="oooc:=[.E$2]*POWER([.E$3];[.$B57]) + [.E$4]" office:value-type="float" office:value="84.3894691795484">
            <text:p>84</text:p>
          </table:table-cell>
          <table:table-cell table:formula="oooc:=[.F$2]*POWER([.F$3];[.$B57]) + [.F$4]" office:value-type="float" office:value="1809.30611771701">
            <text:p>1809</text:p>
          </table:table-cell>
          <table:table-cell table:formula="oooc:=[.G$2]*POWER([.G$3];[.$B57]) + [.G$4]" office:value-type="float" office:value="0">
            <text:p>0</text:p>
          </table:table-cell>
          <table:table-cell table:formula="oooc:= 1 + ([.H$2]-1)*POWER(EXP([.H$3]/([.H$2]-1)); [.$B57]-1)" office:value-type="percentage" office:value="0.178337117943027">
            <text:p>17.83%</text:p>
          </table:table-cell>
          <table:table-cell table:formula="oooc:=[.I$2]*POWER([.I$3];[.$B57]) + [.I$4]" office:value-type="float" office:value="0">
            <text:p>0</text:p>
          </table:table-cell>
          <table:table-cell table:formula="oooc:=[.J$2]*POWER([.J$3];[.$B57]) + [.J$4]" office:value-type="float" office:value="56.1291835315103">
            <text:p>56</text:p>
          </table:table-cell>
          <table:table-cell table:formula="oooc:=[.K$2]*POWER([.K$3];[.$B57]) + [.K$4]" office:value-type="float" office:value="61.7377957669443">
            <text:p>62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140.142528217004">
            <text:p>140</text:p>
          </table:table-cell>
          <table:table-cell table:formula="oooc:= 1 + ([.D$2]-1)*POWER(EXP([.D$3]/([.D$2]-1)); ([.$B58]-1))" office:value-type="percentage" office:value="0.946839408182215">
            <text:p>94.68%</text:p>
          </table:table-cell>
          <table:table-cell table:formula="oooc:=[.E$2]*POWER([.E$3];[.$B58]) + [.E$4]" office:value-type="float" office:value="89.9467320221168">
            <text:p>90</text:p>
          </table:table-cell>
          <table:table-cell table:formula="oooc:=[.F$2]*POWER([.F$3];[.$B58]) + [.F$4]" office:value-type="float" office:value="1935.6075459572">
            <text:p>1936</text:p>
          </table:table-cell>
          <table:table-cell table:formula="oooc:=[.G$2]*POWER([.G$3];[.$B58]) + [.G$4]" office:value-type="float" office:value="0">
            <text:p>0</text:p>
          </table:table-cell>
          <table:table-cell table:formula="oooc:= 1 + ([.H$2]-1)*POWER(EXP([.H$3]/([.H$2]-1)); [.$B58]-1)" office:value-type="percentage" office:value="0.180121401458374">
            <text:p>18.01%</text:p>
          </table:table-cell>
          <table:table-cell table:formula="oooc:=[.I$2]*POWER([.I$3];[.$B58]) + [.I$4]" office:value-type="float" office:value="0">
            <text:p>0</text:p>
          </table:table-cell>
          <table:table-cell table:formula="oooc:=[.J$2]*POWER([.J$3];[.$B58]) + [.J$4]" office:value-type="float" office:value="59.918226378716">
            <text:p>60</text:p>
          </table:table-cell>
          <table:table-cell table:formula="oooc:=[.K$2]*POWER([.K$3];[.$B58]) + [.K$4]" office:value-type="float" office:value="65.7794414706304">
            <text:p>66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149.602505192194">
            <text:p>150</text:p>
          </table:table-cell>
          <table:table-cell table:formula="oooc:= 1 + ([.D$2]-1)*POWER(EXP([.D$3]/([.D$2]-1)); ([.$B59]-1))" office:value-type="percentage" office:value="0.948151947870822">
            <text:p>94.82%</text:p>
          </table:table-cell>
          <table:table-cell table:formula="oooc:=[.E$2]*POWER([.E$3];[.$B59]) + [.E$4]" office:value-type="float" office:value="95.893003263665">
            <text:p>96</text:p>
          </table:table-cell>
          <table:table-cell table:formula="oooc:=[.F$2]*POWER([.F$3];[.$B59]) + [.F$4]" office:value-type="float" office:value="2070.7500741742">
            <text:p>2071</text:p>
          </table:table-cell>
          <table:table-cell table:formula="oooc:=[.G$2]*POWER([.G$3];[.$B59]) + [.G$4]" office:value-type="float" office:value="0">
            <text:p>0</text:p>
          </table:table-cell>
          <table:table-cell table:formula="oooc:= 1 + ([.H$2]-1)*POWER(EXP([.H$3]/([.H$2]-1)); [.$B59]-1)" office:value-type="percentage" office:value="0.181901810309631">
            <text:p>18.19%</text:p>
          </table:table-cell>
          <table:table-cell table:formula="oooc:=[.I$2]*POWER([.I$3];[.$B59]) + [.I$4]" office:value-type="float" office:value="0">
            <text:p>0</text:p>
          </table:table-cell>
          <table:table-cell table:formula="oooc:=[.J$2]*POWER([.J$3];[.$B59]) + [.J$4]" office:value-type="float" office:value="63.9725022252261">
            <text:p>64</text:p>
          </table:table-cell>
          <table:table-cell table:formula="oooc:=[.K$2]*POWER([.K$3];[.$B59]) + [.K$4]" office:value-type="float" office:value="70.1040023735745">
            <text:p>70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159.724680555648">
            <text:p>160</text:p>
          </table:table-cell>
          <table:table-cell table:formula="oooc:= 1 + ([.D$2]-1)*POWER(EXP([.D$3]/([.D$2]-1)); ([.$B60]-1))" office:value-type="percentage" office:value="0.949432080839051">
            <text:p>94.94%</text:p>
          </table:table-cell>
          <table:table-cell table:formula="oooc:=[.E$2]*POWER([.E$3];[.$B60]) + [.E$4]" office:value-type="float" office:value="102.255513492122">
            <text:p>102</text:p>
          </table:table-cell>
          <table:table-cell table:formula="oooc:=[.F$2]*POWER([.F$3];[.$B60]) + [.F$4]" office:value-type="float" office:value="2215.3525793664">
            <text:p>2215</text:p>
          </table:table-cell>
          <table:table-cell table:formula="oooc:=[.G$2]*POWER([.G$3];[.$B60]) + [.G$4]" office:value-type="float" office:value="0">
            <text:p>0</text:p>
          </table:table-cell>
          <table:table-cell table:formula="oooc:= 1 + ([.H$2]-1)*POWER(EXP([.H$3]/([.H$2]-1)); [.$B60]-1)" office:value-type="percentage" office:value="0.183678352910832">
            <text:p>18.37%</text:p>
          </table:table-cell>
          <table:table-cell table:formula="oooc:=[.I$2]*POWER([.I$3];[.$B60]) + [.I$4]" office:value-type="float" office:value="0">
            <text:p>0</text:p>
          </table:table-cell>
          <table:table-cell table:formula="oooc:=[.J$2]*POWER([.J$3];[.$B60]) + [.J$4]" office:value-type="float" office:value="68.310577380992">
            <text:p>68</text:p>
          </table:table-cell>
          <table:table-cell table:formula="oooc:=[.K$2]*POWER([.K$3];[.$B60]) + [.K$4]" office:value-type="float" office:value="74.7312825397248">
            <text:p>75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170.555408194543">
            <text:p>171</text:p>
          </table:table-cell>
          <table:table-cell table:formula="oooc:= 1 + ([.D$2]-1)*POWER(EXP([.D$3]/([.D$2]-1)); ([.$B61]-1))" office:value-type="percentage" office:value="0.950680607211679">
            <text:p>95.07%</text:p>
          </table:table-cell>
          <table:table-cell table:formula="oooc:=[.E$2]*POWER([.E$3];[.$B61]) + [.E$4]" office:value-type="float" office:value="109.06339943657">
            <text:p>109</text:p>
          </table:table-cell>
          <table:table-cell table:formula="oooc:=[.F$2]*POWER([.F$3];[.$B61]) + [.F$4]" office:value-type="float" office:value="2370.07725992205">
            <text:p>2370</text:p>
          </table:table-cell>
          <table:table-cell table:formula="oooc:=[.G$2]*POWER([.G$3];[.$B61]) + [.G$4]" office:value-type="float" office:value="0">
            <text:p>0</text:p>
          </table:table-cell>
          <table:table-cell table:formula="oooc:= 1 + ([.H$2]-1)*POWER(EXP([.H$3]/([.H$2]-1)); [.$B61]-1)" office:value-type="percentage" office:value="0.185451037657738">
            <text:p>18.55%</text:p>
          </table:table-cell>
          <table:table-cell table:formula="oooc:=[.I$2]*POWER([.I$3];[.$B61]) + [.I$4]" office:value-type="float" office:value="0">
            <text:p>0</text:p>
          </table:table-cell>
          <table:table-cell table:formula="oooc:=[.J$2]*POWER([.J$3];[.$B61]) + [.J$4]" office:value-type="float" office:value="72.9523177976614">
            <text:p>73</text:p>
          </table:table-cell>
          <table:table-cell table:formula="oooc:=[.K$2]*POWER([.K$3];[.$B61]) + [.K$4]" office:value-type="float" office:value="79.6824723175055">
            <text:p>80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182.144286768161">
            <text:p>182</text:p>
          </table:table-cell>
          <table:table-cell table:formula="oooc:= 1 + ([.D$2]-1)*POWER(EXP([.D$3]/([.D$2]-1)); ([.$B62]-1))" office:value-type="percentage" office:value="0.951898307358332">
            <text:p>95.19%</text:p>
          </table:table-cell>
          <table:table-cell table:formula="oooc:=[.E$2]*POWER([.E$3];[.$B62]) + [.E$4]" office:value-type="float" office:value="116.34783739713">
            <text:p>116</text:p>
          </table:table-cell>
          <table:table-cell table:formula="oooc:=[.F$2]*POWER([.F$3];[.$B62]) + [.F$4]" office:value-type="float" office:value="2535.63266811659">
            <text:p>2536</text:p>
          </table:table-cell>
          <table:table-cell table:formula="oooc:=[.G$2]*POWER([.G$3];[.$B62]) + [.G$4]" office:value-type="float" office:value="0">
            <text:p>0</text:p>
          </table:table-cell>
          <table:table-cell table:formula="oooc:= 1 + ([.H$2]-1)*POWER(EXP([.H$3]/([.H$2]-1)); [.$B62]-1)" office:value-type="percentage" office:value="0.187219872927882">
            <text:p>18.72%</text:p>
          </table:table-cell>
          <table:table-cell table:formula="oooc:=[.I$2]*POWER([.I$3];[.$B62]) + [.I$4]" office:value-type="float" office:value="0">
            <text:p>0</text:p>
          </table:table-cell>
          <table:table-cell table:formula="oooc:=[.J$2]*POWER([.J$3];[.$B62]) + [.J$4]" office:value-type="float" office:value="77.9189800434977">
            <text:p>78</text:p>
          </table:table-cell>
          <table:table-cell table:formula="oooc:=[.K$2]*POWER([.K$3];[.$B62]) + [.K$4]" office:value-type="float" office:value="84.9802453797309">
            <text:p>85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194.544386841933">
            <text:p>195</text:p>
          </table:table-cell>
          <table:table-cell table:formula="oooc:= 1 + ([.D$2]-1)*POWER(EXP([.D$3]/([.D$2]-1)); ([.$B63]-1))" office:value-type="percentage" office:value="0.953085942381241">
            <text:p>95.31%</text:p>
          </table:table-cell>
          <table:table-cell table:formula="oooc:=[.E$2]*POWER([.E$3];[.$B63]) + [.E$4]" office:value-type="float" office:value="124.142186014929">
            <text:p>124</text:p>
          </table:table-cell>
          <table:table-cell table:formula="oooc:=[.F$2]*POWER([.F$3];[.$B63]) + [.F$4]" office:value-type="float" office:value="2712.77695488475">
            <text:p>2713</text:p>
          </table:table-cell>
          <table:table-cell table:formula="oooc:=[.G$2]*POWER([.G$3];[.$B63]) + [.G$4]" office:value-type="float" office:value="0">
            <text:p>0</text:p>
          </table:table-cell>
          <table:table-cell table:formula="oooc:= 1 + ([.H$2]-1)*POWER(EXP([.H$3]/([.H$2]-1)); [.$B63]-1)" office:value-type="percentage" office:value="0.1889848670806">
            <text:p>18.90%</text:p>
          </table:table-cell>
          <table:table-cell table:formula="oooc:=[.I$2]*POWER([.I$3];[.$B63]) + [.I$4]" office:value-type="float" office:value="0">
            <text:p>0</text:p>
          </table:table-cell>
          <table:table-cell table:formula="oooc:=[.J$2]*POWER([.J$3];[.$B63]) + [.J$4]" office:value-type="float" office:value="83.2333086465426">
            <text:p>83</text:p>
          </table:table-cell>
          <table:table-cell table:formula="oooc:=[.K$2]*POWER([.K$3];[.$B63]) + [.K$4]" office:value-type="float" office:value="90.6488625563121">
            <text:p>91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207.812493920868">
            <text:p>208</text:p>
          </table:table-cell>
          <table:table-cell table:formula="oooc:= 1 + ([.D$2]-1)*POWER(EXP([.D$3]/([.D$2]-1)); ([.$B64]-1))" office:value-type="percentage" office:value="0.954244254590956">
            <text:p>95.42%</text:p>
          </table:table-cell>
          <table:table-cell table:formula="oooc:=[.E$2]*POWER([.E$3];[.$B64]) + [.E$4]" office:value-type="float" office:value="132.482139035974">
            <text:p>132</text:p>
          </table:table-cell>
          <table:table-cell table:formula="oooc:=[.F$2]*POWER([.F$3];[.$B64]) + [.F$4]" office:value-type="float" office:value="2902.32134172668">
            <text:p>2902</text:p>
          </table:table-cell>
          <table:table-cell table:formula="oooc:=[.G$2]*POWER([.G$3];[.$B64]) + [.G$4]" office:value-type="float" office:value="0">
            <text:p>0</text:p>
          </table:table-cell>
          <table:table-cell table:formula="oooc:= 1 + ([.H$2]-1)*POWER(EXP([.H$3]/([.H$2]-1)); [.$B64]-1)" office:value-type="percentage" office:value="0.190746028457079">
            <text:p>19.07%</text:p>
          </table:table-cell>
          <table:table-cell table:formula="oooc:=[.I$2]*POWER([.I$3];[.$B64]) + [.I$4]" office:value-type="float" office:value="0">
            <text:p>0</text:p>
          </table:table-cell>
          <table:table-cell table:formula="oooc:=[.J$2]*POWER([.J$3];[.$B64]) + [.J$4]" office:value-type="float" office:value="88.9196402518006">
            <text:p>89</text:p>
          </table:table-cell>
          <table:table-cell table:formula="oooc:=[.K$2]*POWER([.K$3];[.$B64]) + [.K$4]" office:value-type="float" office:value="96.7142829352539">
            <text:p>97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222.009368495329">
            <text:p>222</text:p>
          </table:table-cell>
          <table:table-cell table:formula="oooc:= 1 + ([.D$2]-1)*POWER(EXP([.D$3]/([.D$2]-1)); ([.$B65]-1))" office:value-type="percentage" office:value="0.955373967970314">
            <text:p>95.54%</text:p>
          </table:table-cell>
          <table:table-cell table:formula="oooc:=[.E$2]*POWER([.E$3];[.$B65]) + [.E$4]" office:value-type="float" office:value="141.405888768492">
            <text:p>141</text:p>
          </table:table-cell>
          <table:table-cell table:formula="oooc:=[.F$2]*POWER([.F$3];[.$B65]) + [.F$4]" office:value-type="float" office:value="3105.13383564755">
            <text:p>3105</text:p>
          </table:table-cell>
          <table:table-cell table:formula="oooc:=[.G$2]*POWER([.G$3];[.$B65]) + [.G$4]" office:value-type="float" office:value="0">
            <text:p>0</text:p>
          </table:table-cell>
          <table:table-cell table:formula="oooc:= 1 + ([.H$2]-1)*POWER(EXP([.H$3]/([.H$2]-1)); [.$B65]-1)" office:value-type="percentage" office:value="0.19250336538039">
            <text:p>19.25%</text:p>
          </table:table-cell>
          <table:table-cell table:formula="oooc:=[.I$2]*POWER([.I$3];[.$B65]) + [.I$4]" office:value-type="float" office:value="0">
            <text:p>0</text:p>
          </table:table-cell>
          <table:table-cell table:formula="oooc:=[.J$2]*POWER([.J$3];[.$B65]) + [.J$4]" office:value-type="float" office:value="95.0040150694266">
            <text:p>95</text:p>
          </table:table-cell>
          <table:table-cell table:formula="oooc:=[.K$2]*POWER([.K$3];[.$B65]) + [.K$4]" office:value-type="float" office:value="103.204282740722">
            <text:p>103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237.200024290002">
            <text:p>237</text:p>
          </table:table-cell>
          <table:table-cell table:formula="oooc:= 1 + ([.D$2]-1)*POWER(EXP([.D$3]/([.D$2]-1)); ([.$B66]-1))" office:value-type="percentage" office:value="0.956475788626954">
            <text:p>95.65%</text:p>
          </table:table-cell>
          <table:table-cell table:formula="oooc:=[.E$2]*POWER([.E$3];[.$B66]) + [.E$4]" office:value-type="float" office:value="150.954300982287">
            <text:p>151</text:p>
          </table:table-cell>
          <table:table-cell table:formula="oooc:=[.F$2]*POWER([.F$3];[.$B66]) + [.F$4]" office:value-type="float" office:value="3322.14320414288">
            <text:p>3322</text:p>
          </table:table-cell>
          <table:table-cell table:formula="oooc:=[.G$2]*POWER([.G$3];[.$B66]) + [.G$4]" office:value-type="float" office:value="0">
            <text:p>0</text:p>
          </table:table-cell>
          <table:table-cell table:formula="oooc:= 1 + ([.H$2]-1)*POWER(EXP([.H$3]/([.H$2]-1)); [.$B66]-1)" office:value-type="percentage" office:value="0.194256886155532">
            <text:p>19.43%</text:p>
          </table:table-cell>
          <table:table-cell table:formula="oooc:=[.I$2]*POWER([.I$3];[.$B66]) + [.I$4]" office:value-type="float" office:value="0">
            <text:p>0</text:p>
          </table:table-cell>
          <table:table-cell table:formula="oooc:=[.J$2]*POWER([.J$3];[.$B66]) + [.J$4]" office:value-type="float" office:value="101.514296124286">
            <text:p>102</text:p>
          </table:table-cell>
          <table:table-cell table:formula="oooc:=[.K$2]*POWER([.K$3];[.$B66]) + [.K$4]" office:value-type="float" office:value="110.148582532572">
            <text:p>110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253.454025990302">
            <text:p>253</text:p>
          </table:table-cell>
          <table:table-cell table:formula="oooc:= 1 + ([.D$2]-1)*POWER(EXP([.D$3]/([.D$2]-1)); ([.$B67]-1))" office:value-type="percentage" office:value="0.957550405234652">
            <text:p>95.76%</text:p>
          </table:table-cell>
          <table:table-cell table:formula="oooc:=[.E$2]*POWER([.E$3];[.$B67]) + [.E$4]" office:value-type="float" office:value="161.171102051047">
            <text:p>161</text:p>
          </table:table-cell>
          <table:table-cell table:formula="oooc:=[.F$2]*POWER([.F$3];[.$B67]) + [.F$4]" office:value-type="float" office:value="3554.34322843288">
            <text:p>3554</text:p>
          </table:table-cell>
          <table:table-cell table:formula="oooc:=[.G$2]*POWER([.G$3];[.$B67]) + [.G$4]" office:value-type="float" office:value="0">
            <text:p>0</text:p>
          </table:table-cell>
          <table:table-cell table:formula="oooc:= 1 + ([.H$2]-1)*POWER(EXP([.H$3]/([.H$2]-1)); [.$B67]-1)" office:value-type="percentage" office:value="0.196006599069468">
            <text:p>19.60%</text:p>
          </table:table-cell>
          <table:table-cell table:formula="oooc:=[.I$2]*POWER([.I$3];[.$B67]) + [.I$4]" office:value-type="float" office:value="0">
            <text:p>0</text:p>
          </table:table-cell>
          <table:table-cell table:formula="oooc:=[.J$2]*POWER([.J$3];[.$B67]) + [.J$4]" office:value-type="float" office:value="108.480296852987">
            <text:p>108</text:p>
          </table:table-cell>
          <table:table-cell table:formula="oooc:=[.K$2]*POWER([.K$3];[.$B67]) + [.K$4]" office:value-type="float" office:value="117.578983309852">
            <text:p>118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270.845807809623">
            <text:p>271</text:p>
          </table:table-cell>
          <table:table-cell table:formula="oooc:= 1 + ([.D$2]-1)*POWER(EXP([.D$3]/([.D$2]-1)); ([.$B68]-1))" office:value-type="percentage" office:value="0.95859848946377">
            <text:p>95.86%</text:p>
          </table:table-cell>
          <table:table-cell table:formula="oooc:=[.E$2]*POWER([.E$3];[.$B68]) + [.E$4]" office:value-type="float" office:value="172.10307919462">
            <text:p>172</text:p>
          </table:table-cell>
          <table:table-cell table:formula="oooc:=[.F$2]*POWER([.F$3];[.$B68]) + [.F$4]" office:value-type="float" office:value="3802.79725442319">
            <text:p>3803</text:p>
          </table:table-cell>
          <table:table-cell table:formula="oooc:=[.G$2]*POWER([.G$3];[.$B68]) + [.G$4]" office:value-type="float" office:value="0">
            <text:p>0</text:p>
          </table:table-cell>
          <table:table-cell table:formula="oooc:= 1 + ([.H$2]-1)*POWER(EXP([.H$3]/([.H$2]-1)); [.$B68]-1)" office:value-type="percentage" office:value="0.197752512391166">
            <text:p>19.78%</text:p>
          </table:table-cell>
          <table:table-cell table:formula="oooc:=[.I$2]*POWER([.I$3];[.$B68]) + [.I$4]" office:value-type="float" office:value="0">
            <text:p>0</text:p>
          </table:table-cell>
          <table:table-cell table:formula="oooc:=[.J$2]*POWER([.J$3];[.$B68]) + [.J$4]" office:value-type="float" office:value="115.933917632696">
            <text:p>116</text:p>
          </table:table-cell>
          <table:table-cell table:formula="oooc:=[.K$2]*POWER([.K$3];[.$B68]) + [.K$4]" office:value-type="float" office:value="125.529512141542">
            <text:p>126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289.455014356297">
            <text:p>289</text:p>
          </table:table-cell>
          <table:table-cell table:formula="oooc:= 1 + ([.D$2]-1)*POWER(EXP([.D$3]/([.D$2]-1)); ([.$B69]-1))" office:value-type="percentage" office:value="0.959620696401069">
            <text:p>95.96%</text:p>
          </table:table-cell>
          <table:table-cell table:formula="oooc:=[.E$2]*POWER([.E$3];[.$B69]) + [.E$4]" office:value-type="float" office:value="183.800294738244">
            <text:p>184</text:p>
          </table:table-cell>
          <table:table-cell table:formula="oooc:=[.F$2]*POWER([.F$3];[.$B69]) + [.F$4]" office:value-type="float" office:value="4068.64306223281">
            <text:p>4069</text:p>
          </table:table-cell>
          <table:table-cell table:formula="oooc:=[.G$2]*POWER([.G$3];[.$B69]) + [.G$4]" office:value-type="float" office:value="0">
            <text:p>0</text:p>
          </table:table-cell>
          <table:table-cell table:formula="oooc:= 1 + ([.H$2]-1)*POWER(EXP([.H$3]/([.H$2]-1)); [.$B69]-1)" office:value-type="percentage" office:value="0.199494634371637">
            <text:p>19.95%</text:p>
          </table:table-cell>
          <table:table-cell table:formula="oooc:=[.I$2]*POWER([.I$3];[.$B69]) + [.I$4]" office:value-type="float" office:value="0">
            <text:p>0</text:p>
          </table:table-cell>
          <table:table-cell table:formula="oooc:=[.J$2]*POWER([.J$3];[.$B69]) + [.J$4]" office:value-type="float" office:value="123.909291866984">
            <text:p>124</text:p>
          </table:table-cell>
          <table:table-cell table:formula="oooc:=[.K$2]*POWER([.K$3];[.$B69]) + [.K$4]" office:value-type="float" office:value="134.03657799145">
            <text:p>134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309.366865361237">
            <text:p>309</text:p>
          </table:table-cell>
          <table:table-cell table:formula="oooc:= 1 + ([.D$2]-1)*POWER(EXP([.D$3]/([.D$2]-1)); ([.$B70]-1))" office:value-type="percentage" office:value="0.960617664959161">
            <text:p>96.06%</text:p>
          </table:table-cell>
          <table:table-cell table:formula="oooc:=[.E$2]*POWER([.E$3];[.$B70]) + [.E$4]" office:value-type="float" office:value="196.316315369921">
            <text:p>196</text:p>
          </table:table-cell>
          <table:table-cell table:formula="oooc:=[.F$2]*POWER([.F$3];[.$B70]) + [.F$4]" office:value-type="float" office:value="4353.09807658911">
            <text:p>4353</text:p>
          </table:table-cell>
          <table:table-cell table:formula="oooc:=[.G$2]*POWER([.G$3];[.$B70]) + [.G$4]" office:value-type="float" office:value="0">
            <text:p>0</text:p>
          </table:table-cell>
          <table:table-cell table:formula="oooc:= 1 + ([.H$2]-1)*POWER(EXP([.H$3]/([.H$2]-1)); [.$B70]-1)" office:value-type="percentage" office:value="0.201232973243976">
            <text:p>20.12%</text:p>
          </table:table-cell>
          <table:table-cell table:formula="oooc:=[.I$2]*POWER([.I$3];[.$B70]) + [.I$4]" office:value-type="float" office:value="0">
            <text:p>0</text:p>
          </table:table-cell>
          <table:table-cell table:formula="oooc:=[.J$2]*POWER([.J$3];[.$B70]) + [.J$4]" office:value-type="float" office:value="132.442942297673">
            <text:p>132</text:p>
          </table:table-cell>
          <table:table-cell table:formula="oooc:=[.K$2]*POWER([.K$3];[.$B70]) + [.K$4]" office:value-type="float" office:value="143.139138450851">
            <text:p>143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330.672545936524">
            <text:p>331</text:p>
          </table:table-cell>
          <table:table-cell table:formula="oooc:= 1 + ([.D$2]-1)*POWER(EXP([.D$3]/([.D$2]-1)); ([.$B71]-1))" office:value-type="percentage" office:value="0.961590018275849">
            <text:p>96.16%</text:p>
          </table:table-cell>
          <table:table-cell table:formula="oooc:=[.E$2]*POWER([.E$3];[.$B71]) + [.E$4]" office:value-type="float" office:value="209.708457445815">
            <text:p>210</text:p>
          </table:table-cell>
          <table:table-cell table:formula="oooc:=[.F$2]*POWER([.F$3];[.$B71]) + [.F$4]" office:value-type="float" office:value="4657.46494195034">
            <text:p>4657</text:p>
          </table:table-cell>
          <table:table-cell table:formula="oooc:=[.G$2]*POWER([.G$3];[.$B71]) + [.G$4]" office:value-type="float" office:value="0">
            <text:p>0</text:p>
          </table:table-cell>
          <table:table-cell table:formula="oooc:= 1 + ([.H$2]-1)*POWER(EXP([.H$3]/([.H$2]-1)); [.$B71]-1)" office:value-type="percentage" office:value="0.202967537223397">
            <text:p>20.30%</text:p>
          </table:table-cell>
          <table:table-cell table:formula="oooc:=[.I$2]*POWER([.I$3];[.$B71]) + [.I$4]" office:value-type="float" office:value="0">
            <text:p>0</text:p>
          </table:table-cell>
          <table:table-cell table:formula="oooc:=[.J$2]*POWER([.J$3];[.$B71]) + [.J$4]" office:value-type="float" office:value="141.57394825851">
            <text:p>142</text:p>
          </table:table-cell>
          <table:table-cell table:formula="oooc:=[.K$2]*POWER([.K$3];[.$B71]) + [.K$4]" office:value-type="float" office:value="152.878878142411">
            <text:p>153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353.469624152081">
            <text:p>353</text:p>
          </table:table-cell>
          <table:table-cell table:formula="oooc:= 1 + ([.D$2]-1)*POWER(EXP([.D$3]/([.D$2]-1)); ([.$B72]-1))" office:value-type="percentage" office:value="0.962538364103609">
            <text:p>96.25%</text:p>
          </table:table-cell>
          <table:table-cell table:formula="oooc:=[.E$2]*POWER([.E$3];[.$B72]) + [.E$4]" office:value-type="float" office:value="224.038049467022">
            <text:p>224</text:p>
          </table:table-cell>
          <table:table-cell table:formula="oooc:=[.F$2]*POWER([.F$3];[.$B72]) + [.F$4]" office:value-type="float" office:value="4983.13748788687">
            <text:p>4983</text:p>
          </table:table-cell>
          <table:table-cell table:formula="oooc:=[.G$2]*POWER([.G$3];[.$B72]) + [.G$4]" office:value-type="float" office:value="0">
            <text:p>0</text:p>
          </table:table-cell>
          <table:table-cell table:formula="oooc:= 1 + ([.H$2]-1)*POWER(EXP([.H$3]/([.H$2]-1)); [.$B72]-1)" office:value-type="percentage" office:value="0.204698334507276">
            <text:p>20.47%</text:p>
          </table:table-cell>
          <table:table-cell table:formula="oooc:=[.I$2]*POWER([.I$3];[.$B72]) + [.I$4]" office:value-type="float" office:value="0">
            <text:p>0</text:p>
          </table:table-cell>
          <table:table-cell table:formula="oooc:=[.J$2]*POWER([.J$3];[.$B72]) + [.J$4]" office:value-type="float" office:value="151.344124636606">
            <text:p>151</text:p>
          </table:table-cell>
          <table:table-cell table:formula="oooc:=[.K$2]*POWER([.K$3];[.$B72]) + [.K$4]" office:value-type="float" office:value="163.30039961238">
            <text:p>16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377.862497842726">
            <text:p>378</text:p>
          </table:table-cell>
          <table:table-cell table:formula="oooc:= 1 + ([.D$2]-1)*POWER(EXP([.D$3]/([.D$2]-1)); ([.$B73]-1))" office:value-type="percentage" office:value="0.963463295189453">
            <text:p>96.35%</text:p>
          </table:table-cell>
          <table:table-cell table:formula="oooc:=[.E$2]*POWER([.E$3];[.$B73]) + [.E$4]" office:value-type="float" office:value="239.370712929714">
            <text:p>239</text:p>
          </table:table-cell>
          <table:table-cell table:formula="oooc:=[.F$2]*POWER([.F$3];[.$B73]) + [.F$4]" office:value-type="float" office:value="5331.60711203895">
            <text:p>5332</text:p>
          </table:table-cell>
          <table:table-cell table:formula="oooc:=[.G$2]*POWER([.G$3];[.$B73]) + [.G$4]" office:value-type="float" office:value="0">
            <text:p>0</text:p>
          </table:table-cell>
          <table:table-cell table:formula="oooc:= 1 + ([.H$2]-1)*POWER(EXP([.H$3]/([.H$2]-1)); [.$B73]-1)" office:value-type="percentage" office:value="0.206425373275188">
            <text:p>20.64%</text:p>
          </table:table-cell>
          <table:table-cell table:formula="oooc:=[.I$2]*POWER([.I$3];[.$B73]) + [.I$4]" office:value-type="float" office:value="0">
            <text:p>0</text:p>
          </table:table-cell>
          <table:table-cell table:formula="oooc:=[.J$2]*POWER([.J$3];[.$B73]) + [.J$4]" office:value-type="float" office:value="161.798213361169">
            <text:p>162</text:p>
          </table:table-cell>
          <table:table-cell table:formula="oooc:=[.K$2]*POWER([.K$3];[.$B73]) + [.K$4]" office:value-type="float" office:value="174.451427585246">
            <text:p>174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403.962872691717">
            <text:p>404</text:p>
          </table:table-cell>
          <table:table-cell table:formula="oooc:= 1 + ([.D$2]-1)*POWER(EXP([.D$3]/([.D$2]-1)); ([.$B74]-1))" office:value-type="percentage" office:value="0.96436538964542">
            <text:p>96.44%</text:p>
          </table:table-cell>
          <table:table-cell table:formula="oooc:=[.E$2]*POWER([.E$3];[.$B74]) + [.E$4]" office:value-type="float" office:value="255.776662834794">
            <text:p>256</text:p>
          </table:table-cell>
          <table:table-cell table:formula="oooc:=[.F$2]*POWER([.F$3];[.$B74]) + [.F$4]" office:value-type="float" office:value="5704.46960988168">
            <text:p>5704</text:p>
          </table:table-cell>
          <table:table-cell table:formula="oooc:=[.G$2]*POWER([.G$3];[.$B74]) + [.G$4]" office:value-type="float" office:value="0">
            <text:p>0</text:p>
          </table:table-cell>
          <table:table-cell table:formula="oooc:= 1 + ([.H$2]-1)*POWER(EXP([.H$3]/([.H$2]-1)); [.$B74]-1)" office:value-type="percentage" office:value="0.208148661688944">
            <text:p>20.81%</text:p>
          </table:table-cell>
          <table:table-cell table:formula="oooc:=[.I$2]*POWER([.I$3];[.$B74]) + [.I$4]" office:value-type="float" office:value="0">
            <text:p>0</text:p>
          </table:table-cell>
          <table:table-cell table:formula="oooc:=[.J$2]*POWER([.J$3];[.$B74]) + [.J$4]" office:value-type="float" office:value="172.98408829645">
            <text:p>173</text:p>
          </table:table-cell>
          <table:table-cell table:formula="oooc:=[.K$2]*POWER([.K$3];[.$B74]) + [.K$4]" office:value-type="float" office:value="186.383027516214">
            <text:p>186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431.890273780138">
            <text:p>432</text:p>
          </table:table-cell>
          <table:table-cell table:formula="oooc:= 1 + ([.D$2]-1)*POWER(EXP([.D$3]/([.D$2]-1)); ([.$B75]-1))" office:value-type="percentage" office:value="0.965245211309911">
            <text:p>96.52%</text:p>
          </table:table-cell>
          <table:table-cell table:formula="oooc:=[.E$2]*POWER([.E$3];[.$B75]) + [.E$4]" office:value-type="float" office:value="273.331029233229">
            <text:p>273</text:p>
          </table:table-cell>
          <table:table-cell table:formula="oooc:=[.F$2]*POWER([.F$3];[.$B75]) + [.F$4]" office:value-type="float" office:value="6103.43248257339">
            <text:p>6103</text:p>
          </table:table-cell>
          <table:table-cell table:formula="oooc:=[.G$2]*POWER([.G$3];[.$B75]) + [.G$4]" office:value-type="float" office:value="0">
            <text:p>0</text:p>
          </table:table-cell>
          <table:table-cell table:formula="oooc:= 1 + ([.H$2]-1)*POWER(EXP([.H$3]/([.H$2]-1)); [.$B75]-1)" office:value-type="percentage" office:value="0.209868207892634">
            <text:p>20.99%</text:p>
          </table:table-cell>
          <table:table-cell table:formula="oooc:=[.I$2]*POWER([.I$3];[.$B75]) + [.I$4]" office:value-type="float" office:value="0">
            <text:p>0</text:p>
          </table:table-cell>
          <table:table-cell table:formula="oooc:=[.J$2]*POWER([.J$3];[.$B75]) + [.J$4]" office:value-type="float" office:value="184.952974477202">
            <text:p>185</text:p>
          </table:table-cell>
          <table:table-cell table:formula="oooc:=[.K$2]*POWER([.K$3];[.$B75]) + [.K$4]" office:value-type="float" office:value="199.149839442349">
            <text:p>199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461.772592944747">
            <text:p>462</text:p>
          </table:table-cell>
          <table:table-cell table:formula="oooc:= 1 + ([.D$2]-1)*POWER(EXP([.D$3]/([.D$2]-1)); ([.$B76]-1))" office:value-type="percentage" office:value="0.966103310100106">
            <text:p>96.61%</text:p>
          </table:table-cell>
          <table:table-cell table:formula="oooc:=[.E$2]*POWER([.E$3];[.$B76]) + [.E$4]" office:value-type="float" office:value="292.114201279555">
            <text:p>292</text:p>
          </table:table-cell>
          <table:table-cell table:formula="oooc:=[.F$2]*POWER([.F$3];[.$B76]) + [.F$4]" office:value-type="float" office:value="6530.32275635353">
            <text:p>6530</text:p>
          </table:table-cell>
          <table:table-cell table:formula="oooc:=[.G$2]*POWER([.G$3];[.$B76]) + [.G$4]" office:value-type="float" office:value="0">
            <text:p>0</text:p>
          </table:table-cell>
          <table:table-cell table:formula="oooc:= 1 + ([.H$2]-1)*POWER(EXP([.H$3]/([.H$2]-1)); [.$B76]-1)" office:value-type="percentage" office:value="0.21158402001266">
            <text:p>21.16%</text:p>
          </table:table-cell>
          <table:table-cell table:formula="oooc:=[.I$2]*POWER([.I$3];[.$B76]) + [.I$4]" office:value-type="float" office:value="0">
            <text:p>0</text:p>
          </table:table-cell>
          <table:table-cell table:formula="oooc:=[.J$2]*POWER([.J$3];[.$B76]) + [.J$4]" office:value-type="float" office:value="197.759682690606">
            <text:p>198</text:p>
          </table:table-cell>
          <table:table-cell table:formula="oooc:=[.K$2]*POWER([.K$3];[.$B76]) + [.K$4]" office:value-type="float" office:value="212.810328203313">
            <text:p>213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493.74667445088">
            <text:p>494</text:p>
          </table:table-cell>
          <table:table-cell table:formula="oooc:= 1 + ([.D$2]-1)*POWER(EXP([.D$3]/([.D$2]-1)); ([.$B77]-1))" office:value-type="percentage" office:value="0.966940222355683">
            <text:p>96.69%</text:p>
          </table:table-cell>
          <table:table-cell table:formula="oooc:=[.E$2]*POWER([.E$3];[.$B77]) + [.E$4]" office:value-type="float" office:value="312.212195369124">
            <text:p>312</text:p>
          </table:table-cell>
          <table:table-cell table:formula="oooc:=[.F$2]*POWER([.F$3];[.$B77]) + [.F$4]" office:value-type="float" office:value="6987.09534929828">
            <text:p>6987</text:p>
          </table:table-cell>
          <table:table-cell table:formula="oooc:=[.G$2]*POWER([.G$3];[.$B77]) + [.G$4]" office:value-type="float" office:value="0">
            <text:p>0</text:p>
          </table:table-cell>
          <table:table-cell table:formula="oooc:= 1 + ([.H$2]-1)*POWER(EXP([.H$3]/([.H$2]-1)); [.$B77]-1)" office:value-type="percentage" office:value="0.213296106157778">
            <text:p>21.33%</text:p>
          </table:table-cell>
          <table:table-cell table:formula="oooc:=[.I$2]*POWER([.I$3];[.$B77]) + [.I$4]" office:value-type="float" office:value="0">
            <text:p>0</text:p>
          </table:table-cell>
          <table:table-cell table:formula="oooc:=[.J$2]*POWER([.J$3];[.$B77]) + [.J$4]" office:value-type="float" office:value="211.462860478948">
            <text:p>211</text:p>
          </table:table-cell>
          <table:table-cell table:formula="oooc:=[.K$2]*POWER([.K$3];[.$B77]) + [.K$4]" office:value-type="float" office:value="227.427051177545">
            <text:p>227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527.958941662441">
            <text:p>528</text:p>
          </table:table-cell>
          <table:table-cell table:formula="oooc:= 1 + ([.D$2]-1)*POWER(EXP([.D$3]/([.D$2]-1)); ([.$B78]-1))" office:value-type="percentage" office:value="0.967756471174045">
            <text:p>96.78%</text:p>
          </table:table-cell>
          <table:table-cell table:formula="oooc:=[.E$2]*POWER([.E$3];[.$B78]) + [.E$4]" office:value-type="float" office:value="333.717049044963">
            <text:p>334</text:p>
          </table:table-cell>
          <table:table-cell table:formula="oooc:=[.F$2]*POWER([.F$3];[.$B78]) + [.F$4]" office:value-type="float" office:value="7475.84202374916">
            <text:p>7476</text:p>
          </table:table-cell>
          <table:table-cell table:formula="oooc:=[.G$2]*POWER([.G$3];[.$B78]) + [.G$4]" office:value-type="float" office:value="0">
            <text:p>0</text:p>
          </table:table-cell>
          <table:table-cell table:formula="oooc:= 1 + ([.H$2]-1)*POWER(EXP([.H$3]/([.H$2]-1)); [.$B78]-1)" office:value-type="percentage" office:value="0.215004474419135">
            <text:p>21.50%</text:p>
          </table:table-cell>
          <table:table-cell table:formula="oooc:=[.I$2]*POWER([.I$3];[.$B78]) + [.I$4]" office:value-type="float" office:value="0">
            <text:p>0</text:p>
          </table:table-cell>
          <table:table-cell table:formula="oooc:=[.J$2]*POWER([.J$3];[.$B78]) + [.J$4]" office:value-type="float" office:value="226.125260712475">
            <text:p>226</text:p>
          </table:table-cell>
          <table:table-cell table:formula="oooc:=[.K$2]*POWER([.K$3];[.$B78]) + [.K$4]" office:value-type="float" office:value="243.066944759973">
            <text:p>243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564.566067578812">
            <text:p>565</text:p>
          </table:table-cell>
          <table:table-cell table:formula="oooc:= 1 + ([.D$2]-1)*POWER(EXP([.D$3]/([.D$2]-1)); ([.$B79]-1))" office:value-type="percentage" office:value="0.968552566737275">
            <text:p>96.86%</text:p>
          </table:table-cell>
          <table:table-cell table:formula="oooc:=[.E$2]*POWER([.E$3];[.$B79]) + [.E$4]" office:value-type="float" office:value="356.72724247811">
            <text:p>357</text:p>
          </table:table-cell>
          <table:table-cell table:formula="oooc:=[.F$2]*POWER([.F$3];[.$B79]) + [.F$4]" office:value-type="float" office:value="7998.8009654116">
            <text:p>7999</text:p>
          </table:table-cell>
          <table:table-cell table:formula="oooc:=[.G$2]*POWER([.G$3];[.$B79]) + [.G$4]" office:value-type="float" office:value="0">
            <text:p>0</text:p>
          </table:table-cell>
          <table:table-cell table:formula="oooc:= 1 + ([.H$2]-1)*POWER(EXP([.H$3]/([.H$2]-1)); [.$B79]-1)" office:value-type="percentage" office:value="0.21670913287031">
            <text:p>21.67%</text:p>
          </table:table-cell>
          <table:table-cell table:formula="oooc:=[.I$2]*POWER([.I$3];[.$B79]) + [.I$4]" office:value-type="float" office:value="0">
            <text:p>0</text:p>
          </table:table-cell>
          <table:table-cell table:formula="oooc:=[.J$2]*POWER([.J$3];[.$B79]) + [.J$4]" office:value-type="float" office:value="241.814028962348">
            <text:p>242</text:p>
          </table:table-cell>
          <table:table-cell table:formula="oooc:=[.K$2]*POWER([.K$3];[.$B79]) + [.K$4]" office:value-type="float" office:value="259.801630893171">
            <text:p>260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603.735692309329">
            <text:p>604</text:p>
          </table:table-cell>
          <table:table-cell table:formula="oooc:= 1 + ([.D$2]-1)*POWER(EXP([.D$3]/([.D$2]-1)); ([.$B80]-1))" office:value-type="percentage" office:value="0.969329006631014">
            <text:p>96.93%</text:p>
          </table:table-cell>
          <table:table-cell table:formula="oooc:=[.E$2]*POWER([.E$3];[.$B80]) + [.E$4]" office:value-type="float" office:value="381.348149451578">
            <text:p>381</text:p>
          </table:table-cell>
          <table:table-cell table:formula="oooc:=[.F$2]*POWER([.F$3];[.$B80]) + [.F$4]" office:value-type="float" office:value="8558.36703299041">
            <text:p>8558</text:p>
          </table:table-cell>
          <table:table-cell table:formula="oooc:=[.G$2]*POWER([.G$3];[.$B80]) + [.G$4]" office:value-type="float" office:value="0">
            <text:p>0</text:p>
          </table:table-cell>
          <table:table-cell table:formula="oooc:= 1 + ([.H$2]-1)*POWER(EXP([.H$3]/([.H$2]-1)); [.$B80]-1)" office:value-type="percentage" office:value="0.218410089567347">
            <text:p>21.84%</text:p>
          </table:table-cell>
          <table:table-cell table:formula="oooc:=[.I$2]*POWER([.I$3];[.$B80]) + [.I$4]" office:value-type="float" office:value="0">
            <text:p>0</text:p>
          </table:table-cell>
          <table:table-cell table:formula="oooc:=[.J$2]*POWER([.J$3];[.$B80]) + [.J$4]" office:value-type="float" office:value="258.601010989712">
            <text:p>259</text:p>
          </table:table-cell>
          <table:table-cell table:formula="oooc:=[.K$2]*POWER([.K$3];[.$B80]) + [.K$4]" office:value-type="float" office:value="277.707745055693">
            <text:p>278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645.647190770982">
            <text:p>646</text:p>
          </table:table-cell>
          <table:table-cell table:formula="oooc:= 1 + ([.D$2]-1)*POWER(EXP([.D$3]/([.D$2]-1)); ([.$B81]-1))" office:value-type="percentage" office:value="0.970086276155473">
            <text:p>97.01%</text:p>
          </table:table-cell>
          <table:table-cell table:formula="oooc:=[.E$2]*POWER([.E$3];[.$B81]) + [.E$4]" office:value-type="float" office:value="407.692519913189">
            <text:p>408</text:p>
          </table:table-cell>
          <table:table-cell table:formula="oooc:=[.F$2]*POWER([.F$3];[.$B81]) + [.F$4]" office:value-type="float" office:value="9157.10272529974">
            <text:p>9157</text:p>
          </table:table-cell>
          <table:table-cell table:formula="oooc:=[.G$2]*POWER([.G$3];[.$B81]) + [.G$4]" office:value-type="float" office:value="0">
            <text:p>0</text:p>
          </table:table-cell>
          <table:table-cell table:formula="oooc:= 1 + ([.H$2]-1)*POWER(EXP([.H$3]/([.H$2]-1)); [.$B81]-1)" office:value-type="percentage" office:value="0.220107352548796">
            <text:p>22.01%</text:p>
          </table:table-cell>
          <table:table-cell table:formula="oooc:=[.I$2]*POWER([.I$3];[.$B81]) + [.I$4]" office:value-type="float" office:value="0">
            <text:p>0</text:p>
          </table:table-cell>
          <table:table-cell table:formula="oooc:=[.J$2]*POWER([.J$3];[.$B81]) + [.J$4]" office:value-type="float" office:value="276.563081758992">
            <text:p>277</text:p>
          </table:table-cell>
          <table:table-cell table:formula="oooc:=[.K$2]*POWER([.K$3];[.$B81]) + [.K$4]" office:value-type="float" office:value="296.867287209592">
            <text:p>297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690.492494124951">
            <text:p>690</text:p>
          </table:table-cell>
          <table:table-cell table:formula="oooc:= 1 + ([.D$2]-1)*POWER(EXP([.D$3]/([.D$2]-1)); ([.$B82]-1))" office:value-type="percentage" office:value="0.970824848628755">
            <text:p>97.08%</text:p>
          </table:table-cell>
          <table:table-cell table:formula="oooc:=[.E$2]*POWER([.E$3];[.$B82]) + [.E$4]" office:value-type="float" office:value="435.880996307112">
            <text:p>436</text:p>
          </table:table-cell>
          <table:table-cell table:formula="oooc:=[.F$2]*POWER([.F$3];[.$B82]) + [.F$4]" office:value-type="float" office:value="9797.74991607072">
            <text:p>9798</text:p>
          </table:table-cell>
          <table:table-cell table:formula="oooc:=[.G$2]*POWER([.G$3];[.$B82]) + [.G$4]" office:value-type="float" office:value="0">
            <text:p>0</text:p>
          </table:table-cell>
          <table:table-cell table:formula="oooc:= 1 + ([.H$2]-1)*POWER(EXP([.H$3]/([.H$2]-1)); [.$B82]-1)" office:value-type="percentage" office:value="0.221800929835753">
            <text:p>22.18%</text:p>
          </table:table-cell>
          <table:table-cell table:formula="oooc:=[.I$2]*POWER([.I$3];[.$B82]) + [.I$4]" office:value-type="float" office:value="0">
            <text:p>0</text:p>
          </table:table-cell>
          <table:table-cell table:formula="oooc:=[.J$2]*POWER([.J$3];[.$B82]) + [.J$4]" office:value-type="float" office:value="295.782497482122">
            <text:p>296</text:p>
          </table:table-cell>
          <table:table-cell table:formula="oooc:=[.K$2]*POWER([.K$3];[.$B82]) + [.K$4]" office:value-type="float" office:value="317.367997314263">
            <text:p>317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738.476968713697">
            <text:p>738</text:p>
          </table:table-cell>
          <table:table-cell table:formula="oooc:= 1 + ([.D$2]-1)*POWER(EXP([.D$3]/([.D$2]-1)); ([.$B83]-1))" office:value-type="percentage" office:value="0.971545185682697">
            <text:p>97.15%</text:p>
          </table:table-cell>
          <table:table-cell table:formula="oooc:=[.E$2]*POWER([.E$3];[.$B83]) + [.E$4]" office:value-type="float" office:value="466.04266604861">
            <text:p>466</text:p>
          </table:table-cell>
          <table:table-cell table:formula="oooc:=[.F$2]*POWER([.F$3];[.$B83]) + [.F$4]" office:value-type="float" office:value="10483.2424101957">
            <text:p>10483</text:p>
          </table:table-cell>
          <table:table-cell table:formula="oooc:=[.G$2]*POWER([.G$3];[.$B83]) + [.G$4]" office:value-type="float" office:value="0">
            <text:p>0</text:p>
          </table:table-cell>
          <table:table-cell table:formula="oooc:= 1 + ([.H$2]-1)*POWER(EXP([.H$3]/([.H$2]-1)); [.$B83]-1)" office:value-type="percentage" office:value="0.223490829431894">
            <text:p>22.35%</text:p>
          </table:table-cell>
          <table:table-cell table:formula="oooc:=[.I$2]*POWER([.I$3];[.$B83]) + [.I$4]" office:value-type="float" office:value="0">
            <text:p>0</text:p>
          </table:table-cell>
          <table:table-cell table:formula="oooc:=[.J$2]*POWER([.J$3];[.$B83]) + [.J$4]" office:value-type="float" office:value="316.34727230587">
            <text:p>316</text:p>
          </table:table-cell>
          <table:table-cell table:formula="oooc:=[.K$2]*POWER([.K$3];[.$B83]) + [.K$4]" office:value-type="float" office:value="339.303757126262">
            <text:p>339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789.820356523656">
            <text:p>790</text:p>
          </table:table-cell>
          <table:table-cell table:formula="oooc:= 1 + ([.D$2]-1)*POWER(EXP([.D$3]/([.D$2]-1)); ([.$B84]-1))" office:value-type="percentage" office:value="0.972247737551409">
            <text:p>97.22%</text:p>
          </table:table-cell>
          <table:table-cell table:formula="oooc:=[.E$2]*POWER([.E$3];[.$B84]) + [.E$4]" office:value-type="float" office:value="498.315652672013">
            <text:p>498</text:p>
          </table:table-cell>
          <table:table-cell table:formula="oooc:=[.F$2]*POWER([.F$3];[.$B84]) + [.F$4]" office:value-type="float" office:value="11216.7193789094">
            <text:p>11217</text:p>
          </table:table-cell>
          <table:table-cell table:formula="oooc:=[.G$2]*POWER([.G$3];[.$B84]) + [.G$4]" office:value-type="float" office:value="0">
            <text:p>0</text:p>
          </table:table-cell>
          <table:table-cell table:formula="oooc:= 1 + ([.H$2]-1)*POWER(EXP([.H$3]/([.H$2]-1)); [.$B84]-1)" office:value-type="percentage" office:value="0.225177059323516">
            <text:p>22.52%</text:p>
          </table:table-cell>
          <table:table-cell table:formula="oooc:=[.I$2]*POWER([.I$3];[.$B84]) + [.I$4]" office:value-type="float" office:value="0">
            <text:p>0</text:p>
          </table:table-cell>
          <table:table-cell table:formula="oooc:=[.J$2]*POWER([.J$3];[.$B84]) + [.J$4]" office:value-type="float" office:value="338.351581367281">
            <text:p>338</text:p>
          </table:table-cell>
          <table:table-cell table:formula="oooc:=[.K$2]*POWER([.K$3];[.$B84]) + [.K$4]" office:value-type="float" office:value="362.7750201251">
            <text:p>363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844.757781480312">
            <text:p>845</text:p>
          </table:table-cell>
          <table:table-cell table:formula="oooc:= 1 + ([.D$2]-1)*POWER(EXP([.D$3]/([.D$2]-1)); ([.$B85]-1))" office:value-type="percentage" office:value="0.972932943352678">
            <text:p>97.29%</text:p>
          </table:table-cell>
          <table:table-cell table:formula="oooc:=[.E$2]*POWER([.E$3];[.$B85]) + [.E$4]" office:value-type="float" office:value="532.847748359053">
            <text:p>533</text:p>
          </table:table-cell>
          <table:table-cell table:formula="oooc:=[.F$2]*POWER([.F$3];[.$B85]) + [.F$4]" office:value-type="float" office:value="12001.539735433">
            <text:p>12002</text:p>
          </table:table-cell>
          <table:table-cell table:formula="oooc:=[.G$2]*POWER([.G$3];[.$B85]) + [.G$4]" office:value-type="float" office:value="0">
            <text:p>0</text:p>
          </table:table-cell>
          <table:table-cell table:formula="oooc:= 1 + ([.H$2]-1)*POWER(EXP([.H$3]/([.H$2]-1)); [.$B85]-1)" office:value-type="percentage" office:value="0.226859627479571">
            <text:p>22.69%</text:p>
          </table:table-cell>
          <table:table-cell table:formula="oooc:=[.I$2]*POWER([.I$3];[.$B85]) + [.I$4]" office:value-type="float" office:value="0">
            <text:p>0</text:p>
          </table:table-cell>
          <table:table-cell table:formula="oooc:=[.J$2]*POWER([.J$3];[.$B85]) + [.J$4]" office:value-type="float" office:value="361.896192062991">
            <text:p>362</text:p>
          </table:table-cell>
          <table:table-cell table:formula="oooc:=[.K$2]*POWER([.K$3];[.$B85]) + [.K$4]" office:value-type="float" office:value="387.889271533857">
            <text:p>388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903.540826183934">
            <text:p>904</text:p>
          </table:table-cell>
          <table:table-cell table:formula="oooc:= 1 + ([.D$2]-1)*POWER(EXP([.D$3]/([.D$2]-1)); ([.$B86]-1))" office:value-type="percentage" office:value="0.973601231362434">
            <text:p>97.36%</text:p>
          </table:table-cell>
          <table:table-cell table:formula="oooc:=[.E$2]*POWER([.E$3];[.$B86]) + [.E$4]" office:value-type="float" office:value="569.797090744187">
            <text:p>570</text:p>
          </table:table-cell>
          <table:table-cell table:formula="oooc:=[.F$2]*POWER([.F$3];[.$B86]) + [.F$4]" office:value-type="float" office:value="12841.2975169133">
            <text:p>12841</text:p>
          </table:table-cell>
          <table:table-cell table:formula="oooc:=[.G$2]*POWER([.G$3];[.$B86]) + [.G$4]" office:value-type="float" office:value="0">
            <text:p>0</text:p>
          </table:table-cell>
          <table:table-cell table:formula="oooc:= 1 + ([.H$2]-1)*POWER(EXP([.H$3]/([.H$2]-1)); [.$B86]-1)" office:value-type="percentage" office:value="0.228538541851709">
            <text:p>22.85%</text:p>
          </table:table-cell>
          <table:table-cell table:formula="oooc:=[.I$2]*POWER([.I$3];[.$B86]) + [.I$4]" office:value-type="float" office:value="0">
            <text:p>0</text:p>
          </table:table-cell>
          <table:table-cell table:formula="oooc:=[.J$2]*POWER([.J$3];[.$B86]) + [.J$4]" office:value-type="float" office:value="387.0889255074">
            <text:p>387</text:p>
          </table:table-cell>
          <table:table-cell table:formula="oooc:=[.K$2]*POWER([.K$3];[.$B86]) + [.K$4]" office:value-type="float" office:value="414.761520541227">
            <text:p>415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966.43868401681">
            <text:p>966</text:p>
          </table:table-cell>
          <table:table-cell table:formula="oooc:= 1 + ([.D$2]-1)*POWER(EXP([.D$3]/([.D$2]-1)); ([.$B87]-1))" office:value-type="percentage" office:value="0.974253019282439">
            <text:p>97.43%</text:p>
          </table:table-cell>
          <table:table-cell table:formula="oooc:=[.E$2]*POWER([.E$3];[.$B87]) + [.E$4]" office:value-type="float" office:value="609.33288709628">
            <text:p>609</text:p>
          </table:table-cell>
          <table:table-cell table:formula="oooc:=[.F$2]*POWER([.F$3];[.$B87]) + [.F$4]" office:value-type="float" office:value="13739.8383430973">
            <text:p>13740</text:p>
          </table:table-cell>
          <table:table-cell table:formula="oooc:=[.G$2]*POWER([.G$3];[.$B87]) + [.G$4]" office:value-type="float" office:value="0">
            <text:p>0</text:p>
          </table:table-cell>
          <table:table-cell table:formula="oooc:= 1 + ([.H$2]-1)*POWER(EXP([.H$3]/([.H$2]-1)); [.$B87]-1)" office:value-type="percentage" office:value="0.230213810374309">
            <text:p>23.02%</text:p>
          </table:table-cell>
          <table:table-cell table:formula="oooc:=[.I$2]*POWER([.I$3];[.$B87]) + [.I$4]" office:value-type="float" office:value="0">
            <text:p>0</text:p>
          </table:table-cell>
          <table:table-cell table:formula="oooc:=[.J$2]*POWER([.J$3];[.$B87]) + [.J$4]" office:value-type="float" office:value="414.045150292918">
            <text:p>414</text:p>
          </table:table-cell>
          <table:table-cell table:formula="oooc:=[.K$2]*POWER([.K$3];[.$B87]) + [.K$4]" office:value-type="float" office:value="443.514826979113">
            <text:p>444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1033.73939189799">
            <text:p>1034</text:p>
          </table:table-cell>
          <table:table-cell table:formula="oooc:= 1 + ([.D$2]-1)*POWER(EXP([.D$3]/([.D$2]-1)); ([.$B88]-1))" office:value-type="percentage" office:value="0.974888714501361">
            <text:p>97.49%</text:p>
          </table:table-cell>
          <table:table-cell table:formula="oooc:=[.E$2]*POWER([.E$3];[.$B88]) + [.E$4]" office:value-type="float" office:value="651.63618919302">
            <text:p>652</text:p>
          </table:table-cell>
          <table:table-cell table:formula="oooc:=[.F$2]*POWER([.F$3];[.$B88]) + [.F$4]" office:value-type="float" office:value="14701.2770271141">
            <text:p>14701</text:p>
          </table:table-cell>
          <table:table-cell table:formula="oooc:=[.G$2]*POWER([.G$3];[.$B88]) + [.G$4]" office:value-type="float" office:value="0">
            <text:p>0</text:p>
          </table:table-cell>
          <table:table-cell table:formula="oooc:= 1 + ([.H$2]-1)*POWER(EXP([.H$3]/([.H$2]-1)); [.$B88]-1)" office:value-type="percentage" office:value="0.231885440964524">
            <text:p>23.19%</text:p>
          </table:table-cell>
          <table:table-cell table:formula="oooc:=[.I$2]*POWER([.I$3];[.$B88]) + [.I$4]" office:value-type="float" office:value="0">
            <text:p>0</text:p>
          </table:table-cell>
          <table:table-cell table:formula="oooc:=[.J$2]*POWER([.J$3];[.$B88]) + [.J$4]" office:value-type="float" office:value="442.888310813423">
            <text:p>443</text:p>
          </table:table-cell>
          <table:table-cell table:formula="oooc:=[.K$2]*POWER([.K$3];[.$B88]) + [.K$4]" office:value-type="float" office:value="474.280864867651">
            <text:p>474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1105.75114933085">
            <text:p>1106</text:p>
          </table:table-cell>
          <table:table-cell table:formula="oooc:= 1 + ([.D$2]-1)*POWER(EXP([.D$3]/([.D$2]-1)); ([.$B89]-1))" office:value-type="percentage" office:value="0.975508714349404">
            <text:p>97.55%</text:p>
          </table:table-cell>
          <table:table-cell table:formula="oooc:=[.E$2]*POWER([.E$3];[.$B89]) + [.E$4]" office:value-type="float" office:value="696.900722436531">
            <text:p>697</text:p>
          </table:table-cell>
          <table:table-cell table:formula="oooc:=[.F$2]*POWER([.F$3];[.$B89]) + [.F$4]" office:value-type="float" office:value="15730.0164190121">
            <text:p>15730</text:p>
          </table:table-cell>
          <table:table-cell table:formula="oooc:=[.G$2]*POWER([.G$3];[.$B89]) + [.G$4]" office:value-type="float" office:value="0">
            <text:p>0</text:p>
          </table:table-cell>
          <table:table-cell table:formula="oooc:= 1 + ([.H$2]-1)*POWER(EXP([.H$3]/([.H$2]-1)); [.$B89]-1)" office:value-type="percentage" office:value="0.233553441522313">
            <text:p>23.36%</text:p>
          </table:table-cell>
          <table:table-cell table:formula="oooc:=[.I$2]*POWER([.I$3];[.$B89]) + [.I$4]" office:value-type="float" office:value="0">
            <text:p>0</text:p>
          </table:table-cell>
          <table:table-cell table:formula="oooc:=[.J$2]*POWER([.J$3];[.$B89]) + [.J$4]" office:value-type="float" office:value="473.750492570362">
            <text:p>474</text:p>
          </table:table-cell>
          <table:table-cell table:formula="oooc:=[.K$2]*POWER([.K$3];[.$B89]) + [.K$4]" office:value-type="float" office:value="507.200525408387">
            <text:p>507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1182.803729784">
            <text:p>1183</text:p>
          </table:table-cell>
          <table:table-cell table:formula="oooc:= 1 + ([.D$2]-1)*POWER(EXP([.D$3]/([.D$2]-1)); ([.$B90]-1))" office:value-type="percentage" office:value="0.976113406346656">
            <text:p>97.61%</text:p>
          </table:table-cell>
          <table:table-cell table:formula="oooc:=[.E$2]*POWER([.E$3];[.$B90]) + [.E$4]" office:value-type="float" office:value="745.333773007089">
            <text:p>745</text:p>
          </table:table-cell>
          <table:table-cell table:formula="oooc:=[.F$2]*POWER([.F$3];[.$B90]) + [.F$4]" office:value-type="float" office:value="16830.7675683429">
            <text:p>16831</text:p>
          </table:table-cell>
          <table:table-cell table:formula="oooc:=[.G$2]*POWER([.G$3];[.$B90]) + [.G$4]" office:value-type="float" office:value="0">
            <text:p>0</text:p>
          </table:table-cell>
          <table:table-cell table:formula="oooc:= 1 + ([.H$2]-1)*POWER(EXP([.H$3]/([.H$2]-1)); [.$B90]-1)" office:value-type="percentage" office:value="0.235217819930477">
            <text:p>23.52%</text:p>
          </table:table-cell>
          <table:table-cell table:formula="oooc:=[.I$2]*POWER([.I$3];[.$B90]) + [.I$4]" office:value-type="float" office:value="0">
            <text:p>0</text:p>
          </table:table-cell>
          <table:table-cell table:formula="oooc:=[.J$2]*POWER([.J$3];[.$B90]) + [.J$4]" office:value-type="float" office:value="506.773027050288">
            <text:p>507</text:p>
          </table:table-cell>
          <table:table-cell table:formula="oooc:=[.K$2]*POWER([.K$3];[.$B90]) + [.K$4]" office:value-type="float" office:value="542.424562186974">
            <text:p>542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1265.24999086889">
            <text:p>1265</text:p>
          </table:table-cell>
          <table:table-cell table:formula="oooc:= 1 + ([.D$2]-1)*POWER(EXP([.D$3]/([.D$2]-1)); ([.$B91]-1))" office:value-type="percentage" office:value="0.976703168445301">
            <text:p>97.67%</text:p>
          </table:table-cell>
          <table:table-cell table:formula="oooc:=[.E$2]*POWER([.E$3];[.$B91]) + [.E$4]" office:value-type="float" office:value="797.157137117585">
            <text:p>797</text:p>
          </table:table-cell>
          <table:table-cell table:formula="oooc:=[.F$2]*POWER([.F$3];[.$B91]) + [.F$4]" office:value-type="float" office:value="18008.5712981269">
            <text:p>18009</text:p>
          </table:table-cell>
          <table:table-cell table:formula="oooc:=[.G$2]*POWER([.G$3];[.$B91]) + [.G$4]" office:value-type="float" office:value="0">
            <text:p>0</text:p>
          </table:table-cell>
          <table:table-cell table:formula="oooc:= 1 + ([.H$2]-1)*POWER(EXP([.H$3]/([.H$2]-1)); [.$B91]-1)" office:value-type="percentage" office:value="0.236878584054704">
            <text:p>23.69%</text:p>
          </table:table-cell>
          <table:table-cell table:formula="oooc:=[.I$2]*POWER([.I$3];[.$B91]) + [.I$4]" office:value-type="float" office:value="0">
            <text:p>0</text:p>
          </table:table-cell>
          <table:table-cell table:formula="oooc:=[.J$2]*POWER([.J$3];[.$B91]) + [.J$4]" office:value-type="float" office:value="542.107138943808">
            <text:p>542</text:p>
          </table:table-cell>
          <table:table-cell table:formula="oooc:=[.K$2]*POWER([.K$3];[.$B91]) + [.K$4]" office:value-type="float" office:value="580.114281540062">
            <text:p>580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1353.46749022971">
            <text:p>1353</text:p>
          </table:table-cell>
          <table:table-cell table:formula="oooc:= 1 + ([.D$2]-1)*POWER(EXP([.D$3]/([.D$2]-1)); ([.$B92]-1))" office:value-type="percentage" office:value="0.977278369265847">
            <text:p>97.73%</text:p>
          </table:table-cell>
          <table:table-cell table:formula="oooc:=[.E$2]*POWER([.E$3];[.$B92]) + [.E$4]" office:value-type="float" office:value="852.608136715816">
            <text:p>853</text:p>
          </table:table-cell>
          <table:table-cell table:formula="oooc:=[.F$2]*POWER([.F$3];[.$B92]) + [.F$4]" office:value-type="float" office:value="19268.8212889958">
            <text:p>19269</text:p>
          </table:table-cell>
          <table:table-cell table:formula="oooc:=[.G$2]*POWER([.G$3];[.$B92]) + [.G$4]" office:value-type="float" office:value="0">
            <text:p>0</text:p>
          </table:table-cell>
          <table:table-cell table:formula="oooc:= 1 + ([.H$2]-1)*POWER(EXP([.H$3]/([.H$2]-1)); [.$B92]-1)" office:value-type="percentage" office:value="0.238535741743598">
            <text:p>23.85%</text:p>
          </table:table-cell>
          <table:table-cell table:formula="oooc:=[.I$2]*POWER([.I$3];[.$B92]) + [.I$4]" office:value-type="float" office:value="0">
            <text:p>0</text:p>
          </table:table-cell>
          <table:table-cell table:formula="oooc:=[.J$2]*POWER([.J$3];[.$B92]) + [.J$4]" office:value-type="float" office:value="579.914638669874">
            <text:p>580</text:p>
          </table:table-cell>
          <table:table-cell table:formula="oooc:=[.K$2]*POWER([.K$3];[.$B92]) + [.K$4]" office:value-type="float" office:value="620.442281247866">
            <text:p>620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1447.86021454579">
            <text:p>1448</text:p>
          </table:table-cell>
          <table:table-cell table:formula="oooc:= 1 + ([.D$2]-1)*POWER(EXP([.D$3]/([.D$2]-1)); ([.$B93]-1))" office:value-type="percentage" office:value="0.977839368327533">
            <text:p>97.78%</text:p>
          </table:table-cell>
          <table:table-cell table:formula="oooc:=[.E$2]*POWER([.E$3];[.$B93]) + [.E$4]" office:value-type="float" office:value="911.940706285923">
            <text:p>912</text:p>
          </table:table-cell>
          <table:table-cell table:formula="oooc:=[.F$2]*POWER([.F$3];[.$B93]) + [.F$4]" office:value-type="float" office:value="20617.2887792255">
            <text:p>20617</text:p>
          </table:table-cell>
          <table:table-cell table:formula="oooc:=[.G$2]*POWER([.G$3];[.$B93]) + [.G$4]" office:value-type="float" office:value="0">
            <text:p>0</text:p>
          </table:table-cell>
          <table:table-cell table:formula="oooc:= 1 + ([.H$2]-1)*POWER(EXP([.H$3]/([.H$2]-1)); [.$B93]-1)" office:value-type="percentage" office:value="0.24018930082872">
            <text:p>24.02%</text:p>
          </table:table-cell>
          <table:table-cell table:formula="oooc:=[.I$2]*POWER([.I$3];[.$B93]) + [.I$4]" office:value-type="float" office:value="0">
            <text:p>0</text:p>
          </table:table-cell>
          <table:table-cell table:formula="oooc:=[.J$2]*POWER([.J$3];[.$B93]) + [.J$4]" office:value-type="float" office:value="620.368663376766">
            <text:p>620</text:p>
          </table:table-cell>
          <table:table-cell table:formula="oooc:=[.K$2]*POWER([.K$3];[.$B93]) + [.K$4]" office:value-type="float" office:value="663.593240935217">
            <text:p>664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1548.86042956399">
            <text:p>1549</text:p>
          </table:table-cell>
          <table:table-cell table:formula="oooc:= 1 + ([.D$2]-1)*POWER(EXP([.D$3]/([.D$2]-1)); ([.$B94]-1))" office:value-type="percentage" office:value="0.978386516273034">
            <text:p>97.84%</text:p>
          </table:table-cell>
          <table:table-cell table:formula="oooc:=[.E$2]*POWER([.E$3];[.$B94]) + [.E$4]" office:value-type="float" office:value="975.426555725938">
            <text:p>975</text:p>
          </table:table-cell>
          <table:table-cell table:formula="oooc:=[.F$2]*POWER([.F$3];[.$B94]) + [.F$4]" office:value-type="float" office:value="22060.1489937713">
            <text:p>22060</text:p>
          </table:table-cell>
          <table:table-cell table:formula="oooc:=[.G$2]*POWER([.G$3];[.$B94]) + [.G$4]" office:value-type="float" office:value="0">
            <text:p>0</text:p>
          </table:table-cell>
          <table:table-cell table:formula="oooc:= 1 + ([.H$2]-1)*POWER(EXP([.H$3]/([.H$2]-1)); [.$B94]-1)" office:value-type="percentage" office:value="0.241839269124624">
            <text:p>24.18%</text:p>
          </table:table-cell>
          <table:table-cell table:formula="oooc:=[.I$2]*POWER([.I$3];[.$B94]) + [.I$4]" office:value-type="float" office:value="0">
            <text:p>0</text:p>
          </table:table-cell>
          <table:table-cell table:formula="oooc:=[.J$2]*POWER([.J$3];[.$B94]) + [.J$4]" office:value-type="float" office:value="663.654469813139">
            <text:p>664</text:p>
          </table:table-cell>
          <table:table-cell table:formula="oooc:=[.K$2]*POWER([.K$3];[.$B94]) + [.K$4]" office:value-type="float" office:value="709.764767800682">
            <text:p>710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1656.93065963347">
            <text:p>1657</text:p>
          </table:table-cell>
          <table:table-cell table:formula="oooc:= 1 + ([.D$2]-1)*POWER(EXP([.D$3]/([.D$2]-1)); ([.$B95]-1))" office:value-type="percentage" office:value="0.978920155087627">
            <text:p>97.89%</text:p>
          </table:table-cell>
          <table:table-cell table:formula="oooc:=[.E$2]*POWER([.E$3];[.$B95]) + [.E$4]" office:value-type="float" office:value="1043.35641462675">
            <text:p>1043</text:p>
          </table:table-cell>
          <table:table-cell table:formula="oooc:=[.F$2]*POWER([.F$3];[.$B95]) + [.F$4]" office:value-type="float" office:value="23604.0094233353">
            <text:p>23604</text:p>
          </table:table-cell>
          <table:table-cell table:formula="oooc:=[.G$2]*POWER([.G$3];[.$B95]) + [.G$4]" office:value-type="float" office:value="0">
            <text:p>0</text:p>
          </table:table-cell>
          <table:table-cell table:formula="oooc:= 1 + ([.H$2]-1)*POWER(EXP([.H$3]/([.H$2]-1)); [.$B95]-1)" office:value-type="percentage" office:value="0.243485654428896">
            <text:p>24.35%</text:p>
          </table:table-cell>
          <table:table-cell table:formula="oooc:=[.I$2]*POWER([.I$3];[.$B95]) + [.I$4]" office:value-type="float" office:value="0">
            <text:p>0</text:p>
          </table:table-cell>
          <table:table-cell table:formula="oooc:=[.J$2]*POWER([.J$3];[.$B95]) + [.J$4]" office:value-type="float" office:value="709.970282700059">
            <text:p>710</text:p>
          </table:table-cell>
          <table:table-cell table:formula="oooc:=[.K$2]*POWER([.K$3];[.$B95]) + [.K$4]" office:value-type="float" office:value="759.16830154673">
            <text:p>759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1772.56580580781">
            <text:p>1773</text:p>
          </table:table-cell>
          <table:table-cell table:formula="oooc:= 1 + ([.D$2]-1)*POWER(EXP([.D$3]/([.D$2]-1)); ([.$B96]-1))" office:value-type="percentage" office:value="0.979440618312943">
            <text:p>97.94%</text:p>
          </table:table-cell>
          <table:table-cell table:formula="oooc:=[.E$2]*POWER([.E$3];[.$B96]) + [.E$4]" office:value-type="float" office:value="1116.04136365063">
            <text:p>1116</text:p>
          </table:table-cell>
          <table:table-cell table:formula="oooc:=[.F$2]*POWER([.F$3];[.$B96]) + [.F$4]" office:value-type="float" office:value="25255.9400829688">
            <text:p>25256</text:p>
          </table:table-cell>
          <table:table-cell table:formula="oooc:=[.G$2]*POWER([.G$3];[.$B96]) + [.G$4]" office:value-type="float" office:value="0">
            <text:p>0</text:p>
          </table:table-cell>
          <table:table-cell table:formula="oooc:= 1 + ([.H$2]-1)*POWER(EXP([.H$3]/([.H$2]-1)); [.$B96]-1)" office:value-type="percentage" office:value="0.245128464522187">
            <text:p>24.51%</text:p>
          </table:table-cell>
          <table:table-cell table:formula="oooc:=[.I$2]*POWER([.I$3];[.$B96]) + [.I$4]" office:value-type="float" office:value="0">
            <text:p>0</text:p>
          </table:table-cell>
          <table:table-cell table:formula="oooc:=[.J$2]*POWER([.J$3];[.$B96]) + [.J$4]" office:value-type="float" office:value="759.528202489063">
            <text:p>760</text:p>
          </table:table-cell>
          <table:table-cell table:formula="oooc:=[.K$2]*POWER([.K$3];[.$B96]) + [.K$4]" office:value-type="float" office:value="812.030082655001">
            <text:p>812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1896.29541221436">
            <text:p>1896</text:p>
          </table:table-cell>
          <table:table-cell table:formula="oooc:= 1 + ([.D$2]-1)*POWER(EXP([.D$3]/([.D$2]-1)); ([.$B97]-1))" office:value-type="percentage" office:value="0.979948231255439">
            <text:p>97.99%</text:p>
          </table:table-cell>
          <table:table-cell table:formula="oooc:=[.E$2]*POWER([.E$3];[.$B97]) + [.E$4]" office:value-type="float" office:value="1193.81425910617">
            <text:p>1194</text:p>
          </table:table-cell>
          <table:table-cell table:formula="oooc:=[.F$2]*POWER([.F$3];[.$B97]) + [.F$4]" office:value-type="float" office:value="27023.5058887766">
            <text:p>27024</text:p>
          </table:table-cell>
          <table:table-cell table:formula="oooc:=[.G$2]*POWER([.G$3];[.$B97]) + [.G$4]" office:value-type="float" office:value="0">
            <text:p>0</text:p>
          </table:table-cell>
          <table:table-cell table:formula="oooc:= 1 + ([.H$2]-1)*POWER(EXP([.H$3]/([.H$2]-1)); [.$B97]-1)" office:value-type="percentage" office:value="0.246767707168254">
            <text:p>24.68%</text:p>
          </table:table-cell>
          <table:table-cell table:formula="oooc:=[.I$2]*POWER([.I$3];[.$B97]) + [.I$4]" office:value-type="float" office:value="0">
            <text:p>0</text:p>
          </table:table-cell>
          <table:table-cell table:formula="oooc:=[.J$2]*POWER([.J$3];[.$B97]) + [.J$4]" office:value-type="float" office:value="812.555176663298">
            <text:p>813</text:p>
          </table:table-cell>
          <table:table-cell table:formula="oooc:=[.K$2]*POWER([.K$3];[.$B97]) + [.K$4]" office:value-type="float" office:value="868.592188440851">
            <text:p>869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2028.68609106937">
            <text:p>2029</text:p>
          </table:table-cell>
          <table:table-cell table:formula="oooc:= 1 + ([.D$2]-1)*POWER(EXP([.D$3]/([.D$2]-1)); ([.$B98]-1))" office:value-type="percentage" office:value="0.98044331118973">
            <text:p>98.04%</text:p>
          </table:table-cell>
          <table:table-cell table:formula="oooc:=[.E$2]*POWER([.E$3];[.$B98]) + [.E$4]" office:value-type="float" office:value="1277.0312572436">
            <text:p>1277</text:p>
          </table:table-cell>
          <table:table-cell table:formula="oooc:=[.F$2]*POWER([.F$3];[.$B98]) + [.F$4]" office:value-type="float" office:value="28914.801300991">
            <text:p>28915</text:p>
          </table:table-cell>
          <table:table-cell table:formula="oooc:=[.G$2]*POWER([.G$3];[.$B98]) + [.G$4]" office:value-type="float" office:value="0">
            <text:p>0</text:p>
          </table:table-cell>
          <table:table-cell table:formula="oooc:= 1 + ([.H$2]-1)*POWER(EXP([.H$3]/([.H$2]-1)); [.$B98]-1)" office:value-type="percentage" office:value="0.248403390113992">
            <text:p>24.84%</text:p>
          </table:table-cell>
          <table:table-cell table:formula="oooc:=[.I$2]*POWER([.I$3];[.$B98]) + [.I$4]" office:value-type="float" office:value="0">
            <text:p>0</text:p>
          </table:table-cell>
          <table:table-cell table:formula="oooc:=[.J$2]*POWER([.J$3];[.$B98]) + [.J$4]" office:value-type="float" office:value="869.294039029729">
            <text:p>869</text:p>
          </table:table-cell>
          <table:table-cell table:formula="oooc:=[.K$2]*POWER([.K$3];[.$B98]) + [.K$4]" office:value-type="float" office:value="929.113641631711">
            <text:p>929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2170.34411744422">
            <text:p>2170</text:p>
          </table:table-cell>
          <table:table-cell table:formula="oooc:= 1 + ([.D$2]-1)*POWER(EXP([.D$3]/([.D$2]-1)); ([.$B99]-1))" office:value-type="percentage" office:value="0.98092616755689">
            <text:p>98.09%</text:p>
          </table:table-cell>
          <table:table-cell table:formula="oooc:=[.E$2]*POWER([.E$3];[.$B99]) + [.E$4]" office:value-type="float" office:value="1366.07344525065">
            <text:p>1366</text:p>
          </table:table-cell>
          <table:table-cell table:formula="oooc:=[.F$2]*POWER([.F$3];[.$B99]) + [.F$4]" office:value-type="float" office:value="30938.4873920603">
            <text:p>30938</text:p>
          </table:table-cell>
          <table:table-cell table:formula="oooc:=[.G$2]*POWER([.G$3];[.$B99]) + [.G$4]" office:value-type="float" office:value="0">
            <text:p>0</text:p>
          </table:table-cell>
          <table:table-cell table:formula="oooc:= 1 + ([.H$2]-1)*POWER(EXP([.H$3]/([.H$2]-1)); [.$B99]-1)" office:value-type="percentage" office:value="0.250035521089475">
            <text:p>25.00%</text:p>
          </table:table-cell>
          <table:table-cell table:formula="oooc:=[.I$2]*POWER([.I$3];[.$B99]) + [.I$4]" office:value-type="float" office:value="0">
            <text:p>0</text:p>
          </table:table-cell>
          <table:table-cell table:formula="oooc:=[.J$2]*POWER([.J$3];[.$B99]) + [.J$4]" office:value-type="float" office:value="930.00462176181">
            <text:p>930</text:p>
          </table:table-cell>
          <table:table-cell table:formula="oooc:=[.K$2]*POWER([.K$3];[.$B99]) + [.K$4]" office:value-type="float" office:value="993.87159654593">
            <text:p>994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2321.91820566532">
            <text:p>2322</text:p>
          </table:table-cell>
          <table:table-cell table:formula="oooc:= 1 + ([.D$2]-1)*POWER(EXP([.D$3]/([.D$2]-1)); ([.$B100]-1))" office:value-type="percentage" office:value="0.981397102157867">
            <text:p>98.14%</text:p>
          </table:table-cell>
          <table:table-cell table:formula="oooc:=[.E$2]*POWER([.E$3];[.$B100]) + [.E$4]" office:value-type="float" office:value="1461.3485864182">
            <text:p>1461</text:p>
          </table:table-cell>
          <table:table-cell table:formula="oooc:=[.F$2]*POWER([.F$3];[.$B100]) + [.F$4]" office:value-type="float" office:value="33103.8315095045">
            <text:p>33104</text:p>
          </table:table-cell>
          <table:table-cell table:formula="oooc:=[.G$2]*POWER([.G$3];[.$B100]) + [.G$4]" office:value-type="float" office:value="0">
            <text:p>0</text:p>
          </table:table-cell>
          <table:table-cell table:formula="oooc:= 1 + ([.H$2]-1)*POWER(EXP([.H$3]/([.H$2]-1)); [.$B100]-1)" office:value-type="percentage" office:value="0.251664107807991">
            <text:p>25.17%</text:p>
          </table:table-cell>
          <table:table-cell table:formula="oooc:=[.I$2]*POWER([.I$3];[.$B100]) + [.I$4]" office:value-type="float" office:value="0">
            <text:p>0</text:p>
          </table:table-cell>
          <table:table-cell table:formula="oooc:=[.J$2]*POWER([.J$3];[.$B100]) + [.J$4]" office:value-type="float" office:value="994.964945285137">
            <text:p>995</text:p>
          </table:table-cell>
          <table:table-cell table:formula="oooc:=[.K$2]*POWER([.K$3];[.$B100]) + [.K$4]" office:value-type="float" office:value="1063.16260830415">
            <text:p>1063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2484.10248006189">
            <text:p>2484</text:p>
          </table:table-cell>
          <table:table-cell table:formula="oooc:= 1 + ([.D$2]-1)*POWER(EXP([.D$3]/([.D$2]-1)); ([.$B101]-1))" office:value-type="percentage" office:value="0.981856409342118">
            <text:p>98.19%</text:p>
          </table:table-cell>
          <table:table-cell table:formula="oooc:=[.E$2]*POWER([.E$3];[.$B101]) + [.E$4]" office:value-type="float" office:value="1563.29298746747">
            <text:p>1563</text:p>
          </table:table-cell>
          <table:table-cell table:formula="oooc:=[.F$2]*POWER([.F$3];[.$B101]) + [.F$4]" office:value-type="float" office:value="35420.7497151699">
            <text:p>35421</text:p>
          </table:table-cell>
          <table:table-cell table:formula="oooc:=[.G$2]*POWER([.G$3];[.$B101]) + [.G$4]" office:value-type="float" office:value="0">
            <text:p>0</text:p>
          </table:table-cell>
          <table:table-cell table:formula="oooc:= 1 + ([.H$2]-1)*POWER(EXP([.H$3]/([.H$2]-1)); [.$B101]-1)" office:value-type="percentage" office:value="0.253289157966078">
            <text:p>25.33%</text:p>
          </table:table-cell>
          <table:table-cell table:formula="oooc:=[.I$2]*POWER([.I$3];[.$B101]) + [.I$4]" office:value-type="float" office:value="0">
            <text:p>0</text:p>
          </table:table-cell>
          <table:table-cell table:formula="oooc:=[.J$2]*POWER([.J$3];[.$B101]) + [.J$4]" office:value-type="float" office:value="1064.4724914551">
            <text:p>1064</text:p>
          </table:table-cell>
          <table:table-cell table:formula="oooc:=[.K$2]*POWER([.K$3];[.$B101]) + [.K$4]" office:value-type="float" office:value="1137.30399088544">
            <text:p>1137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2657.63965366622">
            <text:p>2658</text:p>
          </table:table-cell>
          <table:table-cell table:formula="oooc:= 1 + ([.D$2]-1)*POWER(EXP([.D$3]/([.D$2]-1)); ([.$B102]-1))" office:value-type="percentage" office:value="0.982304376191583">
            <text:p>98.23%</text:p>
          </table:table-cell>
          <table:table-cell table:formula="oooc:=[.E$2]*POWER([.E$3];[.$B102]) + [.E$4]" office:value-type="float" office:value="1672.3734965902">
            <text:p>1672</text:p>
          </table:table-cell>
          <table:table-cell table:formula="oooc:=[.F$2]*POWER([.F$3];[.$B102]) + [.F$4]" office:value-type="float" office:value="37899.8521952318">
            <text:p>37900</text:p>
          </table:table-cell>
          <table:table-cell table:formula="oooc:=[.G$2]*POWER([.G$3];[.$B102]) + [.G$4]" office:value-type="float" office:value="0">
            <text:p>0</text:p>
          </table:table-cell>
          <table:table-cell table:formula="oooc:= 1 + ([.H$2]-1)*POWER(EXP([.H$3]/([.H$2]-1)); [.$B102]-1)" office:value-type="percentage" office:value="0.254910679243559">
            <text:p>25.49%</text:p>
          </table:table-cell>
          <table:table-cell table:formula="oooc:=[.I$2]*POWER([.I$3];[.$B102]) + [.I$4]" office:value-type="float" office:value="0">
            <text:p>0</text:p>
          </table:table-cell>
          <table:table-cell table:formula="oooc:=[.J$2]*POWER([.J$3];[.$B102]) + [.J$4]" office:value-type="float" office:value="1138.84556585695">
            <text:p>1139</text:p>
          </table:table-cell>
          <table:table-cell table:formula="oooc:=[.K$2]*POWER([.K$3];[.$B102]) + [.K$4]" office:value-type="float" office:value="1216.63527024742">
            <text:p>1217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2843.32442942286">
            <text:p>2843</text:p>
          </table:table-cell>
          <table:table-cell table:formula="oooc:= 1 + ([.D$2]-1)*POWER(EXP([.D$3]/([.D$2]-1)); ([.$B103]-1))" office:value-type="percentage" office:value="0.982741282700126">
            <text:p>98.27%</text:p>
          </table:table-cell>
          <table:table-cell table:formula="oooc:=[.E$2]*POWER([.E$3];[.$B103]) + [.E$4]" office:value-type="float" office:value="1789.08964135151">
            <text:p>1789</text:p>
          </table:table-cell>
          <table:table-cell table:formula="oooc:=[.F$2]*POWER([.F$3];[.$B103]) + [.F$4]" office:value-type="float" office:value="40552.491848898">
            <text:p>40552</text:p>
          </table:table-cell>
          <table:table-cell table:formula="oooc:=[.G$2]*POWER([.G$3];[.$B103]) + [.G$4]" office:value-type="float" office:value="0">
            <text:p>0</text:p>
          </table:table-cell>
          <table:table-cell table:formula="oooc:= 1 + ([.H$2]-1)*POWER(EXP([.H$3]/([.H$2]-1)); [.$B103]-1)" office:value-type="percentage" office:value="0.256528679303582">
            <text:p>25.65%</text:p>
          </table:table-cell>
          <table:table-cell table:formula="oooc:=[.I$2]*POWER([.I$3];[.$B103]) + [.I$4]" office:value-type="float" office:value="0">
            <text:p>0</text:p>
          </table:table-cell>
          <table:table-cell table:formula="oooc:=[.J$2]*POWER([.J$3];[.$B103]) + [.J$4]" office:value-type="float" office:value="1218.42475546694">
            <text:p>1218</text:p>
          </table:table-cell>
          <table:table-cell table:formula="oooc:=[.K$2]*POWER([.K$3];[.$B103]) + [.K$4]" office:value-type="float" office:value="1301.51973916474">
            <text:p>1302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3042.00713948246">
            <text:p>3042</text:p>
          </table:table-cell>
          <table:table-cell table:formula="oooc:= 1 + ([.D$2]-1)*POWER(EXP([.D$3]/([.D$2]-1)); ([.$B104]-1))" office:value-type="percentage" office:value="0.983167401948538">
            <text:p>98.32%</text:p>
          </table:table-cell>
          <table:table-cell table:formula="oooc:=[.E$2]*POWER([.E$3];[.$B104]) + [.E$4]" office:value-type="float" office:value="1913.97591624612">
            <text:p>1914</text:p>
          </table:table-cell>
          <table:table-cell table:formula="oooc:=[.F$2]*POWER([.F$3];[.$B104]) + [.F$4]" office:value-type="float" office:value="43390.8162783209">
            <text:p>43391</text:p>
          </table:table-cell>
          <table:table-cell table:formula="oooc:=[.G$2]*POWER([.G$3];[.$B104]) + [.G$4]" office:value-type="float" office:value="0">
            <text:p>0</text:p>
          </table:table-cell>
          <table:table-cell table:formula="oooc:= 1 + ([.H$2]-1)*POWER(EXP([.H$3]/([.H$2]-1)); [.$B104]-1)" office:value-type="percentage" office:value="0.258143165792652">
            <text:p>25.81%</text:p>
          </table:table-cell>
          <table:table-cell table:formula="oooc:=[.I$2]*POWER([.I$3];[.$B104]) + [.I$4]" office:value-type="float" office:value="0">
            <text:p>0</text:p>
          </table:table-cell>
          <table:table-cell table:formula="oooc:=[.J$2]*POWER([.J$3];[.$B104]) + [.J$4]" office:value-type="float" office:value="1303.57448834963">
            <text:p>1304</text:p>
          </table:table-cell>
          <table:table-cell table:formula="oooc:=[.K$2]*POWER([.K$3];[.$B104]) + [.K$4]" office:value-type="float" office:value="1392.34612090627">
            <text:p>1392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16488.1516771134">
            <text:p>16488</text:p>
          </table:table-cell>
          <table:table-cell table:formula="oooc:= 1 + ([.D$2]-1)*POWER(EXP([.D$3]/([.D$2]-1)); ([.$B105]-1))" office:value-type="percentage" office:value="0.990990159521289">
            <text:p>99.10%</text:p>
          </table:table-cell>
          <table:table-cell table:formula="oooc:=[.E$2]*POWER([.E$3];[.$B105]) + [.E$4]" office:value-type="float" office:value="10365.8381970427">
            <text:p>10366</text:p>
          </table:table-cell>
          <table:table-cell table:formula="oooc:=[.F$2]*POWER([.F$3];[.$B105]) + [.F$4]" office:value-type="float" office:value="235478.595387334">
            <text:p>235479</text:p>
          </table:table-cell>
          <table:table-cell table:formula="oooc:=[.G$2]*POWER([.G$3];[.$B105]) + [.G$4]" office:value-type="float" office:value="0">
            <text:p>0</text:p>
          </table:table-cell>
          <table:table-cell table:formula="oooc:= 1 + ([.H$2]-1)*POWER(EXP([.H$3]/([.H$2]-1)); [.$B105]-1)" office:value-type="percentage" office:value="0.297385447021909">
            <text:p>29.74%</text:p>
          </table:table-cell>
          <table:table-cell table:formula="oooc:=[.I$2]*POWER([.I$3];[.$B105]) + [.I$4]" office:value-type="float" office:value="0">
            <text:p>0</text:p>
          </table:table-cell>
          <table:table-cell table:formula="oooc:=[.J$2]*POWER([.J$3];[.$B105]) + [.J$4]" office:value-type="float" office:value="7066.20786162002">
            <text:p>7066</text:p>
          </table:table-cell>
          <table:table-cell table:formula="oooc:=[.K$2]*POWER([.K$3];[.$B105]) + [.K$4]" office:value-type="float" office:value="7539.15505239469">
            <text:p>7539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89466.1954244616">
            <text:p>89466</text:p>
          </table:table-cell>
          <table:table-cell table:formula="oooc:= 1 + ([.D$2]-1)*POWER(EXP([.D$3]/([.D$2]-1)); ([.$B106]-1))" office:value-type="percentage" office:value="0.995177379914637">
            <text:p>99.52%</text:p>
          </table:table-cell>
          <table:table-cell table:formula="oooc:=[.E$2]*POWER([.E$3];[.$B106]) + [.E$4]" office:value-type="float" office:value="56237.7514096616">
            <text:p>56238</text:p>
          </table:table-cell>
          <table:table-cell table:formula="oooc:=[.F$2]*POWER([.F$3];[.$B106]) + [.F$4]" office:value-type="float" office:value="1278022.07749231">
            <text:p>1278022</text:p>
          </table:table-cell>
          <table:table-cell table:formula="oooc:=[.G$2]*POWER([.G$3];[.$B106]) + [.G$4]" office:value-type="float" office:value="0">
            <text:p>0</text:p>
          </table:table-cell>
          <table:table-cell table:formula="oooc:= 1 + ([.H$2]-1)*POWER(EXP([.H$3]/([.H$2]-1)); [.$B106]-1)" office:value-type="percentage" office:value="0.334551914475424">
            <text:p>33.46%</text:p>
          </table:table-cell>
          <table:table-cell table:formula="oooc:=[.I$2]*POWER([.I$3];[.$B106]) + [.I$4]" office:value-type="float" office:value="0">
            <text:p>0</text:p>
          </table:table-cell>
          <table:table-cell table:formula="oooc:=[.J$2]*POWER([.J$3];[.$B106]) + [.J$4]" office:value-type="float" office:value="38342.5123247693">
            <text:p>38343</text:p>
          </table:table-cell>
          <table:table-cell table:formula="oooc:=[.K$2]*POWER([.K$3];[.$B106]) + [.K$4]" office:value-type="float" office:value="40900.5464797539">
            <text:p>40901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2635265.67579069">
            <text:p>2635266</text:p>
          </table:table-cell>
          <table:table-cell table:formula="oooc:= 1 + ([.D$2]-1)*POWER(EXP([.D$3]/([.D$2]-1)); ([.$B107]-1))" office:value-type="percentage" office:value="0.998618296212109">
            <text:p>99.86%</text:p>
          </table:table-cell>
          <table:table-cell table:formula="oooc:=[.E$2]*POWER([.E$3];[.$B107]) + [.E$4]" office:value-type="float" office:value="1656454.56763987">
            <text:p>1656455</text:p>
          </table:table-cell>
          <table:table-cell table:formula="oooc:=[.F$2]*POWER([.F$3];[.$B107]) + [.F$4]" office:value-type="float" office:value="37646586.0827242">
            <text:p>37646586</text:p>
          </table:table-cell>
          <table:table-cell table:formula="oooc:=[.G$2]*POWER([.G$3];[.$B107]) + [.G$4]" office:value-type="float" office:value="0">
            <text:p>0</text:p>
          </table:table-cell>
          <table:table-cell table:formula="oooc:= 1 + ([.H$2]-1)*POWER(EXP([.H$3]/([.H$2]-1)); [.$B107]-1)" office:value-type="percentage" office:value="0.403090820075191">
            <text:p>40.31%</text:p>
          </table:table-cell>
          <table:table-cell table:formula="oooc:=[.I$2]*POWER([.I$3];[.$B107]) + [.I$4]" office:value-type="float" office:value="0">
            <text:p>0</text:p>
          </table:table-cell>
          <table:table-cell table:formula="oooc:=[.J$2]*POWER([.J$3];[.$B107]) + [.J$4]" office:value-type="float" office:value="1129399.43248173">
            <text:p>1129399</text:p>
          </table:table-cell>
          <table:table-cell table:formula="oooc:=[.K$2]*POWER([.K$3];[.$B107]) + [.K$4]" office:value-type="float" office:value="1204694.59464717">
            <text:p>1204695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2286658715.50677">
            <text:p>2286658716</text:p>
          </table:table-cell>
          <table:table-cell table:formula="oooc:= 1 + ([.D$2]-1)*POWER(EXP([.D$3]/([.D$2]-1)); ([.$B108]-1))" office:value-type="percentage" office:value="0.999886582846472">
            <text:p>99.99%</text:p>
          </table:table-cell>
          <table:table-cell table:formula="oooc:=[.E$2]*POWER([.E$3];[.$B108]) + [.E$4]" office:value-type="float" office:value="1437328337.31854">
            <text:p>1437328337</text:p>
          </table:table-cell>
          <table:table-cell table:formula="oooc:=[.F$2]*POWER([.F$3];[.$B108]) + [.F$4]" office:value-type="float" office:value="32666553012.2396">
            <text:p>32666553012</text:p>
          </table:table-cell>
          <table:table-cell table:formula="oooc:=[.G$2]*POWER([.G$3];[.$B108]) + [.G$4]" office:value-type="float" office:value="0">
            <text:p>0</text:p>
          </table:table-cell>
          <table:table-cell table:formula="oooc:= 1 + ([.H$2]-1)*POWER(EXP([.H$3]/([.H$2]-1)); [.$B108]-1)" office:value-type="percentage" office:value="0.519717885379859">
            <text:p>51.97%</text:p>
          </table:table-cell>
          <table:table-cell table:formula="oooc:=[.I$2]*POWER([.I$3];[.$B108]) + [.I$4]" office:value-type="float" office:value="0">
            <text:p>0</text:p>
          </table:table-cell>
          <table:table-cell table:formula="oooc:=[.J$2]*POWER([.J$3];[.$B108]) + [.J$4]" office:value-type="float" office:value="979996592.217189">
            <text:p>979996592</text:p>
          </table:table-cell>
          <table:table-cell table:formula="oooc:=[.K$2]*POWER([.K$3];[.$B108]) + [.K$4]" office:value-type="float" office:value="1045329700.23167">
            <text:p>1045329700</text:p>
          </table:table-cell>
          <table:table-cell table:formula="oooc:=[.L$2]*POWER([.L$3];[.$B108]) + [.L$4]" office:value-type="float" office:value="1">
            <text:p>1</text:p>
          </table:table-cell>
        </table:table-row>
        <table:table-row table:style-name="ro1" table:number-rows-repeated="7">
          <table:table-cell/>
          <table:table-cell table:style-name="Default" table:number-columns-repeated="11"/>
        </table:table-row>
        <table:table-row table:style-name="ro3">
          <table:table-cell/>
          <table:table-cell table:style-name="ce5" office:value-type="string">
            <text:p>you.dex*(1-enemy.evd) </text:p>
          </table:table-cell>
          <table:table-cell table:style-name="Default" table:number-columns-repeated="10"/>
        </table:table-row>
      </table:table>
      <table:table table:name="Ranger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2.5">
            <text:p>2.5000</text:p>
          </table:table-cell>
          <table:table-cell table:style-name="ce7" office:value-type="float" office:value="0.82">
            <text:p>0.8200</text:p>
          </table:table-cell>
          <table:table-cell table:style-name="ce7" office:value-type="float" office:value="2">
            <text:p>2.0000</text:p>
          </table:table-cell>
          <table:table-cell table:style-name="ce7" office:value-type="float" office:value="40">
            <text:p>40.00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8">
            <text:p>0.08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1.5">
            <text:p>1.5000</text:p>
          </table:table-cell>
          <table:table-cell table:style-name="ce7" office:value-type="float" office:value="1.8">
            <text:p>1.8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09">
            <text:p>0.009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04">
            <text:p>0.0040</text:p>
          </table:table-cell>
          <table:table-cell table:style-name="ce7" office:value-type="float" office:value="0">
            <text:p>0.00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5.675">
            <text:p>6</text:p>
          </table:table-cell>
          <table:table-cell table:formula="oooc:= 1 + ([.D$2]-1)*POWER(EXP([.D$3]/([.D$2]-1)); ([.$B5]-1))" office:value-type="percentage" office:value="0.82">
            <text:p>82.00%</text:p>
          </table:table-cell>
          <table:table-cell table:formula="oooc:=[.E$2]*POWER([.E$3];[.$B5]) + [.E$4]" office:value-type="float" office:value="7.14">
            <text:p>7</text:p>
          </table:table-cell>
          <table:table-cell table:formula="oooc:=[.F$2]*POWER([.F$3];[.$B5]) + [.F$4]" office:value-type="float" office:value="47.8">
            <text:p>48</text:p>
          </table:table-cell>
          <table:table-cell table:formula="oooc:=[.G$2]*POWER([.G$3];[.$B5]) + [.G$4]" office:value-type="float" office:value="0">
            <text:p>0</text:p>
          </table:table-cell>
          <table:table-cell table:formula="oooc:= 1 + ([.H$2]-1)*POWER(EXP([.H$3]/([.H$2]-1)); [.$B5]-1)" office:value-type="percentage" office:value="0.08">
            <text:p>8.00%</text:p>
          </table:table-cell>
          <table:table-cell table:formula="oooc:=[.I$2]*POWER([.I$3];[.$B5]) + [.I$4]" office:value-type="float" office:value="0">
            <text:p>0</text:p>
          </table:table-cell>
          <table:table-cell table:formula="oooc:=[.J$2]*POWER([.J$3];[.$B5]) + [.J$4]" office:value-type="float" office:value="3.605">
            <text:p>4</text:p>
          </table:table-cell>
          <table:table-cell table:formula="oooc:=[.K$2]*POWER([.K$3];[.$B5]) + [.K$4]" office:value-type="float" office:value="5.926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5.86225">
            <text:p>6</text:p>
          </table:table-cell>
          <table:table-cell table:formula="oooc:= 1 + ([.D$2]-1)*POWER(EXP([.D$3]/([.D$2]-1)); ([.$B6]-1))" office:value-type="percentage" office:value="0.828778703589872">
            <text:p>82.88%</text:p>
          </table:table-cell>
          <table:table-cell table:formula="oooc:=[.E$2]*POWER([.E$3];[.$B6]) + [.E$4]" office:value-type="float" office:value="7.2898">
            <text:p>7</text:p>
          </table:table-cell>
          <table:table-cell table:formula="oooc:=[.F$2]*POWER([.F$3];[.$B6]) + [.F$4]" office:value-type="float" office:value="50.796">
            <text:p>51</text:p>
          </table:table-cell>
          <table:table-cell table:formula="oooc:=[.G$2]*POWER([.G$3];[.$B6]) + [.G$4]" office:value-type="float" office:value="0">
            <text:p>0</text:p>
          </table:table-cell>
          <table:table-cell table:formula="oooc:= 1 + ([.H$2]-1)*POWER(EXP([.H$3]/([.H$2]-1)); [.$B6]-1)" office:value-type="percentage" office:value="0.0839913169365342">
            <text:p>8.40%</text:p>
          </table:table-cell>
          <table:table-cell table:formula="oooc:=[.I$2]*POWER([.I$3];[.$B6]) + [.I$4]" office:value-type="float" office:value="0">
            <text:p>0</text:p>
          </table:table-cell>
          <table:table-cell table:formula="oooc:=[.J$2]*POWER([.J$3];[.$B6]) + [.J$4]" office:value-type="float" office:value="3.71735">
            <text:p>4</text:p>
          </table:table-cell>
          <table:table-cell table:formula="oooc:=[.K$2]*POWER([.K$3];[.$B6]) + [.K$4]" office:value-type="float" office:value="6.06082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6.0626075">
            <text:p>6</text:p>
          </table:table-cell>
          <table:table-cell table:formula="oooc:= 1 + ([.D$2]-1)*POWER(EXP([.D$3]/([.D$2]-1)); ([.$B7]-1))" office:value-type="percentage" office:value="0.837129264753527">
            <text:p>83.71%</text:p>
          </table:table-cell>
          <table:table-cell table:formula="oooc:=[.E$2]*POWER([.E$3];[.$B7]) + [.E$4]" office:value-type="float" office:value="7.450086">
            <text:p>7</text:p>
          </table:table-cell>
          <table:table-cell table:formula="oooc:=[.F$2]*POWER([.F$3];[.$B7]) + [.F$4]" office:value-type="float" office:value="54.00172">
            <text:p>54</text:p>
          </table:table-cell>
          <table:table-cell table:formula="oooc:=[.G$2]*POWER([.G$3];[.$B7]) + [.G$4]" office:value-type="float" office:value="0">
            <text:p>0</text:p>
          </table:table-cell>
          <table:table-cell table:formula="oooc:= 1 + ([.H$2]-1)*POWER(EXP([.H$3]/([.H$2]-1)); [.$B7]-1)" office:value-type="percentage" office:value="0.0879653179916685">
            <text:p>8.80%</text:p>
          </table:table-cell>
          <table:table-cell table:formula="oooc:=[.I$2]*POWER([.I$3];[.$B7]) + [.I$4]" office:value-type="float" office:value="0">
            <text:p>0</text:p>
          </table:table-cell>
          <table:table-cell table:formula="oooc:=[.J$2]*POWER([.J$3];[.$B7]) + [.J$4]" office:value-type="float" office:value="3.8375645">
            <text:p>4</text:p>
          </table:table-cell>
          <table:table-cell table:formula="oooc:=[.K$2]*POWER([.K$3];[.$B7]) + [.K$4]" office:value-type="float" office:value="6.2050774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6.276990025">
            <text:p>6</text:p>
          </table:table-cell>
          <table:table-cell table:formula="oooc:= 1 + ([.D$2]-1)*POWER(EXP([.D$3]/([.D$2]-1)); ([.$B8]-1))" office:value-type="percentage" office:value="0.84507256424349">
            <text:p>84.51%</text:p>
          </table:table-cell>
          <table:table-cell table:formula="oooc:=[.E$2]*POWER([.E$3];[.$B8]) + [.E$4]" office:value-type="float" office:value="7.62159202">
            <text:p>8</text:p>
          </table:table-cell>
          <table:table-cell table:formula="oooc:=[.F$2]*POWER([.F$3];[.$B8]) + [.F$4]" office:value-type="float" office:value="57.4318404">
            <text:p>57</text:p>
          </table:table-cell>
          <table:table-cell table:formula="oooc:=[.G$2]*POWER([.G$3];[.$B8]) + [.G$4]" office:value-type="float" office:value="0">
            <text:p>0</text:p>
          </table:table-cell>
          <table:table-cell table:formula="oooc:= 1 + ([.H$2]-1)*POWER(EXP([.H$3]/([.H$2]-1)); [.$B8]-1)" office:value-type="percentage" office:value="0.0919220782884147">
            <text:p>9.19%</text:p>
          </table:table-cell>
          <table:table-cell table:formula="oooc:=[.I$2]*POWER([.I$3];[.$B8]) + [.I$4]" office:value-type="float" office:value="0">
            <text:p>0</text:p>
          </table:table-cell>
          <table:table-cell table:formula="oooc:=[.J$2]*POWER([.J$3];[.$B8]) + [.J$4]" office:value-type="float" office:value="3.966194015">
            <text:p>4</text:p>
          </table:table-cell>
          <table:table-cell table:formula="oooc:=[.K$2]*POWER([.K$3];[.$B8]) + [.K$4]" office:value-type="float" office:value="6.359432818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6.50637932675">
            <text:p>7</text:p>
          </table:table-cell>
          <table:table-cell table:formula="oooc:= 1 + ([.D$2]-1)*POWER(EXP([.D$3]/([.D$2]-1)); ([.$B9]-1))" office:value-type="percentage" office:value="0.852628464445963">
            <text:p>85.26%</text:p>
          </table:table-cell>
          <table:table-cell table:formula="oooc:=[.E$2]*POWER([.E$3];[.$B9]) + [.E$4]" office:value-type="float" office:value="7.8051034614">
            <text:p>8</text:p>
          </table:table-cell>
          <table:table-cell table:formula="oooc:=[.F$2]*POWER([.F$3];[.$B9]) + [.F$4]" office:value-type="float" office:value="61.102069228">
            <text:p>61</text:p>
          </table:table-cell>
          <table:table-cell table:formula="oooc:=[.G$2]*POWER([.G$3];[.$B9]) + [.G$4]" office:value-type="float" office:value="0">
            <text:p>0</text:p>
          </table:table-cell>
          <table:table-cell table:formula="oooc:= 1 + ([.H$2]-1)*POWER(EXP([.H$3]/([.H$2]-1)); [.$B9]-1)" office:value-type="percentage" office:value="0.0958616726238715">
            <text:p>9.59%</text:p>
          </table:table-cell>
          <table:table-cell table:formula="oooc:=[.I$2]*POWER([.I$3];[.$B9]) + [.I$4]" office:value-type="float" office:value="0">
            <text:p>0</text:p>
          </table:table-cell>
          <table:table-cell table:formula="oooc:=[.J$2]*POWER([.J$3];[.$B9]) + [.J$4]" office:value-type="float" office:value="4.10382759605">
            <text:p>4</text:p>
          </table:table-cell>
          <table:table-cell table:formula="oooc:=[.K$2]*POWER([.K$3];[.$B9]) + [.K$4]" office:value-type="float" office:value="6.52459311526">
            <text:p>7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6.7518258796225">
            <text:p>7</text:p>
          </table:table-cell>
          <table:table-cell table:formula="oooc:= 1 + ([.D$2]-1)*POWER(EXP([.D$3]/([.D$2]-1)); ([.$B10]-1))" office:value-type="percentage" office:value="0.859815859047147">
            <text:p>85.98%</text:p>
          </table:table-cell>
          <table:table-cell table:formula="oooc:=[.E$2]*POWER([.E$3];[.$B10]) + [.E$4]" office:value-type="float" office:value="8.001460703698">
            <text:p>8</text:p>
          </table:table-cell>
          <table:table-cell table:formula="oooc:=[.F$2]*POWER([.F$3];[.$B10]) + [.F$4]" office:value-type="float" office:value="65.02921407396">
            <text:p>65</text:p>
          </table:table-cell>
          <table:table-cell table:formula="oooc:=[.G$2]*POWER([.G$3];[.$B10]) + [.G$4]" office:value-type="float" office:value="0">
            <text:p>0</text:p>
          </table:table-cell>
          <table:table-cell table:formula="oooc:= 1 + ([.H$2]-1)*POWER(EXP([.H$3]/([.H$2]-1)); [.$B10]-1)" office:value-type="percentage" office:value="0.0997841754706389">
            <text:p>9.98%</text:p>
          </table:table-cell>
          <table:table-cell table:formula="oooc:=[.I$2]*POWER([.I$3];[.$B10]) + [.I$4]" office:value-type="float" office:value="0">
            <text:p>0</text:p>
          </table:table-cell>
          <table:table-cell table:formula="oooc:=[.J$2]*POWER([.J$3];[.$B10]) + [.J$4]" office:value-type="float" office:value="4.2510955277735">
            <text:p>4</text:p>
          </table:table-cell>
          <table:table-cell table:formula="oooc:=[.K$2]*POWER([.K$3];[.$B10]) + [.K$4]" office:value-type="float" office:value="6.7013146333282">
            <text:p>7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7.01445369119608">
            <text:p>7</text:p>
          </table:table-cell>
          <table:table-cell table:formula="oooc:= 1 + ([.D$2]-1)*POWER(EXP([.D$3]/([.D$2]-1)); ([.$B11]-1))" office:value-type="percentage" office:value="0.866652720277291">
            <text:p>86.67%</text:p>
          </table:table-cell>
          <table:table-cell table:formula="oooc:=[.E$2]*POWER([.E$3];[.$B11]) + [.E$4]" office:value-type="float" office:value="8.21156295295686">
            <text:p>8</text:p>
          </table:table-cell>
          <table:table-cell table:formula="oooc:=[.F$2]*POWER([.F$3];[.$B11]) + [.F$4]" office:value-type="float" office:value="69.2312590591372">
            <text:p>69</text:p>
          </table:table-cell>
          <table:table-cell table:formula="oooc:=[.G$2]*POWER([.G$3];[.$B11]) + [.G$4]" office:value-type="float" office:value="0">
            <text:p>0</text:p>
          </table:table-cell>
          <table:table-cell table:formula="oooc:= 1 + ([.H$2]-1)*POWER(EXP([.H$3]/([.H$2]-1)); [.$B11]-1)" office:value-type="percentage" office:value="0.103689660978226">
            <text:p>10.37%</text:p>
          </table:table-cell>
          <table:table-cell table:formula="oooc:=[.I$2]*POWER([.I$3];[.$B11]) + [.I$4]" office:value-type="float" office:value="0">
            <text:p>0</text:p>
          </table:table-cell>
          <table:table-cell table:formula="oooc:=[.J$2]*POWER([.J$3];[.$B11]) + [.J$4]" office:value-type="float" office:value="4.40867221471765">
            <text:p>4</text:p>
          </table:table-cell>
          <table:table-cell table:formula="oooc:=[.K$2]*POWER([.K$3];[.$B11]) + [.K$4]" office:value-type="float" office:value="6.89040665766118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7.2954654495798">
            <text:p>7</text:p>
          </table:table-cell>
          <table:table-cell table:formula="oooc:= 1 + ([.D$2]-1)*POWER(EXP([.D$3]/([.D$2]-1)); ([.$B12]-1))" office:value-type="percentage" office:value="0.873156143850632">
            <text:p>87.32%</text:p>
          </table:table-cell>
          <table:table-cell table:formula="oooc:=[.E$2]*POWER([.E$3];[.$B12]) + [.E$4]" office:value-type="float" office:value="8.43637235966384">
            <text:p>8</text:p>
          </table:table-cell>
          <table:table-cell table:formula="oooc:=[.F$2]*POWER([.F$3];[.$B12]) + [.F$4]" office:value-type="float" office:value="73.7274471932768">
            <text:p>74</text:p>
          </table:table-cell>
          <table:table-cell table:formula="oooc:=[.G$2]*POWER([.G$3];[.$B12]) + [.G$4]" office:value-type="float" office:value="0">
            <text:p>0</text:p>
          </table:table-cell>
          <table:table-cell table:formula="oooc:= 1 + ([.H$2]-1)*POWER(EXP([.H$3]/([.H$2]-1)); [.$B12]-1)" office:value-type="percentage" office:value="0.107578202974452">
            <text:p>10.76%</text:p>
          </table:table-cell>
          <table:table-cell table:formula="oooc:=[.I$2]*POWER([.I$3];[.$B12]) + [.I$4]" office:value-type="float" office:value="0">
            <text:p>0</text:p>
          </table:table-cell>
          <table:table-cell table:formula="oooc:=[.J$2]*POWER([.J$3];[.$B12]) + [.J$4]" office:value-type="float" office:value="4.57727926974788">
            <text:p>5</text:p>
          </table:table-cell>
          <table:table-cell table:formula="oooc:=[.K$2]*POWER([.K$3];[.$B12]) + [.K$4]" office:value-type="float" office:value="7.09273512369746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7.59614803105039">
            <text:p>8</text:p>
          </table:table-cell>
          <table:table-cell table:formula="oooc:= 1 + ([.D$2]-1)*POWER(EXP([.D$3]/([.D$2]-1)); ([.$B13]-1))" office:value-type="percentage" office:value="0.879342391713585">
            <text:p>87.93%</text:p>
          </table:table-cell>
          <table:table-cell table:formula="oooc:=[.E$2]*POWER([.E$3];[.$B13]) + [.E$4]" office:value-type="float" office:value="8.67691842484031">
            <text:p>9</text:p>
          </table:table-cell>
          <table:table-cell table:formula="oooc:=[.F$2]*POWER([.F$3];[.$B13]) + [.F$4]" office:value-type="float" office:value="78.5383684968062">
            <text:p>79</text:p>
          </table:table-cell>
          <table:table-cell table:formula="oooc:=[.G$2]*POWER([.G$3];[.$B13]) + [.G$4]" office:value-type="float" office:value="0">
            <text:p>0</text:p>
          </table:table-cell>
          <table:table-cell table:formula="oooc:= 1 + ([.H$2]-1)*POWER(EXP([.H$3]/([.H$2]-1)); [.$B13]-1)" office:value-type="percentage" office:value="0.111449874966844">
            <text:p>11.14%</text:p>
          </table:table-cell>
          <table:table-cell table:formula="oooc:=[.I$2]*POWER([.I$3];[.$B13]) + [.I$4]" office:value-type="float" office:value="0">
            <text:p>0</text:p>
          </table:table-cell>
          <table:table-cell table:formula="oooc:=[.J$2]*POWER([.J$3];[.$B13]) + [.J$4]" office:value-type="float" office:value="4.75768881863023">
            <text:p>5</text:p>
          </table:table-cell>
          <table:table-cell table:formula="oooc:=[.K$2]*POWER([.K$3];[.$B13]) + [.K$4]" office:value-type="float" office:value="7.30922658235628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7.91787839322392">
            <text:p>8</text:p>
          </table:table-cell>
          <table:table-cell table:formula="oooc:= 1 + ([.D$2]-1)*POWER(EXP([.D$3]/([.D$2]-1)); ([.$B14]-1))" office:value-type="percentage" office:value="0.885226932708081">
            <text:p>88.52%</text:p>
          </table:table-cell>
          <table:table-cell table:formula="oooc:=[.E$2]*POWER([.E$3];[.$B14]) + [.E$4]" office:value-type="float" office:value="8.93430271457913">
            <text:p>9</text:p>
          </table:table-cell>
          <table:table-cell table:formula="oooc:=[.F$2]*POWER([.F$3];[.$B14]) + [.F$4]" office:value-type="float" office:value="83.6860542915827">
            <text:p>84</text:p>
          </table:table-cell>
          <table:table-cell table:formula="oooc:=[.G$2]*POWER([.G$3];[.$B14]) + [.G$4]" office:value-type="float" office:value="0">
            <text:p>0</text:p>
          </table:table-cell>
          <table:table-cell table:formula="oooc:= 1 + ([.H$2]-1)*POWER(EXP([.H$3]/([.H$2]-1)); [.$B14]-1)" office:value-type="percentage" office:value="0.115304750144023">
            <text:p>11.53%</text:p>
          </table:table-cell>
          <table:table-cell table:formula="oooc:=[.I$2]*POWER([.I$3];[.$B14]) + [.I$4]" office:value-type="float" office:value="0">
            <text:p>0</text:p>
          </table:table-cell>
          <table:table-cell table:formula="oooc:=[.J$2]*POWER([.J$3];[.$B14]) + [.J$4]" office:value-type="float" office:value="4.95072703593435">
            <text:p>5</text:p>
          </table:table-cell>
          <table:table-cell table:formula="oooc:=[.K$2]*POWER([.K$3];[.$B14]) + [.K$4]" office:value-type="float" office:value="7.54087244312122">
            <text:p>8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8.26212988074959">
            <text:p>8</text:p>
          </table:table-cell>
          <table:table-cell table:formula="oooc:= 1 + ([.D$2]-1)*POWER(EXP([.D$3]/([.D$2]-1)); ([.$B15]-1))" office:value-type="percentage" office:value="0.890824481251726">
            <text:p>89.08%</text:p>
          </table:table-cell>
          <table:table-cell table:formula="oooc:=[.E$2]*POWER([.E$3];[.$B15]) + [.E$4]" office:value-type="float" office:value="9.20970390459967">
            <text:p>9</text:p>
          </table:table-cell>
          <table:table-cell table:formula="oooc:=[.F$2]*POWER([.F$3];[.$B15]) + [.F$4]" office:value-type="float" office:value="89.1940780919935">
            <text:p>89</text:p>
          </table:table-cell>
          <table:table-cell table:formula="oooc:=[.G$2]*POWER([.G$3];[.$B15]) + [.G$4]" office:value-type="float" office:value="0">
            <text:p>0</text:p>
          </table:table-cell>
          <table:table-cell table:formula="oooc:= 1 + ([.H$2]-1)*POWER(EXP([.H$3]/([.H$2]-1)); [.$B15]-1)" office:value-type="percentage" office:value="0.11914290137709">
            <text:p>11.91%</text:p>
          </table:table-cell>
          <table:table-cell table:formula="oooc:=[.I$2]*POWER([.I$3];[.$B15]) + [.I$4]" office:value-type="float" office:value="0">
            <text:p>0</text:p>
          </table:table-cell>
          <table:table-cell table:formula="oooc:=[.J$2]*POWER([.J$3];[.$B15]) + [.J$4]" office:value-type="float" office:value="5.15727792844976">
            <text:p>5</text:p>
          </table:table-cell>
          <table:table-cell table:formula="oooc:=[.K$2]*POWER([.K$3];[.$B15]) + [.K$4]" office:value-type="float" office:value="7.78873351413971">
            <text:p>8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8.63047897240206">
            <text:p>9</text:p>
          </table:table-cell>
          <table:table-cell table:formula="oooc:= 1 + ([.D$2]-1)*POWER(EXP([.D$3]/([.D$2]-1)); ([.$B16]-1))" office:value-type="percentage" office:value="0.896149034131512">
            <text:p>89.61%</text:p>
          </table:table-cell>
          <table:table-cell table:formula="oooc:=[.E$2]*POWER([.E$3];[.$B16]) + [.E$4]" office:value-type="float" office:value="9.50438317792165">
            <text:p>10</text:p>
          </table:table-cell>
          <table:table-cell table:formula="oooc:=[.F$2]*POWER([.F$3];[.$B16]) + [.F$4]" office:value-type="float" office:value="95.087663558433">
            <text:p>95</text:p>
          </table:table-cell>
          <table:table-cell table:formula="oooc:=[.G$2]*POWER([.G$3];[.$B16]) + [.G$4]" office:value-type="float" office:value="0">
            <text:p>0</text:p>
          </table:table-cell>
          <table:table-cell table:formula="oooc:= 1 + ([.H$2]-1)*POWER(EXP([.H$3]/([.H$2]-1)); [.$B16]-1)" office:value-type="percentage" office:value="0.122964401221003">
            <text:p>12.30%</text:p>
          </table:table-cell>
          <table:table-cell table:formula="oooc:=[.I$2]*POWER([.I$3];[.$B16]) + [.I$4]" office:value-type="float" office:value="0">
            <text:p>0</text:p>
          </table:table-cell>
          <table:table-cell table:formula="oooc:=[.J$2]*POWER([.J$3];[.$B16]) + [.J$4]" office:value-type="float" office:value="5.37828738344124">
            <text:p>5</text:p>
          </table:table-cell>
          <table:table-cell table:formula="oooc:=[.K$2]*POWER([.K$3];[.$B16]) + [.K$4]" office:value-type="float" office:value="8.05394486012948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9.02461250047021">
            <text:p>9</text:p>
          </table:table-cell>
          <table:table-cell table:formula="oooc:= 1 + ([.D$2]-1)*POWER(EXP([.D$3]/([.D$2]-1)); ([.$B17]-1))" office:value-type="percentage" office:value="0.901213905503075">
            <text:p>90.12%</text:p>
          </table:table-cell>
          <table:table-cell table:formula="oooc:=[.E$2]*POWER([.E$3];[.$B17]) + [.E$4]" office:value-type="float" office:value="9.81969000037617">
            <text:p>10</text:p>
          </table:table-cell>
          <table:table-cell table:formula="oooc:=[.F$2]*POWER([.F$3];[.$B17]) + [.F$4]" office:value-type="float" office:value="101.393800007523">
            <text:p>101</text:p>
          </table:table-cell>
          <table:table-cell table:formula="oooc:=[.G$2]*POWER([.G$3];[.$B17]) + [.G$4]" office:value-type="float" office:value="0">
            <text:p>0</text:p>
          </table:table-cell>
          <table:table-cell table:formula="oooc:= 1 + ([.H$2]-1)*POWER(EXP([.H$3]/([.H$2]-1)); [.$B17]-1)" office:value-type="percentage" office:value="0.126769321915948">
            <text:p>12.68%</text:p>
          </table:table-cell>
          <table:table-cell table:formula="oooc:=[.I$2]*POWER([.I$3];[.$B17]) + [.I$4]" office:value-type="float" office:value="0">
            <text:p>0</text:p>
          </table:table-cell>
          <table:table-cell table:formula="oooc:=[.J$2]*POWER([.J$3];[.$B17]) + [.J$4]" office:value-type="float" office:value="5.61476750028212">
            <text:p>6</text:p>
          </table:table-cell>
          <table:table-cell table:formula="oooc:=[.K$2]*POWER([.K$3];[.$B17]) + [.K$4]" office:value-type="float" office:value="8.33772100033855">
            <text:p>8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9.44633537550312">
            <text:p>9</text:p>
          </table:table-cell>
          <table:table-cell table:formula="oooc:= 1 + ([.D$2]-1)*POWER(EXP([.D$3]/([.D$2]-1)); ([.$B18]-1))" office:value-type="percentage" office:value="0.906031760183017">
            <text:p>90.60%</text:p>
          </table:table-cell>
          <table:table-cell table:formula="oooc:=[.E$2]*POWER([.E$3];[.$B18]) + [.E$4]" office:value-type="float" office:value="10.1570683004025">
            <text:p>10</text:p>
          </table:table-cell>
          <table:table-cell table:formula="oooc:=[.F$2]*POWER([.F$3];[.$B18]) + [.F$4]" office:value-type="float" office:value="108.14136600805">
            <text:p>108</text:p>
          </table:table-cell>
          <table:table-cell table:formula="oooc:=[.G$2]*POWER([.G$3];[.$B18]) + [.G$4]" office:value-type="float" office:value="0">
            <text:p>0</text:p>
          </table:table-cell>
          <table:table-cell table:formula="oooc:= 1 + ([.H$2]-1)*POWER(EXP([.H$3]/([.H$2]-1)); [.$B18]-1)" office:value-type="percentage" office:value="0.130557735388707">
            <text:p>13.06%</text:p>
          </table:table-cell>
          <table:table-cell table:formula="oooc:=[.I$2]*POWER([.I$3];[.$B18]) + [.I$4]" office:value-type="float" office:value="0">
            <text:p>0</text:p>
          </table:table-cell>
          <table:table-cell table:formula="oooc:=[.J$2]*POWER([.J$3];[.$B18]) + [.J$4]" office:value-type="float" office:value="5.86780122530187">
            <text:p>6</text:p>
          </table:table-cell>
          <table:table-cell table:formula="oooc:=[.K$2]*POWER([.K$3];[.$B18]) + [.K$4]" office:value-type="float" office:value="8.64136147036225">
            <text:p>9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9.89757885178834">
            <text:p>10</text:p>
          </table:table-cell>
          <table:table-cell table:formula="oooc:= 1 + ([.D$2]-1)*POWER(EXP([.D$3]/([.D$2]-1)); ([.$B19]-1))" office:value-type="percentage" office:value="0.910614645317546">
            <text:p>91.06%</text:p>
          </table:table-cell>
          <table:table-cell table:formula="oooc:=[.E$2]*POWER([.E$3];[.$B19]) + [.E$4]" office:value-type="float" office:value="10.5180630814307">
            <text:p>11</text:p>
          </table:table-cell>
          <table:table-cell table:formula="oooc:=[.F$2]*POWER([.F$3];[.$B19]) + [.F$4]" office:value-type="float" office:value="115.361261628613">
            <text:p>115</text:p>
          </table:table-cell>
          <table:table-cell table:formula="oooc:=[.G$2]*POWER([.G$3];[.$B19]) + [.G$4]" office:value-type="float" office:value="0">
            <text:p>0</text:p>
          </table:table-cell>
          <table:table-cell table:formula="oooc:= 1 + ([.H$2]-1)*POWER(EXP([.H$3]/([.H$2]-1)); [.$B19]-1)" office:value-type="percentage" office:value="0.134329713254014">
            <text:p>13.43%</text:p>
          </table:table-cell>
          <table:table-cell table:formula="oooc:=[.I$2]*POWER([.I$3];[.$B19]) + [.I$4]" office:value-type="float" office:value="0">
            <text:p>0</text:p>
          </table:table-cell>
          <table:table-cell table:formula="oooc:=[.J$2]*POWER([.J$3];[.$B19]) + [.J$4]" office:value-type="float" office:value="6.138547311073">
            <text:p>6</text:p>
          </table:table-cell>
          <table:table-cell table:formula="oooc:=[.K$2]*POWER([.K$3];[.$B19]) + [.K$4]" office:value-type="float" office:value="8.9662567732876">
            <text:p>9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10.3804093714135">
            <text:p>10</text:p>
          </table:table-cell>
          <table:table-cell table:formula="oooc:= 1 + ([.D$2]-1)*POWER(EXP([.D$3]/([.D$2]-1)); ([.$B20]-1))" office:value-type="percentage" office:value="0.914974020506617">
            <text:p>91.50%</text:p>
          </table:table-cell>
          <table:table-cell table:formula="oooc:=[.E$2]*POWER([.E$3];[.$B20]) + [.E$4]" office:value-type="float" office:value="10.9043274971308">
            <text:p>11</text:p>
          </table:table-cell>
          <table:table-cell table:formula="oooc:=[.F$2]*POWER([.F$3];[.$B20]) + [.F$4]" office:value-type="float" office:value="123.086549942616">
            <text:p>123</text:p>
          </table:table-cell>
          <table:table-cell table:formula="oooc:=[.G$2]*POWER([.G$3];[.$B20]) + [.G$4]" office:value-type="float" office:value="0">
            <text:p>0</text:p>
          </table:table-cell>
          <table:table-cell table:formula="oooc:= 1 + ([.H$2]-1)*POWER(EXP([.H$3]/([.H$2]-1)); [.$B20]-1)" office:value-type="percentage" office:value="0.138085326815909">
            <text:p>13.81%</text:p>
          </table:table-cell>
          <table:table-cell table:formula="oooc:=[.I$2]*POWER([.I$3];[.$B20]) + [.I$4]" office:value-type="float" office:value="0">
            <text:p>0</text:p>
          </table:table-cell>
          <table:table-cell table:formula="oooc:=[.J$2]*POWER([.J$3];[.$B20]) + [.J$4]" office:value-type="float" office:value="6.42824562284812">
            <text:p>6</text:p>
          </table:table-cell>
          <table:table-cell table:formula="oooc:=[.K$2]*POWER([.K$3];[.$B20]) + [.K$4]" office:value-type="float" office:value="9.31389474741774">
            <text:p>9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10.8970380274125">
            <text:p>11</text:p>
          </table:table-cell>
          <table:table-cell table:formula="oooc:= 1 + ([.D$2]-1)*POWER(EXP([.D$3]/([.D$2]-1)); ([.$B21]-1))" office:value-type="percentage" office:value="0.9191207864589">
            <text:p>91.91%</text:p>
          </table:table-cell>
          <table:table-cell table:formula="oooc:=[.E$2]*POWER([.E$3];[.$B21]) + [.E$4]" office:value-type="float" office:value="11.31763042193">
            <text:p>11</text:p>
          </table:table-cell>
          <table:table-cell table:formula="oooc:=[.F$2]*POWER([.F$3];[.$B21]) + [.F$4]" office:value-type="float" office:value="131.3526084386">
            <text:p>131</text:p>
          </table:table-cell>
          <table:table-cell table:formula="oooc:=[.G$2]*POWER([.G$3];[.$B21]) + [.G$4]" office:value-type="float" office:value="0">
            <text:p>0</text:p>
          </table:table-cell>
          <table:table-cell table:formula="oooc:= 1 + ([.H$2]-1)*POWER(EXP([.H$3]/([.H$2]-1)); [.$B21]-1)" office:value-type="percentage" office:value="0.14182464706909">
            <text:p>14.18%</text:p>
          </table:table-cell>
          <table:table-cell table:formula="oooc:=[.I$2]*POWER([.I$3];[.$B21]) + [.I$4]" office:value-type="float" office:value="0">
            <text:p>0</text:p>
          </table:table-cell>
          <table:table-cell table:formula="oooc:=[.J$2]*POWER([.J$3];[.$B21]) + [.J$4]" office:value-type="float" office:value="6.73822281644748">
            <text:p>7</text:p>
          </table:table-cell>
          <table:table-cell table:formula="oooc:=[.K$2]*POWER([.K$3];[.$B21]) + [.K$4]" office:value-type="float" office:value="9.68586737973698">
            <text:p>10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11.4498306893313">
            <text:p>11</text:p>
          </table:table-cell>
          <table:table-cell table:formula="oooc:= 1 + ([.D$2]-1)*POWER(EXP([.D$3]/([.D$2]-1)); ([.$B22]-1))" office:value-type="percentage" office:value="0.923065312249229">
            <text:p>92.31%</text:p>
          </table:table-cell>
          <table:table-cell table:formula="oooc:=[.E$2]*POWER([.E$3];[.$B22]) + [.E$4]" office:value-type="float" office:value="11.7598645514651">
            <text:p>12</text:p>
          </table:table-cell>
          <table:table-cell table:formula="oooc:=[.F$2]*POWER([.F$3];[.$B22]) + [.F$4]" office:value-type="float" office:value="140.197291029302">
            <text:p>140</text:p>
          </table:table-cell>
          <table:table-cell table:formula="oooc:=[.G$2]*POWER([.G$3];[.$B22]) + [.G$4]" office:value-type="float" office:value="0">
            <text:p>0</text:p>
          </table:table-cell>
          <table:table-cell table:formula="oooc:= 1 + ([.H$2]-1)*POWER(EXP([.H$3]/([.H$2]-1)); [.$B22]-1)" office:value-type="percentage" office:value="0.145547744700253">
            <text:p>14.55%</text:p>
          </table:table-cell>
          <table:table-cell table:formula="oooc:=[.I$2]*POWER([.I$3];[.$B22]) + [.I$4]" office:value-type="float" office:value="0">
            <text:p>0</text:p>
          </table:table-cell>
          <table:table-cell table:formula="oooc:=[.J$2]*POWER([.J$3];[.$B22]) + [.J$4]" office:value-type="float" office:value="7.06989841359881">
            <text:p>7</text:p>
          </table:table-cell>
          <table:table-cell table:formula="oooc:=[.K$2]*POWER([.K$3];[.$B22]) + [.K$4]" office:value-type="float" office:value="10.0838780963186">
            <text:p>10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12.0413188375845">
            <text:p>12</text:p>
          </table:table-cell>
          <table:table-cell table:formula="oooc:= 1 + ([.D$2]-1)*POWER(EXP([.D$3]/([.D$2]-1)); ([.$B23]-1))" office:value-type="percentage" office:value="0.926817461246692">
            <text:p>92.68%</text:p>
          </table:table-cell>
          <table:table-cell table:formula="oooc:=[.E$2]*POWER([.E$3];[.$B23]) + [.E$4]" office:value-type="float" office:value="12.2330550700676">
            <text:p>12</text:p>
          </table:table-cell>
          <table:table-cell table:formula="oooc:=[.F$2]*POWER([.F$3];[.$B23]) + [.F$4]" office:value-type="float" office:value="149.661101401353">
            <text:p>150</text:p>
          </table:table-cell>
          <table:table-cell table:formula="oooc:=[.G$2]*POWER([.G$3];[.$B23]) + [.G$4]" office:value-type="float" office:value="0">
            <text:p>0</text:p>
          </table:table-cell>
          <table:table-cell table:formula="oooc:= 1 + ([.H$2]-1)*POWER(EXP([.H$3]/([.H$2]-1)); [.$B23]-1)" office:value-type="percentage" office:value="0.149254690089424">
            <text:p>14.93%</text:p>
          </table:table-cell>
          <table:table-cell table:formula="oooc:=[.I$2]*POWER([.I$3];[.$B23]) + [.I$4]" office:value-type="float" office:value="0">
            <text:p>0</text:p>
          </table:table-cell>
          <table:table-cell table:formula="oooc:=[.J$2]*POWER([.J$3];[.$B23]) + [.J$4]" office:value-type="float" office:value="7.42479130255073">
            <text:p>7</text:p>
          </table:table-cell>
          <table:table-cell table:formula="oooc:=[.K$2]*POWER([.K$3];[.$B23]) + [.K$4]" office:value-type="float" office:value="10.5097495630609">
            <text:p>11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12.6742111562155">
            <text:p>13</text:p>
          </table:table-cell>
          <table:table-cell table:formula="oooc:= 1 + ([.D$2]-1)*POWER(EXP([.D$3]/([.D$2]-1)); ([.$B24]-1))" office:value-type="percentage" office:value="0.93038661577819">
            <text:p>93.04%</text:p>
          </table:table-cell>
          <table:table-cell table:formula="oooc:=[.E$2]*POWER([.E$3];[.$B24]) + [.E$4]" office:value-type="float" office:value="12.7393689249724">
            <text:p>13</text:p>
          </table:table-cell>
          <table:table-cell table:formula="oooc:=[.F$2]*POWER([.F$3];[.$B24]) + [.F$4]" office:value-type="float" office:value="159.787378499447">
            <text:p>160</text:p>
          </table:table-cell>
          <table:table-cell table:formula="oooc:=[.G$2]*POWER([.G$3];[.$B24]) + [.G$4]" office:value-type="float" office:value="0">
            <text:p>0</text:p>
          </table:table-cell>
          <table:table-cell table:formula="oooc:= 1 + ([.H$2]-1)*POWER(EXP([.H$3]/([.H$2]-1)); [.$B24]-1)" office:value-type="percentage" office:value="0.152945553311297">
            <text:p>15.29%</text:p>
          </table:table-cell>
          <table:table-cell table:formula="oooc:=[.I$2]*POWER([.I$3];[.$B24]) + [.I$4]" office:value-type="float" office:value="0">
            <text:p>0</text:p>
          </table:table-cell>
          <table:table-cell table:formula="oooc:=[.J$2]*POWER([.J$3];[.$B24]) + [.J$4]" office:value-type="float" office:value="7.80452669372928">
            <text:p>8</text:p>
          </table:table-cell>
          <table:table-cell table:formula="oooc:=[.K$2]*POWER([.K$3];[.$B24]) + [.K$4]" office:value-type="float" office:value="10.9654320324751">
            <text:p>11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13.3514059371505">
            <text:p>13</text:p>
          </table:table-cell>
          <table:table-cell table:formula="oooc:= 1 + ([.D$2]-1)*POWER(EXP([.D$3]/([.D$2]-1)); ([.$B25]-1))" office:value-type="percentage" office:value="0.93378170058914">
            <text:p>93.38%</text:p>
          </table:table-cell>
          <table:table-cell table:formula="oooc:=[.E$2]*POWER([.E$3];[.$B25]) + [.E$4]" office:value-type="float" office:value="13.2811247497204">
            <text:p>13</text:p>
          </table:table-cell>
          <table:table-cell table:formula="oooc:=[.F$2]*POWER([.F$3];[.$B25]) + [.F$4]" office:value-type="float" office:value="170.622494994409">
            <text:p>171</text:p>
          </table:table-cell>
          <table:table-cell table:formula="oooc:=[.G$2]*POWER([.G$3];[.$B25]) + [.G$4]" office:value-type="float" office:value="0">
            <text:p>0</text:p>
          </table:table-cell>
          <table:table-cell table:formula="oooc:= 1 + ([.H$2]-1)*POWER(EXP([.H$3]/([.H$2]-1)); [.$B25]-1)" office:value-type="percentage" office:value="0.156620404136553">
            <text:p>15.66%</text:p>
          </table:table-cell>
          <table:table-cell table:formula="oooc:=[.I$2]*POWER([.I$3];[.$B25]) + [.I$4]" office:value-type="float" office:value="0">
            <text:p>0</text:p>
          </table:table-cell>
          <table:table-cell table:formula="oooc:=[.J$2]*POWER([.J$3];[.$B25]) + [.J$4]" office:value-type="float" office:value="8.21084356229033">
            <text:p>8</text:p>
          </table:table-cell>
          <table:table-cell table:formula="oooc:=[.K$2]*POWER([.K$3];[.$B25]) + [.K$4]" office:value-type="float" office:value="11.4530122747484">
            <text:p>11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14.0760043527511">
            <text:p>14</text:p>
          </table:table-cell>
          <table:table-cell table:formula="oooc:= 1 + ([.D$2]-1)*POWER(EXP([.D$3]/([.D$2]-1)); ([.$B26]-1))" office:value-type="percentage" office:value="0.937011205159992">
            <text:p>93.70%</text:p>
          </table:table-cell>
          <table:table-cell table:formula="oooc:=[.E$2]*POWER([.E$3];[.$B26]) + [.E$4]" office:value-type="float" office:value="13.8608034822009">
            <text:p>14</text:p>
          </table:table-cell>
          <table:table-cell table:formula="oooc:=[.F$2]*POWER([.F$3];[.$B26]) + [.F$4]" office:value-type="float" office:value="182.216069644017">
            <text:p>182</text:p>
          </table:table-cell>
          <table:table-cell table:formula="oooc:=[.G$2]*POWER([.G$3];[.$B26]) + [.G$4]" office:value-type="float" office:value="0">
            <text:p>0</text:p>
          </table:table-cell>
          <table:table-cell table:formula="oooc:= 1 + ([.H$2]-1)*POWER(EXP([.H$3]/([.H$2]-1)); [.$B26]-1)" office:value-type="percentage" office:value="0.16027931203318">
            <text:p>16.03%</text:p>
          </table:table-cell>
          <table:table-cell table:formula="oooc:=[.I$2]*POWER([.I$3];[.$B26]) + [.I$4]" office:value-type="float" office:value="0">
            <text:p>0</text:p>
          </table:table-cell>
          <table:table-cell table:formula="oooc:=[.J$2]*POWER([.J$3];[.$B26]) + [.J$4]" office:value-type="float" office:value="8.64560261165065">
            <text:p>9</text:p>
          </table:table-cell>
          <table:table-cell table:formula="oooc:=[.K$2]*POWER([.K$3];[.$B26]) + [.K$4]" office:value-type="float" office:value="11.9747231339808">
            <text:p>12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14.8513246574437">
            <text:p>15</text:p>
          </table:table-cell>
          <table:table-cell table:formula="oooc:= 1 + ([.D$2]-1)*POWER(EXP([.D$3]/([.D$2]-1)); ([.$B27]-1))" office:value-type="percentage" office:value="0.940083204934346">
            <text:p>94.01%</text:p>
          </table:table-cell>
          <table:table-cell table:formula="oooc:=[.E$2]*POWER([.E$3];[.$B27]) + [.E$4]" office:value-type="float" office:value="14.4810597259549">
            <text:p>14</text:p>
          </table:table-cell>
          <table:table-cell table:formula="oooc:=[.F$2]*POWER([.F$3];[.$B27]) + [.F$4]" office:value-type="float" office:value="194.621194519098">
            <text:p>195</text:p>
          </table:table-cell>
          <table:table-cell table:formula="oooc:=[.G$2]*POWER([.G$3];[.$B27]) + [.G$4]" office:value-type="float" office:value="0">
            <text:p>0</text:p>
          </table:table-cell>
          <table:table-cell table:formula="oooc:= 1 + ([.H$2]-1)*POWER(EXP([.H$3]/([.H$2]-1)); [.$B27]-1)" office:value-type="percentage" office:value="0.163922346167789">
            <text:p>16.39%</text:p>
          </table:table-cell>
          <table:table-cell table:formula="oooc:=[.I$2]*POWER([.I$3];[.$B27]) + [.I$4]" office:value-type="float" office:value="0">
            <text:p>0</text:p>
          </table:table-cell>
          <table:table-cell table:formula="oooc:=[.J$2]*POWER([.J$3];[.$B27]) + [.J$4]" office:value-type="float" office:value="9.11079479446619">
            <text:p>9</text:p>
          </table:table-cell>
          <table:table-cell table:formula="oooc:=[.K$2]*POWER([.K$3];[.$B27]) + [.K$4]" office:value-type="float" office:value="12.5329537533594">
            <text:p>13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15.6809173834647">
            <text:p>16</text:p>
          </table:table-cell>
          <table:table-cell table:formula="oooc:= 1 + ([.D$2]-1)*POWER(EXP([.D$3]/([.D$2]-1)); ([.$B28]-1))" office:value-type="percentage" office:value="0.94300538151177">
            <text:p>94.30%</text:p>
          </table:table-cell>
          <table:table-cell table:formula="oooc:=[.E$2]*POWER([.E$3];[.$B28]) + [.E$4]" office:value-type="float" office:value="15.1447339067718">
            <text:p>15</text:p>
          </table:table-cell>
          <table:table-cell table:formula="oooc:=[.F$2]*POWER([.F$3];[.$B28]) + [.F$4]" office:value-type="float" office:value="207.894678135435">
            <text:p>208</text:p>
          </table:table-cell>
          <table:table-cell table:formula="oooc:=[.G$2]*POWER([.G$3];[.$B28]) + [.G$4]" office:value-type="float" office:value="0">
            <text:p>0</text:p>
          </table:table-cell>
          <table:table-cell table:formula="oooc:= 1 + ([.H$2]-1)*POWER(EXP([.H$3]/([.H$2]-1)); [.$B28]-1)" office:value-type="percentage" office:value="0.167549575406918">
            <text:p>16.75%</text:p>
          </table:table-cell>
          <table:table-cell table:formula="oooc:=[.I$2]*POWER([.I$3];[.$B28]) + [.I$4]" office:value-type="float" office:value="0">
            <text:p>0</text:p>
          </table:table-cell>
          <table:table-cell table:formula="oooc:=[.J$2]*POWER([.J$3];[.$B28]) + [.J$4]" office:value-type="float" office:value="9.60855043007883">
            <text:p>10</text:p>
          </table:table-cell>
          <table:table-cell table:formula="oooc:=[.K$2]*POWER([.K$3];[.$B28]) + [.K$4]" office:value-type="float" office:value="13.1302605160946">
            <text:p>13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16.5685816003072">
            <text:p>17</text:p>
          </table:table-cell>
          <table:table-cell table:formula="oooc:= 1 + ([.D$2]-1)*POWER(EXP([.D$3]/([.D$2]-1)); ([.$B29]-1))" office:value-type="percentage" office:value="0.945785041855804">
            <text:p>94.58%</text:p>
          </table:table-cell>
          <table:table-cell table:formula="oooc:=[.E$2]*POWER([.E$3];[.$B29]) + [.E$4]" office:value-type="float" office:value="15.8548652802458">
            <text:p>16</text:p>
          </table:table-cell>
          <table:table-cell table:formula="oooc:=[.F$2]*POWER([.F$3];[.$B29]) + [.F$4]" office:value-type="float" office:value="222.097305604916">
            <text:p>222</text:p>
          </table:table-cell>
          <table:table-cell table:formula="oooc:=[.G$2]*POWER([.G$3];[.$B29]) + [.G$4]" office:value-type="float" office:value="0">
            <text:p>0</text:p>
          </table:table-cell>
          <table:table-cell table:formula="oooc:= 1 + ([.H$2]-1)*POWER(EXP([.H$3]/([.H$2]-1)); [.$B29]-1)" office:value-type="percentage" office:value="0.171161068318334">
            <text:p>17.12%</text:p>
          </table:table-cell>
          <table:table-cell table:formula="oooc:=[.I$2]*POWER([.I$3];[.$B29]) + [.I$4]" office:value-type="float" office:value="0">
            <text:p>0</text:p>
          </table:table-cell>
          <table:table-cell table:formula="oooc:=[.J$2]*POWER([.J$3];[.$B29]) + [.J$4]" office:value-type="float" office:value="10.1411489601843">
            <text:p>10</text:p>
          </table:table-cell>
          <table:table-cell table:formula="oooc:=[.K$2]*POWER([.K$3];[.$B29]) + [.K$4]" office:value-type="float" office:value="13.7693787522212">
            <text:p>14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17.5183823123288">
            <text:p>18</text:p>
          </table:table-cell>
          <table:table-cell table:formula="oooc:= 1 + ([.D$2]-1)*POWER(EXP([.D$3]/([.D$2]-1)); ([.$B30]-1))" office:value-type="percentage" office:value="0.948429136565166">
            <text:p>94.84%</text:p>
          </table:table-cell>
          <table:table-cell table:formula="oooc:=[.E$2]*POWER([.E$3];[.$B30]) + [.E$4]" office:value-type="float" office:value="16.614705849863">
            <text:p>17</text:p>
          </table:table-cell>
          <table:table-cell table:formula="oooc:=[.F$2]*POWER([.F$3];[.$B30]) + [.F$4]" office:value-type="float" office:value="237.29411699726">
            <text:p>237</text:p>
          </table:table-cell>
          <table:table-cell table:formula="oooc:=[.G$2]*POWER([.G$3];[.$B30]) + [.G$4]" office:value-type="float" office:value="0">
            <text:p>0</text:p>
          </table:table-cell>
          <table:table-cell table:formula="oooc:= 1 + ([.H$2]-1)*POWER(EXP([.H$3]/([.H$2]-1)); [.$B30]-1)" office:value-type="percentage" office:value="0.174756893172334">
            <text:p>17.48%</text:p>
          </table:table-cell>
          <table:table-cell table:formula="oooc:=[.I$2]*POWER([.I$3];[.$B30]) + [.I$4]" office:value-type="float" office:value="0">
            <text:p>0</text:p>
          </table:table-cell>
          <table:table-cell table:formula="oooc:=[.J$2]*POWER([.J$3];[.$B30]) + [.J$4]" office:value-type="float" office:value="10.7110293873973">
            <text:p>11</text:p>
          </table:table-cell>
          <table:table-cell table:formula="oooc:=[.K$2]*POWER([.K$3];[.$B30]) + [.K$4]" office:value-type="float" office:value="14.4532352648767">
            <text:p>14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18.5346690741918">
            <text:p>19</text:p>
          </table:table-cell>
          <table:table-cell table:formula="oooc:= 1 + ([.D$2]-1)*POWER(EXP([.D$3]/([.D$2]-1)); ([.$B31]-1))" office:value-type="percentage" office:value="0.950944277253878">
            <text:p>95.09%</text:p>
          </table:table-cell>
          <table:table-cell table:formula="oooc:=[.E$2]*POWER([.E$3];[.$B31]) + [.E$4]" office:value-type="float" office:value="17.4277352593534">
            <text:p>17</text:p>
          </table:table-cell>
          <table:table-cell table:formula="oooc:=[.F$2]*POWER([.F$3];[.$B31]) + [.F$4]" office:value-type="float" office:value="253.554705187068">
            <text:p>254</text:p>
          </table:table-cell>
          <table:table-cell table:formula="oooc:=[.G$2]*POWER([.G$3];[.$B31]) + [.G$4]" office:value-type="float" office:value="0">
            <text:p>0</text:p>
          </table:table-cell>
          <table:table-cell table:formula="oooc:= 1 + ([.H$2]-1)*POWER(EXP([.H$3]/([.H$2]-1)); [.$B31]-1)" office:value-type="percentage" office:value="0.178337117943029">
            <text:p>17.83%</text:p>
          </table:table-cell>
          <table:table-cell table:formula="oooc:=[.I$2]*POWER([.I$3];[.$B31]) + [.I$4]" office:value-type="float" office:value="0">
            <text:p>0</text:p>
          </table:table-cell>
          <table:table-cell table:formula="oooc:=[.J$2]*POWER([.J$3];[.$B31]) + [.J$4]" office:value-type="float" office:value="11.3208014445151">
            <text:p>11</text:p>
          </table:table-cell>
          <table:table-cell table:formula="oooc:=[.K$2]*POWER([.K$3];[.$B31]) + [.K$4]" office:value-type="float" office:value="15.1849617334181">
            <text:p>15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19.6220959093852">
            <text:p>20</text:p>
          </table:table-cell>
          <table:table-cell table:formula="oooc:= 1 + ([.D$2]-1)*POWER(EXP([.D$3]/([.D$2]-1)); ([.$B32]-1))" office:value-type="percentage" office:value="0.95333675308374">
            <text:p>95.33%</text:p>
          </table:table-cell>
          <table:table-cell table:formula="oooc:=[.E$2]*POWER([.E$3];[.$B32]) + [.E$4]" office:value-type="float" office:value="18.2976767275082">
            <text:p>18</text:p>
          </table:table-cell>
          <table:table-cell table:formula="oooc:=[.F$2]*POWER([.F$3];[.$B32]) + [.F$4]" office:value-type="float" office:value="270.953534550163">
            <text:p>271</text:p>
          </table:table-cell>
          <table:table-cell table:formula="oooc:=[.G$2]*POWER([.G$3];[.$B32]) + [.G$4]" office:value-type="float" office:value="0">
            <text:p>0</text:p>
          </table:table-cell>
          <table:table-cell table:formula="oooc:= 1 + ([.H$2]-1)*POWER(EXP([.H$3]/([.H$2]-1)); [.$B32]-1)" office:value-type="percentage" office:value="0.181901810309633">
            <text:p>18.19%</text:p>
          </table:table-cell>
          <table:table-cell table:formula="oooc:=[.I$2]*POWER([.I$3];[.$B32]) + [.I$4]" office:value-type="float" office:value="0">
            <text:p>0</text:p>
          </table:table-cell>
          <table:table-cell table:formula="oooc:=[.J$2]*POWER([.J$3];[.$B32]) + [.J$4]" office:value-type="float" office:value="11.9732575456311">
            <text:p>12</text:p>
          </table:table-cell>
          <table:table-cell table:formula="oooc:=[.K$2]*POWER([.K$3];[.$B32]) + [.K$4]" office:value-type="float" office:value="15.9679090547573">
            <text:p>16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20.7856426230422">
            <text:p>21</text:p>
          </table:table-cell>
          <table:table-cell table:formula="oooc:= 1 + ([.D$2]-1)*POWER(EXP([.D$3]/([.D$2]-1)); ([.$B33]-1))" office:value-type="percentage" office:value="0.955612546490511">
            <text:p>95.56%</text:p>
          </table:table-cell>
          <table:table-cell table:formula="oooc:=[.E$2]*POWER([.E$3];[.$B33]) + [.E$4]" office:value-type="float" office:value="19.2285140984337">
            <text:p>19</text:p>
          </table:table-cell>
          <table:table-cell table:formula="oooc:=[.F$2]*POWER([.F$3];[.$B33]) + [.F$4]" office:value-type="float" office:value="289.570281968674">
            <text:p>290</text:p>
          </table:table-cell>
          <table:table-cell table:formula="oooc:=[.G$2]*POWER([.G$3];[.$B33]) + [.G$4]" office:value-type="float" office:value="0">
            <text:p>0</text:p>
          </table:table-cell>
          <table:table-cell table:formula="oooc:= 1 + ([.H$2]-1)*POWER(EXP([.H$3]/([.H$2]-1)); [.$B33]-1)" office:value-type="percentage" office:value="0.185451037657741">
            <text:p>18.55%</text:p>
          </table:table-cell>
          <table:table-cell table:formula="oooc:=[.I$2]*POWER([.I$3];[.$B33]) + [.I$4]" office:value-type="float" office:value="0">
            <text:p>0</text:p>
          </table:table-cell>
          <table:table-cell table:formula="oooc:=[.J$2]*POWER([.J$3];[.$B33]) + [.J$4]" office:value-type="float" office:value="12.6713855738253">
            <text:p>13</text:p>
          </table:table-cell>
          <table:table-cell table:formula="oooc:=[.K$2]*POWER([.K$3];[.$B33]) + [.K$4]" office:value-type="float" office:value="16.8056626885904">
            <text:p>17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22.0306376066551">
            <text:p>22</text:p>
          </table:table-cell>
          <table:table-cell table:formula="oooc:= 1 + ([.D$2]-1)*POWER(EXP([.D$3]/([.D$2]-1)); ([.$B34]-1))" office:value-type="percentage" office:value="0.957777348143116">
            <text:p>95.78%</text:p>
          </table:table-cell>
          <table:table-cell table:formula="oooc:=[.E$2]*POWER([.E$3];[.$B34]) + [.E$4]" office:value-type="float" office:value="20.2245100853241">
            <text:p>20</text:p>
          </table:table-cell>
          <table:table-cell table:formula="oooc:=[.F$2]*POWER([.F$3];[.$B34]) + [.F$4]" office:value-type="float" office:value="309.490201706482">
            <text:p>309</text:p>
          </table:table-cell>
          <table:table-cell table:formula="oooc:=[.G$2]*POWER([.G$3];[.$B34]) + [.G$4]" office:value-type="float" office:value="0">
            <text:p>0</text:p>
          </table:table-cell>
          <table:table-cell table:formula="oooc:= 1 + ([.H$2]-1)*POWER(EXP([.H$3]/([.H$2]-1)); [.$B34]-1)" office:value-type="percentage" office:value="0.188984867080603">
            <text:p>18.90%</text:p>
          </table:table-cell>
          <table:table-cell table:formula="oooc:=[.I$2]*POWER([.I$3];[.$B34]) + [.I$4]" office:value-type="float" office:value="0">
            <text:p>0</text:p>
          </table:table-cell>
          <table:table-cell table:formula="oooc:=[.J$2]*POWER([.J$3];[.$B34]) + [.J$4]" office:value-type="float" office:value="13.4183825639931">
            <text:p>13</text:p>
          </table:table-cell>
          <table:table-cell table:formula="oooc:=[.K$2]*POWER([.K$3];[.$B34]) + [.K$4]" office:value-type="float" office:value="17.7020590767917">
            <text:p>18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23.362782239121">
            <text:p>23</text:p>
          </table:table-cell>
          <table:table-cell table:formula="oooc:= 1 + ([.D$2]-1)*POWER(EXP([.D$3]/([.D$2]-1)); ([.$B35]-1))" office:value-type="percentage" office:value="0.959836571173283">
            <text:p>95.98%</text:p>
          </table:table-cell>
          <table:table-cell table:formula="oooc:=[.E$2]*POWER([.E$3];[.$B35]) + [.E$4]" office:value-type="float" office:value="21.2902257912968">
            <text:p>21</text:p>
          </table:table-cell>
          <table:table-cell table:formula="oooc:=[.F$2]*POWER([.F$3];[.$B35]) + [.F$4]" office:value-type="float" office:value="330.804515825935">
            <text:p>331</text:p>
          </table:table-cell>
          <table:table-cell table:formula="oooc:=[.G$2]*POWER([.G$3];[.$B35]) + [.G$4]" office:value-type="float" office:value="0">
            <text:p>0</text:p>
          </table:table-cell>
          <table:table-cell table:formula="oooc:= 1 + ([.H$2]-1)*POWER(EXP([.H$3]/([.H$2]-1)); [.$B35]-1)" office:value-type="percentage" office:value="0.192503365380393">
            <text:p>19.25%</text:p>
          </table:table-cell>
          <table:table-cell table:formula="oooc:=[.I$2]*POWER([.I$3];[.$B35]) + [.I$4]" office:value-type="float" office:value="0">
            <text:p>0</text:p>
          </table:table-cell>
          <table:table-cell table:formula="oooc:=[.J$2]*POWER([.J$3];[.$B35]) + [.J$4]" office:value-type="float" office:value="14.2176693434726">
            <text:p>14</text:p>
          </table:table-cell>
          <table:table-cell table:formula="oooc:=[.K$2]*POWER([.K$3];[.$B35]) + [.K$4]" office:value-type="float" office:value="18.6612032121671">
            <text:p>19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24.7881769958594">
            <text:p>25</text:p>
          </table:table-cell>
          <table:table-cell table:formula="oooc:= 1 + ([.D$2]-1)*POWER(EXP([.D$3]/([.D$2]-1)); ([.$B36]-1))" office:value-type="percentage" office:value="0.961795364711186">
            <text:p>96.18%</text:p>
          </table:table-cell>
          <table:table-cell table:formula="oooc:=[.E$2]*POWER([.E$3];[.$B36]) + [.E$4]" office:value-type="float" office:value="22.4305415966875">
            <text:p>22</text:p>
          </table:table-cell>
          <table:table-cell table:formula="oooc:=[.F$2]*POWER([.F$3];[.$B36]) + [.F$4]" office:value-type="float" office:value="353.610831933751">
            <text:p>354</text:p>
          </table:table-cell>
          <table:table-cell table:formula="oooc:=[.G$2]*POWER([.G$3];[.$B36]) + [.G$4]" office:value-type="float" office:value="0">
            <text:p>0</text:p>
          </table:table-cell>
          <table:table-cell table:formula="oooc:= 1 + ([.H$2]-1)*POWER(EXP([.H$3]/([.H$2]-1)); [.$B36]-1)" office:value-type="percentage" office:value="0.196006599069471">
            <text:p>19.60%</text:p>
          </table:table-cell>
          <table:table-cell table:formula="oooc:=[.I$2]*POWER([.I$3];[.$B36]) + [.I$4]" office:value-type="float" office:value="0">
            <text:p>0</text:p>
          </table:table-cell>
          <table:table-cell table:formula="oooc:=[.J$2]*POWER([.J$3];[.$B36]) + [.J$4]" office:value-type="float" office:value="15.0729061975157">
            <text:p>15</text:p>
          </table:table-cell>
          <table:table-cell table:formula="oooc:=[.K$2]*POWER([.K$3];[.$B36]) + [.K$4]" office:value-type="float" office:value="19.6874874370188">
            <text:p>20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26.3133493855696">
            <text:p>26</text:p>
          </table:table-cell>
          <table:table-cell table:formula="oooc:= 1 + ([.D$2]-1)*POWER(EXP([.D$3]/([.D$2]-1)); ([.$B37]-1))" office:value-type="percentage" office:value="0.963658626760962">
            <text:p>96.37%</text:p>
          </table:table-cell>
          <table:table-cell table:formula="oooc:=[.E$2]*POWER([.E$3];[.$B37]) + [.E$4]" office:value-type="float" office:value="23.6506795084557">
            <text:p>24</text:p>
          </table:table-cell>
          <table:table-cell table:formula="oooc:=[.F$2]*POWER([.F$3];[.$B37]) + [.F$4]" office:value-type="float" office:value="378.013590169114">
            <text:p>378</text:p>
          </table:table-cell>
          <table:table-cell table:formula="oooc:=[.G$2]*POWER([.G$3];[.$B37]) + [.G$4]" office:value-type="float" office:value="0">
            <text:p>0</text:p>
          </table:table-cell>
          <table:table-cell table:formula="oooc:= 1 + ([.H$2]-1)*POWER(EXP([.H$3]/([.H$2]-1)); [.$B37]-1)" office:value-type="percentage" office:value="0.19949463437164">
            <text:p>19.95%</text:p>
          </table:table-cell>
          <table:table-cell table:formula="oooc:=[.I$2]*POWER([.I$3];[.$B37]) + [.I$4]" office:value-type="float" office:value="0">
            <text:p>0</text:p>
          </table:table-cell>
          <table:table-cell table:formula="oooc:=[.J$2]*POWER([.J$3];[.$B37]) + [.J$4]" office:value-type="float" office:value="15.9880096313418">
            <text:p>16</text:p>
          </table:table-cell>
          <table:table-cell table:formula="oooc:=[.K$2]*POWER([.K$3];[.$B37]) + [.K$4]" office:value-type="float" office:value="20.7856115576101">
            <text:p>21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27.9452838425595">
            <text:p>28</text:p>
          </table:table-cell>
          <table:table-cell table:formula="oooc:= 1 + ([.D$2]-1)*POWER(EXP([.D$3]/([.D$2]-1)); ([.$B38]-1))" office:value-type="percentage" office:value="0.965431016448264">
            <text:p>96.54%</text:p>
          </table:table-cell>
          <table:table-cell table:formula="oooc:=[.E$2]*POWER([.E$3];[.$B38]) + [.E$4]" office:value-type="float" office:value="24.9562270740476">
            <text:p>25</text:p>
          </table:table-cell>
          <table:table-cell table:formula="oooc:=[.F$2]*POWER([.F$3];[.$B38]) + [.F$4]" office:value-type="float" office:value="404.124541480952">
            <text:p>404</text:p>
          </table:table-cell>
          <table:table-cell table:formula="oooc:=[.G$2]*POWER([.G$3];[.$B38]) + [.G$4]" office:value-type="float" office:value="0">
            <text:p>0</text:p>
          </table:table-cell>
          <table:table-cell table:formula="oooc:= 1 + ([.H$2]-1)*POWER(EXP([.H$3]/([.H$2]-1)); [.$B38]-1)" office:value-type="percentage" office:value="0.2029675372234">
            <text:p>20.30%</text:p>
          </table:table-cell>
          <table:table-cell table:formula="oooc:=[.I$2]*POWER([.I$3];[.$B38]) + [.I$4]" office:value-type="float" office:value="0">
            <text:p>0</text:p>
          </table:table-cell>
          <table:table-cell table:formula="oooc:=[.J$2]*POWER([.J$3];[.$B38]) + [.J$4]" office:value-type="float" office:value="16.9671703055357">
            <text:p>17</text:p>
          </table:table-cell>
          <table:table-cell table:formula="oooc:=[.K$2]*POWER([.K$3];[.$B38]) + [.K$4]" office:value-type="float" office:value="21.9606043666428">
            <text:p>22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29.6914537115386">
            <text:p>30</text:p>
          </table:table-cell>
          <table:table-cell table:formula="oooc:= 1 + ([.D$2]-1)*POWER(EXP([.D$3]/([.D$2]-1)); ([.$B39]-1))" office:value-type="percentage" office:value="0.967116965670508">
            <text:p>96.71%</text:p>
          </table:table-cell>
          <table:table-cell table:formula="oooc:=[.E$2]*POWER([.E$3];[.$B39]) + [.E$4]" office:value-type="float" office:value="26.3531629692309">
            <text:p>26</text:p>
          </table:table-cell>
          <table:table-cell table:formula="oooc:=[.F$2]*POWER([.F$3];[.$B39]) + [.F$4]" office:value-type="float" office:value="432.063259384618">
            <text:p>432</text:p>
          </table:table-cell>
          <table:table-cell table:formula="oooc:=[.G$2]*POWER([.G$3];[.$B39]) + [.G$4]" office:value-type="float" office:value="0">
            <text:p>0</text:p>
          </table:table-cell>
          <table:table-cell table:formula="oooc:= 1 + ([.H$2]-1)*POWER(EXP([.H$3]/([.H$2]-1)); [.$B39]-1)" office:value-type="percentage" office:value="0.206425373275191">
            <text:p>20.64%</text:p>
          </table:table-cell>
          <table:table-cell table:formula="oooc:=[.I$2]*POWER([.I$3];[.$B39]) + [.I$4]" office:value-type="float" office:value="0">
            <text:p>0</text:p>
          </table:table-cell>
          <table:table-cell table:formula="oooc:=[.J$2]*POWER([.J$3];[.$B39]) + [.J$4]" office:value-type="float" office:value="18.0148722269232">
            <text:p>18</text:p>
          </table:table-cell>
          <table:table-cell table:formula="oooc:=[.K$2]*POWER([.K$3];[.$B39]) + [.K$4]" office:value-type="float" office:value="23.2178466723078">
            <text:p>23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31.5598554713463">
            <text:p>32</text:p>
          </table:table-cell>
          <table:table-cell table:formula="oooc:= 1 + ([.D$2]-1)*POWER(EXP([.D$3]/([.D$2]-1)); ([.$B40]-1))" office:value-type="percentage" office:value="0.96872069017892">
            <text:p>96.87%</text:p>
          </table:table-cell>
          <table:table-cell table:formula="oooc:=[.E$2]*POWER([.E$3];[.$B40]) + [.E$4]" office:value-type="float" office:value="27.8478843770771">
            <text:p>28</text:p>
          </table:table-cell>
          <table:table-cell table:formula="oooc:=[.F$2]*POWER([.F$3];[.$B40]) + [.F$4]" office:value-type="float" office:value="461.957687541541">
            <text:p>462</text:p>
          </table:table-cell>
          <table:table-cell table:formula="oooc:=[.G$2]*POWER([.G$3];[.$B40]) + [.G$4]" office:value-type="float" office:value="0">
            <text:p>0</text:p>
          </table:table-cell>
          <table:table-cell table:formula="oooc:= 1 + ([.H$2]-1)*POWER(EXP([.H$3]/([.H$2]-1)); [.$B40]-1)" office:value-type="percentage" office:value="0.209868207892637">
            <text:p>20.99%</text:p>
          </table:table-cell>
          <table:table-cell table:formula="oooc:=[.I$2]*POWER([.I$3];[.$B40]) + [.I$4]" office:value-type="float" office:value="0">
            <text:p>0</text:p>
          </table:table-cell>
          <table:table-cell table:formula="oooc:=[.J$2]*POWER([.J$3];[.$B40]) + [.J$4]" office:value-type="float" office:value="19.1359132828078">
            <text:p>19</text:p>
          </table:table-cell>
          <table:table-cell table:formula="oooc:=[.K$2]*POWER([.K$3];[.$B40]) + [.K$4]" office:value-type="float" office:value="24.5630959393694">
            <text:p>25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33.5590453543406">
            <text:p>34</text:p>
          </table:table-cell>
          <table:table-cell table:formula="oooc:= 1 + ([.D$2]-1)*POWER(EXP([.D$3]/([.D$2]-1)); ([.$B41]-1))" office:value-type="percentage" office:value="0.970246200120114">
            <text:p>97.02%</text:p>
          </table:table-cell>
          <table:table-cell table:formula="oooc:=[.E$2]*POWER([.E$3];[.$B41]) + [.E$4]" office:value-type="float" office:value="29.4472362834725">
            <text:p>29</text:p>
          </table:table-cell>
          <table:table-cell table:formula="oooc:=[.F$2]*POWER([.F$3];[.$B41]) + [.F$4]" office:value-type="float" office:value="493.944725669449">
            <text:p>494</text:p>
          </table:table-cell>
          <table:table-cell table:formula="oooc:=[.G$2]*POWER([.G$3];[.$B41]) + [.G$4]" office:value-type="float" office:value="0">
            <text:p>0</text:p>
          </table:table-cell>
          <table:table-cell table:formula="oooc:= 1 + ([.H$2]-1)*POWER(EXP([.H$3]/([.H$2]-1)); [.$B41]-1)" office:value-type="percentage" office:value="0.213296106157781">
            <text:p>21.33%</text:p>
          </table:table-cell>
          <table:table-cell table:formula="oooc:=[.I$2]*POWER([.I$3];[.$B41]) + [.I$4]" office:value-type="float" office:value="0">
            <text:p>0</text:p>
          </table:table-cell>
          <table:table-cell table:formula="oooc:=[.J$2]*POWER([.J$3];[.$B41]) + [.J$4]" office:value-type="float" office:value="20.3354272126044">
            <text:p>20</text:p>
          </table:table-cell>
          <table:table-cell table:formula="oooc:=[.K$2]*POWER([.K$3];[.$B41]) + [.K$4]" office:value-type="float" office:value="26.0025126551252">
            <text:p>26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35.6981785291444">
            <text:p>36</text:p>
          </table:table-cell>
          <table:table-cell table:formula="oooc:= 1 + ([.D$2]-1)*POWER(EXP([.D$3]/([.D$2]-1)); ([.$B42]-1))" office:value-type="percentage" office:value="0.971697310063547">
            <text:p>97.17%</text:p>
          </table:table-cell>
          <table:table-cell table:formula="oooc:=[.E$2]*POWER([.E$3];[.$B42]) + [.E$4]" office:value-type="float" office:value="31.1585428233155">
            <text:p>31</text:p>
          </table:table-cell>
          <table:table-cell table:formula="oooc:=[.F$2]*POWER([.F$3];[.$B42]) + [.F$4]" office:value-type="float" office:value="528.170856466311">
            <text:p>528</text:p>
          </table:table-cell>
          <table:table-cell table:formula="oooc:=[.G$2]*POWER([.G$3];[.$B42]) + [.G$4]" office:value-type="float" office:value="0">
            <text:p>0</text:p>
          </table:table-cell>
          <table:table-cell table:formula="oooc:= 1 + ([.H$2]-1)*POWER(EXP([.H$3]/([.H$2]-1)); [.$B42]-1)" office:value-type="percentage" office:value="0.216709132870313">
            <text:p>21.67%</text:p>
          </table:table-cell>
          <table:table-cell table:formula="oooc:=[.I$2]*POWER([.I$3];[.$B42]) + [.I$4]" office:value-type="float" office:value="0">
            <text:p>0</text:p>
          </table:table-cell>
          <table:table-cell table:formula="oooc:=[.J$2]*POWER([.J$3];[.$B42]) + [.J$4]" office:value-type="float" office:value="21.6189071174867">
            <text:p>22</text:p>
          </table:table-cell>
          <table:table-cell table:formula="oooc:=[.K$2]*POWER([.K$3];[.$B42]) + [.K$4]" office:value-type="float" office:value="27.542688540984">
            <text:p>28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37.9870510261845">
            <text:p>38</text:p>
          </table:table-cell>
          <table:table-cell table:formula="oooc:= 1 + ([.D$2]-1)*POWER(EXP([.D$3]/([.D$2]-1)); ([.$B43]-1))" office:value-type="percentage" office:value="0.973077648539926">
            <text:p>97.31%</text:p>
          </table:table-cell>
          <table:table-cell table:formula="oooc:=[.E$2]*POWER([.E$3];[.$B43]) + [.E$4]" office:value-type="float" office:value="32.9896408209476">
            <text:p>33</text:p>
          </table:table-cell>
          <table:table-cell table:formula="oooc:=[.F$2]*POWER([.F$3];[.$B43]) + [.F$4]" office:value-type="float" office:value="564.792816418953">
            <text:p>565</text:p>
          </table:table-cell>
          <table:table-cell table:formula="oooc:=[.G$2]*POWER([.G$3];[.$B43]) + [.G$4]" office:value-type="float" office:value="0">
            <text:p>0</text:p>
          </table:table-cell>
          <table:table-cell table:formula="oooc:= 1 + ([.H$2]-1)*POWER(EXP([.H$3]/([.H$2]-1)); [.$B43]-1)" office:value-type="percentage" office:value="0.2201073525488">
            <text:p>22.01%</text:p>
          </table:table-cell>
          <table:table-cell table:formula="oooc:=[.I$2]*POWER([.I$3];[.$B43]) + [.I$4]" office:value-type="float" office:value="0">
            <text:p>0</text:p>
          </table:table-cell>
          <table:table-cell table:formula="oooc:=[.J$2]*POWER([.J$3];[.$B43]) + [.J$4]" office:value-type="float" office:value="22.9922306157107">
            <text:p>23</text:p>
          </table:table-cell>
          <table:table-cell table:formula="oooc:=[.K$2]*POWER([.K$3];[.$B43]) + [.K$4]" office:value-type="float" office:value="29.1906767388529">
            <text:p>29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40.4361445980175">
            <text:p>40</text:p>
          </table:table-cell>
          <table:table-cell table:formula="oooc:= 1 + ([.D$2]-1)*POWER(EXP([.D$3]/([.D$2]-1)); ([.$B44]-1))" office:value-type="percentage" office:value="0.974390667114428">
            <text:p>97.44%</text:p>
          </table:table-cell>
          <table:table-cell table:formula="oooc:=[.E$2]*POWER([.E$3];[.$B44]) + [.E$4]" office:value-type="float" office:value="34.948915678414">
            <text:p>35</text:p>
          </table:table-cell>
          <table:table-cell table:formula="oooc:=[.F$2]*POWER([.F$3];[.$B44]) + [.F$4]" office:value-type="float" office:value="603.978313568279">
            <text:p>604</text:p>
          </table:table-cell>
          <table:table-cell table:formula="oooc:=[.G$2]*POWER([.G$3];[.$B44]) + [.G$4]" office:value-type="float" office:value="0">
            <text:p>0</text:p>
          </table:table-cell>
          <table:table-cell table:formula="oooc:= 1 + ([.H$2]-1)*POWER(EXP([.H$3]/([.H$2]-1)); [.$B44]-1)" office:value-type="percentage" office:value="0.223490829431898">
            <text:p>22.35%</text:p>
          </table:table-cell>
          <table:table-cell table:formula="oooc:=[.I$2]*POWER([.I$3];[.$B44]) + [.I$4]" office:value-type="float" office:value="0">
            <text:p>0</text:p>
          </table:table-cell>
          <table:table-cell table:formula="oooc:=[.J$2]*POWER([.J$3];[.$B44]) + [.J$4]" office:value-type="float" office:value="24.4616867588105">
            <text:p>24</text:p>
          </table:table-cell>
          <table:table-cell table:formula="oooc:=[.K$2]*POWER([.K$3];[.$B44]) + [.K$4]" office:value-type="float" office:value="30.9540241105726">
            <text:p>31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43.0566747198787">
            <text:p>43</text:p>
          </table:table-cell>
          <table:table-cell table:formula="oooc:= 1 + ([.D$2]-1)*POWER(EXP([.D$3]/([.D$2]-1)); ([.$B45]-1))" office:value-type="percentage" office:value="0.97563964901741">
            <text:p>97.56%</text:p>
          </table:table-cell>
          <table:table-cell table:formula="oooc:=[.E$2]*POWER([.E$3];[.$B45]) + [.E$4]" office:value-type="float" office:value="37.0453397759029">
            <text:p>37</text:p>
          </table:table-cell>
          <table:table-cell table:formula="oooc:=[.F$2]*POWER([.F$3];[.$B45]) + [.F$4]" office:value-type="float" office:value="645.906795518059">
            <text:p>646</text:p>
          </table:table-cell>
          <table:table-cell table:formula="oooc:=[.G$2]*POWER([.G$3];[.$B45]) + [.G$4]" office:value-type="float" office:value="0">
            <text:p>0</text:p>
          </table:table-cell>
          <table:table-cell table:formula="oooc:= 1 + ([.H$2]-1)*POWER(EXP([.H$3]/([.H$2]-1)); [.$B45]-1)" office:value-type="percentage" office:value="0.226859627479575">
            <text:p>22.69%</text:p>
          </table:table-cell>
          <table:table-cell table:formula="oooc:=[.I$2]*POWER([.I$3];[.$B45]) + [.I$4]" office:value-type="float" office:value="0">
            <text:p>0</text:p>
          </table:table-cell>
          <table:table-cell table:formula="oooc:=[.J$2]*POWER([.J$3];[.$B45]) + [.J$4]" office:value-type="float" office:value="26.0340048319272">
            <text:p>26</text:p>
          </table:table-cell>
          <table:table-cell table:formula="oooc:=[.K$2]*POWER([.K$3];[.$B45]) + [.K$4]" office:value-type="float" office:value="32.8408057983126">
            <text:p>33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45.8606419502702">
            <text:p>46</text:p>
          </table:table-cell>
          <table:table-cell table:formula="oooc:= 1 + ([.D$2]-1)*POWER(EXP([.D$3]/([.D$2]-1)); ([.$B46]-1))" office:value-type="percentage" office:value="0.976827717354195">
            <text:p>97.68%</text:p>
          </table:table-cell>
          <table:table-cell table:formula="oooc:=[.E$2]*POWER([.E$3];[.$B46]) + [.E$4]" office:value-type="float" office:value="39.2885135602162">
            <text:p>39</text:p>
          </table:table-cell>
          <table:table-cell table:formula="oooc:=[.F$2]*POWER([.F$3];[.$B46]) + [.F$4]" office:value-type="float" office:value="690.770271204323">
            <text:p>691</text:p>
          </table:table-cell>
          <table:table-cell table:formula="oooc:=[.G$2]*POWER([.G$3];[.$B46]) + [.G$4]" office:value-type="float" office:value="0">
            <text:p>0</text:p>
          </table:table-cell>
          <table:table-cell table:formula="oooc:= 1 + ([.H$2]-1)*POWER(EXP([.H$3]/([.H$2]-1)); [.$B46]-1)" office:value-type="percentage" office:value="0.230213810374313">
            <text:p>23.02%</text:p>
          </table:table-cell>
          <table:table-cell table:formula="oooc:=[.I$2]*POWER([.I$3];[.$B46]) + [.I$4]" office:value-type="float" office:value="0">
            <text:p>0</text:p>
          </table:table-cell>
          <table:table-cell table:formula="oooc:=[.J$2]*POWER([.J$3];[.$B46]) + [.J$4]" office:value-type="float" office:value="27.7163851701621">
            <text:p>28</text:p>
          </table:table-cell>
          <table:table-cell table:formula="oooc:=[.K$2]*POWER([.K$3];[.$B46]) + [.K$4]" office:value-type="float" office:value="34.8596622041945">
            <text:p>35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48.8608868867891">
            <text:p>49</text:p>
          </table:table-cell>
          <table:table-cell table:formula="oooc:= 1 + ([.D$2]-1)*POWER(EXP([.D$3]/([.D$2]-1)); ([.$B47]-1))" office:value-type="percentage" office:value="0.977957842914463">
            <text:p>97.80%</text:p>
          </table:table-cell>
          <table:table-cell table:formula="oooc:=[.E$2]*POWER([.E$3];[.$B47]) + [.E$4]" office:value-type="float" office:value="41.6887095094313">
            <text:p>42</text:p>
          </table:table-cell>
          <table:table-cell table:formula="oooc:=[.F$2]*POWER([.F$3];[.$B47]) + [.F$4]" office:value-type="float" office:value="738.774190188626">
            <text:p>739</text:p>
          </table:table-cell>
          <table:table-cell table:formula="oooc:=[.G$2]*POWER([.G$3];[.$B47]) + [.G$4]" office:value-type="float" office:value="0">
            <text:p>0</text:p>
          </table:table-cell>
          <table:table-cell table:formula="oooc:= 1 + ([.H$2]-1)*POWER(EXP([.H$3]/([.H$2]-1)); [.$B47]-1)" office:value-type="percentage" office:value="0.233553441522316">
            <text:p>23.36%</text:p>
          </table:table-cell>
          <table:table-cell table:formula="oooc:=[.I$2]*POWER([.I$3];[.$B47]) + [.I$4]" office:value-type="float" office:value="0">
            <text:p>0</text:p>
          </table:table-cell>
          <table:table-cell table:formula="oooc:=[.J$2]*POWER([.J$3];[.$B47]) + [.J$4]" office:value-type="float" office:value="29.5165321320735">
            <text:p>30</text:p>
          </table:table-cell>
          <table:table-cell table:formula="oooc:=[.K$2]*POWER([.K$3];[.$B47]) + [.K$4]" office:value-type="float" office:value="37.0198385584882">
            <text:p>37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52.0711489688644">
            <text:p>52</text:p>
          </table:table-cell>
          <table:table-cell table:formula="oooc:= 1 + ([.D$2]-1)*POWER(EXP([.D$3]/([.D$2]-1)); ([.$B48]-1))" office:value-type="percentage" office:value="0.979032851600771">
            <text:p>97.90%</text:p>
          </table:table-cell>
          <table:table-cell table:formula="oooc:=[.E$2]*POWER([.E$3];[.$B48]) + [.E$4]" office:value-type="float" office:value="44.2569191750915">
            <text:p>44</text:p>
          </table:table-cell>
          <table:table-cell table:formula="oooc:=[.F$2]*POWER([.F$3];[.$B48]) + [.F$4]" office:value-type="float" office:value="790.13838350183">
            <text:p>790</text:p>
          </table:table-cell>
          <table:table-cell table:formula="oooc:=[.G$2]*POWER([.G$3];[.$B48]) + [.G$4]" office:value-type="float" office:value="0">
            <text:p>0</text:p>
          </table:table-cell>
          <table:table-cell table:formula="oooc:= 1 + ([.H$2]-1)*POWER(EXP([.H$3]/([.H$2]-1)); [.$B48]-1)" office:value-type="percentage" office:value="0.236878584054708">
            <text:p>23.69%</text:p>
          </table:table-cell>
          <table:table-cell table:formula="oooc:=[.I$2]*POWER([.I$3];[.$B48]) + [.I$4]" office:value-type="float" office:value="0">
            <text:p>0</text:p>
          </table:table-cell>
          <table:table-cell table:formula="oooc:=[.J$2]*POWER([.J$3];[.$B48]) + [.J$4]" office:value-type="float" office:value="31.4426893813186">
            <text:p>31</text:p>
          </table:table-cell>
          <table:table-cell table:formula="oooc:=[.K$2]*POWER([.K$3];[.$B48]) + [.K$4]" office:value-type="float" office:value="39.3312272575823">
            <text:p>39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55.5061293966849">
            <text:p>56</text:p>
          </table:table-cell>
          <table:table-cell table:formula="oooc:= 1 + ([.D$2]-1)*POWER(EXP([.D$3]/([.D$2]-1)); ([.$B49]-1))" office:value-type="percentage" office:value="0.98005543149478">
            <text:p>98.01%</text:p>
          </table:table-cell>
          <table:table-cell table:formula="oooc:=[.E$2]*POWER([.E$3];[.$B49]) + [.E$4]" office:value-type="float" office:value="47.0049035173479">
            <text:p>47</text:p>
          </table:table-cell>
          <table:table-cell table:formula="oooc:=[.F$2]*POWER([.F$3];[.$B49]) + [.F$4]" office:value-type="float" office:value="845.098070346958">
            <text:p>845</text:p>
          </table:table-cell>
          <table:table-cell table:formula="oooc:=[.G$2]*POWER([.G$3];[.$B49]) + [.G$4]" office:value-type="float" office:value="0">
            <text:p>0</text:p>
          </table:table-cell>
          <table:table-cell table:formula="oooc:= 1 + ([.H$2]-1)*POWER(EXP([.H$3]/([.H$2]-1)); [.$B49]-1)" office:value-type="percentage" office:value="0.240189300828723">
            <text:p>24.02%</text:p>
          </table:table-cell>
          <table:table-cell table:formula="oooc:=[.I$2]*POWER([.I$3];[.$B49]) + [.I$4]" office:value-type="float" office:value="0">
            <text:p>0</text:p>
          </table:table-cell>
          <table:table-cell table:formula="oooc:=[.J$2]*POWER([.J$3];[.$B49]) + [.J$4]" office:value-type="float" office:value="33.5036776380109">
            <text:p>34</text:p>
          </table:table-cell>
          <table:table-cell table:formula="oooc:=[.K$2]*POWER([.K$3];[.$B49]) + [.K$4]" office:value-type="float" office:value="41.8044131656131">
            <text:p>42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59.1815584544528">
            <text:p>59</text:p>
          </table:table-cell>
          <table:table-cell table:formula="oooc:= 1 + ([.D$2]-1)*POWER(EXP([.D$3]/([.D$2]-1)); ([.$B50]-1))" office:value-type="percentage" office:value="0.981028139578864">
            <text:p>98.10%</text:p>
          </table:table-cell>
          <table:table-cell table:formula="oooc:=[.E$2]*POWER([.E$3];[.$B50]) + [.E$4]" office:value-type="float" office:value="49.9452467635622">
            <text:p>50</text:p>
          </table:table-cell>
          <table:table-cell table:formula="oooc:=[.F$2]*POWER([.F$3];[.$B50]) + [.F$4]" office:value-type="float" office:value="903.904935271245">
            <text:p>904</text:p>
          </table:table-cell>
          <table:table-cell table:formula="oooc:=[.G$2]*POWER([.G$3];[.$B50]) + [.G$4]" office:value-type="float" office:value="0">
            <text:p>0</text:p>
          </table:table-cell>
          <table:table-cell table:formula="oooc:= 1 + ([.H$2]-1)*POWER(EXP([.H$3]/([.H$2]-1)); [.$B50]-1)" office:value-type="percentage" office:value="0.2434856544289">
            <text:p>24.35%</text:p>
          </table:table-cell>
          <table:table-cell table:formula="oooc:=[.I$2]*POWER([.I$3];[.$B50]) + [.I$4]" office:value-type="float" office:value="0">
            <text:p>0</text:p>
          </table:table-cell>
          <table:table-cell table:formula="oooc:=[.J$2]*POWER([.J$3];[.$B50]) + [.J$4]" office:value-type="float" office:value="35.7089350726717">
            <text:p>36</text:p>
          </table:table-cell>
          <table:table-cell table:formula="oooc:=[.K$2]*POWER([.K$3];[.$B50]) + [.K$4]" office:value-type="float" office:value="44.450722087206">
            <text:p>44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63.1142675462645">
            <text:p>63</text:p>
          </table:table-cell>
          <table:table-cell table:formula="oooc:= 1 + ([.D$2]-1)*POWER(EXP([.D$3]/([.D$2]-1)); ([.$B51]-1))" office:value-type="percentage" office:value="0.981953408129895">
            <text:p>98.20%</text:p>
          </table:table-cell>
          <table:table-cell table:formula="oooc:=[.E$2]*POWER([.E$3];[.$B51]) + [.E$4]" office:value-type="float" office:value="53.0914140370116">
            <text:p>53</text:p>
          </table:table-cell>
          <table:table-cell table:formula="oooc:=[.F$2]*POWER([.F$3];[.$B51]) + [.F$4]" office:value-type="float" office:value="966.828280740232">
            <text:p>967</text:p>
          </table:table-cell>
          <table:table-cell table:formula="oooc:=[.G$2]*POWER([.G$3];[.$B51]) + [.G$4]" office:value-type="float" office:value="0">
            <text:p>0</text:p>
          </table:table-cell>
          <table:table-cell table:formula="oooc:= 1 + ([.H$2]-1)*POWER(EXP([.H$3]/([.H$2]-1)); [.$B51]-1)" office:value-type="percentage" office:value="0.246767707168257">
            <text:p>24.68%</text:p>
          </table:table-cell>
          <table:table-cell table:formula="oooc:=[.I$2]*POWER([.I$3];[.$B51]) + [.I$4]" office:value-type="float" office:value="0">
            <text:p>0</text:p>
          </table:table-cell>
          <table:table-cell table:formula="oooc:=[.J$2]*POWER([.J$3];[.$B51]) + [.J$4]" office:value-type="float" office:value="38.0685605277587">
            <text:p>38</text:p>
          </table:table-cell>
          <table:table-cell table:formula="oooc:=[.K$2]*POWER([.K$3];[.$B51]) + [.K$4]" office:value-type="float" office:value="47.2822726333104">
            <text:p>47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67.322266274503">
            <text:p>67</text:p>
          </table:table-cell>
          <table:table-cell table:formula="oooc:= 1 + ([.D$2]-1)*POWER(EXP([.D$3]/([.D$2]-1)); ([.$B52]-1))" office:value-type="percentage" office:value="0.982833550801201">
            <text:p>98.28%</text:p>
          </table:table-cell>
          <table:table-cell table:formula="oooc:=[.E$2]*POWER([.E$3];[.$B52]) + [.E$4]" office:value-type="float" office:value="56.4578130196024">
            <text:p>56</text:p>
          </table:table-cell>
          <table:table-cell table:formula="oooc:=[.F$2]*POWER([.F$3];[.$B52]) + [.F$4]" office:value-type="float" office:value="1034.15626039205">
            <text:p>1034</text:p>
          </table:table-cell>
          <table:table-cell table:formula="oooc:=[.G$2]*POWER([.G$3];[.$B52]) + [.G$4]" office:value-type="float" office:value="0">
            <text:p>0</text:p>
          </table:table-cell>
          <table:table-cell table:formula="oooc:= 1 + ([.H$2]-1)*POWER(EXP([.H$3]/([.H$2]-1)); [.$B52]-1)" office:value-type="percentage" office:value="0.250035521089479">
            <text:p>25.00%</text:p>
          </table:table-cell>
          <table:table-cell table:formula="oooc:=[.I$2]*POWER([.I$3];[.$B52]) + [.I$4]" office:value-type="float" office:value="0">
            <text:p>0</text:p>
          </table:table-cell>
          <table:table-cell table:formula="oooc:=[.J$2]*POWER([.J$3];[.$B52]) + [.J$4]" office:value-type="float" office:value="40.5933597647018">
            <text:p>41</text:p>
          </table:table-cell>
          <table:table-cell table:formula="oooc:=[.K$2]*POWER([.K$3];[.$B52]) + [.K$4]" office:value-type="float" office:value="50.3120317176422">
            <text:p>50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71.8248249137182">
            <text:p>72</text:p>
          </table:table-cell>
          <table:table-cell table:formula="oooc:= 1 + ([.D$2]-1)*POWER(EXP([.D$3]/([.D$2]-1)); ([.$B53]-1))" office:value-type="percentage" office:value="0.983670768407906">
            <text:p>98.37%</text:p>
          </table:table-cell>
          <table:table-cell table:formula="oooc:=[.E$2]*POWER([.E$3];[.$B53]) + [.E$4]" office:value-type="float" office:value="60.0598599309746">
            <text:p>60</text:p>
          </table:table-cell>
          <table:table-cell table:formula="oooc:=[.F$2]*POWER([.F$3];[.$B53]) + [.F$4]" office:value-type="float" office:value="1106.19719861949">
            <text:p>1106</text:p>
          </table:table-cell>
          <table:table-cell table:formula="oooc:=[.G$2]*POWER([.G$3];[.$B53]) + [.G$4]" office:value-type="float" office:value="0">
            <text:p>0</text:p>
          </table:table-cell>
          <table:table-cell table:formula="oooc:= 1 + ([.H$2]-1)*POWER(EXP([.H$3]/([.H$2]-1)); [.$B53]-1)" office:value-type="percentage" office:value="0.253289157966082">
            <text:p>25.33%</text:p>
          </table:table-cell>
          <table:table-cell table:formula="oooc:=[.I$2]*POWER([.I$3];[.$B53]) + [.I$4]" office:value-type="float" office:value="0">
            <text:p>0</text:p>
          </table:table-cell>
          <table:table-cell table:formula="oooc:=[.J$2]*POWER([.J$3];[.$B53]) + [.J$4]" office:value-type="float" office:value="43.2948949482309">
            <text:p>43</text:p>
          </table:table-cell>
          <table:table-cell table:formula="oooc:=[.K$2]*POWER([.K$3];[.$B53]) + [.K$4]" office:value-type="float" office:value="53.5538739378771">
            <text:p>54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76.6425626576785">
            <text:p>77</text:p>
          </table:table-cell>
          <table:table-cell table:formula="oooc:= 1 + ([.D$2]-1)*POWER(EXP([.D$3]/([.D$2]-1)); ([.$B54]-1))" office:value-type="percentage" office:value="0.984467154430113">
            <text:p>98.45%</text:p>
          </table:table-cell>
          <table:table-cell table:formula="oooc:=[.E$2]*POWER([.E$3];[.$B54]) + [.E$4]" office:value-type="float" office:value="63.9140501261428">
            <text:p>64</text:p>
          </table:table-cell>
          <table:table-cell table:formula="oooc:=[.F$2]*POWER([.F$3];[.$B54]) + [.F$4]" office:value-type="float" office:value="1183.28100252286">
            <text:p>1183</text:p>
          </table:table-cell>
          <table:table-cell table:formula="oooc:=[.G$2]*POWER([.G$3];[.$B54]) + [.G$4]" office:value-type="float" office:value="0">
            <text:p>0</text:p>
          </table:table-cell>
          <table:table-cell table:formula="oooc:= 1 + ([.H$2]-1)*POWER(EXP([.H$3]/([.H$2]-1)); [.$B54]-1)" office:value-type="percentage" office:value="0.256528679303586">
            <text:p>25.65%</text:p>
          </table:table-cell>
          <table:table-cell table:formula="oooc:=[.I$2]*POWER([.I$3];[.$B54]) + [.I$4]" office:value-type="float" office:value="0">
            <text:p>0</text:p>
          </table:table-cell>
          <table:table-cell table:formula="oooc:=[.J$2]*POWER([.J$3];[.$B54]) + [.J$4]" office:value-type="float" office:value="46.1855375946071">
            <text:p>46</text:p>
          </table:table-cell>
          <table:table-cell table:formula="oooc:=[.K$2]*POWER([.K$3];[.$B54]) + [.K$4]" office:value-type="float" office:value="57.0226451135285">
            <text:p>57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81.797542043716">
            <text:p>82</text:p>
          </table:table-cell>
          <table:table-cell table:formula="oooc:= 1 + ([.D$2]-1)*POWER(EXP([.D$3]/([.D$2]-1)); ([.$B55]-1))" office:value-type="percentage" office:value="0.985224700247698">
            <text:p>98.52%</text:p>
          </table:table-cell>
          <table:table-cell table:formula="oooc:=[.E$2]*POWER([.E$3];[.$B55]) + [.E$4]" office:value-type="float" office:value="68.0380336349728">
            <text:p>68</text:p>
          </table:table-cell>
          <table:table-cell table:formula="oooc:=[.F$2]*POWER([.F$3];[.$B55]) + [.F$4]" office:value-type="float" office:value="1265.76067269946">
            <text:p>1266</text:p>
          </table:table-cell>
          <table:table-cell table:formula="oooc:=[.G$2]*POWER([.G$3];[.$B55]) + [.G$4]" office:value-type="float" office:value="0">
            <text:p>0</text:p>
          </table:table-cell>
          <table:table-cell table:formula="oooc:= 1 + ([.H$2]-1)*POWER(EXP([.H$3]/([.H$2]-1)); [.$B55]-1)" office:value-type="percentage" office:value="0.259754146340676">
            <text:p>25.98%</text:p>
          </table:table-cell>
          <table:table-cell table:formula="oooc:=[.I$2]*POWER([.I$3];[.$B55]) + [.I$4]" office:value-type="float" office:value="0">
            <text:p>0</text:p>
          </table:table-cell>
          <table:table-cell table:formula="oooc:=[.J$2]*POWER([.J$3];[.$B55]) + [.J$4]" office:value-type="float" office:value="49.2785252262296">
            <text:p>49</text:p>
          </table:table-cell>
          <table:table-cell table:formula="oooc:=[.K$2]*POWER([.K$3];[.$B55]) + [.K$4]" office:value-type="float" office:value="60.7342302714755">
            <text:p>61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87.3133699867761">
            <text:p>87</text:p>
          </table:table-cell>
          <table:table-cell table:formula="oooc:= 1 + ([.D$2]-1)*POWER(EXP([.D$3]/([.D$2]-1)); ([.$B56]-1))" office:value-type="percentage" office:value="0.985945300119792">
            <text:p>98.59%</text:p>
          </table:table-cell>
          <table:table-cell table:formula="oooc:=[.E$2]*POWER([.E$3];[.$B56]) + [.E$4]" office:value-type="float" office:value="72.4506959894209">
            <text:p>72</text:p>
          </table:table-cell>
          <table:table-cell table:formula="oooc:=[.F$2]*POWER([.F$3];[.$B56]) + [.F$4]" office:value-type="float" office:value="1354.01391978842">
            <text:p>1354</text:p>
          </table:table-cell>
          <table:table-cell table:formula="oooc:=[.G$2]*POWER([.G$3];[.$B56]) + [.G$4]" office:value-type="float" office:value="0">
            <text:p>0</text:p>
          </table:table-cell>
          <table:table-cell table:formula="oooc:= 1 + ([.H$2]-1)*POWER(EXP([.H$3]/([.H$2]-1)); [.$B56]-1)" office:value-type="percentage" office:value="0.262965620050361">
            <text:p>26.30%</text:p>
          </table:table-cell>
          <table:table-cell table:formula="oooc:=[.I$2]*POWER([.I$3];[.$B56]) + [.I$4]" office:value-type="float" office:value="0">
            <text:p>0</text:p>
          </table:table-cell>
          <table:table-cell table:formula="oooc:=[.J$2]*POWER([.J$3];[.$B56]) + [.J$4]" office:value-type="float" office:value="52.5880219920657">
            <text:p>53</text:p>
          </table:table-cell>
          <table:table-cell table:formula="oooc:=[.K$2]*POWER([.K$3];[.$B56]) + [.K$4]" office:value-type="float" office:value="64.7056263904788">
            <text:p>65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93.2153058858505">
            <text:p>93</text:p>
          </table:table-cell>
          <table:table-cell table:formula="oooc:= 1 + ([.D$2]-1)*POWER(EXP([.D$3]/([.D$2]-1)); ([.$B57]-1))" office:value-type="percentage" office:value="0.98663075592142">
            <text:p>98.66%</text:p>
          </table:table-cell>
          <table:table-cell table:formula="oooc:=[.E$2]*POWER([.E$3];[.$B57]) + [.E$4]" office:value-type="float" office:value="77.1722447086804">
            <text:p>77</text:p>
          </table:table-cell>
          <table:table-cell table:formula="oooc:=[.F$2]*POWER([.F$3];[.$B57]) + [.F$4]" office:value-type="float" office:value="1448.44489417361">
            <text:p>1448</text:p>
          </table:table-cell>
          <table:table-cell table:formula="oooc:=[.G$2]*POWER([.G$3];[.$B57]) + [.G$4]" office:value-type="float" office:value="0">
            <text:p>0</text:p>
          </table:table-cell>
          <table:table-cell table:formula="oooc:= 1 + ([.H$2]-1)*POWER(EXP([.H$3]/([.H$2]-1)); [.$B57]-1)" office:value-type="percentage" office:value="0.266163161141122">
            <text:p>26.62%</text:p>
          </table:table-cell>
          <table:table-cell table:formula="oooc:=[.I$2]*POWER([.I$3];[.$B57]) + [.I$4]" office:value-type="float" office:value="0">
            <text:p>0</text:p>
          </table:table-cell>
          <table:table-cell table:formula="oooc:=[.J$2]*POWER([.J$3];[.$B57]) + [.J$4]" office:value-type="float" office:value="56.1291835315103">
            <text:p>56</text:p>
          </table:table-cell>
          <table:table-cell table:formula="oooc:=[.K$2]*POWER([.K$3];[.$B57]) + [.K$4]" office:value-type="float" office:value="68.9550202378124">
            <text:p>69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99.53037729786">
            <text:p>100</text:p>
          </table:table-cell>
          <table:table-cell table:formula="oooc:= 1 + ([.D$2]-1)*POWER(EXP([.D$3]/([.D$2]-1)); ([.$B58]-1))" office:value-type="percentage" office:value="0.987282781649123">
            <text:p>98.73%</text:p>
          </table:table-cell>
          <table:table-cell table:formula="oooc:=[.E$2]*POWER([.E$3];[.$B58]) + [.E$4]" office:value-type="float" office:value="82.224301838288">
            <text:p>82</text:p>
          </table:table-cell>
          <table:table-cell table:formula="oooc:=[.F$2]*POWER([.F$3];[.$B58]) + [.F$4]" office:value-type="float" office:value="1549.48603676576">
            <text:p>1549</text:p>
          </table:table-cell>
          <table:table-cell table:formula="oooc:=[.G$2]*POWER([.G$3];[.$B58]) + [.G$4]" office:value-type="float" office:value="0">
            <text:p>0</text:p>
          </table:table-cell>
          <table:table-cell table:formula="oooc:= 1 + ([.H$2]-1)*POWER(EXP([.H$3]/([.H$2]-1)); [.$B58]-1)" office:value-type="percentage" office:value="0.269346830058068">
            <text:p>26.93%</text:p>
          </table:table-cell>
          <table:table-cell table:formula="oooc:=[.I$2]*POWER([.I$3];[.$B58]) + [.I$4]" office:value-type="float" office:value="0">
            <text:p>0</text:p>
          </table:table-cell>
          <table:table-cell table:formula="oooc:=[.J$2]*POWER([.J$3];[.$B58]) + [.J$4]" office:value-type="float" office:value="59.918226378716">
            <text:p>60</text:p>
          </table:table-cell>
          <table:table-cell table:formula="oooc:=[.K$2]*POWER([.K$3];[.$B58]) + [.K$4]" office:value-type="float" office:value="73.5018716544592">
            <text:p>74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106.28750370871">
            <text:p>106</text:p>
          </table:table-cell>
          <table:table-cell table:formula="oooc:= 1 + ([.D$2]-1)*POWER(EXP([.D$3]/([.D$2]-1)); ([.$B59]-1))" office:value-type="percentage" office:value="0.987903007706845">
            <text:p>98.79%</text:p>
          </table:table-cell>
          <table:table-cell table:formula="oooc:=[.E$2]*POWER([.E$3];[.$B59]) + [.E$4]" office:value-type="float" office:value="87.6300029669682">
            <text:p>88</text:p>
          </table:table-cell>
          <table:table-cell table:formula="oooc:=[.F$2]*POWER([.F$3];[.$B59]) + [.F$4]" office:value-type="float" office:value="1657.60005933936">
            <text:p>1658</text:p>
          </table:table-cell>
          <table:table-cell table:formula="oooc:=[.G$2]*POWER([.G$3];[.$B59]) + [.G$4]" office:value-type="float" office:value="0">
            <text:p>0</text:p>
          </table:table-cell>
          <table:table-cell table:formula="oooc:= 1 + ([.H$2]-1)*POWER(EXP([.H$3]/([.H$2]-1)); [.$B59]-1)" office:value-type="percentage" office:value="0.27251668698407">
            <text:p>27.25%</text:p>
          </table:table-cell>
          <table:table-cell table:formula="oooc:=[.I$2]*POWER([.I$3];[.$B59]) + [.I$4]" office:value-type="float" office:value="0">
            <text:p>0</text:p>
          </table:table-cell>
          <table:table-cell table:formula="oooc:=[.J$2]*POWER([.J$3];[.$B59]) + [.J$4]" office:value-type="float" office:value="63.9725022252261">
            <text:p>64</text:p>
          </table:table-cell>
          <table:table-cell table:formula="oooc:=[.K$2]*POWER([.K$3];[.$B59]) + [.K$4]" office:value-type="float" office:value="78.3670026702714">
            <text:p>78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113.51762896832">
            <text:p>114</text:p>
          </table:table-cell>
          <table:table-cell table:formula="oooc:= 1 + ([.D$2]-1)*POWER(EXP([.D$3]/([.D$2]-1)); ([.$B60]-1))" office:value-type="percentage" office:value="0.988492984982793">
            <text:p>98.85%</text:p>
          </table:table-cell>
          <table:table-cell table:formula="oooc:=[.E$2]*POWER([.E$3];[.$B60]) + [.E$4]" office:value-type="float" office:value="93.414103174656">
            <text:p>93</text:p>
          </table:table-cell>
          <table:table-cell table:formula="oooc:=[.F$2]*POWER([.F$3];[.$B60]) + [.F$4]" office:value-type="float" office:value="1773.28206349312">
            <text:p>1773</text:p>
          </table:table-cell>
          <table:table-cell table:formula="oooc:=[.G$2]*POWER([.G$3];[.$B60]) + [.G$4]" office:value-type="float" office:value="0">
            <text:p>0</text:p>
          </table:table-cell>
          <table:table-cell table:formula="oooc:= 1 + ([.H$2]-1)*POWER(EXP([.H$3]/([.H$2]-1)); [.$B60]-1)" office:value-type="percentage" office:value="0.275672791840903">
            <text:p>27.57%</text:p>
          </table:table-cell>
          <table:table-cell table:formula="oooc:=[.I$2]*POWER([.I$3];[.$B60]) + [.I$4]" office:value-type="float" office:value="0">
            <text:p>0</text:p>
          </table:table-cell>
          <table:table-cell table:formula="oooc:=[.J$2]*POWER([.J$3];[.$B60]) + [.J$4]" office:value-type="float" office:value="68.310577380992">
            <text:p>68</text:p>
          </table:table-cell>
          <table:table-cell table:formula="oooc:=[.K$2]*POWER([.K$3];[.$B60]) + [.K$4]" office:value-type="float" office:value="83.5726928571904">
            <text:p>84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121.253862996102">
            <text:p>121</text:p>
          </table:table-cell>
          <table:table-cell table:formula="oooc:= 1 + ([.D$2]-1)*POWER(EXP([.D$3]/([.D$2]-1)); ([.$B61]-1))" office:value-type="percentage" office:value="0.989054188727461">
            <text:p>98.91%</text:p>
          </table:table-cell>
          <table:table-cell table:formula="oooc:=[.E$2]*POWER([.E$3];[.$B61]) + [.E$4]" office:value-type="float" office:value="99.6030903968819">
            <text:p>100</text:p>
          </table:table-cell>
          <table:table-cell table:formula="oooc:=[.F$2]*POWER([.F$3];[.$B61]) + [.F$4]" office:value-type="float" office:value="1897.06180793764">
            <text:p>1897</text:p>
          </table:table-cell>
          <table:table-cell table:formula="oooc:=[.G$2]*POWER([.G$3];[.$B61]) + [.G$4]" office:value-type="float" office:value="0">
            <text:p>0</text:p>
          </table:table-cell>
          <table:table-cell table:formula="oooc:= 1 + ([.H$2]-1)*POWER(EXP([.H$3]/([.H$2]-1)); [.$B61]-1)" office:value-type="percentage" office:value="0.278815204290379">
            <text:p>27.88%</text:p>
          </table:table-cell>
          <table:table-cell table:formula="oooc:=[.I$2]*POWER([.I$3];[.$B61]) + [.I$4]" office:value-type="float" office:value="0">
            <text:p>0</text:p>
          </table:table-cell>
          <table:table-cell table:formula="oooc:=[.J$2]*POWER([.J$3];[.$B61]) + [.J$4]" office:value-type="float" office:value="72.9523177976614">
            <text:p>73</text:p>
          </table:table-cell>
          <table:table-cell table:formula="oooc:=[.K$2]*POWER([.K$3];[.$B61]) + [.K$4]" office:value-type="float" office:value="89.1427813571937">
            <text:p>89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129.53163340583">
            <text:p>130</text:p>
          </table:table-cell>
          <table:table-cell table:formula="oooc:= 1 + ([.D$2]-1)*POWER(EXP([.D$3]/([.D$2]-1)); ([.$B62]-1))" office:value-type="percentage" office:value="0.989588022242529">
            <text:p>98.96%</text:p>
          </table:table-cell>
          <table:table-cell table:formula="oooc:=[.E$2]*POWER([.E$3];[.$B62]) + [.E$4]" office:value-type="float" office:value="106.225306724664">
            <text:p>106</text:p>
          </table:table-cell>
          <table:table-cell table:formula="oooc:=[.F$2]*POWER([.F$3];[.$B62]) + [.F$4]" office:value-type="float" office:value="2029.50613449327">
            <text:p>2030</text:p>
          </table:table-cell>
          <table:table-cell table:formula="oooc:=[.G$2]*POWER([.G$3];[.$B62]) + [.G$4]" office:value-type="float" office:value="0">
            <text:p>0</text:p>
          </table:table-cell>
          <table:table-cell table:formula="oooc:= 1 + ([.H$2]-1)*POWER(EXP([.H$3]/([.H$2]-1)); [.$B62]-1)" office:value-type="percentage" office:value="0.281943983735474">
            <text:p>28.19%</text:p>
          </table:table-cell>
          <table:table-cell table:formula="oooc:=[.I$2]*POWER([.I$3];[.$B62]) + [.I$4]" office:value-type="float" office:value="0">
            <text:p>0</text:p>
          </table:table-cell>
          <table:table-cell table:formula="oooc:=[.J$2]*POWER([.J$3];[.$B62]) + [.J$4]" office:value-type="float" office:value="77.9189800434977">
            <text:p>78</text:p>
          </table:table-cell>
          <table:table-cell table:formula="oooc:=[.K$2]*POWER([.K$3];[.$B62]) + [.K$4]" office:value-type="float" office:value="95.1027760521973">
            <text:p>95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138.388847744238">
            <text:p>138</text:p>
          </table:table-cell>
          <table:table-cell table:formula="oooc:= 1 + ([.D$2]-1)*POWER(EXP([.D$3]/([.D$2]-1)); ([.$B63]-1))" office:value-type="percentage" office:value="0.990095820389847">
            <text:p>99.01%</text:p>
          </table:table-cell>
          <table:table-cell table:formula="oooc:=[.E$2]*POWER([.E$3];[.$B63]) + [.E$4]" office:value-type="float" office:value="113.31107819539">
            <text:p>113</text:p>
          </table:table-cell>
          <table:table-cell table:formula="oooc:=[.F$2]*POWER([.F$3];[.$B63]) + [.F$4]" office:value-type="float" office:value="2171.2215639078">
            <text:p>2171</text:p>
          </table:table-cell>
          <table:table-cell table:formula="oooc:=[.G$2]*POWER([.G$3];[.$B63]) + [.G$4]" office:value-type="float" office:value="0">
            <text:p>0</text:p>
          </table:table-cell>
          <table:table-cell table:formula="oooc:= 1 + ([.H$2]-1)*POWER(EXP([.H$3]/([.H$2]-1)); [.$B63]-1)" office:value-type="percentage" office:value="0.285059189321449">
            <text:p>28.51%</text:p>
          </table:table-cell>
          <table:table-cell table:formula="oooc:=[.I$2]*POWER([.I$3];[.$B63]) + [.I$4]" office:value-type="float" office:value="0">
            <text:p>0</text:p>
          </table:table-cell>
          <table:table-cell table:formula="oooc:=[.J$2]*POWER([.J$3];[.$B63]) + [.J$4]" office:value-type="float" office:value="83.2333086465426">
            <text:p>83</text:p>
          </table:table-cell>
          <table:table-cell table:formula="oooc:=[.K$2]*POWER([.K$3];[.$B63]) + [.K$4]" office:value-type="float" office:value="101.479970375851">
            <text:p>101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147.866067086334">
            <text:p>148</text:p>
          </table:table-cell>
          <table:table-cell table:formula="oooc:= 1 + ([.D$2]-1)*POWER(EXP([.D$3]/([.D$2]-1)); ([.$B64]-1))" office:value-type="percentage" office:value="0.990578852929282">
            <text:p>99.06%</text:p>
          </table:table-cell>
          <table:table-cell table:formula="oooc:=[.E$2]*POWER([.E$3];[.$B64]) + [.E$4]" office:value-type="float" office:value="120.892853669067">
            <text:p>121</text:p>
          </table:table-cell>
          <table:table-cell table:formula="oooc:=[.F$2]*POWER([.F$3];[.$B64]) + [.F$4]" office:value-type="float" office:value="2322.85707338135">
            <text:p>2323</text:p>
          </table:table-cell>
          <table:table-cell table:formula="oooc:=[.G$2]*POWER([.G$3];[.$B64]) + [.G$4]" office:value-type="float" office:value="0">
            <text:p>0</text:p>
          </table:table-cell>
          <table:table-cell table:formula="oooc:= 1 + ([.H$2]-1)*POWER(EXP([.H$3]/([.H$2]-1)); [.$B64]-1)" office:value-type="percentage" office:value="0.288160879936971">
            <text:p>28.82%</text:p>
          </table:table-cell>
          <table:table-cell table:formula="oooc:=[.I$2]*POWER([.I$3];[.$B64]) + [.I$4]" office:value-type="float" office:value="0">
            <text:p>0</text:p>
          </table:table-cell>
          <table:table-cell table:formula="oooc:=[.J$2]*POWER([.J$3];[.$B64]) + [.J$4]" office:value-type="float" office:value="88.9196402518006">
            <text:p>89</text:p>
          </table:table-cell>
          <table:table-cell table:formula="oooc:=[.K$2]*POWER([.K$3];[.$B64]) + [.K$4]" office:value-type="float" office:value="108.303568302161">
            <text:p>108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158.006691782378">
            <text:p>158</text:p>
          </table:table-cell>
          <table:table-cell table:formula="oooc:= 1 + ([.D$2]-1)*POWER(EXP([.D$3]/([.D$2]-1)); ([.$B65]-1))" office:value-type="percentage" office:value="0.991038327693784">
            <text:p>99.10%</text:p>
          </table:table-cell>
          <table:table-cell table:formula="oooc:=[.E$2]*POWER([.E$3];[.$B65]) + [.E$4]" office:value-type="float" office:value="129.005353425902">
            <text:p>129</text:p>
          </table:table-cell>
          <table:table-cell table:formula="oooc:=[.F$2]*POWER([.F$3];[.$B65]) + [.F$4]" office:value-type="float" office:value="2485.10706851804">
            <text:p>2485</text:p>
          </table:table-cell>
          <table:table-cell table:formula="oooc:=[.G$2]*POWER([.G$3];[.$B65]) + [.G$4]" office:value-type="float" office:value="0">
            <text:p>0</text:p>
          </table:table-cell>
          <table:table-cell table:formula="oooc:= 1 + ([.H$2]-1)*POWER(EXP([.H$3]/([.H$2]-1)); [.$B65]-1)" office:value-type="percentage" office:value="0.291249114215227">
            <text:p>29.12%</text:p>
          </table:table-cell>
          <table:table-cell table:formula="oooc:=[.I$2]*POWER([.I$3];[.$B65]) + [.I$4]" office:value-type="float" office:value="0">
            <text:p>0</text:p>
          </table:table-cell>
          <table:table-cell table:formula="oooc:=[.J$2]*POWER([.J$3];[.$B65]) + [.J$4]" office:value-type="float" office:value="95.0040150694266">
            <text:p>95</text:p>
          </table:table-cell>
          <table:table-cell table:formula="oooc:=[.K$2]*POWER([.K$3];[.$B65]) + [.K$4]" office:value-type="float" office:value="115.604818083312">
            <text:p>116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168.857160207144">
            <text:p>169</text:p>
          </table:table-cell>
          <table:table-cell table:formula="oooc:= 1 + ([.D$2]-1)*POWER(EXP([.D$3]/([.D$2]-1)); ([.$B66]-1))" office:value-type="percentage" office:value="0.991475393609595">
            <text:p>99.15%</text:p>
          </table:table-cell>
          <table:table-cell table:formula="oooc:=[.E$2]*POWER([.E$3];[.$B66]) + [.E$4]" office:value-type="float" office:value="137.685728165715">
            <text:p>138</text:p>
          </table:table-cell>
          <table:table-cell table:formula="oooc:=[.F$2]*POWER([.F$3];[.$B66]) + [.F$4]" office:value-type="float" office:value="2658.71456331431">
            <text:p>2659</text:p>
          </table:table-cell>
          <table:table-cell table:formula="oooc:=[.G$2]*POWER([.G$3];[.$B66]) + [.G$4]" office:value-type="float" office:value="0">
            <text:p>0</text:p>
          </table:table-cell>
          <table:table-cell table:formula="oooc:= 1 + ([.H$2]-1)*POWER(EXP([.H$3]/([.H$2]-1)); [.$B66]-1)" office:value-type="percentage" office:value="0.294323950535027">
            <text:p>29.43%</text:p>
          </table:table-cell>
          <table:table-cell table:formula="oooc:=[.I$2]*POWER([.I$3];[.$B66]) + [.I$4]" office:value-type="float" office:value="0">
            <text:p>0</text:p>
          </table:table-cell>
          <table:table-cell table:formula="oooc:=[.J$2]*POWER([.J$3];[.$B66]) + [.J$4]" office:value-type="float" office:value="101.514296124286">
            <text:p>102</text:p>
          </table:table-cell>
          <table:table-cell table:formula="oooc:=[.K$2]*POWER([.K$3];[.$B66]) + [.K$4]" office:value-type="float" office:value="123.417155349144">
            <text:p>123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180.467161421644">
            <text:p>180</text:p>
          </table:table-cell>
          <table:table-cell table:formula="oooc:= 1 + ([.D$2]-1)*POWER(EXP([.D$3]/([.D$2]-1)); ([.$B67]-1))" office:value-type="percentage" office:value="0.99189114356916">
            <text:p>99.19%</text:p>
          </table:table-cell>
          <table:table-cell table:formula="oooc:=[.E$2]*POWER([.E$3];[.$B67]) + [.E$4]" office:value-type="float" office:value="146.973729137315">
            <text:p>147</text:p>
          </table:table-cell>
          <table:table-cell table:formula="oooc:=[.F$2]*POWER([.F$3];[.$B67]) + [.F$4]" office:value-type="float" office:value="2844.47458274631">
            <text:p>2844</text:p>
          </table:table-cell>
          <table:table-cell table:formula="oooc:=[.G$2]*POWER([.G$3];[.$B67]) + [.G$4]" office:value-type="float" office:value="0">
            <text:p>0</text:p>
          </table:table-cell>
          <table:table-cell table:formula="oooc:= 1 + ([.H$2]-1)*POWER(EXP([.H$3]/([.H$2]-1)); [.$B67]-1)" office:value-type="percentage" office:value="0.297385447021914">
            <text:p>29.74%</text:p>
          </table:table-cell>
          <table:table-cell table:formula="oooc:=[.I$2]*POWER([.I$3];[.$B67]) + [.I$4]" office:value-type="float" office:value="0">
            <text:p>0</text:p>
          </table:table-cell>
          <table:table-cell table:formula="oooc:=[.J$2]*POWER([.J$3];[.$B67]) + [.J$4]" office:value-type="float" office:value="108.480296852987">
            <text:p>108</text:p>
          </table:table-cell>
          <table:table-cell table:formula="oooc:=[.K$2]*POWER([.K$3];[.$B67]) + [.K$4]" office:value-type="float" office:value="131.776356223584">
            <text:p>132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192.889862721159">
            <text:p>193</text:p>
          </table:table-cell>
          <table:table-cell table:formula="oooc:= 1 + ([.D$2]-1)*POWER(EXP([.D$3]/([.D$2]-1)); ([.$B68]-1))" office:value-type="percentage" office:value="0.992286617163933">
            <text:p>99.23%</text:p>
          </table:table-cell>
          <table:table-cell table:formula="oooc:=[.E$2]*POWER([.E$3];[.$B68]) + [.E$4]" office:value-type="float" office:value="156.911890176927">
            <text:p>157</text:p>
          </table:table-cell>
          <table:table-cell table:formula="oooc:=[.F$2]*POWER([.F$3];[.$B68]) + [.F$4]" office:value-type="float" office:value="3043.23780353855">
            <text:p>3043</text:p>
          </table:table-cell>
          <table:table-cell table:formula="oooc:=[.G$2]*POWER([.G$3];[.$B68]) + [.G$4]" office:value-type="float" office:value="0">
            <text:p>0</text:p>
          </table:table-cell>
          <table:table-cell table:formula="oooc:= 1 + ([.H$2]-1)*POWER(EXP([.H$3]/([.H$2]-1)); [.$B68]-1)" office:value-type="percentage" office:value="0.300433661549259">
            <text:p>30.04%</text:p>
          </table:table-cell>
          <table:table-cell table:formula="oooc:=[.I$2]*POWER([.I$3];[.$B68]) + [.I$4]" office:value-type="float" office:value="0">
            <text:p>0</text:p>
          </table:table-cell>
          <table:table-cell table:formula="oooc:=[.J$2]*POWER([.J$3];[.$B68]) + [.J$4]" office:value-type="float" office:value="115.933917632696">
            <text:p>116</text:p>
          </table:table-cell>
          <table:table-cell table:formula="oooc:=[.K$2]*POWER([.K$3];[.$B68]) + [.K$4]" office:value-type="float" office:value="140.720701159235">
            <text:p>141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206.18215311164">
            <text:p>206</text:p>
          </table:table-cell>
          <table:table-cell table:formula="oooc:= 1 + ([.D$2]-1)*POWER(EXP([.D$3]/([.D$2]-1)); ([.$B69]-1))" office:value-type="percentage" office:value="0.992662803283894">
            <text:p>99.27%</text:p>
          </table:table-cell>
          <table:table-cell table:formula="oooc:=[.E$2]*POWER([.E$3];[.$B69]) + [.E$4]" office:value-type="float" office:value="167.545722489312">
            <text:p>168</text:p>
          </table:table-cell>
          <table:table-cell table:formula="oooc:=[.F$2]*POWER([.F$3];[.$B69]) + [.F$4]" office:value-type="float" office:value="3255.91444978625">
            <text:p>3256</text:p>
          </table:table-cell>
          <table:table-cell table:formula="oooc:=[.G$2]*POWER([.G$3];[.$B69]) + [.G$4]" office:value-type="float" office:value="0">
            <text:p>0</text:p>
          </table:table-cell>
          <table:table-cell table:formula="oooc:= 1 + ([.H$2]-1)*POWER(EXP([.H$3]/([.H$2]-1)); [.$B69]-1)" office:value-type="percentage" office:value="0.303468651739354">
            <text:p>30.35%</text:p>
          </table:table-cell>
          <table:table-cell table:formula="oooc:=[.I$2]*POWER([.I$3];[.$B69]) + [.I$4]" office:value-type="float" office:value="0">
            <text:p>0</text:p>
          </table:table-cell>
          <table:table-cell table:formula="oooc:=[.J$2]*POWER([.J$3];[.$B69]) + [.J$4]" office:value-type="float" office:value="123.909291866984">
            <text:p>124</text:p>
          </table:table-cell>
          <table:table-cell table:formula="oooc:=[.K$2]*POWER([.K$3];[.$B69]) + [.K$4]" office:value-type="float" office:value="150.291150240381">
            <text:p>150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220.404903829455">
            <text:p>220</text:p>
          </table:table-cell>
          <table:table-cell table:formula="oooc:= 1 + ([.D$2]-1)*POWER(EXP([.D$3]/([.D$2]-1)); ([.$B70]-1))" office:value-type="percentage" office:value="0.99302064259029">
            <text:p>99.30%</text:p>
          </table:table-cell>
          <table:table-cell table:formula="oooc:=[.E$2]*POWER([.E$3];[.$B70]) + [.E$4]" office:value-type="float" office:value="178.923923063564">
            <text:p>179</text:p>
          </table:table-cell>
          <table:table-cell table:formula="oooc:=[.F$2]*POWER([.F$3];[.$B70]) + [.F$4]" office:value-type="float" office:value="3483.47846127128">
            <text:p>3483</text:p>
          </table:table-cell>
          <table:table-cell table:formula="oooc:=[.G$2]*POWER([.G$3];[.$B70]) + [.G$4]" office:value-type="float" office:value="0">
            <text:p>0</text:p>
          </table:table-cell>
          <table:table-cell table:formula="oooc:= 1 + ([.H$2]-1)*POWER(EXP([.H$3]/([.H$2]-1)); [.$B70]-1)" office:value-type="percentage" office:value="0.306490474964506">
            <text:p>30.65%</text:p>
          </table:table-cell>
          <table:table-cell table:formula="oooc:=[.I$2]*POWER([.I$3];[.$B70]) + [.I$4]" office:value-type="float" office:value="0">
            <text:p>0</text:p>
          </table:table-cell>
          <table:table-cell table:formula="oooc:=[.J$2]*POWER([.J$3];[.$B70]) + [.J$4]" office:value-type="float" office:value="132.442942297673">
            <text:p>132</text:p>
          </table:table-cell>
          <table:table-cell table:formula="oooc:=[.K$2]*POWER([.K$3];[.$B70]) + [.K$4]" office:value-type="float" office:value="160.531530757208">
            <text:p>161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235.623247097517">
            <text:p>236</text:p>
          </table:table-cell>
          <table:table-cell table:formula="oooc:= 1 + ([.D$2]-1)*POWER(EXP([.D$3]/([.D$2]-1)); ([.$B71]-1))" office:value-type="percentage" office:value="0.993361029867777">
            <text:p>99.34%</text:p>
          </table:table-cell>
          <table:table-cell table:formula="oooc:=[.E$2]*POWER([.E$3];[.$B71]) + [.E$4]" office:value-type="float" office:value="191.098597678014">
            <text:p>191</text:p>
          </table:table-cell>
          <table:table-cell table:formula="oooc:=[.F$2]*POWER([.F$3];[.$B71]) + [.F$4]" office:value-type="float" office:value="3726.97195356027">
            <text:p>3727</text:p>
          </table:table-cell>
          <table:table-cell table:formula="oooc:=[.G$2]*POWER([.G$3];[.$B71]) + [.G$4]" office:value-type="float" office:value="0">
            <text:p>0</text:p>
          </table:table-cell>
          <table:table-cell table:formula="oooc:= 1 + ([.H$2]-1)*POWER(EXP([.H$3]/([.H$2]-1)); [.$B71]-1)" office:value-type="percentage" office:value="0.309499188348117">
            <text:p>30.95%</text:p>
          </table:table-cell>
          <table:table-cell table:formula="oooc:=[.I$2]*POWER([.I$3];[.$B71]) + [.I$4]" office:value-type="float" office:value="0">
            <text:p>0</text:p>
          </table:table-cell>
          <table:table-cell table:formula="oooc:=[.J$2]*POWER([.J$3];[.$B71]) + [.J$4]" office:value-type="float" office:value="141.57394825851">
            <text:p>142</text:p>
          </table:table-cell>
          <table:table-cell table:formula="oooc:=[.K$2]*POWER([.K$3];[.$B71]) + [.K$4]" office:value-type="float" office:value="171.488737910212">
            <text:p>171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251.906874394343">
            <text:p>252</text:p>
          </table:table-cell>
          <table:table-cell table:formula="oooc:= 1 + ([.D$2]-1)*POWER(EXP([.D$3]/([.D$2]-1)); ([.$B72]-1))" office:value-type="percentage" office:value="0.993684816261848">
            <text:p>99.37%</text:p>
          </table:table-cell>
          <table:table-cell table:formula="oooc:=[.E$2]*POWER([.E$3];[.$B72]) + [.E$4]" office:value-type="float" office:value="204.125499515475">
            <text:p>204</text:p>
          </table:table-cell>
          <table:table-cell table:formula="oooc:=[.F$2]*POWER([.F$3];[.$B72]) + [.F$4]" office:value-type="float" office:value="3987.50999030949">
            <text:p>3988</text:p>
          </table:table-cell>
          <table:table-cell table:formula="oooc:=[.G$2]*POWER([.G$3];[.$B72]) + [.G$4]" office:value-type="float" office:value="0">
            <text:p>0</text:p>
          </table:table-cell>
          <table:table-cell table:formula="oooc:= 1 + ([.H$2]-1)*POWER(EXP([.H$3]/([.H$2]-1)); [.$B72]-1)" office:value-type="percentage" office:value="0.312494848765765">
            <text:p>31.25%</text:p>
          </table:table-cell>
          <table:table-cell table:formula="oooc:=[.I$2]*POWER([.I$3];[.$B72]) + [.I$4]" office:value-type="float" office:value="0">
            <text:p>0</text:p>
          </table:table-cell>
          <table:table-cell table:formula="oooc:=[.J$2]*POWER([.J$3];[.$B72]) + [.J$4]" office:value-type="float" office:value="151.344124636606">
            <text:p>151</text:p>
          </table:table-cell>
          <table:table-cell table:formula="oooc:=[.K$2]*POWER([.K$3];[.$B72]) + [.K$4]" office:value-type="float" office:value="183.212949563927">
            <text:p>18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269.330355601947">
            <text:p>269</text:p>
          </table:table-cell>
          <table:table-cell table:formula="oooc:= 1 + ([.D$2]-1)*POWER(EXP([.D$3]/([.D$2]-1)); ([.$B73]-1))" office:value-type="percentage" office:value="0.993992811407141">
            <text:p>99.40%</text:p>
          </table:table-cell>
          <table:table-cell table:formula="oooc:=[.E$2]*POWER([.E$3];[.$B73]) + [.E$4]" office:value-type="float" office:value="218.064284481558">
            <text:p>218</text:p>
          </table:table-cell>
          <table:table-cell table:formula="oooc:=[.F$2]*POWER([.F$3];[.$B73]) + [.F$4]" office:value-type="float" office:value="4266.28568963116">
            <text:p>4266</text:p>
          </table:table-cell>
          <table:table-cell table:formula="oooc:=[.G$2]*POWER([.G$3];[.$B73]) + [.G$4]" office:value-type="float" office:value="0">
            <text:p>0</text:p>
          </table:table-cell>
          <table:table-cell table:formula="oooc:= 1 + ([.H$2]-1)*POWER(EXP([.H$3]/([.H$2]-1)); [.$B73]-1)" office:value-type="percentage" office:value="0.315477512846282">
            <text:p>31.55%</text:p>
          </table:table-cell>
          <table:table-cell table:formula="oooc:=[.I$2]*POWER([.I$3];[.$B73]) + [.I$4]" office:value-type="float" office:value="0">
            <text:p>0</text:p>
          </table:table-cell>
          <table:table-cell table:formula="oooc:=[.J$2]*POWER([.J$3];[.$B73]) + [.J$4]" office:value-type="float" office:value="161.798213361169">
            <text:p>162</text:p>
          </table:table-cell>
          <table:table-cell table:formula="oooc:=[.K$2]*POWER([.K$3];[.$B73]) + [.K$4]" office:value-type="float" office:value="195.757856033402">
            <text:p>196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287.973480494084">
            <text:p>288</text:p>
          </table:table-cell>
          <table:table-cell table:formula="oooc:= 1 + ([.D$2]-1)*POWER(EXP([.D$3]/([.D$2]-1)); ([.$B74]-1))" office:value-type="percentage" office:value="0.994285785451948">
            <text:p>99.43%</text:p>
          </table:table-cell>
          <table:table-cell table:formula="oooc:=[.E$2]*POWER([.E$3];[.$B74]) + [.E$4]" office:value-type="float" office:value="232.978784395267">
            <text:p>233</text:p>
          </table:table-cell>
          <table:table-cell table:formula="oooc:=[.F$2]*POWER([.F$3];[.$B74]) + [.F$4]" office:value-type="float" office:value="4564.57568790534">
            <text:p>4565</text:p>
          </table:table-cell>
          <table:table-cell table:formula="oooc:=[.G$2]*POWER([.G$3];[.$B74]) + [.G$4]" office:value-type="float" office:value="0">
            <text:p>0</text:p>
          </table:table-cell>
          <table:table-cell table:formula="oooc:= 1 + ([.H$2]-1)*POWER(EXP([.H$3]/([.H$2]-1)); [.$B74]-1)" office:value-type="percentage" office:value="0.31844723697282">
            <text:p>31.84%</text:p>
          </table:table-cell>
          <table:table-cell table:formula="oooc:=[.I$2]*POWER([.I$3];[.$B74]) + [.I$4]" office:value-type="float" office:value="0">
            <text:p>0</text:p>
          </table:table-cell>
          <table:table-cell table:formula="oooc:=[.J$2]*POWER([.J$3];[.$B74]) + [.J$4]" office:value-type="float" office:value="172.98408829645">
            <text:p>173</text:p>
          </table:table-cell>
          <table:table-cell table:formula="oooc:=[.K$2]*POWER([.K$3];[.$B74]) + [.K$4]" office:value-type="float" office:value="209.18090595574">
            <text:p>209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307.92162412867">
            <text:p>308</text:p>
          </table:table-cell>
          <table:table-cell table:formula="oooc:= 1 + ([.D$2]-1)*POWER(EXP([.D$3]/([.D$2]-1)); ([.$B75]-1))" office:value-type="percentage" office:value="0.994564470983983">
            <text:p>99.46%</text:p>
          </table:table-cell>
          <table:table-cell table:formula="oooc:=[.E$2]*POWER([.E$3];[.$B75]) + [.E$4]" office:value-type="float" office:value="248.937299302936">
            <text:p>249</text:p>
          </table:table-cell>
          <table:table-cell table:formula="oooc:=[.F$2]*POWER([.F$3];[.$B75]) + [.F$4]" office:value-type="float" office:value="4883.74598605872">
            <text:p>4884</text:p>
          </table:table-cell>
          <table:table-cell table:formula="oooc:=[.G$2]*POWER([.G$3];[.$B75]) + [.G$4]" office:value-type="float" office:value="0">
            <text:p>0</text:p>
          </table:table-cell>
          <table:table-cell table:formula="oooc:= 1 + ([.H$2]-1)*POWER(EXP([.H$3]/([.H$2]-1)); [.$B75]-1)" office:value-type="percentage" office:value="0.321404077283921">
            <text:p>32.14%</text:p>
          </table:table-cell>
          <table:table-cell table:formula="oooc:=[.I$2]*POWER([.I$3];[.$B75]) + [.I$4]" office:value-type="float" office:value="0">
            <text:p>0</text:p>
          </table:table-cell>
          <table:table-cell table:formula="oooc:=[.J$2]*POWER([.J$3];[.$B75]) + [.J$4]" office:value-type="float" office:value="184.952974477202">
            <text:p>185</text:p>
          </table:table-cell>
          <table:table-cell table:formula="oooc:=[.K$2]*POWER([.K$3];[.$B75]) + [.K$4]" office:value-type="float" office:value="223.543569372642">
            <text:p>224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329.266137817677">
            <text:p>329</text:p>
          </table:table-cell>
          <table:table-cell table:formula="oooc:= 1 + ([.D$2]-1)*POWER(EXP([.D$3]/([.D$2]-1)); ([.$B76]-1))" office:value-type="percentage" office:value="0.994829564862237">
            <text:p>99.48%</text:p>
          </table:table-cell>
          <table:table-cell table:formula="oooc:=[.E$2]*POWER([.E$3];[.$B76]) + [.E$4]" office:value-type="float" office:value="266.012910254141">
            <text:p>266</text:p>
          </table:table-cell>
          <table:table-cell table:formula="oooc:=[.F$2]*POWER([.F$3];[.$B76]) + [.F$4]" office:value-type="float" office:value="5225.25820508283">
            <text:p>5225</text:p>
          </table:table-cell>
          <table:table-cell table:formula="oooc:=[.G$2]*POWER([.G$3];[.$B76]) + [.G$4]" office:value-type="float" office:value="0">
            <text:p>0</text:p>
          </table:table-cell>
          <table:table-cell table:formula="oooc:= 1 + ([.H$2]-1)*POWER(EXP([.H$3]/([.H$2]-1)); [.$B76]-1)" office:value-type="percentage" office:value="0.324348089674573">
            <text:p>32.43%</text:p>
          </table:table-cell>
          <table:table-cell table:formula="oooc:=[.I$2]*POWER([.I$3];[.$B76]) + [.I$4]" office:value-type="float" office:value="0">
            <text:p>0</text:p>
          </table:table-cell>
          <table:table-cell table:formula="oooc:=[.J$2]*POWER([.J$3];[.$B76]) + [.J$4]" office:value-type="float" office:value="197.759682690606">
            <text:p>198</text:p>
          </table:table-cell>
          <table:table-cell table:formula="oooc:=[.K$2]*POWER([.K$3];[.$B76]) + [.K$4]" office:value-type="float" office:value="238.911619228727">
            <text:p>239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352.104767464914">
            <text:p>352</text:p>
          </table:table-cell>
          <table:table-cell table:formula="oooc:= 1 + ([.D$2]-1)*POWER(EXP([.D$3]/([.D$2]-1)); ([.$B77]-1))" office:value-type="percentage" office:value="0.995081729959487">
            <text:p>99.51%</text:p>
          </table:table-cell>
          <table:table-cell table:formula="oooc:=[.E$2]*POWER([.E$3];[.$B77]) + [.E$4]" office:value-type="float" office:value="284.283813971931">
            <text:p>284</text:p>
          </table:table-cell>
          <table:table-cell table:formula="oooc:=[.F$2]*POWER([.F$3];[.$B77]) + [.F$4]" office:value-type="float" office:value="5590.67627943862">
            <text:p>5591</text:p>
          </table:table-cell>
          <table:table-cell table:formula="oooc:=[.G$2]*POWER([.G$3];[.$B77]) + [.G$4]" office:value-type="float" office:value="0">
            <text:p>0</text:p>
          </table:table-cell>
          <table:table-cell table:formula="oooc:= 1 + ([.H$2]-1)*POWER(EXP([.H$3]/([.H$2]-1)); [.$B77]-1)" office:value-type="percentage" office:value="0.327279329797272">
            <text:p>32.73%</text:p>
          </table:table-cell>
          <table:table-cell table:formula="oooc:=[.I$2]*POWER([.I$3];[.$B77]) + [.I$4]" office:value-type="float" office:value="0">
            <text:p>0</text:p>
          </table:table-cell>
          <table:table-cell table:formula="oooc:=[.J$2]*POWER([.J$3];[.$B77]) + [.J$4]" office:value-type="float" office:value="211.462860478948">
            <text:p>211</text:p>
          </table:table-cell>
          <table:table-cell table:formula="oooc:=[.K$2]*POWER([.K$3];[.$B77]) + [.K$4]" office:value-type="float" office:value="255.355432574738">
            <text:p>255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376.542101187458">
            <text:p>377</text:p>
          </table:table-cell>
          <table:table-cell table:formula="oooc:= 1 + ([.D$2]-1)*POWER(EXP([.D$3]/([.D$2]-1)); ([.$B78]-1))" office:value-type="percentage" office:value="0.995321596819824">
            <text:p>99.53%</text:p>
          </table:table-cell>
          <table:table-cell table:formula="oooc:=[.E$2]*POWER([.E$3];[.$B78]) + [.E$4]" office:value-type="float" office:value="303.833680949966">
            <text:p>304</text:p>
          </table:table-cell>
          <table:table-cell table:formula="oooc:=[.F$2]*POWER([.F$3];[.$B78]) + [.F$4]" office:value-type="float" office:value="5981.67361899933">
            <text:p>5982</text:p>
          </table:table-cell>
          <table:table-cell table:formula="oooc:=[.G$2]*POWER([.G$3];[.$B78]) + [.G$4]" office:value-type="float" office:value="0">
            <text:p>0</text:p>
          </table:table-cell>
          <table:table-cell table:formula="oooc:= 1 + ([.H$2]-1)*POWER(EXP([.H$3]/([.H$2]-1)); [.$B78]-1)" office:value-type="percentage" office:value="0.330197853063073">
            <text:p>33.02%</text:p>
          </table:table-cell>
          <table:table-cell table:formula="oooc:=[.I$2]*POWER([.I$3];[.$B78]) + [.I$4]" office:value-type="float" office:value="0">
            <text:p>0</text:p>
          </table:table-cell>
          <table:table-cell table:formula="oooc:=[.J$2]*POWER([.J$3];[.$B78]) + [.J$4]" office:value-type="float" office:value="226.125260712475">
            <text:p>226</text:p>
          </table:table-cell>
          <table:table-cell table:formula="oooc:=[.K$2]*POWER([.K$3];[.$B78]) + [.K$4]" office:value-type="float" office:value="272.95031285497">
            <text:p>273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402.69004827058">
            <text:p>403</text:p>
          </table:table-cell>
          <table:table-cell table:formula="oooc:= 1 + ([.D$2]-1)*POWER(EXP([.D$3]/([.D$2]-1)); ([.$B79]-1))" office:value-type="percentage" office:value="0.995549765235339">
            <text:p>99.55%</text:p>
          </table:table-cell>
          <table:table-cell table:formula="oooc:=[.E$2]*POWER([.E$3];[.$B79]) + [.E$4]" office:value-type="float" office:value="324.752038616464">
            <text:p>325</text:p>
          </table:table-cell>
          <table:table-cell table:formula="oooc:=[.F$2]*POWER([.F$3];[.$B79]) + [.F$4]" office:value-type="float" office:value="6400.04077232928">
            <text:p>6400</text:p>
          </table:table-cell>
          <table:table-cell table:formula="oooc:=[.G$2]*POWER([.G$3];[.$B79]) + [.G$4]" office:value-type="float" office:value="0">
            <text:p>0</text:p>
          </table:table-cell>
          <table:table-cell table:formula="oooc:= 1 + ([.H$2]-1)*POWER(EXP([.H$3]/([.H$2]-1)); [.$B79]-1)" office:value-type="percentage" office:value="0.333103714642634">
            <text:p>33.31%</text:p>
          </table:table-cell>
          <table:table-cell table:formula="oooc:=[.I$2]*POWER([.I$3];[.$B79]) + [.I$4]" office:value-type="float" office:value="0">
            <text:p>0</text:p>
          </table:table-cell>
          <table:table-cell table:formula="oooc:=[.J$2]*POWER([.J$3];[.$B79]) + [.J$4]" office:value-type="float" office:value="241.814028962348">
            <text:p>242</text:p>
          </table:table-cell>
          <table:table-cell table:formula="oooc:=[.K$2]*POWER([.K$3];[.$B79]) + [.K$4]" office:value-type="float" office:value="291.776834754818">
            <text:p>292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430.668351649521">
            <text:p>431</text:p>
          </table:table-cell>
          <table:table-cell table:formula="oooc:= 1 + ([.D$2]-1)*POWER(EXP([.D$3]/([.D$2]-1)); ([.$B80]-1))" office:value-type="percentage" office:value="0.995766805745918">
            <text:p>99.58%</text:p>
          </table:table-cell>
          <table:table-cell table:formula="oooc:=[.E$2]*POWER([.E$3];[.$B80]) + [.E$4]" office:value-type="float" office:value="347.134681319617">
            <text:p>347</text:p>
          </table:table-cell>
          <table:table-cell table:formula="oooc:=[.F$2]*POWER([.F$3];[.$B80]) + [.F$4]" office:value-type="float" office:value="6847.69362639233">
            <text:p>6848</text:p>
          </table:table-cell>
          <table:table-cell table:formula="oooc:=[.G$2]*POWER([.G$3];[.$B80]) + [.G$4]" office:value-type="float" office:value="0">
            <text:p>0</text:p>
          </table:table-cell>
          <table:table-cell table:formula="oooc:= 1 + ([.H$2]-1)*POWER(EXP([.H$3]/([.H$2]-1)); [.$B80]-1)" office:value-type="percentage" office:value="0.335996969467263">
            <text:p>33.60%</text:p>
          </table:table-cell>
          <table:table-cell table:formula="oooc:=[.I$2]*POWER([.I$3];[.$B80]) + [.I$4]" office:value-type="float" office:value="0">
            <text:p>0</text:p>
          </table:table-cell>
          <table:table-cell table:formula="oooc:=[.J$2]*POWER([.J$3];[.$B80]) + [.J$4]" office:value-type="float" office:value="258.601010989712">
            <text:p>259</text:p>
          </table:table-cell>
          <table:table-cell table:formula="oooc:=[.K$2]*POWER([.K$3];[.$B80]) + [.K$4]" office:value-type="float" office:value="311.921213187655">
            <text:p>312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460.605136264987">
            <text:p>461</text:p>
          </table:table-cell>
          <table:table-cell table:formula="oooc:= 1 + ([.D$2]-1)*POWER(EXP([.D$3]/([.D$2]-1)); ([.$B81]-1))" office:value-type="percentage" office:value="0.99597326106589">
            <text:p>99.60%</text:p>
          </table:table-cell>
          <table:table-cell table:formula="oooc:=[.E$2]*POWER([.E$3];[.$B81]) + [.E$4]" office:value-type="float" office:value="371.08410901199">
            <text:p>371</text:p>
          </table:table-cell>
          <table:table-cell table:formula="oooc:=[.F$2]*POWER([.F$3];[.$B81]) + [.F$4]" office:value-type="float" office:value="7326.68218023979">
            <text:p>7327</text:p>
          </table:table-cell>
          <table:table-cell table:formula="oooc:=[.G$2]*POWER([.G$3];[.$B81]) + [.G$4]" office:value-type="float" office:value="0">
            <text:p>0</text:p>
          </table:table-cell>
          <table:table-cell table:formula="oooc:= 1 + ([.H$2]-1)*POWER(EXP([.H$3]/([.H$2]-1)); [.$B81]-1)" office:value-type="percentage" office:value="0.338877672229954">
            <text:p>33.89%</text:p>
          </table:table-cell>
          <table:table-cell table:formula="oooc:=[.I$2]*POWER([.I$3];[.$B81]) + [.I$4]" office:value-type="float" office:value="0">
            <text:p>0</text:p>
          </table:table-cell>
          <table:table-cell table:formula="oooc:=[.J$2]*POWER([.J$3];[.$B81]) + [.J$4]" office:value-type="float" office:value="276.563081758992">
            <text:p>277</text:p>
          </table:table-cell>
          <table:table-cell table:formula="oooc:=[.K$2]*POWER([.K$3];[.$B81]) + [.K$4]" office:value-type="float" office:value="333.475698110791">
            <text:p>333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492.637495803536">
            <text:p>493</text:p>
          </table:table-cell>
          <table:table-cell table:formula="oooc:= 1 + ([.D$2]-1)*POWER(EXP([.D$3]/([.D$2]-1)); ([.$B82]-1))" office:value-type="percentage" office:value="0.996169647441092">
            <text:p>99.62%</text:p>
          </table:table-cell>
          <table:table-cell table:formula="oooc:=[.E$2]*POWER([.E$3];[.$B82]) + [.E$4]" office:value-type="float" office:value="396.709996642829">
            <text:p>397</text:p>
          </table:table-cell>
          <table:table-cell table:formula="oooc:=[.F$2]*POWER([.F$3];[.$B82]) + [.F$4]" office:value-type="float" office:value="7839.19993285658">
            <text:p>7839</text:p>
          </table:table-cell>
          <table:table-cell table:formula="oooc:=[.G$2]*POWER([.G$3];[.$B82]) + [.G$4]" office:value-type="float" office:value="0">
            <text:p>0</text:p>
          </table:table-cell>
          <table:table-cell table:formula="oooc:= 1 + ([.H$2]-1)*POWER(EXP([.H$3]/([.H$2]-1)); [.$B82]-1)" office:value-type="percentage" office:value="0.341745877386421">
            <text:p>34.17%</text:p>
          </table:table-cell>
          <table:table-cell table:formula="oooc:=[.I$2]*POWER([.I$3];[.$B82]) + [.I$4]" office:value-type="float" office:value="0">
            <text:p>0</text:p>
          </table:table-cell>
          <table:table-cell table:formula="oooc:=[.J$2]*POWER([.J$3];[.$B82]) + [.J$4]" office:value-type="float" office:value="295.782497482122">
            <text:p>296</text:p>
          </table:table-cell>
          <table:table-cell table:formula="oooc:=[.K$2]*POWER([.K$3];[.$B82]) + [.K$4]" office:value-type="float" office:value="356.538996978546">
            <text:p>357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526.912120509784">
            <text:p>527</text:p>
          </table:table-cell>
          <table:table-cell table:formula="oooc:= 1 + ([.D$2]-1)*POWER(EXP([.D$3]/([.D$2]-1)); ([.$B83]-1))" office:value-type="percentage" office:value="0.996356455939755">
            <text:p>99.64%</text:p>
          </table:table-cell>
          <table:table-cell table:formula="oooc:=[.E$2]*POWER([.E$3];[.$B83]) + [.E$4]" office:value-type="float" office:value="424.129696407827">
            <text:p>424</text:p>
          </table:table-cell>
          <table:table-cell table:formula="oooc:=[.F$2]*POWER([.F$3];[.$B83]) + [.F$4]" office:value-type="float" office:value="8387.59392815654">
            <text:p>8388</text:p>
          </table:table-cell>
          <table:table-cell table:formula="oooc:=[.G$2]*POWER([.G$3];[.$B83]) + [.G$4]" office:value-type="float" office:value="0">
            <text:p>0</text:p>
          </table:table-cell>
          <table:table-cell table:formula="oooc:= 1 + ([.H$2]-1)*POWER(EXP([.H$3]/([.H$2]-1)); [.$B83]-1)" office:value-type="percentage" office:value="0.344601639156128">
            <text:p>34.46%</text:p>
          </table:table-cell>
          <table:table-cell table:formula="oooc:=[.I$2]*POWER([.I$3];[.$B83]) + [.I$4]" office:value-type="float" office:value="0">
            <text:p>0</text:p>
          </table:table-cell>
          <table:table-cell table:formula="oooc:=[.J$2]*POWER([.J$3];[.$B83]) + [.J$4]" office:value-type="float" office:value="316.34727230587">
            <text:p>316</text:p>
          </table:table-cell>
          <table:table-cell table:formula="oooc:=[.K$2]*POWER([.K$3];[.$B83]) + [.K$4]" office:value-type="float" office:value="381.216726767044">
            <text:p>381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563.585968945469">
            <text:p>564</text:p>
          </table:table-cell>
          <table:table-cell table:formula="oooc:= 1 + ([.D$2]-1)*POWER(EXP([.D$3]/([.D$2]-1)); ([.$B84]-1))" office:value-type="percentage" office:value="0.99653415368043">
            <text:p>99.65%</text:p>
          </table:table-cell>
          <table:table-cell table:formula="oooc:=[.E$2]*POWER([.E$3];[.$B84]) + [.E$4]" office:value-type="float" office:value="453.468775156375">
            <text:p>453</text:p>
          </table:table-cell>
          <table:table-cell table:formula="oooc:=[.F$2]*POWER([.F$3];[.$B84]) + [.F$4]" office:value-type="float" office:value="8974.3755031275">
            <text:p>8974</text:p>
          </table:table-cell>
          <table:table-cell table:formula="oooc:=[.G$2]*POWER([.G$3];[.$B84]) + [.G$4]" office:value-type="float" office:value="0">
            <text:p>0</text:p>
          </table:table-cell>
          <table:table-cell table:formula="oooc:= 1 + ([.H$2]-1)*POWER(EXP([.H$3]/([.H$2]-1)); [.$B84]-1)" office:value-type="percentage" office:value="0.347445011523316">
            <text:p>34.74%</text:p>
          </table:table-cell>
          <table:table-cell table:formula="oooc:=[.I$2]*POWER([.I$3];[.$B84]) + [.I$4]" office:value-type="float" office:value="0">
            <text:p>0</text:p>
          </table:table-cell>
          <table:table-cell table:formula="oooc:=[.J$2]*POWER([.J$3];[.$B84]) + [.J$4]" office:value-type="float" office:value="338.351581367281">
            <text:p>338</text:p>
          </table:table-cell>
          <table:table-cell table:formula="oooc:=[.K$2]*POWER([.K$3];[.$B84]) + [.K$4]" office:value-type="float" office:value="407.621897640737">
            <text:p>408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602.826986771651">
            <text:p>603</text:p>
          </table:table-cell>
          <table:table-cell table:formula="oooc:= 1 + ([.D$2]-1)*POWER(EXP([.D$3]/([.D$2]-1)); ([.$B85]-1))" office:value-type="percentage" office:value="0.996703185000028">
            <text:p>99.67%</text:p>
          </table:table-cell>
          <table:table-cell table:formula="oooc:=[.E$2]*POWER([.E$3];[.$B85]) + [.E$4]" office:value-type="float" office:value="484.861589417321">
            <text:p>485</text:p>
          </table:table-cell>
          <table:table-cell table:formula="oooc:=[.F$2]*POWER([.F$3];[.$B85]) + [.F$4]" office:value-type="float" office:value="9602.23178834642">
            <text:p>9602</text:p>
          </table:table-cell>
          <table:table-cell table:formula="oooc:=[.G$2]*POWER([.G$3];[.$B85]) + [.G$4]" office:value-type="float" office:value="0">
            <text:p>0</text:p>
          </table:table-cell>
          <table:table-cell table:formula="oooc:= 1 + ([.H$2]-1)*POWER(EXP([.H$3]/([.H$2]-1)); [.$B85]-1)" office:value-type="percentage" office:value="0.350276048238019">
            <text:p>35.03%</text:p>
          </table:table-cell>
          <table:table-cell table:formula="oooc:=[.I$2]*POWER([.I$3];[.$B85]) + [.I$4]" office:value-type="float" office:value="0">
            <text:p>0</text:p>
          </table:table-cell>
          <table:table-cell table:formula="oooc:=[.J$2]*POWER([.J$3];[.$B85]) + [.J$4]" office:value-type="float" office:value="361.896192062991">
            <text:p>362</text:p>
          </table:table-cell>
          <table:table-cell table:formula="oooc:=[.K$2]*POWER([.K$3];[.$B85]) + [.K$4]" office:value-type="float" office:value="435.875430475589">
            <text:p>436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644.814875845667">
            <text:p>645</text:p>
          </table:table-cell>
          <table:table-cell table:formula="oooc:= 1 + ([.D$2]-1)*POWER(EXP([.D$3]/([.D$2]-1)); ([.$B86]-1))" office:value-type="percentage" office:value="0.996863972564891">
            <text:p>99.69%</text:p>
          </table:table-cell>
          <table:table-cell table:formula="oooc:=[.E$2]*POWER([.E$3];[.$B86]) + [.E$4]" office:value-type="float" office:value="518.451900676534">
            <text:p>518</text:p>
          </table:table-cell>
          <table:table-cell table:formula="oooc:=[.F$2]*POWER([.F$3];[.$B86]) + [.F$4]" office:value-type="float" office:value="10274.0380135307">
            <text:p>10274</text:p>
          </table:table-cell>
          <table:table-cell table:formula="oooc:=[.G$2]*POWER([.G$3];[.$B86]) + [.G$4]" office:value-type="float" office:value="0">
            <text:p>0</text:p>
          </table:table-cell>
          <table:table-cell table:formula="oooc:= 1 + ([.H$2]-1)*POWER(EXP([.H$3]/([.H$2]-1)); [.$B86]-1)" office:value-type="percentage" office:value="0.353094802817084">
            <text:p>35.31%</text:p>
          </table:table-cell>
          <table:table-cell table:formula="oooc:=[.I$2]*POWER([.I$3];[.$B86]) + [.I$4]" office:value-type="float" office:value="0">
            <text:p>0</text:p>
          </table:table-cell>
          <table:table-cell table:formula="oooc:=[.J$2]*POWER([.J$3];[.$B86]) + [.J$4]" office:value-type="float" office:value="387.0889255074">
            <text:p>387</text:p>
          </table:table-cell>
          <table:table-cell table:formula="oooc:=[.K$2]*POWER([.K$3];[.$B86]) + [.K$4]" office:value-type="float" office:value="466.10671060888">
            <text:p>466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689.741917154864">
            <text:p>690</text:p>
          </table:table-cell>
          <table:table-cell table:formula="oooc:= 1 + ([.D$2]-1)*POWER(EXP([.D$3]/([.D$2]-1)); ([.$B87]-1))" office:value-type="percentage" office:value="0.997016918427683">
            <text:p>99.70%</text:p>
          </table:table-cell>
          <table:table-cell table:formula="oooc:=[.E$2]*POWER([.E$3];[.$B87]) + [.E$4]" office:value-type="float" office:value="554.393533723891">
            <text:p>554</text:p>
          </table:table-cell>
          <table:table-cell table:formula="oooc:=[.F$2]*POWER([.F$3];[.$B87]) + [.F$4]" office:value-type="float" office:value="10992.8706744778">
            <text:p>10993</text:p>
          </table:table-cell>
          <table:table-cell table:formula="oooc:=[.G$2]*POWER([.G$3];[.$B87]) + [.G$4]" office:value-type="float" office:value="0">
            <text:p>0</text:p>
          </table:table-cell>
          <table:table-cell table:formula="oooc:= 1 + ([.H$2]-1)*POWER(EXP([.H$3]/([.H$2]-1)); [.$B87]-1)" office:value-type="percentage" office:value="0.35590132854518">
            <text:p>35.59%</text:p>
          </table:table-cell>
          <table:table-cell table:formula="oooc:=[.I$2]*POWER([.I$3];[.$B87]) + [.I$4]" office:value-type="float" office:value="0">
            <text:p>0</text:p>
          </table:table-cell>
          <table:table-cell table:formula="oooc:=[.J$2]*POWER([.J$3];[.$B87]) + [.J$4]" office:value-type="float" office:value="414.045150292918">
            <text:p>414</text:p>
          </table:table-cell>
          <table:table-cell table:formula="oooc:=[.K$2]*POWER([.K$3];[.$B87]) + [.K$4]" office:value-type="float" office:value="498.454180351502">
            <text:p>498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737.813851355705">
            <text:p>738</text:p>
          </table:table-cell>
          <table:table-cell table:formula="oooc:= 1 + ([.D$2]-1)*POWER(EXP([.D$3]/([.D$2]-1)); ([.$B88]-1))" office:value-type="percentage" office:value="0.997162405032726">
            <text:p>99.72%</text:p>
          </table:table-cell>
          <table:table-cell table:formula="oooc:=[.E$2]*POWER([.E$3];[.$B88]) + [.E$4]" office:value-type="float" office:value="592.851081084564">
            <text:p>593</text:p>
          </table:table-cell>
          <table:table-cell table:formula="oooc:=[.F$2]*POWER([.F$3];[.$B88]) + [.F$4]" office:value-type="float" office:value="11762.0216216913">
            <text:p>11762</text:p>
          </table:table-cell>
          <table:table-cell table:formula="oooc:=[.G$2]*POWER([.G$3];[.$B88]) + [.G$4]" office:value-type="float" office:value="0">
            <text:p>0</text:p>
          </table:table-cell>
          <table:table-cell table:formula="oooc:= 1 + ([.H$2]-1)*POWER(EXP([.H$3]/([.H$2]-1)); [.$B88]-1)" office:value-type="percentage" office:value="0.358695678475807">
            <text:p>35.87%</text:p>
          </table:table-cell>
          <table:table-cell table:formula="oooc:=[.I$2]*POWER([.I$3];[.$B88]) + [.I$4]" office:value-type="float" office:value="0">
            <text:p>0</text:p>
          </table:table-cell>
          <table:table-cell table:formula="oooc:=[.J$2]*POWER([.J$3];[.$B88]) + [.J$4]" office:value-type="float" office:value="442.888310813423">
            <text:p>443</text:p>
          </table:table-cell>
          <table:table-cell table:formula="oooc:=[.K$2]*POWER([.K$3];[.$B88]) + [.K$4]" office:value-type="float" office:value="533.065972976107">
            <text:p>533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789.250820950604">
            <text:p>789</text:p>
          </table:table-cell>
          <table:table-cell table:formula="oooc:= 1 + ([.D$2]-1)*POWER(EXP([.D$3]/([.D$2]-1)); ([.$B89]-1))" office:value-type="percentage" office:value="0.997300796172314">
            <text:p>99.73%</text:p>
          </table:table-cell>
          <table:table-cell table:formula="oooc:=[.E$2]*POWER([.E$3];[.$B89]) + [.E$4]" office:value-type="float" office:value="634.000656760483">
            <text:p>634</text:p>
          </table:table-cell>
          <table:table-cell table:formula="oooc:=[.F$2]*POWER([.F$3];[.$B89]) + [.F$4]" office:value-type="float" office:value="12585.0131352097">
            <text:p>12585</text:p>
          </table:table-cell>
          <table:table-cell table:formula="oooc:=[.G$2]*POWER([.G$3];[.$B89]) + [.G$4]" office:value-type="float" office:value="0">
            <text:p>0</text:p>
          </table:table-cell>
          <table:table-cell table:formula="oooc:= 1 + ([.H$2]-1)*POWER(EXP([.H$3]/([.H$2]-1)); [.$B89]-1)" office:value-type="percentage" office:value="0.361477905432298">
            <text:p>36.15%</text:p>
          </table:table-cell>
          <table:table-cell table:formula="oooc:=[.I$2]*POWER([.I$3];[.$B89]) + [.I$4]" office:value-type="float" office:value="0">
            <text:p>0</text:p>
          </table:table-cell>
          <table:table-cell table:formula="oooc:=[.J$2]*POWER([.J$3];[.$B89]) + [.J$4]" office:value-type="float" office:value="473.750492570362">
            <text:p>474</text:p>
          </table:table-cell>
          <table:table-cell table:formula="oooc:=[.K$2]*POWER([.K$3];[.$B89]) + [.K$4]" office:value-type="float" office:value="570.100591084435">
            <text:p>570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844.288378417146">
            <text:p>844</text:p>
          </table:table-cell>
          <table:table-cell table:formula="oooc:= 1 + ([.D$2]-1)*POWER(EXP([.D$3]/([.D$2]-1)); ([.$B90]-1))" office:value-type="percentage" office:value="0.99743243789638">
            <text:p>99.74%</text:p>
          </table:table-cell>
          <table:table-cell table:formula="oooc:=[.E$2]*POWER([.E$3];[.$B90]) + [.E$4]" office:value-type="float" office:value="678.030702733717">
            <text:p>678</text:p>
          </table:table-cell>
          <table:table-cell table:formula="oooc:=[.F$2]*POWER([.F$3];[.$B90]) + [.F$4]" office:value-type="float" office:value="13465.6140546743">
            <text:p>13466</text:p>
          </table:table-cell>
          <table:table-cell table:formula="oooc:=[.G$2]*POWER([.G$3];[.$B90]) + [.G$4]" office:value-type="float" office:value="0">
            <text:p>0</text:p>
          </table:table-cell>
          <table:table-cell table:formula="oooc:= 1 + ([.H$2]-1)*POWER(EXP([.H$3]/([.H$2]-1)); [.$B90]-1)" office:value-type="percentage" office:value="0.364248062008819">
            <text:p>36.42%</text:p>
          </table:table-cell>
          <table:table-cell table:formula="oooc:=[.I$2]*POWER([.I$3];[.$B90]) + [.I$4]" office:value-type="float" office:value="0">
            <text:p>0</text:p>
          </table:table-cell>
          <table:table-cell table:formula="oooc:=[.J$2]*POWER([.J$3];[.$B90]) + [.J$4]" office:value-type="float" office:value="506.773027050288">
            <text:p>507</text:p>
          </table:table-cell>
          <table:table-cell table:formula="oooc:=[.K$2]*POWER([.K$3];[.$B90]) + [.K$4]" office:value-type="float" office:value="609.727632460345">
            <text:p>610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903.178564906346">
            <text:p>903</text:p>
          </table:table-cell>
          <table:table-cell table:formula="oooc:= 1 + ([.D$2]-1)*POWER(EXP([.D$3]/([.D$2]-1)); ([.$B91]-1))" office:value-type="percentage" office:value="0.997557659377804">
            <text:p>99.76%</text:p>
          </table:table-cell>
          <table:table-cell table:formula="oooc:=[.E$2]*POWER([.E$3];[.$B91]) + [.E$4]" office:value-type="float" office:value="725.142851925077">
            <text:p>725</text:p>
          </table:table-cell>
          <table:table-cell table:formula="oooc:=[.F$2]*POWER([.F$3];[.$B91]) + [.F$4]" office:value-type="float" office:value="14407.8570385015">
            <text:p>14408</text:p>
          </table:table-cell>
          <table:table-cell table:formula="oooc:=[.G$2]*POWER([.G$3];[.$B91]) + [.G$4]" office:value-type="float" office:value="0">
            <text:p>0</text:p>
          </table:table-cell>
          <table:table-cell table:formula="oooc:= 1 + ([.H$2]-1)*POWER(EXP([.H$3]/([.H$2]-1)); [.$B91]-1)" office:value-type="percentage" office:value="0.367006200571361">
            <text:p>36.70%</text:p>
          </table:table-cell>
          <table:table-cell table:formula="oooc:=[.I$2]*POWER([.I$3];[.$B91]) + [.I$4]" office:value-type="float" office:value="0">
            <text:p>0</text:p>
          </table:table-cell>
          <table:table-cell table:formula="oooc:=[.J$2]*POWER([.J$3];[.$B91]) + [.J$4]" office:value-type="float" office:value="542.107138943808">
            <text:p>542</text:p>
          </table:table-cell>
          <table:table-cell table:formula="oooc:=[.K$2]*POWER([.K$3];[.$B91]) + [.K$4]" office:value-type="float" office:value="652.128566732569">
            <text:p>652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966.191064449791">
            <text:p>966</text:p>
          </table:table-cell>
          <table:table-cell table:formula="oooc:= 1 + ([.D$2]-1)*POWER(EXP([.D$3]/([.D$2]-1)); ([.$B92]-1))" office:value-type="percentage" office:value="0.997676773735514">
            <text:p>99.77%</text:p>
          </table:table-cell>
          <table:table-cell table:formula="oooc:=[.E$2]*POWER([.E$3];[.$B92]) + [.E$4]" office:value-type="float" office:value="775.552851559833">
            <text:p>776</text:p>
          </table:table-cell>
          <table:table-cell table:formula="oooc:=[.F$2]*POWER([.F$3];[.$B92]) + [.F$4]" office:value-type="float" office:value="15416.0570311967">
            <text:p>15416</text:p>
          </table:table-cell>
          <table:table-cell table:formula="oooc:=[.G$2]*POWER([.G$3];[.$B92]) + [.G$4]" office:value-type="float" office:value="0">
            <text:p>0</text:p>
          </table:table-cell>
          <table:table-cell table:formula="oooc:= 1 + ([.H$2]-1)*POWER(EXP([.H$3]/([.H$2]-1)); [.$B92]-1)" office:value-type="percentage" office:value="0.369752373258732">
            <text:p>36.98%</text:p>
          </table:table-cell>
          <table:table-cell table:formula="oooc:=[.I$2]*POWER([.I$3];[.$B92]) + [.I$4]" office:value-type="float" office:value="0">
            <text:p>0</text:p>
          </table:table-cell>
          <table:table-cell table:formula="oooc:=[.J$2]*POWER([.J$3];[.$B92]) + [.J$4]" office:value-type="float" office:value="579.914638669874">
            <text:p>580</text:p>
          </table:table-cell>
          <table:table-cell table:formula="oooc:=[.K$2]*POWER([.K$3];[.$B92]) + [.K$4]" office:value-type="float" office:value="697.497566403849">
            <text:p>697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1033.61443896128">
            <text:p>1034</text:p>
          </table:table-cell>
          <table:table-cell table:formula="oooc:= 1 + ([.D$2]-1)*POWER(EXP([.D$3]/([.D$2]-1)); ([.$B93]-1))" office:value-type="percentage" office:value="0.997790078817448">
            <text:p>99.78%</text:p>
          </table:table-cell>
          <table:table-cell table:formula="oooc:=[.E$2]*POWER([.E$3];[.$B93]) + [.E$4]" office:value-type="float" office:value="829.491551169021">
            <text:p>829</text:p>
          </table:table-cell>
          <table:table-cell table:formula="oooc:=[.F$2]*POWER([.F$3];[.$B93]) + [.F$4]" office:value-type="float" office:value="16494.8310233804">
            <text:p>16495</text:p>
          </table:table-cell>
          <table:table-cell table:formula="oooc:=[.G$2]*POWER([.G$3];[.$B93]) + [.G$4]" office:value-type="float" office:value="0">
            <text:p>0</text:p>
          </table:table-cell>
          <table:table-cell table:formula="oooc:= 1 + ([.H$2]-1)*POWER(EXP([.H$3]/([.H$2]-1)); [.$B93]-1)" office:value-type="percentage" office:value="0.372486631983539">
            <text:p>37.25%</text:p>
          </table:table-cell>
          <table:table-cell table:formula="oooc:=[.I$2]*POWER([.I$3];[.$B93]) + [.I$4]" office:value-type="float" office:value="0">
            <text:p>0</text:p>
          </table:table-cell>
          <table:table-cell table:formula="oooc:=[.J$2]*POWER([.J$3];[.$B93]) + [.J$4]" office:value-type="float" office:value="620.368663376766">
            <text:p>620</text:p>
          </table:table-cell>
          <table:table-cell table:formula="oooc:=[.K$2]*POWER([.K$3];[.$B93]) + [.K$4]" office:value-type="float" office:value="746.042396052119">
            <text:p>746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1105.75744968857">
            <text:p>1106</text:p>
          </table:table-cell>
          <table:table-cell table:formula="oooc:= 1 + ([.D$2]-1)*POWER(EXP([.D$3]/([.D$2]-1)); ([.$B94]-1))" office:value-type="percentage" office:value="0.997897857945329">
            <text:p>99.79%</text:p>
          </table:table-cell>
          <table:table-cell table:formula="oooc:=[.E$2]*POWER([.E$3];[.$B94]) + [.E$4]" office:value-type="float" office:value="887.205959750852">
            <text:p>887</text:p>
          </table:table-cell>
          <table:table-cell table:formula="oooc:=[.F$2]*POWER([.F$3];[.$B94]) + [.F$4]" office:value-type="float" office:value="17649.1191950171">
            <text:p>17649</text:p>
          </table:table-cell>
          <table:table-cell table:formula="oooc:=[.G$2]*POWER([.G$3];[.$B94]) + [.G$4]" office:value-type="float" office:value="0">
            <text:p>0</text:p>
          </table:table-cell>
          <table:table-cell table:formula="oooc:= 1 + ([.H$2]-1)*POWER(EXP([.H$3]/([.H$2]-1)); [.$B94]-1)" office:value-type="percentage" office:value="0.375209028433176">
            <text:p>37.52%</text:p>
          </table:table-cell>
          <table:table-cell table:formula="oooc:=[.I$2]*POWER([.I$3];[.$B94]) + [.I$4]" office:value-type="float" office:value="0">
            <text:p>0</text:p>
          </table:table-cell>
          <table:table-cell table:formula="oooc:=[.J$2]*POWER([.J$3];[.$B94]) + [.J$4]" office:value-type="float" office:value="663.654469813139">
            <text:p>664</text:p>
          </table:table-cell>
          <table:table-cell table:formula="oooc:=[.K$2]*POWER([.K$3];[.$B94]) + [.K$4]" office:value-type="float" office:value="797.985363775767">
            <text:p>798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1182.95047116677">
            <text:p>1183</text:p>
          </table:table-cell>
          <table:table-cell table:formula="oooc:= 1 + ([.D$2]-1)*POWER(EXP([.D$3]/([.D$2]-1)); ([.$B95]-1))" office:value-type="percentage" office:value="0.998000380623116">
            <text:p>99.80%</text:p>
          </table:table-cell>
          <table:table-cell table:formula="oooc:=[.E$2]*POWER([.E$3];[.$B95]) + [.E$4]" office:value-type="float" office:value="948.960376933412">
            <text:p>949</text:p>
          </table:table-cell>
          <table:table-cell table:formula="oooc:=[.F$2]*POWER([.F$3];[.$B95]) + [.F$4]" office:value-type="float" office:value="18884.2075386682">
            <text:p>18884</text:p>
          </table:table-cell>
          <table:table-cell table:formula="oooc:=[.G$2]*POWER([.G$3];[.$B95]) + [.G$4]" office:value-type="float" office:value="0">
            <text:p>0</text:p>
          </table:table-cell>
          <table:table-cell table:formula="oooc:= 1 + ([.H$2]-1)*POWER(EXP([.H$3]/([.H$2]-1)); [.$B95]-1)" office:value-type="percentage" office:value="0.377919614070793">
            <text:p>37.79%</text:p>
          </table:table-cell>
          <table:table-cell table:formula="oooc:=[.I$2]*POWER([.I$3];[.$B95]) + [.I$4]" office:value-type="float" office:value="0">
            <text:p>0</text:p>
          </table:table-cell>
          <table:table-cell table:formula="oooc:=[.J$2]*POWER([.J$3];[.$B95]) + [.J$4]" office:value-type="float" office:value="709.970282700059">
            <text:p>710</text:p>
          </table:table-cell>
          <table:table-cell table:formula="oooc:=[.K$2]*POWER([.K$3];[.$B95]) + [.K$4]" office:value-type="float" office:value="853.564339240071">
            <text:p>854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1265.54700414844">
            <text:p>1266</text:p>
          </table:table-cell>
          <table:table-cell table:formula="oooc:= 1 + ([.D$2]-1)*POWER(EXP([.D$3]/([.D$2]-1)); ([.$B96]-1))" office:value-type="percentage" office:value="0.998097903210907">
            <text:p>99.81%</text:p>
          </table:table-cell>
          <table:table-cell table:formula="oooc:=[.E$2]*POWER([.E$3];[.$B96]) + [.E$4]" office:value-type="float" office:value="1015.03760331875">
            <text:p>1015</text:p>
          </table:table-cell>
          <table:table-cell table:formula="oooc:=[.F$2]*POWER([.F$3];[.$B96]) + [.F$4]" office:value-type="float" office:value="20205.752066375">
            <text:p>20206</text:p>
          </table:table-cell>
          <table:table-cell table:formula="oooc:=[.G$2]*POWER([.G$3];[.$B96]) + [.G$4]" office:value-type="float" office:value="0">
            <text:p>0</text:p>
          </table:table-cell>
          <table:table-cell table:formula="oooc:= 1 + ([.H$2]-1)*POWER(EXP([.H$3]/([.H$2]-1)); [.$B96]-1)" office:value-type="percentage" office:value="0.380618440136277">
            <text:p>38.06%</text:p>
          </table:table-cell>
          <table:table-cell table:formula="oooc:=[.I$2]*POWER([.I$3];[.$B96]) + [.I$4]" office:value-type="float" office:value="0">
            <text:p>0</text:p>
          </table:table-cell>
          <table:table-cell table:formula="oooc:=[.J$2]*POWER([.J$3];[.$B96]) + [.J$4]" office:value-type="float" office:value="759.528202489063">
            <text:p>760</text:p>
          </table:table-cell>
          <table:table-cell table:formula="oooc:=[.K$2]*POWER([.K$3];[.$B96]) + [.K$4]" office:value-type="float" office:value="913.033842986876">
            <text:p>913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1353.92529443883">
            <text:p>1354</text:p>
          </table:table-cell>
          <table:table-cell table:formula="oooc:= 1 + ([.D$2]-1)*POWER(EXP([.D$3]/([.D$2]-1)); ([.$B97]-1))" office:value-type="percentage" office:value="0.998190669565966">
            <text:p>99.82%</text:p>
          </table:table-cell>
          <table:table-cell table:formula="oooc:=[.E$2]*POWER([.E$3];[.$B97]) + [.E$4]" office:value-type="float" office:value="1085.74023555106">
            <text:p>1086</text:p>
          </table:table-cell>
          <table:table-cell table:formula="oooc:=[.F$2]*POWER([.F$3];[.$B97]) + [.F$4]" office:value-type="float" office:value="21619.8047110213">
            <text:p>21620</text:p>
          </table:table-cell>
          <table:table-cell table:formula="oooc:=[.G$2]*POWER([.G$3];[.$B97]) + [.G$4]" office:value-type="float" office:value="0">
            <text:p>0</text:p>
          </table:table-cell>
          <table:table-cell table:formula="oooc:= 1 + ([.H$2]-1)*POWER(EXP([.H$3]/([.H$2]-1)); [.$B97]-1)" office:value-type="percentage" office:value="0.383305557647213">
            <text:p>38.33%</text:p>
          </table:table-cell>
          <table:table-cell table:formula="oooc:=[.I$2]*POWER([.I$3];[.$B97]) + [.I$4]" office:value-type="float" office:value="0">
            <text:p>0</text:p>
          </table:table-cell>
          <table:table-cell table:formula="oooc:=[.J$2]*POWER([.J$3];[.$B97]) + [.J$4]" office:value-type="float" office:value="812.555176663298">
            <text:p>813</text:p>
          </table:table-cell>
          <table:table-cell table:formula="oooc:=[.K$2]*POWER([.K$3];[.$B97]) + [.K$4]" office:value-type="float" office:value="976.666211995957">
            <text:p>977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1448.49006504955">
            <text:p>1448</text:p>
          </table:table-cell>
          <table:table-cell table:formula="oooc:= 1 + ([.D$2]-1)*POWER(EXP([.D$3]/([.D$2]-1)); ([.$B98]-1))" office:value-type="percentage" office:value="0.998278911652502">
            <text:p>99.83%</text:p>
          </table:table-cell>
          <table:table-cell table:formula="oooc:=[.E$2]*POWER([.E$3];[.$B98]) + [.E$4]" office:value-type="float" office:value="1161.39205203964">
            <text:p>1161</text:p>
          </table:table-cell>
          <table:table-cell table:formula="oooc:=[.F$2]*POWER([.F$3];[.$B98]) + [.F$4]" office:value-type="float" office:value="23132.8410407928">
            <text:p>23133</text:p>
          </table:table-cell>
          <table:table-cell table:formula="oooc:=[.G$2]*POWER([.G$3];[.$B98]) + [.G$4]" office:value-type="float" office:value="0">
            <text:p>0</text:p>
          </table:table-cell>
          <table:table-cell table:formula="oooc:= 1 + ([.H$2]-1)*POWER(EXP([.H$3]/([.H$2]-1)); [.$B98]-1)" office:value-type="percentage" office:value="0.385981017399853">
            <text:p>38.60%</text:p>
          </table:table-cell>
          <table:table-cell table:formula="oooc:=[.I$2]*POWER([.I$3];[.$B98]) + [.I$4]" office:value-type="float" office:value="0">
            <text:p>0</text:p>
          </table:table-cell>
          <table:table-cell table:formula="oooc:=[.J$2]*POWER([.J$3];[.$B98]) + [.J$4]" office:value-type="float" office:value="869.294039029729">
            <text:p>869</text:p>
          </table:table-cell>
          <table:table-cell table:formula="oooc:=[.K$2]*POWER([.K$3];[.$B98]) + [.K$4]" office:value-type="float" office:value="1044.75284683567">
            <text:p>1045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1549.67436960302">
            <text:p>1550</text:p>
          </table:table-cell>
          <table:table-cell table:formula="oooc:= 1 + ([.D$2]-1)*POWER(EXP([.D$3]/([.D$2]-1)); ([.$B99]-1))" office:value-type="percentage" office:value="0.998362850121695">
            <text:p>99.84%</text:p>
          </table:table-cell>
          <table:table-cell table:formula="oooc:=[.E$2]*POWER([.E$3];[.$B99]) + [.E$4]" office:value-type="float" office:value="1242.33949568241">
            <text:p>1242</text:p>
          </table:table-cell>
          <table:table-cell table:formula="oooc:=[.F$2]*POWER([.F$3];[.$B99]) + [.F$4]" office:value-type="float" office:value="24751.7899136483">
            <text:p>24752</text:p>
          </table:table-cell>
          <table:table-cell table:formula="oooc:=[.G$2]*POWER([.G$3];[.$B99]) + [.G$4]" office:value-type="float" office:value="0">
            <text:p>0</text:p>
          </table:table-cell>
          <table:table-cell table:formula="oooc:= 1 + ([.H$2]-1)*POWER(EXP([.H$3]/([.H$2]-1)); [.$B99]-1)" office:value-type="percentage" office:value="0.388644869970077">
            <text:p>38.86%</text:p>
          </table:table-cell>
          <table:table-cell table:formula="oooc:=[.I$2]*POWER([.I$3];[.$B99]) + [.I$4]" office:value-type="float" office:value="0">
            <text:p>0</text:p>
          </table:table-cell>
          <table:table-cell table:formula="oooc:=[.J$2]*POWER([.J$3];[.$B99]) + [.J$4]" office:value-type="float" office:value="930.00462176181">
            <text:p>930</text:p>
          </table:table-cell>
          <table:table-cell table:formula="oooc:=[.K$2]*POWER([.K$3];[.$B99]) + [.K$4]" office:value-type="float" office:value="1117.60554611417">
            <text:p>1118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1657.94157547523">
            <text:p>1658</text:p>
          </table:table-cell>
          <table:table-cell table:formula="oooc:= 1 + ([.D$2]-1)*POWER(EXP([.D$3]/([.D$2]-1)); ([.$B100]-1))" office:value-type="percentage" office:value="0.998442694863438">
            <text:p>99.84%</text:p>
          </table:table-cell>
          <table:table-cell table:formula="oooc:=[.E$2]*POWER([.E$3];[.$B100]) + [.E$4]" office:value-type="float" office:value="1328.95326038018">
            <text:p>1329</text:p>
          </table:table-cell>
          <table:table-cell table:formula="oooc:=[.F$2]*POWER([.F$3];[.$B100]) + [.F$4]" office:value-type="float" office:value="26484.0652076036">
            <text:p>26484</text:p>
          </table:table-cell>
          <table:table-cell table:formula="oooc:=[.G$2]*POWER([.G$3];[.$B100]) + [.G$4]" office:value-type="float" office:value="0">
            <text:p>0</text:p>
          </table:table-cell>
          <table:table-cell table:formula="oooc:= 1 + ([.H$2]-1)*POWER(EXP([.H$3]/([.H$2]-1)); [.$B100]-1)" office:value-type="percentage" office:value="0.391297165714344">
            <text:p>39.13%</text:p>
          </table:table-cell>
          <table:table-cell table:formula="oooc:=[.I$2]*POWER([.I$3];[.$B100]) + [.I$4]" office:value-type="float" office:value="0">
            <text:p>0</text:p>
          </table:table-cell>
          <table:table-cell table:formula="oooc:=[.J$2]*POWER([.J$3];[.$B100]) + [.J$4]" office:value-type="float" office:value="994.964945285137">
            <text:p>995</text:p>
          </table:table-cell>
          <table:table-cell table:formula="oooc:=[.K$2]*POWER([.K$3];[.$B100]) + [.K$4]" office:value-type="float" office:value="1195.55793434216">
            <text:p>1196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1773.78748575849">
            <text:p>1774</text:p>
          </table:table-cell>
          <table:table-cell table:formula="oooc:= 1 + ([.D$2]-1)*POWER(EXP([.D$3]/([.D$2]-1)); ([.$B101]-1))" office:value-type="percentage" office:value="0.998518645531176">
            <text:p>99.85%</text:p>
          </table:table-cell>
          <table:table-cell table:formula="oooc:=[.E$2]*POWER([.E$3];[.$B101]) + [.E$4]" office:value-type="float" office:value="1421.62998860679">
            <text:p>1422</text:p>
          </table:table-cell>
          <table:table-cell table:formula="oooc:=[.F$2]*POWER([.F$3];[.$B101]) + [.F$4]" office:value-type="float" office:value="28337.5997721359">
            <text:p>28338</text:p>
          </table:table-cell>
          <table:table-cell table:formula="oooc:=[.G$2]*POWER([.G$3];[.$B101]) + [.G$4]" office:value-type="float" office:value="0">
            <text:p>0</text:p>
          </table:table-cell>
          <table:table-cell table:formula="oooc:= 1 + ([.H$2]-1)*POWER(EXP([.H$3]/([.H$2]-1)); [.$B101]-1)" office:value-type="percentage" office:value="0.393937954770649">
            <text:p>39.39%</text:p>
          </table:table-cell>
          <table:table-cell table:formula="oooc:=[.I$2]*POWER([.I$3];[.$B101]) + [.I$4]" office:value-type="float" office:value="0">
            <text:p>0</text:p>
          </table:table-cell>
          <table:table-cell table:formula="oooc:=[.J$2]*POWER([.J$3];[.$B101]) + [.J$4]" office:value-type="float" office:value="1064.4724914551">
            <text:p>1064</text:p>
          </table:table-cell>
          <table:table-cell table:formula="oooc:=[.K$2]*POWER([.K$3];[.$B101]) + [.K$4]" office:value-type="float" office:value="1278.96698974612">
            <text:p>1279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1897.74260976159">
            <text:p>1898</text:p>
          </table:table-cell>
          <table:table-cell table:formula="oooc:= 1 + ([.D$2]-1)*POWER(EXP([.D$3]/([.D$2]-1)); ([.$B102]-1))" office:value-type="percentage" office:value="0.998590892041139">
            <text:p>99.86%</text:p>
          </table:table-cell>
          <table:table-cell table:formula="oooc:=[.E$2]*POWER([.E$3];[.$B102]) + [.E$4]" office:value-type="float" office:value="1520.79408780927">
            <text:p>1521</text:p>
          </table:table-cell>
          <table:table-cell table:formula="oooc:=[.F$2]*POWER([.F$3];[.$B102]) + [.F$4]" office:value-type="float" office:value="30320.8817561854">
            <text:p>30321</text:p>
          </table:table-cell>
          <table:table-cell table:formula="oooc:=[.G$2]*POWER([.G$3];[.$B102]) + [.G$4]" office:value-type="float" office:value="0">
            <text:p>0</text:p>
          </table:table-cell>
          <table:table-cell table:formula="oooc:= 1 + ([.H$2]-1)*POWER(EXP([.H$3]/([.H$2]-1)); [.$B102]-1)" office:value-type="percentage" office:value="0.396567287059469">
            <text:p>39.66%</text:p>
          </table:table-cell>
          <table:table-cell table:formula="oooc:=[.I$2]*POWER([.I$3];[.$B102]) + [.I$4]" office:value-type="float" office:value="0">
            <text:p>0</text:p>
          </table:table-cell>
          <table:table-cell table:formula="oooc:=[.J$2]*POWER([.J$3];[.$B102]) + [.J$4]" office:value-type="float" office:value="1138.84556585695">
            <text:p>1139</text:p>
          </table:table-cell>
          <table:table-cell table:formula="oooc:=[.K$2]*POWER([.K$3];[.$B102]) + [.K$4]" office:value-type="float" office:value="1368.21467902834">
            <text:p>1368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2030.3745924449">
            <text:p>2030</text:p>
          </table:table-cell>
          <table:table-cell table:formula="oooc:= 1 + ([.D$2]-1)*POWER(EXP([.D$3]/([.D$2]-1)); ([.$B103]-1))" office:value-type="percentage" office:value="0.998659615047234">
            <text:p>99.87%</text:p>
          </table:table-cell>
          <table:table-cell table:formula="oooc:=[.E$2]*POWER([.E$3];[.$B103]) + [.E$4]" office:value-type="float" office:value="1626.89967395592">
            <text:p>1627</text:p>
          </table:table-cell>
          <table:table-cell table:formula="oooc:=[.F$2]*POWER([.F$3];[.$B103]) + [.F$4]" office:value-type="float" office:value="32442.9934791184">
            <text:p>32443</text:p>
          </table:table-cell>
          <table:table-cell table:formula="oooc:=[.G$2]*POWER([.G$3];[.$B103]) + [.G$4]" office:value-type="float" office:value="0">
            <text:p>0</text:p>
          </table:table-cell>
          <table:table-cell table:formula="oooc:= 1 + ([.H$2]-1)*POWER(EXP([.H$3]/([.H$2]-1)); [.$B103]-1)" office:value-type="percentage" office:value="0.399185212284706">
            <text:p>39.92%</text:p>
          </table:table-cell>
          <table:table-cell table:formula="oooc:=[.I$2]*POWER([.I$3];[.$B103]) + [.I$4]" office:value-type="float" office:value="0">
            <text:p>0</text:p>
          </table:table-cell>
          <table:table-cell table:formula="oooc:=[.J$2]*POWER([.J$3];[.$B103]) + [.J$4]" office:value-type="float" office:value="1218.42475546694">
            <text:p>1218</text:p>
          </table:table-cell>
          <table:table-cell table:formula="oooc:=[.K$2]*POWER([.K$3];[.$B103]) + [.K$4]" office:value-type="float" office:value="1463.70970656033">
            <text:p>1464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2172.29081391604">
            <text:p>2172</text:p>
          </table:table-cell>
          <table:table-cell table:formula="oooc:= 1 + ([.D$2]-1)*POWER(EXP([.D$3]/([.D$2]-1)); ([.$B104]-1))" office:value-type="percentage" office:value="0.998724986392771">
            <text:p>99.87%</text:p>
          </table:table-cell>
          <table:table-cell table:formula="oooc:=[.E$2]*POWER([.E$3];[.$B104]) + [.E$4]" office:value-type="float" office:value="1740.43265113283">
            <text:p>1740</text:p>
          </table:table-cell>
          <table:table-cell table:formula="oooc:=[.F$2]*POWER([.F$3];[.$B104]) + [.F$4]" office:value-type="float" office:value="34713.6530226567">
            <text:p>34714</text:p>
          </table:table-cell>
          <table:table-cell table:formula="oooc:=[.G$2]*POWER([.G$3];[.$B104]) + [.G$4]" office:value-type="float" office:value="0">
            <text:p>0</text:p>
          </table:table-cell>
          <table:table-cell table:formula="oooc:= 1 + ([.H$2]-1)*POWER(EXP([.H$3]/([.H$2]-1)); [.$B104]-1)" office:value-type="percentage" office:value="0.401791779934628">
            <text:p>40.18%</text:p>
          </table:table-cell>
          <table:table-cell table:formula="oooc:=[.I$2]*POWER([.I$3];[.$B104]) + [.I$4]" office:value-type="float" office:value="0">
            <text:p>0</text:p>
          </table:table-cell>
          <table:table-cell table:formula="oooc:=[.J$2]*POWER([.J$3];[.$B104]) + [.J$4]" office:value-type="float" office:value="1303.57448834963">
            <text:p>1304</text:p>
          </table:table-cell>
          <table:table-cell table:formula="oooc:=[.K$2]*POWER([.K$3];[.$B104]) + [.K$4]" office:value-type="float" office:value="1565.88938601955">
            <text:p>1566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11776.6797693667">
            <text:p>11777</text:p>
          </table:table-cell>
          <table:table-cell table:formula="oooc:= 1 + ([.D$2]-1)*POWER(EXP([.D$3]/([.D$2]-1)); ([.$B105]-1))" office:value-type="percentage" office:value="0.999634702485467">
            <text:p>99.96%</text:p>
          </table:table-cell>
          <table:table-cell table:formula="oooc:=[.E$2]*POWER([.E$3];[.$B105]) + [.E$4]" office:value-type="float" office:value="9423.94381549336">
            <text:p>9424</text:p>
          </table:table-cell>
          <table:table-cell table:formula="oooc:=[.F$2]*POWER([.F$3];[.$B105]) + [.F$4]" office:value-type="float" office:value="188383.876309867">
            <text:p>188384</text:p>
          </table:table-cell>
          <table:table-cell table:formula="oooc:=[.G$2]*POWER([.G$3];[.$B105]) + [.G$4]" office:value-type="float" office:value="0">
            <text:p>0</text:p>
          </table:table-cell>
          <table:table-cell table:formula="oooc:= 1 + ([.H$2]-1)*POWER(EXP([.H$3]/([.H$2]-1)); [.$B105]-1)" office:value-type="percentage" office:value="0.463405206460222">
            <text:p>46.34%</text:p>
          </table:table-cell>
          <table:table-cell table:formula="oooc:=[.I$2]*POWER([.I$3];[.$B105]) + [.I$4]" office:value-type="float" office:value="0">
            <text:p>0</text:p>
          </table:table-cell>
          <table:table-cell table:formula="oooc:=[.J$2]*POWER([.J$3];[.$B105]) + [.J$4]" office:value-type="float" office:value="7066.20786162002">
            <text:p>7066</text:p>
          </table:table-cell>
          <table:table-cell table:formula="oooc:=[.K$2]*POWER([.K$3];[.$B105]) + [.K$4]" office:value-type="float" office:value="8481.04943394402">
            <text:p>8481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63903.8538746154">
            <text:p>63904</text:p>
          </table:table-cell>
          <table:table-cell table:formula="oooc:= 1 + ([.D$2]-1)*POWER(EXP([.D$3]/([.D$2]-1)); ([.$B106]-1))" office:value-type="percentage" office:value="0.999895340509805">
            <text:p>99.99%</text:p>
          </table:table-cell>
          <table:table-cell table:formula="oooc:=[.E$2]*POWER([.E$3];[.$B106]) + [.E$4]" office:value-type="float" office:value="51125.6830996924">
            <text:p>51126</text:p>
          </table:table-cell>
          <table:table-cell table:formula="oooc:=[.F$2]*POWER([.F$3];[.$B106]) + [.F$4]" office:value-type="float" office:value="1022418.66199385">
            <text:p>1022419</text:p>
          </table:table-cell>
          <table:table-cell table:formula="oooc:=[.G$2]*POWER([.G$3];[.$B106]) + [.G$4]" office:value-type="float" office:value="0">
            <text:p>0</text:p>
          </table:table-cell>
          <table:table-cell table:formula="oooc:= 1 + ([.H$2]-1)*POWER(EXP([.H$3]/([.H$2]-1)); [.$B106]-1)" office:value-type="percentage" office:value="0.518672658121396">
            <text:p>51.87%</text:p>
          </table:table-cell>
          <table:table-cell table:formula="oooc:=[.I$2]*POWER([.I$3];[.$B106]) + [.I$4]" office:value-type="float" office:value="0">
            <text:p>0</text:p>
          </table:table-cell>
          <table:table-cell table:formula="oooc:=[.J$2]*POWER([.J$3];[.$B106]) + [.J$4]" office:value-type="float" office:value="38342.5123247693">
            <text:p>38343</text:p>
          </table:table-cell>
          <table:table-cell table:formula="oooc:=[.K$2]*POWER([.K$3];[.$B106]) + [.K$4]" office:value-type="float" office:value="46012.6147897231">
            <text:p>46013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1882332.05413621">
            <text:p>1882332</text:p>
          </table:table-cell>
          <table:table-cell table:formula="oooc:= 1 + ([.D$2]-1)*POWER(EXP([.D$3]/([.D$2]-1)); ([.$B107]-1))" office:value-type="percentage" office:value="0.999991409025891">
            <text:p>100.00%</text:p>
          </table:table-cell>
          <table:table-cell table:formula="oooc:=[.E$2]*POWER([.E$3];[.$B107]) + [.E$4]" office:value-type="float" office:value="1505868.24330897">
            <text:p>1505868</text:p>
          </table:table-cell>
          <table:table-cell table:formula="oooc:=[.F$2]*POWER([.F$3];[.$B107]) + [.F$4]" office:value-type="float" office:value="30117269.8661794">
            <text:p>30117270</text:p>
          </table:table-cell>
          <table:table-cell table:formula="oooc:=[.G$2]*POWER([.G$3];[.$B107]) + [.G$4]" office:value-type="float" office:value="0">
            <text:p>0</text:p>
          </table:table-cell>
          <table:table-cell table:formula="oooc:= 1 + ([.H$2]-1)*POWER(EXP([.H$3]/([.H$2]-1)); [.$B107]-1)" office:value-type="percentage" office:value="0.61271677274076">
            <text:p>61.27%</text:p>
          </table:table-cell>
          <table:table-cell table:formula="oooc:=[.I$2]*POWER([.I$3];[.$B107]) + [.I$4]" office:value-type="float" office:value="0">
            <text:p>0</text:p>
          </table:table-cell>
          <table:table-cell table:formula="oooc:=[.J$2]*POWER([.J$3];[.$B107]) + [.J$4]" office:value-type="float" office:value="1129399.43248173">
            <text:p>1129399</text:p>
          </table:table-cell>
          <table:table-cell table:formula="oooc:=[.K$2]*POWER([.K$3];[.$B107]) + [.K$4]" office:value-type="float" office:value="1355280.91897807">
            <text:p>1355281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1633327653.36198">
            <text:p>1633327653</text:p>
          </table:table-cell>
          <table:table-cell table:formula="oooc:= 1 + ([.D$2]-1)*POWER(EXP([.D$3]/([.D$2]-1)); ([.$B108]-1))" office:value-type="percentage" office:value="0.999999942114472">
            <text:p>100.00%</text:p>
          </table:table-cell>
          <table:table-cell table:formula="oooc:=[.E$2]*POWER([.E$3];[.$B108]) + [.E$4]" office:value-type="float" office:value="1306662125.28959">
            <text:p>1306662125</text:p>
          </table:table-cell>
          <table:table-cell table:formula="oooc:=[.F$2]*POWER([.F$3];[.$B108]) + [.F$4]" office:value-type="float" office:value="26133242410.7917">
            <text:p>26133242411</text:p>
          </table:table-cell>
          <table:table-cell table:formula="oooc:=[.G$2]*POWER([.G$3];[.$B108]) + [.G$4]" office:value-type="float" office:value="0">
            <text:p>0</text:p>
          </table:table-cell>
          <table:table-cell table:formula="oooc:= 1 + ([.H$2]-1)*POWER(EXP([.H$3]/([.H$2]-1)); [.$B108]-1)" office:value-type="percentage" office:value="0.74927075040871">
            <text:p>74.93%</text:p>
          </table:table-cell>
          <table:table-cell table:formula="oooc:=[.I$2]*POWER([.I$3];[.$B108]) + [.I$4]" office:value-type="float" office:value="0">
            <text:p>0</text:p>
          </table:table-cell>
          <table:table-cell table:formula="oooc:=[.J$2]*POWER([.J$3];[.$B108]) + [.J$4]" office:value-type="float" office:value="979996592.217189">
            <text:p>979996592</text:p>
          </table:table-cell>
          <table:table-cell table:formula="oooc:=[.K$2]*POWER([.K$3];[.$B108]) + [.K$4]" office:value-type="float" office:value="1175995912.26063">
            <text:p>1175995912</text:p>
          </table:table-cell>
          <table:table-cell table:formula="oooc:=[.L$2]*POWER([.L$3];[.$B108]) + [.L$4]" office:value-type="float" office:value="1">
            <text:p>1</text:p>
          </table:table-cell>
        </table:table-row>
      </table:table>
      <table:table table:name="Monk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3.8">
            <text:p>3.8000</text:p>
          </table:table-cell>
          <table:table-cell table:style-name="ce7" office:value-type="float" office:value="0.82">
            <text:p>0.8200</text:p>
          </table:table-cell>
          <table:table-cell table:style-name="ce7" office:value-type="float" office:value="3.5">
            <text:p>3.5000</text:p>
          </table:table-cell>
          <table:table-cell table:style-name="ce7" office:value-type="float" office:value="55">
            <text:p>55.00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9">
            <text:p>0.09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1.2">
            <text:p>1.2000</text:p>
          </table:table-cell>
          <table:table-cell table:style-name="ce7" office:value-type="float" office:value="1.8">
            <text:p>1.8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1">
            <text:p>0.01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05">
            <text:p>0.0050</text:p>
          </table:table-cell>
          <table:table-cell table:style-name="ce7" office:value-type="float" office:value="0">
            <text:p>0.00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7.066">
            <text:p>7</text:p>
          </table:table-cell>
          <table:table-cell table:formula="oooc:= 1 + ([.D$2]-1)*POWER(EXP([.D$3]/([.D$2]-1)); ([.$B5]-1))" office:value-type="percentage" office:value="0.82">
            <text:p>82.00%</text:p>
          </table:table-cell>
          <table:table-cell table:formula="oooc:=[.E$2]*POWER([.E$3];[.$B5]) + [.E$4]" office:value-type="float" office:value="8.745">
            <text:p>9</text:p>
          </table:table-cell>
          <table:table-cell table:formula="oooc:=[.F$2]*POWER([.F$3];[.$B5]) + [.F$4]" office:value-type="float" office:value="63.85">
            <text:p>64</text:p>
          </table:table-cell>
          <table:table-cell table:formula="oooc:=[.G$2]*POWER([.G$3];[.$B5]) + [.G$4]" office:value-type="float" office:value="0">
            <text:p>0</text:p>
          </table:table-cell>
          <table:table-cell table:formula="oooc:= 1 + ([.H$2]-1)*POWER(EXP([.H$3]/([.H$2]-1)); [.$B5]-1)" office:value-type="percentage" office:value="0.09">
            <text:p>9.00%</text:p>
          </table:table-cell>
          <table:table-cell table:formula="oooc:=[.I$2]*POWER([.I$3];[.$B5]) + [.I$4]" office:value-type="float" office:value="0">
            <text:p>0</text:p>
          </table:table-cell>
          <table:table-cell table:formula="oooc:=[.J$2]*POWER([.J$3];[.$B5]) + [.J$4]" office:value-type="float" office:value="3.284">
            <text:p>3</text:p>
          </table:table-cell>
          <table:table-cell table:formula="oooc:=[.K$2]*POWER([.K$3];[.$B5]) + [.K$4]" office:value-type="float" office:value="5.926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7.35062">
            <text:p>7</text:p>
          </table:table-cell>
          <table:table-cell table:formula="oooc:= 1 + ([.D$2]-1)*POWER(EXP([.D$3]/([.D$2]-1)); ([.$B6]-1))" office:value-type="percentage" office:value="0.829727295596782">
            <text:p>82.97%</text:p>
          </table:table-cell>
          <table:table-cell table:formula="oooc:=[.E$2]*POWER([.E$3];[.$B6]) + [.E$4]" office:value-type="float" office:value="9.00715">
            <text:p>9</text:p>
          </table:table-cell>
          <table:table-cell table:formula="oooc:=[.F$2]*POWER([.F$3];[.$B6]) + [.F$4]" office:value-type="float" office:value="67.9695">
            <text:p>68</text:p>
          </table:table-cell>
          <table:table-cell table:formula="oooc:=[.G$2]*POWER([.G$3];[.$B6]) + [.G$4]" office:value-type="float" office:value="0">
            <text:p>0</text:p>
          </table:table-cell>
          <table:table-cell table:formula="oooc:= 1 + ([.H$2]-1)*POWER(EXP([.H$3]/([.H$2]-1)); [.$B6]-1)" office:value-type="percentage" office:value="0.0949862888597361">
            <text:p>9.50%</text:p>
          </table:table-cell>
          <table:table-cell table:formula="oooc:=[.I$2]*POWER([.I$3];[.$B6]) + [.I$4]" office:value-type="float" office:value="0">
            <text:p>0</text:p>
          </table:table-cell>
          <table:table-cell table:formula="oooc:=[.J$2]*POWER([.J$3];[.$B6]) + [.J$4]" office:value-type="float" office:value="3.37388">
            <text:p>3</text:p>
          </table:table-cell>
          <table:table-cell table:formula="oooc:=[.K$2]*POWER([.K$3];[.$B6]) + [.K$4]" office:value-type="float" office:value="6.06082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7.6551634">
            <text:p>8</text:p>
          </table:table-cell>
          <table:table-cell table:formula="oooc:= 1 + ([.D$2]-1)*POWER(EXP([.D$3]/([.D$2]-1)); ([.$B7]-1))" office:value-type="percentage" office:value="0.838928922973413">
            <text:p>83.89%</text:p>
          </table:table-cell>
          <table:table-cell table:formula="oooc:=[.E$2]*POWER([.E$3];[.$B7]) + [.E$4]" office:value-type="float" office:value="9.2876505">
            <text:p>9</text:p>
          </table:table-cell>
          <table:table-cell table:formula="oooc:=[.F$2]*POWER([.F$3];[.$B7]) + [.F$4]" office:value-type="float" office:value="72.377365">
            <text:p>72</text:p>
          </table:table-cell>
          <table:table-cell table:formula="oooc:=[.G$2]*POWER([.G$3];[.$B7]) + [.G$4]" office:value-type="float" office:value="0">
            <text:p>0</text:p>
          </table:table-cell>
          <table:table-cell table:formula="oooc:= 1 + ([.H$2]-1)*POWER(EXP([.H$3]/([.H$2]-1)); [.$B7]-1)" office:value-type="percentage" office:value="0.0999452556572825">
            <text:p>9.99%</text:p>
          </table:table-cell>
          <table:table-cell table:formula="oooc:=[.I$2]*POWER([.I$3];[.$B7]) + [.I$4]" office:value-type="float" office:value="0">
            <text:p>0</text:p>
          </table:table-cell>
          <table:table-cell table:formula="oooc:=[.J$2]*POWER([.J$3];[.$B7]) + [.J$4]" office:value-type="float" office:value="3.4700516">
            <text:p>3</text:p>
          </table:table-cell>
          <table:table-cell table:formula="oooc:=[.K$2]*POWER([.K$3];[.$B7]) + [.K$4]" office:value-type="float" office:value="6.2050774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7.981024838">
            <text:p>8</text:p>
          </table:table-cell>
          <table:table-cell table:formula="oooc:= 1 + ([.D$2]-1)*POWER(EXP([.D$3]/([.D$2]-1)); ([.$B8]-1))" office:value-type="percentage" office:value="0.84763328951969">
            <text:p>84.76%</text:p>
          </table:table-cell>
          <table:table-cell table:formula="oooc:=[.E$2]*POWER([.E$3];[.$B8]) + [.E$4]" office:value-type="float" office:value="9.587786035">
            <text:p>10</text:p>
          </table:table-cell>
          <table:table-cell table:formula="oooc:=[.F$2]*POWER([.F$3];[.$B8]) + [.F$4]" office:value-type="float" office:value="77.09378055">
            <text:p>77</text:p>
          </table:table-cell>
          <table:table-cell table:formula="oooc:=[.G$2]*POWER([.G$3];[.$B8]) + [.G$4]" office:value-type="float" office:value="0">
            <text:p>0</text:p>
          </table:table-cell>
          <table:table-cell table:formula="oooc:= 1 + ([.H$2]-1)*POWER(EXP([.H$3]/([.H$2]-1)); [.$B8]-1)" office:value-type="percentage" office:value="0.104877050102193">
            <text:p>10.49%</text:p>
          </table:table-cell>
          <table:table-cell table:formula="oooc:=[.I$2]*POWER([.I$3];[.$B8]) + [.I$4]" office:value-type="float" office:value="0">
            <text:p>0</text:p>
          </table:table-cell>
          <table:table-cell table:formula="oooc:=[.J$2]*POWER([.J$3];[.$B8]) + [.J$4]" office:value-type="float" office:value="3.572955212">
            <text:p>4</text:p>
          </table:table-cell>
          <table:table-cell table:formula="oooc:=[.K$2]*POWER([.K$3];[.$B8]) + [.K$4]" office:value-type="float" office:value="6.359432818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8.32969657666">
            <text:p>8</text:p>
          </table:table-cell>
          <table:table-cell table:formula="oooc:= 1 + ([.D$2]-1)*POWER(EXP([.D$3]/([.D$2]-1)); ([.$B9]-1))" office:value-type="percentage" office:value="0.855867267474975">
            <text:p>85.59%</text:p>
          </table:table-cell>
          <table:table-cell table:formula="oooc:=[.E$2]*POWER([.E$3];[.$B9]) + [.E$4]" office:value-type="float" office:value="9.90893105745">
            <text:p>10</text:p>
          </table:table-cell>
          <table:table-cell table:formula="oooc:=[.F$2]*POWER([.F$3];[.$B9]) + [.F$4]" office:value-type="float" office:value="82.1403451885">
            <text:p>82</text:p>
          </table:table-cell>
          <table:table-cell table:formula="oooc:=[.G$2]*POWER([.G$3];[.$B9]) + [.G$4]" office:value-type="float" office:value="0">
            <text:p>0</text:p>
          </table:table-cell>
          <table:table-cell table:formula="oooc:= 1 + ([.H$2]-1)*POWER(EXP([.H$3]/([.H$2]-1)); [.$B9]-1)" office:value-type="percentage" office:value="0.109781821083698">
            <text:p>10.98%</text:p>
          </table:table-cell>
          <table:table-cell table:formula="oooc:=[.I$2]*POWER([.I$3];[.$B9]) + [.I$4]" office:value-type="float" office:value="0">
            <text:p>0</text:p>
          </table:table-cell>
          <table:table-cell table:formula="oooc:=[.J$2]*POWER([.J$3];[.$B9]) + [.J$4]" office:value-type="float" office:value="3.68306207684">
            <text:p>4</text:p>
          </table:table-cell>
          <table:table-cell table:formula="oooc:=[.K$2]*POWER([.K$3];[.$B9]) + [.K$4]" office:value-type="float" office:value="6.52459311526">
            <text:p>7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8.7027753370262">
            <text:p>9</text:p>
          </table:table-cell>
          <table:table-cell table:formula="oooc:= 1 + ([.D$2]-1)*POWER(EXP([.D$3]/([.D$2]-1)); ([.$B10]-1))" office:value-type="percentage" office:value="0.863656276888546">
            <text:p>86.37%</text:p>
          </table:table-cell>
          <table:table-cell table:formula="oooc:=[.E$2]*POWER([.E$3];[.$B10]) + [.E$4]" office:value-type="float" office:value="10.2525562314715">
            <text:p>10</text:p>
          </table:table-cell>
          <table:table-cell table:formula="oooc:=[.F$2]*POWER([.F$3];[.$B10]) + [.F$4]" office:value-type="float" office:value="87.540169351695">
            <text:p>88</text:p>
          </table:table-cell>
          <table:table-cell table:formula="oooc:=[.G$2]*POWER([.G$3];[.$B10]) + [.G$4]" office:value-type="float" office:value="0">
            <text:p>0</text:p>
          </table:table-cell>
          <table:table-cell table:formula="oooc:= 1 + ([.H$2]-1)*POWER(EXP([.H$3]/([.H$2]-1)); [.$B10]-1)" office:value-type="percentage" office:value="0.114659716675198">
            <text:p>11.47%</text:p>
          </table:table-cell>
          <table:table-cell table:formula="oooc:=[.I$2]*POWER([.I$3];[.$B10]) + [.I$4]" office:value-type="float" office:value="0">
            <text:p>0</text:p>
          </table:table-cell>
          <table:table-cell table:formula="oooc:=[.J$2]*POWER([.J$3];[.$B10]) + [.J$4]" office:value-type="float" office:value="3.8008764222188">
            <text:p>4</text:p>
          </table:table-cell>
          <table:table-cell table:formula="oooc:=[.K$2]*POWER([.K$3];[.$B10]) + [.K$4]" office:value-type="float" office:value="6.7013146333282">
            <text:p>7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9.10196961061804">
            <text:p>9</text:p>
          </table:table-cell>
          <table:table-cell table:formula="oooc:= 1 + ([.D$2]-1)*POWER(EXP([.D$3]/([.D$2]-1)); ([.$B11]-1))" office:value-type="percentage" office:value="0.871024364096718">
            <text:p>87.10%</text:p>
          </table:table-cell>
          <table:table-cell table:formula="oooc:=[.E$2]*POWER([.E$3];[.$B11]) + [.E$4]" office:value-type="float" office:value="10.6202351676745">
            <text:p>11</text:p>
          </table:table-cell>
          <table:table-cell table:formula="oooc:=[.F$2]*POWER([.F$3];[.$B11]) + [.F$4]" office:value-type="float" office:value="93.3179812063137">
            <text:p>93</text:p>
          </table:table-cell>
          <table:table-cell table:formula="oooc:=[.G$2]*POWER([.G$3];[.$B11]) + [.G$4]" office:value-type="float" office:value="0">
            <text:p>0</text:p>
          </table:table-cell>
          <table:table-cell table:formula="oooc:= 1 + ([.H$2]-1)*POWER(EXP([.H$3]/([.H$2]-1)); [.$B11]-1)" office:value-type="percentage" office:value="0.119510884138735">
            <text:p>11.95%</text:p>
          </table:table-cell>
          <table:table-cell table:formula="oooc:=[.I$2]*POWER([.I$3];[.$B11]) + [.I$4]" office:value-type="float" office:value="0">
            <text:p>0</text:p>
          </table:table-cell>
          <table:table-cell table:formula="oooc:=[.J$2]*POWER([.J$3];[.$B11]) + [.J$4]" office:value-type="float" office:value="3.92693777177412">
            <text:p>4</text:p>
          </table:table-cell>
          <table:table-cell table:formula="oooc:=[.K$2]*POWER([.K$3];[.$B11]) + [.K$4]" office:value-type="float" office:value="6.89040665766118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9.5291074833613">
            <text:p>10</text:p>
          </table:table-cell>
          <table:table-cell table:formula="oooc:= 1 + ([.D$2]-1)*POWER(EXP([.D$3]/([.D$2]-1)); ([.$B12]-1))" office:value-type="percentage" office:value="0.877994275959019">
            <text:p>87.80%</text:p>
          </table:table-cell>
          <table:table-cell table:formula="oooc:=[.E$2]*POWER([.E$3];[.$B12]) + [.E$4]" office:value-type="float" office:value="11.0136516294117">
            <text:p>11</text:p>
          </table:table-cell>
          <table:table-cell table:formula="oooc:=[.F$2]*POWER([.F$3];[.$B12]) + [.F$4]" office:value-type="float" office:value="99.5002398907556">
            <text:p>100</text:p>
          </table:table-cell>
          <table:table-cell table:formula="oooc:=[.G$2]*POWER([.G$3];[.$B12]) + [.G$4]" office:value-type="float" office:value="0">
            <text:p>0</text:p>
          </table:table-cell>
          <table:table-cell table:formula="oooc:= 1 + ([.H$2]-1)*POWER(EXP([.H$3]/([.H$2]-1)); [.$B12]-1)" office:value-type="percentage" office:value="0.124335469929436">
            <text:p>12.43%</text:p>
          </table:table-cell>
          <table:table-cell table:formula="oooc:=[.I$2]*POWER([.I$3];[.$B12]) + [.I$4]" office:value-type="float" office:value="0">
            <text:p>0</text:p>
          </table:table-cell>
          <table:table-cell table:formula="oooc:=[.J$2]*POWER([.J$3];[.$B12]) + [.J$4]" office:value-type="float" office:value="4.0618234157983">
            <text:p>4</text:p>
          </table:table-cell>
          <table:table-cell table:formula="oooc:=[.K$2]*POWER([.K$3];[.$B12]) + [.K$4]" office:value-type="float" office:value="7.09273512369746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9.98614500719659">
            <text:p>10</text:p>
          </table:table-cell>
          <table:table-cell table:formula="oooc:= 1 + ([.D$2]-1)*POWER(EXP([.D$3]/([.D$2]-1)); ([.$B13]-1))" office:value-type="percentage" office:value="0.884587530082608">
            <text:p>88.46%</text:p>
          </table:table-cell>
          <table:table-cell table:formula="oooc:=[.E$2]*POWER([.E$3];[.$B13]) + [.E$4]" office:value-type="float" office:value="11.4346072434705">
            <text:p>11</text:p>
          </table:table-cell>
          <table:table-cell table:formula="oooc:=[.F$2]*POWER([.F$3];[.$B13]) + [.F$4]" office:value-type="float" office:value="106.115256683109">
            <text:p>106</text:p>
          </table:table-cell>
          <table:table-cell table:formula="oooc:=[.G$2]*POWER([.G$3];[.$B13]) + [.G$4]" office:value-type="float" office:value="0">
            <text:p>0</text:p>
          </table:table-cell>
          <table:table-cell table:formula="oooc:= 1 + ([.H$2]-1)*POWER(EXP([.H$3]/([.H$2]-1)); [.$B13]-1)" office:value-type="percentage" office:value="0.129133619699938">
            <text:p>12.91%</text:p>
          </table:table-cell>
          <table:table-cell table:formula="oooc:=[.I$2]*POWER([.I$3];[.$B13]) + [.I$4]" office:value-type="float" office:value="0">
            <text:p>0</text:p>
          </table:table-cell>
          <table:table-cell table:formula="oooc:=[.J$2]*POWER([.J$3];[.$B13]) + [.J$4]" office:value-type="float" office:value="4.20615105490419">
            <text:p>4</text:p>
          </table:table-cell>
          <table:table-cell table:formula="oooc:=[.K$2]*POWER([.K$3];[.$B13]) + [.K$4]" office:value-type="float" office:value="7.30922658235628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10.4751751577004">
            <text:p>10</text:p>
          </table:table-cell>
          <table:table-cell table:formula="oooc:= 1 + ([.D$2]-1)*POWER(EXP([.D$3]/([.D$2]-1)); ([.$B14]-1))" office:value-type="percentage" office:value="0.890824481251726">
            <text:p>89.08%</text:p>
          </table:table-cell>
          <table:table-cell table:formula="oooc:=[.E$2]*POWER([.E$3];[.$B14]) + [.E$4]" office:value-type="float" office:value="11.8850297505135">
            <text:p>12</text:p>
          </table:table-cell>
          <table:table-cell table:formula="oooc:=[.F$2]*POWER([.F$3];[.$B14]) + [.F$4]" office:value-type="float" office:value="113.193324650926">
            <text:p>113</text:p>
          </table:table-cell>
          <table:table-cell table:formula="oooc:=[.G$2]*POWER([.G$3];[.$B14]) + [.G$4]" office:value-type="float" office:value="0">
            <text:p>0</text:p>
          </table:table-cell>
          <table:table-cell table:formula="oooc:= 1 + ([.H$2]-1)*POWER(EXP([.H$3]/([.H$2]-1)); [.$B14]-1)" office:value-type="percentage" office:value="0.133905478304783">
            <text:p>13.39%</text:p>
          </table:table-cell>
          <table:table-cell table:formula="oooc:=[.I$2]*POWER([.I$3];[.$B14]) + [.I$4]" office:value-type="float" office:value="0">
            <text:p>0</text:p>
          </table:table-cell>
          <table:table-cell table:formula="oooc:=[.J$2]*POWER([.J$3];[.$B14]) + [.J$4]" office:value-type="float" office:value="4.36058162874748">
            <text:p>4</text:p>
          </table:table-cell>
          <table:table-cell table:formula="oooc:=[.K$2]*POWER([.K$3];[.$B14]) + [.K$4]" office:value-type="float" office:value="7.54087244312122">
            <text:p>8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10.9984374187394">
            <text:p>11</text:p>
          </table:table-cell>
          <table:table-cell table:formula="oooc:= 1 + ([.D$2]-1)*POWER(EXP([.D$3]/([.D$2]-1)); ([.$B15]-1))" office:value-type="percentage" office:value="0.896724384267262">
            <text:p>89.67%</text:p>
          </table:table-cell>
          <table:table-cell table:formula="oooc:=[.E$2]*POWER([.E$3];[.$B15]) + [.E$4]" office:value-type="float" office:value="12.3669818330494">
            <text:p>12</text:p>
          </table:table-cell>
          <table:table-cell table:formula="oooc:=[.F$2]*POWER([.F$3];[.$B15]) + [.F$4]" office:value-type="float" office:value="120.766857376491">
            <text:p>121</text:p>
          </table:table-cell>
          <table:table-cell table:formula="oooc:=[.G$2]*POWER([.G$3];[.$B15]) + [.G$4]" office:value-type="float" office:value="0">
            <text:p>0</text:p>
          </table:table-cell>
          <table:table-cell table:formula="oooc:= 1 + ([.H$2]-1)*POWER(EXP([.H$3]/([.H$2]-1)); [.$B15]-1)" office:value-type="percentage" office:value="0.138651189804791">
            <text:p>13.87%</text:p>
          </table:table-cell>
          <table:table-cell table:formula="oooc:=[.I$2]*POWER([.I$3];[.$B15]) + [.I$4]" office:value-type="float" office:value="0">
            <text:p>0</text:p>
          </table:table-cell>
          <table:table-cell table:formula="oooc:=[.J$2]*POWER([.J$3];[.$B15]) + [.J$4]" office:value-type="float" office:value="4.5258223427598">
            <text:p>5</text:p>
          </table:table-cell>
          <table:table-cell table:formula="oooc:=[.K$2]*POWER([.K$3];[.$B15]) + [.K$4]" office:value-type="float" office:value="7.78873351413971">
            <text:p>8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11.5583280380511">
            <text:p>12</text:p>
          </table:table-cell>
          <table:table-cell table:formula="oooc:= 1 + ([.D$2]-1)*POWER(EXP([.D$3]/([.D$2]-1)); ([.$B16]-1))" office:value-type="percentage" office:value="0.90230545339044">
            <text:p>90.23%</text:p>
          </table:table-cell>
          <table:table-cell table:formula="oooc:=[.E$2]*POWER([.E$3];[.$B16]) + [.E$4]" office:value-type="float" office:value="12.8826705613629">
            <text:p>13</text:p>
          </table:table-cell>
          <table:table-cell table:formula="oooc:=[.F$2]*POWER([.F$3];[.$B16]) + [.F$4]" office:value-type="float" office:value="128.870537392845">
            <text:p>129</text:p>
          </table:table-cell>
          <table:table-cell table:formula="oooc:=[.G$2]*POWER([.G$3];[.$B16]) + [.G$4]" office:value-type="float" office:value="0">
            <text:p>0</text:p>
          </table:table-cell>
          <table:table-cell table:formula="oooc:= 1 + ([.H$2]-1)*POWER(EXP([.H$3]/([.H$2]-1)); [.$B16]-1)" office:value-type="percentage" office:value="0.14337089747141">
            <text:p>14.34%</text:p>
          </table:table-cell>
          <table:table-cell table:formula="oooc:=[.I$2]*POWER([.I$3];[.$B16]) + [.I$4]" office:value-type="float" office:value="0">
            <text:p>0</text:p>
          </table:table-cell>
          <table:table-cell table:formula="oooc:=[.J$2]*POWER([.J$3];[.$B16]) + [.J$4]" office:value-type="float" office:value="4.70262990675299">
            <text:p>5</text:p>
          </table:table-cell>
          <table:table-cell table:formula="oooc:=[.K$2]*POWER([.K$3];[.$B16]) + [.K$4]" office:value-type="float" office:value="8.05394486012948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12.1574110007147">
            <text:p>12</text:p>
          </table:table-cell>
          <table:table-cell table:formula="oooc:= 1 + ([.D$2]-1)*POWER(EXP([.D$3]/([.D$2]-1)); ([.$B17]-1))" office:value-type="percentage" office:value="0.907584918574134">
            <text:p>90.76%</text:p>
          </table:table-cell>
          <table:table-cell table:formula="oooc:=[.E$2]*POWER([.E$3];[.$B17]) + [.E$4]" office:value-type="float" office:value="13.4344575006583">
            <text:p>13</text:p>
          </table:table-cell>
          <table:table-cell table:formula="oooc:=[.F$2]*POWER([.F$3];[.$B17]) + [.F$4]" office:value-type="float" office:value="137.541475010345">
            <text:p>138</text:p>
          </table:table-cell>
          <table:table-cell table:formula="oooc:=[.G$2]*POWER([.G$3];[.$B17]) + [.G$4]" office:value-type="float" office:value="0">
            <text:p>0</text:p>
          </table:table-cell>
          <table:table-cell table:formula="oooc:= 1 + ([.H$2]-1)*POWER(EXP([.H$3]/([.H$2]-1)); [.$B17]-1)" office:value-type="percentage" office:value="0.148064743791041">
            <text:p>14.81%</text:p>
          </table:table-cell>
          <table:table-cell table:formula="oooc:=[.I$2]*POWER([.I$3];[.$B17]) + [.I$4]" office:value-type="float" office:value="0">
            <text:p>0</text:p>
          </table:table-cell>
          <table:table-cell table:formula="oooc:=[.J$2]*POWER([.J$3];[.$B17]) + [.J$4]" office:value-type="float" office:value="4.8918140002257">
            <text:p>5</text:p>
          </table:table-cell>
          <table:table-cell table:formula="oooc:=[.K$2]*POWER([.K$3];[.$B17]) + [.K$4]" office:value-type="float" office:value="8.33772100033855">
            <text:p>8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12.7984297707647">
            <text:p>13</text:p>
          </table:table-cell>
          <table:table-cell table:formula="oooc:= 1 + ([.D$2]-1)*POWER(EXP([.D$3]/([.D$2]-1)); ([.$B18]-1))" office:value-type="percentage" office:value="0.912579078655412">
            <text:p>91.26%</text:p>
          </table:table-cell>
          <table:table-cell table:formula="oooc:=[.E$2]*POWER([.E$3];[.$B18]) + [.E$4]" office:value-type="float" office:value="14.0248695257044">
            <text:p>14</text:p>
          </table:table-cell>
          <table:table-cell table:formula="oooc:=[.F$2]*POWER([.F$3];[.$B18]) + [.F$4]" office:value-type="float" office:value="146.819378261069">
            <text:p>147</text:p>
          </table:table-cell>
          <table:table-cell table:formula="oooc:=[.G$2]*POWER([.G$3];[.$B18]) + [.G$4]" office:value-type="float" office:value="0">
            <text:p>0</text:p>
          </table:table-cell>
          <table:table-cell table:formula="oooc:= 1 + ([.H$2]-1)*POWER(EXP([.H$3]/([.H$2]-1)); [.$B18]-1)" office:value-type="percentage" office:value="0.152732870469339">
            <text:p>15.27%</text:p>
          </table:table-cell>
          <table:table-cell table:formula="oooc:=[.I$2]*POWER([.I$3];[.$B18]) + [.I$4]" office:value-type="float" office:value="0">
            <text:p>0</text:p>
          </table:table-cell>
          <table:table-cell table:formula="oooc:=[.J$2]*POWER([.J$3];[.$B18]) + [.J$4]" office:value-type="float" office:value="5.0942409802415">
            <text:p>5</text:p>
          </table:table-cell>
          <table:table-cell table:formula="oooc:=[.K$2]*POWER([.K$3];[.$B18]) + [.K$4]" office:value-type="float" office:value="8.64136147036225">
            <text:p>9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13.4843198547183">
            <text:p>13</text:p>
          </table:table-cell>
          <table:table-cell table:formula="oooc:= 1 + ([.D$2]-1)*POWER(EXP([.D$3]/([.D$2]-1)); ([.$B19]-1))" office:value-type="percentage" office:value="0.917303351673533">
            <text:p>91.73%</text:p>
          </table:table-cell>
          <table:table-cell table:formula="oooc:=[.E$2]*POWER([.E$3];[.$B19]) + [.E$4]" office:value-type="float" office:value="14.6566103925037">
            <text:p>15</text:p>
          </table:table-cell>
          <table:table-cell table:formula="oooc:=[.F$2]*POWER([.F$3];[.$B19]) + [.F$4]" office:value-type="float" office:value="156.746734739344">
            <text:p>157</text:p>
          </table:table-cell>
          <table:table-cell table:formula="oooc:=[.G$2]*POWER([.G$3];[.$B19]) + [.G$4]" office:value-type="float" office:value="0">
            <text:p>0</text:p>
          </table:table-cell>
          <table:table-cell table:formula="oooc:= 1 + ([.H$2]-1)*POWER(EXP([.H$3]/([.H$2]-1)); [.$B19]-1)" office:value-type="percentage" office:value="0.157375418435492">
            <text:p>15.74%</text:p>
          </table:table-cell>
          <table:table-cell table:formula="oooc:=[.I$2]*POWER([.I$3];[.$B19]) + [.I$4]" office:value-type="float" office:value="0">
            <text:p>0</text:p>
          </table:table-cell>
          <table:table-cell table:formula="oooc:=[.J$2]*POWER([.J$3];[.$B19]) + [.J$4]" office:value-type="float" office:value="5.3108378488584">
            <text:p>5</text:p>
          </table:table-cell>
          <table:table-cell table:formula="oooc:=[.K$2]*POWER([.K$3];[.$B19]) + [.K$4]" office:value-type="float" office:value="8.9662567732876">
            <text:p>9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14.2182222445486">
            <text:p>14</text:p>
          </table:table-cell>
          <table:table-cell table:formula="oooc:= 1 + ([.D$2]-1)*POWER(EXP([.D$3]/([.D$2]-1)); ([.$B20]-1))" office:value-type="percentage" office:value="0.921772322468726">
            <text:p>92.18%</text:p>
          </table:table-cell>
          <table:table-cell table:formula="oooc:=[.E$2]*POWER([.E$3];[.$B20]) + [.E$4]" office:value-type="float" office:value="15.3325731199789">
            <text:p>15</text:p>
          </table:table-cell>
          <table:table-cell table:formula="oooc:=[.F$2]*POWER([.F$3];[.$B20]) + [.F$4]" office:value-type="float" office:value="167.369006171098">
            <text:p>167</text:p>
          </table:table-cell>
          <table:table-cell table:formula="oooc:=[.G$2]*POWER([.G$3];[.$B20]) + [.G$4]" office:value-type="float" office:value="0">
            <text:p>0</text:p>
          </table:table-cell>
          <table:table-cell table:formula="oooc:= 1 + ([.H$2]-1)*POWER(EXP([.H$3]/([.H$2]-1)); [.$B20]-1)" office:value-type="percentage" office:value="0.161992527846476">
            <text:p>16.20%</text:p>
          </table:table-cell>
          <table:table-cell table:formula="oooc:=[.I$2]*POWER([.I$3];[.$B20]) + [.I$4]" office:value-type="float" office:value="0">
            <text:p>0</text:p>
          </table:table-cell>
          <table:table-cell table:formula="oooc:=[.J$2]*POWER([.J$3];[.$B20]) + [.J$4]" office:value-type="float" office:value="5.54259649827849">
            <text:p>6</text:p>
          </table:table-cell>
          <table:table-cell table:formula="oooc:=[.K$2]*POWER([.K$3];[.$B20]) + [.K$4]" office:value-type="float" office:value="9.31389474741774">
            <text:p>9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15.003497801667">
            <text:p>15</text:p>
          </table:table-cell>
          <table:table-cell table:formula="oooc:= 1 + ([.D$2]-1)*POWER(EXP([.D$3]/([.D$2]-1)); ([.$B21]-1))" office:value-type="percentage" office:value="0.925999787708706">
            <text:p>92.60%</text:p>
          </table:table-cell>
          <table:table-cell table:formula="oooc:=[.E$2]*POWER([.E$3];[.$B21]) + [.E$4]" office:value-type="float" office:value="16.0558532383775">
            <text:p>16</text:p>
          </table:table-cell>
          <table:table-cell table:formula="oooc:=[.F$2]*POWER([.F$3];[.$B21]) + [.F$4]" office:value-type="float" office:value="178.734836603074">
            <text:p>179</text:p>
          </table:table-cell>
          <table:table-cell table:formula="oooc:=[.G$2]*POWER([.G$3];[.$B21]) + [.G$4]" office:value-type="float" office:value="0">
            <text:p>0</text:p>
          </table:table-cell>
          <table:table-cell table:formula="oooc:= 1 + ([.H$2]-1)*POWER(EXP([.H$3]/([.H$2]-1)); [.$B21]-1)" office:value-type="percentage" office:value="0.166584338091283">
            <text:p>16.66%</text:p>
          </table:table-cell>
          <table:table-cell table:formula="oooc:=[.I$2]*POWER([.I$3];[.$B21]) + [.I$4]" office:value-type="float" office:value="0">
            <text:p>0</text:p>
          </table:table-cell>
          <table:table-cell table:formula="oooc:=[.J$2]*POWER([.J$3];[.$B21]) + [.J$4]" office:value-type="float" office:value="5.79057825315799">
            <text:p>6</text:p>
          </table:table-cell>
          <table:table-cell table:formula="oooc:=[.K$2]*POWER([.K$3];[.$B21]) + [.K$4]" office:value-type="float" office:value="9.68586737973698">
            <text:p>10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15.8437426477836">
            <text:p>16</text:p>
          </table:table-cell>
          <table:table-cell table:formula="oooc:= 1 + ([.D$2]-1)*POWER(EXP([.D$3]/([.D$2]-1)); ([.$B22]-1))" office:value-type="percentage" office:value="0.92999879848194">
            <text:p>93.00%</text:p>
          </table:table-cell>
          <table:table-cell table:formula="oooc:=[.E$2]*POWER([.E$3];[.$B22]) + [.E$4]" office:value-type="float" office:value="16.8297629650639">
            <text:p>17</text:p>
          </table:table-cell>
          <table:table-cell table:formula="oooc:=[.F$2]*POWER([.F$3];[.$B22]) + [.F$4]" office:value-type="float" office:value="190.89627516529">
            <text:p>191</text:p>
          </table:table-cell>
          <table:table-cell table:formula="oooc:=[.G$2]*POWER([.G$3];[.$B22]) + [.G$4]" office:value-type="float" office:value="0">
            <text:p>0</text:p>
          </table:table-cell>
          <table:table-cell table:formula="oooc:= 1 + ([.H$2]-1)*POWER(EXP([.H$3]/([.H$2]-1)); [.$B22]-1)" office:value-type="percentage" office:value="0.171150987795135">
            <text:p>17.12%</text:p>
          </table:table-cell>
          <table:table-cell table:formula="oooc:=[.I$2]*POWER([.I$3];[.$B22]) + [.I$4]" office:value-type="float" office:value="0">
            <text:p>0</text:p>
          </table:table-cell>
          <table:table-cell table:formula="oooc:=[.J$2]*POWER([.J$3];[.$B22]) + [.J$4]" office:value-type="float" office:value="6.05591873087905">
            <text:p>6</text:p>
          </table:table-cell>
          <table:table-cell table:formula="oooc:=[.K$2]*POWER([.K$3];[.$B22]) + [.K$4]" office:value-type="float" office:value="10.0838780963186">
            <text:p>10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16.7428046331285">
            <text:p>17</text:p>
          </table:table-cell>
          <table:table-cell table:formula="oooc:= 1 + ([.D$2]-1)*POWER(EXP([.D$3]/([.D$2]-1)); ([.$B23]-1))" office:value-type="percentage" office:value="0.93378170058914">
            <text:p>93.38%</text:p>
          </table:table-cell>
          <table:table-cell table:formula="oooc:=[.E$2]*POWER([.E$3];[.$B23]) + [.E$4]" office:value-type="float" office:value="17.6578463726184">
            <text:p>18</text:p>
          </table:table-cell>
          <table:table-cell table:formula="oooc:=[.F$2]*POWER([.F$3];[.$B23]) + [.F$4]" office:value-type="float" office:value="203.90901442686">
            <text:p>204</text:p>
          </table:table-cell>
          <table:table-cell table:formula="oooc:=[.G$2]*POWER([.G$3];[.$B23]) + [.G$4]" office:value-type="float" office:value="0">
            <text:p>0</text:p>
          </table:table-cell>
          <table:table-cell table:formula="oooc:= 1 + ([.H$2]-1)*POWER(EXP([.H$3]/([.H$2]-1)); [.$B23]-1)" office:value-type="percentage" office:value="0.175692614823663">
            <text:p>17.57%</text:p>
          </table:table-cell>
          <table:table-cell table:formula="oooc:=[.I$2]*POWER([.I$3];[.$B23]) + [.I$4]" office:value-type="float" office:value="0">
            <text:p>0</text:p>
          </table:table-cell>
          <table:table-cell table:formula="oooc:=[.J$2]*POWER([.J$3];[.$B23]) + [.J$4]" office:value-type="float" office:value="6.33983304204058">
            <text:p>6</text:p>
          </table:table-cell>
          <table:table-cell table:formula="oooc:=[.K$2]*POWER([.K$3];[.$B23]) + [.K$4]" office:value-type="float" office:value="10.5097495630609">
            <text:p>11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17.7048009574475">
            <text:p>18</text:p>
          </table:table-cell>
          <table:table-cell table:formula="oooc:= 1 + ([.D$2]-1)*POWER(EXP([.D$3]/([.D$2]-1)); ([.$B24]-1))" office:value-type="percentage" office:value="0.937360172657394">
            <text:p>93.74%</text:p>
          </table:table-cell>
          <table:table-cell table:formula="oooc:=[.E$2]*POWER([.E$3];[.$B24]) + [.E$4]" office:value-type="float" office:value="18.5438956187016">
            <text:p>19</text:p>
          </table:table-cell>
          <table:table-cell table:formula="oooc:=[.F$2]*POWER([.F$3];[.$B24]) + [.F$4]" office:value-type="float" office:value="217.83264543674">
            <text:p>218</text:p>
          </table:table-cell>
          <table:table-cell table:formula="oooc:=[.G$2]*POWER([.G$3];[.$B24]) + [.G$4]" office:value-type="float" office:value="0">
            <text:p>0</text:p>
          </table:table-cell>
          <table:table-cell table:formula="oooc:= 1 + ([.H$2]-1)*POWER(EXP([.H$3]/([.H$2]-1)); [.$B24]-1)" office:value-type="percentage" office:value="0.180209356287073">
            <text:p>18.02%</text:p>
          </table:table-cell>
          <table:table-cell table:formula="oooc:=[.I$2]*POWER([.I$3];[.$B24]) + [.I$4]" office:value-type="float" office:value="0">
            <text:p>0</text:p>
          </table:table-cell>
          <table:table-cell table:formula="oooc:=[.J$2]*POWER([.J$3];[.$B24]) + [.J$4]" office:value-type="float" office:value="6.64362135498342">
            <text:p>7</text:p>
          </table:table-cell>
          <table:table-cell table:formula="oooc:=[.K$2]*POWER([.K$3];[.$B24]) + [.K$4]" office:value-type="float" office:value="10.9654320324751">
            <text:p>11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18.7341370244688">
            <text:p>19</text:p>
          </table:table-cell>
          <table:table-cell table:formula="oooc:= 1 + ([.D$2]-1)*POWER(EXP([.D$3]/([.D$2]-1)); ([.$B25]-1))" office:value-type="percentage" office:value="0.940745262194577">
            <text:p>94.07%</text:p>
          </table:table-cell>
          <table:table-cell table:formula="oooc:=[.E$2]*POWER([.E$3];[.$B25]) + [.E$4]" office:value-type="float" office:value="19.4919683120108">
            <text:p>19</text:p>
          </table:table-cell>
          <table:table-cell table:formula="oooc:=[.F$2]*POWER([.F$3];[.$B25]) + [.F$4]" office:value-type="float" office:value="232.730930617312">
            <text:p>233</text:p>
          </table:table-cell>
          <table:table-cell table:formula="oooc:=[.G$2]*POWER([.G$3];[.$B25]) + [.G$4]" office:value-type="float" office:value="0">
            <text:p>0</text:p>
          </table:table-cell>
          <table:table-cell table:formula="oooc:= 1 + ([.H$2]-1)*POWER(EXP([.H$3]/([.H$2]-1)); [.$B25]-1)" office:value-type="percentage" office:value="0.184701348544283">
            <text:p>18.47%</text:p>
          </table:table-cell>
          <table:table-cell table:formula="oooc:=[.I$2]*POWER([.I$3];[.$B25]) + [.I$4]" office:value-type="float" office:value="0">
            <text:p>0</text:p>
          </table:table-cell>
          <table:table-cell table:formula="oooc:=[.J$2]*POWER([.J$3];[.$B25]) + [.J$4]" office:value-type="float" office:value="6.96867484983226">
            <text:p>7</text:p>
          </table:table-cell>
          <table:table-cell table:formula="oooc:=[.K$2]*POWER([.K$3];[.$B25]) + [.K$4]" office:value-type="float" office:value="11.4530122747484">
            <text:p>11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19.8355266161816">
            <text:p>20</text:p>
          </table:table-cell>
          <table:table-cell table:formula="oooc:= 1 + ([.D$2]-1)*POWER(EXP([.D$3]/([.D$2]-1)); ([.$B26]-1))" office:value-type="percentage" office:value="0.943947419695373">
            <text:p>94.39%</text:p>
          </table:table-cell>
          <table:table-cell table:formula="oooc:=[.E$2]*POWER([.E$3];[.$B26]) + [.E$4]" office:value-type="float" office:value="20.5064060938515">
            <text:p>21</text:p>
          </table:table-cell>
          <table:table-cell table:formula="oooc:=[.F$2]*POWER([.F$3];[.$B26]) + [.F$4]" office:value-type="float" office:value="248.672095760524">
            <text:p>249</text:p>
          </table:table-cell>
          <table:table-cell table:formula="oooc:=[.G$2]*POWER([.G$3];[.$B26]) + [.G$4]" office:value-type="float" office:value="0">
            <text:p>0</text:p>
          </table:table-cell>
          <table:table-cell table:formula="oooc:= 1 + ([.H$2]-1)*POWER(EXP([.H$3]/([.H$2]-1)); [.$B26]-1)" office:value-type="percentage" office:value="0.189168727207043">
            <text:p>18.92%</text:p>
          </table:table-cell>
          <table:table-cell table:formula="oooc:=[.I$2]*POWER([.I$3];[.$B26]) + [.I$4]" office:value-type="float" office:value="0">
            <text:p>0</text:p>
          </table:table-cell>
          <table:table-cell table:formula="oooc:=[.J$2]*POWER([.J$3];[.$B26]) + [.J$4]" office:value-type="float" office:value="7.31648208932052">
            <text:p>7</text:p>
          </table:table-cell>
          <table:table-cell table:formula="oooc:=[.K$2]*POWER([.K$3];[.$B26]) + [.K$4]" office:value-type="float" office:value="11.9747231339808">
            <text:p>12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21.0140134793144">
            <text:p>21</text:p>
          </table:table-cell>
          <table:table-cell table:formula="oooc:= 1 + ([.D$2]-1)*POWER(EXP([.D$3]/([.D$2]-1)); ([.$B27]-1))" office:value-type="percentage" office:value="0.946976530904181">
            <text:p>94.70%</text:p>
          </table:table-cell>
          <table:table-cell table:formula="oooc:=[.E$2]*POWER([.E$3];[.$B27]) + [.E$4]" office:value-type="float" office:value="21.5918545204211">
            <text:p>22</text:p>
          </table:table-cell>
          <table:table-cell table:formula="oooc:=[.F$2]*POWER([.F$3];[.$B27]) + [.F$4]" office:value-type="float" office:value="265.72914246376">
            <text:p>266</text:p>
          </table:table-cell>
          <table:table-cell table:formula="oooc:=[.G$2]*POWER([.G$3];[.$B27]) + [.G$4]" office:value-type="float" office:value="0">
            <text:p>0</text:p>
          </table:table-cell>
          <table:table-cell table:formula="oooc:= 1 + ([.H$2]-1)*POWER(EXP([.H$3]/([.H$2]-1)); [.$B27]-1)" office:value-type="percentage" office:value="0.193611627144025">
            <text:p>19.36%</text:p>
          </table:table-cell>
          <table:table-cell table:formula="oooc:=[.I$2]*POWER([.I$3];[.$B27]) + [.I$4]" office:value-type="float" office:value="0">
            <text:p>0</text:p>
          </table:table-cell>
          <table:table-cell table:formula="oooc:=[.J$2]*POWER([.J$3];[.$B27]) + [.J$4]" office:value-type="float" office:value="7.68863583557295">
            <text:p>8</text:p>
          </table:table-cell>
          <table:table-cell table:formula="oooc:=[.K$2]*POWER([.K$3];[.$B27]) + [.K$4]" office:value-type="float" office:value="12.5329537533594">
            <text:p>13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22.2749944228664">
            <text:p>22</text:p>
          </table:table-cell>
          <table:table-cell table:formula="oooc:= 1 + ([.D$2]-1)*POWER(EXP([.D$3]/([.D$2]-1)); ([.$B28]-1))" office:value-type="percentage" office:value="0.949841947334524">
            <text:p>94.98%</text:p>
          </table:table-cell>
          <table:table-cell table:formula="oooc:=[.E$2]*POWER([.E$3];[.$B28]) + [.E$4]" office:value-type="float" office:value="22.7532843368506">
            <text:p>23</text:p>
          </table:table-cell>
          <table:table-cell table:formula="oooc:=[.F$2]*POWER([.F$3];[.$B28]) + [.F$4]" office:value-type="float" office:value="283.980182436224">
            <text:p>284</text:p>
          </table:table-cell>
          <table:table-cell table:formula="oooc:=[.G$2]*POWER([.G$3];[.$B28]) + [.G$4]" office:value-type="float" office:value="0">
            <text:p>0</text:p>
          </table:table-cell>
          <table:table-cell table:formula="oooc:= 1 + ([.H$2]-1)*POWER(EXP([.H$3]/([.H$2]-1)); [.$B28]-1)" office:value-type="percentage" office:value="0.198030182484896">
            <text:p>19.80%</text:p>
          </table:table-cell>
          <table:table-cell table:formula="oooc:=[.I$2]*POWER([.I$3];[.$B28]) + [.I$4]" office:value-type="float" office:value="0">
            <text:p>0</text:p>
          </table:table-cell>
          <table:table-cell table:formula="oooc:=[.J$2]*POWER([.J$3];[.$B28]) + [.J$4]" office:value-type="float" office:value="8.08684034406306">
            <text:p>8</text:p>
          </table:table-cell>
          <table:table-cell table:formula="oooc:=[.K$2]*POWER([.K$3];[.$B28]) + [.K$4]" office:value-type="float" office:value="13.1302605160946">
            <text:p>13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23.624244032467">
            <text:p>24</text:p>
          </table:table-cell>
          <table:table-cell table:formula="oooc:= 1 + ([.D$2]-1)*POWER(EXP([.D$3]/([.D$2]-1)); ([.$B29]-1))" office:value-type="percentage" office:value="0.952552515139169">
            <text:p>95.26%</text:p>
          </table:table-cell>
          <table:table-cell table:formula="oooc:=[.E$2]*POWER([.E$3];[.$B29]) + [.E$4]" office:value-type="float" office:value="23.9960142404301">
            <text:p>24</text:p>
          </table:table-cell>
          <table:table-cell table:formula="oooc:=[.F$2]*POWER([.F$3];[.$B29]) + [.F$4]" office:value-type="float" office:value="303.508795206759">
            <text:p>304</text:p>
          </table:table-cell>
          <table:table-cell table:formula="oooc:=[.G$2]*POWER([.G$3];[.$B29]) + [.G$4]" office:value-type="float" office:value="0">
            <text:p>0</text:p>
          </table:table-cell>
          <table:table-cell table:formula="oooc:= 1 + ([.H$2]-1)*POWER(EXP([.H$3]/([.H$2]-1)); [.$B29]-1)" office:value-type="percentage" office:value="0.202424526624369">
            <text:p>20.24%</text:p>
          </table:table-cell>
          <table:table-cell table:formula="oooc:=[.I$2]*POWER([.I$3];[.$B29]) + [.I$4]" office:value-type="float" office:value="0">
            <text:p>0</text:p>
          </table:table-cell>
          <table:table-cell table:formula="oooc:=[.J$2]*POWER([.J$3];[.$B29]) + [.J$4]" office:value-type="float" office:value="8.51291916814748">
            <text:p>9</text:p>
          </table:table-cell>
          <table:table-cell table:formula="oooc:=[.K$2]*POWER([.K$3];[.$B29]) + [.K$4]" office:value-type="float" office:value="13.7693787522212">
            <text:p>14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25.0679411147397">
            <text:p>25</text:p>
          </table:table-cell>
          <table:table-cell table:formula="oooc:= 1 + ([.D$2]-1)*POWER(EXP([.D$3]/([.D$2]-1)); ([.$B30]-1))" office:value-type="percentage" office:value="0.955116602420087">
            <text:p>95.51%</text:p>
          </table:table-cell>
          <table:table-cell table:formula="oooc:=[.E$2]*POWER([.E$3];[.$B30]) + [.E$4]" office:value-type="float" office:value="25.3257352372603">
            <text:p>25</text:p>
          </table:table-cell>
          <table:table-cell table:formula="oooc:=[.F$2]*POWER([.F$3];[.$B30]) + [.F$4]" office:value-type="float" office:value="324.404410871232">
            <text:p>324</text:p>
          </table:table-cell>
          <table:table-cell table:formula="oooc:=[.G$2]*POWER([.G$3];[.$B30]) + [.G$4]" office:value-type="float" office:value="0">
            <text:p>0</text:p>
          </table:table-cell>
          <table:table-cell table:formula="oooc:= 1 + ([.H$2]-1)*POWER(EXP([.H$3]/([.H$2]-1)); [.$B30]-1)" office:value-type="percentage" office:value="0.206794792226228">
            <text:p>20.68%</text:p>
          </table:table-cell>
          <table:table-cell table:formula="oooc:=[.I$2]*POWER([.I$3];[.$B30]) + [.I$4]" office:value-type="float" office:value="0">
            <text:p>0</text:p>
          </table:table-cell>
          <table:table-cell table:formula="oooc:=[.J$2]*POWER([.J$3];[.$B30]) + [.J$4]" office:value-type="float" office:value="8.9688235099178">
            <text:p>9</text:p>
          </table:table-cell>
          <table:table-cell table:formula="oooc:=[.K$2]*POWER([.K$3];[.$B30]) + [.K$4]" office:value-type="float" office:value="14.4532352648767">
            <text:p>14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26.6126969927715">
            <text:p>27</text:p>
          </table:table-cell>
          <table:table-cell table:formula="oooc:= 1 + ([.D$2]-1)*POWER(EXP([.D$3]/([.D$2]-1)); ([.$B31]-1))" office:value-type="percentage" office:value="0.957542125062574">
            <text:p>95.75%</text:p>
          </table:table-cell>
          <table:table-cell table:formula="oooc:=[.E$2]*POWER([.E$3];[.$B31]) + [.E$4]" office:value-type="float" office:value="26.7485367038685">
            <text:p>27</text:p>
          </table:table-cell>
          <table:table-cell table:formula="oooc:=[.F$2]*POWER([.F$3];[.$B31]) + [.F$4]" office:value-type="float" office:value="346.762719632219">
            <text:p>347</text:p>
          </table:table-cell>
          <table:table-cell table:formula="oooc:=[.G$2]*POWER([.G$3];[.$B31]) + [.G$4]" office:value-type="float" office:value="0">
            <text:p>0</text:p>
          </table:table-cell>
          <table:table-cell table:formula="oooc:= 1 + ([.H$2]-1)*POWER(EXP([.H$3]/([.H$2]-1)); [.$B31]-1)" office:value-type="percentage" office:value="0.211141111227334">
            <text:p>21.11%</text:p>
          </table:table-cell>
          <table:table-cell table:formula="oooc:=[.I$2]*POWER([.I$3];[.$B31]) + [.I$4]" office:value-type="float" office:value="0">
            <text:p>0</text:p>
          </table:table-cell>
          <table:table-cell table:formula="oooc:=[.J$2]*POWER([.J$3];[.$B31]) + [.J$4]" office:value-type="float" office:value="9.45664115561205">
            <text:p>9</text:p>
          </table:table-cell>
          <table:table-cell table:formula="oooc:=[.K$2]*POWER([.K$3];[.$B31]) + [.K$4]" office:value-type="float" office:value="15.1849617334181">
            <text:p>15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28.2655857822655">
            <text:p>28</text:p>
          </table:table-cell>
          <table:table-cell table:formula="oooc:= 1 + ([.D$2]-1)*POWER(EXP([.D$3]/([.D$2]-1)); ([.$B32]-1))" office:value-type="percentage" office:value="0.959836571173283">
            <text:p>95.98%</text:p>
          </table:table-cell>
          <table:table-cell table:formula="oooc:=[.E$2]*POWER([.E$3];[.$B32]) + [.E$4]" office:value-type="float" office:value="28.2709342731393">
            <text:p>28</text:p>
          </table:table-cell>
          <table:table-cell table:formula="oooc:=[.F$2]*POWER([.F$3];[.$B32]) + [.F$4]" office:value-type="float" office:value="370.686110006474">
            <text:p>371</text:p>
          </table:table-cell>
          <table:table-cell table:formula="oooc:=[.G$2]*POWER([.G$3];[.$B32]) + [.G$4]" office:value-type="float" office:value="0">
            <text:p>0</text:p>
          </table:table-cell>
          <table:table-cell table:formula="oooc:= 1 + ([.H$2]-1)*POWER(EXP([.H$3]/([.H$2]-1)); [.$B32]-1)" office:value-type="percentage" office:value="0.21546361484161">
            <text:p>21.55%</text:p>
          </table:table-cell>
          <table:table-cell table:formula="oooc:=[.I$2]*POWER([.I$3];[.$B32]) + [.I$4]" office:value-type="float" office:value="0">
            <text:p>0</text:p>
          </table:table-cell>
          <table:table-cell table:formula="oooc:=[.J$2]*POWER([.J$3];[.$B32]) + [.J$4]" office:value-type="float" office:value="9.97860603650489">
            <text:p>10</text:p>
          </table:table-cell>
          <table:table-cell table:formula="oooc:=[.K$2]*POWER([.K$3];[.$B32]) + [.K$4]" office:value-type="float" office:value="15.9679090547573">
            <text:p>16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30.0341767870241">
            <text:p>30</text:p>
          </table:table-cell>
          <table:table-cell table:formula="oooc:= 1 + ([.D$2]-1)*POWER(EXP([.D$3]/([.D$2]-1)); ([.$B33]-1))" office:value-type="percentage" office:value="0.962007024197604">
            <text:p>96.20%</text:p>
          </table:table-cell>
          <table:table-cell table:formula="oooc:=[.E$2]*POWER([.E$3];[.$B33]) + [.E$4]" office:value-type="float" office:value="29.899899672259">
            <text:p>30</text:p>
          </table:table-cell>
          <table:table-cell table:formula="oooc:=[.F$2]*POWER([.F$3];[.$B33]) + [.F$4]" office:value-type="float" office:value="396.284137706927">
            <text:p>396</text:p>
          </table:table-cell>
          <table:table-cell table:formula="oooc:=[.G$2]*POWER([.G$3];[.$B33]) + [.G$4]" office:value-type="float" office:value="0">
            <text:p>0</text:p>
          </table:table-cell>
          <table:table-cell table:formula="oooc:= 1 + ([.H$2]-1)*POWER(EXP([.H$3]/([.H$2]-1)); [.$B33]-1)" office:value-type="percentage" office:value="0.219762433563998">
            <text:p>21.98%</text:p>
          </table:table-cell>
          <table:table-cell table:formula="oooc:=[.I$2]*POWER([.I$3];[.$B33]) + [.I$4]" office:value-type="float" office:value="0">
            <text:p>0</text:p>
          </table:table-cell>
          <table:table-cell table:formula="oooc:=[.J$2]*POWER([.J$3];[.$B33]) + [.J$4]" office:value-type="float" office:value="10.5371084590602">
            <text:p>11</text:p>
          </table:table-cell>
          <table:table-cell table:formula="oooc:=[.K$2]*POWER([.K$3];[.$B33]) + [.K$4]" office:value-type="float" office:value="16.8056626885904">
            <text:p>17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31.9265691621158">
            <text:p>32</text:p>
          </table:table-cell>
          <table:table-cell table:formula="oooc:= 1 + ([.D$2]-1)*POWER(EXP([.D$3]/([.D$2]-1)); ([.$B34]-1))" office:value-type="percentage" office:value="0.964060184787778">
            <text:p>96.41%</text:p>
          </table:table-cell>
          <table:table-cell table:formula="oooc:=[.E$2]*POWER([.E$3];[.$B34]) + [.E$4]" office:value-type="float" office:value="31.6428926493171">
            <text:p>32</text:p>
          </table:table-cell>
          <table:table-cell table:formula="oooc:=[.F$2]*POWER([.F$3];[.$B34]) + [.F$4]" office:value-type="float" office:value="423.674027346412">
            <text:p>424</text:p>
          </table:table-cell>
          <table:table-cell table:formula="oooc:=[.G$2]*POWER([.G$3];[.$B34]) + [.G$4]" office:value-type="float" office:value="0">
            <text:p>0</text:p>
          </table:table-cell>
          <table:table-cell table:formula="oooc:= 1 + ([.H$2]-1)*POWER(EXP([.H$3]/([.H$2]-1)); [.$B34]-1)" office:value-type="percentage" office:value="0.224037697174402">
            <text:p>22.40%</text:p>
          </table:table-cell>
          <table:table-cell table:formula="oooc:=[.I$2]*POWER([.I$3];[.$B34]) + [.I$4]" office:value-type="float" office:value="0">
            <text:p>0</text:p>
          </table:table-cell>
          <table:table-cell table:formula="oooc:=[.J$2]*POWER([.J$3];[.$B34]) + [.J$4]" office:value-type="float" office:value="11.1347060511945">
            <text:p>11</text:p>
          </table:table-cell>
          <table:table-cell table:formula="oooc:=[.K$2]*POWER([.K$3];[.$B34]) + [.K$4]" office:value-type="float" office:value="17.7020590767917">
            <text:p>18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33.9514290034639">
            <text:p>34</text:p>
          </table:table-cell>
          <table:table-cell table:formula="oooc:= 1 + ([.D$2]-1)*POWER(EXP([.D$3]/([.D$2]-1)); ([.$B35]-1))" office:value-type="percentage" office:value="0.966002391489239">
            <text:p>96.60%</text:p>
          </table:table-cell>
          <table:table-cell table:formula="oooc:=[.E$2]*POWER([.E$3];[.$B35]) + [.E$4]" office:value-type="float" office:value="33.5078951347694">
            <text:p>34</text:p>
          </table:table-cell>
          <table:table-cell table:formula="oooc:=[.F$2]*POWER([.F$3];[.$B35]) + [.F$4]" office:value-type="float" office:value="452.981209260661">
            <text:p>453</text:p>
          </table:table-cell>
          <table:table-cell table:formula="oooc:=[.G$2]*POWER([.G$3];[.$B35]) + [.G$4]" office:value-type="float" office:value="0">
            <text:p>0</text:p>
          </table:table-cell>
          <table:table-cell table:formula="oooc:= 1 + ([.H$2]-1)*POWER(EXP([.H$3]/([.H$2]-1)); [.$B35]-1)" office:value-type="percentage" office:value="0.228289534741605">
            <text:p>22.83%</text:p>
          </table:table-cell>
          <table:table-cell table:formula="oooc:=[.I$2]*POWER([.I$3];[.$B35]) + [.I$4]" office:value-type="float" office:value="0">
            <text:p>0</text:p>
          </table:table-cell>
          <table:table-cell table:formula="oooc:=[.J$2]*POWER([.J$3];[.$B35]) + [.J$4]" office:value-type="float" office:value="11.7741354747781">
            <text:p>12</text:p>
          </table:table-cell>
          <table:table-cell table:formula="oooc:=[.K$2]*POWER([.K$3];[.$B35]) + [.K$4]" office:value-type="float" office:value="18.6612032121671">
            <text:p>19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36.1180290337063">
            <text:p>36</text:p>
          </table:table-cell>
          <table:table-cell table:formula="oooc:= 1 + ([.D$2]-1)*POWER(EXP([.D$3]/([.D$2]-1)); ([.$B36]-1))" office:value-type="percentage" office:value="0.96783964030906">
            <text:p>96.78%</text:p>
          </table:table-cell>
          <table:table-cell table:formula="oooc:=[.E$2]*POWER([.E$3];[.$B36]) + [.E$4]" office:value-type="float" office:value="35.5034477942032">
            <text:p>36</text:p>
          </table:table-cell>
          <table:table-cell table:formula="oooc:=[.F$2]*POWER([.F$3];[.$B36]) + [.F$4]" office:value-type="float" office:value="484.339893908908">
            <text:p>484</text:p>
          </table:table-cell>
          <table:table-cell table:formula="oooc:=[.G$2]*POWER([.G$3];[.$B36]) + [.G$4]" office:value-type="float" office:value="0">
            <text:p>0</text:p>
          </table:table-cell>
          <table:table-cell table:formula="oooc:= 1 + ([.H$2]-1)*POWER(EXP([.H$3]/([.H$2]-1)); [.$B36]-1)" office:value-type="percentage" office:value="0.232518074627165">
            <text:p>23.25%</text:p>
          </table:table-cell>
          <table:table-cell table:formula="oooc:=[.I$2]*POWER([.I$3];[.$B36]) + [.I$4]" office:value-type="float" office:value="0">
            <text:p>0</text:p>
          </table:table-cell>
          <table:table-cell table:formula="oooc:=[.J$2]*POWER([.J$3];[.$B36]) + [.J$4]" office:value-type="float" office:value="12.4583249580125">
            <text:p>12</text:p>
          </table:table-cell>
          <table:table-cell table:formula="oooc:=[.K$2]*POWER([.K$3];[.$B36]) + [.K$4]" office:value-type="float" office:value="19.6874874370188">
            <text:p>20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38.4362910660658">
            <text:p>38</text:p>
          </table:table-cell>
          <table:table-cell table:formula="oooc:= 1 + ([.D$2]-1)*POWER(EXP([.D$3]/([.D$2]-1)); ([.$B37]-1))" office:value-type="percentage" office:value="0.969577603226908">
            <text:p>96.96%</text:p>
          </table:table-cell>
          <table:table-cell table:formula="oooc:=[.E$2]*POWER([.E$3];[.$B37]) + [.E$4]" office:value-type="float" office:value="37.6386891397974">
            <text:p>38</text:p>
          </table:table-cell>
          <table:table-cell table:formula="oooc:=[.F$2]*POWER([.F$3];[.$B37]) + [.F$4]" office:value-type="float" office:value="517.893686482531">
            <text:p>518</text:p>
          </table:table-cell>
          <table:table-cell table:formula="oooc:=[.G$2]*POWER([.G$3];[.$B37]) + [.G$4]" office:value-type="float" office:value="0">
            <text:p>0</text:p>
          </table:table-cell>
          <table:table-cell table:formula="oooc:= 1 + ([.H$2]-1)*POWER(EXP([.H$3]/([.H$2]-1)); [.$B37]-1)" office:value-type="percentage" office:value="0.236723444489292">
            <text:p>23.67%</text:p>
          </table:table-cell>
          <table:table-cell table:formula="oooc:=[.I$2]*POWER([.I$3];[.$B37]) + [.I$4]" office:value-type="float" office:value="0">
            <text:p>0</text:p>
          </table:table-cell>
          <table:table-cell table:formula="oooc:=[.J$2]*POWER([.J$3];[.$B37]) + [.J$4]" office:value-type="float" office:value="13.1904077050734">
            <text:p>13</text:p>
          </table:table-cell>
          <table:table-cell table:formula="oooc:=[.K$2]*POWER([.K$3];[.$B37]) + [.K$4]" office:value-type="float" office:value="20.7856115576101">
            <text:p>21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40.9168314406904">
            <text:p>41</text:p>
          </table:table-cell>
          <table:table-cell table:formula="oooc:= 1 + ([.D$2]-1)*POWER(EXP([.D$3]/([.D$2]-1)); ([.$B38]-1))" office:value-type="percentage" office:value="0.971221645705655">
            <text:p>97.12%</text:p>
          </table:table-cell>
          <table:table-cell table:formula="oooc:=[.E$2]*POWER([.E$3];[.$B38]) + [.E$4]" office:value-type="float" office:value="39.9233973795833">
            <text:p>40</text:p>
          </table:table-cell>
          <table:table-cell table:formula="oooc:=[.F$2]*POWER([.F$3];[.$B38]) + [.F$4]" office:value-type="float" office:value="553.796244536308">
            <text:p>554</text:p>
          </table:table-cell>
          <table:table-cell table:formula="oooc:=[.G$2]*POWER([.G$3];[.$B38]) + [.G$4]" office:value-type="float" office:value="0">
            <text:p>0</text:p>
          </table:table-cell>
          <table:table-cell table:formula="oooc:= 1 + ([.H$2]-1)*POWER(EXP([.H$3]/([.H$2]-1)); [.$B38]-1)" office:value-type="percentage" office:value="0.240905771286699">
            <text:p>24.09%</text:p>
          </table:table-cell>
          <table:table-cell table:formula="oooc:=[.I$2]*POWER([.I$3];[.$B38]) + [.I$4]" office:value-type="float" office:value="0">
            <text:p>0</text:p>
          </table:table-cell>
          <table:table-cell table:formula="oooc:=[.J$2]*POWER([.J$3];[.$B38]) + [.J$4]" office:value-type="float" office:value="13.9737362444285">
            <text:p>14</text:p>
          </table:table-cell>
          <table:table-cell table:formula="oooc:=[.K$2]*POWER([.K$3];[.$B38]) + [.K$4]" office:value-type="float" office:value="21.9606043666428">
            <text:p>22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43.5710096415387">
            <text:p>44</text:p>
          </table:table-cell>
          <table:table-cell table:formula="oooc:= 1 + ([.D$2]-1)*POWER(EXP([.D$3]/([.D$2]-1)); ([.$B39]-1))" office:value-type="percentage" office:value="0.972776843255711">
            <text:p>97.28%</text:p>
          </table:table-cell>
          <table:table-cell table:formula="oooc:=[.E$2]*POWER([.E$3];[.$B39]) + [.E$4]" office:value-type="float" office:value="42.3680351961541">
            <text:p>42</text:p>
          </table:table-cell>
          <table:table-cell table:formula="oooc:=[.F$2]*POWER([.F$3];[.$B39]) + [.F$4]" office:value-type="float" office:value="592.21198165385">
            <text:p>592</text:p>
          </table:table-cell>
          <table:table-cell table:formula="oooc:=[.G$2]*POWER([.G$3];[.$B39]) + [.G$4]" office:value-type="float" office:value="0">
            <text:p>0</text:p>
          </table:table-cell>
          <table:table-cell table:formula="oooc:= 1 + ([.H$2]-1)*POWER(EXP([.H$3]/([.H$2]-1)); [.$B39]-1)" office:value-type="percentage" office:value="0.245065181282439">
            <text:p>24.51%</text:p>
          </table:table-cell>
          <table:table-cell table:formula="oooc:=[.I$2]*POWER([.I$3];[.$B39]) + [.I$4]" office:value-type="float" office:value="0">
            <text:p>0</text:p>
          </table:table-cell>
          <table:table-cell table:formula="oooc:=[.J$2]*POWER([.J$3];[.$B39]) + [.J$4]" office:value-type="float" office:value="14.8118977815385">
            <text:p>15</text:p>
          </table:table-cell>
          <table:table-cell table:formula="oooc:=[.K$2]*POWER([.K$3];[.$B39]) + [.K$4]" office:value-type="float" office:value="23.2178466723078">
            <text:p>23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46.4109803164464">
            <text:p>46</text:p>
          </table:table-cell>
          <table:table-cell table:formula="oooc:= 1 + ([.D$2]-1)*POWER(EXP([.D$3]/([.D$2]-1)); ([.$B40]-1))" office:value-type="percentage" office:value="0.974247997104207">
            <text:p>97.42%</text:p>
          </table:table-cell>
          <table:table-cell table:formula="oooc:=[.E$2]*POWER([.E$3];[.$B40]) + [.E$4]" office:value-type="float" office:value="44.9837976598849">
            <text:p>45</text:p>
          </table:table-cell>
          <table:table-cell table:formula="oooc:=[.F$2]*POWER([.F$3];[.$B40]) + [.F$4]" office:value-type="float" office:value="633.31682036962">
            <text:p>633</text:p>
          </table:table-cell>
          <table:table-cell table:formula="oooc:=[.G$2]*POWER([.G$3];[.$B40]) + [.G$4]" office:value-type="float" office:value="0">
            <text:p>0</text:p>
          </table:table-cell>
          <table:table-cell table:formula="oooc:= 1 + ([.H$2]-1)*POWER(EXP([.H$3]/([.H$2]-1)); [.$B40]-1)" office:value-type="percentage" office:value="0.249201800047712">
            <text:p>24.92%</text:p>
          </table:table-cell>
          <table:table-cell table:formula="oooc:=[.I$2]*POWER([.I$3];[.$B40]) + [.I$4]" office:value-type="float" office:value="0">
            <text:p>0</text:p>
          </table:table-cell>
          <table:table-cell table:formula="oooc:=[.J$2]*POWER([.J$3];[.$B40]) + [.J$4]" office:value-type="float" office:value="15.7087306262462">
            <text:p>16</text:p>
          </table:table-cell>
          <table:table-cell table:formula="oooc:=[.K$2]*POWER([.K$3];[.$B40]) + [.K$4]" office:value-type="float" office:value="24.5630959393694">
            <text:p>25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49.4497489385977">
            <text:p>49</text:p>
          </table:table-cell>
          <table:table-cell table:formula="oooc:= 1 + ([.D$2]-1)*POWER(EXP([.D$3]/([.D$2]-1)); ([.$B41]-1))" office:value-type="percentage" office:value="0.97563964901741">
            <text:p>97.56%</text:p>
          </table:table-cell>
          <table:table-cell table:formula="oooc:=[.E$2]*POWER([.E$3];[.$B41]) + [.E$4]" office:value-type="float" office:value="47.7826634960768">
            <text:p>48</text:p>
          </table:table-cell>
          <table:table-cell table:formula="oooc:=[.F$2]*POWER([.F$3];[.$B41]) + [.F$4]" office:value-type="float" office:value="677.298997795493">
            <text:p>677</text:p>
          </table:table-cell>
          <table:table-cell table:formula="oooc:=[.G$2]*POWER([.G$3];[.$B41]) + [.G$4]" office:value-type="float" office:value="0">
            <text:p>0</text:p>
          </table:table-cell>
          <table:table-cell table:formula="oooc:= 1 + ([.H$2]-1)*POWER(EXP([.H$3]/([.H$2]-1)); [.$B41]-1)" office:value-type="percentage" office:value="0.253315752465659">
            <text:p>25.33%</text:p>
          </table:table-cell>
          <table:table-cell table:formula="oooc:=[.I$2]*POWER([.I$3];[.$B41]) + [.I$4]" office:value-type="float" office:value="0">
            <text:p>0</text:p>
          </table:table-cell>
          <table:table-cell table:formula="oooc:=[.J$2]*POWER([.J$3];[.$B41]) + [.J$4]" office:value-type="float" office:value="16.6683417700835">
            <text:p>17</text:p>
          </table:table-cell>
          <table:table-cell table:formula="oooc:=[.K$2]*POWER([.K$3];[.$B41]) + [.K$4]" office:value-type="float" office:value="26.0025126551252">
            <text:p>26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52.7012313642995">
            <text:p>53</text:p>
          </table:table-cell>
          <table:table-cell table:formula="oooc:= 1 + ([.D$2]-1)*POWER(EXP([.D$3]/([.D$2]-1)); ([.$B42]-1))" office:value-type="percentage" office:value="0.976956095322127">
            <text:p>97.70%</text:p>
          </table:table-cell>
          <table:table-cell table:formula="oooc:=[.E$2]*POWER([.E$3];[.$B42]) + [.E$4]" office:value-type="float" office:value="50.7774499408022">
            <text:p>51</text:p>
          </table:table-cell>
          <table:table-cell table:formula="oooc:=[.F$2]*POWER([.F$3];[.$B42]) + [.F$4]" office:value-type="float" office:value="724.359927641177">
            <text:p>724</text:p>
          </table:table-cell>
          <table:table-cell table:formula="oooc:=[.G$2]*POWER([.G$3];[.$B42]) + [.G$4]" office:value-type="float" office:value="0">
            <text:p>0</text:p>
          </table:table-cell>
          <table:table-cell table:formula="oooc:= 1 + ([.H$2]-1)*POWER(EXP([.H$3]/([.H$2]-1)); [.$B42]-1)" office:value-type="percentage" office:value="0.257407162735133">
            <text:p>25.74%</text:p>
          </table:table-cell>
          <table:table-cell table:formula="oooc:=[.I$2]*POWER([.I$3];[.$B42]) + [.I$4]" office:value-type="float" office:value="0">
            <text:p>0</text:p>
          </table:table-cell>
          <table:table-cell table:formula="oooc:=[.J$2]*POWER([.J$3];[.$B42]) + [.J$4]" office:value-type="float" office:value="17.6951256939893">
            <text:p>18</text:p>
          </table:table-cell>
          <table:table-cell table:formula="oooc:=[.K$2]*POWER([.K$3];[.$B42]) + [.K$4]" office:value-type="float" office:value="27.542688540984">
            <text:p>28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56.1803175598005">
            <text:p>56</text:p>
          </table:table-cell>
          <table:table-cell table:formula="oooc:= 1 + ([.D$2]-1)*POWER(EXP([.D$3]/([.D$2]-1)); ([.$B43]-1))" office:value-type="percentage" office:value="0.978201400169381">
            <text:p>97.82%</text:p>
          </table:table-cell>
          <table:table-cell table:formula="oooc:=[.E$2]*POWER([.E$3];[.$B43]) + [.E$4]" office:value-type="float" office:value="53.9818714366584">
            <text:p>54</text:p>
          </table:table-cell>
          <table:table-cell table:formula="oooc:=[.F$2]*POWER([.F$3];[.$B43]) + [.F$4]" office:value-type="float" office:value="774.71512257606">
            <text:p>775</text:p>
          </table:table-cell>
          <table:table-cell table:formula="oooc:=[.G$2]*POWER([.G$3];[.$B43]) + [.G$4]" office:value-type="float" office:value="0">
            <text:p>0</text:p>
          </table:table-cell>
          <table:table-cell table:formula="oooc:= 1 + ([.H$2]-1)*POWER(EXP([.H$3]/([.H$2]-1)); [.$B43]-1)" office:value-type="percentage" office:value="0.261476154374444">
            <text:p>26.15%</text:p>
          </table:table-cell>
          <table:table-cell table:formula="oooc:=[.I$2]*POWER([.I$3];[.$B43]) + [.I$4]" office:value-type="float" office:value="0">
            <text:p>0</text:p>
          </table:table-cell>
          <table:table-cell table:formula="oooc:=[.J$2]*POWER([.J$3];[.$B43]) + [.J$4]" office:value-type="float" office:value="18.7937844925686">
            <text:p>19</text:p>
          </table:table-cell>
          <table:table-cell table:formula="oooc:=[.K$2]*POWER([.K$3];[.$B43]) + [.K$4]" office:value-type="float" office:value="29.1906767388529">
            <text:p>29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59.9029397889865">
            <text:p>60</text:p>
          </table:table-cell>
          <table:table-cell table:formula="oooc:= 1 + ([.D$2]-1)*POWER(EXP([.D$3]/([.D$2]-1)); ([.$B44]-1))" office:value-type="percentage" office:value="0.979379408081316">
            <text:p>97.94%</text:p>
          </table:table-cell>
          <table:table-cell table:formula="oooc:=[.E$2]*POWER([.E$3];[.$B44]) + [.E$4]" office:value-type="float" office:value="57.4106024372244">
            <text:p>57</text:p>
          </table:table-cell>
          <table:table-cell table:formula="oooc:=[.F$2]*POWER([.F$3];[.$B44]) + [.F$4]" office:value-type="float" office:value="828.595181156384">
            <text:p>829</text:p>
          </table:table-cell>
          <table:table-cell table:formula="oooc:=[.G$2]*POWER([.G$3];[.$B44]) + [.G$4]" office:value-type="float" office:value="0">
            <text:p>0</text:p>
          </table:table-cell>
          <table:table-cell table:formula="oooc:= 1 + ([.H$2]-1)*POWER(EXP([.H$3]/([.H$2]-1)); [.$B44]-1)" office:value-type="percentage" office:value="0.265522850225095">
            <text:p>26.55%</text:p>
          </table:table-cell>
          <table:table-cell table:formula="oooc:=[.I$2]*POWER([.I$3];[.$B44]) + [.I$4]" office:value-type="float" office:value="0">
            <text:p>0</text:p>
          </table:table-cell>
          <table:table-cell table:formula="oooc:=[.J$2]*POWER([.J$3];[.$B44]) + [.J$4]" office:value-type="float" office:value="19.9693494070484">
            <text:p>20</text:p>
          </table:table-cell>
          <table:table-cell table:formula="oooc:=[.K$2]*POWER([.K$3];[.$B44]) + [.K$4]" office:value-type="float" office:value="30.9540241105726">
            <text:p>31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63.8861455742156">
            <text:p>64</text:p>
          </table:table-cell>
          <table:table-cell table:formula="oooc:= 1 + ([.D$2]-1)*POWER(EXP([.D$3]/([.D$2]-1)); ([.$B45]-1))" office:value-type="percentage" office:value="0.980493755820059">
            <text:p>98.05%</text:p>
          </table:table-cell>
          <table:table-cell table:formula="oooc:=[.E$2]*POWER([.E$3];[.$B45]) + [.E$4]" office:value-type="float" office:value="61.0793446078302">
            <text:p>61</text:p>
          </table:table-cell>
          <table:table-cell table:formula="oooc:=[.F$2]*POWER([.F$3];[.$B45]) + [.F$4]" office:value-type="float" office:value="886.246843837331">
            <text:p>886</text:p>
          </table:table-cell>
          <table:table-cell table:formula="oooc:=[.G$2]*POWER([.G$3];[.$B45]) + [.G$4]" office:value-type="float" office:value="0">
            <text:p>0</text:p>
          </table:table-cell>
          <table:table-cell table:formula="oooc:= 1 + ([.H$2]-1)*POWER(EXP([.H$3]/([.H$2]-1)); [.$B45]-1)" office:value-type="percentage" office:value="0.269547372455484">
            <text:p>26.95%</text:p>
          </table:table-cell>
          <table:table-cell table:formula="oooc:=[.I$2]*POWER([.I$3];[.$B45]) + [.I$4]" office:value-type="float" office:value="0">
            <text:p>0</text:p>
          </table:table-cell>
          <table:table-cell table:formula="oooc:=[.J$2]*POWER([.J$3];[.$B45]) + [.J$4]" office:value-type="float" office:value="21.2272038655418">
            <text:p>21</text:p>
          </table:table-cell>
          <table:table-cell table:formula="oooc:=[.K$2]*POWER([.K$3];[.$B45]) + [.K$4]" office:value-type="float" office:value="32.8408057983126">
            <text:p>33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68.1481757644107">
            <text:p>68</text:p>
          </table:table-cell>
          <table:table-cell table:formula="oooc:= 1 + ([.D$2]-1)*POWER(EXP([.D$3]/([.D$2]-1)); ([.$B46]-1))" office:value-type="percentage" office:value="0.981547883615177">
            <text:p>98.15%</text:p>
          </table:table-cell>
          <table:table-cell table:formula="oooc:=[.E$2]*POWER([.E$3];[.$B46]) + [.E$4]" office:value-type="float" office:value="65.0048987303783">
            <text:p>65</text:p>
          </table:table-cell>
          <table:table-cell table:formula="oooc:=[.F$2]*POWER([.F$3];[.$B46]) + [.F$4]" office:value-type="float" office:value="947.934122905944">
            <text:p>948</text:p>
          </table:table-cell>
          <table:table-cell table:formula="oooc:=[.G$2]*POWER([.G$3];[.$B46]) + [.G$4]" office:value-type="float" office:value="0">
            <text:p>0</text:p>
          </table:table-cell>
          <table:table-cell table:formula="oooc:= 1 + ([.H$2]-1)*POWER(EXP([.H$3]/([.H$2]-1)); [.$B46]-1)" office:value-type="percentage" office:value="0.273549842564594">
            <text:p>27.35%</text:p>
          </table:table-cell>
          <table:table-cell table:formula="oooc:=[.I$2]*POWER([.I$3];[.$B46]) + [.I$4]" office:value-type="float" office:value="0">
            <text:p>0</text:p>
          </table:table-cell>
          <table:table-cell table:formula="oooc:=[.J$2]*POWER([.J$3];[.$B46]) + [.J$4]" office:value-type="float" office:value="22.5731081361297">
            <text:p>23</text:p>
          </table:table-cell>
          <table:table-cell table:formula="oooc:=[.K$2]*POWER([.K$3];[.$B46]) + [.K$4]" office:value-type="float" office:value="34.8596622041945">
            <text:p>35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72.7085480679195">
            <text:p>73</text:p>
          </table:table-cell>
          <table:table-cell table:formula="oooc:= 1 + ([.D$2]-1)*POWER(EXP([.D$3]/([.D$2]-1)); ([.$B47]-1))" office:value-type="percentage" office:value="0.982545045784407">
            <text:p>98.25%</text:p>
          </table:table-cell>
          <table:table-cell table:formula="oooc:=[.E$2]*POWER([.E$3];[.$B47]) + [.E$4]" office:value-type="float" office:value="69.2052416415048">
            <text:p>69</text:p>
          </table:table-cell>
          <table:table-cell table:formula="oooc:=[.F$2]*POWER([.F$3];[.$B47]) + [.F$4]" office:value-type="float" office:value="1013.93951150936">
            <text:p>1014</text:p>
          </table:table-cell>
          <table:table-cell table:formula="oooc:=[.G$2]*POWER([.G$3];[.$B47]) + [.G$4]" office:value-type="float" office:value="0">
            <text:p>0</text:p>
          </table:table-cell>
          <table:table-cell table:formula="oooc:= 1 + ([.H$2]-1)*POWER(EXP([.H$3]/([.H$2]-1)); [.$B47]-1)" office:value-type="percentage" office:value="0.277530381385664">
            <text:p>27.75%</text:p>
          </table:table-cell>
          <table:table-cell table:formula="oooc:=[.I$2]*POWER([.I$3];[.$B47]) + [.I$4]" office:value-type="float" office:value="0">
            <text:p>0</text:p>
          </table:table-cell>
          <table:table-cell table:formula="oooc:=[.J$2]*POWER([.J$3];[.$B47]) + [.J$4]" office:value-type="float" office:value="24.0132257056588">
            <text:p>24</text:p>
          </table:table-cell>
          <table:table-cell table:formula="oooc:=[.K$2]*POWER([.K$3];[.$B47]) + [.K$4]" office:value-type="float" office:value="37.0198385584882">
            <text:p>37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77.5881464326738">
            <text:p>78</text:p>
          </table:table-cell>
          <table:table-cell table:formula="oooc:= 1 + ([.D$2]-1)*POWER(EXP([.D$3]/([.D$2]-1)); ([.$B48]-1))" office:value-type="percentage" office:value="0.983488320780426">
            <text:p>98.35%</text:p>
          </table:table-cell>
          <table:table-cell table:formula="oooc:=[.E$2]*POWER([.E$3];[.$B48]) + [.E$4]" office:value-type="float" office:value="73.6996085564101">
            <text:p>74</text:p>
          </table:table-cell>
          <table:table-cell table:formula="oooc:=[.F$2]*POWER([.F$3];[.$B48]) + [.F$4]" office:value-type="float" office:value="1084.56527731502">
            <text:p>1085</text:p>
          </table:table-cell>
          <table:table-cell table:formula="oooc:=[.G$2]*POWER([.G$3];[.$B48]) + [.G$4]" office:value-type="float" office:value="0">
            <text:p>0</text:p>
          </table:table-cell>
          <table:table-cell table:formula="oooc:= 1 + ([.H$2]-1)*POWER(EXP([.H$3]/([.H$2]-1)); [.$B48]-1)" office:value-type="percentage" office:value="0.281489109089833">
            <text:p>28.15%</text:p>
          </table:table-cell>
          <table:table-cell table:formula="oooc:=[.I$2]*POWER([.I$3];[.$B48]) + [.I$4]" office:value-type="float" office:value="0">
            <text:p>0</text:p>
          </table:table-cell>
          <table:table-cell table:formula="oooc:=[.J$2]*POWER([.J$3];[.$B48]) + [.J$4]" office:value-type="float" office:value="25.5541515050549">
            <text:p>26</text:p>
          </table:table-cell>
          <table:table-cell table:formula="oooc:=[.K$2]*POWER([.K$3];[.$B48]) + [.K$4]" office:value-type="float" office:value="39.3312272575823">
            <text:p>39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82.809316682961">
            <text:p>83</text:p>
          </table:table-cell>
          <table:table-cell table:formula="oooc:= 1 + ([.D$2]-1)*POWER(EXP([.D$3]/([.D$2]-1)); ([.$B49]-1))" office:value-type="percentage" office:value="0.984380620694693">
            <text:p>98.44%</text:p>
          </table:table-cell>
          <table:table-cell table:formula="oooc:=[.E$2]*POWER([.E$3];[.$B49]) + [.E$4]" office:value-type="float" office:value="78.5085811553588">
            <text:p>79</text:p>
          </table:table-cell>
          <table:table-cell table:formula="oooc:=[.F$2]*POWER([.F$3];[.$B49]) + [.F$4]" office:value-type="float" office:value="1160.13484672707">
            <text:p>1160</text:p>
          </table:table-cell>
          <table:table-cell table:formula="oooc:=[.G$2]*POWER([.G$3];[.$B49]) + [.G$4]" office:value-type="float" office:value="0">
            <text:p>0</text:p>
          </table:table-cell>
          <table:table-cell table:formula="oooc:= 1 + ([.H$2]-1)*POWER(EXP([.H$3]/([.H$2]-1)); [.$B49]-1)" office:value-type="percentage" office:value="0.285426145189772">
            <text:p>28.54%</text:p>
          </table:table-cell>
          <table:table-cell table:formula="oooc:=[.I$2]*POWER([.I$3];[.$B49]) + [.I$4]" office:value-type="float" office:value="0">
            <text:p>0</text:p>
          </table:table-cell>
          <table:table-cell table:formula="oooc:=[.J$2]*POWER([.J$3];[.$B49]) + [.J$4]" office:value-type="float" office:value="27.2029421104087">
            <text:p>27</text:p>
          </table:table-cell>
          <table:table-cell table:formula="oooc:=[.K$2]*POWER([.K$3];[.$B49]) + [.K$4]" office:value-type="float" office:value="41.8044131656131">
            <text:p>42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88.3959688507683">
            <text:p>88</text:p>
          </table:table-cell>
          <table:table-cell table:formula="oooc:= 1 + ([.D$2]-1)*POWER(EXP([.D$3]/([.D$2]-1)); ([.$B50]-1))" office:value-type="percentage" office:value="0.985224700247698">
            <text:p>98.52%</text:p>
          </table:table-cell>
          <table:table-cell table:formula="oooc:=[.E$2]*POWER([.E$3];[.$B50]) + [.E$4]" office:value-type="float" office:value="83.6541818362339">
            <text:p>84</text:p>
          </table:table-cell>
          <table:table-cell table:formula="oooc:=[.F$2]*POWER([.F$3];[.$B50]) + [.F$4]" office:value-type="float" office:value="1240.99428599796">
            <text:p>1241</text:p>
          </table:table-cell>
          <table:table-cell table:formula="oooc:=[.G$2]*POWER([.G$3];[.$B50]) + [.G$4]" office:value-type="float" office:value="0">
            <text:p>0</text:p>
          </table:table-cell>
          <table:table-cell table:formula="oooc:= 1 + ([.H$2]-1)*POWER(EXP([.H$3]/([.H$2]-1)); [.$B50]-1)" office:value-type="percentage" office:value="0.289341608543288">
            <text:p>28.93%</text:p>
          </table:table-cell>
          <table:table-cell table:formula="oooc:=[.I$2]*POWER([.I$3];[.$B50]) + [.I$4]" office:value-type="float" office:value="0">
            <text:p>0</text:p>
          </table:table-cell>
          <table:table-cell table:formula="oooc:=[.J$2]*POWER([.J$3];[.$B50]) + [.J$4]" office:value-type="float" office:value="28.9671480581373">
            <text:p>29</text:p>
          </table:table-cell>
          <table:table-cell table:formula="oooc:=[.K$2]*POWER([.K$3];[.$B50]) + [.K$4]" office:value-type="float" office:value="44.450722087206">
            <text:p>44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94.3736866703221">
            <text:p>94</text:p>
          </table:table-cell>
          <table:table-cell table:formula="oooc:= 1 + ([.D$2]-1)*POWER(EXP([.D$3]/([.D$2]-1)); ([.$B51]-1))" office:value-type="percentage" office:value="0.986023165293374">
            <text:p>98.60%</text:p>
          </table:table-cell>
          <table:table-cell table:formula="oooc:=[.E$2]*POWER([.E$3];[.$B51]) + [.E$4]" office:value-type="float" office:value="89.1599745647703">
            <text:p>89</text:p>
          </table:table-cell>
          <table:table-cell table:formula="oooc:=[.F$2]*POWER([.F$3];[.$B51]) + [.F$4]" office:value-type="float" office:value="1327.51388601782">
            <text:p>1328</text:p>
          </table:table-cell>
          <table:table-cell table:formula="oooc:=[.G$2]*POWER([.G$3];[.$B51]) + [.G$4]" office:value-type="float" office:value="0">
            <text:p>0</text:p>
          </table:table-cell>
          <table:table-cell table:formula="oooc:= 1 + ([.H$2]-1)*POWER(EXP([.H$3]/([.H$2]-1)); [.$B51]-1)" office:value-type="percentage" office:value="0.293235617356913">
            <text:p>29.32%</text:p>
          </table:table-cell>
          <table:table-cell table:formula="oooc:=[.I$2]*POWER([.I$3];[.$B51]) + [.I$4]" office:value-type="float" office:value="0">
            <text:p>0</text:p>
          </table:table-cell>
          <table:table-cell table:formula="oooc:=[.J$2]*POWER([.J$3];[.$B51]) + [.J$4]" office:value-type="float" office:value="30.854848422207">
            <text:p>31</text:p>
          </table:table-cell>
          <table:table-cell table:formula="oooc:=[.K$2]*POWER([.K$3];[.$B51]) + [.K$4]" office:value-type="float" office:value="47.2822726333104">
            <text:p>47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100.769844737245">
            <text:p>101</text:p>
          </table:table-cell>
          <table:table-cell table:formula="oooc:= 1 + ([.D$2]-1)*POWER(EXP([.D$3]/([.D$2]-1)); ([.$B52]-1))" office:value-type="percentage" office:value="0.986778480863923">
            <text:p>98.68%</text:p>
          </table:table-cell>
          <table:table-cell table:formula="oooc:=[.E$2]*POWER([.E$3];[.$B52]) + [.E$4]" office:value-type="float" office:value="95.0511727843042">
            <text:p>95</text:p>
          </table:table-cell>
          <table:table-cell table:formula="oooc:=[.F$2]*POWER([.F$3];[.$B52]) + [.F$4]" office:value-type="float" office:value="1420.08985803907">
            <text:p>1420</text:p>
          </table:table-cell>
          <table:table-cell table:formula="oooc:=[.G$2]*POWER([.G$3];[.$B52]) + [.G$4]" office:value-type="float" office:value="0">
            <text:p>0</text:p>
          </table:table-cell>
          <table:table-cell table:formula="oooc:= 1 + ([.H$2]-1)*POWER(EXP([.H$3]/([.H$2]-1)); [.$B52]-1)" office:value-type="percentage" office:value="0.297108289189475">
            <text:p>29.71%</text:p>
          </table:table-cell>
          <table:table-cell table:formula="oooc:=[.I$2]*POWER([.I$3];[.$B52]) + [.I$4]" office:value-type="float" office:value="0">
            <text:p>0</text:p>
          </table:table-cell>
          <table:table-cell table:formula="oooc:=[.J$2]*POWER([.J$3];[.$B52]) + [.J$4]" office:value-type="float" office:value="32.8746878117614">
            <text:p>33</text:p>
          </table:table-cell>
          <table:table-cell table:formula="oooc:=[.K$2]*POWER([.K$3];[.$B52]) + [.K$4]" office:value-type="float" office:value="50.3120317176422">
            <text:p>50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107.613733868852">
            <text:p>108</text:p>
          </table:table-cell>
          <table:table-cell table:formula="oooc:= 1 + ([.D$2]-1)*POWER(EXP([.D$3]/([.D$2]-1)); ([.$B53]-1))" office:value-type="percentage" office:value="0.987492978779896">
            <text:p>98.75%</text:p>
          </table:table-cell>
          <table:table-cell table:formula="oooc:=[.E$2]*POWER([.E$3];[.$B53]) + [.E$4]" office:value-type="float" office:value="101.354754879206">
            <text:p>101</text:p>
          </table:table-cell>
          <table:table-cell table:formula="oooc:=[.F$2]*POWER([.F$3];[.$B53]) + [.F$4]" office:value-type="float" office:value="1519.1461481018">
            <text:p>1519</text:p>
          </table:table-cell>
          <table:table-cell table:formula="oooc:=[.G$2]*POWER([.G$3];[.$B53]) + [.G$4]" office:value-type="float" office:value="0">
            <text:p>0</text:p>
          </table:table-cell>
          <table:table-cell table:formula="oooc:= 1 + ([.H$2]-1)*POWER(EXP([.H$3]/([.H$2]-1)); [.$B53]-1)" office:value-type="percentage" office:value="0.300959740955646">
            <text:p>30.10%</text:p>
          </table:table-cell>
          <table:table-cell table:formula="oooc:=[.I$2]*POWER([.I$3];[.$B53]) + [.I$4]" office:value-type="float" office:value="0">
            <text:p>0</text:p>
          </table:table-cell>
          <table:table-cell table:formula="oooc:=[.J$2]*POWER([.J$3];[.$B53]) + [.J$4]" office:value-type="float" office:value="35.0359159585848">
            <text:p>35</text:p>
          </table:table-cell>
          <table:table-cell table:formula="oooc:=[.K$2]*POWER([.K$3];[.$B53]) + [.K$4]" office:value-type="float" office:value="53.5538739378771">
            <text:p>54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114.936695239671">
            <text:p>115</text:p>
          </table:table-cell>
          <table:table-cell table:formula="oooc:= 1 + ([.D$2]-1)*POWER(EXP([.D$3]/([.D$2]-1)); ([.$B54]-1))" office:value-type="percentage" office:value="0.988168864849025">
            <text:p>98.82%</text:p>
          </table:table-cell>
          <table:table-cell table:formula="oooc:=[.E$2]*POWER([.E$3];[.$B54]) + [.E$4]" office:value-type="float" office:value="108.09958772075">
            <text:p>108</text:p>
          </table:table-cell>
          <table:table-cell table:formula="oooc:=[.F$2]*POWER([.F$3];[.$B54]) + [.F$4]" office:value-type="float" office:value="1625.13637846893">
            <text:p>1625</text:p>
          </table:table-cell>
          <table:table-cell table:formula="oooc:=[.G$2]*POWER([.G$3];[.$B54]) + [.G$4]" office:value-type="float" office:value="0">
            <text:p>0</text:p>
          </table:table-cell>
          <table:table-cell table:formula="oooc:= 1 + ([.H$2]-1)*POWER(EXP([.H$3]/([.H$2]-1)); [.$B54]-1)" office:value-type="percentage" office:value="0.30479008892947">
            <text:p>30.48%</text:p>
          </table:table-cell>
          <table:table-cell table:formula="oooc:=[.I$2]*POWER([.I$3];[.$B54]) + [.I$4]" office:value-type="float" office:value="0">
            <text:p>0</text:p>
          </table:table-cell>
          <table:table-cell table:formula="oooc:=[.J$2]*POWER([.J$3];[.$B54]) + [.J$4]" office:value-type="float" office:value="37.3484300756857">
            <text:p>37</text:p>
          </table:table-cell>
          <table:table-cell table:formula="oooc:=[.K$2]*POWER([.K$3];[.$B54]) + [.K$4]" office:value-type="float" office:value="57.0226451135285">
            <text:p>57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122.772263906448">
            <text:p>123</text:p>
          </table:table-cell>
          <table:table-cell table:formula="oooc:= 1 + ([.D$2]-1)*POWER(EXP([.D$3]/([.D$2]-1)); ([.$B55]-1))" office:value-type="percentage" office:value="0.988808225676019">
            <text:p>98.88%</text:p>
          </table:table-cell>
          <table:table-cell table:formula="oooc:=[.E$2]*POWER([.E$3];[.$B55]) + [.E$4]" office:value-type="float" office:value="115.316558861202">
            <text:p>115</text:p>
          </table:table-cell>
          <table:table-cell table:formula="oooc:=[.F$2]*POWER([.F$3];[.$B55]) + [.F$4]" office:value-type="float" office:value="1738.54592496175">
            <text:p>1739</text:p>
          </table:table-cell>
          <table:table-cell table:formula="oooc:=[.G$2]*POWER([.G$3];[.$B55]) + [.G$4]" office:value-type="float" office:value="0">
            <text:p>0</text:p>
          </table:table-cell>
          <table:table-cell table:formula="oooc:= 1 + ([.H$2]-1)*POWER(EXP([.H$3]/([.H$2]-1)); [.$B55]-1)" office:value-type="percentage" office:value="0.308599448747875">
            <text:p>30.86%</text:p>
          </table:table-cell>
          <table:table-cell table:formula="oooc:=[.I$2]*POWER([.I$3];[.$B55]) + [.I$4]" office:value-type="float" office:value="0">
            <text:p>0</text:p>
          </table:table-cell>
          <table:table-cell table:formula="oooc:=[.J$2]*POWER([.J$3];[.$B55]) + [.J$4]" office:value-type="float" office:value="39.8228201809837">
            <text:p>40</text:p>
          </table:table-cell>
          <table:table-cell table:formula="oooc:=[.K$2]*POWER([.K$3];[.$B55]) + [.K$4]" office:value-type="float" office:value="60.7342302714755">
            <text:p>61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131.1563223799">
            <text:p>131</text:p>
          </table:table-cell>
          <table:table-cell table:formula="oooc:= 1 + ([.D$2]-1)*POWER(EXP([.D$3]/([.D$2]-1)); ([.$B56]-1))" office:value-type="percentage" office:value="0.989413035104363">
            <text:p>98.94%</text:p>
          </table:table-cell>
          <table:table-cell table:formula="oooc:=[.E$2]*POWER([.E$3];[.$B56]) + [.E$4]" office:value-type="float" office:value="123.038717981487">
            <text:p>123</text:p>
          </table:table-cell>
          <table:table-cell table:formula="oooc:=[.F$2]*POWER([.F$3];[.$B56]) + [.F$4]" office:value-type="float" office:value="1859.89413970908">
            <text:p>1860</text:p>
          </table:table-cell>
          <table:table-cell table:formula="oooc:=[.G$2]*POWER([.G$3];[.$B56]) + [.G$4]" office:value-type="float" office:value="0">
            <text:p>0</text:p>
          </table:table-cell>
          <table:table-cell table:formula="oooc:= 1 + ([.H$2]-1)*POWER(EXP([.H$3]/([.H$2]-1)); [.$B56]-1)" office:value-type="percentage" office:value="0.312387935414165">
            <text:p>31.24%</text:p>
          </table:table-cell>
          <table:table-cell table:formula="oooc:=[.I$2]*POWER([.I$3];[.$B56]) + [.I$4]" office:value-type="float" office:value="0">
            <text:p>0</text:p>
          </table:table-cell>
          <table:table-cell table:formula="oooc:=[.J$2]*POWER([.J$3];[.$B56]) + [.J$4]" office:value-type="float" office:value="42.4704175936525">
            <text:p>42</text:p>
          </table:table-cell>
          <table:table-cell table:formula="oooc:=[.K$2]*POWER([.K$3];[.$B56]) + [.K$4]" office:value-type="float" office:value="64.7056263904788">
            <text:p>65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140.127264946493">
            <text:p>140</text:p>
          </table:table-cell>
          <table:table-cell table:formula="oooc:= 1 + ([.D$2]-1)*POWER(EXP([.D$3]/([.D$2]-1)); ([.$B57]-1))" office:value-type="percentage" office:value="0.989985160309988">
            <text:p>99.00%</text:p>
          </table:table-cell>
          <table:table-cell table:formula="oooc:=[.E$2]*POWER([.E$3];[.$B57]) + [.E$4]" office:value-type="float" office:value="131.301428240191">
            <text:p>131</text:p>
          </table:table-cell>
          <table:table-cell table:formula="oooc:=[.F$2]*POWER([.F$3];[.$B57]) + [.F$4]" office:value-type="float" office:value="1989.73672948871">
            <text:p>1990</text:p>
          </table:table-cell>
          <table:table-cell table:formula="oooc:=[.G$2]*POWER([.G$3];[.$B57]) + [.G$4]" office:value-type="float" office:value="0">
            <text:p>0</text:p>
          </table:table-cell>
          <table:table-cell table:formula="oooc:= 1 + ([.H$2]-1)*POWER(EXP([.H$3]/([.H$2]-1)); [.$B57]-1)" office:value-type="percentage" office:value="0.316155663301489">
            <text:p>31.62%</text:p>
          </table:table-cell>
          <table:table-cell table:formula="oooc:=[.I$2]*POWER([.I$3];[.$B57]) + [.I$4]" office:value-type="float" office:value="0">
            <text:p>0</text:p>
          </table:table-cell>
          <table:table-cell table:formula="oooc:=[.J$2]*POWER([.J$3];[.$B57]) + [.J$4]" office:value-type="float" office:value="45.3033468252082">
            <text:p>45</text:p>
          </table:table-cell>
          <table:table-cell table:formula="oooc:=[.K$2]*POWER([.K$3];[.$B57]) + [.K$4]" office:value-type="float" office:value="68.9550202378124">
            <text:p>69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149.726173492747">
            <text:p>150</text:p>
          </table:table-cell>
          <table:table-cell table:formula="oooc:= 1 + ([.D$2]-1)*POWER(EXP([.D$3]/([.D$2]-1)); ([.$B58]-1))" office:value-type="percentage" office:value="0.99052636756565">
            <text:p>99.05%</text:p>
          </table:table-cell>
          <table:table-cell table:formula="oooc:=[.E$2]*POWER([.E$3];[.$B58]) + [.E$4]" office:value-type="float" office:value="140.142528217004">
            <text:p>140</text:p>
          </table:table-cell>
          <table:table-cell table:formula="oooc:=[.F$2]*POWER([.F$3];[.$B58]) + [.F$4]" office:value-type="float" office:value="2128.66830055292">
            <text:p>2129</text:p>
          </table:table-cell>
          <table:table-cell table:formula="oooc:=[.G$2]*POWER([.G$3];[.$B58]) + [.G$4]" office:value-type="float" office:value="0">
            <text:p>0</text:p>
          </table:table-cell>
          <table:table-cell table:formula="oooc:= 1 + ([.H$2]-1)*POWER(EXP([.H$3]/([.H$2]-1)); [.$B58]-1)" office:value-type="percentage" office:value="0.319902746156295">
            <text:p>31.99%</text:p>
          </table:table-cell>
          <table:table-cell table:formula="oooc:=[.I$2]*POWER([.I$3];[.$B58]) + [.I$4]" office:value-type="float" office:value="0">
            <text:p>0</text:p>
          </table:table-cell>
          <table:table-cell table:formula="oooc:=[.J$2]*POWER([.J$3];[.$B58]) + [.J$4]" office:value-type="float" office:value="48.3345811029728">
            <text:p>48</text:p>
          </table:table-cell>
          <table:table-cell table:formula="oooc:=[.K$2]*POWER([.K$3];[.$B58]) + [.K$4]" office:value-type="float" office:value="73.5018716544592">
            <text:p>74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159.99700563724">
            <text:p>160</text:p>
          </table:table-cell>
          <table:table-cell table:formula="oooc:= 1 + ([.D$2]-1)*POWER(EXP([.D$3]/([.D$2]-1)); ([.$B59]-1))" office:value-type="percentage" office:value="0.991038327693784">
            <text:p>99.10%</text:p>
          </table:table-cell>
          <table:table-cell table:formula="oooc:=[.E$2]*POWER([.E$3];[.$B59]) + [.E$4]" office:value-type="float" office:value="149.602505192194">
            <text:p>150</text:p>
          </table:table-cell>
          <table:table-cell table:formula="oooc:=[.F$2]*POWER([.F$3];[.$B59]) + [.F$4]" office:value-type="float" office:value="2277.32508159162">
            <text:p>2277</text:p>
          </table:table-cell>
          <table:table-cell table:formula="oooc:=[.G$2]*POWER([.G$3];[.$B59]) + [.G$4]" office:value-type="float" office:value="0">
            <text:p>0</text:p>
          </table:table-cell>
          <table:table-cell table:formula="oooc:= 1 + ([.H$2]-1)*POWER(EXP([.H$3]/([.H$2]-1)); [.$B59]-1)" office:value-type="percentage" office:value="0.323629297101765">
            <text:p>32.36%</text:p>
          </table:table-cell>
          <table:table-cell table:formula="oooc:=[.I$2]*POWER([.I$3];[.$B59]) + [.I$4]" office:value-type="float" office:value="0">
            <text:p>0</text:p>
          </table:table-cell>
          <table:table-cell table:formula="oooc:=[.J$2]*POWER([.J$3];[.$B59]) + [.J$4]" office:value-type="float" office:value="51.5780017801809">
            <text:p>52</text:p>
          </table:table-cell>
          <table:table-cell table:formula="oooc:=[.K$2]*POWER([.K$3];[.$B59]) + [.K$4]" office:value-type="float" office:value="78.3670026702714">
            <text:p>78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170.986796031846">
            <text:p>171</text:p>
          </table:table-cell>
          <table:table-cell table:formula="oooc:= 1 + ([.D$2]-1)*POWER(EXP([.D$3]/([.D$2]-1)); ([.$B60]-1))" office:value-type="percentage" office:value="0.991522621224696">
            <text:p>99.15%</text:p>
          </table:table-cell>
          <table:table-cell table:formula="oooc:=[.E$2]*POWER([.E$3];[.$B60]) + [.E$4]" office:value-type="float" office:value="159.724680555648">
            <text:p>160</text:p>
          </table:table-cell>
          <table:table-cell table:formula="oooc:=[.F$2]*POWER([.F$3];[.$B60]) + [.F$4]" office:value-type="float" office:value="2436.38783730304">
            <text:p>2436</text:p>
          </table:table-cell>
          <table:table-cell table:formula="oooc:=[.G$2]*POWER([.G$3];[.$B60]) + [.G$4]" office:value-type="float" office:value="0">
            <text:p>0</text:p>
          </table:table-cell>
          <table:table-cell table:formula="oooc:= 1 + ([.H$2]-1)*POWER(EXP([.H$3]/([.H$2]-1)); [.$B60]-1)" office:value-type="percentage" office:value="0.327335428641231">
            <text:p>32.73%</text:p>
          </table:table-cell>
          <table:table-cell table:formula="oooc:=[.I$2]*POWER([.I$3];[.$B60]) + [.I$4]" office:value-type="float" office:value="0">
            <text:p>0</text:p>
          </table:table-cell>
          <table:table-cell table:formula="oooc:=[.J$2]*POWER([.J$3];[.$B60]) + [.J$4]" office:value-type="float" office:value="55.0484619047936">
            <text:p>55</text:p>
          </table:table-cell>
          <table:table-cell table:formula="oooc:=[.K$2]*POWER([.K$3];[.$B60]) + [.K$4]" office:value-type="float" office:value="83.5726928571904">
            <text:p>84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182.745871754076">
            <text:p>183</text:p>
          </table:table-cell>
          <table:table-cell table:formula="oooc:= 1 + ([.D$2]-1)*POWER(EXP([.D$3]/([.D$2]-1)); ([.$B61]-1))" office:value-type="percentage" office:value="0.991980743275992">
            <text:p>99.20%</text:p>
          </table:table-cell>
          <table:table-cell table:formula="oooc:=[.E$2]*POWER([.E$3];[.$B61]) + [.E$4]" office:value-type="float" office:value="170.555408194543">
            <text:p>171</text:p>
          </table:table-cell>
          <table:table-cell table:formula="oooc:=[.F$2]*POWER([.F$3];[.$B61]) + [.F$4]" office:value-type="float" office:value="2606.58498591425">
            <text:p>2607</text:p>
          </table:table-cell>
          <table:table-cell table:formula="oooc:=[.G$2]*POWER([.G$3];[.$B61]) + [.G$4]" office:value-type="float" office:value="0">
            <text:p>0</text:p>
          </table:table-cell>
          <table:table-cell table:formula="oooc:= 1 + ([.H$2]-1)*POWER(EXP([.H$3]/([.H$2]-1)); [.$B61]-1)" office:value-type="percentage" office:value="0.331021252661566">
            <text:p>33.10%</text:p>
          </table:table-cell>
          <table:table-cell table:formula="oooc:=[.I$2]*POWER([.I$3];[.$B61]) + [.I$4]" office:value-type="float" office:value="0">
            <text:p>0</text:p>
          </table:table-cell>
          <table:table-cell table:formula="oooc:=[.J$2]*POWER([.J$3];[.$B61]) + [.J$4]" office:value-type="float" office:value="58.7618542381291">
            <text:p>59</text:p>
          </table:table-cell>
          <table:table-cell table:formula="oooc:=[.K$2]*POWER([.K$3];[.$B61]) + [.K$4]" office:value-type="float" office:value="89.1427813571937">
            <text:p>89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195.328082776861">
            <text:p>195</text:p>
          </table:table-cell>
          <table:table-cell table:formula="oooc:= 1 + ([.D$2]-1)*POWER(EXP([.D$3]/([.D$2]-1)); ([.$B62]-1))" office:value-type="percentage" office:value="0.99241410816833">
            <text:p>99.24%</text:p>
          </table:table-cell>
          <table:table-cell table:formula="oooc:=[.E$2]*POWER([.E$3];[.$B62]) + [.E$4]" office:value-type="float" office:value="182.144286768161">
            <text:p>182</text:p>
          </table:table-cell>
          <table:table-cell table:formula="oooc:=[.F$2]*POWER([.F$3];[.$B62]) + [.F$4]" office:value-type="float" office:value="2788.69593492825">
            <text:p>2789</text:p>
          </table:table-cell>
          <table:table-cell table:formula="oooc:=[.G$2]*POWER([.G$3];[.$B62]) + [.G$4]" office:value-type="float" office:value="0">
            <text:p>0</text:p>
          </table:table-cell>
          <table:table-cell table:formula="oooc:= 1 + ([.H$2]-1)*POWER(EXP([.H$3]/([.H$2]-1)); [.$B62]-1)" office:value-type="percentage" office:value="0.334686880436571">
            <text:p>33.47%</text:p>
          </table:table-cell>
          <table:table-cell table:formula="oooc:=[.I$2]*POWER([.I$3];[.$B62]) + [.I$4]" office:value-type="float" office:value="0">
            <text:p>0</text:p>
          </table:table-cell>
          <table:table-cell table:formula="oooc:=[.J$2]*POWER([.J$3];[.$B62]) + [.J$4]" office:value-type="float" office:value="62.7351840347982">
            <text:p>63</text:p>
          </table:table-cell>
          <table:table-cell table:formula="oooc:=[.K$2]*POWER([.K$3];[.$B62]) + [.K$4]" office:value-type="float" office:value="95.1027760521973">
            <text:p>95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208.791048571241">
            <text:p>209</text:p>
          </table:table-cell>
          <table:table-cell table:formula="oooc:= 1 + ([.D$2]-1)*POWER(EXP([.D$3]/([.D$2]-1)); ([.$B63]-1))" office:value-type="percentage" office:value="0.99282405379173">
            <text:p>99.28%</text:p>
          </table:table-cell>
          <table:table-cell table:formula="oooc:=[.E$2]*POWER([.E$3];[.$B63]) + [.E$4]" office:value-type="float" office:value="194.544386841933">
            <text:p>195</text:p>
          </table:table-cell>
          <table:table-cell table:formula="oooc:=[.F$2]*POWER([.F$3];[.$B63]) + [.F$4]" office:value-type="float" office:value="2983.55465037323">
            <text:p>2984</text:p>
          </table:table-cell>
          <table:table-cell table:formula="oooc:=[.G$2]*POWER([.G$3];[.$B63]) + [.G$4]" office:value-type="float" office:value="0">
            <text:p>0</text:p>
          </table:table-cell>
          <table:table-cell table:formula="oooc:= 1 + ([.H$2]-1)*POWER(EXP([.H$3]/([.H$2]-1)); [.$B63]-1)" office:value-type="percentage" office:value="0.338332422630324">
            <text:p>33.83%</text:p>
          </table:table-cell>
          <table:table-cell table:formula="oooc:=[.I$2]*POWER([.I$3];[.$B63]) + [.I$4]" office:value-type="float" office:value="0">
            <text:p>0</text:p>
          </table:table-cell>
          <table:table-cell table:formula="oooc:=[.J$2]*POWER([.J$3];[.$B63]) + [.J$4]" office:value-type="float" office:value="66.986646917234">
            <text:p>67</text:p>
          </table:table-cell>
          <table:table-cell table:formula="oooc:=[.K$2]*POWER([.K$3];[.$B63]) + [.K$4]" office:value-type="float" office:value="101.479970375851">
            <text:p>101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223.196421971228">
            <text:p>223</text:p>
          </table:table-cell>
          <table:table-cell table:formula="oooc:= 1 + ([.D$2]-1)*POWER(EXP([.D$3]/([.D$2]-1)); ([.$B64]-1))" office:value-type="percentage" office:value="0.993211845735921">
            <text:p>99.32%</text:p>
          </table:table-cell>
          <table:table-cell table:formula="oooc:=[.E$2]*POWER([.E$3];[.$B64]) + [.E$4]" office:value-type="float" office:value="207.812493920868">
            <text:p>208</text:p>
          </table:table-cell>
          <table:table-cell table:formula="oooc:=[.F$2]*POWER([.F$3];[.$B64]) + [.F$4]" office:value-type="float" office:value="3192.05347589935">
            <text:p>3192</text:p>
          </table:table-cell>
          <table:table-cell table:formula="oooc:=[.G$2]*POWER([.G$3];[.$B64]) + [.G$4]" office:value-type="float" office:value="0">
            <text:p>0</text:p>
          </table:table-cell>
          <table:table-cell table:formula="oooc:= 1 + ([.H$2]-1)*POWER(EXP([.H$3]/([.H$2]-1)); [.$B64]-1)" office:value-type="percentage" office:value="0.341957989300529">
            <text:p>34.20%</text:p>
          </table:table-cell>
          <table:table-cell table:formula="oooc:=[.I$2]*POWER([.I$3];[.$B64]) + [.I$4]" office:value-type="float" office:value="0">
            <text:p>0</text:p>
          </table:table-cell>
          <table:table-cell table:formula="oooc:=[.J$2]*POWER([.J$3];[.$B64]) + [.J$4]" office:value-type="float" office:value="71.5357122014404">
            <text:p>72</text:p>
          </table:table-cell>
          <table:table-cell table:formula="oooc:=[.K$2]*POWER([.K$3];[.$B64]) + [.K$4]" office:value-type="float" office:value="108.303568302161">
            <text:p>108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238.610171509214">
            <text:p>239</text:p>
          </table:table-cell>
          <table:table-cell table:formula="oooc:= 1 + ([.D$2]-1)*POWER(EXP([.D$3]/([.D$2]-1)); ([.$B65]-1))" office:value-type="percentage" office:value="0.993578681197495">
            <text:p>99.36%</text:p>
          </table:table-cell>
          <table:table-cell table:formula="oooc:=[.E$2]*POWER([.E$3];[.$B65]) + [.E$4]" office:value-type="float" office:value="222.009368495329">
            <text:p>222</text:p>
          </table:table-cell>
          <table:table-cell table:formula="oooc:=[.F$2]*POWER([.F$3];[.$B65]) + [.F$4]" office:value-type="float" office:value="3415.14721921231">
            <text:p>3415</text:p>
          </table:table-cell>
          <table:table-cell table:formula="oooc:=[.G$2]*POWER([.G$3];[.$B65]) + [.G$4]" office:value-type="float" office:value="0">
            <text:p>0</text:p>
          </table:table-cell>
          <table:table-cell table:formula="oooc:= 1 + ([.H$2]-1)*POWER(EXP([.H$3]/([.H$2]-1)); [.$B65]-1)" office:value-type="percentage" office:value="0.345563689901836">
            <text:p>34.56%</text:p>
          </table:table-cell>
          <table:table-cell table:formula="oooc:=[.I$2]*POWER([.I$3];[.$B65]) + [.I$4]" office:value-type="float" office:value="0">
            <text:p>0</text:p>
          </table:table-cell>
          <table:table-cell table:formula="oooc:=[.J$2]*POWER([.J$3];[.$B65]) + [.J$4]" office:value-type="float" office:value="76.4032120555413">
            <text:p>76</text:p>
          </table:table-cell>
          <table:table-cell table:formula="oooc:=[.K$2]*POWER([.K$3];[.$B65]) + [.K$4]" office:value-type="float" office:value="115.604818083312">
            <text:p>116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255.102883514859">
            <text:p>255</text:p>
          </table:table-cell>
          <table:table-cell table:formula="oooc:= 1 + ([.D$2]-1)*POWER(EXP([.D$3]/([.D$2]-1)); ([.$B66]-1))" office:value-type="percentage" office:value="0.993925692675901">
            <text:p>99.39%</text:p>
          </table:table-cell>
          <table:table-cell table:formula="oooc:=[.E$2]*POWER([.E$3];[.$B66]) + [.E$4]" office:value-type="float" office:value="237.200024290002">
            <text:p>237</text:p>
          </table:table-cell>
          <table:table-cell table:formula="oooc:=[.F$2]*POWER([.F$3];[.$B66]) + [.F$4]" office:value-type="float" office:value="3653.85752455717">
            <text:p>3654</text:p>
          </table:table-cell>
          <table:table-cell table:formula="oooc:=[.G$2]*POWER([.G$3];[.$B66]) + [.G$4]" office:value-type="float" office:value="0">
            <text:p>0</text:p>
          </table:table-cell>
          <table:table-cell table:formula="oooc:= 1 + ([.H$2]-1)*POWER(EXP([.H$3]/([.H$2]-1)); [.$B66]-1)" office:value-type="percentage" office:value="0.349149633289143">
            <text:p>34.91%</text:p>
          </table:table-cell>
          <table:table-cell table:formula="oooc:=[.I$2]*POWER([.I$3];[.$B66]) + [.I$4]" office:value-type="float" office:value="0">
            <text:p>0</text:p>
          </table:table-cell>
          <table:table-cell table:formula="oooc:=[.J$2]*POWER([.J$3];[.$B66]) + [.J$4]" office:value-type="float" office:value="81.6114368994291">
            <text:p>82</text:p>
          </table:table-cell>
          <table:table-cell table:formula="oooc:=[.K$2]*POWER([.K$3];[.$B66]) + [.K$4]" office:value-type="float" office:value="123.417155349144">
            <text:p>123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272.750085360899">
            <text:p>273</text:p>
          </table:table-cell>
          <table:table-cell table:formula="oooc:= 1 + ([.D$2]-1)*POWER(EXP([.D$3]/([.D$2]-1)); ([.$B67]-1))" office:value-type="percentage" office:value="0.994253951469719">
            <text:p>99.43%</text:p>
          </table:table-cell>
          <table:table-cell table:formula="oooc:=[.E$2]*POWER([.E$3];[.$B67]) + [.E$4]" office:value-type="float" office:value="253.454025990302">
            <text:p>253</text:p>
          </table:table-cell>
          <table:table-cell table:formula="oooc:=[.F$2]*POWER([.F$3];[.$B67]) + [.F$4]" office:value-type="float" office:value="3909.27755127617">
            <text:p>3909</text:p>
          </table:table-cell>
          <table:table-cell table:formula="oooc:=[.G$2]*POWER([.G$3];[.$B67]) + [.G$4]" office:value-type="float" office:value="0">
            <text:p>0</text:p>
          </table:table-cell>
          <table:table-cell table:formula="oooc:= 1 + ([.H$2]-1)*POWER(EXP([.H$3]/([.H$2]-1)); [.$B67]-1)" office:value-type="percentage" office:value="0.352715927720886">
            <text:p>35.27%</text:p>
          </table:table-cell>
          <table:table-cell table:formula="oooc:=[.I$2]*POWER([.I$3];[.$B67]) + [.I$4]" office:value-type="float" office:value="0">
            <text:p>0</text:p>
          </table:table-cell>
          <table:table-cell table:formula="oooc:=[.J$2]*POWER([.J$3];[.$B67]) + [.J$4]" office:value-type="float" office:value="87.1842374823892">
            <text:p>87</text:p>
          </table:table-cell>
          <table:table-cell table:formula="oooc:=[.K$2]*POWER([.K$3];[.$B67]) + [.K$4]" office:value-type="float" office:value="131.776356223584">
            <text:p>132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291.632591336162">
            <text:p>292</text:p>
          </table:table-cell>
          <table:table-cell table:formula="oooc:= 1 + ([.D$2]-1)*POWER(EXP([.D$3]/([.D$2]-1)); ([.$B68]-1))" office:value-type="percentage" office:value="0.994564470983983">
            <text:p>99.46%</text:p>
          </table:table-cell>
          <table:table-cell table:formula="oooc:=[.E$2]*POWER([.E$3];[.$B68]) + [.E$4]" office:value-type="float" office:value="270.845807809623">
            <text:p>271</text:p>
          </table:table-cell>
          <table:table-cell table:formula="oooc:=[.F$2]*POWER([.F$3];[.$B68]) + [.F$4]" office:value-type="float" office:value="4182.5769798655">
            <text:p>4183</text:p>
          </table:table-cell>
          <table:table-cell table:formula="oooc:=[.G$2]*POWER([.G$3];[.$B68]) + [.G$4]" office:value-type="float" office:value="0">
            <text:p>0</text:p>
          </table:table-cell>
          <table:table-cell table:formula="oooc:= 1 + ([.H$2]-1)*POWER(EXP([.H$3]/([.H$2]-1)); [.$B68]-1)" office:value-type="percentage" office:value="0.356262680862303">
            <text:p>35.63%</text:p>
          </table:table-cell>
          <table:table-cell table:formula="oooc:=[.I$2]*POWER([.I$3];[.$B68]) + [.I$4]" office:value-type="float" office:value="0">
            <text:p>0</text:p>
          </table:table-cell>
          <table:table-cell table:formula="oooc:=[.J$2]*POWER([.J$3];[.$B68]) + [.J$4]" office:value-type="float" office:value="93.1471341061564">
            <text:p>93</text:p>
          </table:table-cell>
          <table:table-cell table:formula="oooc:=[.K$2]*POWER([.K$3];[.$B68]) + [.K$4]" office:value-type="float" office:value="140.720701159235">
            <text:p>141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311.836872729693">
            <text:p>312</text:p>
          </table:table-cell>
          <table:table-cell table:formula="oooc:= 1 + ([.D$2]-1)*POWER(EXP([.D$3]/([.D$2]-1)); ([.$B69]-1))" office:value-type="percentage" office:value="0.994858209858781">
            <text:p>99.49%</text:p>
          </table:table-cell>
          <table:table-cell table:formula="oooc:=[.E$2]*POWER([.E$3];[.$B69]) + [.E$4]" office:value-type="float" office:value="289.455014356297">
            <text:p>289</text:p>
          </table:table-cell>
          <table:table-cell table:formula="oooc:=[.F$2]*POWER([.F$3];[.$B69]) + [.F$4]" office:value-type="float" office:value="4475.00736845609">
            <text:p>4475</text:p>
          </table:table-cell>
          <table:table-cell table:formula="oooc:=[.G$2]*POWER([.G$3];[.$B69]) + [.G$4]" office:value-type="float" office:value="0">
            <text:p>0</text:p>
          </table:table-cell>
          <table:table-cell table:formula="oooc:= 1 + ([.H$2]-1)*POWER(EXP([.H$3]/([.H$2]-1)); [.$B69]-1)" office:value-type="percentage" office:value="0.359789999788691">
            <text:p>35.98%</text:p>
          </table:table-cell>
          <table:table-cell table:formula="oooc:=[.I$2]*POWER([.I$3];[.$B69]) + [.I$4]" office:value-type="float" office:value="0">
            <text:p>0</text:p>
          </table:table-cell>
          <table:table-cell table:formula="oooc:=[.J$2]*POWER([.J$3];[.$B69]) + [.J$4]" office:value-type="float" office:value="99.5274334935874">
            <text:p>100</text:p>
          </table:table-cell>
          <table:table-cell table:formula="oooc:=[.K$2]*POWER([.K$3];[.$B69]) + [.K$4]" office:value-type="float" office:value="150.291150240381">
            <text:p>150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333.455453820772">
            <text:p>333</text:p>
          </table:table-cell>
          <table:table-cell table:formula="oooc:= 1 + ([.D$2]-1)*POWER(EXP([.D$3]/([.D$2]-1)); ([.$B70]-1))" office:value-type="percentage" office:value="0.995136074928782">
            <text:p>99.51%</text:p>
          </table:table-cell>
          <table:table-cell table:formula="oooc:=[.E$2]*POWER([.E$3];[.$B70]) + [.E$4]" office:value-type="float" office:value="309.366865361237">
            <text:p>309</text:p>
          </table:table-cell>
          <table:table-cell table:formula="oooc:=[.F$2]*POWER([.F$3];[.$B70]) + [.F$4]" office:value-type="float" office:value="4787.90788424802">
            <text:p>4788</text:p>
          </table:table-cell>
          <table:table-cell table:formula="oooc:=[.G$2]*POWER([.G$3];[.$B70]) + [.G$4]" office:value-type="float" office:value="0">
            <text:p>0</text:p>
          </table:table-cell>
          <table:table-cell table:formula="oooc:= 1 + ([.H$2]-1)*POWER(EXP([.H$3]/([.H$2]-1)); [.$B70]-1)" office:value-type="percentage" office:value="0.363297990988631">
            <text:p>36.33%</text:p>
          </table:table-cell>
          <table:table-cell table:formula="oooc:=[.I$2]*POWER([.I$3];[.$B70]) + [.I$4]" office:value-type="float" office:value="0">
            <text:p>0</text:p>
          </table:table-cell>
          <table:table-cell table:formula="oooc:=[.J$2]*POWER([.J$3];[.$B70]) + [.J$4]" office:value-type="float" office:value="106.354353838139">
            <text:p>106</text:p>
          </table:table-cell>
          <table:table-cell table:formula="oooc:=[.K$2]*POWER([.K$3];[.$B70]) + [.K$4]" office:value-type="float" office:value="160.531530757208">
            <text:p>161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356.587335588226">
            <text:p>357</text:p>
          </table:table-cell>
          <table:table-cell table:formula="oooc:= 1 + ([.D$2]-1)*POWER(EXP([.D$3]/([.D$2]-1)); ([.$B71]-1))" office:value-type="percentage" office:value="0.995398924022829">
            <text:p>99.54%</text:p>
          </table:table-cell>
          <table:table-cell table:formula="oooc:=[.E$2]*POWER([.E$3];[.$B71]) + [.E$4]" office:value-type="float" office:value="330.672545936524">
            <text:p>331</text:p>
          </table:table-cell>
          <table:table-cell table:formula="oooc:=[.F$2]*POWER([.F$3];[.$B71]) + [.F$4]" office:value-type="float" office:value="5122.71143614538">
            <text:p>5123</text:p>
          </table:table-cell>
          <table:table-cell table:formula="oooc:=[.G$2]*POWER([.G$3];[.$B71]) + [.G$4]" office:value-type="float" office:value="0">
            <text:p>0</text:p>
          </table:table-cell>
          <table:table-cell table:formula="oooc:= 1 + ([.H$2]-1)*POWER(EXP([.H$3]/([.H$2]-1)); [.$B71]-1)" office:value-type="percentage" office:value="0.366786760367208">
            <text:p>36.68%</text:p>
          </table:table-cell>
          <table:table-cell table:formula="oooc:=[.I$2]*POWER([.I$3];[.$B71]) + [.I$4]" office:value-type="float" office:value="0">
            <text:p>0</text:p>
          </table:table-cell>
          <table:table-cell table:formula="oooc:=[.J$2]*POWER([.J$3];[.$B71]) + [.J$4]" office:value-type="float" office:value="113.659158606808">
            <text:p>114</text:p>
          </table:table-cell>
          <table:table-cell table:formula="oooc:=[.K$2]*POWER([.K$3];[.$B71]) + [.K$4]" office:value-type="float" office:value="171.488737910212">
            <text:p>171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381.338449079402">
            <text:p>381</text:p>
          </table:table-cell>
          <table:table-cell table:formula="oooc:= 1 + ([.D$2]-1)*POWER(EXP([.D$3]/([.D$2]-1)); ([.$B72]-1))" office:value-type="percentage" office:value="0.995647568612235">
            <text:p>99.56%</text:p>
          </table:table-cell>
          <table:table-cell table:formula="oooc:=[.E$2]*POWER([.E$3];[.$B72]) + [.E$4]" office:value-type="float" office:value="353.469624152081">
            <text:p>353</text:p>
          </table:table-cell>
          <table:table-cell table:formula="oooc:=[.F$2]*POWER([.F$3];[.$B72]) + [.F$4]" office:value-type="float" office:value="5480.95123667555">
            <text:p>5481</text:p>
          </table:table-cell>
          <table:table-cell table:formula="oooc:=[.G$2]*POWER([.G$3];[.$B72]) + [.G$4]" office:value-type="float" office:value="0">
            <text:p>0</text:p>
          </table:table-cell>
          <table:table-cell table:formula="oooc:= 1 + ([.H$2]-1)*POWER(EXP([.H$3]/([.H$2]-1)); [.$B72]-1)" office:value-type="percentage" office:value="0.370256413249206">
            <text:p>37.03%</text:p>
          </table:table-cell>
          <table:table-cell table:formula="oooc:=[.I$2]*POWER([.I$3];[.$B72]) + [.I$4]" office:value-type="float" office:value="0">
            <text:p>0</text:p>
          </table:table-cell>
          <table:table-cell table:formula="oooc:=[.J$2]*POWER([.J$3];[.$B72]) + [.J$4]" office:value-type="float" office:value="121.475299709285">
            <text:p>121</text:p>
          </table:table-cell>
          <table:table-cell table:formula="oooc:=[.K$2]*POWER([.K$3];[.$B72]) + [.K$4]" office:value-type="float" office:value="183.212949563927">
            <text:p>18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407.82214051496">
            <text:p>408</text:p>
          </table:table-cell>
          <table:table-cell table:formula="oooc:= 1 + ([.D$2]-1)*POWER(EXP([.D$3]/([.D$2]-1)); ([.$B73]-1))" office:value-type="percentage" office:value="0.995882776315977">
            <text:p>99.59%</text:p>
          </table:table-cell>
          <table:table-cell table:formula="oooc:=[.E$2]*POWER([.E$3];[.$B73]) + [.E$4]" office:value-type="float" office:value="377.862497842726">
            <text:p>378</text:p>
          </table:table-cell>
          <table:table-cell table:formula="oooc:=[.F$2]*POWER([.F$3];[.$B73]) + [.F$4]" office:value-type="float" office:value="5864.26782324284">
            <text:p>5864</text:p>
          </table:table-cell>
          <table:table-cell table:formula="oooc:=[.G$2]*POWER([.G$3];[.$B73]) + [.G$4]" office:value-type="float" office:value="0">
            <text:p>0</text:p>
          </table:table-cell>
          <table:table-cell table:formula="oooc:= 1 + ([.H$2]-1)*POWER(EXP([.H$3]/([.H$2]-1)); [.$B73]-1)" office:value-type="percentage" office:value="0.373707054382289">
            <text:p>37.37%</text:p>
          </table:table-cell>
          <table:table-cell table:formula="oooc:=[.I$2]*POWER([.I$3];[.$B73]) + [.I$4]" office:value-type="float" office:value="0">
            <text:p>0</text:p>
          </table:table-cell>
          <table:table-cell table:formula="oooc:=[.J$2]*POWER([.J$3];[.$B73]) + [.J$4]" office:value-type="float" office:value="129.838570688935">
            <text:p>130</text:p>
          </table:table-cell>
          <table:table-cell table:formula="oooc:=[.K$2]*POWER([.K$3];[.$B73]) + [.K$4]" office:value-type="float" office:value="195.757856033402">
            <text:p>196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436.159690351007">
            <text:p>436</text:p>
          </table:table-cell>
          <table:table-cell table:formula="oooc:= 1 + ([.D$2]-1)*POWER(EXP([.D$3]/([.D$2]-1)); ([.$B74]-1))" office:value-type="percentage" office:value="0.996105273270491">
            <text:p>99.61%</text:p>
          </table:table-cell>
          <table:table-cell table:formula="oooc:=[.E$2]*POWER([.E$3];[.$B74]) + [.E$4]" office:value-type="float" office:value="403.962872691717">
            <text:p>404</text:p>
          </table:table-cell>
          <table:table-cell table:formula="oooc:=[.F$2]*POWER([.F$3];[.$B74]) + [.F$4]" office:value-type="float" office:value="6274.41657086984">
            <text:p>6274</text:p>
          </table:table-cell>
          <table:table-cell table:formula="oooc:=[.G$2]*POWER([.G$3];[.$B74]) + [.G$4]" office:value-type="float" office:value="0">
            <text:p>0</text:p>
          </table:table-cell>
          <table:table-cell table:formula="oooc:= 1 + ([.H$2]-1)*POWER(EXP([.H$3]/([.H$2]-1)); [.$B74]-1)" office:value-type="percentage" office:value="0.377138787940163">
            <text:p>37.71%</text:p>
          </table:table-cell>
          <table:table-cell table:formula="oooc:=[.I$2]*POWER([.I$3];[.$B74]) + [.I$4]" office:value-type="float" office:value="0">
            <text:p>0</text:p>
          </table:table-cell>
          <table:table-cell table:formula="oooc:=[.J$2]*POWER([.J$3];[.$B74]) + [.J$4]" office:value-type="float" office:value="138.78727063716">
            <text:p>139</text:p>
          </table:table-cell>
          <table:table-cell table:formula="oooc:=[.K$2]*POWER([.K$3];[.$B74]) + [.K$4]" office:value-type="float" office:value="209.18090595574">
            <text:p>209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466.480868675578">
            <text:p>466</text:p>
          </table:table-cell>
          <table:table-cell table:formula="oooc:= 1 + ([.D$2]-1)*POWER(EXP([.D$3]/([.D$2]-1)); ([.$B75]-1))" office:value-type="percentage" office:value="0.996315746371417">
            <text:p>99.63%</text:p>
          </table:table-cell>
          <table:table-cell table:formula="oooc:=[.E$2]*POWER([.E$3];[.$B75]) + [.E$4]" office:value-type="float" office:value="431.890273780138">
            <text:p>432</text:p>
          </table:table-cell>
          <table:table-cell table:formula="oooc:=[.F$2]*POWER([.F$3];[.$B75]) + [.F$4]" office:value-type="float" office:value="6713.27573083073">
            <text:p>6713</text:p>
          </table:table-cell>
          <table:table-cell table:formula="oooc:=[.G$2]*POWER([.G$3];[.$B75]) + [.G$4]" office:value-type="float" office:value="0">
            <text:p>0</text:p>
          </table:table-cell>
          <table:table-cell table:formula="oooc:= 1 + ([.H$2]-1)*POWER(EXP([.H$3]/([.H$2]-1)); [.$B75]-1)" office:value-type="percentage" office:value="0.380551717525718">
            <text:p>38.06%</text:p>
          </table:table-cell>
          <table:table-cell table:formula="oooc:=[.I$2]*POWER([.I$3];[.$B75]) + [.I$4]" office:value-type="float" office:value="0">
            <text:p>0</text:p>
          </table:table-cell>
          <table:table-cell table:formula="oooc:=[.J$2]*POWER([.J$3];[.$B75]) + [.J$4]" office:value-type="float" office:value="148.362379581761">
            <text:p>148</text:p>
          </table:table-cell>
          <table:table-cell table:formula="oooc:=[.K$2]*POWER([.K$3];[.$B75]) + [.K$4]" office:value-type="float" office:value="223.543569372642">
            <text:p>224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498.924529482868">
            <text:p>499</text:p>
          </table:table-cell>
          <table:table-cell table:formula="oooc:= 1 + ([.D$2]-1)*POWER(EXP([.D$3]/([.D$2]-1)); ([.$B76]-1))" office:value-type="percentage" office:value="0.996514845394188">
            <text:p>99.65%</text:p>
          </table:table-cell>
          <table:table-cell table:formula="oooc:=[.E$2]*POWER([.E$3];[.$B76]) + [.E$4]" office:value-type="float" office:value="461.772592944747">
            <text:p>462</text:p>
          </table:table-cell>
          <table:table-cell table:formula="oooc:=[.F$2]*POWER([.F$3];[.$B76]) + [.F$4]" office:value-type="float" office:value="7182.85503198889">
            <text:p>7183</text:p>
          </table:table-cell>
          <table:table-cell table:formula="oooc:=[.G$2]*POWER([.G$3];[.$B76]) + [.G$4]" office:value-type="float" office:value="0">
            <text:p>0</text:p>
          </table:table-cell>
          <table:table-cell table:formula="oooc:= 1 + ([.H$2]-1)*POWER(EXP([.H$3]/([.H$2]-1)); [.$B76]-1)" office:value-type="percentage" office:value="0.383945946174163">
            <text:p>38.39%</text:p>
          </table:table-cell>
          <table:table-cell table:formula="oooc:=[.I$2]*POWER([.I$3];[.$B76]) + [.I$4]" office:value-type="float" office:value="0">
            <text:p>0</text:p>
          </table:table-cell>
          <table:table-cell table:formula="oooc:=[.J$2]*POWER([.J$3];[.$B76]) + [.J$4]" office:value-type="float" office:value="158.607746152485">
            <text:p>159</text:p>
          </table:table-cell>
          <table:table-cell table:formula="oooc:=[.K$2]*POWER([.K$3];[.$B76]) + [.K$4]" office:value-type="float" office:value="238.911619228727">
            <text:p>239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533.639246546669">
            <text:p>534</text:p>
          </table:table-cell>
          <table:table-cell table:formula="oooc:= 1 + ([.D$2]-1)*POWER(EXP([.D$3]/([.D$2]-1)); ([.$B77]-1))" office:value-type="percentage" office:value="0.996703185000028">
            <text:p>99.67%</text:p>
          </table:table-cell>
          <table:table-cell table:formula="oooc:=[.E$2]*POWER([.E$3];[.$B77]) + [.E$4]" office:value-type="float" office:value="493.74667445088">
            <text:p>494</text:p>
          </table:table-cell>
          <table:table-cell table:formula="oooc:=[.F$2]*POWER([.F$3];[.$B77]) + [.F$4]" office:value-type="float" office:value="7685.30488422811">
            <text:p>7685</text:p>
          </table:table-cell>
          <table:table-cell table:formula="oooc:=[.G$2]*POWER([.G$3];[.$B77]) + [.G$4]" office:value-type="float" office:value="0">
            <text:p>0</text:p>
          </table:table-cell>
          <table:table-cell table:formula="oooc:= 1 + ([.H$2]-1)*POWER(EXP([.H$3]/([.H$2]-1)); [.$B77]-1)" office:value-type="percentage" office:value="0.387321576356126">
            <text:p>38.73%</text:p>
          </table:table-cell>
          <table:table-cell table:formula="oooc:=[.I$2]*POWER([.I$3];[.$B77]) + [.I$4]" office:value-type="float" office:value="0">
            <text:p>0</text:p>
          </table:table-cell>
          <table:table-cell table:formula="oooc:=[.J$2]*POWER([.J$3];[.$B77]) + [.J$4]" office:value-type="float" office:value="169.570288383159">
            <text:p>170</text:p>
          </table:table-cell>
          <table:table-cell table:formula="oooc:=[.K$2]*POWER([.K$3];[.$B77]) + [.K$4]" office:value-type="float" office:value="255.355432574738">
            <text:p>255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570.783993804936">
            <text:p>571</text:p>
          </table:table-cell>
          <table:table-cell table:formula="oooc:= 1 + ([.D$2]-1)*POWER(EXP([.D$3]/([.D$2]-1)); ([.$B78]-1))" office:value-type="percentage" office:value="0.996881346633542">
            <text:p>99.69%</text:p>
          </table:table-cell>
          <table:table-cell table:formula="oooc:=[.E$2]*POWER([.E$3];[.$B78]) + [.E$4]" office:value-type="float" office:value="527.958941662441">
            <text:p>528</text:p>
          </table:table-cell>
          <table:table-cell table:formula="oooc:=[.F$2]*POWER([.F$3];[.$B78]) + [.F$4]" office:value-type="float" office:value="8222.92622612408">
            <text:p>8223</text:p>
          </table:table-cell>
          <table:table-cell table:formula="oooc:=[.G$2]*POWER([.G$3];[.$B78]) + [.G$4]" office:value-type="float" office:value="0">
            <text:p>0</text:p>
          </table:table-cell>
          <table:table-cell table:formula="oooc:= 1 + ([.H$2]-1)*POWER(EXP([.H$3]/([.H$2]-1)); [.$B78]-1)" office:value-type="percentage" office:value="0.39067870998076">
            <text:p>39.07%</text:p>
          </table:table-cell>
          <table:table-cell table:formula="oooc:=[.I$2]*POWER([.I$3];[.$B78]) + [.I$4]" office:value-type="float" office:value="0">
            <text:p>0</text:p>
          </table:table-cell>
          <table:table-cell table:formula="oooc:=[.J$2]*POWER([.J$3];[.$B78]) + [.J$4]" office:value-type="float" office:value="181.30020856998">
            <text:p>181</text:p>
          </table:table-cell>
          <table:table-cell table:formula="oooc:=[.K$2]*POWER([.K$3];[.$B78]) + [.K$4]" office:value-type="float" office:value="272.95031285497">
            <text:p>273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610.528873371282">
            <text:p>611</text:p>
          </table:table-cell>
          <table:table-cell table:formula="oooc:= 1 + ([.D$2]-1)*POWER(EXP([.D$3]/([.D$2]-1)); ([.$B79]-1))" office:value-type="percentage" office:value="0.997049880317761">
            <text:p>99.70%</text:p>
          </table:table-cell>
          <table:table-cell table:formula="oooc:=[.E$2]*POWER([.E$3];[.$B79]) + [.E$4]" office:value-type="float" office:value="564.566067578812">
            <text:p>565</text:p>
          </table:table-cell>
          <table:table-cell table:formula="oooc:=[.F$2]*POWER([.F$3];[.$B79]) + [.F$4]" office:value-type="float" office:value="8798.18106195276">
            <text:p>8798</text:p>
          </table:table-cell>
          <table:table-cell table:formula="oooc:=[.G$2]*POWER([.G$3];[.$B79]) + [.G$4]" office:value-type="float" office:value="0">
            <text:p>0</text:p>
          </table:table-cell>
          <table:table-cell table:formula="oooc:= 1 + ([.H$2]-1)*POWER(EXP([.H$3]/([.H$2]-1)); [.$B79]-1)" office:value-type="percentage" office:value="0.394017448398807">
            <text:p>39.40%</text:p>
          </table:table-cell>
          <table:table-cell table:formula="oooc:=[.I$2]*POWER([.I$3];[.$B79]) + [.I$4]" office:value-type="float" office:value="0">
            <text:p>0</text:p>
          </table:table-cell>
          <table:table-cell table:formula="oooc:=[.J$2]*POWER([.J$3];[.$B79]) + [.J$4]" office:value-type="float" office:value="193.851223169878">
            <text:p>194</text:p>
          </table:table-cell>
          <table:table-cell table:formula="oooc:=[.K$2]*POWER([.K$3];[.$B79]) + [.K$4]" office:value-type="float" office:value="291.776834754818">
            <text:p>292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653.055894507271">
            <text:p>653</text:p>
          </table:table-cell>
          <table:table-cell table:formula="oooc:= 1 + ([.D$2]-1)*POWER(EXP([.D$3]/([.D$2]-1)); ([.$B80]-1))" office:value-type="percentage" office:value="0.997209306352178">
            <text:p>99.72%</text:p>
          </table:table-cell>
          <table:table-cell table:formula="oooc:=[.E$2]*POWER([.E$3];[.$B80]) + [.E$4]" office:value-type="float" office:value="603.735692309329">
            <text:p>604</text:p>
          </table:table-cell>
          <table:table-cell table:formula="oooc:=[.F$2]*POWER([.F$3];[.$B80]) + [.F$4]" office:value-type="float" office:value="9413.70373628945">
            <text:p>9414</text:p>
          </table:table-cell>
          <table:table-cell table:formula="oooc:=[.G$2]*POWER([.G$3];[.$B80]) + [.G$4]" office:value-type="float" office:value="0">
            <text:p>0</text:p>
          </table:table-cell>
          <table:table-cell table:formula="oooc:= 1 + ([.H$2]-1)*POWER(EXP([.H$3]/([.H$2]-1)); [.$B80]-1)" office:value-type="percentage" office:value="0.397337892405668">
            <text:p>39.73%</text:p>
          </table:table-cell>
          <table:table-cell table:formula="oooc:=[.I$2]*POWER([.I$3];[.$B80]) + [.I$4]" office:value-type="float" office:value="0">
            <text:p>0</text:p>
          </table:table-cell>
          <table:table-cell table:formula="oooc:=[.J$2]*POWER([.J$3];[.$B80]) + [.J$4]" office:value-type="float" office:value="207.28080879177">
            <text:p>207</text:p>
          </table:table-cell>
          <table:table-cell table:formula="oooc:=[.K$2]*POWER([.K$3];[.$B80]) + [.K$4]" office:value-type="float" office:value="311.921213187655">
            <text:p>312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698.55980712278">
            <text:p>699</text:p>
          </table:table-cell>
          <table:table-cell table:formula="oooc:= 1 + ([.D$2]-1)*POWER(EXP([.D$3]/([.D$2]-1)); ([.$B81]-1))" office:value-type="percentage" office:value="0.997360116919025">
            <text:p>99.74%</text:p>
          </table:table-cell>
          <table:table-cell table:formula="oooc:=[.E$2]*POWER([.E$3];[.$B81]) + [.E$4]" office:value-type="float" office:value="645.647190770982">
            <text:p>646</text:p>
          </table:table-cell>
          <table:table-cell table:formula="oooc:=[.F$2]*POWER([.F$3];[.$B81]) + [.F$4]" office:value-type="float" office:value="10072.3129978297">
            <text:p>10072</text:p>
          </table:table-cell>
          <table:table-cell table:formula="oooc:=[.G$2]*POWER([.G$3];[.$B81]) + [.G$4]" office:value-type="float" office:value="0">
            <text:p>0</text:p>
          </table:table-cell>
          <table:table-cell table:formula="oooc:= 1 + ([.H$2]-1)*POWER(EXP([.H$3]/([.H$2]-1)); [.$B81]-1)" office:value-type="percentage" office:value="0.40064014224444">
            <text:p>40.06%</text:p>
          </table:table-cell>
          <table:table-cell table:formula="oooc:=[.I$2]*POWER([.I$3];[.$B81]) + [.I$4]" office:value-type="float" office:value="0">
            <text:p>0</text:p>
          </table:table-cell>
          <table:table-cell table:formula="oooc:=[.J$2]*POWER([.J$3];[.$B81]) + [.J$4]" office:value-type="float" office:value="221.650465407194">
            <text:p>222</text:p>
          </table:table-cell>
          <table:table-cell table:formula="oooc:=[.K$2]*POWER([.K$3];[.$B81]) + [.K$4]" office:value-type="float" office:value="333.475698110791">
            <text:p>333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747.248993621375">
            <text:p>747</text:p>
          </table:table-cell>
          <table:table-cell table:formula="oooc:= 1 + ([.D$2]-1)*POWER(EXP([.D$3]/([.D$2]-1)); ([.$B82]-1))" office:value-type="percentage" office:value="0.997502777602745">
            <text:p>99.75%</text:p>
          </table:table-cell>
          <table:table-cell table:formula="oooc:=[.E$2]*POWER([.E$3];[.$B82]) + [.E$4]" office:value-type="float" office:value="690.492494124951">
            <text:p>690</text:p>
          </table:table-cell>
          <table:table-cell table:formula="oooc:=[.F$2]*POWER([.F$3];[.$B82]) + [.F$4]" office:value-type="float" office:value="10777.0249076778">
            <text:p>10777</text:p>
          </table:table-cell>
          <table:table-cell table:formula="oooc:=[.G$2]*POWER([.G$3];[.$B82]) + [.G$4]" office:value-type="float" office:value="0">
            <text:p>0</text:p>
          </table:table-cell>
          <table:table-cell table:formula="oooc:= 1 + ([.H$2]-1)*POWER(EXP([.H$3]/([.H$2]-1)); [.$B82]-1)" office:value-type="percentage" office:value="0.403924297608945">
            <text:p>40.39%</text:p>
          </table:table-cell>
          <table:table-cell table:formula="oooc:=[.I$2]*POWER([.I$3];[.$B82]) + [.I$4]" office:value-type="float" office:value="0">
            <text:p>0</text:p>
          </table:table-cell>
          <table:table-cell table:formula="oooc:=[.J$2]*POWER([.J$3];[.$B82]) + [.J$4]" office:value-type="float" office:value="237.025997985697">
            <text:p>237</text:p>
          </table:table-cell>
          <table:table-cell table:formula="oooc:=[.K$2]*POWER([.K$3];[.$B82]) + [.K$4]" office:value-type="float" office:value="356.538996978546">
            <text:p>357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799.346423174871">
            <text:p>799</text:p>
          </table:table-cell>
          <table:table-cell table:formula="oooc:= 1 + ([.D$2]-1)*POWER(EXP([.D$3]/([.D$2]-1)); ([.$B83]-1))" office:value-type="percentage" office:value="0.997637728827351">
            <text:p>99.76%</text:p>
          </table:table-cell>
          <table:table-cell table:formula="oooc:=[.E$2]*POWER([.E$3];[.$B83]) + [.E$4]" office:value-type="float" office:value="738.476968713697">
            <text:p>738</text:p>
          </table:table-cell>
          <table:table-cell table:formula="oooc:=[.F$2]*POWER([.F$3];[.$B83]) + [.F$4]" office:value-type="float" office:value="11531.0666512152">
            <text:p>11531</text:p>
          </table:table-cell>
          <table:table-cell table:formula="oooc:=[.G$2]*POWER([.G$3];[.$B83]) + [.G$4]" office:value-type="float" office:value="0">
            <text:p>0</text:p>
          </table:table-cell>
          <table:table-cell table:formula="oooc:= 1 + ([.H$2]-1)*POWER(EXP([.H$3]/([.H$2]-1)); [.$B83]-1)" office:value-type="percentage" office:value="0.407190457646739">
            <text:p>40.72%</text:p>
          </table:table-cell>
          <table:table-cell table:formula="oooc:=[.I$2]*POWER([.I$3];[.$B83]) + [.I$4]" office:value-type="float" office:value="0">
            <text:p>0</text:p>
          </table:table-cell>
          <table:table-cell table:formula="oooc:=[.J$2]*POWER([.J$3];[.$B83]) + [.J$4]" office:value-type="float" office:value="253.477817844696">
            <text:p>253</text:p>
          </table:table-cell>
          <table:table-cell table:formula="oooc:=[.K$2]*POWER([.K$3];[.$B83]) + [.K$4]" office:value-type="float" office:value="381.216726767044">
            <text:p>381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855.090672797112">
            <text:p>855</text:p>
          </table:table-cell>
          <table:table-cell table:formula="oooc:= 1 + ([.D$2]-1)*POWER(EXP([.D$3]/([.D$2]-1)); ([.$B84]-1))" office:value-type="percentage" office:value="0.997765387216107">
            <text:p>99.78%</text:p>
          </table:table-cell>
          <table:table-cell table:formula="oooc:=[.E$2]*POWER([.E$3];[.$B84]) + [.E$4]" office:value-type="float" office:value="789.820356523656">
            <text:p>790</text:p>
          </table:table-cell>
          <table:table-cell table:formula="oooc:=[.F$2]*POWER([.F$3];[.$B84]) + [.F$4]" office:value-type="float" office:value="12337.8913168003">
            <text:p>12338</text:p>
          </table:table-cell>
          <table:table-cell table:formula="oooc:=[.G$2]*POWER([.G$3];[.$B84]) + [.G$4]" office:value-type="float" office:value="0">
            <text:p>0</text:p>
          </table:table-cell>
          <table:table-cell table:formula="oooc:= 1 + ([.H$2]-1)*POWER(EXP([.H$3]/([.H$2]-1)); [.$B84]-1)" office:value-type="percentage" office:value="0.410438720962103">
            <text:p>41.04%</text:p>
          </table:table-cell>
          <table:table-cell table:formula="oooc:=[.I$2]*POWER([.I$3];[.$B84]) + [.I$4]" office:value-type="float" office:value="0">
            <text:p>0</text:p>
          </table:table-cell>
          <table:table-cell table:formula="oooc:=[.J$2]*POWER([.J$3];[.$B84]) + [.J$4]" office:value-type="float" office:value="271.081265093825">
            <text:p>271</text:p>
          </table:table-cell>
          <table:table-cell table:formula="oooc:=[.K$2]*POWER([.K$3];[.$B84]) + [.K$4]" office:value-type="float" office:value="407.621897640737">
            <text:p>408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914.73701989291">
            <text:p>915</text:p>
          </table:table-cell>
          <table:table-cell table:formula="oooc:= 1 + ([.D$2]-1)*POWER(EXP([.D$3]/([.D$2]-1)); ([.$B85]-1))" office:value-type="percentage" office:value="0.997886146877736">
            <text:p>99.79%</text:p>
          </table:table-cell>
          <table:table-cell table:formula="oooc:=[.E$2]*POWER([.E$3];[.$B85]) + [.E$4]" office:value-type="float" office:value="844.757781480312">
            <text:p>845</text:p>
          </table:table-cell>
          <table:table-cell table:formula="oooc:=[.F$2]*POWER([.F$3];[.$B85]) + [.F$4]" office:value-type="float" office:value="13201.1937089763">
            <text:p>13201</text:p>
          </table:table-cell>
          <table:table-cell table:formula="oooc:=[.G$2]*POWER([.G$3];[.$B85]) + [.G$4]" office:value-type="float" office:value="0">
            <text:p>0</text:p>
          </table:table-cell>
          <table:table-cell table:formula="oooc:= 1 + ([.H$2]-1)*POWER(EXP([.H$3]/([.H$2]-1)); [.$B85]-1)" office:value-type="percentage" office:value="0.413669185619024">
            <text:p>41.37%</text:p>
          </table:table-cell>
          <table:table-cell table:formula="oooc:=[.I$2]*POWER([.I$3];[.$B85]) + [.I$4]" office:value-type="float" office:value="0">
            <text:p>0</text:p>
          </table:table-cell>
          <table:table-cell table:formula="oooc:=[.J$2]*POWER([.J$3];[.$B85]) + [.J$4]" office:value-type="float" office:value="289.916953650393">
            <text:p>290</text:p>
          </table:table-cell>
          <table:table-cell table:formula="oooc:=[.K$2]*POWER([.K$3];[.$B85]) + [.K$4]" office:value-type="float" office:value="435.875430475589">
            <text:p>436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978.558611285414">
            <text:p>979</text:p>
          </table:table-cell>
          <table:table-cell table:formula="oooc:= 1 + ([.D$2]-1)*POWER(EXP([.D$3]/([.D$2]-1)); ([.$B86]-1))" office:value-type="percentage" office:value="0.998000380623116">
            <text:p>99.80%</text:p>
          </table:table-cell>
          <table:table-cell table:formula="oooc:=[.E$2]*POWER([.E$3];[.$B86]) + [.E$4]" office:value-type="float" office:value="903.540826183934">
            <text:p>904</text:p>
          </table:table-cell>
          <table:table-cell table:formula="oooc:=[.F$2]*POWER([.F$3];[.$B86]) + [.F$4]" office:value-type="float" office:value="14124.9272686047">
            <text:p>14125</text:p>
          </table:table-cell>
          <table:table-cell table:formula="oooc:=[.G$2]*POWER([.G$3];[.$B86]) + [.G$4]" office:value-type="float" office:value="0">
            <text:p>0</text:p>
          </table:table-cell>
          <table:table-cell table:formula="oooc:= 1 + ([.H$2]-1)*POWER(EXP([.H$3]/([.H$2]-1)); [.$B86]-1)" office:value-type="percentage" office:value="0.416881949144154">
            <text:p>41.69%</text:p>
          </table:table-cell>
          <table:table-cell table:formula="oooc:=[.I$2]*POWER([.I$3];[.$B86]) + [.I$4]" office:value-type="float" office:value="0">
            <text:p>0</text:p>
          </table:table-cell>
          <table:table-cell table:formula="oooc:=[.J$2]*POWER([.J$3];[.$B86]) + [.J$4]" office:value-type="float" office:value="310.07114040592">
            <text:p>310</text:p>
          </table:table-cell>
          <table:table-cell table:formula="oooc:=[.K$2]*POWER([.K$3];[.$B86]) + [.K$4]" office:value-type="float" office:value="466.10671060888">
            <text:p>466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1046.84771407539">
            <text:p>1047</text:p>
          </table:table-cell>
          <table:table-cell table:formula="oooc:= 1 + ([.D$2]-1)*POWER(EXP([.D$3]/([.D$2]-1)); ([.$B87]-1))" office:value-type="percentage" office:value="0.998108441116228">
            <text:p>99.81%</text:p>
          </table:table-cell>
          <table:table-cell table:formula="oooc:=[.E$2]*POWER([.E$3];[.$B87]) + [.E$4]" office:value-type="float" office:value="966.43868401681">
            <text:p>966</text:p>
          </table:table-cell>
          <table:table-cell table:formula="oooc:=[.F$2]*POWER([.F$3];[.$B87]) + [.F$4]" office:value-type="float" office:value="15113.322177407">
            <text:p>15113</text:p>
          </table:table-cell>
          <table:table-cell table:formula="oooc:=[.G$2]*POWER([.G$3];[.$B87]) + [.G$4]" office:value-type="float" office:value="0">
            <text:p>0</text:p>
          </table:table-cell>
          <table:table-cell table:formula="oooc:= 1 + ([.H$2]-1)*POWER(EXP([.H$3]/([.H$2]-1)); [.$B87]-1)" office:value-type="percentage" office:value="0.420077108529751">
            <text:p>42.01%</text:p>
          </table:table-cell>
          <table:table-cell table:formula="oooc:=[.I$2]*POWER([.I$3];[.$B87]) + [.I$4]" office:value-type="float" office:value="0">
            <text:p>0</text:p>
          </table:table-cell>
          <table:table-cell table:formula="oooc:=[.J$2]*POWER([.J$3];[.$B87]) + [.J$4]" office:value-type="float" office:value="331.636120234335">
            <text:p>332</text:p>
          </table:table-cell>
          <table:table-cell table:formula="oooc:=[.K$2]*POWER([.K$3];[.$B87]) + [.K$4]" office:value-type="float" office:value="498.454180351502">
            <text:p>498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1119.91705406067">
            <text:p>1120</text:p>
          </table:table-cell>
          <table:table-cell table:formula="oooc:= 1 + ([.D$2]-1)*POWER(EXP([.D$3]/([.D$2]-1)); ([.$B88]-1))" office:value-type="percentage" office:value="0.998210661962901">
            <text:p>99.82%</text:p>
          </table:table-cell>
          <table:table-cell table:formula="oooc:=[.E$2]*POWER([.E$3];[.$B88]) + [.E$4]" office:value-type="float" office:value="1033.73939189799">
            <text:p>1034</text:p>
          </table:table-cell>
          <table:table-cell table:formula="oooc:=[.F$2]*POWER([.F$3];[.$B88]) + [.F$4]" office:value-type="float" office:value="16170.9047298255">
            <text:p>16171</text:p>
          </table:table-cell>
          <table:table-cell table:formula="oooc:=[.G$2]*POWER([.G$3];[.$B88]) + [.G$4]" office:value-type="float" office:value="0">
            <text:p>0</text:p>
          </table:table-cell>
          <table:table-cell table:formula="oooc:= 1 + ([.H$2]-1)*POWER(EXP([.H$3]/([.H$2]-1)); [.$B88]-1)" office:value-type="percentage" office:value="0.423254760236613">
            <text:p>42.33%</text:p>
          </table:table-cell>
          <table:table-cell table:formula="oooc:=[.I$2]*POWER([.I$3];[.$B88]) + [.I$4]" office:value-type="float" office:value="0">
            <text:p>0</text:p>
          </table:table-cell>
          <table:table-cell table:formula="oooc:=[.J$2]*POWER([.J$3];[.$B88]) + [.J$4]" office:value-type="float" office:value="354.710648650738">
            <text:p>355</text:p>
          </table:table-cell>
          <table:table-cell table:formula="oooc:=[.K$2]*POWER([.K$3];[.$B88]) + [.K$4]" office:value-type="float" office:value="533.065972976107">
            <text:p>533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1198.10124784492">
            <text:p>1198</text:p>
          </table:table-cell>
          <table:table-cell table:formula="oooc:= 1 + ([.D$2]-1)*POWER(EXP([.D$3]/([.D$2]-1)); ([.$B89]-1))" office:value-type="percentage" office:value="0.998307358740731">
            <text:p>99.83%</text:p>
          </table:table-cell>
          <table:table-cell table:formula="oooc:=[.E$2]*POWER([.E$3];[.$B89]) + [.E$4]" office:value-type="float" office:value="1105.75114933085">
            <text:p>1106</text:p>
          </table:table-cell>
          <table:table-cell table:formula="oooc:=[.F$2]*POWER([.F$3];[.$B89]) + [.F$4]" office:value-type="float" office:value="17302.5180609133">
            <text:p>17303</text:p>
          </table:table-cell>
          <table:table-cell table:formula="oooc:=[.G$2]*POWER([.G$3];[.$B89]) + [.G$4]" office:value-type="float" office:value="0">
            <text:p>0</text:p>
          </table:table-cell>
          <table:table-cell table:formula="oooc:= 1 + ([.H$2]-1)*POWER(EXP([.H$3]/([.H$2]-1)); [.$B89]-1)" office:value-type="percentage" office:value="0.426415000196984">
            <text:p>42.64%</text:p>
          </table:table-cell>
          <table:table-cell table:formula="oooc:=[.I$2]*POWER([.I$3];[.$B89]) + [.I$4]" office:value-type="float" office:value="0">
            <text:p>0</text:p>
          </table:table-cell>
          <table:table-cell table:formula="oooc:=[.J$2]*POWER([.J$3];[.$B89]) + [.J$4]" office:value-type="float" office:value="379.40039405629">
            <text:p>379</text:p>
          </table:table-cell>
          <table:table-cell table:formula="oooc:=[.K$2]*POWER([.K$3];[.$B89]) + [.K$4]" office:value-type="float" office:value="570.100591084435">
            <text:p>570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1281.75833519406">
            <text:p>1282</text:p>
          </table:table-cell>
          <table:table-cell table:formula="oooc:= 1 + ([.D$2]-1)*POWER(EXP([.D$3]/([.D$2]-1)); ([.$B90]-1))" office:value-type="percentage" office:value="0.998398829973332">
            <text:p>99.84%</text:p>
          </table:table-cell>
          <table:table-cell table:formula="oooc:=[.E$2]*POWER([.E$3];[.$B90]) + [.E$4]" office:value-type="float" office:value="1182.803729784">
            <text:p>1183</text:p>
          </table:table-cell>
          <table:table-cell table:formula="oooc:=[.F$2]*POWER([.F$3];[.$B90]) + [.F$4]" office:value-type="float" office:value="18513.3443251772">
            <text:p>18513</text:p>
          </table:table-cell>
          <table:table-cell table:formula="oooc:=[.G$2]*POWER([.G$3];[.$B90]) + [.G$4]" office:value-type="float" office:value="0">
            <text:p>0</text:p>
          </table:table-cell>
          <table:table-cell table:formula="oooc:= 1 + ([.H$2]-1)*POWER(EXP([.H$3]/([.H$2]-1)); [.$B90]-1)" office:value-type="percentage" office:value="0.429557923817456">
            <text:p>42.96%</text:p>
          </table:table-cell>
          <table:table-cell table:formula="oooc:=[.I$2]*POWER([.I$3];[.$B90]) + [.I$4]" office:value-type="float" office:value="0">
            <text:p>0</text:p>
          </table:table-cell>
          <table:table-cell table:formula="oooc:=[.J$2]*POWER([.J$3];[.$B90]) + [.J$4]" office:value-type="float" office:value="405.81842164023">
            <text:p>406</text:p>
          </table:table-cell>
          <table:table-cell table:formula="oooc:=[.K$2]*POWER([.K$3];[.$B90]) + [.K$4]" office:value-type="float" office:value="609.727632460345">
            <text:p>610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1371.27141865765">
            <text:p>1371</text:p>
          </table:table-cell>
          <table:table-cell table:formula="oooc:= 1 + ([.D$2]-1)*POWER(EXP([.D$3]/([.D$2]-1)); ([.$B91]-1))" office:value-type="percentage" office:value="0.998485358051944">
            <text:p>99.85%</text:p>
          </table:table-cell>
          <table:table-cell table:formula="oooc:=[.E$2]*POWER([.E$3];[.$B91]) + [.E$4]" office:value-type="float" office:value="1265.24999086889">
            <text:p>1265</text:p>
          </table:table-cell>
          <table:table-cell table:formula="oooc:=[.F$2]*POWER([.F$3];[.$B91]) + [.F$4]" office:value-type="float" office:value="19808.9284279396">
            <text:p>19809</text:p>
          </table:table-cell>
          <table:table-cell table:formula="oooc:=[.G$2]*POWER([.G$3];[.$B91]) + [.G$4]" office:value-type="float" office:value="0">
            <text:p>0</text:p>
          </table:table-cell>
          <table:table-cell table:formula="oooc:= 1 + ([.H$2]-1)*POWER(EXP([.H$3]/([.H$2]-1)); [.$B91]-1)" office:value-type="percentage" office:value="0.432683625981845">
            <text:p>43.27%</text:p>
          </table:table-cell>
          <table:table-cell table:formula="oooc:=[.I$2]*POWER([.I$3];[.$B91]) + [.I$4]" office:value-type="float" office:value="0">
            <text:p>0</text:p>
          </table:table-cell>
          <table:table-cell table:formula="oooc:=[.J$2]*POWER([.J$3];[.$B91]) + [.J$4]" office:value-type="float" office:value="434.085711155046">
            <text:p>434</text:p>
          </table:table-cell>
          <table:table-cell table:formula="oooc:=[.K$2]*POWER([.K$3];[.$B91]) + [.K$4]" office:value-type="float" office:value="652.128566732569">
            <text:p>652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1467.05041796368">
            <text:p>1467</text:p>
          </table:table-cell>
          <table:table-cell table:formula="oooc:= 1 + ([.D$2]-1)*POWER(EXP([.D$3]/([.D$2]-1)); ([.$B92]-1))" office:value-type="percentage" office:value="0.998567210107233">
            <text:p>99.86%</text:p>
          </table:table-cell>
          <table:table-cell table:formula="oooc:=[.E$2]*POWER([.E$3];[.$B92]) + [.E$4]" office:value-type="float" office:value="1353.46749022971">
            <text:p>1353</text:p>
          </table:table-cell>
          <table:table-cell table:formula="oooc:=[.F$2]*POWER([.F$3];[.$B92]) + [.F$4]" office:value-type="float" office:value="21195.2034178954">
            <text:p>21195</text:p>
          </table:table-cell>
          <table:table-cell table:formula="oooc:=[.G$2]*POWER([.G$3];[.$B92]) + [.G$4]" office:value-type="float" office:value="0">
            <text:p>0</text:p>
          </table:table-cell>
          <table:table-cell table:formula="oooc:= 1 + ([.H$2]-1)*POWER(EXP([.H$3]/([.H$2]-1)); [.$B92]-1)" office:value-type="percentage" office:value="0.435792201054057">
            <text:p>43.58%</text:p>
          </table:table-cell>
          <table:table-cell table:formula="oooc:=[.I$2]*POWER([.I$3];[.$B92]) + [.I$4]" office:value-type="float" office:value="0">
            <text:p>0</text:p>
          </table:table-cell>
          <table:table-cell table:formula="oooc:=[.J$2]*POWER([.J$3];[.$B92]) + [.J$4]" office:value-type="float" office:value="464.3317109359">
            <text:p>464</text:p>
          </table:table-cell>
          <table:table-cell table:formula="oooc:=[.K$2]*POWER([.K$3];[.$B92]) + [.K$4]" office:value-type="float" office:value="697.497566403849">
            <text:p>697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1569.53394722114">
            <text:p>1570</text:p>
          </table:table-cell>
          <table:table-cell table:formula="oooc:= 1 + ([.D$2]-1)*POWER(EXP([.D$3]/([.D$2]-1)); ([.$B93]-1))" office:value-type="percentage" office:value="0.998644638833983">
            <text:p>99.86%</text:p>
          </table:table-cell>
          <table:table-cell table:formula="oooc:=[.E$2]*POWER([.E$3];[.$B93]) + [.E$4]" office:value-type="float" office:value="1447.86021454579">
            <text:p>1448</text:p>
          </table:table-cell>
          <table:table-cell table:formula="oooc:=[.F$2]*POWER([.F$3];[.$B93]) + [.F$4]" office:value-type="float" office:value="22678.5176571481">
            <text:p>22679</text:p>
          </table:table-cell>
          <table:table-cell table:formula="oooc:=[.G$2]*POWER([.G$3];[.$B93]) + [.G$4]" office:value-type="float" office:value="0">
            <text:p>0</text:p>
          </table:table-cell>
          <table:table-cell table:formula="oooc:= 1 + ([.H$2]-1)*POWER(EXP([.H$3]/([.H$2]-1)); [.$B93]-1)" office:value-type="percentage" office:value="0.438883742880936">
            <text:p>43.89%</text:p>
          </table:table-cell>
          <table:table-cell table:formula="oooc:=[.I$2]*POWER([.I$3];[.$B93]) + [.I$4]" office:value-type="float" office:value="0">
            <text:p>0</text:p>
          </table:table-cell>
          <table:table-cell table:formula="oooc:=[.J$2]*POWER([.J$3];[.$B93]) + [.J$4]" office:value-type="float" office:value="496.694930701413">
            <text:p>497</text:p>
          </table:table-cell>
          <table:table-cell table:formula="oooc:=[.K$2]*POWER([.K$3];[.$B93]) + [.K$4]" office:value-type="float" office:value="746.042396052119">
            <text:p>746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1679.19132352662">
            <text:p>1679</text:p>
          </table:table-cell>
          <table:table-cell table:formula="oooc:= 1 + ([.D$2]-1)*POWER(EXP([.D$3]/([.D$2]-1)); ([.$B94]-1))" office:value-type="percentage" office:value="0.998717883271218">
            <text:p>99.87%</text:p>
          </table:table-cell>
          <table:table-cell table:formula="oooc:=[.E$2]*POWER([.E$3];[.$B94]) + [.E$4]" office:value-type="float" office:value="1548.86042956399">
            <text:p>1549</text:p>
          </table:table-cell>
          <table:table-cell table:formula="oooc:=[.F$2]*POWER([.F$3];[.$B94]) + [.F$4]" office:value-type="float" office:value="24265.6638931484">
            <text:p>24266</text:p>
          </table:table-cell>
          <table:table-cell table:formula="oooc:=[.G$2]*POWER([.G$3];[.$B94]) + [.G$4]" office:value-type="float" office:value="0">
            <text:p>0</text:p>
          </table:table-cell>
          <table:table-cell table:formula="oooc:= 1 + ([.H$2]-1)*POWER(EXP([.H$3]/([.H$2]-1)); [.$B94]-1)" office:value-type="percentage" office:value="0.441958344795101">
            <text:p>44.20%</text:p>
          </table:table-cell>
          <table:table-cell table:formula="oooc:=[.I$2]*POWER([.I$3];[.$B94]) + [.I$4]" office:value-type="float" office:value="0">
            <text:p>0</text:p>
          </table:table-cell>
          <table:table-cell table:formula="oooc:=[.J$2]*POWER([.J$3];[.$B94]) + [.J$4]" office:value-type="float" office:value="531.323575850511">
            <text:p>531</text:p>
          </table:table-cell>
          <table:table-cell table:formula="oooc:=[.K$2]*POWER([.K$3];[.$B94]) + [.K$4]" office:value-type="float" office:value="797.985363775767">
            <text:p>798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1796.52471617348">
            <text:p>1797</text:p>
          </table:table-cell>
          <table:table-cell table:formula="oooc:= 1 + ([.D$2]-1)*POWER(EXP([.D$3]/([.D$2]-1)); ([.$B95]-1))" office:value-type="percentage" office:value="0.998787169540165">
            <text:p>99.88%</text:p>
          </table:table-cell>
          <table:table-cell table:formula="oooc:=[.E$2]*POWER([.E$3];[.$B95]) + [.E$4]" office:value-type="float" office:value="1656.93065963347">
            <text:p>1657</text:p>
          </table:table-cell>
          <table:table-cell table:formula="oooc:=[.F$2]*POWER([.F$3];[.$B95]) + [.F$4]" office:value-type="float" office:value="25963.9103656688">
            <text:p>25964</text:p>
          </table:table-cell>
          <table:table-cell table:formula="oooc:=[.G$2]*POWER([.G$3];[.$B95]) + [.G$4]" office:value-type="float" office:value="0">
            <text:p>0</text:p>
          </table:table-cell>
          <table:table-cell table:formula="oooc:= 1 + ([.H$2]-1)*POWER(EXP([.H$3]/([.H$2]-1)); [.$B95]-1)" office:value-type="percentage" office:value="0.445016099617757">
            <text:p>44.50%</text:p>
          </table:table-cell>
          <table:table-cell table:formula="oooc:=[.I$2]*POWER([.I$3];[.$B95]) + [.I$4]" office:value-type="float" office:value="0">
            <text:p>0</text:p>
          </table:table-cell>
          <table:table-cell table:formula="oooc:=[.J$2]*POWER([.J$3];[.$B95]) + [.J$4]" office:value-type="float" office:value="568.376226160047">
            <text:p>568</text:p>
          </table:table-cell>
          <table:table-cell table:formula="oooc:=[.K$2]*POWER([.K$3];[.$B95]) + [.K$4]" office:value-type="float" office:value="853.564339240071">
            <text:p>854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1922.07144630563">
            <text:p>1922</text:p>
          </table:table-cell>
          <table:table-cell table:formula="oooc:= 1 + ([.D$2]-1)*POWER(EXP([.D$3]/([.D$2]-1)); ([.$B96]-1))" office:value-type="percentage" office:value="0.99885271154234">
            <text:p>99.89%</text:p>
          </table:table-cell>
          <table:table-cell table:formula="oooc:=[.E$2]*POWER([.E$3];[.$B96]) + [.E$4]" office:value-type="float" office:value="1772.56580580781">
            <text:p>1773</text:p>
          </table:table-cell>
          <table:table-cell table:formula="oooc:=[.F$2]*POWER([.F$3];[.$B96]) + [.F$4]" office:value-type="float" office:value="27781.0340912657">
            <text:p>27781</text:p>
          </table:table-cell>
          <table:table-cell table:formula="oooc:=[.G$2]*POWER([.G$3];[.$B96]) + [.G$4]" office:value-type="float" office:value="0">
            <text:p>0</text:p>
          </table:table-cell>
          <table:table-cell table:formula="oooc:= 1 + ([.H$2]-1)*POWER(EXP([.H$3]/([.H$2]-1)); [.$B96]-1)" office:value-type="percentage" office:value="0.448057099661503">
            <text:p>44.81%</text:p>
          </table:table-cell>
          <table:table-cell table:formula="oooc:=[.I$2]*POWER([.I$3];[.$B96]) + [.I$4]" office:value-type="float" office:value="0">
            <text:p>0</text:p>
          </table:table-cell>
          <table:table-cell table:formula="oooc:=[.J$2]*POWER([.J$3];[.$B96]) + [.J$4]" office:value-type="float" office:value="608.022561991251">
            <text:p>608</text:p>
          </table:table-cell>
          <table:table-cell table:formula="oooc:=[.K$2]*POWER([.K$3];[.$B96]) + [.K$4]" office:value-type="float" office:value="913.033842986876">
            <text:p>913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2056.40644754702">
            <text:p>2056</text:p>
          </table:table-cell>
          <table:table-cell table:formula="oooc:= 1 + ([.D$2]-1)*POWER(EXP([.D$3]/([.D$2]-1)); ([.$B97]-1))" office:value-type="percentage" office:value="0.998914711619909">
            <text:p>99.89%</text:p>
          </table:table-cell>
          <table:table-cell table:formula="oooc:=[.E$2]*POWER([.E$3];[.$B97]) + [.E$4]" office:value-type="float" office:value="1896.29541221436">
            <text:p>1896</text:p>
          </table:table-cell>
          <table:table-cell table:formula="oooc:=[.F$2]*POWER([.F$3];[.$B97]) + [.F$4]" office:value-type="float" office:value="29725.3564776542">
            <text:p>29725</text:p>
          </table:table-cell>
          <table:table-cell table:formula="oooc:=[.G$2]*POWER([.G$3];[.$B97]) + [.G$4]" office:value-type="float" office:value="0">
            <text:p>0</text:p>
          </table:table-cell>
          <table:table-cell table:formula="oooc:= 1 + ([.H$2]-1)*POWER(EXP([.H$3]/([.H$2]-1)); [.$B97]-1)" office:value-type="percentage" office:value="0.451081436733116">
            <text:p>45.11%</text:p>
          </table:table-cell>
          <table:table-cell table:formula="oooc:=[.I$2]*POWER([.I$3];[.$B97]) + [.I$4]" office:value-type="float" office:value="0">
            <text:p>0</text:p>
          </table:table-cell>
          <table:table-cell table:formula="oooc:=[.J$2]*POWER([.J$3];[.$B97]) + [.J$4]" office:value-type="float" office:value="650.444141330638">
            <text:p>650</text:p>
          </table:table-cell>
          <table:table-cell table:formula="oooc:=[.K$2]*POWER([.K$3];[.$B97]) + [.K$4]" office:value-type="float" office:value="976.666211995957">
            <text:p>977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2200.14489887531">
            <text:p>2200</text:p>
          </table:table-cell>
          <table:table-cell table:formula="oooc:= 1 + ([.D$2]-1)*POWER(EXP([.D$3]/([.D$2]-1)); ([.$B98]-1))" office:value-type="percentage" office:value="0.998973361180359">
            <text:p>99.90%</text:p>
          </table:table-cell>
          <table:table-cell table:formula="oooc:=[.E$2]*POWER([.E$3];[.$B98]) + [.E$4]" office:value-type="float" office:value="2028.68609106937">
            <text:p>2029</text:p>
          </table:table-cell>
          <table:table-cell table:formula="oooc:=[.F$2]*POWER([.F$3];[.$B98]) + [.F$4]" office:value-type="float" office:value="31805.7814310901">
            <text:p>31806</text:p>
          </table:table-cell>
          <table:table-cell table:formula="oooc:=[.G$2]*POWER([.G$3];[.$B98]) + [.G$4]" office:value-type="float" office:value="0">
            <text:p>0</text:p>
          </table:table-cell>
          <table:table-cell table:formula="oooc:= 1 + ([.H$2]-1)*POWER(EXP([.H$3]/([.H$2]-1)); [.$B98]-1)" office:value-type="percentage" office:value="0.454089202136325">
            <text:p>45.41%</text:p>
          </table:table-cell>
          <table:table-cell table:formula="oooc:=[.I$2]*POWER([.I$3];[.$B98]) + [.I$4]" office:value-type="float" office:value="0">
            <text:p>0</text:p>
          </table:table-cell>
          <table:table-cell table:formula="oooc:=[.J$2]*POWER([.J$3];[.$B98]) + [.J$4]" office:value-type="float" office:value="695.835231223783">
            <text:p>696</text:p>
          </table:table-cell>
          <table:table-cell table:formula="oooc:=[.K$2]*POWER([.K$3];[.$B98]) + [.K$4]" office:value-type="float" office:value="1044.75284683567">
            <text:p>1045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2353.94504179658">
            <text:p>2354</text:p>
          </table:table-cell>
          <table:table-cell table:formula="oooc:= 1 + ([.D$2]-1)*POWER(EXP([.D$3]/([.D$2]-1)); ([.$B99]-1))" office:value-type="percentage" office:value="0.999028841287413">
            <text:p>99.90%</text:p>
          </table:table-cell>
          <table:table-cell table:formula="oooc:=[.E$2]*POWER([.E$3];[.$B99]) + [.E$4]" office:value-type="float" office:value="2170.34411744422">
            <text:p>2170</text:p>
          </table:table-cell>
          <table:table-cell table:formula="oooc:=[.F$2]*POWER([.F$3];[.$B99]) + [.F$4]" office:value-type="float" office:value="34031.8361312664">
            <text:p>34032</text:p>
          </table:table-cell>
          <table:table-cell table:formula="oooc:=[.G$2]*POWER([.G$3];[.$B99]) + [.G$4]" office:value-type="float" office:value="0">
            <text:p>0</text:p>
          </table:table-cell>
          <table:table-cell table:formula="oooc:= 1 + ([.H$2]-1)*POWER(EXP([.H$3]/([.H$2]-1)); [.$B99]-1)" office:value-type="percentage" office:value="0.457080486674564">
            <text:p>45.71%</text:p>
          </table:table-cell>
          <table:table-cell table:formula="oooc:=[.I$2]*POWER([.I$3];[.$B99]) + [.I$4]" office:value-type="float" office:value="0">
            <text:p>0</text:p>
          </table:table-cell>
          <table:table-cell table:formula="oooc:=[.J$2]*POWER([.J$3];[.$B99]) + [.J$4]" office:value-type="float" office:value="744.403697409448">
            <text:p>744</text:p>
          </table:table-cell>
          <table:table-cell table:formula="oooc:=[.K$2]*POWER([.K$3];[.$B99]) + [.K$4]" office:value-type="float" office:value="1117.60554611417">
            <text:p>1118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2518.51119472235">
            <text:p>2519</text:p>
          </table:table-cell>
          <table:table-cell table:formula="oooc:= 1 + ([.D$2]-1)*POWER(EXP([.D$3]/([.D$2]-1)); ([.$B100]-1))" office:value-type="percentage" office:value="0.999081323220017">
            <text:p>99.91%</text:p>
          </table:table-cell>
          <table:table-cell table:formula="oooc:=[.E$2]*POWER([.E$3];[.$B100]) + [.E$4]" office:value-type="float" office:value="2321.91820566532">
            <text:p>2322</text:p>
          </table:table-cell>
          <table:table-cell table:formula="oooc:=[.F$2]*POWER([.F$3];[.$B100]) + [.F$4]" office:value-type="float" office:value="36413.714660455">
            <text:p>36414</text:p>
          </table:table-cell>
          <table:table-cell table:formula="oooc:=[.G$2]*POWER([.G$3];[.$B100]) + [.G$4]" office:value-type="float" office:value="0">
            <text:p>0</text:p>
          </table:table-cell>
          <table:table-cell table:formula="oooc:= 1 + ([.H$2]-1)*POWER(EXP([.H$3]/([.H$2]-1)); [.$B100]-1)" office:value-type="percentage" office:value="0.460055380653716">
            <text:p>46.01%</text:p>
          </table:table-cell>
          <table:table-cell table:formula="oooc:=[.I$2]*POWER([.I$3];[.$B100]) + [.I$4]" office:value-type="float" office:value="0">
            <text:p>0</text:p>
          </table:table-cell>
          <table:table-cell table:formula="oooc:=[.J$2]*POWER([.J$3];[.$B100]) + [.J$4]" office:value-type="float" office:value="796.371956228109">
            <text:p>796</text:p>
          </table:table-cell>
          <table:table-cell table:formula="oooc:=[.K$2]*POWER([.K$3];[.$B100]) + [.K$4]" office:value-type="float" office:value="1195.55793434216">
            <text:p>1196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2694.59697835291">
            <text:p>2695</text:p>
          </table:table-cell>
          <table:table-cell table:formula="oooc:= 1 + ([.D$2]-1)*POWER(EXP([.D$3]/([.D$2]-1)); ([.$B101]-1))" office:value-type="percentage" office:value="0.99913096900111">
            <text:p>99.91%</text:p>
          </table:table-cell>
          <table:table-cell table:formula="oooc:=[.E$2]*POWER([.E$3];[.$B101]) + [.E$4]" office:value-type="float" office:value="2484.10248006189">
            <text:p>2484</text:p>
          </table:table-cell>
          <table:table-cell table:formula="oooc:=[.F$2]*POWER([.F$3];[.$B101]) + [.F$4]" office:value-type="float" office:value="38962.3246866869">
            <text:p>38962</text:p>
          </table:table-cell>
          <table:table-cell table:formula="oooc:=[.G$2]*POWER([.G$3];[.$B101]) + [.G$4]" office:value-type="float" office:value="0">
            <text:p>0</text:p>
          </table:table-cell>
          <table:table-cell table:formula="oooc:= 1 + ([.H$2]-1)*POWER(EXP([.H$3]/([.H$2]-1)); [.$B101]-1)" office:value-type="percentage" office:value="0.463013973884837">
            <text:p>46.30%</text:p>
          </table:table-cell>
          <table:table-cell table:formula="oooc:=[.I$2]*POWER([.I$3];[.$B101]) + [.I$4]" office:value-type="float" office:value="0">
            <text:p>0</text:p>
          </table:table-cell>
          <table:table-cell table:formula="oooc:=[.J$2]*POWER([.J$3];[.$B101]) + [.J$4]" office:value-type="float" office:value="851.977993164077">
            <text:p>852</text:p>
          </table:table-cell>
          <table:table-cell table:formula="oooc:=[.K$2]*POWER([.K$3];[.$B101]) + [.K$4]" office:value-type="float" office:value="1278.96698974612">
            <text:p>1279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2883.00876683761">
            <text:p>2883</text:p>
          </table:table-cell>
          <table:table-cell table:formula="oooc:= 1 + ([.D$2]-1)*POWER(EXP([.D$3]/([.D$2]-1)); ([.$B102]-1))" office:value-type="percentage" office:value="0.999177931897827">
            <text:p>99.92%</text:p>
          </table:table-cell>
          <table:table-cell table:formula="oooc:=[.E$2]*POWER([.E$3];[.$B102]) + [.E$4]" office:value-type="float" office:value="2657.63965366622">
            <text:p>2658</text:p>
          </table:table-cell>
          <table:table-cell table:formula="oooc:=[.F$2]*POWER([.F$3];[.$B102]) + [.F$4]" office:value-type="float" office:value="41689.3374147549">
            <text:p>41689</text:p>
          </table:table-cell>
          <table:table-cell table:formula="oooc:=[.G$2]*POWER([.G$3];[.$B102]) + [.G$4]" office:value-type="float" office:value="0">
            <text:p>0</text:p>
          </table:table-cell>
          <table:table-cell table:formula="oooc:= 1 + ([.H$2]-1)*POWER(EXP([.H$3]/([.H$2]-1)); [.$B102]-1)" office:value-type="percentage" office:value="0.465956355686873">
            <text:p>46.60%</text:p>
          </table:table-cell>
          <table:table-cell table:formula="oooc:=[.I$2]*POWER([.I$3];[.$B102]) + [.I$4]" office:value-type="float" office:value="0">
            <text:p>0</text:p>
          </table:table-cell>
          <table:table-cell table:formula="oooc:=[.J$2]*POWER([.J$3];[.$B102]) + [.J$4]" office:value-type="float" office:value="911.476452685562">
            <text:p>911</text:p>
          </table:table-cell>
          <table:table-cell table:formula="oooc:=[.K$2]*POWER([.K$3];[.$B102]) + [.K$4]" office:value-type="float" office:value="1368.21467902834">
            <text:p>1368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3084.60938051625">
            <text:p>3085</text:p>
          </table:table-cell>
          <table:table-cell table:formula="oooc:= 1 + ([.D$2]-1)*POWER(EXP([.D$3]/([.D$2]-1)); ([.$B103]-1))" office:value-type="percentage" office:value="0.999222356894663">
            <text:p>99.92%</text:p>
          </table:table-cell>
          <table:table-cell table:formula="oooc:=[.E$2]*POWER([.E$3];[.$B103]) + [.E$4]" office:value-type="float" office:value="2843.32442942286">
            <text:p>2843</text:p>
          </table:table-cell>
          <table:table-cell table:formula="oooc:=[.F$2]*POWER([.F$3];[.$B103]) + [.F$4]" office:value-type="float" office:value="44607.2410337878">
            <text:p>44607</text:p>
          </table:table-cell>
          <table:table-cell table:formula="oooc:=[.G$2]*POWER([.G$3];[.$B103]) + [.G$4]" office:value-type="float" office:value="0">
            <text:p>0</text:p>
          </table:table-cell>
          <table:table-cell table:formula="oooc:= 1 + ([.H$2]-1)*POWER(EXP([.H$3]/([.H$2]-1)); [.$B103]-1)" office:value-type="percentage" office:value="0.468882614889347">
            <text:p>46.89%</text:p>
          </table:table-cell>
          <table:table-cell table:formula="oooc:=[.I$2]*POWER([.I$3];[.$B103]) + [.I$4]" office:value-type="float" office:value="0">
            <text:p>0</text:p>
          </table:table-cell>
          <table:table-cell table:formula="oooc:=[.J$2]*POWER([.J$3];[.$B103]) + [.J$4]" office:value-type="float" office:value="975.139804373552">
            <text:p>975</text:p>
          </table:table-cell>
          <table:table-cell table:formula="oooc:=[.K$2]*POWER([.K$3];[.$B103]) + [.K$4]" office:value-type="float" office:value="1463.70970656033">
            <text:p>1464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3300.32203715238">
            <text:p>3300</text:p>
          </table:table-cell>
          <table:table-cell table:formula="oooc:= 1 + ([.D$2]-1)*POWER(EXP([.D$3]/([.D$2]-1)); ([.$B104]-1))" office:value-type="percentage" office:value="0.999264381141077">
            <text:p>99.93%</text:p>
          </table:table-cell>
          <table:table-cell table:formula="oooc:=[.E$2]*POWER([.E$3];[.$B104]) + [.E$4]" office:value-type="float" office:value="3042.00713948246">
            <text:p>3042</text:p>
          </table:table-cell>
          <table:table-cell table:formula="oooc:=[.F$2]*POWER([.F$3];[.$B104]) + [.F$4]" office:value-type="float" office:value="47729.3979061529">
            <text:p>47729</text:p>
          </table:table-cell>
          <table:table-cell table:formula="oooc:=[.G$2]*POWER([.G$3];[.$B104]) + [.G$4]" office:value-type="float" office:value="0">
            <text:p>0</text:p>
          </table:table-cell>
          <table:table-cell table:formula="oooc:= 1 + ([.H$2]-1)*POWER(EXP([.H$3]/([.H$2]-1)); [.$B104]-1)" office:value-type="percentage" office:value="0.471792839835049">
            <text:p>47.18%</text:p>
          </table:table-cell>
          <table:table-cell table:formula="oooc:=[.I$2]*POWER([.I$3];[.$B104]) + [.I$4]" office:value-type="float" office:value="0">
            <text:p>0</text:p>
          </table:table-cell>
          <table:table-cell table:formula="oooc:=[.J$2]*POWER([.J$3];[.$B104]) + [.J$4]" office:value-type="float" office:value="1043.2595906797">
            <text:p>1043</text:p>
          </table:table-cell>
          <table:table-cell table:formula="oooc:=[.K$2]*POWER([.K$3];[.$B104]) + [.K$4]" office:value-type="float" office:value="1565.88938601955">
            <text:p>1566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17898.9932494374">
            <text:p>17899</text:p>
          </table:table-cell>
          <table:table-cell table:formula="oooc:= 1 + ([.D$2]-1)*POWER(EXP([.D$3]/([.D$2]-1)); ([.$B105]-1))" office:value-type="percentage" office:value="0.999816571812709">
            <text:p>99.98%</text:p>
          </table:table-cell>
          <table:table-cell table:formula="oooc:=[.E$2]*POWER([.E$3];[.$B105]) + [.E$4]" office:value-type="float" office:value="16488.1516771134">
            <text:p>16488</text:p>
          </table:table-cell>
          <table:table-cell table:formula="oooc:=[.F$2]*POWER([.F$3];[.$B105]) + [.F$4]" office:value-type="float" office:value="259025.954926067">
            <text:p>259026</text:p>
          </table:table-cell>
          <table:table-cell table:formula="oooc:=[.G$2]*POWER([.G$3];[.$B105]) + [.G$4]" office:value-type="float" office:value="0">
            <text:p>0</text:p>
          </table:table-cell>
          <table:table-cell table:formula="oooc:= 1 + ([.H$2]-1)*POWER(EXP([.H$3]/([.H$2]-1)); [.$B105]-1)" office:value-type="percentage" office:value="0.539586076674468">
            <text:p>53.96%</text:p>
          </table:table-cell>
          <table:table-cell table:formula="oooc:=[.I$2]*POWER([.I$3];[.$B105]) + [.I$4]" office:value-type="float" office:value="0">
            <text:p>0</text:p>
          </table:table-cell>
          <table:table-cell table:formula="oooc:=[.J$2]*POWER([.J$3];[.$B105]) + [.J$4]" office:value-type="float" office:value="5653.36628929601">
            <text:p>5653</text:p>
          </table:table-cell>
          <table:table-cell table:formula="oooc:=[.K$2]*POWER([.K$3];[.$B105]) + [.K$4]" office:value-type="float" office:value="8481.04943394402">
            <text:p>8481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97132.2978894155">
            <text:p>97132</text:p>
          </table:table-cell>
          <table:table-cell table:formula="oooc:= 1 + ([.D$2]-1)*POWER(EXP([.D$3]/([.D$2]-1)); ([.$B106]-1))" office:value-type="percentage" office:value="0.999954261776347">
            <text:p>100.00%</text:p>
          </table:table-cell>
          <table:table-cell table:formula="oooc:=[.E$2]*POWER([.E$3];[.$B106]) + [.E$4]" office:value-type="float" office:value="89466.1954244616">
            <text:p>89466</text:p>
          </table:table-cell>
          <table:table-cell table:formula="oooc:=[.F$2]*POWER([.F$3];[.$B106]) + [.F$4]" office:value-type="float" office:value="1405823.78524154">
            <text:p>1405824</text:p>
          </table:table-cell>
          <table:table-cell table:formula="oooc:=[.G$2]*POWER([.G$3];[.$B106]) + [.G$4]" office:value-type="float" office:value="0">
            <text:p>0</text:p>
          </table:table-cell>
          <table:table-cell table:formula="oooc:= 1 + ([.H$2]-1)*POWER(EXP([.H$3]/([.H$2]-1)); [.$B106]-1)" office:value-type="percentage" office:value="0.59867832778751">
            <text:p>59.87%</text:p>
          </table:table-cell>
          <table:table-cell table:formula="oooc:=[.I$2]*POWER([.I$3];[.$B106]) + [.I$4]" office:value-type="float" office:value="0">
            <text:p>0</text:p>
          </table:table-cell>
          <table:table-cell table:formula="oooc:=[.J$2]*POWER([.J$3];[.$B106]) + [.J$4]" office:value-type="float" office:value="30674.4098598154">
            <text:p>30674</text:p>
          </table:table-cell>
          <table:table-cell table:formula="oooc:=[.K$2]*POWER([.K$3];[.$B106]) + [.K$4]" office:value-type="float" office:value="46012.6147897231">
            <text:p>46013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2861143.16228704">
            <text:p>2861143</text:p>
          </table:table-cell>
          <table:table-cell table:formula="oooc:= 1 + ([.D$2]-1)*POWER(EXP([.D$3]/([.D$2]-1)); ([.$B107]-1))" office:value-type="percentage" office:value="0.999997156156238">
            <text:p>100.00%</text:p>
          </table:table-cell>
          <table:table-cell table:formula="oooc:=[.E$2]*POWER([.E$3];[.$B107]) + [.E$4]" office:value-type="float" office:value="2635265.67579069">
            <text:p>2635266</text:p>
          </table:table-cell>
          <table:table-cell table:formula="oooc:=[.F$2]*POWER([.F$3];[.$B107]) + [.F$4]" office:value-type="float" office:value="41411244.1909966">
            <text:p>41411244</text:p>
          </table:table-cell>
          <table:table-cell table:formula="oooc:=[.G$2]*POWER([.G$3];[.$B107]) + [.G$4]" office:value-type="float" office:value="0">
            <text:p>0</text:p>
          </table:table-cell>
          <table:table-cell table:formula="oooc:= 1 + ([.H$2]-1)*POWER(EXP([.H$3]/([.H$2]-1)); [.$B107]-1)" office:value-type="percentage" office:value="0.695083488574571">
            <text:p>69.51%</text:p>
          </table:table-cell>
          <table:table-cell table:formula="oooc:=[.I$2]*POWER([.I$3];[.$B107]) + [.I$4]" office:value-type="float" office:value="0">
            <text:p>0</text:p>
          </table:table-cell>
          <table:table-cell table:formula="oooc:=[.J$2]*POWER([.J$3];[.$B107]) + [.J$4]" office:value-type="float" office:value="903519.945985381">
            <text:p>903520</text:p>
          </table:table-cell>
          <table:table-cell table:formula="oooc:=[.K$2]*POWER([.K$3];[.$B107]) + [.K$4]" office:value-type="float" office:value="1355280.91897807">
            <text:p>1355281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2482658031.55021">
            <text:p>2482658032</text:p>
          </table:table-cell>
          <table:table-cell table:formula="oooc:= 1 + ([.D$2]-1)*POWER(EXP([.D$3]/([.D$2]-1)); ([.$B108]-1))" office:value-type="percentage" office:value="0.999999989005927">
            <text:p>100.00%</text:p>
          </table:table-cell>
          <table:table-cell table:formula="oooc:=[.E$2]*POWER([.E$3];[.$B108]) + [.E$4]" office:value-type="float" office:value="2286658715.50677">
            <text:p>2286658716</text:p>
          </table:table-cell>
          <table:table-cell table:formula="oooc:=[.F$2]*POWER([.F$3];[.$B108]) + [.F$4]" office:value-type="float" office:value="35933208312.9636">
            <text:p>35933208313</text:p>
          </table:table-cell>
          <table:table-cell table:formula="oooc:=[.G$2]*POWER([.G$3];[.$B108]) + [.G$4]" office:value-type="float" office:value="0">
            <text:p>0</text:p>
          </table:table-cell>
          <table:table-cell table:formula="oooc:= 1 + ([.H$2]-1)*POWER(EXP([.H$3]/([.H$2]-1)); [.$B108]-1)" office:value-type="percentage" office:value="0.823981789813642">
            <text:p>82.40%</text:p>
          </table:table-cell>
          <table:table-cell table:formula="oooc:=[.I$2]*POWER([.I$3];[.$B108]) + [.I$4]" office:value-type="float" office:value="0">
            <text:p>0</text:p>
          </table:table-cell>
          <table:table-cell table:formula="oooc:=[.J$2]*POWER([.J$3];[.$B108]) + [.J$4]" office:value-type="float" office:value="783997274.173751">
            <text:p>783997274</text:p>
          </table:table-cell>
          <table:table-cell table:formula="oooc:=[.K$2]*POWER([.K$3];[.$B108]) + [.K$4]" office:value-type="float" office:value="1175995912.26063">
            <text:p>1175995912</text:p>
          </table:table-cell>
          <table:table-cell table:formula="oooc:=[.L$2]*POWER([.L$3];[.$B108]) + [.L$4]" office:value-type="float" office:value="1">
            <text:p>1</text:p>
          </table:table-cell>
        </table:table-row>
      </table:table>
      <table:table table:name="Lailoken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2">
            <text:p>2.0000</text:p>
          </table:table-cell>
          <table:table-cell table:style-name="ce7" office:value-type="float" office:value="0.72">
            <text:p>0.7200</text:p>
          </table:table-cell>
          <table:table-cell table:style-name="ce7" office:value-type="float" office:value="2.2">
            <text:p>2.2000</text:p>
          </table:table-cell>
          <table:table-cell table:style-name="ce7" office:value-type="float" office:value="40">
            <text:p>40.0000</text:p>
          </table:table-cell>
          <table:table-cell table:style-name="ce7" office:value-type="float" office:value="20">
            <text:p>20.0000</text:p>
          </table:table-cell>
          <table:table-cell table:style-name="ce7" office:value-type="float" office:value="0.07">
            <text:p>0.0700</text:p>
          </table:table-cell>
          <table:table-cell table:style-name="ce7" office:value-type="float" office:value="3.5">
            <text:p>3.5000</text:p>
          </table:table-cell>
          <table:table-cell table:style-name="ce7" office:value-type="float" office:value="2.4">
            <text:p>2.4000</text:p>
          </table:table-cell>
          <table:table-cell table:style-name="ce7" office:value-type="float" office:value="1.8">
            <text:p>1.8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1">
            <text:p>0.01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.05">
            <text:p>1.0500</text:p>
          </table:table-cell>
          <table:table-cell table:style-name="ce7" office:value-type="float" office:value="0.003">
            <text:p>0.0030</text:p>
          </table:table-cell>
          <table:table-cell table:number-columns-repeated="3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5.14">
            <text:p>5</text:p>
          </table:table-cell>
          <table:table-cell table:formula="oooc:= 1 + ([.D$2]-1)*POWER(EXP([.D$3]/([.D$2]-1)); ([.$B5]-1))" office:value-type="percentage" office:value="0.72">
            <text:p>72.00%</text:p>
          </table:table-cell>
          <table:table-cell table:formula="oooc:=[.E$2]*POWER([.E$3];[.$B5]) + [.E$4]" office:value-type="float" office:value="7.354">
            <text:p>7</text:p>
          </table:table-cell>
          <table:table-cell table:formula="oooc:=[.F$2]*POWER([.F$3];[.$B5]) + [.F$4]" office:value-type="float" office:value="44.8">
            <text:p>45</text:p>
          </table:table-cell>
          <table:table-cell table:formula="oooc:=[.G$2]*POWER([.G$3];[.$B5]) + [.G$4]" office:value-type="float" office:value="26">
            <text:p>26</text:p>
          </table:table-cell>
          <table:table-cell table:formula="oooc:= 1 + ([.H$2]-1)*POWER(EXP([.H$3]/([.H$2]-1)); [.$B5]-1)" office:value-type="percentage" office:value="0.0700000000000001">
            <text:p>7.00%</text:p>
          </table:table-cell>
          <table:table-cell table:formula="oooc:=[.I$2]*POWER([.I$3];[.$B5]) + [.I$4]" office:value-type="float" office:value="6.745">
            <text:p>7</text:p>
          </table:table-cell>
          <table:table-cell table:formula="oooc:=[.J$2]*POWER([.J$3];[.$B5]) + [.J$4]" office:value-type="float" office:value="5.568">
            <text:p>6</text:p>
          </table:table-cell>
          <table:table-cell table:formula="oooc:=[.K$2]*POWER([.K$3];[.$B5]) + [.K$4]" office:value-type="float" office:value="5.926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5.2898">
            <text:p>5</text:p>
          </table:table-cell>
          <table:table-cell table:formula="oooc:= 1 + ([.D$2]-1)*POWER(EXP([.D$3]/([.D$2]-1)); ([.$B6]-1))" office:value-type="percentage" office:value="0.729823535575736">
            <text:p>72.98%</text:p>
          </table:table-cell>
          <table:table-cell table:formula="oooc:=[.E$2]*POWER([.E$3];[.$B6]) + [.E$4]" office:value-type="float" office:value="7.51878">
            <text:p>8</text:p>
          </table:table-cell>
          <table:table-cell table:formula="oooc:=[.F$2]*POWER([.F$3];[.$B6]) + [.F$4]" office:value-type="float" office:value="47.796">
            <text:p>48</text:p>
          </table:table-cell>
          <table:table-cell table:formula="oooc:=[.G$2]*POWER([.G$3];[.$B6]) + [.G$4]" office:value-type="float" office:value="27.05">
            <text:p>27</text:p>
          </table:table-cell>
          <table:table-cell table:formula="oooc:= 1 + ([.H$2]-1)*POWER(EXP([.H$3]/([.H$2]-1)); [.$B6]-1)" office:value-type="percentage" office:value="0.0729951664890431">
            <text:p>7.30%</text:p>
          </table:table-cell>
          <table:table-cell table:formula="oooc:=[.I$2]*POWER([.I$3];[.$B6]) + [.I$4]" office:value-type="float" office:value="7.00715">
            <text:p>7</text:p>
          </table:table-cell>
          <table:table-cell table:formula="oooc:=[.J$2]*POWER([.J$3];[.$B6]) + [.J$4]" office:value-type="float" office:value="5.74776">
            <text:p>6</text:p>
          </table:table-cell>
          <table:table-cell table:formula="oooc:=[.K$2]*POWER([.K$3];[.$B6]) + [.K$4]" office:value-type="float" office:value="6.06082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5.450086">
            <text:p>5</text:p>
          </table:table-cell>
          <table:table-cell table:formula="oooc:= 1 + ([.D$2]-1)*POWER(EXP([.D$3]/([.D$2]-1)); ([.$B7]-1))" office:value-type="percentage" office:value="0.739302421682874">
            <text:p>73.93%</text:p>
          </table:table-cell>
          <table:table-cell table:formula="oooc:=[.E$2]*POWER([.E$3];[.$B7]) + [.E$4]" office:value-type="float" office:value="7.6950946">
            <text:p>8</text:p>
          </table:table-cell>
          <table:table-cell table:formula="oooc:=[.F$2]*POWER([.F$3];[.$B7]) + [.F$4]" office:value-type="float" office:value="51.00172">
            <text:p>51</text:p>
          </table:table-cell>
          <table:table-cell table:formula="oooc:=[.G$2]*POWER([.G$3];[.$B7]) + [.G$4]" office:value-type="float" office:value="28.1525">
            <text:p>28</text:p>
          </table:table-cell>
          <table:table-cell table:formula="oooc:= 1 + ([.H$2]-1)*POWER(EXP([.H$3]/([.H$2]-1)); [.$B7]-1)" office:value-type="percentage" office:value="0.0759806867175517">
            <text:p>7.60%</text:p>
          </table:table-cell>
          <table:table-cell table:formula="oooc:=[.I$2]*POWER([.I$3];[.$B7]) + [.I$4]" office:value-type="float" office:value="7.2876505">
            <text:p>7</text:p>
          </table:table-cell>
          <table:table-cell table:formula="oooc:=[.J$2]*POWER([.J$3];[.$B7]) + [.J$4]" office:value-type="float" office:value="5.9401032">
            <text:p>6</text:p>
          </table:table-cell>
          <table:table-cell table:formula="oooc:=[.K$2]*POWER([.K$3];[.$B7]) + [.K$4]" office:value-type="float" office:value="6.2050774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5.62159202">
            <text:p>6</text:p>
          </table:table-cell>
          <table:table-cell table:formula="oooc:= 1 + ([.D$2]-1)*POWER(EXP([.D$3]/([.D$2]-1)); ([.$B8]-1))" office:value-type="percentage" office:value="0.74844875002254">
            <text:p>74.84%</text:p>
          </table:table-cell>
          <table:table-cell table:formula="oooc:=[.E$2]*POWER([.E$3];[.$B8]) + [.E$4]" office:value-type="float" office:value="7.883751222">
            <text:p>8</text:p>
          </table:table-cell>
          <table:table-cell table:formula="oooc:=[.F$2]*POWER([.F$3];[.$B8]) + [.F$4]" office:value-type="float" office:value="54.4318404">
            <text:p>54</text:p>
          </table:table-cell>
          <table:table-cell table:formula="oooc:=[.G$2]*POWER([.G$3];[.$B8]) + [.G$4]" office:value-type="float" office:value="29.310125">
            <text:p>29</text:p>
          </table:table-cell>
          <table:table-cell table:formula="oooc:= 1 + ([.H$2]-1)*POWER(EXP([.H$3]/([.H$2]-1)); [.$B8]-1)" office:value-type="percentage" office:value="0.0789565917523604">
            <text:p>7.90%</text:p>
          </table:table-cell>
          <table:table-cell table:formula="oooc:=[.I$2]*POWER([.I$3];[.$B8]) + [.I$4]" office:value-type="float" office:value="7.587786035">
            <text:p>8</text:p>
          </table:table-cell>
          <table:table-cell table:formula="oooc:=[.J$2]*POWER([.J$3];[.$B8]) + [.J$4]" office:value-type="float" office:value="6.145910424">
            <text:p>6</text:p>
          </table:table-cell>
          <table:table-cell table:formula="oooc:=[.K$2]*POWER([.K$3];[.$B8]) + [.K$4]" office:value-type="float" office:value="6.359432818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5.8051034614">
            <text:p>6</text:p>
          </table:table-cell>
          <table:table-cell table:formula="oooc:= 1 + ([.D$2]-1)*POWER(EXP([.D$3]/([.D$2]-1)); ([.$B9]-1))" office:value-type="percentage" office:value="0.757274188069949">
            <text:p>75.73%</text:p>
          </table:table-cell>
          <table:table-cell table:formula="oooc:=[.E$2]*POWER([.E$3];[.$B9]) + [.E$4]" office:value-type="float" office:value="8.08561380754">
            <text:p>8</text:p>
          </table:table-cell>
          <table:table-cell table:formula="oooc:=[.F$2]*POWER([.F$3];[.$B9]) + [.F$4]" office:value-type="float" office:value="58.102069228">
            <text:p>58</text:p>
          </table:table-cell>
          <table:table-cell table:formula="oooc:=[.G$2]*POWER([.G$3];[.$B9]) + [.G$4]" office:value-type="float" office:value="30.52563125">
            <text:p>31</text:p>
          </table:table-cell>
          <table:table-cell table:formula="oooc:= 1 + ([.H$2]-1)*POWER(EXP([.H$3]/([.H$2]-1)); [.$B9]-1)" office:value-type="percentage" office:value="0.08192291256025">
            <text:p>8.19%</text:p>
          </table:table-cell>
          <table:table-cell table:formula="oooc:=[.I$2]*POWER([.I$3];[.$B9]) + [.I$4]" office:value-type="float" office:value="7.90893105745">
            <text:p>8</text:p>
          </table:table-cell>
          <table:table-cell table:formula="oooc:=[.J$2]*POWER([.J$3];[.$B9]) + [.J$4]" office:value-type="float" office:value="6.36612415368">
            <text:p>6</text:p>
          </table:table-cell>
          <table:table-cell table:formula="oooc:=[.K$2]*POWER([.K$3];[.$B9]) + [.K$4]" office:value-type="float" office:value="6.52459311526">
            <text:p>7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6.001460703698">
            <text:p>6</text:p>
          </table:table-cell>
          <table:table-cell table:formula="oooc:= 1 + ([.D$2]-1)*POWER(EXP([.D$3]/([.D$2]-1)); ([.$B10]-1))" office:value-type="percentage" office:value="0.765789993957965">
            <text:p>76.58%</text:p>
          </table:table-cell>
          <table:table-cell table:formula="oooc:=[.E$2]*POWER([.E$3];[.$B10]) + [.E$4]" office:value-type="float" office:value="8.3016067740678">
            <text:p>8</text:p>
          </table:table-cell>
          <table:table-cell table:formula="oooc:=[.F$2]*POWER([.F$3];[.$B10]) + [.F$4]" office:value-type="float" office:value="62.02921407396">
            <text:p>62</text:p>
          </table:table-cell>
          <table:table-cell table:formula="oooc:=[.G$2]*POWER([.G$3];[.$B10]) + [.G$4]" office:value-type="float" office:value="31.8019128125">
            <text:p>32</text:p>
          </table:table-cell>
          <table:table-cell table:formula="oooc:= 1 + ([.H$2]-1)*POWER(EXP([.H$3]/([.H$2]-1)); [.$B10]-1)" office:value-type="percentage" office:value="0.0848796800082691">
            <text:p>8.49%</text:p>
          </table:table-cell>
          <table:table-cell table:formula="oooc:=[.I$2]*POWER([.I$3];[.$B10]) + [.I$4]" office:value-type="float" office:value="8.2525562314715">
            <text:p>8</text:p>
          </table:table-cell>
          <table:table-cell table:formula="oooc:=[.J$2]*POWER([.J$3];[.$B10]) + [.J$4]" office:value-type="float" office:value="6.6017528444376">
            <text:p>7</text:p>
          </table:table-cell>
          <table:table-cell table:formula="oooc:=[.K$2]*POWER([.K$3];[.$B10]) + [.K$4]" office:value-type="float" office:value="6.7013146333282">
            <text:p>7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6.21156295295686">
            <text:p>6</text:p>
          </table:table-cell>
          <table:table-cell table:formula="oooc:= 1 + ([.D$2]-1)*POWER(EXP([.D$3]/([.D$2]-1)); ([.$B11]-1))" office:value-type="percentage" office:value="0.774007030838491">
            <text:p>77.40%</text:p>
          </table:table-cell>
          <table:table-cell table:formula="oooc:=[.E$2]*POWER([.E$3];[.$B11]) + [.E$4]" office:value-type="float" office:value="8.53271924825255">
            <text:p>9</text:p>
          </table:table-cell>
          <table:table-cell table:formula="oooc:=[.F$2]*POWER([.F$3];[.$B11]) + [.F$4]" office:value-type="float" office:value="66.2312590591372">
            <text:p>66</text:p>
          </table:table-cell>
          <table:table-cell table:formula="oooc:=[.G$2]*POWER([.G$3];[.$B11]) + [.G$4]" office:value-type="float" office:value="33.142008453125">
            <text:p>33</text:p>
          </table:table-cell>
          <table:table-cell table:formula="oooc:= 1 + ([.H$2]-1)*POWER(EXP([.H$3]/([.H$2]-1)); [.$B11]-1)" office:value-type="percentage" office:value="0.0878269248640556">
            <text:p>8.78%</text:p>
          </table:table-cell>
          <table:table-cell table:formula="oooc:=[.I$2]*POWER([.I$3];[.$B11]) + [.I$4]" office:value-type="float" office:value="8.62023516767451">
            <text:p>9</text:p>
          </table:table-cell>
          <table:table-cell table:formula="oooc:=[.J$2]*POWER([.J$3];[.$B11]) + [.J$4]" office:value-type="float" office:value="6.85387554354823">
            <text:p>7</text:p>
          </table:table-cell>
          <table:table-cell table:formula="oooc:=[.K$2]*POWER([.K$3];[.$B11]) + [.K$4]" office:value-type="float" office:value="6.89040665766118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6.43637235966384">
            <text:p>6</text:p>
          </table:table-cell>
          <table:table-cell table:formula="oooc:= 1 + ([.D$2]-1)*POWER(EXP([.D$3]/([.D$2]-1)); ([.$B12]-1))" office:value-type="percentage" office:value="0.781935780740007">
            <text:p>78.19%</text:p>
          </table:table-cell>
          <table:table-cell table:formula="oooc:=[.E$2]*POWER([.E$3];[.$B12]) + [.E$4]" office:value-type="float" office:value="8.78000959563023">
            <text:p>9</text:p>
          </table:table-cell>
          <table:table-cell table:formula="oooc:=[.F$2]*POWER([.F$3];[.$B12]) + [.F$4]" office:value-type="float" office:value="70.7274471932768">
            <text:p>71</text:p>
          </table:table-cell>
          <table:table-cell table:formula="oooc:=[.G$2]*POWER([.G$3];[.$B12]) + [.G$4]" office:value-type="float" office:value="34.5491088757813">
            <text:p>35</text:p>
          </table:table-cell>
          <table:table-cell table:formula="oooc:= 1 + ([.H$2]-1)*POWER(EXP([.H$3]/([.H$2]-1)); [.$B12]-1)" office:value-type="percentage" office:value="0.0907646777961573">
            <text:p>9.08%</text:p>
          </table:table-cell>
          <table:table-cell table:formula="oooc:=[.I$2]*POWER([.I$3];[.$B12]) + [.I$4]" office:value-type="float" office:value="9.01365162941172">
            <text:p>9</text:p>
          </table:table-cell>
          <table:table-cell table:formula="oooc:=[.J$2]*POWER([.J$3];[.$B12]) + [.J$4]" office:value-type="float" office:value="7.12364683159661">
            <text:p>7</text:p>
          </table:table-cell>
          <table:table-cell table:formula="oooc:=[.K$2]*POWER([.K$3];[.$B12]) + [.K$4]" office:value-type="float" office:value="7.09273512369746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6.67691842484031">
            <text:p>7</text:p>
          </table:table-cell>
          <table:table-cell table:formula="oooc:= 1 + ([.D$2]-1)*POWER(EXP([.D$3]/([.D$2]-1)); ([.$B13]-1))" office:value-type="percentage" office:value="0.78958635793892">
            <text:p>78.96%</text:p>
          </table:table-cell>
          <table:table-cell table:formula="oooc:=[.E$2]*POWER([.E$3];[.$B13]) + [.E$4]" office:value-type="float" office:value="9.04461026732434">
            <text:p>9</text:p>
          </table:table-cell>
          <table:table-cell table:formula="oooc:=[.F$2]*POWER([.F$3];[.$B13]) + [.F$4]" office:value-type="float" office:value="75.5383684968062">
            <text:p>76</text:p>
          </table:table-cell>
          <table:table-cell table:formula="oooc:=[.G$2]*POWER([.G$3];[.$B13]) + [.G$4]" office:value-type="float" office:value="36.0265643195703">
            <text:p>36</text:p>
          </table:table-cell>
          <table:table-cell table:formula="oooc:= 1 + ([.H$2]-1)*POWER(EXP([.H$3]/([.H$2]-1)); [.$B13]-1)" office:value-type="percentage" office:value="0.09369296937435">
            <text:p>9.37%</text:p>
          </table:table-cell>
          <table:table-cell table:formula="oooc:=[.I$2]*POWER([.I$3];[.$B13]) + [.I$4]" office:value-type="float" office:value="9.43460724347055">
            <text:p>9</text:p>
          </table:table-cell>
          <table:table-cell table:formula="oooc:=[.J$2]*POWER([.J$3];[.$B13]) + [.J$4]" office:value-type="float" office:value="7.41230210980837">
            <text:p>7</text:p>
          </table:table-cell>
          <table:table-cell table:formula="oooc:=[.K$2]*POWER([.K$3];[.$B13]) + [.K$4]" office:value-type="float" office:value="7.30922658235628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6.93430271457913">
            <text:p>7</text:p>
          </table:table-cell>
          <table:table-cell table:formula="oooc:= 1 + ([.D$2]-1)*POWER(EXP([.D$3]/([.D$2]-1)); ([.$B14]-1))" office:value-type="percentage" office:value="0.796968521861803">
            <text:p>79.70%</text:p>
          </table:table-cell>
          <table:table-cell table:formula="oooc:=[.E$2]*POWER([.E$3];[.$B14]) + [.E$4]" office:value-type="float" office:value="9.32773298603705">
            <text:p>9</text:p>
          </table:table-cell>
          <table:table-cell table:formula="oooc:=[.F$2]*POWER([.F$3];[.$B14]) + [.F$4]" office:value-type="float" office:value="80.6860542915827">
            <text:p>81</text:p>
          </table:table-cell>
          <table:table-cell table:formula="oooc:=[.G$2]*POWER([.G$3];[.$B14]) + [.G$4]" office:value-type="float" office:value="37.5778925355488">
            <text:p>38</text:p>
          </table:table-cell>
          <table:table-cell table:formula="oooc:= 1 + ([.H$2]-1)*POWER(EXP([.H$3]/([.H$2]-1)); [.$B14]-1)" office:value-type="percentage" office:value="0.0966118300699564">
            <text:p>9.66%</text:p>
          </table:table-cell>
          <table:table-cell table:formula="oooc:=[.I$2]*POWER([.I$3];[.$B14]) + [.I$4]" office:value-type="float" office:value="9.88502975051348">
            <text:p>10</text:p>
          </table:table-cell>
          <table:table-cell table:formula="oooc:=[.J$2]*POWER([.J$3];[.$B14]) + [.J$4]" office:value-type="float" office:value="7.72116325749496">
            <text:p>8</text:p>
          </table:table-cell>
          <table:table-cell table:formula="oooc:=[.K$2]*POWER([.K$3];[.$B14]) + [.K$4]" office:value-type="float" office:value="7.54087244312122">
            <text:p>8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7.20970390459967">
            <text:p>7</text:p>
          </table:table-cell>
          <table:table-cell table:formula="oooc:= 1 + ([.D$2]-1)*POWER(EXP([.D$3]/([.D$2]-1)); ([.$B15]-1))" office:value-type="percentage" office:value="0.804091689534964">
            <text:p>80.41%</text:p>
          </table:table-cell>
          <table:table-cell table:formula="oooc:=[.E$2]*POWER([.E$3];[.$B15]) + [.E$4]" office:value-type="float" office:value="9.63067429505964">
            <text:p>10</text:p>
          </table:table-cell>
          <table:table-cell table:formula="oooc:=[.F$2]*POWER([.F$3];[.$B15]) + [.F$4]" office:value-type="float" office:value="86.1940780919935">
            <text:p>86</text:p>
          </table:table-cell>
          <table:table-cell table:formula="oooc:=[.G$2]*POWER([.G$3];[.$B15]) + [.G$4]" office:value-type="float" office:value="39.2067871623263">
            <text:p>39</text:p>
          </table:table-cell>
          <table:table-cell table:formula="oooc:= 1 + ([.H$2]-1)*POWER(EXP([.H$3]/([.H$2]-1)); [.$B15]-1)" office:value-type="percentage" office:value="0.0995212902561634">
            <text:p>9.95%</text:p>
          </table:table-cell>
          <table:table-cell table:formula="oooc:=[.I$2]*POWER([.I$3];[.$B15]) + [.I$4]" office:value-type="float" office:value="10.3669818330494">
            <text:p>10</text:p>
          </table:table-cell>
          <table:table-cell table:formula="oooc:=[.J$2]*POWER([.J$3];[.$B15]) + [.J$4]" office:value-type="float" office:value="8.05164468551961">
            <text:p>8</text:p>
          </table:table-cell>
          <table:table-cell table:formula="oooc:=[.K$2]*POWER([.K$3];[.$B15]) + [.K$4]" office:value-type="float" office:value="7.78873351413971">
            <text:p>8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7.50438317792165">
            <text:p>8</text:p>
          </table:table-cell>
          <table:table-cell table:formula="oooc:= 1 + ([.D$2]-1)*POWER(EXP([.D$3]/([.D$2]-1)); ([.$B16]-1))" office:value-type="percentage" office:value="0.810964947597234">
            <text:p>81.10%</text:p>
          </table:table-cell>
          <table:table-cell table:formula="oooc:=[.E$2]*POWER([.E$3];[.$B16]) + [.E$4]" office:value-type="float" office:value="9.95482149571382">
            <text:p>10</text:p>
          </table:table-cell>
          <table:table-cell table:formula="oooc:=[.F$2]*POWER([.F$3];[.$B16]) + [.F$4]" office:value-type="float" office:value="92.087663558433">
            <text:p>92</text:p>
          </table:table-cell>
          <table:table-cell table:formula="oooc:=[.G$2]*POWER([.G$3];[.$B16]) + [.G$4]" office:value-type="float" office:value="40.9171265204426">
            <text:p>41</text:p>
          </table:table-cell>
          <table:table-cell table:formula="oooc:= 1 + ([.H$2]-1)*POWER(EXP([.H$3]/([.H$2]-1)); [.$B16]-1)" office:value-type="percentage" office:value="0.102421380208337">
            <text:p>10.24%</text:p>
          </table:table-cell>
          <table:table-cell table:formula="oooc:=[.I$2]*POWER([.I$3];[.$B16]) + [.I$4]" office:value-type="float" office:value="10.8826705613629">
            <text:p>11</text:p>
          </table:table-cell>
          <table:table-cell table:formula="oooc:=[.J$2]*POWER([.J$3];[.$B16]) + [.J$4]" office:value-type="float" office:value="8.40525981350598">
            <text:p>8</text:p>
          </table:table-cell>
          <table:table-cell table:formula="oooc:=[.K$2]*POWER([.K$3];[.$B16]) + [.K$4]" office:value-type="float" office:value="8.05394486012948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7.81969000037617">
            <text:p>8</text:p>
          </table:table-cell>
          <table:table-cell table:formula="oooc:= 1 + ([.D$2]-1)*POWER(EXP([.D$3]/([.D$2]-1)); ([.$B17]-1))" office:value-type="percentage" office:value="0.817597063891304">
            <text:p>81.76%</text:p>
          </table:table-cell>
          <table:table-cell table:formula="oooc:=[.E$2]*POWER([.E$3];[.$B17]) + [.E$4]" office:value-type="float" office:value="10.3016590004138">
            <text:p>10</text:p>
          </table:table-cell>
          <table:table-cell table:formula="oooc:=[.F$2]*POWER([.F$3];[.$B17]) + [.F$4]" office:value-type="float" office:value="98.3938000075233">
            <text:p>98</text:p>
          </table:table-cell>
          <table:table-cell table:formula="oooc:=[.G$2]*POWER([.G$3];[.$B17]) + [.G$4]" office:value-type="float" office:value="42.7129828464647">
            <text:p>43</text:p>
          </table:table-cell>
          <table:table-cell table:formula="oooc:= 1 + ([.H$2]-1)*POWER(EXP([.H$3]/([.H$2]-1)); [.$B17]-1)" office:value-type="percentage" office:value="0.105312130104338">
            <text:p>10.53%</text:p>
          </table:table-cell>
          <table:table-cell table:formula="oooc:=[.I$2]*POWER([.I$3];[.$B17]) + [.I$4]" office:value-type="float" office:value="11.4344575006583">
            <text:p>11</text:p>
          </table:table-cell>
          <table:table-cell table:formula="oooc:=[.J$2]*POWER([.J$3];[.$B17]) + [.J$4]" office:value-type="float" office:value="8.7836280004514">
            <text:p>9</text:p>
          </table:table-cell>
          <table:table-cell table:formula="oooc:=[.K$2]*POWER([.K$3];[.$B17]) + [.K$4]" office:value-type="float" office:value="8.33772100033855">
            <text:p>8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8.1570683004025">
            <text:p>8</text:p>
          </table:table-cell>
          <table:table-cell table:formula="oooc:= 1 + ([.D$2]-1)*POWER(EXP([.D$3]/([.D$2]-1)); ([.$B18]-1))" office:value-type="percentage" office:value="0.823996498648385">
            <text:p>82.40%</text:p>
          </table:table-cell>
          <table:table-cell table:formula="oooc:=[.E$2]*POWER([.E$3];[.$B18]) + [.E$4]" office:value-type="float" office:value="10.6727751304427">
            <text:p>11</text:p>
          </table:table-cell>
          <table:table-cell table:formula="oooc:=[.F$2]*POWER([.F$3];[.$B18]) + [.F$4]" office:value-type="float" office:value="105.14136600805">
            <text:p>105</text:p>
          </table:table-cell>
          <table:table-cell table:formula="oooc:=[.G$2]*POWER([.G$3];[.$B18]) + [.G$4]" office:value-type="float" office:value="44.598631988788">
            <text:p>45</text:p>
          </table:table-cell>
          <table:table-cell table:formula="oooc:= 1 + ([.H$2]-1)*POWER(EXP([.H$3]/([.H$2]-1)); [.$B18]-1)" office:value-type="percentage" office:value="0.108193570024838">
            <text:p>10.82%</text:p>
          </table:table-cell>
          <table:table-cell table:formula="oooc:=[.I$2]*POWER([.I$3];[.$B18]) + [.I$4]" office:value-type="float" office:value="12.0248695257044">
            <text:p>12</text:p>
          </table:table-cell>
          <table:table-cell table:formula="oooc:=[.J$2]*POWER([.J$3];[.$B18]) + [.J$4]" office:value-type="float" office:value="9.188481960483">
            <text:p>9</text:p>
          </table:table-cell>
          <table:table-cell table:formula="oooc:=[.K$2]*POWER([.K$3];[.$B18]) + [.K$4]" office:value-type="float" office:value="8.64136147036225">
            <text:p>9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8.51806308143067">
            <text:p>9</text:p>
          </table:table-cell>
          <table:table-cell table:formula="oooc:= 1 + ([.D$2]-1)*POWER(EXP([.D$3]/([.D$2]-1)); ([.$B19]-1))" office:value-type="percentage" office:value="0.830171415280463">
            <text:p>83.02%</text:p>
          </table:table-cell>
          <table:table-cell table:formula="oooc:=[.E$2]*POWER([.E$3];[.$B19]) + [.E$4]" office:value-type="float" office:value="11.0698693895737">
            <text:p>11</text:p>
          </table:table-cell>
          <table:table-cell table:formula="oooc:=[.F$2]*POWER([.F$3];[.$B19]) + [.F$4]" office:value-type="float" office:value="112.361261628613">
            <text:p>112</text:p>
          </table:table-cell>
          <table:table-cell table:formula="oooc:=[.G$2]*POWER([.G$3];[.$B19]) + [.G$4]" office:value-type="float" office:value="46.5785635882274">
            <text:p>47</text:p>
          </table:table-cell>
          <table:table-cell table:formula="oooc:= 1 + ([.H$2]-1)*POWER(EXP([.H$3]/([.H$2]-1)); [.$B19]-1)" office:value-type="percentage" office:value="0.111065729953628">
            <text:p>11.11%</text:p>
          </table:table-cell>
          <table:table-cell table:formula="oooc:=[.I$2]*POWER([.I$3];[.$B19]) + [.I$4]" office:value-type="float" office:value="12.6566103925037">
            <text:p>13</text:p>
          </table:table-cell>
          <table:table-cell table:formula="oooc:=[.J$2]*POWER([.J$3];[.$B19]) + [.J$4]" office:value-type="float" office:value="9.62167569771681">
            <text:p>10</text:p>
          </table:table-cell>
          <table:table-cell table:formula="oooc:=[.K$2]*POWER([.K$3];[.$B19]) + [.K$4]" office:value-type="float" office:value="8.9662567732876">
            <text:p>9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8.90432749713082">
            <text:p>9</text:p>
          </table:table-cell>
          <table:table-cell table:formula="oooc:= 1 + ([.D$2]-1)*POWER(EXP([.D$3]/([.D$2]-1)); ([.$B20]-1))" office:value-type="percentage" office:value="0.836129690793925">
            <text:p>83.61%</text:p>
          </table:table-cell>
          <table:table-cell table:formula="oooc:=[.E$2]*POWER([.E$3];[.$B20]) + [.E$4]" office:value-type="float" office:value="11.4947602468439">
            <text:p>11</text:p>
          </table:table-cell>
          <table:table-cell table:formula="oooc:=[.F$2]*POWER([.F$3];[.$B20]) + [.F$4]" office:value-type="float" office:value="120.086549942616">
            <text:p>120</text:p>
          </table:table-cell>
          <table:table-cell table:formula="oooc:=[.G$2]*POWER([.G$3];[.$B20]) + [.G$4]" office:value-type="float" office:value="48.6574917676387">
            <text:p>49</text:p>
          </table:table-cell>
          <table:table-cell table:formula="oooc:= 1 + ([.H$2]-1)*POWER(EXP([.H$3]/([.H$2]-1)); [.$B20]-1)" office:value-type="percentage" office:value="0.113928639777935">
            <text:p>11.39%</text:p>
          </table:table-cell>
          <table:table-cell table:formula="oooc:=[.I$2]*POWER([.I$3];[.$B20]) + [.I$4]" office:value-type="float" office:value="13.3325731199789">
            <text:p>13</text:p>
          </table:table-cell>
          <table:table-cell table:formula="oooc:=[.J$2]*POWER([.J$3];[.$B20]) + [.J$4]" office:value-type="float" office:value="10.085192996557">
            <text:p>10</text:p>
          </table:table-cell>
          <table:table-cell table:formula="oooc:=[.K$2]*POWER([.K$3];[.$B20]) + [.K$4]" office:value-type="float" office:value="9.31389474741774">
            <text:p>9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9.31763042192998">
            <text:p>9</text:p>
          </table:table-cell>
          <table:table-cell table:formula="oooc:= 1 + ([.D$2]-1)*POWER(EXP([.D$3]/([.D$2]-1)); ([.$B21]-1))" office:value-type="percentage" office:value="0.841878925837827">
            <text:p>84.19%</text:p>
          </table:table-cell>
          <table:table-cell table:formula="oooc:=[.E$2]*POWER([.E$3];[.$B21]) + [.E$4]" office:value-type="float" office:value="11.949393464123">
            <text:p>12</text:p>
          </table:table-cell>
          <table:table-cell table:formula="oooc:=[.F$2]*POWER([.F$3];[.$B21]) + [.F$4]" office:value-type="float" office:value="128.3526084386">
            <text:p>128</text:p>
          </table:table-cell>
          <table:table-cell table:formula="oooc:=[.G$2]*POWER([.G$3];[.$B21]) + [.G$4]" office:value-type="float" office:value="50.8403663560207">
            <text:p>51</text:p>
          </table:table-cell>
          <table:table-cell table:formula="oooc:= 1 + ([.H$2]-1)*POWER(EXP([.H$3]/([.H$2]-1)); [.$B21]-1)" office:value-type="percentage" office:value="0.116782329288728">
            <text:p>11.68%</text:p>
          </table:table-cell>
          <table:table-cell table:formula="oooc:=[.I$2]*POWER([.I$3];[.$B21]) + [.I$4]" office:value-type="float" office:value="14.0558532383775">
            <text:p>14</text:p>
          </table:table-cell>
          <table:table-cell table:formula="oooc:=[.J$2]*POWER([.J$3];[.$B21]) + [.J$4]" office:value-type="float" office:value="10.581156506316">
            <text:p>11</text:p>
          </table:table-cell>
          <table:table-cell table:formula="oooc:=[.K$2]*POWER([.K$3];[.$B21]) + [.K$4]" office:value-type="float" office:value="9.68586737973698">
            <text:p>10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9.75986455146508">
            <text:p>10</text:p>
          </table:table-cell>
          <table:table-cell table:formula="oooc:= 1 + ([.D$2]-1)*POWER(EXP([.D$3]/([.D$2]-1)); ([.$B22]-1))" office:value-type="percentage" office:value="0.847426454399634">
            <text:p>84.74%</text:p>
          </table:table-cell>
          <table:table-cell table:formula="oooc:=[.E$2]*POWER([.E$3];[.$B22]) + [.E$4]" office:value-type="float" office:value="12.4358510066116">
            <text:p>12</text:p>
          </table:table-cell>
          <table:table-cell table:formula="oooc:=[.F$2]*POWER([.F$3];[.$B22]) + [.F$4]" office:value-type="float" office:value="137.197291029302">
            <text:p>137</text:p>
          </table:table-cell>
          <table:table-cell table:formula="oooc:=[.G$2]*POWER([.G$3];[.$B22]) + [.G$4]" office:value-type="float" office:value="53.1323846738217">
            <text:p>53</text:p>
          </table:table-cell>
          <table:table-cell table:formula="oooc:= 1 + ([.H$2]-1)*POWER(EXP([.H$3]/([.H$2]-1)); [.$B22]-1)" office:value-type="percentage" office:value="0.119626828181035">
            <text:p>11.96%</text:p>
          </table:table-cell>
          <table:table-cell table:formula="oooc:=[.I$2]*POWER([.I$3];[.$B22]) + [.I$4]" office:value-type="float" office:value="14.8297629650639">
            <text:p>15</text:p>
          </table:table-cell>
          <table:table-cell table:formula="oooc:=[.J$2]*POWER([.J$3];[.$B22]) + [.J$4]" office:value-type="float" office:value="11.1118374617581">
            <text:p>11</text:p>
          </table:table-cell>
          <table:table-cell table:formula="oooc:=[.K$2]*POWER([.K$3];[.$B22]) + [.K$4]" office:value-type="float" office:value="10.0838780963186">
            <text:p>10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10.2330550700676">
            <text:p>10</text:p>
          </table:table-cell>
          <table:table-cell table:formula="oooc:= 1 + ([.D$2]-1)*POWER(EXP([.D$3]/([.D$2]-1)); ([.$B23]-1))" office:value-type="percentage" office:value="0.852779353160782">
            <text:p>85.28%</text:p>
          </table:table-cell>
          <table:table-cell table:formula="oooc:=[.E$2]*POWER([.E$3];[.$B23]) + [.E$4]" office:value-type="float" office:value="12.9563605770744">
            <text:p>13</text:p>
          </table:table-cell>
          <table:table-cell table:formula="oooc:=[.F$2]*POWER([.F$3];[.$B23]) + [.F$4]" office:value-type="float" office:value="146.661101401353">
            <text:p>147</text:p>
          </table:table-cell>
          <table:table-cell table:formula="oooc:=[.G$2]*POWER([.G$3];[.$B23]) + [.G$4]" office:value-type="float" office:value="55.5390039075128">
            <text:p>56</text:p>
          </table:table-cell>
          <table:table-cell table:formula="oooc:= 1 + ([.H$2]-1)*POWER(EXP([.H$3]/([.H$2]-1)); [.$B23]-1)" office:value-type="percentage" office:value="0.122462166054244">
            <text:p>12.25%</text:p>
          </table:table-cell>
          <table:table-cell table:formula="oooc:=[.I$2]*POWER([.I$3];[.$B23]) + [.I$4]" office:value-type="float" office:value="15.6578463726184">
            <text:p>16</text:p>
          </table:table-cell>
          <table:table-cell table:formula="oooc:=[.J$2]*POWER([.J$3];[.$B23]) + [.J$4]" office:value-type="float" office:value="11.6796660840812">
            <text:p>12</text:p>
          </table:table-cell>
          <table:table-cell table:formula="oooc:=[.K$2]*POWER([.K$3];[.$B23]) + [.K$4]" office:value-type="float" office:value="10.5097495630609">
            <text:p>11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10.7393689249724">
            <text:p>11</text:p>
          </table:table-cell>
          <table:table-cell table:formula="oooc:= 1 + ([.D$2]-1)*POWER(EXP([.D$3]/([.D$2]-1)); ([.$B24]-1))" office:value-type="percentage" office:value="0.857944450524025">
            <text:p>85.79%</text:p>
          </table:table-cell>
          <table:table-cell table:formula="oooc:=[.E$2]*POWER([.E$3];[.$B24]) + [.E$4]" office:value-type="float" office:value="13.5133058174696">
            <text:p>14</text:p>
          </table:table-cell>
          <table:table-cell table:formula="oooc:=[.F$2]*POWER([.F$3];[.$B24]) + [.F$4]" office:value-type="float" office:value="156.787378499447">
            <text:p>157</text:p>
          </table:table-cell>
          <table:table-cell table:formula="oooc:=[.G$2]*POWER([.G$3];[.$B24]) + [.G$4]" office:value-type="float" office:value="58.0659541028884">
            <text:p>58</text:p>
          </table:table-cell>
          <table:table-cell table:formula="oooc:= 1 + ([.H$2]-1)*POWER(EXP([.H$3]/([.H$2]-1)); [.$B24]-1)" office:value-type="percentage" office:value="0.125288372412418">
            <text:p>12.53%</text:p>
          </table:table-cell>
          <table:table-cell table:formula="oooc:=[.I$2]*POWER([.I$3];[.$B24]) + [.I$4]" office:value-type="float" office:value="16.5438956187016">
            <text:p>17</text:p>
          </table:table-cell>
          <table:table-cell table:formula="oooc:=[.J$2]*POWER([.J$3];[.$B24]) + [.J$4]" office:value-type="float" office:value="12.2872427099668">
            <text:p>12</text:p>
          </table:table-cell>
          <table:table-cell table:formula="oooc:=[.K$2]*POWER([.K$3];[.$B24]) + [.K$4]" office:value-type="float" office:value="10.9654320324751">
            <text:p>11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11.2811247497204">
            <text:p>11</text:p>
          </table:table-cell>
          <table:table-cell table:formula="oooc:= 1 + ([.D$2]-1)*POWER(EXP([.D$3]/([.D$2]-1)); ([.$B25]-1))" office:value-type="percentage" office:value="0.862928335324053">
            <text:p>86.29%</text:p>
          </table:table-cell>
          <table:table-cell table:formula="oooc:=[.E$2]*POWER([.E$3];[.$B25]) + [.E$4]" office:value-type="float" office:value="14.1092372246925">
            <text:p>14</text:p>
          </table:table-cell>
          <table:table-cell table:formula="oooc:=[.F$2]*POWER([.F$3];[.$B25]) + [.F$4]" office:value-type="float" office:value="167.622494994409">
            <text:p>168</text:p>
          </table:table-cell>
          <table:table-cell table:formula="oooc:=[.G$2]*POWER([.G$3];[.$B25]) + [.G$4]" office:value-type="float" office:value="60.7192518080329">
            <text:p>61</text:p>
          </table:table-cell>
          <table:table-cell table:formula="oooc:= 1 + ([.H$2]-1)*POWER(EXP([.H$3]/([.H$2]-1)); [.$B25]-1)" office:value-type="percentage" office:value="0.128105476664597">
            <text:p>12.81%</text:p>
          </table:table-cell>
          <table:table-cell table:formula="oooc:=[.I$2]*POWER([.I$3];[.$B25]) + [.I$4]" office:value-type="float" office:value="17.4919683120108">
            <text:p>17</text:p>
          </table:table-cell>
          <table:table-cell table:formula="oooc:=[.J$2]*POWER([.J$3];[.$B25]) + [.J$4]" office:value-type="float" office:value="12.9373496996645">
            <text:p>13</text:p>
          </table:table-cell>
          <table:table-cell table:formula="oooc:=[.K$2]*POWER([.K$3];[.$B25]) + [.K$4]" office:value-type="float" office:value="11.4530122747484">
            <text:p>11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11.8608034822009">
            <text:p>12</text:p>
          </table:table-cell>
          <table:table-cell table:formula="oooc:= 1 + ([.D$2]-1)*POWER(EXP([.D$3]/([.D$2]-1)); ([.$B26]-1))" office:value-type="percentage" office:value="0.867737365232516">
            <text:p>86.77%</text:p>
          </table:table-cell>
          <table:table-cell table:formula="oooc:=[.E$2]*POWER([.E$3];[.$B26]) + [.E$4]" office:value-type="float" office:value="14.746883830421">
            <text:p>15</text:p>
          </table:table-cell>
          <table:table-cell table:formula="oooc:=[.F$2]*POWER([.F$3];[.$B26]) + [.F$4]" office:value-type="float" office:value="179.216069644017">
            <text:p>179</text:p>
          </table:table-cell>
          <table:table-cell table:formula="oooc:=[.G$2]*POWER([.G$3];[.$B26]) + [.G$4]" office:value-type="float" office:value="63.5052143984345">
            <text:p>64</text:p>
          </table:table-cell>
          <table:table-cell table:formula="oooc:= 1 + ([.H$2]-1)*POWER(EXP([.H$3]/([.H$2]-1)); [.$B26]-1)" office:value-type="percentage" office:value="0.130913508125107">
            <text:p>13.09%</text:p>
          </table:table-cell>
          <table:table-cell table:formula="oooc:=[.I$2]*POWER([.I$3];[.$B26]) + [.I$4]" office:value-type="float" office:value="18.5064060938515">
            <text:p>19</text:p>
          </table:table-cell>
          <table:table-cell table:formula="oooc:=[.J$2]*POWER([.J$3];[.$B26]) + [.J$4]" office:value-type="float" office:value="13.632964178641">
            <text:p>14</text:p>
          </table:table-cell>
          <table:table-cell table:formula="oooc:=[.K$2]*POWER([.K$3];[.$B26]) + [.K$4]" office:value-type="float" office:value="11.9747231339808">
            <text:p>12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12.4810597259549">
            <text:p>12</text:p>
          </table:table-cell>
          <table:table-cell table:formula="oooc:= 1 + ([.D$2]-1)*POWER(EXP([.D$3]/([.D$2]-1)); ([.$B27]-1))" office:value-type="percentage" office:value="0.872377674868155">
            <text:p>87.24%</text:p>
          </table:table-cell>
          <table:table-cell table:formula="oooc:=[.E$2]*POWER([.E$3];[.$B27]) + [.E$4]" office:value-type="float" office:value="15.4291656985504">
            <text:p>15</text:p>
          </table:table-cell>
          <table:table-cell table:formula="oooc:=[.F$2]*POWER([.F$3];[.$B27]) + [.F$4]" office:value-type="float" office:value="191.621194519098">
            <text:p>192</text:p>
          </table:table-cell>
          <table:table-cell table:formula="oooc:=[.G$2]*POWER([.G$3];[.$B27]) + [.G$4]" office:value-type="float" office:value="66.4304751183562">
            <text:p>66</text:p>
          </table:table-cell>
          <table:table-cell table:formula="oooc:= 1 + ([.H$2]-1)*POWER(EXP([.H$3]/([.H$2]-1)); [.$B27]-1)" office:value-type="percentage" office:value="0.133712496013864">
            <text:p>13.37%</text:p>
          </table:table-cell>
          <table:table-cell table:formula="oooc:=[.I$2]*POWER([.I$3];[.$B27]) + [.I$4]" office:value-type="float" office:value="19.5918545204211">
            <text:p>20</text:p>
          </table:table-cell>
          <table:table-cell table:formula="oooc:=[.J$2]*POWER([.J$3];[.$B27]) + [.J$4]" office:value-type="float" office:value="14.3772716711459">
            <text:p>14</text:p>
          </table:table-cell>
          <table:table-cell table:formula="oooc:=[.K$2]*POWER([.K$3];[.$B27]) + [.K$4]" office:value-type="float" office:value="12.5329537533594">
            <text:p>13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13.1447339067718">
            <text:p>13</text:p>
          </table:table-cell>
          <table:table-cell table:formula="oooc:= 1 + ([.D$2]-1)*POWER(EXP([.D$3]/([.D$2]-1)); ([.$B28]-1))" office:value-type="percentage" office:value="0.876855183622408">
            <text:p>87.69%</text:p>
          </table:table-cell>
          <table:table-cell table:formula="oooc:=[.E$2]*POWER([.E$3];[.$B28]) + [.E$4]" office:value-type="float" office:value="16.159207297449">
            <text:p>16</text:p>
          </table:table-cell>
          <table:table-cell table:formula="oooc:=[.F$2]*POWER([.F$3];[.$B28]) + [.F$4]" office:value-type="float" office:value="204.894678135435">
            <text:p>205</text:p>
          </table:table-cell>
          <table:table-cell table:formula="oooc:=[.G$2]*POWER([.G$3];[.$B28]) + [.G$4]" office:value-type="float" office:value="69.5019988742741">
            <text:p>70</text:p>
          </table:table-cell>
          <table:table-cell table:formula="oooc:= 1 + ([.H$2]-1)*POWER(EXP([.H$3]/([.H$2]-1)); [.$B28]-1)" office:value-type="percentage" office:value="0.136502469456677">
            <text:p>13.65%</text:p>
          </table:table-cell>
          <table:table-cell table:formula="oooc:=[.I$2]*POWER([.I$3];[.$B28]) + [.I$4]" office:value-type="float" office:value="20.7532843368506">
            <text:p>21</text:p>
          </table:table-cell>
          <table:table-cell table:formula="oooc:=[.J$2]*POWER([.J$3];[.$B28]) + [.J$4]" office:value-type="float" office:value="15.1736806881261">
            <text:p>15</text:p>
          </table:table-cell>
          <table:table-cell table:formula="oooc:=[.K$2]*POWER([.K$3];[.$B28]) + [.K$4]" office:value-type="float" office:value="13.1302605160946">
            <text:p>13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13.8548652802458">
            <text:p>14</text:p>
          </table:table-cell>
          <table:table-cell table:formula="oooc:= 1 + ([.D$2]-1)*POWER(EXP([.D$3]/([.D$2]-1)); ([.$B29]-1))" office:value-type="percentage" office:value="0.881175603210454">
            <text:p>88.12%</text:p>
          </table:table-cell>
          <table:table-cell table:formula="oooc:=[.E$2]*POWER([.E$3];[.$B29]) + [.E$4]" office:value-type="float" office:value="16.9403518082704">
            <text:p>17</text:p>
          </table:table-cell>
          <table:table-cell table:formula="oooc:=[.F$2]*POWER([.F$3];[.$B29]) + [.F$4]" office:value-type="float" office:value="219.097305604916">
            <text:p>219</text:p>
          </table:table-cell>
          <table:table-cell table:formula="oooc:=[.G$2]*POWER([.G$3];[.$B29]) + [.G$4]" office:value-type="float" office:value="72.7270988179878">
            <text:p>73</text:p>
          </table:table-cell>
          <table:table-cell table:formula="oooc:= 1 + ([.H$2]-1)*POWER(EXP([.H$3]/([.H$2]-1)); [.$B29]-1)" office:value-type="percentage" office:value="0.139283457485553">
            <text:p>13.93%</text:p>
          </table:table-cell>
          <table:table-cell table:formula="oooc:=[.I$2]*POWER([.I$3];[.$B29]) + [.I$4]" office:value-type="float" office:value="21.9960142404301">
            <text:p>22</text:p>
          </table:table-cell>
          <table:table-cell table:formula="oooc:=[.J$2]*POWER([.J$3];[.$B29]) + [.J$4]" office:value-type="float" office:value="16.025838336295">
            <text:p>16</text:p>
          </table:table-cell>
          <table:table-cell table:formula="oooc:=[.K$2]*POWER([.K$3];[.$B29]) + [.K$4]" office:value-type="float" office:value="13.7693787522212">
            <text:p>14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14.614705849863">
            <text:p>15</text:p>
          </table:table-cell>
          <table:table-cell table:formula="oooc:= 1 + ([.D$2]-1)*POWER(EXP([.D$3]/([.D$2]-1)); ([.$B30]-1))" office:value-type="percentage" office:value="0.885344444957338">
            <text:p>88.53%</text:p>
          </table:table-cell>
          <table:table-cell table:formula="oooc:=[.E$2]*POWER([.E$3];[.$B30]) + [.E$4]" office:value-type="float" office:value="17.7761764348493">
            <text:p>18</text:p>
          </table:table-cell>
          <table:table-cell table:formula="oooc:=[.F$2]*POWER([.F$3];[.$B30]) + [.F$4]" office:value-type="float" office:value="234.29411699726">
            <text:p>234</text:p>
          </table:table-cell>
          <table:table-cell table:formula="oooc:=[.G$2]*POWER([.G$3];[.$B30]) + [.G$4]" office:value-type="float" office:value="76.1134537588872">
            <text:p>76</text:p>
          </table:table-cell>
          <table:table-cell table:formula="oooc:= 1 + ([.H$2]-1)*POWER(EXP([.H$3]/([.H$2]-1)); [.$B30]-1)" office:value-type="percentage" office:value="0.142055489038998">
            <text:p>14.21%</text:p>
          </table:table-cell>
          <table:table-cell table:formula="oooc:=[.I$2]*POWER([.I$3];[.$B30]) + [.I$4]" office:value-type="float" office:value="23.3257352372603">
            <text:p>23</text:p>
          </table:table-cell>
          <table:table-cell table:formula="oooc:=[.J$2]*POWER([.J$3];[.$B30]) + [.J$4]" office:value-type="float" office:value="16.9376470198356">
            <text:p>17</text:p>
          </table:table-cell>
          <table:table-cell table:formula="oooc:=[.K$2]*POWER([.K$3];[.$B30]) + [.K$4]" office:value-type="float" office:value="14.4532352648767">
            <text:p>14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15.4277352593534">
            <text:p>15</text:p>
          </table:table-cell>
          <table:table-cell table:formula="oooc:= 1 + ([.D$2]-1)*POWER(EXP([.D$3]/([.D$2]-1)); ([.$B31]-1))" office:value-type="percentage" office:value="0.889367026828472">
            <text:p>88.94%</text:p>
          </table:table-cell>
          <table:table-cell table:formula="oooc:=[.E$2]*POWER([.E$3];[.$B31]) + [.E$4]" office:value-type="float" office:value="18.6705087852888">
            <text:p>19</text:p>
          </table:table-cell>
          <table:table-cell table:formula="oooc:=[.F$2]*POWER([.F$3];[.$B31]) + [.F$4]" office:value-type="float" office:value="250.554705187068">
            <text:p>251</text:p>
          </table:table-cell>
          <table:table-cell table:formula="oooc:=[.G$2]*POWER([.G$3];[.$B31]) + [.G$4]" office:value-type="float" office:value="79.6691264468315">
            <text:p>80</text:p>
          </table:table-cell>
          <table:table-cell table:formula="oooc:= 1 + ([.H$2]-1)*POWER(EXP([.H$3]/([.H$2]-1)); [.$B31]-1)" office:value-type="percentage" office:value="0.144818592962319">
            <text:p>14.48%</text:p>
          </table:table-cell>
          <table:table-cell table:formula="oooc:=[.I$2]*POWER([.I$3];[.$B31]) + [.I$4]" office:value-type="float" office:value="24.7485367038685">
            <text:p>25</text:p>
          </table:table-cell>
          <table:table-cell table:formula="oooc:=[.J$2]*POWER([.J$3];[.$B31]) + [.J$4]" office:value-type="float" office:value="17.9132823112241">
            <text:p>18</text:p>
          </table:table-cell>
          <table:table-cell table:formula="oooc:=[.K$2]*POWER([.K$3];[.$B31]) + [.K$4]" office:value-type="float" office:value="15.1849617334181">
            <text:p>15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16.2976767275082">
            <text:p>16</text:p>
          </table:table-cell>
          <table:table-cell table:formula="oooc:= 1 + ([.D$2]-1)*POWER(EXP([.D$3]/([.D$2]-1)); ([.$B32]-1))" office:value-type="percentage" office:value="0.893248480213472">
            <text:p>89.32%</text:p>
          </table:table-cell>
          <table:table-cell table:formula="oooc:=[.E$2]*POWER([.E$3];[.$B32]) + [.E$4]" office:value-type="float" office:value="19.627444400259">
            <text:p>20</text:p>
          </table:table-cell>
          <table:table-cell table:formula="oooc:=[.F$2]*POWER([.F$3];[.$B32]) + [.F$4]" office:value-type="float" office:value="267.953534550163">
            <text:p>268</text:p>
          </table:table-cell>
          <table:table-cell table:formula="oooc:=[.G$2]*POWER([.G$3];[.$B32]) + [.G$4]" office:value-type="float" office:value="83.4025827691731">
            <text:p>83</text:p>
          </table:table-cell>
          <table:table-cell table:formula="oooc:= 1 + ([.H$2]-1)*POWER(EXP([.H$3]/([.H$2]-1)); [.$B32]-1)" office:value-type="percentage" office:value="0.147572798007924">
            <text:p>14.76%</text:p>
          </table:table-cell>
          <table:table-cell table:formula="oooc:=[.I$2]*POWER([.I$3];[.$B32]) + [.I$4]" office:value-type="float" office:value="26.2709342731393">
            <text:p>26</text:p>
          </table:table-cell>
          <table:table-cell table:formula="oooc:=[.J$2]*POWER([.J$3];[.$B32]) + [.J$4]" office:value-type="float" office:value="18.9572120730098">
            <text:p>19</text:p>
          </table:table-cell>
          <table:table-cell table:formula="oooc:=[.K$2]*POWER([.K$3];[.$B32]) + [.K$4]" office:value-type="float" office:value="15.9679090547573">
            <text:p>16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17.2285140984337">
            <text:p>17</text:p>
          </table:table-cell>
          <table:table-cell table:formula="oooc:= 1 + ([.D$2]-1)*POWER(EXP([.D$3]/([.D$2]-1)); ([.$B33]-1))" office:value-type="percentage" office:value="0.896993756471996">
            <text:p>89.70%</text:p>
          </table:table-cell>
          <table:table-cell table:formula="oooc:=[.E$2]*POWER([.E$3];[.$B33]) + [.E$4]" office:value-type="float" office:value="20.6513655082771">
            <text:p>21</text:p>
          </table:table-cell>
          <table:table-cell table:formula="oooc:=[.F$2]*POWER([.F$3];[.$B33]) + [.F$4]" office:value-type="float" office:value="286.570281968674">
            <text:p>287</text:p>
          </table:table-cell>
          <table:table-cell table:formula="oooc:=[.G$2]*POWER([.G$3];[.$B33]) + [.G$4]" office:value-type="float" office:value="87.3227119076318">
            <text:p>87</text:p>
          </table:table-cell>
          <table:table-cell table:formula="oooc:= 1 + ([.H$2]-1)*POWER(EXP([.H$3]/([.H$2]-1)); [.$B33]-1)" office:value-type="percentage" office:value="0.150318132835618">
            <text:p>15.03%</text:p>
          </table:table-cell>
          <table:table-cell table:formula="oooc:=[.I$2]*POWER([.I$3];[.$B33]) + [.I$4]" office:value-type="float" office:value="27.899899672259">
            <text:p>28</text:p>
          </table:table-cell>
          <table:table-cell table:formula="oooc:=[.J$2]*POWER([.J$3];[.$B33]) + [.J$4]" office:value-type="float" office:value="20.0742169181205">
            <text:p>20</text:p>
          </table:table-cell>
          <table:table-cell table:formula="oooc:=[.K$2]*POWER([.K$3];[.$B33]) + [.K$4]" office:value-type="float" office:value="16.8056626885904">
            <text:p>17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18.2245100853241">
            <text:p>18</text:p>
          </table:table-cell>
          <table:table-cell table:formula="oooc:= 1 + ([.D$2]-1)*POWER(EXP([.D$3]/([.D$2]-1)); ([.$B34]-1))" office:value-type="percentage" office:value="0.900607633249926">
            <text:p>90.06%</text:p>
          </table:table-cell>
          <table:table-cell table:formula="oooc:=[.E$2]*POWER([.E$3];[.$B34]) + [.E$4]" office:value-type="float" office:value="21.7469610938565">
            <text:p>22</text:p>
          </table:table-cell>
          <table:table-cell table:formula="oooc:=[.F$2]*POWER([.F$3];[.$B34]) + [.F$4]" office:value-type="float" office:value="306.490201706482">
            <text:p>306</text:p>
          </table:table-cell>
          <table:table-cell table:formula="oooc:=[.G$2]*POWER([.G$3];[.$B34]) + [.G$4]" office:value-type="float" office:value="91.4388475030134">
            <text:p>91</text:p>
          </table:table-cell>
          <table:table-cell table:formula="oooc:= 1 + ([.H$2]-1)*POWER(EXP([.H$3]/([.H$2]-1)); [.$B34]-1)" office:value-type="percentage" office:value="0.153054626012906">
            <text:p>15.31%</text:p>
          </table:table-cell>
          <table:table-cell table:formula="oooc:=[.I$2]*POWER([.I$3];[.$B34]) + [.I$4]" office:value-type="float" office:value="29.6428926493171">
            <text:p>30</text:p>
          </table:table-cell>
          <table:table-cell table:formula="oooc:=[.J$2]*POWER([.J$3];[.$B34]) + [.J$4]" office:value-type="float" office:value="21.2694121023889">
            <text:p>21</text:p>
          </table:table-cell>
          <table:table-cell table:formula="oooc:=[.K$2]*POWER([.K$3];[.$B34]) + [.K$4]" office:value-type="float" office:value="17.7020590767917">
            <text:p>18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19.2902257912968">
            <text:p>19</text:p>
          </table:table-cell>
          <table:table-cell table:formula="oooc:= 1 + ([.D$2]-1)*POWER(EXP([.D$3]/([.D$2]-1)); ([.$B35]-1))" office:value-type="percentage" office:value="0.904094720573947">
            <text:p>90.41%</text:p>
          </table:table-cell>
          <table:table-cell table:formula="oooc:=[.E$2]*POWER([.E$3];[.$B35]) + [.E$4]" office:value-type="float" office:value="22.9192483704265">
            <text:p>23</text:p>
          </table:table-cell>
          <table:table-cell table:formula="oooc:=[.F$2]*POWER([.F$3];[.$B35]) + [.F$4]" office:value-type="float" office:value="327.804515825935">
            <text:p>328</text:p>
          </table:table-cell>
          <table:table-cell table:formula="oooc:=[.G$2]*POWER([.G$3];[.$B35]) + [.G$4]" office:value-type="float" office:value="95.760789878164">
            <text:p>96</text:p>
          </table:table-cell>
          <table:table-cell table:formula="oooc:= 1 + ([.H$2]-1)*POWER(EXP([.H$3]/([.H$2]-1)); [.$B35]-1)" office:value-type="percentage" office:value="0.155782306015289">
            <text:p>15.58%</text:p>
          </table:table-cell>
          <table:table-cell table:formula="oooc:=[.I$2]*POWER([.I$3];[.$B35]) + [.I$4]" office:value-type="float" office:value="31.5078951347694">
            <text:p>32</text:p>
          </table:table-cell>
          <table:table-cell table:formula="oooc:=[.J$2]*POWER([.J$3];[.$B35]) + [.J$4]" office:value-type="float" office:value="22.5482709495561">
            <text:p>23</text:p>
          </table:table-cell>
          <table:table-cell table:formula="oooc:=[.K$2]*POWER([.K$3];[.$B35]) + [.K$4]" office:value-type="float" office:value="18.6612032121671">
            <text:p>19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20.4305415966875">
            <text:p>20</text:p>
          </table:table-cell>
          <table:table-cell table:formula="oooc:= 1 + ([.D$2]-1)*POWER(EXP([.D$3]/([.D$2]-1)); ([.$B36]-1))" office:value-type="percentage" office:value="0.907459466732314">
            <text:p>90.75%</text:p>
          </table:table-cell>
          <table:table-cell table:formula="oooc:=[.E$2]*POWER([.E$3];[.$B36]) + [.E$4]" office:value-type="float" office:value="24.1735957563563">
            <text:p>24</text:p>
          </table:table-cell>
          <table:table-cell table:formula="oooc:=[.F$2]*POWER([.F$3];[.$B36]) + [.F$4]" office:value-type="float" office:value="350.610831933751">
            <text:p>351</text:p>
          </table:table-cell>
          <table:table-cell table:formula="oooc:=[.G$2]*POWER([.G$3];[.$B36]) + [.G$4]" office:value-type="float" office:value="100.298829372072">
            <text:p>100</text:p>
          </table:table-cell>
          <table:table-cell table:formula="oooc:= 1 + ([.H$2]-1)*POWER(EXP([.H$3]/([.H$2]-1)); [.$B36]-1)" office:value-type="percentage" office:value="0.158501201226558">
            <text:p>15.85%</text:p>
          </table:table-cell>
          <table:table-cell table:formula="oooc:=[.I$2]*POWER([.I$3];[.$B36]) + [.I$4]" office:value-type="float" office:value="33.5034477942032">
            <text:p>34</text:p>
          </table:table-cell>
          <table:table-cell table:formula="oooc:=[.J$2]*POWER([.J$3];[.$B36]) + [.J$4]" office:value-type="float" office:value="23.9166499160251">
            <text:p>24</text:p>
          </table:table-cell>
          <table:table-cell table:formula="oooc:=[.K$2]*POWER([.K$3];[.$B36]) + [.K$4]" office:value-type="float" office:value="19.6874874370188">
            <text:p>20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21.6506795084557">
            <text:p>22</text:p>
          </table:table-cell>
          <table:table-cell table:formula="oooc:= 1 + ([.D$2]-1)*POWER(EXP([.D$3]/([.D$2]-1)); ([.$B37]-1))" office:value-type="percentage" office:value="0.910706163949288">
            <text:p>91.07%</text:p>
          </table:table-cell>
          <table:table-cell table:formula="oooc:=[.E$2]*POWER([.E$3];[.$B37]) + [.E$4]" office:value-type="float" office:value="25.5157474593012">
            <text:p>26</text:p>
          </table:table-cell>
          <table:table-cell table:formula="oooc:=[.F$2]*POWER([.F$3];[.$B37]) + [.F$4]" office:value-type="float" office:value="375.013590169114">
            <text:p>375</text:p>
          </table:table-cell>
          <table:table-cell table:formula="oooc:=[.G$2]*POWER([.G$3];[.$B37]) + [.G$4]" office:value-type="float" office:value="105.063770840676">
            <text:p>105</text:p>
          </table:table-cell>
          <table:table-cell table:formula="oooc:= 1 + ([.H$2]-1)*POWER(EXP([.H$3]/([.H$2]-1)); [.$B37]-1)" office:value-type="percentage" office:value="0.161211339939092">
            <text:p>16.12%</text:p>
          </table:table-cell>
          <table:table-cell table:formula="oooc:=[.I$2]*POWER([.I$3];[.$B37]) + [.I$4]" office:value-type="float" office:value="35.6386891397974">
            <text:p>36</text:p>
          </table:table-cell>
          <table:table-cell table:formula="oooc:=[.J$2]*POWER([.J$3];[.$B37]) + [.J$4]" office:value-type="float" office:value="25.3808154101468">
            <text:p>25</text:p>
          </table:table-cell>
          <table:table-cell table:formula="oooc:=[.K$2]*POWER([.K$3];[.$B37]) + [.K$4]" office:value-type="float" office:value="20.7856115576101">
            <text:p>21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22.9562270740476">
            <text:p>23</text:p>
          </table:table-cell>
          <table:table-cell table:formula="oooc:= 1 + ([.D$2]-1)*POWER(EXP([.D$3]/([.D$2]-1)); ([.$B38]-1))" office:value-type="percentage" office:value="0.913838953860496">
            <text:p>91.38%</text:p>
          </table:table-cell>
          <table:table-cell table:formula="oooc:=[.E$2]*POWER([.E$3];[.$B38]) + [.E$4]" office:value-type="float" office:value="26.9518497814523">
            <text:p>27</text:p>
          </table:table-cell>
          <table:table-cell table:formula="oooc:=[.F$2]*POWER([.F$3];[.$B38]) + [.F$4]" office:value-type="float" office:value="401.124541480952">
            <text:p>401</text:p>
          </table:table-cell>
          <table:table-cell table:formula="oooc:=[.G$2]*POWER([.G$3];[.$B38]) + [.G$4]" office:value-type="float" office:value="110.06695938271">
            <text:p>110</text:p>
          </table:table-cell>
          <table:table-cell table:formula="oooc:= 1 + ([.H$2]-1)*POWER(EXP([.H$3]/([.H$2]-1)); [.$B38]-1)" office:value-type="percentage" office:value="0.163912750354149">
            <text:p>16.39%</text:p>
          </table:table-cell>
          <table:table-cell table:formula="oooc:=[.I$2]*POWER([.I$3];[.$B38]) + [.I$4]" office:value-type="float" office:value="37.9233973795833">
            <text:p>38</text:p>
          </table:table-cell>
          <table:table-cell table:formula="oooc:=[.J$2]*POWER([.J$3];[.$B38]) + [.J$4]" office:value-type="float" office:value="26.9474724888571">
            <text:p>27</text:p>
          </table:table-cell>
          <table:table-cell table:formula="oooc:=[.K$2]*POWER([.K$3];[.$B38]) + [.K$4]" office:value-type="float" office:value="21.9606043666428">
            <text:p>22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24.3531629692309">
            <text:p>24</text:p>
          </table:table-cell>
          <table:table-cell table:formula="oooc:= 1 + ([.D$2]-1)*POWER(EXP([.D$3]/([.D$2]-1)); ([.$B39]-1))" office:value-type="percentage" office:value="0.916861832796189">
            <text:p>91.69%</text:p>
          </table:table-cell>
          <table:table-cell table:formula="oooc:=[.E$2]*POWER([.E$3];[.$B39]) + [.E$4]" office:value-type="float" office:value="28.488479266154">
            <text:p>28</text:p>
          </table:table-cell>
          <table:table-cell table:formula="oooc:=[.F$2]*POWER([.F$3];[.$B39]) + [.F$4]" office:value-type="float" office:value="429.063259384618">
            <text:p>429</text:p>
          </table:table-cell>
          <table:table-cell table:formula="oooc:=[.G$2]*POWER([.G$3];[.$B39]) + [.G$4]" office:value-type="float" office:value="115.320307351845">
            <text:p>115</text:p>
          </table:table-cell>
          <table:table-cell table:formula="oooc:= 1 + ([.H$2]-1)*POWER(EXP([.H$3]/([.H$2]-1)); [.$B39]-1)" office:value-type="percentage" office:value="0.166605460582166">
            <text:p>16.66%</text:p>
          </table:table-cell>
          <table:table-cell table:formula="oooc:=[.I$2]*POWER([.I$3];[.$B39]) + [.I$4]" office:value-type="float" office:value="40.3680351961541">
            <text:p>40</text:p>
          </table:table-cell>
          <table:table-cell table:formula="oooc:=[.J$2]*POWER([.J$3];[.$B39]) + [.J$4]" office:value-type="float" office:value="28.6237955630771">
            <text:p>29</text:p>
          </table:table-cell>
          <table:table-cell table:formula="oooc:=[.K$2]*POWER([.K$3];[.$B39]) + [.K$4]" office:value-type="float" office:value="23.2178466723078">
            <text:p>23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25.8478843770771">
            <text:p>26</text:p>
          </table:table-cell>
          <table:table-cell table:formula="oooc:= 1 + ([.D$2]-1)*POWER(EXP([.D$3]/([.D$2]-1)); ([.$B40]-1))" office:value-type="percentage" office:value="0.919778656879147">
            <text:p>91.98%</text:p>
          </table:table-cell>
          <table:table-cell table:formula="oooc:=[.E$2]*POWER([.E$3];[.$B40]) + [.E$4]" office:value-type="float" office:value="30.1326728147848">
            <text:p>30</text:p>
          </table:table-cell>
          <table:table-cell table:formula="oooc:=[.F$2]*POWER([.F$3];[.$B40]) + [.F$4]" office:value-type="float" office:value="458.957687541541">
            <text:p>459</text:p>
          </table:table-cell>
          <table:table-cell table:formula="oooc:=[.G$2]*POWER([.G$3];[.$B40]) + [.G$4]" office:value-type="float" office:value="120.836322719437">
            <text:p>121</text:p>
          </table:table-cell>
          <table:table-cell table:formula="oooc:= 1 + ([.H$2]-1)*POWER(EXP([.H$3]/([.H$2]-1)); [.$B40]-1)" office:value-type="percentage" office:value="0.169289498643043">
            <text:p>16.93%</text:p>
          </table:table-cell>
          <table:table-cell table:formula="oooc:=[.I$2]*POWER([.I$3];[.$B40]) + [.I$4]" office:value-type="float" office:value="42.9837976598849">
            <text:p>43</text:p>
          </table:table-cell>
          <table:table-cell table:formula="oooc:=[.J$2]*POWER([.J$3];[.$B40]) + [.J$4]" office:value-type="float" office:value="30.4174612524925">
            <text:p>30</text:p>
          </table:table-cell>
          <table:table-cell table:formula="oooc:=[.K$2]*POWER([.K$3];[.$B40]) + [.K$4]" office:value-type="float" office:value="24.5630959393694">
            <text:p>25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27.4472362834725">
            <text:p>27</text:p>
          </table:table-cell>
          <table:table-cell table:formula="oooc:= 1 + ([.D$2]-1)*POWER(EXP([.D$3]/([.D$2]-1)); ([.$B41]-1))" office:value-type="percentage" office:value="0.922593146943722">
            <text:p>92.26%</text:p>
          </table:table-cell>
          <table:table-cell table:formula="oooc:=[.E$2]*POWER([.E$3];[.$B41]) + [.E$4]" office:value-type="float" office:value="31.8919599118197">
            <text:p>32</text:p>
          </table:table-cell>
          <table:table-cell table:formula="oooc:=[.F$2]*POWER([.F$3];[.$B41]) + [.F$4]" office:value-type="float" office:value="490.944725669449">
            <text:p>491</text:p>
          </table:table-cell>
          <table:table-cell table:formula="oooc:=[.G$2]*POWER([.G$3];[.$B41]) + [.G$4]" office:value-type="float" office:value="126.628138855409">
            <text:p>127</text:p>
          </table:table-cell>
          <table:table-cell table:formula="oooc:= 1 + ([.H$2]-1)*POWER(EXP([.H$3]/([.H$2]-1)); [.$B41]-1)" office:value-type="percentage" office:value="0.171964892466441">
            <text:p>17.20%</text:p>
          </table:table-cell>
          <table:table-cell table:formula="oooc:=[.I$2]*POWER([.I$3];[.$B41]) + [.I$4]" office:value-type="float" office:value="45.7826634960768">
            <text:p>46</text:p>
          </table:table-cell>
          <table:table-cell table:formula="oooc:=[.J$2]*POWER([.J$3];[.$B41]) + [.J$4]" office:value-type="float" office:value="32.336683540167">
            <text:p>32</text:p>
          </table:table-cell>
          <table:table-cell table:formula="oooc:=[.K$2]*POWER([.K$3];[.$B41]) + [.K$4]" office:value-type="float" office:value="26.0025126551252">
            <text:p>26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29.1585428233155">
            <text:p>29</text:p>
          </table:table-cell>
          <table:table-cell table:formula="oooc:= 1 + ([.D$2]-1)*POWER(EXP([.D$3]/([.D$2]-1)); ([.$B42]-1))" office:value-type="percentage" office:value="0.925308893282308">
            <text:p>92.53%</text:p>
          </table:table-cell>
          <table:table-cell table:formula="oooc:=[.E$2]*POWER([.E$3];[.$B42]) + [.E$4]" office:value-type="float" office:value="33.7743971056471">
            <text:p>34</text:p>
          </table:table-cell>
          <table:table-cell table:formula="oooc:=[.F$2]*POWER([.F$3];[.$B42]) + [.F$4]" office:value-type="float" office:value="525.170856466311">
            <text:p>525</text:p>
          </table:table-cell>
          <table:table-cell table:formula="oooc:=[.G$2]*POWER([.G$3];[.$B42]) + [.G$4]" office:value-type="float" office:value="132.70954579818">
            <text:p>133</text:p>
          </table:table-cell>
          <table:table-cell table:formula="oooc:= 1 + ([.H$2]-1)*POWER(EXP([.H$3]/([.H$2]-1)); [.$B42]-1)" office:value-type="percentage" office:value="0.174631669892071">
            <text:p>17.46%</text:p>
          </table:table-cell>
          <table:table-cell table:formula="oooc:=[.I$2]*POWER([.I$3];[.$B42]) + [.I$4]" office:value-type="float" office:value="48.7774499408022">
            <text:p>49</text:p>
          </table:table-cell>
          <table:table-cell table:formula="oooc:=[.J$2]*POWER([.J$3];[.$B42]) + [.J$4]" office:value-type="float" office:value="34.3902513879787">
            <text:p>34</text:p>
          </table:table-cell>
          <table:table-cell table:formula="oooc:=[.K$2]*POWER([.K$3];[.$B42]) + [.K$4]" office:value-type="float" office:value="27.542688540984">
            <text:p>28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30.9896408209476">
            <text:p>31</text:p>
          </table:table-cell>
          <table:table-cell table:formula="oooc:= 1 + ([.D$2]-1)*POWER(EXP([.D$3]/([.D$2]-1)); ([.$B43]-1))" office:value-type="percentage" office:value="0.927929360225281">
            <text:p>92.79%</text:p>
          </table:table-cell>
          <table:table-cell table:formula="oooc:=[.E$2]*POWER([.E$3];[.$B43]) + [.E$4]" office:value-type="float" office:value="35.7886049030424">
            <text:p>36</text:p>
          </table:table-cell>
          <table:table-cell table:formula="oooc:=[.F$2]*POWER([.F$3];[.$B43]) + [.F$4]" office:value-type="float" office:value="561.792816418953">
            <text:p>562</text:p>
          </table:table-cell>
          <table:table-cell table:formula="oooc:=[.G$2]*POWER([.G$3];[.$B43]) + [.G$4]" office:value-type="float" office:value="139.095023088089">
            <text:p>139</text:p>
          </table:table-cell>
          <table:table-cell table:formula="oooc:= 1 + ([.H$2]-1)*POWER(EXP([.H$3]/([.H$2]-1)); [.$B43]-1)" office:value-type="percentage" office:value="0.177289858669981">
            <text:p>17.73%</text:p>
          </table:table-cell>
          <table:table-cell table:formula="oooc:=[.I$2]*POWER([.I$3];[.$B43]) + [.I$4]" office:value-type="float" office:value="51.9818714366584">
            <text:p>52</text:p>
          </table:table-cell>
          <table:table-cell table:formula="oooc:=[.J$2]*POWER([.J$3];[.$B43]) + [.J$4]" office:value-type="float" office:value="36.5875689851372">
            <text:p>37</text:p>
          </table:table-cell>
          <table:table-cell table:formula="oooc:=[.K$2]*POWER([.K$3];[.$B43]) + [.K$4]" office:value-type="float" office:value="29.1906767388529">
            <text:p>29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32.948915678414">
            <text:p>33</text:p>
          </table:table-cell>
          <table:table-cell table:formula="oooc:= 1 + ([.D$2]-1)*POWER(EXP([.D$3]/([.D$2]-1)); ([.$B44]-1))" office:value-type="percentage" office:value="0.930457890560256">
            <text:p>93.05%</text:p>
          </table:table-cell>
          <table:table-cell table:formula="oooc:=[.E$2]*POWER([.E$3];[.$B44]) + [.E$4]" office:value-type="float" office:value="37.9438072462554">
            <text:p>38</text:p>
          </table:table-cell>
          <table:table-cell table:formula="oooc:=[.F$2]*POWER([.F$3];[.$B44]) + [.F$4]" office:value-type="float" office:value="600.978313568279">
            <text:p>601</text:p>
          </table:table-cell>
          <table:table-cell table:formula="oooc:=[.G$2]*POWER([.G$3];[.$B44]) + [.G$4]" office:value-type="float" office:value="145.799774242493">
            <text:p>146</text:p>
          </table:table-cell>
          <table:table-cell table:formula="oooc:= 1 + ([.H$2]-1)*POWER(EXP([.H$3]/([.H$2]-1)); [.$B44]-1)" office:value-type="percentage" office:value="0.17993948646085">
            <text:p>17.99%</text:p>
          </table:table-cell>
          <table:table-cell table:formula="oooc:=[.I$2]*POWER([.I$3];[.$B44]) + [.I$4]" office:value-type="float" office:value="55.4106024372244">
            <text:p>55</text:p>
          </table:table-cell>
          <table:table-cell table:formula="oooc:=[.J$2]*POWER([.J$3];[.$B44]) + [.J$4]" office:value-type="float" office:value="38.9386988140968">
            <text:p>39</text:p>
          </table:table-cell>
          <table:table-cell table:formula="oooc:=[.K$2]*POWER([.K$3];[.$B44]) + [.K$4]" office:value-type="float" office:value="30.9540241105726">
            <text:p>31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35.0453397759029">
            <text:p>35</text:p>
          </table:table-cell>
          <table:table-cell table:formula="oooc:= 1 + ([.D$2]-1)*POWER(EXP([.D$3]/([.D$2]-1)); ([.$B45]-1))" office:value-type="percentage" office:value="0.932897709796303">
            <text:p>93.29%</text:p>
          </table:table-cell>
          <table:table-cell table:formula="oooc:=[.E$2]*POWER([.E$3];[.$B45]) + [.E$4]" office:value-type="float" office:value="40.2498737534932">
            <text:p>40</text:p>
          </table:table-cell>
          <table:table-cell table:formula="oooc:=[.F$2]*POWER([.F$3];[.$B45]) + [.F$4]" office:value-type="float" office:value="642.906795518059">
            <text:p>643</text:p>
          </table:table-cell>
          <table:table-cell table:formula="oooc:=[.G$2]*POWER([.G$3];[.$B45]) + [.G$4]" office:value-type="float" office:value="152.839762954618">
            <text:p>153</text:p>
          </table:table-cell>
          <table:table-cell table:formula="oooc:= 1 + ([.H$2]-1)*POWER(EXP([.H$3]/([.H$2]-1)); [.$B45]-1)" office:value-type="percentage" office:value="0.182580580836269">
            <text:p>18.26%</text:p>
          </table:table-cell>
          <table:table-cell table:formula="oooc:=[.I$2]*POWER([.I$3];[.$B45]) + [.I$4]" office:value-type="float" office:value="59.0793446078302">
            <text:p>59</text:p>
          </table:table-cell>
          <table:table-cell table:formula="oooc:=[.J$2]*POWER([.J$3];[.$B45]) + [.J$4]" office:value-type="float" office:value="41.4544077310835">
            <text:p>41</text:p>
          </table:table-cell>
          <table:table-cell table:formula="oooc:=[.K$2]*POWER([.K$3];[.$B45]) + [.K$4]" office:value-type="float" office:value="32.8408057983126">
            <text:p>33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37.2885135602162">
            <text:p>37</text:p>
          </table:table-cell>
          <table:table-cell table:formula="oooc:= 1 + ([.D$2]-1)*POWER(EXP([.D$3]/([.D$2]-1)); ([.$B46]-1))" office:value-type="percentage" office:value="0.935251930278551">
            <text:p>93.53%</text:p>
          </table:table-cell>
          <table:table-cell table:formula="oooc:=[.E$2]*POWER([.E$3];[.$B46]) + [.E$4]" office:value-type="float" office:value="42.7173649162378">
            <text:p>43</text:p>
          </table:table-cell>
          <table:table-cell table:formula="oooc:=[.F$2]*POWER([.F$3];[.$B46]) + [.F$4]" office:value-type="float" office:value="687.770271204323">
            <text:p>688</text:p>
          </table:table-cell>
          <table:table-cell table:formula="oooc:=[.G$2]*POWER([.G$3];[.$B46]) + [.G$4]" office:value-type="float" office:value="160.231751102349">
            <text:p>160</text:p>
          </table:table-cell>
          <table:table-cell table:formula="oooc:= 1 + ([.H$2]-1)*POWER(EXP([.H$3]/([.H$2]-1)); [.$B46]-1)" office:value-type="percentage" office:value="0.185213169279035">
            <text:p>18.52%</text:p>
          </table:table-cell>
          <table:table-cell table:formula="oooc:=[.I$2]*POWER([.I$3];[.$B46]) + [.I$4]" office:value-type="float" office:value="63.0048987303783">
            <text:p>63</text:p>
          </table:table-cell>
          <table:table-cell table:formula="oooc:=[.J$2]*POWER([.J$3];[.$B46]) + [.J$4]" office:value-type="float" office:value="44.1462162722594">
            <text:p>44</text:p>
          </table:table-cell>
          <table:table-cell table:formula="oooc:=[.K$2]*POWER([.K$3];[.$B46]) + [.K$4]" office:value-type="float" office:value="34.8596622041945">
            <text:p>35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39.6887095094313">
            <text:p>40</text:p>
          </table:table-cell>
          <table:table-cell table:formula="oooc:= 1 + ([.D$2]-1)*POWER(EXP([.D$3]/([.D$2]-1)); ([.$B47]-1))" office:value-type="percentage" office:value="0.93752355515844">
            <text:p>93.75%</text:p>
          </table:table-cell>
          <table:table-cell table:formula="oooc:=[.E$2]*POWER([.E$3];[.$B47]) + [.E$4]" office:value-type="float" office:value="45.3575804603744">
            <text:p>45</text:p>
          </table:table-cell>
          <table:table-cell table:formula="oooc:=[.F$2]*POWER([.F$3];[.$B47]) + [.F$4]" office:value-type="float" office:value="735.774190188626">
            <text:p>736</text:p>
          </table:table-cell>
          <table:table-cell table:formula="oooc:=[.G$2]*POWER([.G$3];[.$B47]) + [.G$4]" office:value-type="float" office:value="167.993338657466">
            <text:p>168</text:p>
          </table:table-cell>
          <table:table-cell table:formula="oooc:= 1 + ([.H$2]-1)*POWER(EXP([.H$3]/([.H$2]-1)); [.$B47]-1)" office:value-type="percentage" office:value="0.187837279183432">
            <text:p>18.78%</text:p>
          </table:table-cell>
          <table:table-cell table:formula="oooc:=[.I$2]*POWER([.I$3];[.$B47]) + [.I$4]" office:value-type="float" office:value="67.2052416415048">
            <text:p>67</text:p>
          </table:table-cell>
          <table:table-cell table:formula="oooc:=[.J$2]*POWER([.J$3];[.$B47]) + [.J$4]" office:value-type="float" office:value="47.0264514113176">
            <text:p>47</text:p>
          </table:table-cell>
          <table:table-cell table:formula="oooc:=[.K$2]*POWER([.K$3];[.$B47]) + [.K$4]" office:value-type="float" office:value="37.0198385584882">
            <text:p>37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42.2569191750915">
            <text:p>42</text:p>
          </table:table-cell>
          <table:table-cell table:formula="oooc:= 1 + ([.D$2]-1)*POWER(EXP([.D$3]/([.D$2]-1)); ([.$B48]-1))" office:value-type="percentage" office:value="0.939715482224678">
            <text:p>93.97%</text:p>
          </table:table-cell>
          <table:table-cell table:formula="oooc:=[.E$2]*POWER([.E$3];[.$B48]) + [.E$4]" office:value-type="float" office:value="48.1826110926006">
            <text:p>48</text:p>
          </table:table-cell>
          <table:table-cell table:formula="oooc:=[.F$2]*POWER([.F$3];[.$B48]) + [.F$4]" office:value-type="float" office:value="787.13838350183">
            <text:p>787</text:p>
          </table:table-cell>
          <table:table-cell table:formula="oooc:=[.G$2]*POWER([.G$3];[.$B48]) + [.G$4]" office:value-type="float" office:value="176.14300559034">
            <text:p>176</text:p>
          </table:table-cell>
          <table:table-cell table:formula="oooc:= 1 + ([.H$2]-1)*POWER(EXP([.H$3]/([.H$2]-1)); [.$B48]-1)" office:value-type="percentage" office:value="0.190452937855518">
            <text:p>19.05%</text:p>
          </table:table-cell>
          <table:table-cell table:formula="oooc:=[.I$2]*POWER([.I$3];[.$B48]) + [.I$4]" office:value-type="float" office:value="71.6996085564101">
            <text:p>72</text:p>
          </table:table-cell>
          <table:table-cell table:formula="oooc:=[.J$2]*POWER([.J$3];[.$B48]) + [.J$4]" office:value-type="float" office:value="50.1083030101098">
            <text:p>50</text:p>
          </table:table-cell>
          <table:table-cell table:formula="oooc:=[.K$2]*POWER([.K$3];[.$B48]) + [.K$4]" office:value-type="float" office:value="39.3312272575823">
            <text:p>39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45.0049035173479">
            <text:p>45</text:p>
          </table:table-cell>
          <table:table-cell table:formula="oooc:= 1 + ([.D$2]-1)*POWER(EXP([.D$3]/([.D$2]-1)); ([.$B49]-1))" office:value-type="percentage" office:value="0.941830507599792">
            <text:p>94.18%</text:p>
          </table:table-cell>
          <table:table-cell table:formula="oooc:=[.E$2]*POWER([.E$3];[.$B49]) + [.E$4]" office:value-type="float" office:value="51.2053938690827">
            <text:p>51</text:p>
          </table:table-cell>
          <table:table-cell table:formula="oooc:=[.F$2]*POWER([.F$3];[.$B49]) + [.F$4]" office:value-type="float" office:value="842.098070346958">
            <text:p>842</text:p>
          </table:table-cell>
          <table:table-cell table:formula="oooc:=[.G$2]*POWER([.G$3];[.$B49]) + [.G$4]" office:value-type="float" office:value="184.700155869856">
            <text:p>185</text:p>
          </table:table-cell>
          <table:table-cell table:formula="oooc:= 1 + ([.H$2]-1)*POWER(EXP([.H$3]/([.H$2]-1)); [.$B49]-1)" office:value-type="percentage" office:value="0.193060172513408">
            <text:p>19.31%</text:p>
          </table:table-cell>
          <table:table-cell table:formula="oooc:=[.I$2]*POWER([.I$3];[.$B49]) + [.I$4]" office:value-type="float" office:value="76.5085811553588">
            <text:p>77</text:p>
          </table:table-cell>
          <table:table-cell table:formula="oooc:=[.J$2]*POWER([.J$3];[.$B49]) + [.J$4]" office:value-type="float" office:value="53.4058842208175">
            <text:p>53</text:p>
          </table:table-cell>
          <table:table-cell table:formula="oooc:=[.K$2]*POWER([.K$3];[.$B49]) + [.K$4]" office:value-type="float" office:value="41.8044131656131">
            <text:p>42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47.9452467635622">
            <text:p>48</text:p>
          </table:table-cell>
          <table:table-cell table:formula="oooc:= 1 + ([.D$2]-1)*POWER(EXP([.D$3]/([.D$2]-1)); ([.$B50]-1))" office:value-type="percentage" office:value="0.943871329306992">
            <text:p>94.39%</text:p>
          </table:table-cell>
          <table:table-cell table:formula="oooc:=[.E$2]*POWER([.E$3];[.$B50]) + [.E$4]" office:value-type="float" office:value="54.4397714399185">
            <text:p>54</text:p>
          </table:table-cell>
          <table:table-cell table:formula="oooc:=[.F$2]*POWER([.F$3];[.$B50]) + [.F$4]" office:value-type="float" office:value="900.904935271245">
            <text:p>901</text:p>
          </table:table-cell>
          <table:table-cell table:formula="oooc:=[.G$2]*POWER([.G$3];[.$B50]) + [.G$4]" office:value-type="float" office:value="193.685163663349">
            <text:p>194</text:p>
          </table:table-cell>
          <table:table-cell table:formula="oooc:= 1 + ([.H$2]-1)*POWER(EXP([.H$3]/([.H$2]-1)); [.$B50]-1)" office:value-type="percentage" office:value="0.195659010287561">
            <text:p>19.57%</text:p>
          </table:table-cell>
          <table:table-cell table:formula="oooc:=[.I$2]*POWER([.I$3];[.$B50]) + [.I$4]" office:value-type="float" office:value="81.6541818362339">
            <text:p>82</text:p>
          </table:table-cell>
          <table:table-cell table:formula="oooc:=[.J$2]*POWER([.J$3];[.$B50]) + [.J$4]" office:value-type="float" office:value="56.9342961162747">
            <text:p>57</text:p>
          </table:table-cell>
          <table:table-cell table:formula="oooc:=[.K$2]*POWER([.K$3];[.$B50]) + [.K$4]" office:value-type="float" office:value="44.450722087206">
            <text:p>44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51.0914140370116">
            <text:p>51</text:p>
          </table:table-cell>
          <table:table-cell table:formula="oooc:= 1 + ([.D$2]-1)*POWER(EXP([.D$3]/([.D$2]-1)); ([.$B51]-1))" office:value-type="percentage" office:value="0.94584055071189">
            <text:p>94.58%</text:p>
          </table:table-cell>
          <table:table-cell table:formula="oooc:=[.E$2]*POWER([.E$3];[.$B51]) + [.E$4]" office:value-type="float" office:value="57.9005554407128">
            <text:p>58</text:p>
          </table:table-cell>
          <table:table-cell table:formula="oooc:=[.F$2]*POWER([.F$3];[.$B51]) + [.F$4]" office:value-type="float" office:value="963.828280740232">
            <text:p>964</text:p>
          </table:table-cell>
          <table:table-cell table:formula="oooc:=[.G$2]*POWER([.G$3];[.$B51]) + [.G$4]" office:value-type="float" office:value="203.119421846517">
            <text:p>203</text:p>
          </table:table-cell>
          <table:table-cell table:formula="oooc:= 1 + ([.H$2]-1)*POWER(EXP([.H$3]/([.H$2]-1)); [.$B51]-1)" office:value-type="percentage" office:value="0.198249478221056">
            <text:p>19.82%</text:p>
          </table:table-cell>
          <table:table-cell table:formula="oooc:=[.I$2]*POWER([.I$3];[.$B51]) + [.I$4]" office:value-type="float" office:value="87.1599745647703">
            <text:p>87</text:p>
          </table:table-cell>
          <table:table-cell table:formula="oooc:=[.J$2]*POWER([.J$3];[.$B51]) + [.J$4]" office:value-type="float" office:value="60.7096968444139">
            <text:p>61</text:p>
          </table:table-cell>
          <table:table-cell table:formula="oooc:=[.K$2]*POWER([.K$3];[.$B51]) + [.K$4]" office:value-type="float" office:value="47.2822726333104">
            <text:p>47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54.4578130196024">
            <text:p>54</text:p>
          </table:table-cell>
          <table:table-cell table:formula="oooc:= 1 + ([.D$2]-1)*POWER(EXP([.D$3]/([.D$2]-1)); ([.$B52]-1))" office:value-type="percentage" office:value="0.947740683843476">
            <text:p>94.77%</text:p>
          </table:table-cell>
          <table:table-cell table:formula="oooc:=[.E$2]*POWER([.E$3];[.$B52]) + [.E$4]" office:value-type="float" office:value="61.6035943215627">
            <text:p>62</text:p>
          </table:table-cell>
          <table:table-cell table:formula="oooc:=[.F$2]*POWER([.F$3];[.$B52]) + [.F$4]" office:value-type="float" office:value="1031.15626039205">
            <text:p>1031</text:p>
          </table:table-cell>
          <table:table-cell table:formula="oooc:=[.G$2]*POWER([.G$3];[.$B52]) + [.G$4]" office:value-type="float" office:value="213.025392938843">
            <text:p>213</text:p>
          </table:table-cell>
          <table:table-cell table:formula="oooc:= 1 + ([.H$2]-1)*POWER(EXP([.H$3]/([.H$2]-1)); [.$B52]-1)" office:value-type="percentage" office:value="0.200831603269879">
            <text:p>20.08%</text:p>
          </table:table-cell>
          <table:table-cell table:formula="oooc:=[.I$2]*POWER([.I$3];[.$B52]) + [.I$4]" office:value-type="float" office:value="93.0511727843042">
            <text:p>93</text:p>
          </table:table-cell>
          <table:table-cell table:formula="oooc:=[.J$2]*POWER([.J$3];[.$B52]) + [.J$4]" office:value-type="float" office:value="64.7493756235229">
            <text:p>65</text:p>
          </table:table-cell>
          <table:table-cell table:formula="oooc:=[.K$2]*POWER([.K$3];[.$B52]) + [.K$4]" office:value-type="float" office:value="50.3120317176422">
            <text:p>50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58.0598599309746">
            <text:p>58</text:p>
          </table:table-cell>
          <table:table-cell table:formula="oooc:= 1 + ([.D$2]-1)*POWER(EXP([.D$3]/([.D$2]-1)); ([.$B53]-1))" office:value-type="percentage" office:value="0.949574152598573">
            <text:p>94.96%</text:p>
          </table:table-cell>
          <table:table-cell table:formula="oooc:=[.E$2]*POWER([.E$3];[.$B53]) + [.E$4]" office:value-type="float" office:value="65.5658459240721">
            <text:p>66</text:p>
          </table:table-cell>
          <table:table-cell table:formula="oooc:=[.F$2]*POWER([.F$3];[.$B53]) + [.F$4]" office:value-type="float" office:value="1103.19719861949">
            <text:p>1103</text:p>
          </table:table-cell>
          <table:table-cell table:formula="oooc:=[.G$2]*POWER([.G$3];[.$B53]) + [.G$4]" office:value-type="float" office:value="223.426662585785">
            <text:p>223</text:p>
          </table:table-cell>
          <table:table-cell table:formula="oooc:= 1 + ([.H$2]-1)*POWER(EXP([.H$3]/([.H$2]-1)); [.$B53]-1)" office:value-type="percentage" office:value="0.203405412303199">
            <text:p>20.34%</text:p>
          </table:table-cell>
          <table:table-cell table:formula="oooc:=[.I$2]*POWER([.I$3];[.$B53]) + [.I$4]" office:value-type="float" office:value="99.3547548792055">
            <text:p>99</text:p>
          </table:table-cell>
          <table:table-cell table:formula="oooc:=[.J$2]*POWER([.J$3];[.$B53]) + [.J$4]" office:value-type="float" office:value="69.0718319171695">
            <text:p>69</text:p>
          </table:table-cell>
          <table:table-cell table:formula="oooc:=[.K$2]*POWER([.K$3];[.$B53]) + [.K$4]" office:value-type="float" office:value="53.5538739378771">
            <text:p>54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61.9140501261428">
            <text:p>62</text:p>
          </table:table-cell>
          <table:table-cell table:formula="oooc:= 1 + ([.D$2]-1)*POWER(EXP([.D$3]/([.D$2]-1)); ([.$B54]-1))" office:value-type="percentage" office:value="0.951343295833875">
            <text:p>95.13%</text:p>
          </table:table-cell>
          <table:table-cell table:formula="oooc:=[.E$2]*POWER([.E$3];[.$B54]) + [.E$4]" office:value-type="float" office:value="69.8054551387571">
            <text:p>70</text:p>
          </table:table-cell>
          <table:table-cell table:formula="oooc:=[.F$2]*POWER([.F$3];[.$B54]) + [.F$4]" office:value-type="float" office:value="1180.28100252286">
            <text:p>1180</text:p>
          </table:table-cell>
          <table:table-cell table:formula="oooc:=[.G$2]*POWER([.G$3];[.$B54]) + [.G$4]" office:value-type="float" office:value="234.347995715074">
            <text:p>234</text:p>
          </table:table-cell>
          <table:table-cell table:formula="oooc:= 1 + ([.H$2]-1)*POWER(EXP([.H$3]/([.H$2]-1)); [.$B54]-1)" office:value-type="percentage" office:value="0.205970932103654">
            <text:p>20.60%</text:p>
          </table:table-cell>
          <table:table-cell table:formula="oooc:=[.I$2]*POWER([.I$3];[.$B54]) + [.I$4]" office:value-type="float" office:value="106.09958772075">
            <text:p>106</text:p>
          </table:table-cell>
          <table:table-cell table:formula="oooc:=[.J$2]*POWER([.J$3];[.$B54]) + [.J$4]" office:value-type="float" office:value="73.6968601513714">
            <text:p>74</text:p>
          </table:table-cell>
          <table:table-cell table:formula="oooc:=[.K$2]*POWER([.K$3];[.$B54]) + [.K$4]" office:value-type="float" office:value="57.0226451135285">
            <text:p>57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66.0380336349728">
            <text:p>66</text:p>
          </table:table-cell>
          <table:table-cell table:formula="oooc:= 1 + ([.D$2]-1)*POWER(EXP([.D$3]/([.D$2]-1)); ([.$B55]-1))" office:value-type="percentage" office:value="0.953050370349497">
            <text:p>95.31%</text:p>
          </table:table-cell>
          <table:table-cell table:formula="oooc:=[.E$2]*POWER([.E$3];[.$B55]) + [.E$4]" office:value-type="float" office:value="74.3418369984701">
            <text:p>74</text:p>
          </table:table-cell>
          <table:table-cell table:formula="oooc:=[.F$2]*POWER([.F$3];[.$B55]) + [.F$4]" office:value-type="float" office:value="1262.76067269946">
            <text:p>1263</text:p>
          </table:table-cell>
          <table:table-cell table:formula="oooc:=[.G$2]*POWER([.G$3];[.$B55]) + [.G$4]" office:value-type="float" office:value="245.815395500828">
            <text:p>246</text:p>
          </table:table-cell>
          <table:table-cell table:formula="oooc:= 1 + ([.H$2]-1)*POWER(EXP([.H$3]/([.H$2]-1)); [.$B55]-1)" office:value-type="percentage" office:value="0.208528189367621">
            <text:p>20.85%</text:p>
          </table:table-cell>
          <table:table-cell table:formula="oooc:=[.I$2]*POWER([.I$3];[.$B55]) + [.I$4]" office:value-type="float" office:value="113.316558861202">
            <text:p>113</text:p>
          </table:table-cell>
          <table:table-cell table:formula="oooc:=[.J$2]*POWER([.J$3];[.$B55]) + [.J$4]" office:value-type="float" office:value="78.6456403619674">
            <text:p>79</text:p>
          </table:table-cell>
          <table:table-cell table:formula="oooc:=[.K$2]*POWER([.K$3];[.$B55]) + [.K$4]" office:value-type="float" office:value="60.7342302714755">
            <text:p>61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70.4506959894209">
            <text:p>70</text:p>
          </table:table-cell>
          <table:table-cell table:formula="oooc:= 1 + ([.D$2]-1)*POWER(EXP([.D$3]/([.D$2]-1)); ([.$B56]-1))" office:value-type="percentage" office:value="0.954697553767852">
            <text:p>95.47%</text:p>
          </table:table-cell>
          <table:table-cell table:formula="oooc:=[.E$2]*POWER([.E$3];[.$B56]) + [.E$4]" office:value-type="float" office:value="79.195765588363">
            <text:p>79</text:p>
          </table:table-cell>
          <table:table-cell table:formula="oooc:=[.F$2]*POWER([.F$3];[.$B56]) + [.F$4]" office:value-type="float" office:value="1351.01391978842">
            <text:p>1351</text:p>
          </table:table-cell>
          <table:table-cell table:formula="oooc:=[.G$2]*POWER([.G$3];[.$B56]) + [.G$4]" office:value-type="float" office:value="257.856165275869">
            <text:p>258</text:p>
          </table:table-cell>
          <table:table-cell table:formula="oooc:= 1 + ([.H$2]-1)*POWER(EXP([.H$3]/([.H$2]-1)); [.$B56]-1)" office:value-type="percentage" office:value="0.2110772107055">
            <text:p>21.11%</text:p>
          </table:table-cell>
          <table:table-cell table:formula="oooc:=[.I$2]*POWER([.I$3];[.$B56]) + [.I$4]" office:value-type="float" office:value="121.038717981487">
            <text:p>121</text:p>
          </table:table-cell>
          <table:table-cell table:formula="oooc:=[.J$2]*POWER([.J$3];[.$B56]) + [.J$4]" office:value-type="float" office:value="83.9408351873051">
            <text:p>84</text:p>
          </table:table-cell>
          <table:table-cell table:formula="oooc:=[.K$2]*POWER([.K$3];[.$B56]) + [.K$4]" office:value-type="float" office:value="64.7056263904788">
            <text:p>65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75.1722447086804">
            <text:p>75</text:p>
          </table:table-cell>
          <table:table-cell table:formula="oooc:= 1 + ([.D$2]-1)*POWER(EXP([.D$3]/([.D$2]-1)); ([.$B57]-1))" office:value-type="percentage" office:value="0.956286947311528">
            <text:p>95.63%</text:p>
          </table:table-cell>
          <table:table-cell table:formula="oooc:=[.E$2]*POWER([.E$3];[.$B57]) + [.E$4]" office:value-type="float" office:value="84.3894691795484">
            <text:p>84</text:p>
          </table:table-cell>
          <table:table-cell table:formula="oooc:=[.F$2]*POWER([.F$3];[.$B57]) + [.F$4]" office:value-type="float" office:value="1445.44489417361">
            <text:p>1445</text:p>
          </table:table-cell>
          <table:table-cell table:formula="oooc:=[.G$2]*POWER([.G$3];[.$B57]) + [.G$4]" office:value-type="float" office:value="270.498973539663">
            <text:p>270</text:p>
          </table:table-cell>
          <table:table-cell table:formula="oooc:= 1 + ([.H$2]-1)*POWER(EXP([.H$3]/([.H$2]-1)); [.$B57]-1)" office:value-type="percentage" office:value="0.213618022641992">
            <text:p>21.36%</text:p>
          </table:table-cell>
          <table:table-cell table:formula="oooc:=[.I$2]*POWER([.I$3];[.$B57]) + [.I$4]" office:value-type="float" office:value="129.301428240191">
            <text:p>129</text:p>
          </table:table-cell>
          <table:table-cell table:formula="oooc:=[.J$2]*POWER([.J$3];[.$B57]) + [.J$4]" office:value-type="float" office:value="89.6066936504165">
            <text:p>90</text:p>
          </table:table-cell>
          <table:table-cell table:formula="oooc:=[.K$2]*POWER([.K$3];[.$B57]) + [.K$4]" office:value-type="float" office:value="68.9550202378124">
            <text:p>69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80.224301838288">
            <text:p>80</text:p>
          </table:table-cell>
          <table:table-cell table:formula="oooc:= 1 + ([.D$2]-1)*POWER(EXP([.D$3]/([.D$2]-1)); ([.$B58]-1))" office:value-type="percentage" office:value="0.957820578483704">
            <text:p>95.78%</text:p>
          </table:table-cell>
          <table:table-cell table:formula="oooc:=[.E$2]*POWER([.E$3];[.$B58]) + [.E$4]" office:value-type="float" office:value="89.9467320221168">
            <text:p>90</text:p>
          </table:table-cell>
          <table:table-cell table:formula="oooc:=[.F$2]*POWER([.F$3];[.$B58]) + [.F$4]" office:value-type="float" office:value="1546.48603676576">
            <text:p>1546</text:p>
          </table:table-cell>
          <table:table-cell table:formula="oooc:=[.G$2]*POWER([.G$3];[.$B58]) + [.G$4]" office:value-type="float" office:value="283.773922216646">
            <text:p>284</text:p>
          </table:table-cell>
          <table:table-cell table:formula="oooc:= 1 + ([.H$2]-1)*POWER(EXP([.H$3]/([.H$2]-1)); [.$B58]-1)" office:value-type="percentage" office:value="0.216150651616369">
            <text:p>21.62%</text:p>
          </table:table-cell>
          <table:table-cell table:formula="oooc:=[.I$2]*POWER([.I$3];[.$B58]) + [.I$4]" office:value-type="float" office:value="138.142528217004">
            <text:p>138</text:p>
          </table:table-cell>
          <table:table-cell table:formula="oooc:=[.J$2]*POWER([.J$3];[.$B58]) + [.J$4]" office:value-type="float" office:value="95.6691622059456">
            <text:p>96</text:p>
          </table:table-cell>
          <table:table-cell table:formula="oooc:=[.K$2]*POWER([.K$3];[.$B58]) + [.K$4]" office:value-type="float" office:value="73.5018716544592">
            <text:p>74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85.6300029669682">
            <text:p>86</text:p>
          </table:table-cell>
          <table:table-cell table:formula="oooc:= 1 + ([.D$2]-1)*POWER(EXP([.D$3]/([.D$2]-1)); ([.$B59]-1))" office:value-type="percentage" office:value="0.959300403654523">
            <text:p>95.93%</text:p>
          </table:table-cell>
          <table:table-cell table:formula="oooc:=[.E$2]*POWER([.E$3];[.$B59]) + [.E$4]" office:value-type="float" office:value="95.893003263665">
            <text:p>96</text:p>
          </table:table-cell>
          <table:table-cell table:formula="oooc:=[.F$2]*POWER([.F$3];[.$B59]) + [.F$4]" office:value-type="float" office:value="1654.60005933936">
            <text:p>1655</text:p>
          </table:table-cell>
          <table:table-cell table:formula="oooc:=[.G$2]*POWER([.G$3];[.$B59]) + [.G$4]" office:value-type="float" office:value="297.712618327478">
            <text:p>298</text:p>
          </table:table-cell>
          <table:table-cell table:formula="oooc:= 1 + ([.H$2]-1)*POWER(EXP([.H$3]/([.H$2]-1)); [.$B59]-1)" office:value-type="percentage" office:value="0.218675123982752">
            <text:p>21.87%</text:p>
          </table:table-cell>
          <table:table-cell table:formula="oooc:=[.I$2]*POWER([.I$3];[.$B59]) + [.I$4]" office:value-type="float" office:value="147.602505192194">
            <text:p>148</text:p>
          </table:table-cell>
          <table:table-cell table:formula="oooc:=[.J$2]*POWER([.J$3];[.$B59]) + [.J$4]" office:value-type="float" office:value="102.156003560362">
            <text:p>102</text:p>
          </table:table-cell>
          <table:table-cell table:formula="oooc:=[.K$2]*POWER([.K$3];[.$B59]) + [.K$4]" office:value-type="float" office:value="78.3670026702714">
            <text:p>78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91.414103174656">
            <text:p>91</text:p>
          </table:table-cell>
          <table:table-cell table:formula="oooc:= 1 + ([.D$2]-1)*POWER(EXP([.D$3]/([.D$2]-1)); ([.$B60]-1))" office:value-type="percentage" office:value="0.96072831055673">
            <text:p>96.07%</text:p>
          </table:table-cell>
          <table:table-cell table:formula="oooc:=[.E$2]*POWER([.E$3];[.$B60]) + [.E$4]" office:value-type="float" office:value="102.255513492122">
            <text:p>102</text:p>
          </table:table-cell>
          <table:table-cell table:formula="oooc:=[.F$2]*POWER([.F$3];[.$B60]) + [.F$4]" office:value-type="float" office:value="1770.28206349312">
            <text:p>1770</text:p>
          </table:table-cell>
          <table:table-cell table:formula="oooc:=[.G$2]*POWER([.G$3];[.$B60]) + [.G$4]" office:value-type="float" office:value="312.348249243852">
            <text:p>312</text:p>
          </table:table-cell>
          <table:table-cell table:formula="oooc:= 1 + ([.H$2]-1)*POWER(EXP([.H$3]/([.H$2]-1)); [.$B60]-1)" office:value-type="percentage" office:value="0.22119146601039">
            <text:p>22.12%</text:p>
          </table:table-cell>
          <table:table-cell table:formula="oooc:=[.I$2]*POWER([.I$3];[.$B60]) + [.I$4]" office:value-type="float" office:value="157.724680555648">
            <text:p>158</text:p>
          </table:table-cell>
          <table:table-cell table:formula="oooc:=[.J$2]*POWER([.J$3];[.$B60]) + [.J$4]" office:value-type="float" office:value="109.096923809587">
            <text:p>109</text:p>
          </table:table-cell>
          <table:table-cell table:formula="oooc:=[.K$2]*POWER([.K$3];[.$B60]) + [.K$4]" office:value-type="float" office:value="83.5726928571904">
            <text:p>84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97.6030903968819">
            <text:p>98</text:p>
          </table:table-cell>
          <table:table-cell table:formula="oooc:= 1 + ([.D$2]-1)*POWER(EXP([.D$3]/([.D$2]-1)); ([.$B61]-1))" office:value-type="percentage" office:value="0.962106120693748">
            <text:p>96.21%</text:p>
          </table:table-cell>
          <table:table-cell table:formula="oooc:=[.E$2]*POWER([.E$3];[.$B61]) + [.E$4]" office:value-type="float" office:value="109.06339943657">
            <text:p>109</text:p>
          </table:table-cell>
          <table:table-cell table:formula="oooc:=[.F$2]*POWER([.F$3];[.$B61]) + [.F$4]" office:value-type="float" office:value="1894.06180793764">
            <text:p>1894</text:p>
          </table:table-cell>
          <table:table-cell table:formula="oooc:=[.G$2]*POWER([.G$3];[.$B61]) + [.G$4]" office:value-type="float" office:value="327.715661706045">
            <text:p>328</text:p>
          </table:table-cell>
          <table:table-cell table:formula="oooc:= 1 + ([.H$2]-1)*POWER(EXP([.H$3]/([.H$2]-1)); [.$B61]-1)" office:value-type="percentage" office:value="0.223699703883923">
            <text:p>22.37%</text:p>
          </table:table-cell>
          <table:table-cell table:formula="oooc:=[.I$2]*POWER([.I$3];[.$B61]) + [.I$4]" office:value-type="float" office:value="168.555408194543">
            <text:p>169</text:p>
          </table:table-cell>
          <table:table-cell table:formula="oooc:=[.J$2]*POWER([.J$3];[.$B61]) + [.J$4]" office:value-type="float" office:value="116.523708476258">
            <text:p>117</text:p>
          </table:table-cell>
          <table:table-cell table:formula="oooc:=[.K$2]*POWER([.K$3];[.$B61]) + [.K$4]" office:value-type="float" office:value="89.1427813571937">
            <text:p>89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104.225306724664">
            <text:p>104</text:p>
          </table:table-cell>
          <table:table-cell table:formula="oooc:= 1 + ([.D$2]-1)*POWER(EXP([.D$3]/([.D$2]-1)); ([.$B62]-1))" office:value-type="percentage" office:value="0.963435591663276">
            <text:p>96.34%</text:p>
          </table:table-cell>
          <table:table-cell table:formula="oooc:=[.E$2]*POWER([.E$3];[.$B62]) + [.E$4]" office:value-type="float" office:value="116.34783739713">
            <text:p>116</text:p>
          </table:table-cell>
          <table:table-cell table:formula="oooc:=[.F$2]*POWER([.F$3];[.$B62]) + [.F$4]" office:value-type="float" office:value="2026.50613449327">
            <text:p>2027</text:p>
          </table:table-cell>
          <table:table-cell table:formula="oooc:=[.G$2]*POWER([.G$3];[.$B62]) + [.G$4]" office:value-type="float" office:value="343.851444791347">
            <text:p>344</text:p>
          </table:table-cell>
          <table:table-cell table:formula="oooc:= 1 + ([.H$2]-1)*POWER(EXP([.H$3]/([.H$2]-1)); [.$B62]-1)" office:value-type="percentage" office:value="0.226199863703666">
            <text:p>22.62%</text:p>
          </table:table-cell>
          <table:table-cell table:formula="oooc:=[.I$2]*POWER([.I$3];[.$B62]) + [.I$4]" office:value-type="float" office:value="180.144286768161">
            <text:p>180</text:p>
          </table:table-cell>
          <table:table-cell table:formula="oooc:=[.J$2]*POWER([.J$3];[.$B62]) + [.J$4]" office:value-type="float" office:value="124.470368069596">
            <text:p>124</text:p>
          </table:table-cell>
          <table:table-cell table:formula="oooc:=[.K$2]*POWER([.K$3];[.$B62]) + [.K$4]" office:value-type="float" office:value="95.1027760521973">
            <text:p>95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111.31107819539">
            <text:p>111</text:p>
          </table:table-cell>
          <table:table-cell table:formula="oooc:= 1 + ([.D$2]-1)*POWER(EXP([.D$3]/([.D$2]-1)); ([.$B63]-1))" office:value-type="percentage" office:value="0.964718419399353">
            <text:p>96.47%</text:p>
          </table:table-cell>
          <table:table-cell table:formula="oooc:=[.E$2]*POWER([.E$3];[.$B63]) + [.E$4]" office:value-type="float" office:value="124.142186014929">
            <text:p>124</text:p>
          </table:table-cell>
          <table:table-cell table:formula="oooc:=[.F$2]*POWER([.F$3];[.$B63]) + [.F$4]" office:value-type="float" office:value="2168.2215639078">
            <text:p>2168</text:p>
          </table:table-cell>
          <table:table-cell table:formula="oooc:=[.G$2]*POWER([.G$3];[.$B63]) + [.G$4]" office:value-type="float" office:value="360.794017030914">
            <text:p>361</text:p>
          </table:table-cell>
          <table:table-cell table:formula="oooc:= 1 + ([.H$2]-1)*POWER(EXP([.H$3]/([.H$2]-1)); [.$B63]-1)" office:value-type="percentage" office:value="0.228691971485872">
            <text:p>22.87%</text:p>
          </table:table-cell>
          <table:table-cell table:formula="oooc:=[.I$2]*POWER([.I$3];[.$B63]) + [.I$4]" office:value-type="float" office:value="192.544386841933">
            <text:p>193</text:p>
          </table:table-cell>
          <table:table-cell table:formula="oooc:=[.J$2]*POWER([.J$3];[.$B63]) + [.J$4]" office:value-type="float" office:value="132.973293834468">
            <text:p>133</text:p>
          </table:table-cell>
          <table:table-cell table:formula="oooc:=[.K$2]*POWER([.K$3];[.$B63]) + [.K$4]" office:value-type="float" office:value="101.479970375851">
            <text:p>101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118.892853669067">
            <text:p>119</text:p>
          </table:table-cell>
          <table:table-cell table:formula="oooc:= 1 + ([.D$2]-1)*POWER(EXP([.D$3]/([.D$2]-1)); ([.$B64]-1))" office:value-type="percentage" office:value="0.965956240335776">
            <text:p>96.60%</text:p>
          </table:table-cell>
          <table:table-cell table:formula="oooc:=[.E$2]*POWER([.E$3];[.$B64]) + [.E$4]" office:value-type="float" office:value="132.482139035974">
            <text:p>132</text:p>
          </table:table-cell>
          <table:table-cell table:formula="oooc:=[.F$2]*POWER([.F$3];[.$B64]) + [.F$4]" office:value-type="float" office:value="2319.85707338135">
            <text:p>2320</text:p>
          </table:table-cell>
          <table:table-cell table:formula="oooc:=[.G$2]*POWER([.G$3];[.$B64]) + [.G$4]" office:value-type="float" office:value="378.58371788246">
            <text:p>379</text:p>
          </table:table-cell>
          <table:table-cell table:formula="oooc:= 1 + ([.H$2]-1)*POWER(EXP([.H$3]/([.H$2]-1)); [.$B64]-1)" office:value-type="percentage" office:value="0.231176053163007">
            <text:p>23.12%</text:p>
          </table:table-cell>
          <table:table-cell table:formula="oooc:=[.I$2]*POWER([.I$3];[.$B64]) + [.I$4]" office:value-type="float" office:value="205.812493920868">
            <text:p>206</text:p>
          </table:table-cell>
          <table:table-cell table:formula="oooc:=[.J$2]*POWER([.J$3];[.$B64]) + [.J$4]" office:value-type="float" office:value="142.071424402881">
            <text:p>142</text:p>
          </table:table-cell>
          <table:table-cell table:formula="oooc:=[.K$2]*POWER([.K$3];[.$B64]) + [.K$4]" office:value-type="float" office:value="108.303568302161">
            <text:p>108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127.005353425902">
            <text:p>127</text:p>
          </table:table-cell>
          <table:table-cell table:formula="oooc:= 1 + ([.D$2]-1)*POWER(EXP([.D$3]/([.D$2]-1)); ([.$B65]-1))" office:value-type="percentage" office:value="0.96715063349361">
            <text:p>96.72%</text:p>
          </table:table-cell>
          <table:table-cell table:formula="oooc:=[.E$2]*POWER([.E$3];[.$B65]) + [.E$4]" office:value-type="float" office:value="141.405888768492">
            <text:p>141</text:p>
          </table:table-cell>
          <table:table-cell table:formula="oooc:=[.F$2]*POWER([.F$3];[.$B65]) + [.F$4]" office:value-type="float" office:value="2482.10706851804">
            <text:p>2482</text:p>
          </table:table-cell>
          <table:table-cell table:formula="oooc:=[.G$2]*POWER([.G$3];[.$B65]) + [.G$4]" office:value-type="float" office:value="397.262903776583">
            <text:p>397</text:p>
          </table:table-cell>
          <table:table-cell table:formula="oooc:= 1 + ([.H$2]-1)*POWER(EXP([.H$3]/([.H$2]-1)); [.$B65]-1)" office:value-type="percentage" office:value="0.233652134584018">
            <text:p>23.37%</text:p>
          </table:table-cell>
          <table:table-cell table:formula="oooc:=[.I$2]*POWER([.I$3];[.$B65]) + [.I$4]" office:value-type="float" office:value="220.009368495329">
            <text:p>220</text:p>
          </table:table-cell>
          <table:table-cell table:formula="oooc:=[.J$2]*POWER([.J$3];[.$B65]) + [.J$4]" office:value-type="float" office:value="151.806424111083">
            <text:p>152</text:p>
          </table:table-cell>
          <table:table-cell table:formula="oooc:=[.K$2]*POWER([.K$3];[.$B65]) + [.K$4]" office:value-type="float" office:value="115.604818083312">
            <text:p>116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135.685728165715">
            <text:p>136</text:p>
          </table:table-cell>
          <table:table-cell table:formula="oooc:= 1 + ([.D$2]-1)*POWER(EXP([.D$3]/([.D$2]-1)); ([.$B66]-1))" office:value-type="percentage" office:value="0.968303122495452">
            <text:p>96.83%</text:p>
          </table:table-cell>
          <table:table-cell table:formula="oooc:=[.E$2]*POWER([.E$3];[.$B66]) + [.E$4]" office:value-type="float" office:value="150.954300982287">
            <text:p>151</text:p>
          </table:table-cell>
          <table:table-cell table:formula="oooc:=[.F$2]*POWER([.F$3];[.$B66]) + [.F$4]" office:value-type="float" office:value="2655.71456331431">
            <text:p>2656</text:p>
          </table:table-cell>
          <table:table-cell table:formula="oooc:=[.G$2]*POWER([.G$3];[.$B66]) + [.G$4]" office:value-type="float" office:value="416.876048965412">
            <text:p>417</text:p>
          </table:table-cell>
          <table:table-cell table:formula="oooc:= 1 + ([.H$2]-1)*POWER(EXP([.H$3]/([.H$2]-1)); [.$B66]-1)" office:value-type="percentage" office:value="0.236120241514603">
            <text:p>23.61%</text:p>
          </table:table-cell>
          <table:table-cell table:formula="oooc:=[.I$2]*POWER([.I$3];[.$B66]) + [.I$4]" office:value-type="float" office:value="235.200024290002">
            <text:p>235</text:p>
          </table:table-cell>
          <table:table-cell table:formula="oooc:=[.J$2]*POWER([.J$3];[.$B66]) + [.J$4]" office:value-type="float" office:value="162.222873798858">
            <text:p>162</text:p>
          </table:table-cell>
          <table:table-cell table:formula="oooc:=[.K$2]*POWER([.K$3];[.$B66]) + [.K$4]" office:value-type="float" office:value="123.417155349144">
            <text:p>123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144.973729137315">
            <text:p>145</text:p>
          </table:table-cell>
          <table:table-cell table:formula="oooc:= 1 + ([.D$2]-1)*POWER(EXP([.D$3]/([.D$2]-1)); ([.$B67]-1))" office:value-type="percentage" office:value="0.969415177509044">
            <text:p>96.94%</text:p>
          </table:table-cell>
          <table:table-cell table:formula="oooc:=[.E$2]*POWER([.E$3];[.$B67]) + [.E$4]" office:value-type="float" office:value="161.171102051047">
            <text:p>161</text:p>
          </table:table-cell>
          <table:table-cell table:formula="oooc:=[.F$2]*POWER([.F$3];[.$B67]) + [.F$4]" office:value-type="float" office:value="2841.47458274631">
            <text:p>2841</text:p>
          </table:table-cell>
          <table:table-cell table:formula="oooc:=[.G$2]*POWER([.G$3];[.$B67]) + [.G$4]" office:value-type="float" office:value="437.469851413683">
            <text:p>437</text:p>
          </table:table-cell>
          <table:table-cell table:formula="oooc:= 1 + ([.H$2]-1)*POWER(EXP([.H$3]/([.H$2]-1)); [.$B67]-1)" office:value-type="percentage" office:value="0.238580399637478">
            <text:p>23.86%</text:p>
          </table:table-cell>
          <table:table-cell table:formula="oooc:=[.I$2]*POWER([.I$3];[.$B67]) + [.I$4]" office:value-type="float" office:value="251.454025990302">
            <text:p>251</text:p>
          </table:table-cell>
          <table:table-cell table:formula="oooc:=[.J$2]*POWER([.J$3];[.$B67]) + [.J$4]" office:value-type="float" office:value="173.368474964778">
            <text:p>173</text:p>
          </table:table-cell>
          <table:table-cell table:formula="oooc:=[.K$2]*POWER([.K$3];[.$B67]) + [.K$4]" office:value-type="float" office:value="131.776356223584">
            <text:p>132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154.911890176927">
            <text:p>155</text:p>
          </table:table-cell>
          <table:table-cell table:formula="oooc:= 1 + ([.D$2]-1)*POWER(EXP([.D$3]/([.D$2]-1)); ([.$B68]-1))" office:value-type="percentage" office:value="0.970488217122678">
            <text:p>97.05%</text:p>
          </table:table-cell>
          <table:table-cell table:formula="oooc:=[.E$2]*POWER([.E$3];[.$B68]) + [.E$4]" office:value-type="float" office:value="172.10307919462">
            <text:p>172</text:p>
          </table:table-cell>
          <table:table-cell table:formula="oooc:=[.F$2]*POWER([.F$3];[.$B68]) + [.F$4]" office:value-type="float" office:value="3040.23780353855">
            <text:p>3040</text:p>
          </table:table-cell>
          <table:table-cell table:formula="oooc:=[.G$2]*POWER([.G$3];[.$B68]) + [.G$4]" office:value-type="float" office:value="459.093343984367">
            <text:p>459</text:p>
          </table:table-cell>
          <table:table-cell table:formula="oooc:= 1 + ([.H$2]-1)*POWER(EXP([.H$3]/([.H$2]-1)); [.$B68]-1)" office:value-type="percentage" office:value="0.241032634552646">
            <text:p>24.10%</text:p>
          </table:table-cell>
          <table:table-cell table:formula="oooc:=[.I$2]*POWER([.I$3];[.$B68]) + [.I$4]" office:value-type="float" office:value="268.845807809623">
            <text:p>269</text:p>
          </table:table-cell>
          <table:table-cell table:formula="oooc:=[.J$2]*POWER([.J$3];[.$B68]) + [.J$4]" office:value-type="float" office:value="185.294268212313">
            <text:p>185</text:p>
          </table:table-cell>
          <table:table-cell table:formula="oooc:=[.K$2]*POWER([.K$3];[.$B68]) + [.K$4]" office:value-type="float" office:value="140.720701159235">
            <text:p>141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165.545722489312">
            <text:p>166</text:p>
          </table:table-cell>
          <table:table-cell table:formula="oooc:= 1 + ([.D$2]-1)*POWER(EXP([.D$3]/([.D$2]-1)); ([.$B69]-1))" office:value-type="percentage" office:value="0.971523610154816">
            <text:p>97.15%</text:p>
          </table:table-cell>
          <table:table-cell table:formula="oooc:=[.E$2]*POWER([.E$3];[.$B69]) + [.E$4]" office:value-type="float" office:value="183.800294738244">
            <text:p>184</text:p>
          </table:table-cell>
          <table:table-cell table:formula="oooc:=[.F$2]*POWER([.F$3];[.$B69]) + [.F$4]" office:value-type="float" office:value="3252.91444978625">
            <text:p>3253</text:p>
          </table:table-cell>
          <table:table-cell table:formula="oooc:=[.G$2]*POWER([.G$3];[.$B69]) + [.G$4]" office:value-type="float" office:value="481.798011183585">
            <text:p>482</text:p>
          </table:table-cell>
          <table:table-cell table:formula="oooc:= 1 + ([.H$2]-1)*POWER(EXP([.H$3]/([.H$2]-1)); [.$B69]-1)" office:value-type="percentage" office:value="0.243476971777662">
            <text:p>24.35%</text:p>
          </table:table-cell>
          <table:table-cell table:formula="oooc:=[.I$2]*POWER([.I$3];[.$B69]) + [.I$4]" office:value-type="float" office:value="287.455014356297">
            <text:p>287</text:p>
          </table:table-cell>
          <table:table-cell table:formula="oooc:=[.J$2]*POWER([.J$3];[.$B69]) + [.J$4]" office:value-type="float" office:value="198.054866987175">
            <text:p>198</text:p>
          </table:table-cell>
          <table:table-cell table:formula="oooc:=[.K$2]*POWER([.K$3];[.$B69]) + [.K$4]" office:value-type="float" office:value="150.291150240381">
            <text:p>150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176.923923063564">
            <text:p>177</text:p>
          </table:table-cell>
          <table:table-cell table:formula="oooc:= 1 + ([.D$2]-1)*POWER(EXP([.D$3]/([.D$2]-1)); ([.$B70]-1))" office:value-type="percentage" office:value="0.972522677400219">
            <text:p>97.25%</text:p>
          </table:table-cell>
          <table:table-cell table:formula="oooc:=[.E$2]*POWER([.E$3];[.$B70]) + [.E$4]" office:value-type="float" office:value="196.316315369921">
            <text:p>196</text:p>
          </table:table-cell>
          <table:table-cell table:formula="oooc:=[.F$2]*POWER([.F$3];[.$B70]) + [.F$4]" office:value-type="float" office:value="3480.47846127128">
            <text:p>3480</text:p>
          </table:table-cell>
          <table:table-cell table:formula="oooc:=[.G$2]*POWER([.G$3];[.$B70]) + [.G$4]" office:value-type="float" office:value="505.637911742764">
            <text:p>506</text:p>
          </table:table-cell>
          <table:table-cell table:formula="oooc:= 1 + ([.H$2]-1)*POWER(EXP([.H$3]/([.H$2]-1)); [.$B70]-1)" office:value-type="percentage" office:value="0.2459134367479">
            <text:p>24.59%</text:p>
          </table:table-cell>
          <table:table-cell table:formula="oooc:=[.I$2]*POWER([.I$3];[.$B70]) + [.I$4]" office:value-type="float" office:value="307.366865361237">
            <text:p>307</text:p>
          </table:table-cell>
          <table:table-cell table:formula="oooc:=[.J$2]*POWER([.J$3];[.$B70]) + [.J$4]" office:value-type="float" office:value="211.708707676277">
            <text:p>212</text:p>
          </table:table-cell>
          <table:table-cell table:formula="oooc:=[.K$2]*POWER([.K$3];[.$B70]) + [.K$4]" office:value-type="float" office:value="160.531530757208">
            <text:p>161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189.098597678014">
            <text:p>189</text:p>
          </table:table-cell>
          <table:table-cell table:formula="oooc:= 1 + ([.D$2]-1)*POWER(EXP([.D$3]/([.D$2]-1)); ([.$B71]-1))" office:value-type="percentage" office:value="0.973486693314808">
            <text:p>97.35%</text:p>
          </table:table-cell>
          <table:table-cell table:formula="oooc:=[.E$2]*POWER([.E$3];[.$B71]) + [.E$4]" office:value-type="float" office:value="209.708457445815">
            <text:p>210</text:p>
          </table:table-cell>
          <table:table-cell table:formula="oooc:=[.F$2]*POWER([.F$3];[.$B71]) + [.F$4]" office:value-type="float" office:value="3723.97195356027">
            <text:p>3724</text:p>
          </table:table-cell>
          <table:table-cell table:formula="oooc:=[.G$2]*POWER([.G$3];[.$B71]) + [.G$4]" office:value-type="float" office:value="530.669807329903">
            <text:p>531</text:p>
          </table:table-cell>
          <table:table-cell table:formula="oooc:= 1 + ([.H$2]-1)*POWER(EXP([.H$3]/([.H$2]-1)); [.$B71]-1)" office:value-type="percentage" office:value="0.248342054816814">
            <text:p>24.83%</text:p>
          </table:table-cell>
          <table:table-cell table:formula="oooc:=[.I$2]*POWER([.I$3];[.$B71]) + [.I$4]" office:value-type="float" office:value="328.672545936524">
            <text:p>329</text:p>
          </table:table-cell>
          <table:table-cell table:formula="oooc:=[.J$2]*POWER([.J$3];[.$B71]) + [.J$4]" office:value-type="float" office:value="226.318317213616">
            <text:p>226</text:p>
          </table:table-cell>
          <table:table-cell table:formula="oooc:=[.K$2]*POWER([.K$3];[.$B71]) + [.K$4]" office:value-type="float" office:value="171.488737910212">
            <text:p>171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202.125499515475">
            <text:p>202</text:p>
          </table:table-cell>
          <table:table-cell table:formula="oooc:= 1 + ([.D$2]-1)*POWER(EXP([.D$3]/([.D$2]-1)); ([.$B72]-1))" office:value-type="percentage" office:value="0.974416887641424">
            <text:p>97.44%</text:p>
          </table:table-cell>
          <table:table-cell table:formula="oooc:=[.E$2]*POWER([.E$3];[.$B72]) + [.E$4]" office:value-type="float" office:value="224.038049467022">
            <text:p>224</text:p>
          </table:table-cell>
          <table:table-cell table:formula="oooc:=[.F$2]*POWER([.F$3];[.$B72]) + [.F$4]" office:value-type="float" office:value="3984.50999030949">
            <text:p>3985</text:p>
          </table:table-cell>
          <table:table-cell table:formula="oooc:=[.G$2]*POWER([.G$3];[.$B72]) + [.G$4]" office:value-type="float" office:value="556.953297696398">
            <text:p>557</text:p>
          </table:table-cell>
          <table:table-cell table:formula="oooc:= 1 + ([.H$2]-1)*POWER(EXP([.H$3]/([.H$2]-1)); [.$B72]-1)" office:value-type="percentage" office:value="0.250762851256207">
            <text:p>25.08%</text:p>
          </table:table-cell>
          <table:table-cell table:formula="oooc:=[.I$2]*POWER([.I$3];[.$B72]) + [.I$4]" office:value-type="float" office:value="351.469624152081">
            <text:p>351</text:p>
          </table:table-cell>
          <table:table-cell table:formula="oooc:=[.J$2]*POWER([.J$3];[.$B72]) + [.J$4]" office:value-type="float" office:value="241.95059941857">
            <text:p>242</text:p>
          </table:table-cell>
          <table:table-cell table:formula="oooc:=[.K$2]*POWER([.K$3];[.$B72]) + [.K$4]" office:value-type="float" office:value="183.212949563927">
            <text:p>18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216.064284481558">
            <text:p>216</text:p>
          </table:table-cell>
          <table:table-cell table:formula="oooc:= 1 + ([.D$2]-1)*POWER(EXP([.D$3]/([.D$2]-1)); ([.$B73]-1))" office:value-type="percentage" office:value="0.97531444697854">
            <text:p>97.53%</text:p>
          </table:table-cell>
          <table:table-cell table:formula="oooc:=[.E$2]*POWER([.E$3];[.$B73]) + [.E$4]" office:value-type="float" office:value="239.370712929714">
            <text:p>239</text:p>
          </table:table-cell>
          <table:table-cell table:formula="oooc:=[.F$2]*POWER([.F$3];[.$B73]) + [.F$4]" office:value-type="float" office:value="4263.28568963116">
            <text:p>4263</text:p>
          </table:table-cell>
          <table:table-cell table:formula="oooc:=[.G$2]*POWER([.G$3];[.$B73]) + [.G$4]" office:value-type="float" office:value="584.550962581218">
            <text:p>585</text:p>
          </table:table-cell>
          <table:table-cell table:formula="oooc:= 1 + ([.H$2]-1)*POWER(EXP([.H$3]/([.H$2]-1)); [.$B73]-1)" office:value-type="percentage" office:value="0.25317585125649">
            <text:p>25.32%</text:p>
          </table:table-cell>
          <table:table-cell table:formula="oooc:=[.I$2]*POWER([.I$3];[.$B73]) + [.I$4]" office:value-type="float" office:value="375.862497842726">
            <text:p>376</text:p>
          </table:table-cell>
          <table:table-cell table:formula="oooc:=[.J$2]*POWER([.J$3];[.$B73]) + [.J$4]" office:value-type="float" office:value="258.67714137787">
            <text:p>259</text:p>
          </table:table-cell>
          <table:table-cell table:formula="oooc:=[.K$2]*POWER([.K$3];[.$B73]) + [.K$4]" office:value-type="float" office:value="195.757856033402">
            <text:p>196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230.978784395267">
            <text:p>231</text:p>
          </table:table-cell>
          <table:table-cell table:formula="oooc:= 1 + ([.D$2]-1)*POWER(EXP([.D$3]/([.D$2]-1)); ([.$B74]-1))" office:value-type="percentage" office:value="0.976180516293944">
            <text:p>97.62%</text:p>
          </table:table-cell>
          <table:table-cell table:formula="oooc:=[.E$2]*POWER([.E$3];[.$B74]) + [.E$4]" office:value-type="float" office:value="255.776662834794">
            <text:p>256</text:p>
          </table:table-cell>
          <table:table-cell table:formula="oooc:=[.F$2]*POWER([.F$3];[.$B74]) + [.F$4]" office:value-type="float" office:value="4561.57568790534">
            <text:p>4562</text:p>
          </table:table-cell>
          <table:table-cell table:formula="oooc:=[.G$2]*POWER([.G$3];[.$B74]) + [.G$4]" office:value-type="float" office:value="613.528510710279">
            <text:p>614</text:p>
          </table:table-cell>
          <table:table-cell table:formula="oooc:= 1 + ([.H$2]-1)*POWER(EXP([.H$3]/([.H$2]-1)); [.$B74]-1)" office:value-type="percentage" office:value="0.255581079926947">
            <text:p>25.56%</text:p>
          </table:table-cell>
          <table:table-cell table:formula="oooc:=[.I$2]*POWER([.I$3];[.$B74]) + [.I$4]" office:value-type="float" office:value="401.962872691717">
            <text:p>402</text:p>
          </table:table-cell>
          <table:table-cell table:formula="oooc:=[.J$2]*POWER([.J$3];[.$B74]) + [.J$4]" office:value-type="float" office:value="276.57454127432">
            <text:p>277</text:p>
          </table:table-cell>
          <table:table-cell table:formula="oooc:=[.K$2]*POWER([.K$3];[.$B74]) + [.K$4]" office:value-type="float" office:value="209.18090595574">
            <text:p>209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246.937299302936">
            <text:p>247</text:p>
          </table:table-cell>
          <table:table-cell table:formula="oooc:= 1 + ([.D$2]-1)*POWER(EXP([.D$3]/([.D$2]-1)); ([.$B75]-1))" office:value-type="percentage" office:value="0.977016200385308">
            <text:p>97.70%</text:p>
          </table:table-cell>
          <table:table-cell table:formula="oooc:=[.E$2]*POWER([.E$3];[.$B75]) + [.E$4]" office:value-type="float" office:value="273.331029233229">
            <text:p>273</text:p>
          </table:table-cell>
          <table:table-cell table:formula="oooc:=[.F$2]*POWER([.F$3];[.$B75]) + [.F$4]" office:value-type="float" office:value="4880.74598605872">
            <text:p>4881</text:p>
          </table:table-cell>
          <table:table-cell table:formula="oooc:=[.G$2]*POWER([.G$3];[.$B75]) + [.G$4]" office:value-type="float" office:value="643.954936245793">
            <text:p>644</text:p>
          </table:table-cell>
          <table:table-cell table:formula="oooc:= 1 + ([.H$2]-1)*POWER(EXP([.H$3]/([.H$2]-1)); [.$B75]-1)" office:value-type="percentage" office:value="0.257978562295993">
            <text:p>25.80%</text:p>
          </table:table-cell>
          <table:table-cell table:formula="oooc:=[.I$2]*POWER([.I$3];[.$B75]) + [.I$4]" office:value-type="float" office:value="429.890273780138">
            <text:p>430</text:p>
          </table:table-cell>
          <table:table-cell table:formula="oooc:=[.J$2]*POWER([.J$3];[.$B75]) + [.J$4]" office:value-type="float" office:value="295.724759163523">
            <text:p>296</text:p>
          </table:table-cell>
          <table:table-cell table:formula="oooc:=[.K$2]*POWER([.K$3];[.$B75]) + [.K$4]" office:value-type="float" office:value="223.543569372642">
            <text:p>224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264.012910254141">
            <text:p>264</text:p>
          </table:table-cell>
          <table:table-cell table:formula="oooc:= 1 + ([.D$2]-1)*POWER(EXP([.D$3]/([.D$2]-1)); ([.$B76]-1))" office:value-type="percentage" office:value="0.977822565289524">
            <text:p>97.78%</text:p>
          </table:table-cell>
          <table:table-cell table:formula="oooc:=[.E$2]*POWER([.E$3];[.$B76]) + [.E$4]" office:value-type="float" office:value="292.114201279555">
            <text:p>292</text:p>
          </table:table-cell>
          <table:table-cell table:formula="oooc:=[.F$2]*POWER([.F$3];[.$B76]) + [.F$4]" office:value-type="float" office:value="5222.25820508283">
            <text:p>5222</text:p>
          </table:table-cell>
          <table:table-cell table:formula="oooc:=[.G$2]*POWER([.G$3];[.$B76]) + [.G$4]" office:value-type="float" office:value="675.902683058082">
            <text:p>676</text:p>
          </table:table-cell>
          <table:table-cell table:formula="oooc:= 1 + ([.H$2]-1)*POWER(EXP([.H$3]/([.H$2]-1)); [.$B76]-1)" office:value-type="percentage" office:value="0.260368323311436">
            <text:p>26.04%</text:p>
          </table:table-cell>
          <table:table-cell table:formula="oooc:=[.I$2]*POWER([.I$3];[.$B76]) + [.I$4]" office:value-type="float" office:value="459.772592944747">
            <text:p>460</text:p>
          </table:table-cell>
          <table:table-cell table:formula="oooc:=[.J$2]*POWER([.J$3];[.$B76]) + [.J$4]" office:value-type="float" office:value="316.21549230497">
            <text:p>316</text:p>
          </table:table-cell>
          <table:table-cell table:formula="oooc:=[.K$2]*POWER([.K$3];[.$B76]) + [.K$4]" office:value-type="float" office:value="238.911619228727">
            <text:p>239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282.283813971931">
            <text:p>282</text:p>
          </table:table-cell>
          <table:table-cell table:formula="oooc:= 1 + ([.D$2]-1)*POWER(EXP([.D$3]/([.D$2]-1)); ([.$B77]-1))" office:value-type="percentage" office:value="0.978600639642585">
            <text:p>97.86%</text:p>
          </table:table-cell>
          <table:table-cell table:formula="oooc:=[.E$2]*POWER([.E$3];[.$B77]) + [.E$4]" office:value-type="float" office:value="312.212195369124">
            <text:p>312</text:p>
          </table:table-cell>
          <table:table-cell table:formula="oooc:=[.F$2]*POWER([.F$3];[.$B77]) + [.F$4]" office:value-type="float" office:value="5587.67627943862">
            <text:p>5588</text:p>
          </table:table-cell>
          <table:table-cell table:formula="oooc:=[.G$2]*POWER([.G$3];[.$B77]) + [.G$4]" office:value-type="float" office:value="709.447817210986">
            <text:p>709</text:p>
          </table:table-cell>
          <table:table-cell table:formula="oooc:= 1 + ([.H$2]-1)*POWER(EXP([.H$3]/([.H$2]-1)); [.$B77]-1)" office:value-type="percentage" office:value="0.26275038784074">
            <text:p>26.28%</text:p>
          </table:table-cell>
          <table:table-cell table:formula="oooc:=[.I$2]*POWER([.I$3];[.$B77]) + [.I$4]" office:value-type="float" office:value="491.74667445088">
            <text:p>492</text:p>
          </table:table-cell>
          <table:table-cell table:formula="oooc:=[.J$2]*POWER([.J$3];[.$B77]) + [.J$4]" office:value-type="float" office:value="338.140576766317">
            <text:p>338</text:p>
          </table:table-cell>
          <table:table-cell table:formula="oooc:=[.K$2]*POWER([.K$3];[.$B77]) + [.K$4]" office:value-type="float" office:value="255.355432574738">
            <text:p>255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301.833680949966">
            <text:p>302</text:p>
          </table:table-cell>
          <table:table-cell table:formula="oooc:= 1 + ([.D$2]-1)*POWER(EXP([.D$3]/([.D$2]-1)); ([.$B78]-1))" office:value-type="percentage" office:value="0.97935141599176">
            <text:p>97.94%</text:p>
          </table:table-cell>
          <table:table-cell table:formula="oooc:=[.E$2]*POWER([.E$3];[.$B78]) + [.E$4]" office:value-type="float" office:value="333.717049044963">
            <text:p>334</text:p>
          </table:table-cell>
          <table:table-cell table:formula="oooc:=[.F$2]*POWER([.F$3];[.$B78]) + [.F$4]" office:value-type="float" office:value="5978.67361899933">
            <text:p>5979</text:p>
          </table:table-cell>
          <table:table-cell table:formula="oooc:=[.G$2]*POWER([.G$3];[.$B78]) + [.G$4]" office:value-type="float" office:value="744.670208071536">
            <text:p>745</text:p>
          </table:table-cell>
          <table:table-cell table:formula="oooc:= 1 + ([.H$2]-1)*POWER(EXP([.H$3]/([.H$2]-1)); [.$B78]-1)" office:value-type="percentage" office:value="0.265124780671277">
            <text:p>26.51%</text:p>
          </table:table-cell>
          <table:table-cell table:formula="oooc:=[.I$2]*POWER([.I$3];[.$B78]) + [.I$4]" office:value-type="float" office:value="525.958941662441">
            <text:p>526</text:p>
          </table:table-cell>
          <table:table-cell table:formula="oooc:=[.J$2]*POWER([.J$3];[.$B78]) + [.J$4]" office:value-type="float" office:value="361.60041713996">
            <text:p>362</text:p>
          </table:table-cell>
          <table:table-cell table:formula="oooc:=[.K$2]*POWER([.K$3];[.$B78]) + [.K$4]" office:value-type="float" office:value="272.95031285497">
            <text:p>273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322.752038616464">
            <text:p>323</text:p>
          </table:table-cell>
          <table:table-cell table:formula="oooc:= 1 + ([.D$2]-1)*POWER(EXP([.D$3]/([.D$2]-1)); ([.$B79]-1))" office:value-type="percentage" office:value="0.980075852061737">
            <text:p>98.01%</text:p>
          </table:table-cell>
          <table:table-cell table:formula="oooc:=[.E$2]*POWER([.E$3];[.$B79]) + [.E$4]" office:value-type="float" office:value="356.72724247811">
            <text:p>357</text:p>
          </table:table-cell>
          <table:table-cell table:formula="oooc:=[.F$2]*POWER([.F$3];[.$B79]) + [.F$4]" office:value-type="float" office:value="6397.04077232928">
            <text:p>6397</text:p>
          </table:table-cell>
          <table:table-cell table:formula="oooc:=[.G$2]*POWER([.G$3];[.$B79]) + [.G$4]" office:value-type="float" office:value="781.653718475113">
            <text:p>782</text:p>
          </table:table-cell>
          <table:table-cell table:formula="oooc:= 1 + ([.H$2]-1)*POWER(EXP([.H$3]/([.H$2]-1)); [.$B79]-1)" office:value-type="percentage" office:value="0.26749152651059">
            <text:p>26.75%</text:p>
          </table:table-cell>
          <table:table-cell table:formula="oooc:=[.I$2]*POWER([.I$3];[.$B79]) + [.I$4]" office:value-type="float" office:value="562.566067578812">
            <text:p>563</text:p>
          </table:table-cell>
          <table:table-cell table:formula="oooc:=[.J$2]*POWER([.J$3];[.$B79]) + [.J$4]" office:value-type="float" office:value="386.702446339757">
            <text:p>387</text:p>
          </table:table-cell>
          <table:table-cell table:formula="oooc:=[.K$2]*POWER([.K$3];[.$B79]) + [.K$4]" office:value-type="float" office:value="291.776834754818">
            <text:p>292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345.134681319616">
            <text:p>345</text:p>
          </table:table-cell>
          <table:table-cell table:formula="oooc:= 1 + ([.D$2]-1)*POWER(EXP([.D$3]/([.D$2]-1)); ([.$B80]-1))" office:value-type="percentage" office:value="0.980774871976336">
            <text:p>98.08%</text:p>
          </table:table-cell>
          <table:table-cell table:formula="oooc:=[.E$2]*POWER([.E$3];[.$B80]) + [.E$4]" office:value-type="float" office:value="381.348149451578">
            <text:p>381</text:p>
          </table:table-cell>
          <table:table-cell table:formula="oooc:=[.F$2]*POWER([.F$3];[.$B80]) + [.F$4]" office:value-type="float" office:value="6844.69362639233">
            <text:p>6845</text:p>
          </table:table-cell>
          <table:table-cell table:formula="oooc:=[.G$2]*POWER([.G$3];[.$B80]) + [.G$4]" office:value-type="float" office:value="820.486404398868">
            <text:p>820</text:p>
          </table:table-cell>
          <table:table-cell table:formula="oooc:= 1 + ([.H$2]-1)*POWER(EXP([.H$3]/([.H$2]-1)); [.$B80]-1)" office:value-type="percentage" office:value="0.26985064998665">
            <text:p>26.99%</text:p>
          </table:table-cell>
          <table:table-cell table:formula="oooc:=[.I$2]*POWER([.I$3];[.$B80]) + [.I$4]" office:value-type="float" office:value="601.735692309329">
            <text:p>602</text:p>
          </table:table-cell>
          <table:table-cell table:formula="oooc:=[.J$2]*POWER([.J$3];[.$B80]) + [.J$4]" office:value-type="float" office:value="413.56161758354">
            <text:p>414</text:p>
          </table:table-cell>
          <table:table-cell table:formula="oooc:=[.K$2]*POWER([.K$3];[.$B80]) + [.K$4]" office:value-type="float" office:value="311.921213187655">
            <text:p>312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369.08410901199">
            <text:p>369</text:p>
          </table:table-cell>
          <table:table-cell table:formula="oooc:= 1 + ([.D$2]-1)*POWER(EXP([.D$3]/([.D$2]-1)); ([.$B81]-1))" office:value-type="percentage" office:value="0.981449367437367">
            <text:p>98.14%</text:p>
          </table:table-cell>
          <table:table-cell table:formula="oooc:=[.E$2]*POWER([.E$3];[.$B81]) + [.E$4]" office:value-type="float" office:value="407.692519913189">
            <text:p>408</text:p>
          </table:table-cell>
          <table:table-cell table:formula="oooc:=[.F$2]*POWER([.F$3];[.$B81]) + [.F$4]" office:value-type="float" office:value="7323.68218023979">
            <text:p>7324</text:p>
          </table:table-cell>
          <table:table-cell table:formula="oooc:=[.G$2]*POWER([.G$3];[.$B81]) + [.G$4]" office:value-type="float" office:value="861.260724618812">
            <text:p>861</text:p>
          </table:table-cell>
          <table:table-cell table:formula="oooc:= 1 + ([.H$2]-1)*POWER(EXP([.H$3]/([.H$2]-1)); [.$B81]-1)" office:value-type="percentage" office:value="0.272202175648109">
            <text:p>27.22%</text:p>
          </table:table-cell>
          <table:table-cell table:formula="oooc:=[.I$2]*POWER([.I$3];[.$B81]) + [.I$4]" office:value-type="float" office:value="643.647190770982">
            <text:p>644</text:p>
          </table:table-cell>
          <table:table-cell table:formula="oooc:=[.J$2]*POWER([.J$3];[.$B81]) + [.J$4]" office:value-type="float" office:value="442.300930814388">
            <text:p>442</text:p>
          </table:table-cell>
          <table:table-cell table:formula="oooc:=[.K$2]*POWER([.K$3];[.$B81]) + [.K$4]" office:value-type="float" office:value="333.475698110791">
            <text:p>333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394.709996642829">
            <text:p>395</text:p>
          </table:table-cell>
          <table:table-cell table:formula="oooc:= 1 + ([.D$2]-1)*POWER(EXP([.D$3]/([.D$2]-1)); ([.$B82]-1))" office:value-type="percentage" office:value="0.982100198862122">
            <text:p>98.21%</text:p>
          </table:table-cell>
          <table:table-cell table:formula="oooc:=[.E$2]*POWER([.E$3];[.$B82]) + [.E$4]" office:value-type="float" office:value="435.880996307112">
            <text:p>436</text:p>
          </table:table-cell>
          <table:table-cell table:formula="oooc:=[.F$2]*POWER([.F$3];[.$B82]) + [.F$4]" office:value-type="float" office:value="7836.19993285658">
            <text:p>7836</text:p>
          </table:table-cell>
          <table:table-cell table:formula="oooc:=[.G$2]*POWER([.G$3];[.$B82]) + [.G$4]" office:value-type="float" office:value="904.073760849752">
            <text:p>904</text:p>
          </table:table-cell>
          <table:table-cell table:formula="oooc:= 1 + ([.H$2]-1)*POWER(EXP([.H$3]/([.H$2]-1)); [.$B82]-1)" office:value-type="percentage" office:value="0.274546127964557">
            <text:p>27.45%</text:p>
          </table:table-cell>
          <table:table-cell table:formula="oooc:=[.I$2]*POWER([.I$3];[.$B82]) + [.I$4]" office:value-type="float" office:value="688.492494124951">
            <text:p>688</text:p>
          </table:table-cell>
          <table:table-cell table:formula="oooc:=[.J$2]*POWER([.J$3];[.$B82]) + [.J$4]" office:value-type="float" office:value="473.051995971395">
            <text:p>473</text:p>
          </table:table-cell>
          <table:table-cell table:formula="oooc:=[.K$2]*POWER([.K$3];[.$B82]) + [.K$4]" office:value-type="float" office:value="356.538996978546">
            <text:p>357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422.129696407827">
            <text:p>422</text:p>
          </table:table-cell>
          <table:table-cell table:formula="oooc:= 1 + ([.D$2]-1)*POWER(EXP([.D$3]/([.D$2]-1)); ([.$B83]-1))" office:value-type="percentage" office:value="0.982728196480967">
            <text:p>98.27%</text:p>
          </table:table-cell>
          <table:table-cell table:formula="oooc:=[.E$2]*POWER([.E$3];[.$B83]) + [.E$4]" office:value-type="float" office:value="466.04266604861">
            <text:p>466</text:p>
          </table:table-cell>
          <table:table-cell table:formula="oooc:=[.F$2]*POWER([.F$3];[.$B83]) + [.F$4]" office:value-type="float" office:value="8384.59392815654">
            <text:p>8385</text:p>
          </table:table-cell>
          <table:table-cell table:formula="oooc:=[.G$2]*POWER([.G$3];[.$B83]) + [.G$4]" office:value-type="float" office:value="949.02744889224">
            <text:p>949</text:p>
          </table:table-cell>
          <table:table-cell table:formula="oooc:= 1 + ([.H$2]-1)*POWER(EXP([.H$3]/([.H$2]-1)); [.$B83]-1)" office:value-type="percentage" office:value="0.27688253132678">
            <text:p>27.69%</text:p>
          </table:table-cell>
          <table:table-cell table:formula="oooc:=[.I$2]*POWER([.I$3];[.$B83]) + [.I$4]" office:value-type="float" office:value="736.476968713697">
            <text:p>736</text:p>
          </table:table-cell>
          <table:table-cell table:formula="oooc:=[.J$2]*POWER([.J$3];[.$B83]) + [.J$4]" office:value-type="float" office:value="505.955635689393">
            <text:p>506</text:p>
          </table:table-cell>
          <table:table-cell table:formula="oooc:=[.K$2]*POWER([.K$3];[.$B83]) + [.K$4]" office:value-type="float" office:value="381.216726767044">
            <text:p>381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451.468775156375">
            <text:p>451</text:p>
          </table:table-cell>
          <table:table-cell table:formula="oooc:= 1 + ([.D$2]-1)*POWER(EXP([.D$3]/([.D$2]-1)); ([.$B84]-1))" office:value-type="percentage" office:value="0.983334161396418">
            <text:p>98.33%</text:p>
          </table:table-cell>
          <table:table-cell table:formula="oooc:=[.E$2]*POWER([.E$3];[.$B84]) + [.E$4]" office:value-type="float" office:value="498.315652672013">
            <text:p>498</text:p>
          </table:table-cell>
          <table:table-cell table:formula="oooc:=[.F$2]*POWER([.F$3];[.$B84]) + [.F$4]" office:value-type="float" office:value="8971.3755031275">
            <text:p>8971</text:p>
          </table:table-cell>
          <table:table-cell table:formula="oooc:=[.G$2]*POWER([.G$3];[.$B84]) + [.G$4]" office:value-type="float" office:value="996.228821336852">
            <text:p>996</text:p>
          </table:table-cell>
          <table:table-cell table:formula="oooc:= 1 + ([.H$2]-1)*POWER(EXP([.H$3]/([.H$2]-1)); [.$B84]-1)" office:value-type="percentage" office:value="0.279211410047007">
            <text:p>27.92%</text:p>
          </table:table-cell>
          <table:table-cell table:formula="oooc:=[.I$2]*POWER([.I$3];[.$B84]) + [.I$4]" office:value-type="float" office:value="787.820356523656">
            <text:p>788</text:p>
          </table:table-cell>
          <table:table-cell table:formula="oooc:=[.J$2]*POWER([.J$3];[.$B84]) + [.J$4]" office:value-type="float" office:value="541.16253018765">
            <text:p>541</text:p>
          </table:table-cell>
          <table:table-cell table:formula="oooc:=[.K$2]*POWER([.K$3];[.$B84]) + [.K$4]" office:value-type="float" office:value="407.621897640737">
            <text:p>408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482.861589417321">
            <text:p>483</text:p>
          </table:table-cell>
          <table:table-cell table:formula="oooc:= 1 + ([.D$2]-1)*POWER(EXP([.D$3]/([.D$2]-1)); ([.$B85]-1))" office:value-type="percentage" office:value="0.983918866605067">
            <text:p>98.39%</text:p>
          </table:table-cell>
          <table:table-cell table:formula="oooc:=[.E$2]*POWER([.E$3];[.$B85]) + [.E$4]" office:value-type="float" office:value="532.847748359053">
            <text:p>533</text:p>
          </table:table-cell>
          <table:table-cell table:formula="oooc:=[.F$2]*POWER([.F$3];[.$B85]) + [.F$4]" office:value-type="float" office:value="9599.23178834642">
            <text:p>9599</text:p>
          </table:table-cell>
          <table:table-cell table:formula="oooc:=[.G$2]*POWER([.G$3];[.$B85]) + [.G$4]" office:value-type="float" office:value="1045.79026240369">
            <text:p>1046</text:p>
          </table:table-cell>
          <table:table-cell table:formula="oooc:= 1 + ([.H$2]-1)*POWER(EXP([.H$3]/([.H$2]-1)); [.$B85]-1)" office:value-type="percentage" office:value="0.281532788359171">
            <text:p>28.15%</text:p>
          </table:table-cell>
          <table:table-cell table:formula="oooc:=[.I$2]*POWER([.I$3];[.$B85]) + [.I$4]" office:value-type="float" office:value="842.757781480312">
            <text:p>843</text:p>
          </table:table-cell>
          <table:table-cell table:formula="oooc:=[.J$2]*POWER([.J$3];[.$B85]) + [.J$4]" office:value-type="float" office:value="578.833907300785">
            <text:p>579</text:p>
          </table:table-cell>
          <table:table-cell table:formula="oooc:=[.K$2]*POWER([.K$3];[.$B85]) + [.K$4]" office:value-type="float" office:value="435.875430475589">
            <text:p>436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516.451900676534">
            <text:p>516</text:p>
          </table:table-cell>
          <table:table-cell table:formula="oooc:= 1 + ([.D$2]-1)*POWER(EXP([.D$3]/([.D$2]-1)); ([.$B86]-1))" office:value-type="percentage" office:value="0.98448305798365">
            <text:p>98.45%</text:p>
          </table:table-cell>
          <table:table-cell table:formula="oooc:=[.E$2]*POWER([.E$3];[.$B86]) + [.E$4]" office:value-type="float" office:value="569.797090744187">
            <text:p>570</text:p>
          </table:table-cell>
          <table:table-cell table:formula="oooc:=[.F$2]*POWER([.F$3];[.$B86]) + [.F$4]" office:value-type="float" office:value="10271.0380135307">
            <text:p>10271</text:p>
          </table:table-cell>
          <table:table-cell table:formula="oooc:=[.G$2]*POWER([.G$3];[.$B86]) + [.G$4]" office:value-type="float" office:value="1097.82977552388">
            <text:p>1098</text:p>
          </table:table-cell>
          <table:table-cell table:formula="oooc:= 1 + ([.H$2]-1)*POWER(EXP([.H$3]/([.H$2]-1)); [.$B86]-1)" office:value-type="percentage" office:value="0.283846690419152">
            <text:p>28.38%</text:p>
          </table:table-cell>
          <table:table-cell table:formula="oooc:=[.I$2]*POWER([.I$3];[.$B86]) + [.I$4]" office:value-type="float" office:value="901.540826183934">
            <text:p>902</text:p>
          </table:table-cell>
          <table:table-cell table:formula="oooc:=[.J$2]*POWER([.J$3];[.$B86]) + [.J$4]" office:value-type="float" office:value="619.142280811841">
            <text:p>619</text:p>
          </table:table-cell>
          <table:table-cell table:formula="oooc:=[.K$2]*POWER([.K$3];[.$B86]) + [.K$4]" office:value-type="float" office:value="466.10671060888">
            <text:p>466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552.393533723891">
            <text:p>552</text:p>
          </table:table-cell>
          <table:table-cell table:formula="oooc:= 1 + ([.D$2]-1)*POWER(EXP([.D$3]/([.D$2]-1)); ([.$B87]-1))" office:value-type="percentage" office:value="0.985027455240523">
            <text:p>98.50%</text:p>
          </table:table-cell>
          <table:table-cell table:formula="oooc:=[.E$2]*POWER([.E$3];[.$B87]) + [.E$4]" office:value-type="float" office:value="609.33288709628">
            <text:p>609</text:p>
          </table:table-cell>
          <table:table-cell table:formula="oooc:=[.F$2]*POWER([.F$3];[.$B87]) + [.F$4]" office:value-type="float" office:value="10989.8706744778">
            <text:p>10990</text:p>
          </table:table-cell>
          <table:table-cell table:formula="oooc:=[.G$2]*POWER([.G$3];[.$B87]) + [.G$4]" office:value-type="float" office:value="1152.47126430007">
            <text:p>1152</text:p>
          </table:table-cell>
          <table:table-cell table:formula="oooc:= 1 + ([.H$2]-1)*POWER(EXP([.H$3]/([.H$2]-1)); [.$B87]-1)" office:value-type="percentage" office:value="0.286153140305038">
            <text:p>28.62%</text:p>
          </table:table-cell>
          <table:table-cell table:formula="oooc:=[.I$2]*POWER([.I$3];[.$B87]) + [.I$4]" office:value-type="float" office:value="964.438684016809">
            <text:p>964</text:p>
          </table:table-cell>
          <table:table-cell table:formula="oooc:=[.J$2]*POWER([.J$3];[.$B87]) + [.J$4]" office:value-type="float" office:value="662.272240468669">
            <text:p>662</text:p>
          </table:table-cell>
          <table:table-cell table:formula="oooc:=[.K$2]*POWER([.K$3];[.$B87]) + [.K$4]" office:value-type="float" office:value="498.454180351502">
            <text:p>498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590.851081084564">
            <text:p>591</text:p>
          </table:table-cell>
          <table:table-cell table:formula="oooc:= 1 + ([.D$2]-1)*POWER(EXP([.D$3]/([.D$2]-1)); ([.$B88]-1))" office:value-type="percentage" office:value="0.985552752833751">
            <text:p>98.56%</text:p>
          </table:table-cell>
          <table:table-cell table:formula="oooc:=[.E$2]*POWER([.E$3];[.$B88]) + [.E$4]" office:value-type="float" office:value="651.63618919302">
            <text:p>652</text:p>
          </table:table-cell>
          <table:table-cell table:formula="oooc:=[.F$2]*POWER([.F$3];[.$B88]) + [.F$4]" office:value-type="float" office:value="11759.0216216913">
            <text:p>11759</text:p>
          </table:table-cell>
          <table:table-cell table:formula="oooc:=[.G$2]*POWER([.G$3];[.$B88]) + [.G$4]" office:value-type="float" office:value="1209.84482751508">
            <text:p>1210</text:p>
          </table:table-cell>
          <table:table-cell table:formula="oooc:= 1 + ([.H$2]-1)*POWER(EXP([.H$3]/([.H$2]-1)); [.$B88]-1)" office:value-type="percentage" office:value="0.288452162017368">
            <text:p>28.85%</text:p>
          </table:table-cell>
          <table:table-cell table:formula="oooc:=[.I$2]*POWER([.I$3];[.$B88]) + [.I$4]" office:value-type="float" office:value="1031.73939189799">
            <text:p>1032</text:p>
          </table:table-cell>
          <table:table-cell table:formula="oooc:=[.J$2]*POWER([.J$3];[.$B88]) + [.J$4]" office:value-type="float" office:value="708.421297301476">
            <text:p>708</text:p>
          </table:table-cell>
          <table:table-cell table:formula="oooc:=[.K$2]*POWER([.K$3];[.$B88]) + [.K$4]" office:value-type="float" office:value="533.065972976107">
            <text:p>533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632.000656760483">
            <text:p>632</text:p>
          </table:table-cell>
          <table:table-cell table:formula="oooc:= 1 + ([.D$2]-1)*POWER(EXP([.D$3]/([.D$2]-1)); ([.$B89]-1))" office:value-type="percentage" office:value="0.986059620856998">
            <text:p>98.61%</text:p>
          </table:table-cell>
          <table:table-cell table:formula="oooc:=[.E$2]*POWER([.E$3];[.$B89]) + [.E$4]" office:value-type="float" office:value="696.900722436531">
            <text:p>697</text:p>
          </table:table-cell>
          <table:table-cell table:formula="oooc:=[.F$2]*POWER([.F$3];[.$B89]) + [.F$4]" office:value-type="float" office:value="12582.0131352097">
            <text:p>12582</text:p>
          </table:table-cell>
          <table:table-cell table:formula="oooc:=[.G$2]*POWER([.G$3];[.$B89]) + [.G$4]" office:value-type="float" office:value="1270.08706889083">
            <text:p>1270</text:p>
          </table:table-cell>
          <table:table-cell table:formula="oooc:= 1 + ([.H$2]-1)*POWER(EXP([.H$3]/([.H$2]-1)); [.$B89]-1)" office:value-type="percentage" office:value="0.290743779479386">
            <text:p>29.07%</text:p>
          </table:table-cell>
          <table:table-cell table:formula="oooc:=[.I$2]*POWER([.I$3];[.$B89]) + [.I$4]" office:value-type="float" office:value="1103.75114933085">
            <text:p>1104</text:p>
          </table:table-cell>
          <table:table-cell table:formula="oooc:=[.J$2]*POWER([.J$3];[.$B89]) + [.J$4]" office:value-type="float" office:value="757.80078811258">
            <text:p>758</text:p>
          </table:table-cell>
          <table:table-cell table:formula="oooc:=[.K$2]*POWER([.K$3];[.$B89]) + [.K$4]" office:value-type="float" office:value="570.100591084435">
            <text:p>570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676.030702733717">
            <text:p>676</text:p>
          </table:table-cell>
          <table:table-cell table:formula="oooc:= 1 + ([.D$2]-1)*POWER(EXP([.D$3]/([.D$2]-1)); ([.$B90]-1))" office:value-type="percentage" office:value="0.986548705894321">
            <text:p>98.65%</text:p>
          </table:table-cell>
          <table:table-cell table:formula="oooc:=[.E$2]*POWER([.E$3];[.$B90]) + [.E$4]" office:value-type="float" office:value="745.333773007089">
            <text:p>745</text:p>
          </table:table-cell>
          <table:table-cell table:formula="oooc:=[.F$2]*POWER([.F$3];[.$B90]) + [.F$4]" office:value-type="float" office:value="13462.6140546743">
            <text:p>13463</text:p>
          </table:table-cell>
          <table:table-cell table:formula="oooc:=[.G$2]*POWER([.G$3];[.$B90]) + [.G$4]" office:value-type="float" office:value="1333.34142233537">
            <text:p>1333</text:p>
          </table:table-cell>
          <table:table-cell table:formula="oooc:= 1 + ([.H$2]-1)*POWER(EXP([.H$3]/([.H$2]-1)); [.$B90]-1)" office:value-type="percentage" office:value="0.293028016537288">
            <text:p>29.30%</text:p>
          </table:table-cell>
          <table:table-cell table:formula="oooc:=[.I$2]*POWER([.I$3];[.$B90]) + [.I$4]" office:value-type="float" office:value="1180.803729784">
            <text:p>1181</text:p>
          </table:table-cell>
          <table:table-cell table:formula="oooc:=[.J$2]*POWER([.J$3];[.$B90]) + [.J$4]" office:value-type="float" office:value="810.63684328046">
            <text:p>811</text:p>
          </table:table-cell>
          <table:table-cell table:formula="oooc:=[.K$2]*POWER([.K$3];[.$B90]) + [.K$4]" office:value-type="float" office:value="609.727632460345">
            <text:p>610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723.142851925077">
            <text:p>723</text:p>
          </table:table-cell>
          <table:table-cell table:formula="oooc:= 1 + ([.D$2]-1)*POWER(EXP([.D$3]/([.D$2]-1)); ([.$B91]-1))" office:value-type="percentage" office:value="0.987020631844989">
            <text:p>98.70%</text:p>
          </table:table-cell>
          <table:table-cell table:formula="oooc:=[.E$2]*POWER([.E$3];[.$B91]) + [.E$4]" office:value-type="float" office:value="797.157137117585">
            <text:p>797</text:p>
          </table:table-cell>
          <table:table-cell table:formula="oooc:=[.F$2]*POWER([.F$3];[.$B91]) + [.F$4]" office:value-type="float" office:value="14404.8570385015">
            <text:p>14405</text:p>
          </table:table-cell>
          <table:table-cell table:formula="oooc:=[.G$2]*POWER([.G$3];[.$B91]) + [.G$4]" office:value-type="float" office:value="1399.75849345214">
            <text:p>1400</text:p>
          </table:table-cell>
          <table:table-cell table:formula="oooc:= 1 + ([.H$2]-1)*POWER(EXP([.H$3]/([.H$2]-1)); [.$B91]-1)" office:value-type="percentage" office:value="0.29530489696047">
            <text:p>29.53%</text:p>
          </table:table-cell>
          <table:table-cell table:formula="oooc:=[.I$2]*POWER([.I$3];[.$B91]) + [.I$4]" office:value-type="float" office:value="1263.24999086889">
            <text:p>1263</text:p>
          </table:table-cell>
          <table:table-cell table:formula="oooc:=[.J$2]*POWER([.J$3];[.$B91]) + [.J$4]" office:value-type="float" office:value="867.171422310093">
            <text:p>867</text:p>
          </table:table-cell>
          <table:table-cell table:formula="oooc:=[.K$2]*POWER([.K$3];[.$B91]) + [.K$4]" office:value-type="float" office:value="652.128566732569">
            <text:p>652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773.552851559833">
            <text:p>774</text:p>
          </table:table-cell>
          <table:table-cell table:formula="oooc:= 1 + ([.D$2]-1)*POWER(EXP([.D$3]/([.D$2]-1)); ([.$B92]-1))" office:value-type="percentage" office:value="0.98747600071935">
            <text:p>98.75%</text:p>
          </table:table-cell>
          <table:table-cell table:formula="oooc:=[.E$2]*POWER([.E$3];[.$B92]) + [.E$4]" office:value-type="float" office:value="852.608136715816">
            <text:p>853</text:p>
          </table:table-cell>
          <table:table-cell table:formula="oooc:=[.F$2]*POWER([.F$3];[.$B92]) + [.F$4]" office:value-type="float" office:value="15413.0570311967">
            <text:p>15413</text:p>
          </table:table-cell>
          <table:table-cell table:formula="oooc:=[.G$2]*POWER([.G$3];[.$B92]) + [.G$4]" office:value-type="float" office:value="1469.49641812475">
            <text:p>1469</text:p>
          </table:table-cell>
          <table:table-cell table:formula="oooc:= 1 + ([.H$2]-1)*POWER(EXP([.H$3]/([.H$2]-1)); [.$B92]-1)" office:value-type="percentage" office:value="0.297574444441779">
            <text:p>29.76%</text:p>
          </table:table-cell>
          <table:table-cell table:formula="oooc:=[.I$2]*POWER([.I$3];[.$B92]) + [.I$4]" office:value-type="float" office:value="1351.46749022971">
            <text:p>1351</text:p>
          </table:table-cell>
          <table:table-cell table:formula="oooc:=[.J$2]*POWER([.J$3];[.$B92]) + [.J$4]" office:value-type="float" office:value="927.663421871799">
            <text:p>928</text:p>
          </table:table-cell>
          <table:table-cell table:formula="oooc:=[.K$2]*POWER([.K$3];[.$B92]) + [.K$4]" office:value-type="float" office:value="697.497566403849">
            <text:p>697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827.491551169021">
            <text:p>827</text:p>
          </table:table-cell>
          <table:table-cell table:formula="oooc:= 1 + ([.D$2]-1)*POWER(EXP([.D$3]/([.D$2]-1)); ([.$B93]-1))" office:value-type="percentage" office:value="0.987915393406793">
            <text:p>98.79%</text:p>
          </table:table-cell>
          <table:table-cell table:formula="oooc:=[.E$2]*POWER([.E$3];[.$B93]) + [.E$4]" office:value-type="float" office:value="911.940706285923">
            <text:p>912</text:p>
          </table:table-cell>
          <table:table-cell table:formula="oooc:=[.F$2]*POWER([.F$3];[.$B93]) + [.F$4]" office:value-type="float" office:value="16491.8310233804">
            <text:p>16492</text:p>
          </table:table-cell>
          <table:table-cell table:formula="oooc:=[.G$2]*POWER([.G$3];[.$B93]) + [.G$4]" office:value-type="float" office:value="1542.72123903099">
            <text:p>1543</text:p>
          </table:table-cell>
          <table:table-cell table:formula="oooc:= 1 + ([.H$2]-1)*POWER(EXP([.H$3]/([.H$2]-1)); [.$B93]-1)" office:value-type="percentage" office:value="0.299836682597752">
            <text:p>29.98%</text:p>
          </table:table-cell>
          <table:table-cell table:formula="oooc:=[.I$2]*POWER([.I$3];[.$B93]) + [.I$4]" office:value-type="float" office:value="1445.86021454579">
            <text:p>1446</text:p>
          </table:table-cell>
          <table:table-cell table:formula="oooc:=[.J$2]*POWER([.J$3];[.$B93]) + [.J$4]" office:value-type="float" office:value="992.389861402825">
            <text:p>992</text:p>
          </table:table-cell>
          <table:table-cell table:formula="oooc:=[.K$2]*POWER([.K$3];[.$B93]) + [.K$4]" office:value-type="float" office:value="746.042396052119">
            <text:p>746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885.205959750853">
            <text:p>885</text:p>
          </table:table-cell>
          <table:table-cell table:formula="oooc:= 1 + ([.D$2]-1)*POWER(EXP([.D$3]/([.D$2]-1)); ([.$B94]-1))" office:value-type="percentage" office:value="0.988339370416747">
            <text:p>98.83%</text:p>
          </table:table-cell>
          <table:table-cell table:formula="oooc:=[.E$2]*POWER([.E$3];[.$B94]) + [.E$4]" office:value-type="float" office:value="975.426555725938">
            <text:p>975</text:p>
          </table:table-cell>
          <table:table-cell table:formula="oooc:=[.F$2]*POWER([.F$3];[.$B94]) + [.F$4]" office:value-type="float" office:value="17646.1191950171">
            <text:p>17646</text:p>
          </table:table-cell>
          <table:table-cell table:formula="oooc:=[.G$2]*POWER([.G$3];[.$B94]) + [.G$4]" office:value-type="float" office:value="1619.60730098254">
            <text:p>1620</text:p>
          </table:table-cell>
          <table:table-cell table:formula="oooc:= 1 + ([.H$2]-1)*POWER(EXP([.H$3]/([.H$2]-1)); [.$B94]-1)" office:value-type="percentage" office:value="0.302091634968871">
            <text:p>30.21%</text:p>
          </table:table-cell>
          <table:table-cell table:formula="oooc:=[.I$2]*POWER([.I$3];[.$B94]) + [.I$4]" office:value-type="float" office:value="1546.86042956399">
            <text:p>1547</text:p>
          </table:table-cell>
          <table:table-cell table:formula="oooc:=[.J$2]*POWER([.J$3];[.$B94]) + [.J$4]" office:value-type="float" office:value="1061.64715170102">
            <text:p>1062</text:p>
          </table:table-cell>
          <table:table-cell table:formula="oooc:=[.K$2]*POWER([.K$3];[.$B94]) + [.K$4]" office:value-type="float" office:value="797.985363775767">
            <text:p>798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946.960376933412">
            <text:p>947</text:p>
          </table:table-cell>
          <table:table-cell table:formula="oooc:= 1 + ([.D$2]-1)*POWER(EXP([.D$3]/([.D$2]-1)); ([.$B95]-1))" office:value-type="percentage" office:value="0.988748472593699">
            <text:p>98.87%</text:p>
          </table:table-cell>
          <table:table-cell table:formula="oooc:=[.E$2]*POWER([.E$3];[.$B95]) + [.E$4]" office:value-type="float" office:value="1043.35641462675">
            <text:p>1043</text:p>
          </table:table-cell>
          <table:table-cell table:formula="oooc:=[.F$2]*POWER([.F$3];[.$B95]) + [.F$4]" office:value-type="float" office:value="18881.2075386682">
            <text:p>18881</text:p>
          </table:table-cell>
          <table:table-cell table:formula="oooc:=[.G$2]*POWER([.G$3];[.$B95]) + [.G$4]" office:value-type="float" office:value="1700.33766603166">
            <text:p>1700</text:p>
          </table:table-cell>
          <table:table-cell table:formula="oooc:= 1 + ([.H$2]-1)*POWER(EXP([.H$3]/([.H$2]-1)); [.$B95]-1)" office:value-type="percentage" office:value="0.3043393250198">
            <text:p>30.43%</text:p>
          </table:table-cell>
          <table:table-cell table:formula="oooc:=[.I$2]*POWER([.I$3];[.$B95]) + [.I$4]" office:value-type="float" office:value="1654.93065963347">
            <text:p>1655</text:p>
          </table:table-cell>
          <table:table-cell table:formula="oooc:=[.J$2]*POWER([.J$3];[.$B95]) + [.J$4]" office:value-type="float" office:value="1135.75245232009">
            <text:p>1136</text:p>
          </table:table-cell>
          <table:table-cell table:formula="oooc:=[.K$2]*POWER([.K$3];[.$B95]) + [.K$4]" office:value-type="float" office:value="853.564339240071">
            <text:p>854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1013.03760331875">
            <text:p>1013</text:p>
          </table:table-cell>
          <table:table-cell table:formula="oooc:= 1 + ([.D$2]-1)*POWER(EXP([.D$3]/([.D$2]-1)); ([.$B96]-1))" office:value-type="percentage" office:value="0.989143221807118">
            <text:p>98.91%</text:p>
          </table:table-cell>
          <table:table-cell table:formula="oooc:=[.E$2]*POWER([.E$3];[.$B96]) + [.E$4]" office:value-type="float" office:value="1116.04136365063">
            <text:p>1116</text:p>
          </table:table-cell>
          <table:table-cell table:formula="oooc:=[.F$2]*POWER([.F$3];[.$B96]) + [.F$4]" office:value-type="float" office:value="20202.752066375">
            <text:p>20203</text:p>
          </table:table-cell>
          <table:table-cell table:formula="oooc:=[.G$2]*POWER([.G$3];[.$B96]) + [.G$4]" office:value-type="float" office:value="1785.10454933325">
            <text:p>1785</text:p>
          </table:table-cell>
          <table:table-cell table:formula="oooc:= 1 + ([.H$2]-1)*POWER(EXP([.H$3]/([.H$2]-1)); [.$B96]-1)" office:value-type="percentage" office:value="0.306579776139634">
            <text:p>30.66%</text:p>
          </table:table-cell>
          <table:table-cell table:formula="oooc:=[.I$2]*POWER([.I$3];[.$B96]) + [.I$4]" office:value-type="float" office:value="1770.56580580781">
            <text:p>1771</text:p>
          </table:table-cell>
          <table:table-cell table:formula="oooc:=[.J$2]*POWER([.J$3];[.$B96]) + [.J$4]" office:value-type="float" office:value="1215.0451239825">
            <text:p>1215</text:p>
          </table:table-cell>
          <table:table-cell table:formula="oooc:=[.K$2]*POWER([.K$3];[.$B96]) + [.K$4]" office:value-type="float" office:value="913.033842986876">
            <text:p>913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1083.74023555106">
            <text:p>1084</text:p>
          </table:table-cell>
          <table:table-cell table:formula="oooc:= 1 + ([.D$2]-1)*POWER(EXP([.D$3]/([.D$2]-1)); ([.$B97]-1))" office:value-type="percentage" office:value="0.989524121617174">
            <text:p>98.95%</text:p>
          </table:table-cell>
          <table:table-cell table:formula="oooc:=[.E$2]*POWER([.E$3];[.$B97]) + [.E$4]" office:value-type="float" office:value="1193.81425910617">
            <text:p>1194</text:p>
          </table:table-cell>
          <table:table-cell table:formula="oooc:=[.F$2]*POWER([.F$3];[.$B97]) + [.F$4]" office:value-type="float" office:value="21616.8047110213">
            <text:p>21617</text:p>
          </table:table-cell>
          <table:table-cell table:formula="oooc:=[.G$2]*POWER([.G$3];[.$B97]) + [.G$4]" office:value-type="float" office:value="1874.10977679991">
            <text:p>1874</text:p>
          </table:table-cell>
          <table:table-cell table:formula="oooc:= 1 + ([.H$2]-1)*POWER(EXP([.H$3]/([.H$2]-1)); [.$B97]-1)" office:value-type="percentage" office:value="0.308813011642141">
            <text:p>30.88%</text:p>
          </table:table-cell>
          <table:table-cell table:formula="oooc:=[.I$2]*POWER([.I$3];[.$B97]) + [.I$4]" office:value-type="float" office:value="1894.29541221436">
            <text:p>1894</text:p>
          </table:table-cell>
          <table:table-cell table:formula="oooc:=[.J$2]*POWER([.J$3];[.$B97]) + [.J$4]" office:value-type="float" office:value="1299.88828266128">
            <text:p>1300</text:p>
          </table:table-cell>
          <table:table-cell table:formula="oooc:=[.K$2]*POWER([.K$3];[.$B97]) + [.K$4]" office:value-type="float" office:value="976.666211995957">
            <text:p>977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1159.39205203964">
            <text:p>1159</text:p>
          </table:table-cell>
          <table:table-cell table:formula="oooc:= 1 + ([.D$2]-1)*POWER(EXP([.D$3]/([.D$2]-1)); ([.$B98]-1))" office:value-type="percentage" office:value="0.989891657917105">
            <text:p>98.99%</text:p>
          </table:table-cell>
          <table:table-cell table:formula="oooc:=[.E$2]*POWER([.E$3];[.$B98]) + [.E$4]" office:value-type="float" office:value="1277.0312572436">
            <text:p>1277</text:p>
          </table:table-cell>
          <table:table-cell table:formula="oooc:=[.F$2]*POWER([.F$3];[.$B98]) + [.F$4]" office:value-type="float" office:value="23129.8410407928">
            <text:p>23130</text:p>
          </table:table-cell>
          <table:table-cell table:formula="oooc:=[.G$2]*POWER([.G$3];[.$B98]) + [.G$4]" office:value-type="float" office:value="1967.5652656399">
            <text:p>1968</text:p>
          </table:table-cell>
          <table:table-cell table:formula="oooc:= 1 + ([.H$2]-1)*POWER(EXP([.H$3]/([.H$2]-1)); [.$B98]-1)" office:value-type="percentage" office:value="0.311039054766003">
            <text:p>31.10%</text:p>
          </table:table-cell>
          <table:table-cell table:formula="oooc:=[.I$2]*POWER([.I$3];[.$B98]) + [.I$4]" office:value-type="float" office:value="2026.68609106937">
            <text:p>2027</text:p>
          </table:table-cell>
          <table:table-cell table:formula="oooc:=[.J$2]*POWER([.J$3];[.$B98]) + [.J$4]" office:value-type="float" office:value="1390.67046244757">
            <text:p>1391</text:p>
          </table:table-cell>
          <table:table-cell table:formula="oooc:=[.K$2]*POWER([.K$3];[.$B98]) + [.K$4]" office:value-type="float" office:value="1044.75284683567">
            <text:p>1045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1240.33949568241">
            <text:p>1240</text:p>
          </table:table-cell>
          <table:table-cell table:formula="oooc:= 1 + ([.D$2]-1)*POWER(EXP([.D$3]/([.D$2]-1)); ([.$B99]-1))" office:value-type="percentage" office:value="0.990246299553045">
            <text:p>99.02%</text:p>
          </table:table-cell>
          <table:table-cell table:formula="oooc:=[.E$2]*POWER([.E$3];[.$B99]) + [.E$4]" office:value-type="float" office:value="1366.07344525065">
            <text:p>1366</text:p>
          </table:table-cell>
          <table:table-cell table:formula="oooc:=[.F$2]*POWER([.F$3];[.$B99]) + [.F$4]" office:value-type="float" office:value="24748.7899136483">
            <text:p>24749</text:p>
          </table:table-cell>
          <table:table-cell table:formula="oooc:=[.G$2]*POWER([.G$3];[.$B99]) + [.G$4]" office:value-type="float" office:value="2065.6935289219">
            <text:p>2066</text:p>
          </table:table-cell>
          <table:table-cell table:formula="oooc:= 1 + ([.H$2]-1)*POWER(EXP([.H$3]/([.H$2]-1)); [.$B99]-1)" office:value-type="percentage" office:value="0.313257928675062">
            <text:p>31.33%</text:p>
          </table:table-cell>
          <table:table-cell table:formula="oooc:=[.I$2]*POWER([.I$3];[.$B99]) + [.I$4]" office:value-type="float" office:value="2168.34411744422">
            <text:p>2168</text:p>
          </table:table-cell>
          <table:table-cell table:formula="oooc:=[.J$2]*POWER([.J$3];[.$B99]) + [.J$4]" office:value-type="float" office:value="1487.8073948189">
            <text:p>1488</text:p>
          </table:table-cell>
          <table:table-cell table:formula="oooc:=[.K$2]*POWER([.K$3];[.$B99]) + [.K$4]" office:value-type="float" office:value="1117.60554611417">
            <text:p>1118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1326.95326038018">
            <text:p>1327</text:p>
          </table:table-cell>
          <table:table-cell table:formula="oooc:= 1 + ([.D$2]-1)*POWER(EXP([.D$3]/([.D$2]-1)); ([.$B100]-1))" office:value-type="percentage" office:value="0.990588498922101">
            <text:p>99.06%</text:p>
          </table:table-cell>
          <table:table-cell table:formula="oooc:=[.E$2]*POWER([.E$3];[.$B100]) + [.E$4]" office:value-type="float" office:value="1461.3485864182">
            <text:p>1461</text:p>
          </table:table-cell>
          <table:table-cell table:formula="oooc:=[.F$2]*POWER([.F$3];[.$B100]) + [.F$4]" office:value-type="float" office:value="26481.0652076036">
            <text:p>26481</text:p>
          </table:table-cell>
          <table:table-cell table:formula="oooc:=[.G$2]*POWER([.G$3];[.$B100]) + [.G$4]" office:value-type="float" office:value="2168.72820536799">
            <text:p>2169</text:p>
          </table:table-cell>
          <table:table-cell table:formula="oooc:= 1 + ([.H$2]-1)*POWER(EXP([.H$3]/([.H$2]-1)); [.$B100]-1)" office:value-type="percentage" office:value="0.315469656458555">
            <text:p>31.55%</text:p>
          </table:table-cell>
          <table:table-cell table:formula="oooc:=[.I$2]*POWER([.I$3];[.$B100]) + [.I$4]" office:value-type="float" office:value="2319.91820566532">
            <text:p>2320</text:p>
          </table:table-cell>
          <table:table-cell table:formula="oooc:=[.J$2]*POWER([.J$3];[.$B100]) + [.J$4]" office:value-type="float" office:value="1591.74391245622">
            <text:p>1592</text:p>
          </table:table-cell>
          <table:table-cell table:formula="oooc:=[.K$2]*POWER([.K$3];[.$B100]) + [.K$4]" office:value-type="float" office:value="1195.55793434216">
            <text:p>1196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1419.62998860679">
            <text:p>1420</text:p>
          </table:table-cell>
          <table:table-cell table:formula="oooc:= 1 + ([.D$2]-1)*POWER(EXP([.D$3]/([.D$2]-1)); ([.$B101]-1))" office:value-type="percentage" office:value="0.990918692549457">
            <text:p>99.09%</text:p>
          </table:table-cell>
          <table:table-cell table:formula="oooc:=[.E$2]*POWER([.E$3];[.$B101]) + [.E$4]" office:value-type="float" office:value="1563.29298746747">
            <text:p>1563</text:p>
          </table:table-cell>
          <table:table-cell table:formula="oooc:=[.F$2]*POWER([.F$3];[.$B101]) + [.F$4]" office:value-type="float" office:value="28334.5997721359">
            <text:p>28335</text:p>
          </table:table-cell>
          <table:table-cell table:formula="oooc:=[.G$2]*POWER([.G$3];[.$B101]) + [.G$4]" office:value-type="float" office:value="2276.91461563639">
            <text:p>2277</text:p>
          </table:table-cell>
          <table:table-cell table:formula="oooc:= 1 + ([.H$2]-1)*POWER(EXP([.H$3]/([.H$2]-1)); [.$B101]-1)" office:value-type="percentage" office:value="0.317674261131359">
            <text:p>31.77%</text:p>
          </table:table-cell>
          <table:table-cell table:formula="oooc:=[.I$2]*POWER([.I$3];[.$B101]) + [.I$4]" office:value-type="float" office:value="2482.10248006189">
            <text:p>2482</text:p>
          </table:table-cell>
          <table:table-cell table:formula="oooc:=[.J$2]*POWER([.J$3];[.$B101]) + [.J$4]" office:value-type="float" office:value="1702.95598632815">
            <text:p>1703</text:p>
          </table:table-cell>
          <table:table-cell table:formula="oooc:=[.K$2]*POWER([.K$3];[.$B101]) + [.K$4]" office:value-type="float" office:value="1278.96698974612">
            <text:p>1279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1518.79408780927">
            <text:p>1519</text:p>
          </table:table-cell>
          <table:table-cell table:formula="oooc:= 1 + ([.D$2]-1)*POWER(EXP([.D$3]/([.D$2]-1)); ([.$B102]-1))" office:value-type="percentage" office:value="0.991237301645224">
            <text:p>99.12%</text:p>
          </table:table-cell>
          <table:table-cell table:formula="oooc:=[.E$2]*POWER([.E$3];[.$B102]) + [.E$4]" office:value-type="float" office:value="1672.3734965902">
            <text:p>1672</text:p>
          </table:table-cell>
          <table:table-cell table:formula="oooc:=[.F$2]*POWER([.F$3];[.$B102]) + [.F$4]" office:value-type="float" office:value="30317.8817561854">
            <text:p>30318</text:p>
          </table:table-cell>
          <table:table-cell table:formula="oooc:=[.G$2]*POWER([.G$3];[.$B102]) + [.G$4]" office:value-type="float" office:value="2390.51034641821">
            <text:p>2391</text:p>
          </table:table-cell>
          <table:table-cell table:formula="oooc:= 1 + ([.H$2]-1)*POWER(EXP([.H$3]/([.H$2]-1)); [.$B102]-1)" office:value-type="percentage" office:value="0.319871765634231">
            <text:p>31.99%</text:p>
          </table:table-cell>
          <table:table-cell table:formula="oooc:=[.I$2]*POWER([.I$3];[.$B102]) + [.I$4]" office:value-type="float" office:value="2655.63965366622">
            <text:p>2656</text:p>
          </table:table-cell>
          <table:table-cell table:formula="oooc:=[.J$2]*POWER([.J$3];[.$B102]) + [.J$4]" office:value-type="float" office:value="1821.95290537112">
            <text:p>1822</text:p>
          </table:table-cell>
          <table:table-cell table:formula="oooc:=[.K$2]*POWER([.K$3];[.$B102]) + [.K$4]" office:value-type="float" office:value="1368.21467902834">
            <text:p>1368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1624.89967395592">
            <text:p>1625</text:p>
          </table:table-cell>
          <table:table-cell table:formula="oooc:= 1 + ([.D$2]-1)*POWER(EXP([.D$3]/([.D$2]-1)); ([.$B103]-1))" office:value-type="percentage" office:value="0.991544732641751">
            <text:p>99.15%</text:p>
          </table:table-cell>
          <table:table-cell table:formula="oooc:=[.E$2]*POWER([.E$3];[.$B103]) + [.E$4]" office:value-type="float" office:value="1789.08964135151">
            <text:p>1789</text:p>
          </table:table-cell>
          <table:table-cell table:formula="oooc:=[.F$2]*POWER([.F$3];[.$B103]) + [.F$4]" office:value-type="float" office:value="32439.9934791184">
            <text:p>32440</text:p>
          </table:table-cell>
          <table:table-cell table:formula="oooc:=[.G$2]*POWER([.G$3];[.$B103]) + [.G$4]" office:value-type="float" office:value="2509.78586373912">
            <text:p>2510</text:p>
          </table:table-cell>
          <table:table-cell table:formula="oooc:= 1 + ([.H$2]-1)*POWER(EXP([.H$3]/([.H$2]-1)); [.$B103]-1)" office:value-type="percentage" office:value="0.322062192834042">
            <text:p>32.21%</text:p>
          </table:table-cell>
          <table:table-cell table:formula="oooc:=[.I$2]*POWER([.I$3];[.$B103]) + [.I$4]" office:value-type="float" office:value="2841.32442942286">
            <text:p>2841</text:p>
          </table:table-cell>
          <table:table-cell table:formula="oooc:=[.J$2]*POWER([.J$3];[.$B103]) + [.J$4]" office:value-type="float" office:value="1949.2796087471">
            <text:p>1949</text:p>
          </table:table-cell>
          <table:table-cell table:formula="oooc:=[.K$2]*POWER([.K$3];[.$B103]) + [.K$4]" office:value-type="float" office:value="1463.70970656033">
            <text:p>1464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1738.43265113283">
            <text:p>1738</text:p>
          </table:table-cell>
          <table:table-cell table:formula="oooc:= 1 + ([.D$2]-1)*POWER(EXP([.D$3]/([.D$2]-1)); ([.$B104]-1))" office:value-type="percentage" office:value="0.991841377712094">
            <text:p>99.18%</text:p>
          </table:table-cell>
          <table:table-cell table:formula="oooc:=[.E$2]*POWER([.E$3];[.$B104]) + [.E$4]" office:value-type="float" office:value="1913.97591624612">
            <text:p>1914</text:p>
          </table:table-cell>
          <table:table-cell table:formula="oooc:=[.F$2]*POWER([.F$3];[.$B104]) + [.F$4]" office:value-type="float" office:value="34710.6530226567">
            <text:p>34711</text:p>
          </table:table-cell>
          <table:table-cell table:formula="oooc:=[.G$2]*POWER([.G$3];[.$B104]) + [.G$4]" office:value-type="float" office:value="2635.02515692608">
            <text:p>2635</text:p>
          </table:table-cell>
          <table:table-cell table:formula="oooc:= 1 + ([.H$2]-1)*POWER(EXP([.H$3]/([.H$2]-1)); [.$B104]-1)" office:value-type="percentage" office:value="0.32424556552402">
            <text:p>32.42%</text:p>
          </table:table-cell>
          <table:table-cell table:formula="oooc:=[.I$2]*POWER([.I$3];[.$B104]) + [.I$4]" office:value-type="float" office:value="3040.00713948246">
            <text:p>3040</text:p>
          </table:table-cell>
          <table:table-cell table:formula="oooc:=[.J$2]*POWER([.J$3];[.$B104]) + [.J$4]" office:value-type="float" office:value="2085.5191813594">
            <text:p>2086</text:p>
          </table:table-cell>
          <table:table-cell table:formula="oooc:=[.K$2]*POWER([.K$3];[.$B104]) + [.K$4]" office:value-type="float" office:value="1565.88938601955">
            <text:p>1566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9421.94381549336">
            <text:p>9422</text:p>
          </table:table-cell>
          <table:table-cell table:formula="oooc:= 1 + ([.D$2]-1)*POWER(EXP([.D$3]/([.D$2]-1)); ([.$B105]-1))" office:value-type="percentage" office:value="0.996659173689988">
            <text:p>99.67%</text:p>
          </table:table-cell>
          <table:table-cell table:formula="oooc:=[.E$2]*POWER([.E$3];[.$B105]) + [.E$4]" office:value-type="float" office:value="10365.8381970427">
            <text:p>10366</text:p>
          </table:table-cell>
          <table:table-cell table:formula="oooc:=[.F$2]*POWER([.F$3];[.$B105]) + [.F$4]" office:value-type="float" office:value="188380.876309867">
            <text:p>188381</text:p>
          </table:table-cell>
          <table:table-cell table:formula="oooc:=[.G$2]*POWER([.G$3];[.$B105]) + [.G$4]" office:value-type="float" office:value="8911.19868484632">
            <text:p>8911</text:p>
          </table:table-cell>
          <table:table-cell table:formula="oooc:= 1 + ([.H$2]-1)*POWER(EXP([.H$3]/([.H$2]-1)); [.$B105]-1)" office:value-type="percentage" office:value="0.376602357186856">
            <text:p>37.66%</text:p>
          </table:table-cell>
          <table:table-cell table:formula="oooc:=[.I$2]*POWER([.I$3];[.$B105]) + [.I$4]" office:value-type="float" office:value="16486.1516771134">
            <text:p>16486</text:p>
          </table:table-cell>
          <table:table-cell table:formula="oooc:=[.J$2]*POWER([.J$3];[.$B105]) + [.J$4]" office:value-type="float" office:value="11305.732578592">
            <text:p>11306</text:p>
          </table:table-cell>
          <table:table-cell table:formula="oooc:=[.K$2]*POWER([.K$3];[.$B105]) + [.K$4]" office:value-type="float" office:value="8481.04943394402">
            <text:p>8481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51123.6830996923">
            <text:p>51124</text:p>
          </table:table-cell>
          <table:table-cell table:formula="oooc:= 1 + ([.D$2]-1)*POWER(EXP([.D$3]/([.D$2]-1)); ([.$B106]-1))" office:value-type="percentage" office:value="0.998631984661159">
            <text:p>99.86%</text:p>
          </table:table-cell>
          <table:table-cell table:formula="oooc:=[.E$2]*POWER([.E$3];[.$B106]) + [.E$4]" office:value-type="float" office:value="56237.7514096616">
            <text:p>56238</text:p>
          </table:table-cell>
          <table:table-cell table:formula="oooc:=[.F$2]*POWER([.F$3];[.$B106]) + [.F$4]" office:value-type="float" office:value="1022415.66199385">
            <text:p>1022416</text:p>
          </table:table-cell>
          <table:table-cell table:formula="oooc:=[.G$2]*POWER([.G$3];[.$B106]) + [.G$4]" office:value-type="float" office:value="30164.549921061">
            <text:p>30165</text:p>
          </table:table-cell>
          <table:table-cell table:formula="oooc:= 1 + ([.H$2]-1)*POWER(EXP([.H$3]/([.H$2]-1)); [.$B106]-1)" office:value-type="percentage" office:value="0.424902595916598">
            <text:p>42.49%</text:p>
          </table:table-cell>
          <table:table-cell table:formula="oooc:=[.I$2]*POWER([.I$3];[.$B106]) + [.I$4]" office:value-type="float" office:value="89464.1954244616">
            <text:p>89464</text:p>
          </table:table-cell>
          <table:table-cell table:formula="oooc:=[.J$2]*POWER([.J$3];[.$B106]) + [.J$4]" office:value-type="float" office:value="61347.8197196308">
            <text:p>61348</text:p>
          </table:table-cell>
          <table:table-cell table:formula="oooc:=[.K$2]*POWER([.K$3];[.$B106]) + [.K$4]" office:value-type="float" office:value="46012.6147897231">
            <text:p>46013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1505866.24330897">
            <text:p>1505866</text:p>
          </table:table-cell>
          <table:table-cell table:formula="oooc:= 1 + ([.D$2]-1)*POWER(EXP([.D$3]/([.D$2]-1)); ([.$B107]-1))" office:value-type="percentage" office:value="0.999770614951733">
            <text:p>99.98%</text:p>
          </table:table-cell>
          <table:table-cell table:formula="oooc:=[.E$2]*POWER([.E$3];[.$B107]) + [.E$4]" office:value-type="float" office:value="1656454.56763987">
            <text:p>1656455</text:p>
          </table:table-cell>
          <table:table-cell table:formula="oooc:=[.F$2]*POWER([.F$3];[.$B107]) + [.F$4]" office:value-type="float" office:value="30117266.8661794">
            <text:p>30117267</text:p>
          </table:table-cell>
          <table:table-cell table:formula="oooc:=[.G$2]*POWER([.G$3];[.$B107]) + [.G$4]" office:value-type="float" office:value="345856.616303203">
            <text:p>345857</text:p>
          </table:table-cell>
          <table:table-cell table:formula="oooc:= 1 + ([.H$2]-1)*POWER(EXP([.H$3]/([.H$2]-1)); [.$B107]-1)" office:value-type="percentage" office:value="0.51056625408616">
            <text:p>51.06%</text:p>
          </table:table-cell>
          <table:table-cell table:formula="oooc:=[.I$2]*POWER([.I$3];[.$B107]) + [.I$4]" office:value-type="float" office:value="2635263.67579069">
            <text:p>2635264</text:p>
          </table:table-cell>
          <table:table-cell table:formula="oooc:=[.J$2]*POWER([.J$3];[.$B107]) + [.J$4]" office:value-type="float" office:value="1807038.89197076">
            <text:p>1807039</text:p>
          </table:table-cell>
          <table:table-cell table:formula="oooc:=[.K$2]*POWER([.K$3];[.$B107]) + [.K$4]" office:value-type="float" office:value="1355280.91897807">
            <text:p>1355281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1306662123.28959">
            <text:p>1306662123</text:p>
          </table:table-cell>
          <table:table-cell table:formula="oooc:= 1 + ([.D$2]-1)*POWER(EXP([.D$3]/([.D$2]-1)); ([.$B108]-1))" office:value-type="percentage" office:value="0.999993550688031">
            <text:p>100.00%</text:p>
          </table:table-cell>
          <table:table-cell table:formula="oooc:=[.E$2]*POWER([.E$3];[.$B108]) + [.E$4]" office:value-type="float" office:value="1437328337.31854">
            <text:p>1437328337</text:p>
          </table:table-cell>
          <table:table-cell table:formula="oooc:=[.F$2]*POWER([.F$3];[.$B108]) + [.F$4]" office:value-type="float" office:value="26133242407.7917">
            <text:p>26133242408</text:p>
          </table:table-cell>
          <table:table-cell table:formula="oooc:=[.G$2]*POWER([.G$3];[.$B108]) + [.G$4]" office:value-type="float" office:value="45479927.5720485">
            <text:p>45479928</text:p>
          </table:table-cell>
          <table:table-cell table:formula="oooc:= 1 + ([.H$2]-1)*POWER(EXP([.H$3]/([.H$2]-1)); [.$B108]-1)" office:value-type="percentage" office:value="0.645514140317835">
            <text:p>64.55%</text:p>
          </table:table-cell>
          <table:table-cell table:formula="oooc:=[.I$2]*POWER([.I$3];[.$B108]) + [.I$4]" office:value-type="float" office:value="2286658713.50677">
            <text:p>2286658714</text:p>
          </table:table-cell>
          <table:table-cell table:formula="oooc:=[.J$2]*POWER([.J$3];[.$B108]) + [.J$4]" office:value-type="float" office:value="1567994547.3475">
            <text:p>1567994547</text:p>
          </table:table-cell>
          <table:table-cell table:formula="oooc:=[.K$2]*POWER([.K$3];[.$B108]) + [.K$4]" office:value-type="float" office:value="1175995912.26063">
            <text:p>1175995912</text:p>
          </table:table-cell>
          <table:table-cell table:formula="oooc:=[.L$2]*POWER([.L$3];[.$B108]) + [.L$4]" office:value-type="float" office:value="1">
            <text:p>1</text:p>
          </table:table-cell>
        </table:table-row>
      </table:table>
      <table:table table:name="Thug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4">
            <text:p>4.0000</text:p>
          </table:table-cell>
          <table:table-cell table:style-name="ce7" office:value-type="float" office:value="0.8">
            <text:p>0.8000</text:p>
          </table:table-cell>
          <table:table-cell table:style-name="ce7" office:value-type="float" office:value="2.2">
            <text:p>2.2000</text:p>
          </table:table-cell>
          <table:table-cell table:style-name="ce7" office:value-type="float" office:value="65">
            <text:p>65.00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5">
            <text:p>0.05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1.25">
            <text:p>1.2500</text:p>
          </table:table-cell>
          <table:table-cell table:style-name="ce7" office:value-type="float" office:value="1.6">
            <text:p>1.6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04">
            <text:p>0.004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02">
            <text:p>0.0020</text:p>
          </table:table-cell>
          <table:table-cell table:style-name="ce7" office:value-type="float" office:value="0">
            <text:p>0.00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10.28">
            <text:p>10</text:p>
          </table:table-cell>
          <table:table-cell table:formula="oooc:= 1 + ([.D$2]-1)*POWER(EXP([.D$3]/([.D$2]-1)); ([.$B5]-1))" office:value-type="percentage" office:value="0.8">
            <text:p>80.00%</text:p>
          </table:table-cell>
          <table:table-cell table:formula="oooc:=[.E$2]*POWER([.E$3];[.$B5]) + [.E$4]" office:value-type="float" office:value="7.354">
            <text:p>7</text:p>
          </table:table-cell>
          <table:table-cell table:formula="oooc:=[.F$2]*POWER([.F$3];[.$B5]) + [.F$4]" office:value-type="float" office:value="74.55">
            <text:p>75</text:p>
          </table:table-cell>
          <table:table-cell table:formula="oooc:=[.G$2]*POWER([.G$3];[.$B5]) + [.G$4]" office:value-type="float" office:value="0">
            <text:p>0</text:p>
          </table:table-cell>
          <table:table-cell table:formula="oooc:= 1 + ([.H$2]-1)*POWER(EXP([.H$3]/([.H$2]-1)); [.$B5]-1)" office:value-type="percentage" office:value="0.05">
            <text:p>5.00%</text:p>
          </table:table-cell>
          <table:table-cell table:formula="oooc:=[.I$2]*POWER([.I$3];[.$B5]) + [.I$4]" office:value-type="float" office:value="0">
            <text:p>0</text:p>
          </table:table-cell>
          <table:table-cell table:formula="oooc:=[.J$2]*POWER([.J$3];[.$B5]) + [.J$4]" office:value-type="float" office:value="3.3375">
            <text:p>3</text:p>
          </table:table-cell>
          <table:table-cell table:formula="oooc:=[.K$2]*POWER([.K$3];[.$B5]) + [.K$4]" office:value-type="float" office:value="5.712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10.5796">
            <text:p>11</text:p>
          </table:table-cell>
          <table:table-cell table:formula="oooc:= 1 + ([.D$2]-1)*POWER(EXP([.D$3]/([.D$2]-1)); ([.$B6]-1))" office:value-type="percentage" office:value="0.803960265338649">
            <text:p>80.40%</text:p>
          </table:table-cell>
          <table:table-cell table:formula="oooc:=[.E$2]*POWER([.E$3];[.$B6]) + [.E$4]" office:value-type="float" office:value="7.51878">
            <text:p>8</text:p>
          </table:table-cell>
          <table:table-cell table:formula="oooc:=[.F$2]*POWER([.F$3];[.$B6]) + [.F$4]" office:value-type="float" office:value="79.4185">
            <text:p>79</text:p>
          </table:table-cell>
          <table:table-cell table:formula="oooc:=[.G$2]*POWER([.G$3];[.$B6]) + [.G$4]" office:value-type="float" office:value="0">
            <text:p>0</text:p>
          </table:table-cell>
          <table:table-cell table:formula="oooc:= 1 + ([.H$2]-1)*POWER(EXP([.H$3]/([.H$2]-1)); [.$B6]-1)" office:value-type="percentage" office:value="0.0519978962134425">
            <text:p>5.20%</text:p>
          </table:table-cell>
          <table:table-cell table:formula="oooc:=[.I$2]*POWER([.I$3];[.$B6]) + [.I$4]" office:value-type="float" office:value="0">
            <text:p>0</text:p>
          </table:table-cell>
          <table:table-cell table:formula="oooc:=[.J$2]*POWER([.J$3];[.$B6]) + [.J$4]" office:value-type="float" office:value="3.431125">
            <text:p>3</text:p>
          </table:table-cell>
          <table:table-cell table:formula="oooc:=[.K$2]*POWER([.K$3];[.$B6]) + [.K$4]" office:value-type="float" office:value="5.83184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10.900172">
            <text:p>11</text:p>
          </table:table-cell>
          <table:table-cell table:formula="oooc:= 1 + ([.D$2]-1)*POWER(EXP([.D$3]/([.D$2]-1)); ([.$B7]-1))" office:value-type="percentage" office:value="0.807842112169535">
            <text:p>80.78%</text:p>
          </table:table-cell>
          <table:table-cell table:formula="oooc:=[.E$2]*POWER([.E$3];[.$B7]) + [.E$4]" office:value-type="float" office:value="7.6950946">
            <text:p>8</text:p>
          </table:table-cell>
          <table:table-cell table:formula="oooc:=[.F$2]*POWER([.F$3];[.$B7]) + [.F$4]" office:value-type="float" office:value="84.627795">
            <text:p>85</text:p>
          </table:table-cell>
          <table:table-cell table:formula="oooc:=[.G$2]*POWER([.G$3];[.$B7]) + [.G$4]" office:value-type="float" office:value="0">
            <text:p>0</text:p>
          </table:table-cell>
          <table:table-cell table:formula="oooc:= 1 + ([.H$2]-1)*POWER(EXP([.H$3]/([.H$2]-1)); [.$B7]-1)" office:value-type="percentage" office:value="0.0539915907539591">
            <text:p>5.40%</text:p>
          </table:table-cell>
          <table:table-cell table:formula="oooc:=[.I$2]*POWER([.I$3];[.$B7]) + [.I$4]" office:value-type="float" office:value="0">
            <text:p>0</text:p>
          </table:table-cell>
          <table:table-cell table:formula="oooc:=[.J$2]*POWER([.J$3];[.$B7]) + [.J$4]" office:value-type="float" office:value="3.53130375">
            <text:p>4</text:p>
          </table:table-cell>
          <table:table-cell table:formula="oooc:=[.K$2]*POWER([.K$3];[.$B7]) + [.K$4]" office:value-type="float" office:value="5.9600688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11.24318404">
            <text:p>11</text:p>
          </table:table-cell>
          <table:table-cell table:formula="oooc:= 1 + ([.D$2]-1)*POWER(EXP([.D$3]/([.D$2]-1)); ([.$B8]-1))" office:value-type="percentage" office:value="0.81164709328315">
            <text:p>81.16%</text:p>
          </table:table-cell>
          <table:table-cell table:formula="oooc:=[.E$2]*POWER([.E$3];[.$B8]) + [.E$4]" office:value-type="float" office:value="7.883751222">
            <text:p>8</text:p>
          </table:table-cell>
          <table:table-cell table:formula="oooc:=[.F$2]*POWER([.F$3];[.$B8]) + [.F$4]" office:value-type="float" office:value="90.20174065">
            <text:p>90</text:p>
          </table:table-cell>
          <table:table-cell table:formula="oooc:=[.G$2]*POWER([.G$3];[.$B8]) + [.G$4]" office:value-type="float" office:value="0">
            <text:p>0</text:p>
          </table:table-cell>
          <table:table-cell table:formula="oooc:= 1 + ([.H$2]-1)*POWER(EXP([.H$3]/([.H$2]-1)); [.$B8]-1)" office:value-type="percentage" office:value="0.0559810924578722">
            <text:p>5.60%</text:p>
          </table:table-cell>
          <table:table-cell table:formula="oooc:=[.I$2]*POWER([.I$3];[.$B8]) + [.I$4]" office:value-type="float" office:value="0">
            <text:p>0</text:p>
          </table:table-cell>
          <table:table-cell table:formula="oooc:=[.J$2]*POWER([.J$3];[.$B8]) + [.J$4]" office:value-type="float" office:value="3.6384950125">
            <text:p>4</text:p>
          </table:table-cell>
          <table:table-cell table:formula="oooc:=[.K$2]*POWER([.K$3];[.$B8]) + [.K$4]" office:value-type="float" office:value="6.097273616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11.6102069228">
            <text:p>12</text:p>
          </table:table-cell>
          <table:table-cell table:formula="oooc:= 1 + ([.D$2]-1)*POWER(EXP([.D$3]/([.D$2]-1)); ([.$B9]-1))" office:value-type="percentage" office:value="0.815376730722673">
            <text:p>81.54%</text:p>
          </table:table-cell>
          <table:table-cell table:formula="oooc:=[.E$2]*POWER([.E$3];[.$B9]) + [.E$4]" office:value-type="float" office:value="8.08561380754">
            <text:p>8</text:p>
          </table:table-cell>
          <table:table-cell table:formula="oooc:=[.F$2]*POWER([.F$3];[.$B9]) + [.F$4]" office:value-type="float" office:value="96.1658624955">
            <text:p>96</text:p>
          </table:table-cell>
          <table:table-cell table:formula="oooc:=[.G$2]*POWER([.G$3];[.$B9]) + [.G$4]" office:value-type="float" office:value="0">
            <text:p>0</text:p>
          </table:table-cell>
          <table:table-cell table:formula="oooc:= 1 + ([.H$2]-1)*POWER(EXP([.H$3]/([.H$2]-1)); [.$B9]-1)" office:value-type="percentage" office:value="0.0579664101429213">
            <text:p>5.80%</text:p>
          </table:table-cell>
          <table:table-cell table:formula="oooc:=[.I$2]*POWER([.I$3];[.$B9]) + [.I$4]" office:value-type="float" office:value="0">
            <text:p>0</text:p>
          </table:table-cell>
          <table:table-cell table:formula="oooc:=[.J$2]*POWER([.J$3];[.$B9]) + [.J$4]" office:value-type="float" office:value="3.753189663375">
            <text:p>4</text:p>
          </table:table-cell>
          <table:table-cell table:formula="oooc:=[.K$2]*POWER([.K$3];[.$B9]) + [.K$4]" office:value-type="float" office:value="6.24408276912">
            <text:p>6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12.002921407396">
            <text:p>12</text:p>
          </table:table-cell>
          <table:table-cell table:formula="oooc:= 1 + ([.D$2]-1)*POWER(EXP([.D$3]/([.D$2]-1)); ([.$B10]-1))" office:value-type="percentage" office:value="0.819032516392808">
            <text:p>81.90%</text:p>
          </table:table-cell>
          <table:table-cell table:formula="oooc:=[.E$2]*POWER([.E$3];[.$B10]) + [.E$4]" office:value-type="float" office:value="8.3016067740678">
            <text:p>8</text:p>
          </table:table-cell>
          <table:table-cell table:formula="oooc:=[.F$2]*POWER([.F$3];[.$B10]) + [.F$4]" office:value-type="float" office:value="102.547472870185">
            <text:p>103</text:p>
          </table:table-cell>
          <table:table-cell table:formula="oooc:=[.G$2]*POWER([.G$3];[.$B10]) + [.G$4]" office:value-type="float" office:value="0">
            <text:p>0</text:p>
          </table:table-cell>
          <table:table-cell table:formula="oooc:= 1 + ([.H$2]-1)*POWER(EXP([.H$3]/([.H$2]-1)); [.$B10]-1)" office:value-type="percentage" office:value="0.0599475526083013">
            <text:p>5.99%</text:p>
          </table:table-cell>
          <table:table-cell table:formula="oooc:=[.I$2]*POWER([.I$3];[.$B10]) + [.I$4]" office:value-type="float" office:value="0">
            <text:p>0</text:p>
          </table:table-cell>
          <table:table-cell table:formula="oooc:=[.J$2]*POWER([.J$3];[.$B10]) + [.J$4]" office:value-type="float" office:value="3.87591293981125">
            <text:p>4</text:p>
          </table:table-cell>
          <table:table-cell table:formula="oooc:=[.K$2]*POWER([.K$3];[.$B10]) + [.K$4]" office:value-type="float" office:value="6.4011685629584">
            <text:p>6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12.4231259059137">
            <text:p>12</text:p>
          </table:table-cell>
          <table:table-cell table:formula="oooc:= 1 + ([.D$2]-1)*POWER(EXP([.D$3]/([.D$2]-1)); ([.$B11]-1))" office:value-type="percentage" office:value="0.822615912656569">
            <text:p>82.26%</text:p>
          </table:table-cell>
          <table:table-cell table:formula="oooc:=[.E$2]*POWER([.E$3];[.$B11]) + [.E$4]" office:value-type="float" office:value="8.53271924825255">
            <text:p>9</text:p>
          </table:table-cell>
          <table:table-cell table:formula="oooc:=[.F$2]*POWER([.F$3];[.$B11]) + [.F$4]" office:value-type="float" office:value="109.375795971098">
            <text:p>109</text:p>
          </table:table-cell>
          <table:table-cell table:formula="oooc:=[.G$2]*POWER([.G$3];[.$B11]) + [.G$4]" office:value-type="float" office:value="0">
            <text:p>0</text:p>
          </table:table-cell>
          <table:table-cell table:formula="oooc:= 1 + ([.H$2]-1)*POWER(EXP([.H$3]/([.H$2]-1)); [.$B11]-1)" office:value-type="percentage" office:value="0.0619245286347027">
            <text:p>6.19%</text:p>
          </table:table-cell>
          <table:table-cell table:formula="oooc:=[.I$2]*POWER([.I$3];[.$B11]) + [.I$4]" office:value-type="float" office:value="0">
            <text:p>0</text:p>
          </table:table-cell>
          <table:table-cell table:formula="oooc:=[.J$2]*POWER([.J$3];[.$B11]) + [.J$4]" office:value-type="float" office:value="4.00722684559804">
            <text:p>4</text:p>
          </table:table-cell>
          <table:table-cell table:formula="oooc:=[.K$2]*POWER([.K$3];[.$B11]) + [.K$4]" office:value-type="float" office:value="6.56925036236549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12.8727447193277">
            <text:p>13</text:p>
          </table:table-cell>
          <table:table-cell table:formula="oooc:= 1 + ([.D$2]-1)*POWER(EXP([.D$3]/([.D$2]-1)); ([.$B12]-1))" office:value-type="percentage" office:value="0.826128352920239">
            <text:p>82.61%</text:p>
          </table:table-cell>
          <table:table-cell table:formula="oooc:=[.E$2]*POWER([.E$3];[.$B12]) + [.E$4]" office:value-type="float" office:value="8.78000959563023">
            <text:p>9</text:p>
          </table:table-cell>
          <table:table-cell table:formula="oooc:=[.F$2]*POWER([.F$3];[.$B12]) + [.F$4]" office:value-type="float" office:value="116.682101689075">
            <text:p>117</text:p>
          </table:table-cell>
          <table:table-cell table:formula="oooc:=[.G$2]*POWER([.G$3];[.$B12]) + [.G$4]" office:value-type="float" office:value="0">
            <text:p>0</text:p>
          </table:table-cell>
          <table:table-cell table:formula="oooc:= 1 + ([.H$2]-1)*POWER(EXP([.H$3]/([.H$2]-1)); [.$B12]-1)" office:value-type="percentage" office:value="0.0638973469843489">
            <text:p>6.39%</text:p>
          </table:table-cell>
          <table:table-cell table:formula="oooc:=[.I$2]*POWER([.I$3];[.$B12]) + [.I$4]" office:value-type="float" office:value="0">
            <text:p>0</text:p>
          </table:table-cell>
          <table:table-cell table:formula="oooc:=[.J$2]*POWER([.J$3];[.$B12]) + [.J$4]" office:value-type="float" office:value="4.1477327247899">
            <text:p>4</text:p>
          </table:table-cell>
          <table:table-cell table:formula="oooc:=[.K$2]*POWER([.K$3];[.$B12]) + [.K$4]" office:value-type="float" office:value="6.74909788773107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13.3538368496806">
            <text:p>13</text:p>
          </table:table-cell>
          <table:table-cell table:formula="oooc:= 1 + ([.D$2]-1)*POWER(EXP([.D$3]/([.D$2]-1)); ([.$B13]-1))" office:value-type="percentage" office:value="0.829571242206758">
            <text:p>82.96%</text:p>
          </table:table-cell>
          <table:table-cell table:formula="oooc:=[.E$2]*POWER([.E$3];[.$B13]) + [.E$4]" office:value-type="float" office:value="9.04461026732434">
            <text:p>9</text:p>
          </table:table-cell>
          <table:table-cell table:formula="oooc:=[.F$2]*POWER([.F$3];[.$B13]) + [.F$4]" office:value-type="float" office:value="124.49984880731">
            <text:p>124</text:p>
          </table:table-cell>
          <table:table-cell table:formula="oooc:=[.G$2]*POWER([.G$3];[.$B13]) + [.G$4]" office:value-type="float" office:value="0">
            <text:p>0</text:p>
          </table:table-cell>
          <table:table-cell table:formula="oooc:= 1 + ([.H$2]-1)*POWER(EXP([.H$3]/([.H$2]-1)); [.$B13]-1)" office:value-type="percentage" office:value="0.0658660164010368">
            <text:p>6.59%</text:p>
          </table:table-cell>
          <table:table-cell table:formula="oooc:=[.I$2]*POWER([.I$3];[.$B13]) + [.I$4]" office:value-type="float" office:value="0">
            <text:p>0</text:p>
          </table:table-cell>
          <table:table-cell table:formula="oooc:=[.J$2]*POWER([.J$3];[.$B13]) + [.J$4]" office:value-type="float" office:value="4.29807401552519">
            <text:p>4</text:p>
          </table:table-cell>
          <table:table-cell table:formula="oooc:=[.K$2]*POWER([.K$3];[.$B13]) + [.K$4]" office:value-type="float" office:value="6.94153473987225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13.8686054291583">
            <text:p>14</text:p>
          </table:table-cell>
          <table:table-cell table:formula="oooc:= 1 + ([.D$2]-1)*POWER(EXP([.D$3]/([.D$2]-1)); ([.$B14]-1))" office:value-type="percentage" office:value="0.832945957717746">
            <text:p>83.29%</text:p>
          </table:table-cell>
          <table:table-cell table:formula="oooc:=[.E$2]*POWER([.E$3];[.$B14]) + [.E$4]" office:value-type="float" office:value="9.32773298603705">
            <text:p>9</text:p>
          </table:table-cell>
          <table:table-cell table:formula="oooc:=[.F$2]*POWER([.F$3];[.$B14]) + [.F$4]" office:value-type="float" office:value="132.864838223822">
            <text:p>133</text:p>
          </table:table-cell>
          <table:table-cell table:formula="oooc:=[.G$2]*POWER([.G$3];[.$B14]) + [.G$4]" office:value-type="float" office:value="0">
            <text:p>0</text:p>
          </table:table-cell>
          <table:table-cell table:formula="oooc:= 1 + ([.H$2]-1)*POWER(EXP([.H$3]/([.H$2]-1)); [.$B14]-1)" office:value-type="percentage" office:value="0.0678305456101741">
            <text:p>6.78%</text:p>
          </table:table-cell>
          <table:table-cell table:formula="oooc:=[.I$2]*POWER([.I$3];[.$B14]) + [.I$4]" office:value-type="float" office:value="0">
            <text:p>0</text:p>
          </table:table-cell>
          <table:table-cell table:formula="oooc:=[.J$2]*POWER([.J$3];[.$B14]) + [.J$4]" office:value-type="float" office:value="4.45893919661196">
            <text:p>4</text:p>
          </table:table-cell>
          <table:table-cell table:formula="oooc:=[.K$2]*POWER([.K$3];[.$B14]) + [.K$4]" office:value-type="float" office:value="7.14744217166331">
            <text:p>7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14.4194078091993">
            <text:p>14</text:p>
          </table:table-cell>
          <table:table-cell table:formula="oooc:= 1 + ([.D$2]-1)*POWER(EXP([.D$3]/([.D$2]-1)); ([.$B15]-1))" office:value-type="percentage" office:value="0.836253849384404">
            <text:p>83.63%</text:p>
          </table:table-cell>
          <table:table-cell table:formula="oooc:=[.E$2]*POWER([.E$3];[.$B15]) + [.E$4]" office:value-type="float" office:value="9.63067429505964">
            <text:p>10</text:p>
          </table:table-cell>
          <table:table-cell table:formula="oooc:=[.F$2]*POWER([.F$3];[.$B15]) + [.F$4]" office:value-type="float" office:value="141.815376899489">
            <text:p>142</text:p>
          </table:table-cell>
          <table:table-cell table:formula="oooc:=[.G$2]*POWER([.G$3];[.$B15]) + [.G$4]" office:value-type="float" office:value="0">
            <text:p>0</text:p>
          </table:table-cell>
          <table:table-cell table:formula="oooc:= 1 + ([.H$2]-1)*POWER(EXP([.H$3]/([.H$2]-1)); [.$B15]-1)" office:value-type="percentage" office:value="0.0697909433188184">
            <text:p>6.98%</text:p>
          </table:table-cell>
          <table:table-cell table:formula="oooc:=[.I$2]*POWER([.I$3];[.$B15]) + [.I$4]" office:value-type="float" office:value="0">
            <text:p>0</text:p>
          </table:table-cell>
          <table:table-cell table:formula="oooc:=[.J$2]*POWER([.J$3];[.$B15]) + [.J$4]" office:value-type="float" office:value="4.6310649403748">
            <text:p>5</text:p>
          </table:table-cell>
          <table:table-cell table:formula="oooc:=[.K$2]*POWER([.K$3];[.$B15]) + [.K$4]" office:value-type="float" office:value="7.36776312367974">
            <text:p>7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15.0087663558433">
            <text:p>15</text:p>
          </table:table-cell>
          <table:table-cell table:formula="oooc:= 1 + ([.D$2]-1)*POWER(EXP([.D$3]/([.D$2]-1)); ([.$B16]-1))" office:value-type="percentage" office:value="0.839496240407504">
            <text:p>83.95%</text:p>
          </table:table-cell>
          <table:table-cell table:formula="oooc:=[.E$2]*POWER([.E$3];[.$B16]) + [.E$4]" office:value-type="float" office:value="9.95482149571382">
            <text:p>10</text:p>
          </table:table-cell>
          <table:table-cell table:formula="oooc:=[.F$2]*POWER([.F$3];[.$B16]) + [.F$4]" office:value-type="float" office:value="151.392453282454">
            <text:p>151</text:p>
          </table:table-cell>
          <table:table-cell table:formula="oooc:=[.G$2]*POWER([.G$3];[.$B16]) + [.G$4]" office:value-type="float" office:value="0">
            <text:p>0</text:p>
          </table:table-cell>
          <table:table-cell table:formula="oooc:= 1 + ([.H$2]-1)*POWER(EXP([.H$3]/([.H$2]-1)); [.$B16]-1)" office:value-type="percentage" office:value="0.0717472182157167">
            <text:p>7.17%</text:p>
          </table:table-cell>
          <table:table-cell table:formula="oooc:=[.I$2]*POWER([.I$3];[.$B16]) + [.I$4]" office:value-type="float" office:value="0">
            <text:p>0</text:p>
          </table:table-cell>
          <table:table-cell table:formula="oooc:=[.J$2]*POWER([.J$3];[.$B16]) + [.J$4]" office:value-type="float" office:value="4.81523948620103">
            <text:p>5</text:p>
          </table:table-cell>
          <table:table-cell table:formula="oooc:=[.K$2]*POWER([.K$3];[.$B16]) + [.K$4]" office:value-type="float" office:value="7.60350654233732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15.6393800007523">
            <text:p>16</text:p>
          </table:table-cell>
          <table:table-cell table:formula="oooc:= 1 + ([.D$2]-1)*POWER(EXP([.D$3]/([.D$2]-1)); ([.$B17]-1))" office:value-type="percentage" office:value="0.842674427786689">
            <text:p>84.27%</text:p>
          </table:table-cell>
          <table:table-cell table:formula="oooc:=[.E$2]*POWER([.E$3];[.$B17]) + [.E$4]" office:value-type="float" office:value="10.3016590004138">
            <text:p>10</text:p>
          </table:table-cell>
          <table:table-cell table:formula="oooc:=[.F$2]*POWER([.F$3];[.$B17]) + [.F$4]" office:value-type="float" office:value="161.639925012225">
            <text:p>162</text:p>
          </table:table-cell>
          <table:table-cell table:formula="oooc:=[.G$2]*POWER([.G$3];[.$B17]) + [.G$4]" office:value-type="float" office:value="0">
            <text:p>0</text:p>
          </table:table-cell>
          <table:table-cell table:formula="oooc:= 1 + ([.H$2]-1)*POWER(EXP([.H$3]/([.H$2]-1)); [.$B17]-1)" office:value-type="percentage" office:value="0.0736993789713423">
            <text:p>7.37%</text:p>
          </table:table-cell>
          <table:table-cell table:formula="oooc:=[.I$2]*POWER([.I$3];[.$B17]) + [.I$4]" office:value-type="float" office:value="0">
            <text:p>0</text:p>
          </table:table-cell>
          <table:table-cell table:formula="oooc:=[.J$2]*POWER([.J$3];[.$B17]) + [.J$4]" office:value-type="float" office:value="5.0123062502351">
            <text:p>5</text:p>
          </table:table-cell>
          <table:table-cell table:formula="oooc:=[.K$2]*POWER([.K$3];[.$B17]) + [.K$4]" office:value-type="float" office:value="7.85575200030093">
            <text:p>8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16.314136600805">
            <text:p>16</text:p>
          </table:table-cell>
          <table:table-cell table:formula="oooc:= 1 + ([.D$2]-1)*POWER(EXP([.D$3]/([.D$2]-1)); ([.$B18]-1))" office:value-type="percentage" office:value="0.845789682839287">
            <text:p>84.58%</text:p>
          </table:table-cell>
          <table:table-cell table:formula="oooc:=[.E$2]*POWER([.E$3];[.$B18]) + [.E$4]" office:value-type="float" office:value="10.6727751304427">
            <text:p>11</text:p>
          </table:table-cell>
          <table:table-cell table:formula="oooc:=[.F$2]*POWER([.F$3];[.$B18]) + [.F$4]" office:value-type="float" office:value="172.604719763081">
            <text:p>173</text:p>
          </table:table-cell>
          <table:table-cell table:formula="oooc:=[.G$2]*POWER([.G$3];[.$B18]) + [.G$4]" office:value-type="float" office:value="0">
            <text:p>0</text:p>
          </table:table-cell>
          <table:table-cell table:formula="oooc:= 1 + ([.H$2]-1)*POWER(EXP([.H$3]/([.H$2]-1)); [.$B18]-1)" office:value-type="percentage" office:value="0.0756474342379344">
            <text:p>7.56%</text:p>
          </table:table-cell>
          <table:table-cell table:formula="oooc:=[.I$2]*POWER([.I$3];[.$B18]) + [.I$4]" office:value-type="float" office:value="0">
            <text:p>0</text:p>
          </table:table-cell>
          <table:table-cell table:formula="oooc:=[.J$2]*POWER([.J$3];[.$B18]) + [.J$4]" office:value-type="float" office:value="5.22316768775156">
            <text:p>5</text:p>
          </table:table-cell>
          <table:table-cell table:formula="oooc:=[.K$2]*POWER([.K$3];[.$B18]) + [.K$4]" office:value-type="float" office:value="8.125654640322">
            <text:p>8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17.0361261628613">
            <text:p>17</text:p>
          </table:table-cell>
          <table:table-cell table:formula="oooc:= 1 + ([.D$2]-1)*POWER(EXP([.D$3]/([.D$2]-1)); ([.$B19]-1))" office:value-type="percentage" office:value="0.848843251708855">
            <text:p>84.88%</text:p>
          </table:table-cell>
          <table:table-cell table:formula="oooc:=[.E$2]*POWER([.E$3];[.$B19]) + [.E$4]" office:value-type="float" office:value="11.0698693895737">
            <text:p>11</text:p>
          </table:table-cell>
          <table:table-cell table:formula="oooc:=[.F$2]*POWER([.F$3];[.$B19]) + [.F$4]" office:value-type="float" office:value="184.337050146497">
            <text:p>184</text:p>
          </table:table-cell>
          <table:table-cell table:formula="oooc:=[.G$2]*POWER([.G$3];[.$B19]) + [.G$4]" office:value-type="float" office:value="0">
            <text:p>0</text:p>
          </table:table-cell>
          <table:table-cell table:formula="oooc:= 1 + ([.H$2]-1)*POWER(EXP([.H$3]/([.H$2]-1)); [.$B19]-1)" office:value-type="percentage" office:value="0.0775913926495364">
            <text:p>7.76%</text:p>
          </table:table-cell>
          <table:table-cell table:formula="oooc:=[.I$2]*POWER([.I$3];[.$B19]) + [.I$4]" office:value-type="float" office:value="0">
            <text:p>0</text:p>
          </table:table-cell>
          <table:table-cell table:formula="oooc:=[.J$2]*POWER([.J$3];[.$B19]) + [.J$4]" office:value-type="float" office:value="5.44878942589417">
            <text:p>5</text:p>
          </table:table-cell>
          <table:table-cell table:formula="oooc:=[.K$2]*POWER([.K$3];[.$B19]) + [.K$4]" office:value-type="float" office:value="8.41445046514454">
            <text:p>8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17.8086549942616">
            <text:p>18</text:p>
          </table:table-cell>
          <table:table-cell table:formula="oooc:= 1 + ([.D$2]-1)*POWER(EXP([.D$3]/([.D$2]-1)); ([.$B20]-1))" office:value-type="percentage" office:value="0.851836355863657">
            <text:p>85.18%</text:p>
          </table:table-cell>
          <table:table-cell table:formula="oooc:=[.E$2]*POWER([.E$3];[.$B20]) + [.E$4]" office:value-type="float" office:value="11.4947602468439">
            <text:p>11</text:p>
          </table:table-cell>
          <table:table-cell table:formula="oooc:=[.F$2]*POWER([.F$3];[.$B20]) + [.F$4]" office:value-type="float" office:value="196.890643656752">
            <text:p>197</text:p>
          </table:table-cell>
          <table:table-cell table:formula="oooc:=[.G$2]*POWER([.G$3];[.$B20]) + [.G$4]" office:value-type="float" office:value="0">
            <text:p>0</text:p>
          </table:table-cell>
          <table:table-cell table:formula="oooc:= 1 + ([.H$2]-1)*POWER(EXP([.H$3]/([.H$2]-1)); [.$B20]-1)" office:value-type="percentage" office:value="0.0795312628220336">
            <text:p>7.95%</text:p>
          </table:table-cell>
          <table:table-cell table:formula="oooc:=[.I$2]*POWER([.I$3];[.$B20]) + [.I$4]" office:value-type="float" office:value="0">
            <text:p>0</text:p>
          </table:table-cell>
          <table:table-cell table:formula="oooc:=[.J$2]*POWER([.J$3];[.$B20]) + [.J$4]" office:value-type="float" office:value="5.69020468570676">
            <text:p>6</text:p>
          </table:table-cell>
          <table:table-cell table:formula="oooc:=[.K$2]*POWER([.K$3];[.$B20]) + [.K$4]" office:value-type="float" office:value="8.72346199770466">
            <text:p>9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18.63526084386">
            <text:p>19</text:p>
          </table:table-cell>
          <table:table-cell table:formula="oooc:= 1 + ([.D$2]-1)*POWER(EXP([.D$3]/([.D$2]-1)); ([.$B21]-1))" office:value-type="percentage" office:value="0.854770192585262">
            <text:p>85.48%</text:p>
          </table:table-cell>
          <table:table-cell table:formula="oooc:=[.E$2]*POWER([.E$3];[.$B21]) + [.E$4]" office:value-type="float" office:value="11.949393464123">
            <text:p>12</text:p>
          </table:table-cell>
          <table:table-cell table:formula="oooc:=[.F$2]*POWER([.F$3];[.$B21]) + [.F$4]" office:value-type="float" office:value="210.322988712724">
            <text:p>210</text:p>
          </table:table-cell>
          <table:table-cell table:formula="oooc:=[.G$2]*POWER([.G$3];[.$B21]) + [.G$4]" office:value-type="float" office:value="0">
            <text:p>0</text:p>
          </table:table-cell>
          <table:table-cell table:formula="oooc:= 1 + ([.H$2]-1)*POWER(EXP([.H$3]/([.H$2]-1)); [.$B21]-1)" office:value-type="percentage" office:value="0.0814670533531916">
            <text:p>8.15%</text:p>
          </table:table-cell>
          <table:table-cell table:formula="oooc:=[.I$2]*POWER([.I$3];[.$B21]) + [.I$4]" office:value-type="float" office:value="0">
            <text:p>0</text:p>
          </table:table-cell>
          <table:table-cell table:formula="oooc:=[.J$2]*POWER([.J$3];[.$B21]) + [.J$4]" office:value-type="float" office:value="5.94851901370624">
            <text:p>6</text:p>
          </table:table-cell>
          <table:table-cell table:formula="oooc:=[.K$2]*POWER([.K$3];[.$B21]) + [.K$4]" office:value-type="float" office:value="9.05410433754398">
            <text:p>9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19.5197291029302">
            <text:p>20</text:p>
          </table:table-cell>
          <table:table-cell table:formula="oooc:= 1 + ([.D$2]-1)*POWER(EXP([.D$3]/([.D$2]-1)); ([.$B22]-1))" office:value-type="percentage" office:value="0.857645935447478">
            <text:p>85.76%</text:p>
          </table:table-cell>
          <table:table-cell table:formula="oooc:=[.E$2]*POWER([.E$3];[.$B22]) + [.E$4]" office:value-type="float" office:value="12.4358510066116">
            <text:p>12</text:p>
          </table:table-cell>
          <table:table-cell table:formula="oooc:=[.F$2]*POWER([.F$3];[.$B22]) + [.F$4]" office:value-type="float" office:value="224.695597922615">
            <text:p>225</text:p>
          </table:table-cell>
          <table:table-cell table:formula="oooc:=[.G$2]*POWER([.G$3];[.$B22]) + [.G$4]" office:value-type="float" office:value="0">
            <text:p>0</text:p>
          </table:table-cell>
          <table:table-cell table:formula="oooc:= 1 + ([.H$2]-1)*POWER(EXP([.H$3]/([.H$2]-1)); [.$B22]-1)" office:value-type="percentage" office:value="0.0833987728226946">
            <text:p>8.34%</text:p>
          </table:table-cell>
          <table:table-cell table:formula="oooc:=[.I$2]*POWER([.I$3];[.$B22]) + [.I$4]" office:value-type="float" office:value="0">
            <text:p>0</text:p>
          </table:table-cell>
          <table:table-cell table:formula="oooc:=[.J$2]*POWER([.J$3];[.$B22]) + [.J$4]" office:value-type="float" office:value="6.22491534466567">
            <text:p>6</text:p>
          </table:table-cell>
          <table:table-cell table:formula="oooc:=[.K$2]*POWER([.K$3];[.$B22]) + [.K$4]" office:value-type="float" office:value="9.40789164117206">
            <text:p>9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20.4661101401353">
            <text:p>20</text:p>
          </table:table-cell>
          <table:table-cell table:formula="oooc:= 1 + ([.D$2]-1)*POWER(EXP([.D$3]/([.D$2]-1)); ([.$B23]-1))" office:value-type="percentage" office:value="0.860464734785794">
            <text:p>86.05%</text:p>
          </table:table-cell>
          <table:table-cell table:formula="oooc:=[.E$2]*POWER([.E$3];[.$B23]) + [.E$4]" office:value-type="float" office:value="12.9563605770744">
            <text:p>13</text:p>
          </table:table-cell>
          <table:table-cell table:formula="oooc:=[.F$2]*POWER([.F$3];[.$B23]) + [.F$4]" office:value-type="float" office:value="240.074289777198">
            <text:p>240</text:p>
          </table:table-cell>
          <table:table-cell table:formula="oooc:=[.G$2]*POWER([.G$3];[.$B23]) + [.G$4]" office:value-type="float" office:value="0">
            <text:p>0</text:p>
          </table:table-cell>
          <table:table-cell table:formula="oooc:= 1 + ([.H$2]-1)*POWER(EXP([.H$3]/([.H$2]-1)); [.$B23]-1)" office:value-type="percentage" office:value="0.0853264297921833">
            <text:p>8.53%</text:p>
          </table:table-cell>
          <table:table-cell table:formula="oooc:=[.I$2]*POWER([.I$3];[.$B23]) + [.I$4]" office:value-type="float" office:value="0">
            <text:p>0</text:p>
          </table:table-cell>
          <table:table-cell table:formula="oooc:=[.J$2]*POWER([.J$3];[.$B23]) + [.J$4]" office:value-type="float" office:value="6.52065941879227">
            <text:p>7</text:p>
          </table:table-cell>
          <table:table-cell table:formula="oooc:=[.K$2]*POWER([.K$3];[.$B23]) + [.K$4]" office:value-type="float" office:value="9.78644405605411">
            <text:p>10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21.4787378499447">
            <text:p>21</text:p>
          </table:table-cell>
          <table:table-cell table:formula="oooc:= 1 + ([.D$2]-1)*POWER(EXP([.D$3]/([.D$2]-1)); ([.$B24]-1))" office:value-type="percentage" office:value="0.863227718157529">
            <text:p>86.32%</text:p>
          </table:table-cell>
          <table:table-cell table:formula="oooc:=[.E$2]*POWER([.E$3];[.$B24]) + [.E$4]" office:value-type="float" office:value="13.5133058174696">
            <text:p>14</text:p>
          </table:table-cell>
          <table:table-cell table:formula="oooc:=[.F$2]*POWER([.F$3];[.$B24]) + [.F$4]" office:value-type="float" office:value="256.529490061602">
            <text:p>257</text:p>
          </table:table-cell>
          <table:table-cell table:formula="oooc:=[.G$2]*POWER([.G$3];[.$B24]) + [.G$4]" office:value-type="float" office:value="0">
            <text:p>0</text:p>
          </table:table-cell>
          <table:table-cell table:formula="oooc:= 1 + ([.H$2]-1)*POWER(EXP([.H$3]/([.H$2]-1)); [.$B24]-1)" office:value-type="percentage" office:value="0.0872500328052929">
            <text:p>8.73%</text:p>
          </table:table-cell>
          <table:table-cell table:formula="oooc:=[.I$2]*POWER([.I$3];[.$B24]) + [.I$4]" office:value-type="float" office:value="0">
            <text:p>0</text:p>
          </table:table-cell>
          <table:table-cell table:formula="oooc:=[.J$2]*POWER([.J$3];[.$B24]) + [.J$4]" office:value-type="float" office:value="6.83710557810773">
            <text:p>7</text:p>
          </table:table-cell>
          <table:table-cell table:formula="oooc:=[.K$2]*POWER([.K$3];[.$B24]) + [.K$4]" office:value-type="float" office:value="10.1914951399779">
            <text:p>10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22.5622494994409">
            <text:p>23</text:p>
          </table:table-cell>
          <table:table-cell table:formula="oooc:= 1 + ([.D$2]-1)*POWER(EXP([.D$3]/([.D$2]-1)); ([.$B25]-1))" office:value-type="percentage" office:value="0.865935990792872">
            <text:p>86.59%</text:p>
          </table:table-cell>
          <table:table-cell table:formula="oooc:=[.E$2]*POWER([.E$3];[.$B25]) + [.E$4]" office:value-type="float" office:value="14.1092372246925">
            <text:p>14</text:p>
          </table:table-cell>
          <table:table-cell table:formula="oooc:=[.F$2]*POWER([.F$3];[.$B25]) + [.F$4]" office:value-type="float" office:value="274.136554365914">
            <text:p>274</text:p>
          </table:table-cell>
          <table:table-cell table:formula="oooc:=[.G$2]*POWER([.G$3];[.$B25]) + [.G$4]" office:value-type="float" office:value="0">
            <text:p>0</text:p>
          </table:table-cell>
          <table:table-cell table:formula="oooc:= 1 + ([.H$2]-1)*POWER(EXP([.H$3]/([.H$2]-1)); [.$B25]-1)" office:value-type="percentage" office:value="0.0891695903876909">
            <text:p>8.92%</text:p>
          </table:table-cell>
          <table:table-cell table:formula="oooc:=[.I$2]*POWER([.I$3];[.$B25]) + [.I$4]" office:value-type="float" office:value="0">
            <text:p>0</text:p>
          </table:table-cell>
          <table:table-cell table:formula="oooc:=[.J$2]*POWER([.J$3];[.$B25]) + [.J$4]" office:value-type="float" office:value="7.17570296857527">
            <text:p>7</text:p>
          </table:table-cell>
          <table:table-cell table:formula="oooc:=[.K$2]*POWER([.K$3];[.$B25]) + [.K$4]" office:value-type="float" office:value="10.6248997997763">
            <text:p>11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23.7216069644017">
            <text:p>24</text:p>
          </table:table-cell>
          <table:table-cell table:formula="oooc:= 1 + ([.D$2]-1)*POWER(EXP([.D$3]/([.D$2]-1)); ([.$B26]-1))" office:value-type="percentage" office:value="0.868590636036989">
            <text:p>86.86%</text:p>
          </table:table-cell>
          <table:table-cell table:formula="oooc:=[.E$2]*POWER([.E$3];[.$B26]) + [.E$4]" office:value-type="float" office:value="14.746883830421">
            <text:p>15</text:p>
          </table:table-cell>
          <table:table-cell table:formula="oooc:=[.F$2]*POWER([.F$3];[.$B26]) + [.F$4]" office:value-type="float" office:value="292.976113171528">
            <text:p>293</text:p>
          </table:table-cell>
          <table:table-cell table:formula="oooc:=[.G$2]*POWER([.G$3];[.$B26]) + [.G$4]" office:value-type="float" office:value="0">
            <text:p>0</text:p>
          </table:table-cell>
          <table:table-cell table:formula="oooc:= 1 + ([.H$2]-1)*POWER(EXP([.H$3]/([.H$2]-1)); [.$B26]-1)" office:value-type="percentage" office:value="0.0910851110471149">
            <text:p>9.11%</text:p>
          </table:table-cell>
          <table:table-cell table:formula="oooc:=[.I$2]*POWER([.I$3];[.$B26]) + [.I$4]" office:value-type="float" office:value="0">
            <text:p>0</text:p>
          </table:table-cell>
          <table:table-cell table:formula="oooc:=[.J$2]*POWER([.J$3];[.$B26]) + [.J$4]" office:value-type="float" office:value="7.53800217637554">
            <text:p>8</text:p>
          </table:table-cell>
          <table:table-cell table:formula="oooc:=[.K$2]*POWER([.K$3];[.$B26]) + [.K$4]" office:value-type="float" office:value="11.0886427857607">
            <text:p>11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24.9621194519098">
            <text:p>25</text:p>
          </table:table-cell>
          <table:table-cell table:formula="oooc:= 1 + ([.D$2]-1)*POWER(EXP([.D$3]/([.D$2]-1)); ([.$B27]-1))" office:value-type="percentage" office:value="0.871192715783372">
            <text:p>87.12%</text:p>
          </table:table-cell>
          <table:table-cell table:formula="oooc:=[.E$2]*POWER([.E$3];[.$B27]) + [.E$4]" office:value-type="float" office:value="15.4291656985504">
            <text:p>15</text:p>
          </table:table-cell>
          <table:table-cell table:formula="oooc:=[.F$2]*POWER([.F$3];[.$B27]) + [.F$4]" office:value-type="float" office:value="313.134441093535">
            <text:p>313</text:p>
          </table:table-cell>
          <table:table-cell table:formula="oooc:=[.G$2]*POWER([.G$3];[.$B27]) + [.G$4]" office:value-type="float" office:value="0">
            <text:p>0</text:p>
          </table:table-cell>
          <table:table-cell table:formula="oooc:= 1 + ([.H$2]-1)*POWER(EXP([.H$3]/([.H$2]-1)); [.$B27]-1)" office:value-type="percentage" office:value="0.0929966032734102">
            <text:p>9.30%</text:p>
          </table:table-cell>
          <table:table-cell table:formula="oooc:=[.I$2]*POWER([.I$3];[.$B27]) + [.I$4]" office:value-type="float" office:value="0">
            <text:p>0</text:p>
          </table:table-cell>
          <table:table-cell table:formula="oooc:=[.J$2]*POWER([.J$3];[.$B27]) + [.J$4]" office:value-type="float" office:value="7.92566232872183">
            <text:p>8</text:p>
          </table:table-cell>
          <table:table-cell table:formula="oooc:=[.K$2]*POWER([.K$3];[.$B27]) + [.K$4]" office:value-type="float" office:value="11.5848477807639">
            <text:p>12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26.2894678135435">
            <text:p>26</text:p>
          </table:table-cell>
          <table:table-cell table:formula="oooc:= 1 + ([.D$2]-1)*POWER(EXP([.D$3]/([.D$2]-1)); ([.$B28]-1))" office:value-type="percentage" office:value="0.873743270898615">
            <text:p>87.37%</text:p>
          </table:table-cell>
          <table:table-cell table:formula="oooc:=[.E$2]*POWER([.E$3];[.$B28]) + [.E$4]" office:value-type="float" office:value="16.159207297449">
            <text:p>16</text:p>
          </table:table-cell>
          <table:table-cell table:formula="oooc:=[.F$2]*POWER([.F$3];[.$B28]) + [.F$4]" office:value-type="float" office:value="334.703851970083">
            <text:p>335</text:p>
          </table:table-cell>
          <table:table-cell table:formula="oooc:=[.G$2]*POWER([.G$3];[.$B28]) + [.G$4]" office:value-type="float" office:value="0">
            <text:p>0</text:p>
          </table:table-cell>
          <table:table-cell table:formula="oooc:= 1 + ([.H$2]-1)*POWER(EXP([.H$3]/([.H$2]-1)); [.$B28]-1)" office:value-type="percentage" office:value="0.0949040755385675">
            <text:p>9.49%</text:p>
          </table:table-cell>
          <table:table-cell table:formula="oooc:=[.I$2]*POWER([.I$3];[.$B28]) + [.I$4]" office:value-type="float" office:value="0">
            <text:p>0</text:p>
          </table:table-cell>
          <table:table-cell table:formula="oooc:=[.J$2]*POWER([.J$3];[.$B28]) + [.J$4]" office:value-type="float" office:value="8.34045869173236">
            <text:p>8</text:p>
          </table:table-cell>
          <table:table-cell table:formula="oooc:=[.K$2]*POWER([.K$3];[.$B28]) + [.K$4]" office:value-type="float" office:value="12.1157871254174">
            <text:p>12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27.7097305604916">
            <text:p>28</text:p>
          </table:table-cell>
          <table:table-cell table:formula="oooc:= 1 + ([.D$2]-1)*POWER(EXP([.D$3]/([.D$2]-1)); ([.$B29]-1))" office:value-type="percentage" office:value="0.876243321638772">
            <text:p>87.62%</text:p>
          </table:table-cell>
          <table:table-cell table:formula="oooc:=[.E$2]*POWER([.E$3];[.$B29]) + [.E$4]" office:value-type="float" office:value="16.9403518082704">
            <text:p>17</text:p>
          </table:table-cell>
          <table:table-cell table:formula="oooc:=[.F$2]*POWER([.F$3];[.$B29]) + [.F$4]" office:value-type="float" office:value="357.783121607988">
            <text:p>358</text:p>
          </table:table-cell>
          <table:table-cell table:formula="oooc:=[.G$2]*POWER([.G$3];[.$B29]) + [.G$4]" office:value-type="float" office:value="0">
            <text:p>0</text:p>
          </table:table-cell>
          <table:table-cell table:formula="oooc:= 1 + ([.H$2]-1)*POWER(EXP([.H$3]/([.H$2]-1)); [.$B29]-1)" office:value-type="percentage" office:value="0.096807536296761">
            <text:p>9.68%</text:p>
          </table:table-cell>
          <table:table-cell table:formula="oooc:=[.I$2]*POWER([.I$3];[.$B29]) + [.I$4]" office:value-type="float" office:value="0">
            <text:p>0</text:p>
          </table:table-cell>
          <table:table-cell table:formula="oooc:=[.J$2]*POWER([.J$3];[.$B29]) + [.J$4]" office:value-type="float" office:value="8.78429080015362">
            <text:p>9</text:p>
          </table:table-cell>
          <table:table-cell table:formula="oooc:=[.K$2]*POWER([.K$3];[.$B29]) + [.K$4]" office:value-type="float" office:value="12.6838922241966">
            <text:p>13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29.229411699726">
            <text:p>29</text:p>
          </table:table-cell>
          <table:table-cell table:formula="oooc:= 1 + ([.D$2]-1)*POWER(EXP([.D$3]/([.D$2]-1)); ([.$B30]-1))" office:value-type="percentage" office:value="0.878693868057474">
            <text:p>87.87%</text:p>
          </table:table-cell>
          <table:table-cell table:formula="oooc:=[.E$2]*POWER([.E$3];[.$B30]) + [.E$4]" office:value-type="float" office:value="17.7761764348493">
            <text:p>18</text:p>
          </table:table-cell>
          <table:table-cell table:formula="oooc:=[.F$2]*POWER([.F$3];[.$B30]) + [.F$4]" office:value-type="float" office:value="382.477940120548">
            <text:p>382</text:p>
          </table:table-cell>
          <table:table-cell table:formula="oooc:=[.G$2]*POWER([.G$3];[.$B30]) + [.G$4]" office:value-type="float" office:value="0">
            <text:p>0</text:p>
          </table:table-cell>
          <table:table-cell table:formula="oooc:= 1 + ([.H$2]-1)*POWER(EXP([.H$3]/([.H$2]-1)); [.$B30]-1)" office:value-type="percentage" office:value="0.0987069939843846">
            <text:p>9.87%</text:p>
          </table:table-cell>
          <table:table-cell table:formula="oooc:=[.I$2]*POWER([.I$3];[.$B30]) + [.I$4]" office:value-type="float" office:value="0">
            <text:p>0</text:p>
          </table:table-cell>
          <table:table-cell table:formula="oooc:=[.J$2]*POWER([.J$3];[.$B30]) + [.J$4]" office:value-type="float" office:value="9.25919115616438">
            <text:p>9</text:p>
          </table:table-cell>
          <table:table-cell table:formula="oooc:=[.K$2]*POWER([.K$3];[.$B30]) + [.K$4]" office:value-type="float" office:value="13.2917646798904">
            <text:p>13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30.8554705187068">
            <text:p>31</text:p>
          </table:table-cell>
          <table:table-cell table:formula="oooc:= 1 + ([.D$2]-1)*POWER(EXP([.D$3]/([.D$2]-1)); ([.$B31]-1))" office:value-type="percentage" office:value="0.881095890405961">
            <text:p>88.11%</text:p>
          </table:table-cell>
          <table:table-cell table:formula="oooc:=[.E$2]*POWER([.E$3];[.$B31]) + [.E$4]" office:value-type="float" office:value="18.6705087852888">
            <text:p>19</text:p>
          </table:table-cell>
          <table:table-cell table:formula="oooc:=[.F$2]*POWER([.F$3];[.$B31]) + [.F$4]" office:value-type="float" office:value="408.901395928986">
            <text:p>409</text:p>
          </table:table-cell>
          <table:table-cell table:formula="oooc:=[.G$2]*POWER([.G$3];[.$B31]) + [.G$4]" office:value-type="float" office:value="0">
            <text:p>0</text:p>
          </table:table-cell>
          <table:table-cell table:formula="oooc:= 1 + ([.H$2]-1)*POWER(EXP([.H$3]/([.H$2]-1)); [.$B31]-1)" office:value-type="percentage" office:value="0.100602457020091">
            <text:p>10.06%</text:p>
          </table:table-cell>
          <table:table-cell table:formula="oooc:=[.I$2]*POWER([.I$3];[.$B31]) + [.I$4]" office:value-type="float" office:value="0">
            <text:p>0</text:p>
          </table:table-cell>
          <table:table-cell table:formula="oooc:=[.J$2]*POWER([.J$3];[.$B31]) + [.J$4]" office:value-type="float" office:value="9.76733453709588">
            <text:p>10</text:p>
          </table:table-cell>
          <table:table-cell table:formula="oooc:=[.K$2]*POWER([.K$3];[.$B31]) + [.K$4]" office:value-type="float" office:value="13.9421882074827">
            <text:p>14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32.5953534550163">
            <text:p>33</text:p>
          </table:table-cell>
          <table:table-cell table:formula="oooc:= 1 + ([.D$2]-1)*POWER(EXP([.D$3]/([.D$2]-1)); ([.$B32]-1))" office:value-type="percentage" office:value="0.883450349525202">
            <text:p>88.35%</text:p>
          </table:table-cell>
          <table:table-cell table:formula="oooc:=[.E$2]*POWER([.E$3];[.$B32]) + [.E$4]" office:value-type="float" office:value="19.627444400259">
            <text:p>20</text:p>
          </table:table-cell>
          <table:table-cell table:formula="oooc:=[.F$2]*POWER([.F$3];[.$B32]) + [.F$4]" office:value-type="float" office:value="437.174493644015">
            <text:p>437</text:p>
          </table:table-cell>
          <table:table-cell table:formula="oooc:=[.G$2]*POWER([.G$3];[.$B32]) + [.G$4]" office:value-type="float" office:value="0">
            <text:p>0</text:p>
          </table:table-cell>
          <table:table-cell table:formula="oooc:= 1 + ([.H$2]-1)*POWER(EXP([.H$3]/([.H$2]-1)); [.$B32]-1)" office:value-type="percentage" office:value="0.102493933804827">
            <text:p>10.25%</text:p>
          </table:table-cell>
          <table:table-cell table:formula="oooc:=[.I$2]*POWER([.I$3];[.$B32]) + [.I$4]" office:value-type="float" office:value="0">
            <text:p>0</text:p>
          </table:table-cell>
          <table:table-cell table:formula="oooc:=[.J$2]*POWER([.J$3];[.$B32]) + [.J$4]" office:value-type="float" office:value="10.3110479546926">
            <text:p>10</text:p>
          </table:table-cell>
          <table:table-cell table:formula="oooc:=[.K$2]*POWER([.K$3];[.$B32]) + [.K$4]" office:value-type="float" office:value="14.6381413820065">
            <text:p>15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34.4570281968674">
            <text:p>34</text:p>
          </table:table-cell>
          <table:table-cell table:formula="oooc:= 1 + ([.D$2]-1)*POWER(EXP([.D$3]/([.D$2]-1)); ([.$B33]-1))" office:value-type="percentage" office:value="0.885758187230237">
            <text:p>88.58%</text:p>
          </table:table-cell>
          <table:table-cell table:formula="oooc:=[.E$2]*POWER([.E$3];[.$B33]) + [.E$4]" office:value-type="float" office:value="20.6513655082771">
            <text:p>21</text:p>
          </table:table-cell>
          <table:table-cell table:formula="oooc:=[.F$2]*POWER([.F$3];[.$B33]) + [.F$4]" office:value-type="float" office:value="467.426708199096">
            <text:p>467</text:p>
          </table:table-cell>
          <table:table-cell table:formula="oooc:=[.G$2]*POWER([.G$3];[.$B33]) + [.G$4]" office:value-type="float" office:value="0">
            <text:p>0</text:p>
          </table:table-cell>
          <table:table-cell table:formula="oooc:= 1 + ([.H$2]-1)*POWER(EXP([.H$3]/([.H$2]-1)); [.$B33]-1)" office:value-type="percentage" office:value="0.104381432721872">
            <text:p>10.44%</text:p>
          </table:table-cell>
          <table:table-cell table:formula="oooc:=[.I$2]*POWER([.I$3];[.$B33]) + [.I$4]" office:value-type="float" office:value="0">
            <text:p>0</text:p>
          </table:table-cell>
          <table:table-cell table:formula="oooc:=[.J$2]*POWER([.J$3];[.$B33]) + [.J$4]" office:value-type="float" office:value="10.8928213115211">
            <text:p>11</text:p>
          </table:table-cell>
          <table:table-cell table:formula="oooc:=[.K$2]*POWER([.K$3];[.$B33]) + [.K$4]" office:value-type="float" office:value="15.382811278747">
            <text:p>15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36.4490201706482">
            <text:p>36</text:p>
          </table:table-cell>
          <table:table-cell table:formula="oooc:= 1 + ([.D$2]-1)*POWER(EXP([.D$3]/([.D$2]-1)); ([.$B34]-1))" office:value-type="percentage" office:value="0.88802032668692">
            <text:p>88.80%</text:p>
          </table:table-cell>
          <table:table-cell table:formula="oooc:=[.E$2]*POWER([.E$3];[.$B34]) + [.E$4]" office:value-type="float" office:value="21.7469610938565">
            <text:p>22</text:p>
          </table:table-cell>
          <table:table-cell table:formula="oooc:=[.F$2]*POWER([.F$3];[.$B34]) + [.F$4]" office:value-type="float" office:value="499.796577773033">
            <text:p>500</text:p>
          </table:table-cell>
          <table:table-cell table:formula="oooc:=[.G$2]*POWER([.G$3];[.$B34]) + [.G$4]" office:value-type="float" office:value="0">
            <text:p>0</text:p>
          </table:table-cell>
          <table:table-cell table:formula="oooc:= 1 + ([.H$2]-1)*POWER(EXP([.H$3]/([.H$2]-1)); [.$B34]-1)" office:value-type="percentage" office:value="0.106264962136876">
            <text:p>10.63%</text:p>
          </table:table-cell>
          <table:table-cell table:formula="oooc:=[.I$2]*POWER([.I$3];[.$B34]) + [.I$4]" office:value-type="float" office:value="0">
            <text:p>0</text:p>
          </table:table-cell>
          <table:table-cell table:formula="oooc:=[.J$2]*POWER([.J$3];[.$B34]) + [.J$4]" office:value-type="float" office:value="11.5153188033276">
            <text:p>12</text:p>
          </table:table-cell>
          <table:table-cell table:formula="oooc:=[.K$2]*POWER([.K$3];[.$B34]) + [.K$4]" office:value-type="float" office:value="16.1796080682593">
            <text:p>16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38.5804515825935">
            <text:p>39</text:p>
          </table:table-cell>
          <table:table-cell table:formula="oooc:= 1 + ([.D$2]-1)*POWER(EXP([.D$3]/([.D$2]-1)); ([.$B35]-1))" office:value-type="percentage" office:value="0.890237672781195">
            <text:p>89.02%</text:p>
          </table:table-cell>
          <table:table-cell table:formula="oooc:=[.E$2]*POWER([.E$3];[.$B35]) + [.E$4]" office:value-type="float" office:value="22.9192483704265">
            <text:p>23</text:p>
          </table:table-cell>
          <table:table-cell table:formula="oooc:=[.F$2]*POWER([.F$3];[.$B35]) + [.F$4]" office:value-type="float" office:value="534.432338217145">
            <text:p>534</text:p>
          </table:table-cell>
          <table:table-cell table:formula="oooc:=[.G$2]*POWER([.G$3];[.$B35]) + [.G$4]" office:value-type="float" office:value="0">
            <text:p>0</text:p>
          </table:table-cell>
          <table:table-cell table:formula="oooc:= 1 + ([.H$2]-1)*POWER(EXP([.H$3]/([.H$2]-1)); [.$B35]-1)" office:value-type="percentage" office:value="0.108144530397895">
            <text:p>10.81%</text:p>
          </table:table-cell>
          <table:table-cell table:formula="oooc:=[.I$2]*POWER([.I$3];[.$B35]) + [.I$4]" office:value-type="float" office:value="0">
            <text:p>0</text:p>
          </table:table-cell>
          <table:table-cell table:formula="oooc:=[.J$2]*POWER([.J$3];[.$B35]) + [.J$4]" office:value-type="float" office:value="12.1813911195605">
            <text:p>12</text:p>
          </table:table-cell>
          <table:table-cell table:formula="oooc:=[.K$2]*POWER([.K$3];[.$B35]) + [.K$4]" office:value-type="float" office:value="17.0321806330374">
            <text:p>17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40.8610831933751">
            <text:p>41</text:p>
          </table:table-cell>
          <table:table-cell table:formula="oooc:= 1 + ([.D$2]-1)*POWER(EXP([.D$3]/([.D$2]-1)); ([.$B36]-1))" office:value-type="percentage" office:value="0.892411112481065">
            <text:p>89.24%</text:p>
          </table:table-cell>
          <table:table-cell table:formula="oooc:=[.E$2]*POWER([.E$3];[.$B36]) + [.E$4]" office:value-type="float" office:value="24.1735957563563">
            <text:p>24</text:p>
          </table:table-cell>
          <table:table-cell table:formula="oooc:=[.F$2]*POWER([.F$3];[.$B36]) + [.F$4]" office:value-type="float" office:value="571.492601892345">
            <text:p>571</text:p>
          </table:table-cell>
          <table:table-cell table:formula="oooc:=[.G$2]*POWER([.G$3];[.$B36]) + [.G$4]" office:value-type="float" office:value="0">
            <text:p>0</text:p>
          </table:table-cell>
          <table:table-cell table:formula="oooc:= 1 + ([.H$2]-1)*POWER(EXP([.H$3]/([.H$2]-1)); [.$B36]-1)" office:value-type="percentage" office:value="0.110020145835427">
            <text:p>11.00%</text:p>
          </table:table-cell>
          <table:table-cell table:formula="oooc:=[.I$2]*POWER([.I$3];[.$B36]) + [.I$4]" office:value-type="float" office:value="0">
            <text:p>0</text:p>
          </table:table-cell>
          <table:table-cell table:formula="oooc:=[.J$2]*POWER([.J$3];[.$B36]) + [.J$4]" office:value-type="float" office:value="12.8940884979297">
            <text:p>13</text:p>
          </table:table-cell>
          <table:table-cell table:formula="oooc:=[.K$2]*POWER([.K$3];[.$B36]) + [.K$4]" office:value-type="float" office:value="17.94443327735">
            <text:p>18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43.3013590169114">
            <text:p>43</text:p>
          </table:table-cell>
          <table:table-cell table:formula="oooc:= 1 + ([.D$2]-1)*POWER(EXP([.D$3]/([.D$2]-1)); ([.$B37]-1))" office:value-type="percentage" office:value="0.89454151519139">
            <text:p>89.45%</text:p>
          </table:table-cell>
          <table:table-cell table:formula="oooc:=[.E$2]*POWER([.E$3];[.$B37]) + [.E$4]" office:value-type="float" office:value="25.5157474593012">
            <text:p>26</text:p>
          </table:table-cell>
          <table:table-cell table:formula="oooc:=[.F$2]*POWER([.F$3];[.$B37]) + [.F$4]" office:value-type="float" office:value="611.14708402481">
            <text:p>611</text:p>
          </table:table-cell>
          <table:table-cell table:formula="oooc:=[.G$2]*POWER([.G$3];[.$B37]) + [.G$4]" office:value-type="float" office:value="0">
            <text:p>0</text:p>
          </table:table-cell>
          <table:table-cell table:formula="oooc:= 1 + ([.H$2]-1)*POWER(EXP([.H$3]/([.H$2]-1)); [.$B37]-1)" office:value-type="percentage" office:value="0.111891816762454">
            <text:p>11.19%</text:p>
          </table:table-cell>
          <table:table-cell table:formula="oooc:=[.I$2]*POWER([.I$3];[.$B37]) + [.I$4]" office:value-type="float" office:value="0">
            <text:p>0</text:p>
          </table:table-cell>
          <table:table-cell table:formula="oooc:=[.J$2]*POWER([.J$3];[.$B37]) + [.J$4]" office:value-type="float" office:value="13.6566746927848">
            <text:p>14</text:p>
          </table:table-cell>
          <table:table-cell table:formula="oooc:=[.K$2]*POWER([.K$3];[.$B37]) + [.K$4]" office:value-type="float" office:value="18.9205436067645">
            <text:p>19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45.9124541480952">
            <text:p>46</text:p>
          </table:table-cell>
          <table:table-cell table:formula="oooc:= 1 + ([.D$2]-1)*POWER(EXP([.D$3]/([.D$2]-1)); ([.$B38]-1))" office:value-type="percentage" office:value="0.89662973310166">
            <text:p>89.66%</text:p>
          </table:table-cell>
          <table:table-cell table:formula="oooc:=[.E$2]*POWER([.E$3];[.$B38]) + [.E$4]" office:value-type="float" office:value="26.9518497814523">
            <text:p>27</text:p>
          </table:table-cell>
          <table:table-cell table:formula="oooc:=[.F$2]*POWER([.F$3];[.$B38]) + [.F$4]" office:value-type="float" office:value="653.577379906546">
            <text:p>654</text:p>
          </table:table-cell>
          <table:table-cell table:formula="oooc:=[.G$2]*POWER([.G$3];[.$B38]) + [.G$4]" office:value-type="float" office:value="0">
            <text:p>0</text:p>
          </table:table-cell>
          <table:table-cell table:formula="oooc:= 1 + ([.H$2]-1)*POWER(EXP([.H$3]/([.H$2]-1)); [.$B38]-1)" office:value-type="percentage" office:value="0.113759551474473">
            <text:p>11.38%</text:p>
          </table:table-cell>
          <table:table-cell table:formula="oooc:=[.I$2]*POWER([.I$3];[.$B38]) + [.I$4]" office:value-type="float" office:value="0">
            <text:p>0</text:p>
          </table:table-cell>
          <table:table-cell table:formula="oooc:=[.J$2]*POWER([.J$3];[.$B38]) + [.J$4]" office:value-type="float" office:value="14.4726419212797">
            <text:p>14</text:p>
          </table:table-cell>
          <table:table-cell table:formula="oooc:=[.K$2]*POWER([.K$3];[.$B38]) + [.K$4]" office:value-type="float" office:value="19.9649816592381">
            <text:p>20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48.7063259384618">
            <text:p>49</text:p>
          </table:table-cell>
          <table:table-cell table:formula="oooc:= 1 + ([.D$2]-1)*POWER(EXP([.D$3]/([.D$2]-1)); ([.$B39]-1))" office:value-type="percentage" office:value="0.898676601526882">
            <text:p>89.87%</text:p>
          </table:table-cell>
          <table:table-cell table:formula="oooc:=[.E$2]*POWER([.E$3];[.$B39]) + [.E$4]" office:value-type="float" office:value="28.488479266154">
            <text:p>28</text:p>
          </table:table-cell>
          <table:table-cell table:formula="oooc:=[.F$2]*POWER([.F$3];[.$B39]) + [.F$4]" office:value-type="float" office:value="698.977796500004">
            <text:p>699</text:p>
          </table:table-cell>
          <table:table-cell table:formula="oooc:=[.G$2]*POWER([.G$3];[.$B39]) + [.G$4]" office:value-type="float" office:value="0">
            <text:p>0</text:p>
          </table:table-cell>
          <table:table-cell table:formula="oooc:= 1 + ([.H$2]-1)*POWER(EXP([.H$3]/([.H$2]-1)); [.$B39]-1)" office:value-type="percentage" office:value="0.115623358249534">
            <text:p>11.56%</text:p>
          </table:table-cell>
          <table:table-cell table:formula="oooc:=[.I$2]*POWER([.I$3];[.$B39]) + [.I$4]" office:value-type="float" office:value="0">
            <text:p>0</text:p>
          </table:table-cell>
          <table:table-cell table:formula="oooc:=[.J$2]*POWER([.J$3];[.$B39]) + [.J$4]" office:value-type="float" office:value="15.3457268557693">
            <text:p>15</text:p>
          </table:table-cell>
          <table:table-cell table:formula="oooc:=[.K$2]*POWER([.K$3];[.$B39]) + [.K$4]" office:value-type="float" office:value="21.0825303753847">
            <text:p>21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51.6957687541541">
            <text:p>52</text:p>
          </table:table-cell>
          <table:table-cell table:formula="oooc:= 1 + ([.D$2]-1)*POWER(EXP([.D$3]/([.D$2]-1)); ([.$B40]-1))" office:value-type="percentage" office:value="0.900682939241718">
            <text:p>90.07%</text:p>
          </table:table-cell>
          <table:table-cell table:formula="oooc:=[.E$2]*POWER([.E$3];[.$B40]) + [.E$4]" office:value-type="float" office:value="30.1326728147848">
            <text:p>30</text:p>
          </table:table-cell>
          <table:table-cell table:formula="oooc:=[.F$2]*POWER([.F$3];[.$B40]) + [.F$4]" office:value-type="float" office:value="747.556242255005">
            <text:p>748</text:p>
          </table:table-cell>
          <table:table-cell table:formula="oooc:=[.G$2]*POWER([.G$3];[.$B40]) + [.G$4]" office:value-type="float" office:value="0">
            <text:p>0</text:p>
          </table:table-cell>
          <table:table-cell table:formula="oooc:= 1 + ([.H$2]-1)*POWER(EXP([.H$3]/([.H$2]-1)); [.$B40]-1)" office:value-type="percentage" office:value="0.117483245348282">
            <text:p>11.75%</text:p>
          </table:table-cell>
          <table:table-cell table:formula="oooc:=[.I$2]*POWER([.I$3];[.$B40]) + [.I$4]" office:value-type="float" office:value="0">
            <text:p>0</text:p>
          </table:table-cell>
          <table:table-cell table:formula="oooc:=[.J$2]*POWER([.J$3];[.$B40]) + [.J$4]" office:value-type="float" office:value="16.2799277356732">
            <text:p>16</text:p>
          </table:table-cell>
          <table:table-cell table:formula="oooc:=[.K$2]*POWER([.K$3];[.$B40]) + [.K$4]" office:value-type="float" office:value="22.2783075016617">
            <text:p>22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54.8944725669449">
            <text:p>55</text:p>
          </table:table-cell>
          <table:table-cell table:formula="oooc:= 1 + ([.D$2]-1)*POWER(EXP([.D$3]/([.D$2]-1)); ([.$B41]-1))" office:value-type="percentage" office:value="0.902649548808006">
            <text:p>90.26%</text:p>
          </table:table-cell>
          <table:table-cell table:formula="oooc:=[.E$2]*POWER([.E$3];[.$B41]) + [.E$4]" office:value-type="float" office:value="31.8919599118197">
            <text:p>32</text:p>
          </table:table-cell>
          <table:table-cell table:formula="oooc:=[.F$2]*POWER([.F$3];[.$B41]) + [.F$4]" office:value-type="float" office:value="799.535179212855">
            <text:p>800</text:p>
          </table:table-cell>
          <table:table-cell table:formula="oooc:=[.G$2]*POWER([.G$3];[.$B41]) + [.G$4]" office:value-type="float" office:value="0">
            <text:p>0</text:p>
          </table:table-cell>
          <table:table-cell table:formula="oooc:= 1 + ([.H$2]-1)*POWER(EXP([.H$3]/([.H$2]-1)); [.$B41]-1)" office:value-type="percentage" office:value="0.119339221013986">
            <text:p>11.93%</text:p>
          </table:table-cell>
          <table:table-cell table:formula="oooc:=[.I$2]*POWER([.I$3];[.$B41]) + [.I$4]" office:value-type="float" office:value="0">
            <text:p>0</text:p>
          </table:table-cell>
          <table:table-cell table:formula="oooc:=[.J$2]*POWER([.J$3];[.$B41]) + [.J$4]" office:value-type="float" office:value="17.2795226771703">
            <text:p>17</text:p>
          </table:table-cell>
          <table:table-cell table:formula="oooc:=[.K$2]*POWER([.K$3];[.$B41]) + [.K$4]" office:value-type="float" office:value="23.557789026778">
            <text:p>24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58.3170856466311">
            <text:p>58</text:p>
          </table:table-cell>
          <table:table-cell table:formula="oooc:= 1 + ([.D$2]-1)*POWER(EXP([.D$3]/([.D$2]-1)); ([.$B42]-1))" office:value-type="percentage" office:value="0.904577216895793">
            <text:p>90.46%</text:p>
          </table:table-cell>
          <table:table-cell table:formula="oooc:=[.E$2]*POWER([.E$3];[.$B42]) + [.E$4]" office:value-type="float" office:value="33.7743971056471">
            <text:p>34</text:p>
          </table:table-cell>
          <table:table-cell table:formula="oooc:=[.F$2]*POWER([.F$3];[.$B42]) + [.F$4]" office:value-type="float" office:value="855.152641757755">
            <text:p>855</text:p>
          </table:table-cell>
          <table:table-cell table:formula="oooc:=[.G$2]*POWER([.G$3];[.$B42]) + [.G$4]" office:value-type="float" office:value="0">
            <text:p>0</text:p>
          </table:table-cell>
          <table:table-cell table:formula="oooc:= 1 + ([.H$2]-1)*POWER(EXP([.H$3]/([.H$2]-1)); [.$B42]-1)" office:value-type="percentage" office:value="0.121191293472579">
            <text:p>12.12%</text:p>
          </table:table-cell>
          <table:table-cell table:formula="oooc:=[.I$2]*POWER([.I$3];[.$B42]) + [.I$4]" office:value-type="float" office:value="0">
            <text:p>0</text:p>
          </table:table-cell>
          <table:table-cell table:formula="oooc:=[.J$2]*POWER([.J$3];[.$B42]) + [.J$4]" office:value-type="float" office:value="18.3490892645722">
            <text:p>18</text:p>
          </table:table-cell>
          <table:table-cell table:formula="oooc:=[.K$2]*POWER([.K$3];[.$B42]) + [.K$4]" office:value-type="float" office:value="24.9268342586524">
            <text:p>25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61.9792816418953">
            <text:p>62</text:p>
          </table:table-cell>
          <table:table-cell table:formula="oooc:= 1 + ([.D$2]-1)*POWER(EXP([.D$3]/([.D$2]-1)); ([.$B43]-1))" office:value-type="percentage" office:value="0.906466714598018">
            <text:p>90.65%</text:p>
          </table:table-cell>
          <table:table-cell table:formula="oooc:=[.E$2]*POWER([.E$3];[.$B43]) + [.E$4]" office:value-type="float" office:value="35.7886049030424">
            <text:p>36</text:p>
          </table:table-cell>
          <table:table-cell table:formula="oooc:=[.F$2]*POWER([.F$3];[.$B43]) + [.F$4]" office:value-type="float" office:value="914.663326680798">
            <text:p>915</text:p>
          </table:table-cell>
          <table:table-cell table:formula="oooc:=[.G$2]*POWER([.G$3];[.$B43]) + [.G$4]" office:value-type="float" office:value="0">
            <text:p>0</text:p>
          </table:table-cell>
          <table:table-cell table:formula="oooc:= 1 + ([.H$2]-1)*POWER(EXP([.H$3]/([.H$2]-1)); [.$B43]-1)" office:value-type="percentage" office:value="0.123039470932696">
            <text:p>12.30%</text:p>
          </table:table-cell>
          <table:table-cell table:formula="oooc:=[.I$2]*POWER([.I$3];[.$B43]) + [.I$4]" office:value-type="float" office:value="0">
            <text:p>0</text:p>
          </table:table-cell>
          <table:table-cell table:formula="oooc:=[.J$2]*POWER([.J$3];[.$B43]) + [.J$4]" office:value-type="float" office:value="19.4935255130923">
            <text:p>19</text:p>
          </table:table-cell>
          <table:table-cell table:formula="oooc:=[.K$2]*POWER([.K$3];[.$B43]) + [.K$4]" office:value-type="float" office:value="26.3917126567581">
            <text:p>26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65.8978313568279">
            <text:p>66</text:p>
          </table:table-cell>
          <table:table-cell table:formula="oooc:= 1 + ([.D$2]-1)*POWER(EXP([.D$3]/([.D$2]-1)); ([.$B44]-1))" office:value-type="percentage" office:value="0.908318797738956">
            <text:p>90.83%</text:p>
          </table:table-cell>
          <table:table-cell table:formula="oooc:=[.E$2]*POWER([.E$3];[.$B44]) + [.E$4]" office:value-type="float" office:value="37.9438072462554">
            <text:p>38</text:p>
          </table:table-cell>
          <table:table-cell table:formula="oooc:=[.F$2]*POWER([.F$3];[.$B44]) + [.F$4]" office:value-type="float" office:value="978.339759548454">
            <text:p>978</text:p>
          </table:table-cell>
          <table:table-cell table:formula="oooc:=[.G$2]*POWER([.G$3];[.$B44]) + [.G$4]" office:value-type="float" office:value="0">
            <text:p>0</text:p>
          </table:table-cell>
          <table:table-cell table:formula="oooc:= 1 + ([.H$2]-1)*POWER(EXP([.H$3]/([.H$2]-1)); [.$B44]-1)" office:value-type="percentage" office:value="0.124883761585709">
            <text:p>12.49%</text:p>
          </table:table-cell>
          <table:table-cell table:formula="oooc:=[.I$2]*POWER([.I$3];[.$B44]) + [.I$4]" office:value-type="float" office:value="0">
            <text:p>0</text:p>
          </table:table-cell>
          <table:table-cell table:formula="oooc:=[.J$2]*POWER([.J$3];[.$B44]) + [.J$4]" office:value-type="float" office:value="20.7180722990087">
            <text:p>21</text:p>
          </table:table-cell>
          <table:table-cell table:formula="oooc:=[.K$2]*POWER([.K$3];[.$B44]) + [.K$4]" office:value-type="float" office:value="27.9591325427312">
            <text:p>28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70.0906795518059">
            <text:p>70</text:p>
          </table:table-cell>
          <table:table-cell table:formula="oooc:= 1 + ([.D$2]-1)*POWER(EXP([.D$3]/([.D$2]-1)); ([.$B45]-1))" office:value-type="percentage" office:value="0.910134207176556">
            <text:p>91.01%</text:p>
          </table:table-cell>
          <table:table-cell table:formula="oooc:=[.E$2]*POWER([.E$3];[.$B45]) + [.E$4]" office:value-type="float" office:value="40.2498737534932">
            <text:p>40</text:p>
          </table:table-cell>
          <table:table-cell table:formula="oooc:=[.F$2]*POWER([.F$3];[.$B45]) + [.F$4]" office:value-type="float" office:value="1046.47354271685">
            <text:p>1046</text:p>
          </table:table-cell>
          <table:table-cell table:formula="oooc:=[.G$2]*POWER([.G$3];[.$B45]) + [.G$4]" office:value-type="float" office:value="0">
            <text:p>0</text:p>
          </table:table-cell>
          <table:table-cell table:formula="oooc:= 1 + ([.H$2]-1)*POWER(EXP([.H$3]/([.H$2]-1)); [.$B45]-1)" office:value-type="percentage" office:value="0.126724173605761">
            <text:p>12.67%</text:p>
          </table:table-cell>
          <table:table-cell table:formula="oooc:=[.I$2]*POWER([.I$3];[.$B45]) + [.I$4]" office:value-type="float" office:value="0">
            <text:p>0</text:p>
          </table:table-cell>
          <table:table-cell table:formula="oooc:=[.J$2]*POWER([.J$3];[.$B45]) + [.J$4]" office:value-type="float" office:value="22.0283373599393">
            <text:p>22</text:p>
          </table:table-cell>
          <table:table-cell table:formula="oooc:=[.K$2]*POWER([.K$3];[.$B45]) + [.K$4]" office:value-type="float" office:value="29.6362718207224">
            <text:p>30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74.5770271204323">
            <text:p>75</text:p>
          </table:table-cell>
          <table:table-cell table:formula="oooc:= 1 + ([.D$2]-1)*POWER(EXP([.D$3]/([.D$2]-1)); ([.$B46]-1))" office:value-type="percentage" office:value="0.9119136690988">
            <text:p>91.19%</text:p>
          </table:table-cell>
          <table:table-cell table:formula="oooc:=[.E$2]*POWER([.E$3];[.$B46]) + [.E$4]" office:value-type="float" office:value="42.7173649162378">
            <text:p>43</text:p>
          </table:table-cell>
          <table:table-cell table:formula="oooc:=[.F$2]*POWER([.F$3];[.$B46]) + [.F$4]" office:value-type="float" office:value="1119.37669070702">
            <text:p>1119</text:p>
          </table:table-cell>
          <table:table-cell table:formula="oooc:=[.G$2]*POWER([.G$3];[.$B46]) + [.G$4]" office:value-type="float" office:value="0">
            <text:p>0</text:p>
          </table:table-cell>
          <table:table-cell table:formula="oooc:= 1 + ([.H$2]-1)*POWER(EXP([.H$3]/([.H$2]-1)); [.$B46]-1)" office:value-type="percentage" office:value="0.128560715149808">
            <text:p>12.86%</text:p>
          </table:table-cell>
          <table:table-cell table:formula="oooc:=[.I$2]*POWER([.I$3];[.$B46]) + [.I$4]" office:value-type="float" office:value="0">
            <text:p>0</text:p>
          </table:table-cell>
          <table:table-cell table:formula="oooc:=[.J$2]*POWER([.J$3];[.$B46]) + [.J$4]" office:value-type="float" office:value="23.4303209751351">
            <text:p>23</text:p>
          </table:table-cell>
          <table:table-cell table:formula="oooc:=[.K$2]*POWER([.K$3];[.$B46]) + [.K$4]" office:value-type="float" office:value="31.4308108481729">
            <text:p>31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79.3774190188626">
            <text:p>79</text:p>
          </table:table-cell>
          <table:table-cell table:formula="oooc:= 1 + ([.D$2]-1)*POWER(EXP([.D$3]/([.D$2]-1)); ([.$B47]-1))" office:value-type="percentage" office:value="0.913657895314184">
            <text:p>91.37%</text:p>
          </table:table-cell>
          <table:table-cell table:formula="oooc:=[.E$2]*POWER([.E$3];[.$B47]) + [.E$4]" office:value-type="float" office:value="45.3575804603744">
            <text:p>45</text:p>
          </table:table-cell>
          <table:table-cell table:formula="oooc:=[.F$2]*POWER([.F$3];[.$B47]) + [.F$4]" office:value-type="float" office:value="1197.38305905652">
            <text:p>1197</text:p>
          </table:table-cell>
          <table:table-cell table:formula="oooc:=[.G$2]*POWER([.G$3];[.$B47]) + [.G$4]" office:value-type="float" office:value="0">
            <text:p>0</text:p>
          </table:table-cell>
          <table:table-cell table:formula="oooc:= 1 + ([.H$2]-1)*POWER(EXP([.H$3]/([.H$2]-1)); [.$B47]-1)" office:value-type="percentage" office:value="0.130393394357647">
            <text:p>13.04%</text:p>
          </table:table-cell>
          <table:table-cell table:formula="oooc:=[.I$2]*POWER([.I$3];[.$B47]) + [.I$4]" office:value-type="float" office:value="0">
            <text:p>0</text:p>
          </table:table-cell>
          <table:table-cell table:formula="oooc:=[.J$2]*POWER([.J$3];[.$B47]) + [.J$4]" office:value-type="float" office:value="24.9304434433946">
            <text:p>25</text:p>
          </table:table-cell>
          <table:table-cell table:formula="oooc:=[.K$2]*POWER([.K$3];[.$B47]) + [.K$4]" office:value-type="float" office:value="33.350967607545">
            <text:p>33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84.513838350183">
            <text:p>85</text:p>
          </table:table-cell>
          <table:table-cell table:formula="oooc:= 1 + ([.D$2]-1)*POWER(EXP([.D$3]/([.D$2]-1)); ([.$B48]-1))" office:value-type="percentage" office:value="0.91536758353645">
            <text:p>91.54%</text:p>
          </table:table-cell>
          <table:table-cell table:formula="oooc:=[.E$2]*POWER([.E$3];[.$B48]) + [.E$4]" office:value-type="float" office:value="48.1826110926006">
            <text:p>48</text:p>
          </table:table-cell>
          <table:table-cell table:formula="oooc:=[.F$2]*POWER([.F$3];[.$B48]) + [.F$4]" office:value-type="float" office:value="1280.84987319047">
            <text:p>1281</text:p>
          </table:table-cell>
          <table:table-cell table:formula="oooc:=[.G$2]*POWER([.G$3];[.$B48]) + [.G$4]" office:value-type="float" office:value="0">
            <text:p>0</text:p>
          </table:table-cell>
          <table:table-cell table:formula="oooc:= 1 + ([.H$2]-1)*POWER(EXP([.H$3]/([.H$2]-1)); [.$B48]-1)" office:value-type="percentage" office:value="0.13222221935196">
            <text:p>13.22%</text:p>
          </table:table-cell>
          <table:table-cell table:formula="oooc:=[.I$2]*POWER([.I$3];[.$B48]) + [.I$4]" office:value-type="float" office:value="0">
            <text:p>0</text:p>
          </table:table-cell>
          <table:table-cell table:formula="oooc:=[.J$2]*POWER([.J$3];[.$B48]) + [.J$4]" office:value-type="float" office:value="26.5355744844322">
            <text:p>27</text:p>
          </table:table-cell>
          <table:table-cell table:formula="oooc:=[.K$2]*POWER([.K$3];[.$B48]) + [.K$4]" office:value-type="float" office:value="35.4055353400732">
            <text:p>35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90.0098070346958">
            <text:p>90</text:p>
          </table:table-cell>
          <table:table-cell table:formula="oooc:= 1 + ([.D$2]-1)*POWER(EXP([.D$3]/([.D$2]-1)); ([.$B49]-1))" office:value-type="percentage" office:value="0.917043417663684">
            <text:p>91.70%</text:p>
          </table:table-cell>
          <table:table-cell table:formula="oooc:=[.E$2]*POWER([.E$3];[.$B49]) + [.E$4]" office:value-type="float" office:value="51.2053938690827">
            <text:p>51</text:p>
          </table:table-cell>
          <table:table-cell table:formula="oooc:=[.F$2]*POWER([.F$3];[.$B49]) + [.F$4]" office:value-type="float" office:value="1370.15936431381">
            <text:p>1370</text:p>
          </table:table-cell>
          <table:table-cell table:formula="oooc:=[.G$2]*POWER([.G$3];[.$B49]) + [.G$4]" office:value-type="float" office:value="0">
            <text:p>0</text:p>
          </table:table-cell>
          <table:table-cell table:formula="oooc:= 1 + ([.H$2]-1)*POWER(EXP([.H$3]/([.H$2]-1)); [.$B49]-1)" office:value-type="percentage" office:value="0.134047198238346">
            <text:p>13.40%</text:p>
          </table:table-cell>
          <table:table-cell table:formula="oooc:=[.I$2]*POWER([.I$3];[.$B49]) + [.I$4]" office:value-type="float" office:value="0">
            <text:p>0</text:p>
          </table:table-cell>
          <table:table-cell table:formula="oooc:=[.J$2]*POWER([.J$3];[.$B49]) + [.J$4]" office:value-type="float" office:value="28.2530646983424">
            <text:p>28</text:p>
          </table:table-cell>
          <table:table-cell table:formula="oooc:=[.K$2]*POWER([.K$3];[.$B49]) + [.K$4]" office:value-type="float" office:value="37.6039228138783">
            <text:p>38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95.8904935271245">
            <text:p>96</text:p>
          </table:table-cell>
          <table:table-cell table:formula="oooc:= 1 + ([.D$2]-1)*POWER(EXP([.D$3]/([.D$2]-1)); ([.$B50]-1))" office:value-type="percentage" office:value="0.91868606805188">
            <text:p>91.87%</text:p>
          </table:table-cell>
          <table:table-cell table:formula="oooc:=[.E$2]*POWER([.E$3];[.$B50]) + [.E$4]" office:value-type="float" office:value="54.4397714399185">
            <text:p>54</text:p>
          </table:table-cell>
          <table:table-cell table:formula="oooc:=[.F$2]*POWER([.F$3];[.$B50]) + [.F$4]" office:value-type="float" office:value="1465.72051981577">
            <text:p>1466</text:p>
          </table:table-cell>
          <table:table-cell table:formula="oooc:=[.G$2]*POWER([.G$3];[.$B50]) + [.G$4]" office:value-type="float" office:value="0">
            <text:p>0</text:p>
          </table:table-cell>
          <table:table-cell table:formula="oooc:= 1 + ([.H$2]-1)*POWER(EXP([.H$3]/([.H$2]-1)); [.$B50]-1)" office:value-type="percentage" office:value="0.135868339105355">
            <text:p>13.59%</text:p>
          </table:table-cell>
          <table:table-cell table:formula="oooc:=[.I$2]*POWER([.I$3];[.$B50]) + [.I$4]" office:value-type="float" office:value="0">
            <text:p>0</text:p>
          </table:table-cell>
          <table:table-cell table:formula="oooc:=[.J$2]*POWER([.J$3];[.$B50]) + [.J$4]" office:value-type="float" office:value="30.0907792272264">
            <text:p>30</text:p>
          </table:table-cell>
          <table:table-cell table:formula="oooc:=[.K$2]*POWER([.K$3];[.$B50]) + [.K$4]" office:value-type="float" office:value="39.9561974108498">
            <text:p>40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102.182828074023">
            <text:p>102</text:p>
          </table:table-cell>
          <table:table-cell table:formula="oooc:= 1 + ([.D$2]-1)*POWER(EXP([.D$3]/([.D$2]-1)); ([.$B51]-1))" office:value-type="percentage" office:value="0.920296191783097">
            <text:p>92.03%</text:p>
          </table:table-cell>
          <table:table-cell table:formula="oooc:=[.E$2]*POWER([.E$3];[.$B51]) + [.E$4]" office:value-type="float" office:value="57.9005554407128">
            <text:p>58</text:p>
          </table:table-cell>
          <table:table-cell table:formula="oooc:=[.F$2]*POWER([.F$3];[.$B51]) + [.F$4]" office:value-type="float" office:value="1567.97095620288">
            <text:p>1568</text:p>
          </table:table-cell>
          <table:table-cell table:formula="oooc:=[.G$2]*POWER([.G$3];[.$B51]) + [.G$4]" office:value-type="float" office:value="0">
            <text:p>0</text:p>
          </table:table-cell>
          <table:table-cell table:formula="oooc:= 1 + ([.H$2]-1)*POWER(EXP([.H$3]/([.H$2]-1)); [.$B51]-1)" office:value-type="percentage" office:value="0.137685650024532">
            <text:p>13.77%</text:p>
          </table:table-cell>
          <table:table-cell table:formula="oooc:=[.I$2]*POWER([.I$3];[.$B51]) + [.I$4]" office:value-type="float" office:value="0">
            <text:p>0</text:p>
          </table:table-cell>
          <table:table-cell table:formula="oooc:=[.J$2]*POWER([.J$3];[.$B51]) + [.J$4]" office:value-type="float" office:value="32.0571337731322">
            <text:p>32</text:p>
          </table:table-cell>
          <table:table-cell table:formula="oooc:=[.K$2]*POWER([.K$3];[.$B51]) + [.K$4]" office:value-type="float" office:value="42.4731312296093">
            <text:p>42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108.915626039205">
            <text:p>109</text:p>
          </table:table-cell>
          <table:table-cell table:formula="oooc:= 1 + ([.D$2]-1)*POWER(EXP([.D$3]/([.D$2]-1)); ([.$B52]-1))" office:value-type="percentage" office:value="0.921874432928296">
            <text:p>92.19%</text:p>
          </table:table-cell>
          <table:table-cell table:formula="oooc:=[.E$2]*POWER([.E$3];[.$B52]) + [.E$4]" office:value-type="float" office:value="61.6035943215627">
            <text:p>62</text:p>
          </table:table-cell>
          <table:table-cell table:formula="oooc:=[.F$2]*POWER([.F$3];[.$B52]) + [.F$4]" office:value-type="float" office:value="1677.37892313708">
            <text:p>1677</text:p>
          </table:table-cell>
          <table:table-cell table:formula="oooc:=[.G$2]*POWER([.G$3];[.$B52]) + [.G$4]" office:value-type="float" office:value="0">
            <text:p>0</text:p>
          </table:table-cell>
          <table:table-cell table:formula="oooc:= 1 + ([.H$2]-1)*POWER(EXP([.H$3]/([.H$2]-1)); [.$B52]-1)" office:value-type="percentage" office:value="0.13949913905044">
            <text:p>13.95%</text:p>
          </table:table-cell>
          <table:table-cell table:formula="oooc:=[.I$2]*POWER([.I$3];[.$B52]) + [.I$4]" office:value-type="float" office:value="0">
            <text:p>0</text:p>
          </table:table-cell>
          <table:table-cell table:formula="oooc:=[.J$2]*POWER([.J$3];[.$B52]) + [.J$4]" office:value-type="float" office:value="34.1611331372515">
            <text:p>34</text:p>
          </table:table-cell>
          <table:table-cell table:formula="oooc:=[.K$2]*POWER([.K$3];[.$B52]) + [.K$4]" office:value-type="float" office:value="45.1662504156819">
            <text:p>45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116.119719861949">
            <text:p>116</text:p>
          </table:table-cell>
          <table:table-cell table:formula="oooc:= 1 + ([.D$2]-1)*POWER(EXP([.D$3]/([.D$2]-1)); ([.$B53]-1))" office:value-type="percentage" office:value="0.923421422804978">
            <text:p>92.34%</text:p>
          </table:table-cell>
          <table:table-cell table:formula="oooc:=[.E$2]*POWER([.E$3];[.$B53]) + [.E$4]" office:value-type="float" office:value="65.5658459240721">
            <text:p>66</text:p>
          </table:table-cell>
          <table:table-cell table:formula="oooc:=[.F$2]*POWER([.F$3];[.$B53]) + [.F$4]" office:value-type="float" office:value="1794.44544775667">
            <text:p>1794</text:p>
          </table:table-cell>
          <table:table-cell table:formula="oooc:=[.G$2]*POWER([.G$3];[.$B53]) + [.G$4]" office:value-type="float" office:value="0">
            <text:p>0</text:p>
          </table:table-cell>
          <table:table-cell table:formula="oooc:= 1 + ([.H$2]-1)*POWER(EXP([.H$3]/([.H$2]-1)); [.$B53]-1)" office:value-type="percentage" office:value="0.141308814220709">
            <text:p>14.13%</text:p>
          </table:table-cell>
          <table:table-cell table:formula="oooc:=[.I$2]*POWER([.I$3];[.$B53]) + [.I$4]" office:value-type="float" office:value="0">
            <text:p>0</text:p>
          </table:table-cell>
          <table:table-cell table:formula="oooc:=[.J$2]*POWER([.J$3];[.$B53]) + [.J$4]" office:value-type="float" office:value="36.4124124568591">
            <text:p>36</text:p>
          </table:table-cell>
          <table:table-cell table:formula="oooc:=[.K$2]*POWER([.K$3];[.$B53]) + [.K$4]" office:value-type="float" office:value="48.0478879447797">
            <text:p>48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123.828100252286">
            <text:p>124</text:p>
          </table:table-cell>
          <table:table-cell table:formula="oooc:= 1 + ([.D$2]-1)*POWER(EXP([.D$3]/([.D$2]-1)); ([.$B54]-1))" office:value-type="percentage" office:value="0.92493778022972">
            <text:p>92.49%</text:p>
          </table:table-cell>
          <table:table-cell table:formula="oooc:=[.E$2]*POWER([.E$3];[.$B54]) + [.E$4]" office:value-type="float" office:value="69.8054551387571">
            <text:p>70</text:p>
          </table:table-cell>
          <table:table-cell table:formula="oooc:=[.F$2]*POWER([.F$3];[.$B54]) + [.F$4]" office:value-type="float" office:value="1919.70662909964">
            <text:p>1920</text:p>
          </table:table-cell>
          <table:table-cell table:formula="oooc:=[.G$2]*POWER([.G$3];[.$B54]) + [.G$4]" office:value-type="float" office:value="0">
            <text:p>0</text:p>
          </table:table-cell>
          <table:table-cell table:formula="oooc:= 1 + ([.H$2]-1)*POWER(EXP([.H$3]/([.H$2]-1)); [.$B54]-1)" office:value-type="percentage" office:value="0.143114683556061">
            <text:p>14.31%</text:p>
          </table:table-cell>
          <table:table-cell table:formula="oooc:=[.I$2]*POWER([.I$3];[.$B54]) + [.I$4]" office:value-type="float" office:value="0">
            <text:p>0</text:p>
          </table:table-cell>
          <table:table-cell table:formula="oooc:=[.J$2]*POWER([.J$3];[.$B54]) + [.J$4]" office:value-type="float" office:value="38.8212813288393">
            <text:p>39</text:p>
          </table:table-cell>
          <table:table-cell table:formula="oooc:=[.K$2]*POWER([.K$3];[.$B54]) + [.K$4]" office:value-type="float" office:value="51.1312401009143">
            <text:p>51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132.076067269946">
            <text:p>132</text:p>
          </table:table-cell>
          <table:table-cell table:formula="oooc:= 1 + ([.D$2]-1)*POWER(EXP([.D$3]/([.D$2]-1)); ([.$B55]-1))" office:value-type="percentage" office:value="0.926424111765712">
            <text:p>92.64%</text:p>
          </table:table-cell>
          <table:table-cell table:formula="oooc:=[.E$2]*POWER([.E$3];[.$B55]) + [.E$4]" office:value-type="float" office:value="74.3418369984701">
            <text:p>74</text:p>
          </table:table-cell>
          <table:table-cell table:formula="oooc:=[.F$2]*POWER([.F$3];[.$B55]) + [.F$4]" office:value-type="float" office:value="2053.73609313662">
            <text:p>2054</text:p>
          </table:table-cell>
          <table:table-cell table:formula="oooc:=[.G$2]*POWER([.G$3];[.$B55]) + [.G$4]" office:value-type="float" office:value="0">
            <text:p>0</text:p>
          </table:table-cell>
          <table:table-cell table:formula="oooc:= 1 + ([.H$2]-1)*POWER(EXP([.H$3]/([.H$2]-1)); [.$B55]-1)" office:value-type="percentage" office:value="0.144916755060354">
            <text:p>14.49%</text:p>
          </table:table-cell>
          <table:table-cell table:formula="oooc:=[.I$2]*POWER([.I$3];[.$B55]) + [.I$4]" office:value-type="float" office:value="0">
            <text:p>0</text:p>
          </table:table-cell>
          <table:table-cell table:formula="oooc:=[.J$2]*POWER([.J$3];[.$B55]) + [.J$4]" office:value-type="float" office:value="41.398771021858">
            <text:p>41</text:p>
          </table:table-cell>
          <table:table-cell table:formula="oooc:=[.K$2]*POWER([.K$3];[.$B55]) + [.K$4]" office:value-type="float" office:value="54.4304269079783">
            <text:p>54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140.901391978842">
            <text:p>141</text:p>
          </table:table-cell>
          <table:table-cell table:formula="oooc:= 1 + ([.D$2]-1)*POWER(EXP([.D$3]/([.D$2]-1)); ([.$B56]-1))" office:value-type="percentage" office:value="0.927881011965384">
            <text:p>92.79%</text:p>
          </table:table-cell>
          <table:table-cell table:formula="oooc:=[.E$2]*POWER([.E$3];[.$B56]) + [.E$4]" office:value-type="float" office:value="79.195765588363">
            <text:p>79</text:p>
          </table:table-cell>
          <table:table-cell table:formula="oooc:=[.F$2]*POWER([.F$3];[.$B56]) + [.F$4]" office:value-type="float" office:value="2197.14761965618">
            <text:p>2197</text:p>
          </table:table-cell>
          <table:table-cell table:formula="oooc:=[.G$2]*POWER([.G$3];[.$B56]) + [.G$4]" office:value-type="float" office:value="0">
            <text:p>0</text:p>
          </table:table-cell>
          <table:table-cell table:formula="oooc:= 1 + ([.H$2]-1)*POWER(EXP([.H$3]/([.H$2]-1)); [.$B56]-1)" office:value-type="percentage" office:value="0.146715036720609">
            <text:p>14.67%</text:p>
          </table:table-cell>
          <table:table-cell table:formula="oooc:=[.I$2]*POWER([.I$3];[.$B56]) + [.I$4]" office:value-type="float" office:value="0">
            <text:p>0</text:p>
          </table:table-cell>
          <table:table-cell table:formula="oooc:=[.J$2]*POWER([.J$3];[.$B56]) + [.J$4]" office:value-type="float" office:value="44.1566849933881">
            <text:p>44</text:p>
          </table:table-cell>
          <table:table-cell table:formula="oooc:=[.K$2]*POWER([.K$3];[.$B56]) + [.K$4]" office:value-type="float" office:value="57.9605567915367">
            <text:p>58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150.344489417361">
            <text:p>150</text:p>
          </table:table-cell>
          <table:table-cell table:formula="oooc:= 1 + ([.D$2]-1)*POWER(EXP([.D$3]/([.D$2]-1)); ([.$B57]-1))" office:value-type="percentage" office:value="0.929309063608244">
            <text:p>92.93%</text:p>
          </table:table-cell>
          <table:table-cell table:formula="oooc:=[.E$2]*POWER([.E$3];[.$B57]) + [.E$4]" office:value-type="float" office:value="84.3894691795484">
            <text:p>84</text:p>
          </table:table-cell>
          <table:table-cell table:formula="oooc:=[.F$2]*POWER([.F$3];[.$B57]) + [.F$4]" office:value-type="float" office:value="2350.59795303211">
            <text:p>2351</text:p>
          </table:table-cell>
          <table:table-cell table:formula="oooc:=[.G$2]*POWER([.G$3];[.$B57]) + [.G$4]" office:value-type="float" office:value="0">
            <text:p>0</text:p>
          </table:table-cell>
          <table:table-cell table:formula="oooc:= 1 + ([.H$2]-1)*POWER(EXP([.H$3]/([.H$2]-1)); [.$B57]-1)" office:value-type="percentage" office:value="0.148509536507055">
            <text:p>14.85%</text:p>
          </table:table-cell>
          <table:table-cell table:formula="oooc:=[.I$2]*POWER([.I$3];[.$B57]) + [.I$4]" office:value-type="float" office:value="0">
            <text:p>0</text:p>
          </table:table-cell>
          <table:table-cell table:formula="oooc:=[.J$2]*POWER([.J$3];[.$B57]) + [.J$4]" office:value-type="float" office:value="47.1076529429252">
            <text:p>47</text:p>
          </table:table-cell>
          <table:table-cell table:formula="oooc:=[.K$2]*POWER([.K$3];[.$B57]) + [.K$4]" office:value-type="float" office:value="61.7377957669443">
            <text:p>62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160.448603676576">
            <text:p>160</text:p>
          </table:table-cell>
          <table:table-cell table:formula="oooc:= 1 + ([.D$2]-1)*POWER(EXP([.D$3]/([.D$2]-1)); ([.$B58]-1))" office:value-type="percentage" office:value="0.930708837933989">
            <text:p>93.07%</text:p>
          </table:table-cell>
          <table:table-cell table:formula="oooc:=[.E$2]*POWER([.E$3];[.$B58]) + [.E$4]" office:value-type="float" office:value="89.9467320221168">
            <text:p>90</text:p>
          </table:table-cell>
          <table:table-cell table:formula="oooc:=[.F$2]*POWER([.F$3];[.$B58]) + [.F$4]" office:value-type="float" office:value="2514.78980974436">
            <text:p>2515</text:p>
          </table:table-cell>
          <table:table-cell table:formula="oooc:=[.G$2]*POWER([.G$3];[.$B58]) + [.G$4]" office:value-type="float" office:value="0">
            <text:p>0</text:p>
          </table:table-cell>
          <table:table-cell table:formula="oooc:= 1 + ([.H$2]-1)*POWER(EXP([.H$3]/([.H$2]-1)); [.$B58]-1)" office:value-type="percentage" office:value="0.150300262373155">
            <text:p>15.03%</text:p>
          </table:table-cell>
          <table:table-cell table:formula="oooc:=[.I$2]*POWER([.I$3];[.$B58]) + [.I$4]" office:value-type="float" office:value="0">
            <text:p>0</text:p>
          </table:table-cell>
          <table:table-cell table:formula="oooc:=[.J$2]*POWER([.J$3];[.$B58]) + [.J$4]" office:value-type="float" office:value="50.26518864893">
            <text:p>50</text:p>
          </table:table-cell>
          <table:table-cell table:formula="oooc:=[.K$2]*POWER([.K$3];[.$B58]) + [.K$4]" office:value-type="float" office:value="65.7794414706304">
            <text:p>66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171.260005933936">
            <text:p>171</text:p>
          </table:table-cell>
          <table:table-cell table:formula="oooc:= 1 + ([.D$2]-1)*POWER(EXP([.D$3]/([.D$2]-1)); ([.$B59]-1))" office:value-type="percentage" office:value="0.932080894871012">
            <text:p>93.21%</text:p>
          </table:table-cell>
          <table:table-cell table:formula="oooc:=[.E$2]*POWER([.E$3];[.$B59]) + [.E$4]" office:value-type="float" office:value="95.893003263665">
            <text:p>96</text:p>
          </table:table-cell>
          <table:table-cell table:formula="oooc:=[.F$2]*POWER([.F$3];[.$B59]) + [.F$4]" office:value-type="float" office:value="2690.47509642647">
            <text:p>2690</text:p>
          </table:table-cell>
          <table:table-cell table:formula="oooc:=[.G$2]*POWER([.G$3];[.$B59]) + [.G$4]" office:value-type="float" office:value="0">
            <text:p>0</text:p>
          </table:table-cell>
          <table:table-cell table:formula="oooc:= 1 + ([.H$2]-1)*POWER(EXP([.H$3]/([.H$2]-1)); [.$B59]-1)" office:value-type="percentage" office:value="0.152087222255648">
            <text:p>15.21%</text:p>
          </table:table-cell>
          <table:table-cell table:formula="oooc:=[.I$2]*POWER([.I$3];[.$B59]) + [.I$4]" office:value-type="float" office:value="0">
            <text:p>0</text:p>
          </table:table-cell>
          <table:table-cell table:formula="oooc:=[.J$2]*POWER([.J$3];[.$B59]) + [.J$4]" office:value-type="float" office:value="53.6437518543551">
            <text:p>54</text:p>
          </table:table-cell>
          <table:table-cell table:formula="oooc:=[.K$2]*POWER([.K$3];[.$B59]) + [.K$4]" office:value-type="float" office:value="70.1040023735745">
            <text:p>70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182.828206349312">
            <text:p>183</text:p>
          </table:table-cell>
          <table:table-cell table:formula="oooc:= 1 + ([.D$2]-1)*POWER(EXP([.D$3]/([.D$2]-1)); ([.$B60]-1))" office:value-type="percentage" office:value="0.933425783260384">
            <text:p>93.34%</text:p>
          </table:table-cell>
          <table:table-cell table:formula="oooc:=[.E$2]*POWER([.E$3];[.$B60]) + [.E$4]" office:value-type="float" office:value="102.255513492122">
            <text:p>102</text:p>
          </table:table-cell>
          <table:table-cell table:formula="oooc:=[.F$2]*POWER([.F$3];[.$B60]) + [.F$4]" office:value-type="float" office:value="2878.45835317632">
            <text:p>2878</text:p>
          </table:table-cell>
          <table:table-cell table:formula="oooc:=[.G$2]*POWER([.G$3];[.$B60]) + [.G$4]" office:value-type="float" office:value="0">
            <text:p>0</text:p>
          </table:table-cell>
          <table:table-cell table:formula="oooc:= 1 + ([.H$2]-1)*POWER(EXP([.H$3]/([.H$2]-1)); [.$B60]-1)" office:value-type="percentage" office:value="0.153870424074579">
            <text:p>15.39%</text:p>
          </table:table-cell>
          <table:table-cell table:formula="oooc:=[.I$2]*POWER([.I$3];[.$B60]) + [.I$4]" office:value-type="float" office:value="0">
            <text:p>0</text:p>
          </table:table-cell>
          <table:table-cell table:formula="oooc:=[.J$2]*POWER([.J$3];[.$B60]) + [.J$4]" office:value-type="float" office:value="57.25881448416">
            <text:p>57</text:p>
          </table:table-cell>
          <table:table-cell table:formula="oooc:=[.K$2]*POWER([.K$3];[.$B60]) + [.K$4]" office:value-type="float" office:value="74.7312825397248">
            <text:p>75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195.206180793764">
            <text:p>195</text:p>
          </table:table-cell>
          <table:table-cell table:formula="oooc:= 1 + ([.D$2]-1)*POWER(EXP([.D$3]/([.D$2]-1)); ([.$B61]-1))" office:value-type="percentage" office:value="0.934744041075392">
            <text:p>93.47%</text:p>
          </table:table-cell>
          <table:table-cell table:formula="oooc:=[.E$2]*POWER([.E$3];[.$B61]) + [.E$4]" office:value-type="float" office:value="109.06339943657">
            <text:p>109</text:p>
          </table:table-cell>
          <table:table-cell table:formula="oooc:=[.F$2]*POWER([.F$3];[.$B61]) + [.F$4]" office:value-type="float" office:value="3079.60043789866">
            <text:p>3080</text:p>
          </table:table-cell>
          <table:table-cell table:formula="oooc:=[.G$2]*POWER([.G$3];[.$B61]) + [.G$4]" office:value-type="float" office:value="0">
            <text:p>0</text:p>
          </table:table-cell>
          <table:table-cell table:formula="oooc:= 1 + ([.H$2]-1)*POWER(EXP([.H$3]/([.H$2]-1)); [.$B61]-1)" office:value-type="percentage" office:value="0.15564987573334">
            <text:p>15.56%</text:p>
          </table:table-cell>
          <table:table-cell table:formula="oooc:=[.I$2]*POWER([.I$3];[.$B61]) + [.I$4]" office:value-type="float" office:value="0">
            <text:p>0</text:p>
          </table:table-cell>
          <table:table-cell table:formula="oooc:=[.J$2]*POWER([.J$3];[.$B61]) + [.J$4]" office:value-type="float" office:value="61.1269314980512">
            <text:p>61</text:p>
          </table:table-cell>
          <table:table-cell table:formula="oooc:=[.K$2]*POWER([.K$3];[.$B61]) + [.K$4]" office:value-type="float" office:value="79.6824723175055">
            <text:p>80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208.450613449327">
            <text:p>208</text:p>
          </table:table-cell>
          <table:table-cell table:formula="oooc:= 1 + ([.D$2]-1)*POWER(EXP([.D$3]/([.D$2]-1)); ([.$B62]-1))" office:value-type="percentage" office:value="0.936036195636739">
            <text:p>93.60%</text:p>
          </table:table-cell>
          <table:table-cell table:formula="oooc:=[.E$2]*POWER([.E$3];[.$B62]) + [.E$4]" office:value-type="float" office:value="116.34783739713">
            <text:p>116</text:p>
          </table:table-cell>
          <table:table-cell table:formula="oooc:=[.F$2]*POWER([.F$3];[.$B62]) + [.F$4]" office:value-type="float" office:value="3294.82246855157">
            <text:p>3295</text:p>
          </table:table-cell>
          <table:table-cell table:formula="oooc:=[.G$2]*POWER([.G$3];[.$B62]) + [.G$4]" office:value-type="float" office:value="0">
            <text:p>0</text:p>
          </table:table-cell>
          <table:table-cell table:formula="oooc:= 1 + ([.H$2]-1)*POWER(EXP([.H$3]/([.H$2]-1)); [.$B62]-1)" office:value-type="percentage" office:value="0.1574255851187">
            <text:p>15.74%</text:p>
          </table:table-cell>
          <table:table-cell table:formula="oooc:=[.I$2]*POWER([.I$3];[.$B62]) + [.I$4]" office:value-type="float" office:value="0">
            <text:p>0</text:p>
          </table:table-cell>
          <table:table-cell table:formula="oooc:=[.J$2]*POWER([.J$3];[.$B62]) + [.J$4]" office:value-type="float" office:value="65.2658167029148">
            <text:p>65</text:p>
          </table:table-cell>
          <table:table-cell table:formula="oooc:=[.K$2]*POWER([.K$3];[.$B62]) + [.K$4]" office:value-type="float" office:value="84.9802453797309">
            <text:p>85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222.62215639078">
            <text:p>223</text:p>
          </table:table-cell>
          <table:table-cell table:formula="oooc:= 1 + ([.D$2]-1)*POWER(EXP([.D$3]/([.D$2]-1)); ([.$B63]-1))" office:value-type="percentage" office:value="0.937302763823479">
            <text:p>93.73%</text:p>
          </table:table-cell>
          <table:table-cell table:formula="oooc:=[.E$2]*POWER([.E$3];[.$B63]) + [.E$4]" office:value-type="float" office:value="124.142186014929">
            <text:p>124</text:p>
          </table:table-cell>
          <table:table-cell table:formula="oooc:=[.F$2]*POWER([.F$3];[.$B63]) + [.F$4]" office:value-type="float" office:value="3525.11004135018">
            <text:p>3525</text:p>
          </table:table-cell>
          <table:table-cell table:formula="oooc:=[.G$2]*POWER([.G$3];[.$B63]) + [.G$4]" office:value-type="float" office:value="0">
            <text:p>0</text:p>
          </table:table-cell>
          <table:table-cell table:formula="oooc:= 1 + ([.H$2]-1)*POWER(EXP([.H$3]/([.H$2]-1)); [.$B63]-1)" office:value-type="percentage" office:value="0.159197560100842">
            <text:p>15.92%</text:p>
          </table:table-cell>
          <table:table-cell table:formula="oooc:=[.I$2]*POWER([.I$3];[.$B63]) + [.I$4]" office:value-type="float" office:value="0">
            <text:p>0</text:p>
          </table:table-cell>
          <table:table-cell table:formula="oooc:=[.J$2]*POWER([.J$3];[.$B63]) + [.J$4]" office:value-type="float" office:value="69.6944238721188">
            <text:p>70</text:p>
          </table:table-cell>
          <table:table-cell table:formula="oooc:=[.K$2]*POWER([.K$3];[.$B63]) + [.K$4]" office:value-type="float" office:value="90.6488625563121">
            <text:p>91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237.785707338135">
            <text:p>238</text:p>
          </table:table-cell>
          <table:table-cell table:formula="oooc:= 1 + ([.D$2]-1)*POWER(EXP([.D$3]/([.D$2]-1)); ([.$B64]-1))" office:value-type="percentage" office:value="0.938544252279774">
            <text:p>93.85%</text:p>
          </table:table-cell>
          <table:table-cell table:formula="oooc:=[.E$2]*POWER([.E$3];[.$B64]) + [.E$4]" office:value-type="float" office:value="132.482139035974">
            <text:p>132</text:p>
          </table:table-cell>
          <table:table-cell table:formula="oooc:=[.F$2]*POWER([.F$3];[.$B64]) + [.F$4]" office:value-type="float" office:value="3771.51774424469">
            <text:p>3772</text:p>
          </table:table-cell>
          <table:table-cell table:formula="oooc:=[.G$2]*POWER([.G$3];[.$B64]) + [.G$4]" office:value-type="float" office:value="0">
            <text:p>0</text:p>
          </table:table-cell>
          <table:table-cell table:formula="oooc:= 1 + ([.H$2]-1)*POWER(EXP([.H$3]/([.H$2]-1)); [.$B64]-1)" office:value-type="percentage" office:value="0.160965808533398">
            <text:p>16.10%</text:p>
          </table:table-cell>
          <table:table-cell table:formula="oooc:=[.I$2]*POWER([.I$3];[.$B64]) + [.I$4]" office:value-type="float" office:value="0">
            <text:p>0</text:p>
          </table:table-cell>
          <table:table-cell table:formula="oooc:=[.J$2]*POWER([.J$3];[.$B64]) + [.J$4]" office:value-type="float" office:value="74.4330335431671">
            <text:p>74</text:p>
          </table:table-cell>
          <table:table-cell table:formula="oooc:=[.K$2]*POWER([.K$3];[.$B64]) + [.K$4]" office:value-type="float" office:value="96.7142829352539">
            <text:p>97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254.010706851804">
            <text:p>254</text:p>
          </table:table-cell>
          <table:table-cell table:formula="oooc:= 1 + ([.D$2]-1)*POWER(EXP([.D$3]/([.D$2]-1)); ([.$B65]-1))" office:value-type="percentage" office:value="0.93976115761756">
            <text:p>93.98%</text:p>
          </table:table-cell>
          <table:table-cell table:formula="oooc:=[.E$2]*POWER([.E$3];[.$B65]) + [.E$4]" office:value-type="float" office:value="141.405888768492">
            <text:p>141</text:p>
          </table:table-cell>
          <table:table-cell table:formula="oooc:=[.F$2]*POWER([.F$3];[.$B65]) + [.F$4]" office:value-type="float" office:value="4035.17398634182">
            <text:p>4035</text:p>
          </table:table-cell>
          <table:table-cell table:formula="oooc:=[.G$2]*POWER([.G$3];[.$B65]) + [.G$4]" office:value-type="float" office:value="0">
            <text:p>0</text:p>
          </table:table-cell>
          <table:table-cell table:formula="oooc:= 1 + ([.H$2]-1)*POWER(EXP([.H$3]/([.H$2]-1)); [.$B65]-1)" office:value-type="percentage" office:value="0.162730338253482">
            <text:p>16.27%</text:p>
          </table:table-cell>
          <table:table-cell table:formula="oooc:=[.I$2]*POWER([.I$3];[.$B65]) + [.I$4]" office:value-type="float" office:value="0">
            <text:p>0</text:p>
          </table:table-cell>
          <table:table-cell table:formula="oooc:=[.J$2]*POWER([.J$3];[.$B65]) + [.J$4]" office:value-type="float" office:value="79.5033458911888">
            <text:p>80</text:p>
          </table:table-cell>
          <table:table-cell table:formula="oooc:=[.K$2]*POWER([.K$3];[.$B65]) + [.K$4]" office:value-type="float" office:value="103.204282740722">
            <text:p>103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271.371456331431">
            <text:p>271</text:p>
          </table:table-cell>
          <table:table-cell table:formula="oooc:= 1 + ([.D$2]-1)*POWER(EXP([.D$3]/([.D$2]-1)); ([.$B66]-1))" office:value-type="percentage" office:value="0.940953966615197">
            <text:p>94.10%</text:p>
          </table:table-cell>
          <table:table-cell table:formula="oooc:=[.E$2]*POWER([.E$3];[.$B66]) + [.E$4]" office:value-type="float" office:value="150.954300982287">
            <text:p>151</text:p>
          </table:table-cell>
          <table:table-cell table:formula="oooc:=[.F$2]*POWER([.F$3];[.$B66]) + [.F$4]" office:value-type="float" office:value="4317.28616538575">
            <text:p>4317</text:p>
          </table:table-cell>
          <table:table-cell table:formula="oooc:=[.G$2]*POWER([.G$3];[.$B66]) + [.G$4]" office:value-type="float" office:value="0">
            <text:p>0</text:p>
          </table:table-cell>
          <table:table-cell table:formula="oooc:= 1 + ([.H$2]-1)*POWER(EXP([.H$3]/([.H$2]-1)); [.$B66]-1)" office:value-type="percentage" office:value="0.164491157081728">
            <text:p>16.45%</text:p>
          </table:table-cell>
          <table:table-cell table:formula="oooc:=[.I$2]*POWER([.I$3];[.$B66]) + [.I$4]" office:value-type="float" office:value="0">
            <text:p>0</text:p>
          </table:table-cell>
          <table:table-cell table:formula="oooc:=[.J$2]*POWER([.J$3];[.$B66]) + [.J$4]" office:value-type="float" office:value="84.9285801035721">
            <text:p>85</text:p>
          </table:table-cell>
          <table:table-cell table:formula="oooc:=[.K$2]*POWER([.K$3];[.$B66]) + [.K$4]" office:value-type="float" office:value="110.148582532572">
            <text:p>110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289.947458274631">
            <text:p>290</text:p>
          </table:table-cell>
          <table:table-cell table:formula="oooc:= 1 + ([.D$2]-1)*POWER(EXP([.D$3]/([.D$2]-1)); ([.$B67]-1))" office:value-type="percentage" office:value="0.94212315641219">
            <text:p>94.21%</text:p>
          </table:table-cell>
          <table:table-cell table:formula="oooc:=[.E$2]*POWER([.E$3];[.$B67]) + [.E$4]" office:value-type="float" office:value="161.171102051047">
            <text:p>161</text:p>
          </table:table-cell>
          <table:table-cell table:formula="oooc:=[.F$2]*POWER([.F$3];[.$B67]) + [.F$4]" office:value-type="float" office:value="4619.14619696275">
            <text:p>4619</text:p>
          </table:table-cell>
          <table:table-cell table:formula="oooc:=[.G$2]*POWER([.G$3];[.$B67]) + [.G$4]" office:value-type="float" office:value="0">
            <text:p>0</text:p>
          </table:table-cell>
          <table:table-cell table:formula="oooc:= 1 + ([.H$2]-1)*POWER(EXP([.H$3]/([.H$2]-1)); [.$B67]-1)" office:value-type="percentage" office:value="0.166248272822322">
            <text:p>16.62%</text:p>
          </table:table-cell>
          <table:table-cell table:formula="oooc:=[.I$2]*POWER([.I$3];[.$B67]) + [.I$4]" office:value-type="float" office:value="0">
            <text:p>0</text:p>
          </table:table-cell>
          <table:table-cell table:formula="oooc:=[.J$2]*POWER([.J$3];[.$B67]) + [.J$4]" office:value-type="float" office:value="90.7335807108221">
            <text:p>91</text:p>
          </table:table-cell>
          <table:table-cell table:formula="oooc:=[.K$2]*POWER([.K$3];[.$B67]) + [.K$4]" office:value-type="float" office:value="117.578983309852">
            <text:p>118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309.823780353855">
            <text:p>310</text:p>
          </table:table-cell>
          <table:table-cell table:formula="oooc:= 1 + ([.D$2]-1)*POWER(EXP([.D$3]/([.D$2]-1)); ([.$B68]-1))" office:value-type="percentage" office:value="0.943269194700046">
            <text:p>94.33%</text:p>
          </table:table-cell>
          <table:table-cell table:formula="oooc:=[.E$2]*POWER([.E$3];[.$B68]) + [.E$4]" office:value-type="float" office:value="172.10307919462">
            <text:p>172</text:p>
          </table:table-cell>
          <table:table-cell table:formula="oooc:=[.F$2]*POWER([.F$3];[.$B68]) + [.F$4]" office:value-type="float" office:value="4942.13643075014">
            <text:p>4942</text:p>
          </table:table-cell>
          <table:table-cell table:formula="oooc:=[.G$2]*POWER([.G$3];[.$B68]) + [.G$4]" office:value-type="float" office:value="0">
            <text:p>0</text:p>
          </table:table-cell>
          <table:table-cell table:formula="oooc:= 1 + ([.H$2]-1)*POWER(EXP([.H$3]/([.H$2]-1)); [.$B68]-1)" office:value-type="percentage" office:value="0.168001693263037">
            <text:p>16.80%</text:p>
          </table:table-cell>
          <table:table-cell table:formula="oooc:=[.I$2]*POWER([.I$3];[.$B68]) + [.I$4]" office:value-type="float" office:value="0">
            <text:p>0</text:p>
          </table:table-cell>
          <table:table-cell table:formula="oooc:=[.J$2]*POWER([.J$3];[.$B68]) + [.J$4]" office:value-type="float" office:value="96.9449313605796">
            <text:p>97</text:p>
          </table:table-cell>
          <table:table-cell table:formula="oooc:=[.K$2]*POWER([.K$3];[.$B68]) + [.K$4]" office:value-type="float" office:value="125.529512141542">
            <text:p>126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331.091444978625">
            <text:p>331</text:p>
          </table:table-cell>
          <table:table-cell table:formula="oooc:= 1 + ([.D$2]-1)*POWER(EXP([.D$3]/([.D$2]-1)); ([.$B69]-1))" office:value-type="percentage" office:value="0.944392539909361">
            <text:p>94.44%</text:p>
          </table:table-cell>
          <table:table-cell table:formula="oooc:=[.E$2]*POWER([.E$3];[.$B69]) + [.E$4]" office:value-type="float" office:value="183.800294738244">
            <text:p>184</text:p>
          </table:table-cell>
          <table:table-cell table:formula="oooc:=[.F$2]*POWER([.F$3];[.$B69]) + [.F$4]" office:value-type="float" office:value="5287.73598090265">
            <text:p>5288</text:p>
          </table:table-cell>
          <table:table-cell table:formula="oooc:=[.G$2]*POWER([.G$3];[.$B69]) + [.G$4]" office:value-type="float" office:value="0">
            <text:p>0</text:p>
          </table:table-cell>
          <table:table-cell table:formula="oooc:= 1 + ([.H$2]-1)*POWER(EXP([.H$3]/([.H$2]-1)); [.$B69]-1)" office:value-type="percentage" office:value="0.169751426175269">
            <text:p>16.98%</text:p>
          </table:table-cell>
          <table:table-cell table:formula="oooc:=[.I$2]*POWER([.I$3];[.$B69]) + [.I$4]" office:value-type="float" office:value="0">
            <text:p>0</text:p>
          </table:table-cell>
          <table:table-cell table:formula="oooc:=[.J$2]*POWER([.J$3];[.$B69]) + [.J$4]" office:value-type="float" office:value="103.59107655582">
            <text:p>104</text:p>
          </table:table-cell>
          <table:table-cell table:formula="oooc:=[.K$2]*POWER([.K$3];[.$B69]) + [.K$4]" office:value-type="float" office:value="134.03657799145">
            <text:p>134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353.847846127128">
            <text:p>354</text:p>
          </table:table-cell>
          <table:table-cell table:formula="oooc:= 1 + ([.D$2]-1)*POWER(EXP([.D$3]/([.D$2]-1)); ([.$B70]-1))" office:value-type="percentage" office:value="0.945493641393198">
            <text:p>94.55%</text:p>
          </table:table-cell>
          <table:table-cell table:formula="oooc:=[.E$2]*POWER([.E$3];[.$B70]) + [.E$4]" office:value-type="float" office:value="196.316315369921">
            <text:p>196</text:p>
          </table:table-cell>
          <table:table-cell table:formula="oooc:=[.F$2]*POWER([.F$3];[.$B70]) + [.F$4]" office:value-type="float" office:value="5657.52749956584">
            <text:p>5658</text:p>
          </table:table-cell>
          <table:table-cell table:formula="oooc:=[.G$2]*POWER([.G$3];[.$B70]) + [.G$4]" office:value-type="float" office:value="0">
            <text:p>0</text:p>
          </table:table-cell>
          <table:table-cell table:formula="oooc:= 1 + ([.H$2]-1)*POWER(EXP([.H$3]/([.H$2]-1)); [.$B70]-1)" office:value-type="percentage" office:value="0.171497479314069">
            <text:p>17.15%</text:p>
          </table:table-cell>
          <table:table-cell table:formula="oooc:=[.I$2]*POWER([.I$3];[.$B70]) + [.I$4]" office:value-type="float" office:value="0">
            <text:p>0</text:p>
          </table:table-cell>
          <table:table-cell table:formula="oooc:=[.J$2]*POWER([.J$3];[.$B70]) + [.J$4]" office:value-type="float" office:value="110.702451914728">
            <text:p>111</text:p>
          </table:table-cell>
          <table:table-cell table:formula="oooc:=[.K$2]*POWER([.K$3];[.$B70]) + [.K$4]" office:value-type="float" office:value="143.139138450851">
            <text:p>143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378.197195356027">
            <text:p>378</text:p>
          </table:table-cell>
          <table:table-cell table:formula="oooc:= 1 + ([.D$2]-1)*POWER(EXP([.D$3]/([.D$2]-1)); ([.$B71]-1))" office:value-type="percentage" office:value="0.94657293960683">
            <text:p>94.66%</text:p>
          </table:table-cell>
          <table:table-cell table:formula="oooc:=[.E$2]*POWER([.E$3];[.$B71]) + [.E$4]" office:value-type="float" office:value="209.708457445815">
            <text:p>210</text:p>
          </table:table-cell>
          <table:table-cell table:formula="oooc:=[.F$2]*POWER([.F$3];[.$B71]) + [.F$4]" office:value-type="float" office:value="6053.20442453545">
            <text:p>6053</text:p>
          </table:table-cell>
          <table:table-cell table:formula="oooc:=[.G$2]*POWER([.G$3];[.$B71]) + [.G$4]" office:value-type="float" office:value="0">
            <text:p>0</text:p>
          </table:table-cell>
          <table:table-cell table:formula="oooc:= 1 + ([.H$2]-1)*POWER(EXP([.H$3]/([.H$2]-1)); [.$B71]-1)" office:value-type="percentage" office:value="0.173239860418181">
            <text:p>17.32%</text:p>
          </table:table-cell>
          <table:table-cell table:formula="oooc:=[.I$2]*POWER([.I$3];[.$B71]) + [.I$4]" office:value-type="float" office:value="0">
            <text:p>0</text:p>
          </table:table-cell>
          <table:table-cell table:formula="oooc:=[.J$2]*POWER([.J$3];[.$B71]) + [.J$4]" office:value-type="float" office:value="118.311623548759">
            <text:p>118</text:p>
          </table:table-cell>
          <table:table-cell table:formula="oooc:=[.K$2]*POWER([.K$3];[.$B71]) + [.K$4]" office:value-type="float" office:value="152.878878142411">
            <text:p>153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404.250999030949">
            <text:p>404</text:p>
          </table:table-cell>
          <table:table-cell table:formula="oooc:= 1 + ([.D$2]-1)*POWER(EXP([.D$3]/([.D$2]-1)); ([.$B72]-1))" office:value-type="percentage" office:value="0.947630866283935">
            <text:p>94.76%</text:p>
          </table:table-cell>
          <table:table-cell table:formula="oooc:=[.E$2]*POWER([.E$3];[.$B72]) + [.E$4]" office:value-type="float" office:value="224.038049467022">
            <text:p>224</text:p>
          </table:table-cell>
          <table:table-cell table:formula="oooc:=[.F$2]*POWER([.F$3];[.$B72]) + [.F$4]" office:value-type="float" office:value="6476.57873425293">
            <text:p>6477</text:p>
          </table:table-cell>
          <table:table-cell table:formula="oooc:=[.G$2]*POWER([.G$3];[.$B72]) + [.G$4]" office:value-type="float" office:value="0">
            <text:p>0</text:p>
          </table:table-cell>
          <table:table-cell table:formula="oooc:= 1 + ([.H$2]-1)*POWER(EXP([.H$3]/([.H$2]-1)); [.$B72]-1)" office:value-type="percentage" office:value="0.174978577210071">
            <text:p>17.50%</text:p>
          </table:table-cell>
          <table:table-cell table:formula="oooc:=[.I$2]*POWER([.I$3];[.$B72]) + [.I$4]" office:value-type="float" office:value="0">
            <text:p>0</text:p>
          </table:table-cell>
          <table:table-cell table:formula="oooc:=[.J$2]*POWER([.J$3];[.$B72]) + [.J$4]" office:value-type="float" office:value="126.453437197172">
            <text:p>126</text:p>
          </table:table-cell>
          <table:table-cell table:formula="oooc:=[.K$2]*POWER([.K$3];[.$B72]) + [.K$4]" office:value-type="float" office:value="163.30039961238">
            <text:p>16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432.128568963116">
            <text:p>432</text:p>
          </table:table-cell>
          <table:table-cell table:formula="oooc:= 1 + ([.D$2]-1)*POWER(EXP([.D$3]/([.D$2]-1)); ([.$B73]-1))" office:value-type="percentage" office:value="0.948667844609289">
            <text:p>94.87%</text:p>
          </table:table-cell>
          <table:table-cell table:formula="oooc:=[.E$2]*POWER([.E$3];[.$B73]) + [.E$4]" office:value-type="float" office:value="239.370712929714">
            <text:p>239</text:p>
          </table:table-cell>
          <table:table-cell table:formula="oooc:=[.F$2]*POWER([.F$3];[.$B73]) + [.F$4]" office:value-type="float" office:value="6929.58924565063">
            <text:p>6930</text:p>
          </table:table-cell>
          <table:table-cell table:formula="oooc:=[.G$2]*POWER([.G$3];[.$B73]) + [.G$4]" office:value-type="float" office:value="0">
            <text:p>0</text:p>
          </table:table-cell>
          <table:table-cell table:formula="oooc:= 1 + ([.H$2]-1)*POWER(EXP([.H$3]/([.H$2]-1)); [.$B73]-1)" office:value-type="percentage" office:value="0.176713637395967">
            <text:p>17.67%</text:p>
          </table:table-cell>
          <table:table-cell table:formula="oooc:=[.I$2]*POWER([.I$3];[.$B73]) + [.I$4]" office:value-type="float" office:value="0">
            <text:p>0</text:p>
          </table:table-cell>
          <table:table-cell table:formula="oooc:=[.J$2]*POWER([.J$3];[.$B73]) + [.J$4]" office:value-type="float" office:value="135.165177800974">
            <text:p>135</text:p>
          </table:table-cell>
          <table:table-cell table:formula="oooc:=[.K$2]*POWER([.K$3];[.$B73]) + [.K$4]" office:value-type="float" office:value="174.451427585246">
            <text:p>174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461.957568790534">
            <text:p>462</text:p>
          </table:table-cell>
          <table:table-cell table:formula="oooc:= 1 + ([.D$2]-1)*POWER(EXP([.D$3]/([.D$2]-1)); ([.$B74]-1))" office:value-type="percentage" office:value="0.949684289388049">
            <text:p>94.97%</text:p>
          </table:table-cell>
          <table:table-cell table:formula="oooc:=[.E$2]*POWER([.E$3];[.$B74]) + [.E$4]" office:value-type="float" office:value="255.776662834794">
            <text:p>256</text:p>
          </table:table-cell>
          <table:table-cell table:formula="oooc:=[.F$2]*POWER([.F$3];[.$B74]) + [.F$4]" office:value-type="float" office:value="7414.31049284618">
            <text:p>7414</text:p>
          </table:table-cell>
          <table:table-cell table:formula="oooc:=[.G$2]*POWER([.G$3];[.$B74]) + [.G$4]" office:value-type="float" office:value="0">
            <text:p>0</text:p>
          </table:table-cell>
          <table:table-cell table:formula="oooc:= 1 + ([.H$2]-1)*POWER(EXP([.H$3]/([.H$2]-1)); [.$B74]-1)" office:value-type="percentage" office:value="0.178445048665889">
            <text:p>17.84%</text:p>
          </table:table-cell>
          <table:table-cell table:formula="oooc:=[.I$2]*POWER([.I$3];[.$B74]) + [.I$4]" office:value-type="float" office:value="0">
            <text:p>0</text:p>
          </table:table-cell>
          <table:table-cell table:formula="oooc:=[.J$2]*POWER([.J$3];[.$B74]) + [.J$4]" office:value-type="float" office:value="144.486740247042">
            <text:p>144</text:p>
          </table:table-cell>
          <table:table-cell table:formula="oooc:=[.K$2]*POWER([.K$3];[.$B74]) + [.K$4]" office:value-type="float" office:value="186.383027516214">
            <text:p>186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493.874598605871">
            <text:p>494</text:p>
          </table:table-cell>
          <table:table-cell table:formula="oooc:= 1 + ([.D$2]-1)*POWER(EXP([.D$3]/([.D$2]-1)); ([.$B75]-1))" office:value-type="percentage" office:value="0.950680607211679">
            <text:p>95.07%</text:p>
          </table:table-cell>
          <table:table-cell table:formula="oooc:=[.E$2]*POWER([.E$3];[.$B75]) + [.E$4]" office:value-type="float" office:value="273.331029233229">
            <text:p>273</text:p>
          </table:table-cell>
          <table:table-cell table:formula="oooc:=[.F$2]*POWER([.F$3];[.$B75]) + [.F$4]" office:value-type="float" office:value="7932.96222734541">
            <text:p>7933</text:p>
          </table:table-cell>
          <table:table-cell table:formula="oooc:=[.G$2]*POWER([.G$3];[.$B75]) + [.G$4]" office:value-type="float" office:value="0">
            <text:p>0</text:p>
          </table:table-cell>
          <table:table-cell table:formula="oooc:= 1 + ([.H$2]-1)*POWER(EXP([.H$3]/([.H$2]-1)); [.$B75]-1)" office:value-type="percentage" office:value="0.180172818693684">
            <text:p>18.02%</text:p>
          </table:table-cell>
          <table:table-cell table:formula="oooc:=[.I$2]*POWER([.I$3];[.$B75]) + [.I$4]" office:value-type="float" office:value="0">
            <text:p>0</text:p>
          </table:table-cell>
          <table:table-cell table:formula="oooc:=[.J$2]*POWER([.J$3];[.$B75]) + [.J$4]" office:value-type="float" office:value="154.460812064335">
            <text:p>154</text:p>
          </table:table-cell>
          <table:table-cell table:formula="oooc:=[.K$2]*POWER([.K$3];[.$B75]) + [.K$4]" office:value-type="float" office:value="199.149839442349">
            <text:p>199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528.025820508283">
            <text:p>528</text:p>
          </table:table-cell>
          <table:table-cell table:formula="oooc:= 1 + ([.D$2]-1)*POWER(EXP([.D$3]/([.D$2]-1)); ([.$B76]-1))" office:value-type="percentage" office:value="0.951657196620593">
            <text:p>95.17%</text:p>
          </table:table-cell>
          <table:table-cell table:formula="oooc:=[.E$2]*POWER([.E$3];[.$B76]) + [.E$4]" office:value-type="float" office:value="292.114201279555">
            <text:p>292</text:p>
          </table:table-cell>
          <table:table-cell table:formula="oooc:=[.F$2]*POWER([.F$3];[.$B76]) + [.F$4]" office:value-type="float" office:value="8487.91958325959">
            <text:p>8488</text:p>
          </table:table-cell>
          <table:table-cell table:formula="oooc:=[.G$2]*POWER([.G$3];[.$B76]) + [.G$4]" office:value-type="float" office:value="0">
            <text:p>0</text:p>
          </table:table-cell>
          <table:table-cell table:formula="oooc:= 1 + ([.H$2]-1)*POWER(EXP([.H$3]/([.H$2]-1)); [.$B76]-1)" office:value-type="percentage" office:value="0.181896955137062">
            <text:p>18.19%</text:p>
          </table:table-cell>
          <table:table-cell table:formula="oooc:=[.I$2]*POWER([.I$3];[.$B76]) + [.I$4]" office:value-type="float" office:value="0">
            <text:p>0</text:p>
          </table:table-cell>
          <table:table-cell table:formula="oooc:=[.J$2]*POWER([.J$3];[.$B76]) + [.J$4]" office:value-type="float" office:value="165.133068908838">
            <text:p>165</text:p>
          </table:table-cell>
          <table:table-cell table:formula="oooc:=[.K$2]*POWER([.K$3];[.$B76]) + [.K$4]" office:value-type="float" office:value="212.810328203313">
            <text:p>213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564.567627943862">
            <text:p>565</text:p>
          </table:table-cell>
          <table:table-cell table:formula="oooc:= 1 + ([.D$2]-1)*POWER(EXP([.D$3]/([.D$2]-1)); ([.$B77]-1))" office:value-type="percentage" office:value="0.952614448263576">
            <text:p>95.26%</text:p>
          </table:table-cell>
          <table:table-cell table:formula="oooc:=[.E$2]*POWER([.E$3];[.$B77]) + [.E$4]" office:value-type="float" office:value="312.212195369124">
            <text:p>312</text:p>
          </table:table-cell>
          <table:table-cell table:formula="oooc:=[.F$2]*POWER([.F$3];[.$B77]) + [.F$4]" office:value-type="float" office:value="9081.72395408776">
            <text:p>9082</text:p>
          </table:table-cell>
          <table:table-cell table:formula="oooc:=[.G$2]*POWER([.G$3];[.$B77]) + [.G$4]" office:value-type="float" office:value="0">
            <text:p>0</text:p>
          </table:table-cell>
          <table:table-cell table:formula="oooc:= 1 + ([.H$2]-1)*POWER(EXP([.H$3]/([.H$2]-1)); [.$B77]-1)" office:value-type="percentage" office:value="0.183617465637628">
            <text:p>18.36%</text:p>
          </table:table-cell>
          <table:table-cell table:formula="oooc:=[.I$2]*POWER([.I$3];[.$B77]) + [.I$4]" office:value-type="float" office:value="0">
            <text:p>0</text:p>
          </table:table-cell>
          <table:table-cell table:formula="oooc:=[.J$2]*POWER([.J$3];[.$B77]) + [.J$4]" office:value-type="float" office:value="176.552383732457">
            <text:p>177</text:p>
          </table:table-cell>
          <table:table-cell table:formula="oooc:=[.K$2]*POWER([.K$3];[.$B77]) + [.K$4]" office:value-type="float" office:value="227.427051177545">
            <text:p>227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603.667361899933">
            <text:p>604</text:p>
          </table:table-cell>
          <table:table-cell table:formula="oooc:= 1 + ([.D$2]-1)*POWER(EXP([.D$3]/([.D$2]-1)); ([.$B78]-1))" office:value-type="percentage" office:value="0.953552745054048">
            <text:p>95.36%</text:p>
          </table:table-cell>
          <table:table-cell table:formula="oooc:=[.E$2]*POWER([.E$3];[.$B78]) + [.E$4]" office:value-type="float" office:value="333.717049044963">
            <text:p>334</text:p>
          </table:table-cell>
          <table:table-cell table:formula="oooc:=[.F$2]*POWER([.F$3];[.$B78]) + [.F$4]" office:value-type="float" office:value="9717.09463087391">
            <text:p>9717</text:p>
          </table:table-cell>
          <table:table-cell table:formula="oooc:=[.G$2]*POWER([.G$3];[.$B78]) + [.G$4]" office:value-type="float" office:value="0">
            <text:p>0</text:p>
          </table:table-cell>
          <table:table-cell table:formula="oooc:= 1 + ([.H$2]-1)*POWER(EXP([.H$3]/([.H$2]-1)); [.$B78]-1)" office:value-type="percentage" office:value="0.185334357820915">
            <text:p>18.53%</text:p>
          </table:table-cell>
          <table:table-cell table:formula="oooc:=[.I$2]*POWER([.I$3];[.$B78]) + [.I$4]" office:value-type="float" office:value="0">
            <text:p>0</text:p>
          </table:table-cell>
          <table:table-cell table:formula="oooc:=[.J$2]*POWER([.J$3];[.$B78]) + [.J$4]" office:value-type="float" office:value="188.771050593729">
            <text:p>189</text:p>
          </table:table-cell>
          <table:table-cell table:formula="oooc:=[.K$2]*POWER([.K$3];[.$B78]) + [.K$4]" office:value-type="float" office:value="243.066944759973">
            <text:p>243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645.504077232928">
            <text:p>646</text:p>
          </table:table-cell>
          <table:table-cell table:formula="oooc:= 1 + ([.D$2]-1)*POWER(EXP([.D$3]/([.D$2]-1)); ([.$B79]-1))" office:value-type="percentage" office:value="0.954472462323238">
            <text:p>95.45%</text:p>
          </table:table-cell>
          <table:table-cell table:formula="oooc:=[.E$2]*POWER([.E$3];[.$B79]) + [.E$4]" office:value-type="float" office:value="356.72724247811">
            <text:p>357</text:p>
          </table:table-cell>
          <table:table-cell table:formula="oooc:=[.F$2]*POWER([.F$3];[.$B79]) + [.F$4]" office:value-type="float" office:value="10396.9412550351">
            <text:p>10397</text:p>
          </table:table-cell>
          <table:table-cell table:formula="oooc:=[.G$2]*POWER([.G$3];[.$B79]) + [.G$4]" office:value-type="float" office:value="0">
            <text:p>0</text:p>
          </table:table-cell>
          <table:table-cell table:formula="oooc:= 1 + ([.H$2]-1)*POWER(EXP([.H$3]/([.H$2]-1)); [.$B79]-1)" office:value-type="percentage" office:value="0.187047639296422">
            <text:p>18.70%</text:p>
          </table:table-cell>
          <table:table-cell table:formula="oooc:=[.I$2]*POWER([.I$3];[.$B79]) + [.I$4]" office:value-type="float" office:value="0">
            <text:p>0</text:p>
          </table:table-cell>
          <table:table-cell table:formula="oooc:=[.J$2]*POWER([.J$3];[.$B79]) + [.J$4]" office:value-type="float" office:value="201.84502413529">
            <text:p>202</text:p>
          </table:table-cell>
          <table:table-cell table:formula="oooc:=[.K$2]*POWER([.K$3];[.$B79]) + [.K$4]" office:value-type="float" office:value="259.801630893171">
            <text:p>260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690.269362639233">
            <text:p>690</text:p>
          </table:table-cell>
          <table:table-cell table:formula="oooc:= 1 + ([.D$2]-1)*POWER(EXP([.D$3]/([.D$2]-1)); ([.$B80]-1))" office:value-type="percentage" office:value="0.955373967970314">
            <text:p>95.54%</text:p>
          </table:table-cell>
          <table:table-cell table:formula="oooc:=[.E$2]*POWER([.E$3];[.$B80]) + [.E$4]" office:value-type="float" office:value="381.348149451578">
            <text:p>381</text:p>
          </table:table-cell>
          <table:table-cell table:formula="oooc:=[.F$2]*POWER([.F$3];[.$B80]) + [.F$4]" office:value-type="float" office:value="11124.3771428875">
            <text:p>11124</text:p>
          </table:table-cell>
          <table:table-cell table:formula="oooc:=[.G$2]*POWER([.G$3];[.$B80]) + [.G$4]" office:value-type="float" office:value="0">
            <text:p>0</text:p>
          </table:table-cell>
          <table:table-cell table:formula="oooc:= 1 + ([.H$2]-1)*POWER(EXP([.H$3]/([.H$2]-1)); [.$B80]-1)" office:value-type="percentage" office:value="0.188757317657641">
            <text:p>18.88%</text:p>
          </table:table-cell>
          <table:table-cell table:formula="oooc:=[.I$2]*POWER([.I$3];[.$B80]) + [.I$4]" office:value-type="float" office:value="0">
            <text:p>0</text:p>
          </table:table-cell>
          <table:table-cell table:formula="oooc:=[.J$2]*POWER([.J$3];[.$B80]) + [.J$4]" office:value-type="float" office:value="215.83417582476">
            <text:p>216</text:p>
          </table:table-cell>
          <table:table-cell table:formula="oooc:=[.K$2]*POWER([.K$3];[.$B80]) + [.K$4]" office:value-type="float" office:value="277.707745055693">
            <text:p>278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738.168218023979">
            <text:p>738</text:p>
          </table:table-cell>
          <table:table-cell table:formula="oooc:= 1 + ([.D$2]-1)*POWER(EXP([.D$3]/([.D$2]-1)); ([.$B81]-1))" office:value-type="percentage" office:value="0.956257622609557">
            <text:p>95.63%</text:p>
          </table:table-cell>
          <table:table-cell table:formula="oooc:=[.E$2]*POWER([.E$3];[.$B81]) + [.E$4]" office:value-type="float" office:value="407.692519913189">
            <text:p>408</text:p>
          </table:table-cell>
          <table:table-cell table:formula="oooc:=[.F$2]*POWER([.F$3];[.$B81]) + [.F$4]" office:value-type="float" office:value="11902.7335428897">
            <text:p>11903</text:p>
          </table:table-cell>
          <table:table-cell table:formula="oooc:=[.G$2]*POWER([.G$3];[.$B81]) + [.G$4]" office:value-type="float" office:value="0">
            <text:p>0</text:p>
          </table:table-cell>
          <table:table-cell table:formula="oooc:= 1 + ([.H$2]-1)*POWER(EXP([.H$3]/([.H$2]-1)); [.$B81]-1)" office:value-type="percentage" office:value="0.190463400482099">
            <text:p>19.05%</text:p>
          </table:table-cell>
          <table:table-cell table:formula="oooc:=[.I$2]*POWER([.I$3];[.$B81]) + [.I$4]" office:value-type="float" office:value="0">
            <text:p>0</text:p>
          </table:table-cell>
          <table:table-cell table:formula="oooc:=[.J$2]*POWER([.J$3];[.$B81]) + [.J$4]" office:value-type="float" office:value="230.802568132494">
            <text:p>231</text:p>
          </table:table-cell>
          <table:table-cell table:formula="oooc:=[.K$2]*POWER([.K$3];[.$B81]) + [.K$4]" office:value-type="float" office:value="296.867287209592">
            <text:p>297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789.419993285658">
            <text:p>789</text:p>
          </table:table-cell>
          <table:table-cell table:formula="oooc:= 1 + ([.D$2]-1)*POWER(EXP([.D$3]/([.D$2]-1)); ([.$B82]-1))" office:value-type="percentage" office:value="0.957123779714605">
            <text:p>95.71%</text:p>
          </table:table-cell>
          <table:table-cell table:formula="oooc:=[.E$2]*POWER([.E$3];[.$B82]) + [.E$4]" office:value-type="float" office:value="435.880996307112">
            <text:p>436</text:p>
          </table:table-cell>
          <table:table-cell table:formula="oooc:=[.F$2]*POWER([.F$3];[.$B82]) + [.F$4]" office:value-type="float" office:value="12735.5748908919">
            <text:p>12736</text:p>
          </table:table-cell>
          <table:table-cell table:formula="oooc:=[.G$2]*POWER([.G$3];[.$B82]) + [.G$4]" office:value-type="float" office:value="0">
            <text:p>0</text:p>
          </table:table-cell>
          <table:table-cell table:formula="oooc:= 1 + ([.H$2]-1)*POWER(EXP([.H$3]/([.H$2]-1)); [.$B82]-1)" office:value-type="percentage" office:value="0.192165895331383">
            <text:p>19.22%</text:p>
          </table:table-cell>
          <table:table-cell table:formula="oooc:=[.I$2]*POWER([.I$3];[.$B82]) + [.I$4]" office:value-type="float" office:value="0">
            <text:p>0</text:p>
          </table:table-cell>
          <table:table-cell table:formula="oooc:=[.J$2]*POWER([.J$3];[.$B82]) + [.J$4]" office:value-type="float" office:value="246.818747901768">
            <text:p>247</text:p>
          </table:table-cell>
          <table:table-cell table:formula="oooc:=[.K$2]*POWER([.K$3];[.$B82]) + [.K$4]" office:value-type="float" office:value="317.367997314263">
            <text:p>317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844.259392815654">
            <text:p>844</text:p>
          </table:table-cell>
          <table:table-cell table:formula="oooc:= 1 + ([.D$2]-1)*POWER(EXP([.D$3]/([.D$2]-1)); ([.$B83]-1))" office:value-type="percentage" office:value="0.957972785759847">
            <text:p>95.80%</text:p>
          </table:table-cell>
          <table:table-cell table:formula="oooc:=[.E$2]*POWER([.E$3];[.$B83]) + [.E$4]" office:value-type="float" office:value="466.04266604861">
            <text:p>466</text:p>
          </table:table-cell>
          <table:table-cell table:formula="oooc:=[.F$2]*POWER([.F$3];[.$B83]) + [.F$4]" office:value-type="float" office:value="13626.7151332544">
            <text:p>13627</text:p>
          </table:table-cell>
          <table:table-cell table:formula="oooc:=[.G$2]*POWER([.G$3];[.$B83]) + [.G$4]" office:value-type="float" office:value="0">
            <text:p>0</text:p>
          </table:table-cell>
          <table:table-cell table:formula="oooc:= 1 + ([.H$2]-1)*POWER(EXP([.H$3]/([.H$2]-1)); [.$B83]-1)" office:value-type="percentage" office:value="0.19386480975118">
            <text:p>19.39%</text:p>
          </table:table-cell>
          <table:table-cell table:formula="oooc:=[.I$2]*POWER([.I$3];[.$B83]) + [.I$4]" office:value-type="float" office:value="0">
            <text:p>0</text:p>
          </table:table-cell>
          <table:table-cell table:formula="oooc:=[.J$2]*POWER([.J$3];[.$B83]) + [.J$4]" office:value-type="float" office:value="263.956060254892">
            <text:p>264</text:p>
          </table:table-cell>
          <table:table-cell table:formula="oooc:=[.K$2]*POWER([.K$3];[.$B83]) + [.K$4]" office:value-type="float" office:value="339.303757126262">
            <text:p>339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902.93755031275">
            <text:p>903</text:p>
          </table:table-cell>
          <table:table-cell table:formula="oooc:= 1 + ([.D$2]-1)*POWER(EXP([.D$3]/([.D$2]-1)); ([.$B84]-1))" office:value-type="percentage" office:value="0.958804980359023">
            <text:p>95.88%</text:p>
          </table:table-cell>
          <table:table-cell table:formula="oooc:=[.E$2]*POWER([.E$3];[.$B84]) + [.E$4]" office:value-type="float" office:value="498.315652672013">
            <text:p>498</text:p>
          </table:table-cell>
          <table:table-cell table:formula="oooc:=[.F$2]*POWER([.F$3];[.$B84]) + [.F$4]" office:value-type="float" office:value="14580.2351925822">
            <text:p>14580</text:p>
          </table:table-cell>
          <table:table-cell table:formula="oooc:=[.G$2]*POWER([.G$3];[.$B84]) + [.G$4]" office:value-type="float" office:value="0">
            <text:p>0</text:p>
          </table:table-cell>
          <table:table-cell table:formula="oooc:= 1 + ([.H$2]-1)*POWER(EXP([.H$3]/([.H$2]-1)); [.$B84]-1)" office:value-type="percentage" office:value="0.195560151271308">
            <text:p>19.56%</text:p>
          </table:table-cell>
          <table:table-cell table:formula="oooc:=[.I$2]*POWER([.I$3];[.$B84]) + [.I$4]" office:value-type="float" office:value="0">
            <text:p>0</text:p>
          </table:table-cell>
          <table:table-cell table:formula="oooc:=[.J$2]*POWER([.J$3];[.$B84]) + [.J$4]" office:value-type="float" office:value="282.292984472734">
            <text:p>282</text:p>
          </table:table-cell>
          <table:table-cell table:formula="oooc:=[.K$2]*POWER([.K$3];[.$B84]) + [.K$4]" office:value-type="float" office:value="362.7750201251">
            <text:p>363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965.723178834642">
            <text:p>966</text:p>
          </table:table-cell>
          <table:table-cell table:formula="oooc:= 1 + ([.D$2]-1)*POWER(EXP([.D$3]/([.D$2]-1)); ([.$B85]-1))" office:value-type="percentage" office:value="0.959620696401069">
            <text:p>95.96%</text:p>
          </table:table-cell>
          <table:table-cell table:formula="oooc:=[.E$2]*POWER([.E$3];[.$B85]) + [.E$4]" office:value-type="float" office:value="532.847748359053">
            <text:p>533</text:p>
          </table:table-cell>
          <table:table-cell table:formula="oooc:=[.F$2]*POWER([.F$3];[.$B85]) + [.F$4]" office:value-type="float" office:value="15600.5016560629">
            <text:p>15601</text:p>
          </table:table-cell>
          <table:table-cell table:formula="oooc:=[.G$2]*POWER([.G$3];[.$B85]) + [.G$4]" office:value-type="float" office:value="0">
            <text:p>0</text:p>
          </table:table-cell>
          <table:table-cell table:formula="oooc:= 1 + ([.H$2]-1)*POWER(EXP([.H$3]/([.H$2]-1)); [.$B85]-1)" office:value-type="percentage" office:value="0.197251927405747">
            <text:p>19.73%</text:p>
          </table:table-cell>
          <table:table-cell table:formula="oooc:=[.I$2]*POWER([.I$3];[.$B85]) + [.I$4]" office:value-type="float" office:value="0">
            <text:p>0</text:p>
          </table:table-cell>
          <table:table-cell table:formula="oooc:=[.J$2]*POWER([.J$3];[.$B85]) + [.J$4]" office:value-type="float" office:value="301.913493385826">
            <text:p>302</text:p>
          </table:table-cell>
          <table:table-cell table:formula="oooc:=[.K$2]*POWER([.K$3];[.$B85]) + [.K$4]" office:value-type="float" office:value="387.889271533857">
            <text:p>388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1032.90380135307">
            <text:p>1033</text:p>
          </table:table-cell>
          <table:table-cell table:formula="oooc:= 1 + ([.D$2]-1)*POWER(EXP([.D$3]/([.D$2]-1)); ([.$B86]-1))" office:value-type="percentage" office:value="0.960420260183277">
            <text:p>96.04%</text:p>
          </table:table-cell>
          <table:table-cell table:formula="oooc:=[.E$2]*POWER([.E$3];[.$B86]) + [.E$4]" office:value-type="float" office:value="569.797090744187">
            <text:p>570</text:p>
          </table:table-cell>
          <table:table-cell table:formula="oooc:=[.F$2]*POWER([.F$3];[.$B86]) + [.F$4]" office:value-type="float" office:value="16692.1867719873">
            <text:p>16692</text:p>
          </table:table-cell>
          <table:table-cell table:formula="oooc:=[.G$2]*POWER([.G$3];[.$B86]) + [.G$4]" office:value-type="float" office:value="0">
            <text:p>0</text:p>
          </table:table-cell>
          <table:table-cell table:formula="oooc:= 1 + ([.H$2]-1)*POWER(EXP([.H$3]/([.H$2]-1)); [.$B86]-1)" office:value-type="percentage" office:value="0.198940145652678">
            <text:p>19.89%</text:p>
          </table:table-cell>
          <table:table-cell table:formula="oooc:=[.I$2]*POWER([.I$3];[.$B86]) + [.I$4]" office:value-type="float" office:value="0">
            <text:p>0</text:p>
          </table:table-cell>
          <table:table-cell table:formula="oooc:=[.J$2]*POWER([.J$3];[.$B86]) + [.J$4]" office:value-type="float" office:value="322.907437922834">
            <text:p>323</text:p>
          </table:table-cell>
          <table:table-cell table:formula="oooc:=[.K$2]*POWER([.K$3];[.$B86]) + [.K$4]" office:value-type="float" office:value="414.761520541227">
            <text:p>415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1104.78706744778">
            <text:p>1105</text:p>
          </table:table-cell>
          <table:table-cell table:formula="oooc:= 1 + ([.D$2]-1)*POWER(EXP([.D$3]/([.D$2]-1)); ([.$B87]-1))" office:value-type="percentage" office:value="0.961203991541822">
            <text:p>96.12%</text:p>
          </table:table-cell>
          <table:table-cell table:formula="oooc:=[.E$2]*POWER([.E$3];[.$B87]) + [.E$4]" office:value-type="float" office:value="609.33288709628">
            <text:p>609</text:p>
          </table:table-cell>
          <table:table-cell table:formula="oooc:=[.F$2]*POWER([.F$3];[.$B87]) + [.F$4]" office:value-type="float" office:value="17860.2898460265">
            <text:p>17860</text:p>
          </table:table-cell>
          <table:table-cell table:formula="oooc:=[.G$2]*POWER([.G$3];[.$B87]) + [.G$4]" office:value-type="float" office:value="0">
            <text:p>0</text:p>
          </table:table-cell>
          <table:table-cell table:formula="oooc:= 1 + ([.H$2]-1)*POWER(EXP([.H$3]/([.H$2]-1)); [.$B87]-1)" office:value-type="percentage" office:value="0.200624813494511">
            <text:p>20.06%</text:p>
          </table:table-cell>
          <table:table-cell table:formula="oooc:=[.I$2]*POWER([.I$3];[.$B87]) + [.I$4]" office:value-type="float" office:value="0">
            <text:p>0</text:p>
          </table:table-cell>
          <table:table-cell table:formula="oooc:=[.J$2]*POWER([.J$3];[.$B87]) + [.J$4]" office:value-type="float" office:value="345.370958577432">
            <text:p>345</text:p>
          </table:table-cell>
          <table:table-cell table:formula="oooc:=[.K$2]*POWER([.K$3];[.$B87]) + [.K$4]" office:value-type="float" office:value="443.514826979113">
            <text:p>444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1181.70216216913">
            <text:p>1182</text:p>
          </table:table-cell>
          <table:table-cell table:formula="oooc:= 1 + ([.D$2]-1)*POWER(EXP([.D$3]/([.D$2]-1)); ([.$B88]-1))" office:value-type="percentage" office:value="0.961972203979696">
            <text:p>96.20%</text:p>
          </table:table-cell>
          <table:table-cell table:formula="oooc:=[.E$2]*POWER([.E$3];[.$B88]) + [.E$4]" office:value-type="float" office:value="651.63618919302">
            <text:p>652</text:p>
          </table:table-cell>
          <table:table-cell table:formula="oooc:=[.F$2]*POWER([.F$3];[.$B88]) + [.F$4]" office:value-type="float" office:value="19110.1601352483">
            <text:p>19110</text:p>
          </table:table-cell>
          <table:table-cell table:formula="oooc:=[.G$2]*POWER([.G$3];[.$B88]) + [.G$4]" office:value-type="float" office:value="0">
            <text:p>0</text:p>
          </table:table-cell>
          <table:table-cell table:formula="oooc:= 1 + ([.H$2]-1)*POWER(EXP([.H$3]/([.H$2]-1)); [.$B88]-1)" office:value-type="percentage" office:value="0.20230593839792">
            <text:p>20.23%</text:p>
          </table:table-cell>
          <table:table-cell table:formula="oooc:=[.I$2]*POWER([.I$3];[.$B88]) + [.I$4]" office:value-type="float" office:value="0">
            <text:p>0</text:p>
          </table:table-cell>
          <table:table-cell table:formula="oooc:=[.J$2]*POWER([.J$3];[.$B88]) + [.J$4]" office:value-type="float" office:value="369.406925677852">
            <text:p>369</text:p>
          </table:table-cell>
          <table:table-cell table:formula="oooc:=[.K$2]*POWER([.K$3];[.$B88]) + [.K$4]" office:value-type="float" office:value="474.280864867651">
            <text:p>474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1264.00131352097">
            <text:p>1264</text:p>
          </table:table-cell>
          <table:table-cell table:formula="oooc:= 1 + ([.D$2]-1)*POWER(EXP([.D$3]/([.D$2]-1)); ([.$B89]-1))" office:value-type="percentage" office:value="0.962725204792118">
            <text:p>96.27%</text:p>
          </table:table-cell>
          <table:table-cell table:formula="oooc:=[.E$2]*POWER([.E$3];[.$B89]) + [.E$4]" office:value-type="float" office:value="696.900722436531">
            <text:p>697</text:p>
          </table:table-cell>
          <table:table-cell table:formula="oooc:=[.F$2]*POWER([.F$3];[.$B89]) + [.F$4]" office:value-type="float" office:value="20447.5213447157">
            <text:p>20448</text:p>
          </table:table-cell>
          <table:table-cell table:formula="oooc:=[.G$2]*POWER([.G$3];[.$B89]) + [.G$4]" office:value-type="float" office:value="0">
            <text:p>0</text:p>
          </table:table-cell>
          <table:table-cell table:formula="oooc:= 1 + ([.H$2]-1)*POWER(EXP([.H$3]/([.H$2]-1)); [.$B89]-1)" office:value-type="percentage" office:value="0.203983527813879">
            <text:p>20.40%</text:p>
          </table:table-cell>
          <table:table-cell table:formula="oooc:=[.I$2]*POWER([.I$3];[.$B89]) + [.I$4]" office:value-type="float" office:value="0">
            <text:p>0</text:p>
          </table:table-cell>
          <table:table-cell table:formula="oooc:=[.J$2]*POWER([.J$3];[.$B89]) + [.J$4]" office:value-type="float" office:value="395.125410475302">
            <text:p>395</text:p>
          </table:table-cell>
          <table:table-cell table:formula="oooc:=[.K$2]*POWER([.K$3];[.$B89]) + [.K$4]" office:value-type="float" office:value="507.200525408387">
            <text:p>507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1352.06140546743">
            <text:p>1352</text:p>
          </table:table-cell>
          <table:table-cell table:formula="oooc:= 1 + ([.D$2]-1)*POWER(EXP([.D$3]/([.D$2]-1)); ([.$B90]-1))" office:value-type="percentage" office:value="0.963463295189453">
            <text:p>96.35%</text:p>
          </table:table-cell>
          <table:table-cell table:formula="oooc:=[.E$2]*POWER([.E$3];[.$B90]) + [.E$4]" office:value-type="float" office:value="745.333773007089">
            <text:p>745</text:p>
          </table:table-cell>
          <table:table-cell table:formula="oooc:=[.F$2]*POWER([.F$3];[.$B90]) + [.F$4]" office:value-type="float" office:value="21878.4978388458">
            <text:p>21878</text:p>
          </table:table-cell>
          <table:table-cell table:formula="oooc:=[.G$2]*POWER([.G$3];[.$B90]) + [.G$4]" office:value-type="float" office:value="0">
            <text:p>0</text:p>
          </table:table-cell>
          <table:table-cell table:formula="oooc:= 1 + ([.H$2]-1)*POWER(EXP([.H$3]/([.H$2]-1)); [.$B90]-1)" office:value-type="percentage" office:value="0.205657589177688">
            <text:p>20.57%</text:p>
          </table:table-cell>
          <table:table-cell table:formula="oooc:=[.I$2]*POWER([.I$3];[.$B90]) + [.I$4]" office:value-type="float" office:value="0">
            <text:p>0</text:p>
          </table:table-cell>
          <table:table-cell table:formula="oooc:=[.J$2]*POWER([.J$3];[.$B90]) + [.J$4]" office:value-type="float" office:value="422.644189208573">
            <text:p>423</text:p>
          </table:table-cell>
          <table:table-cell table:formula="oooc:=[.K$2]*POWER([.K$3];[.$B90]) + [.K$4]" office:value-type="float" office:value="542.424562186974">
            <text:p>542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1446.28570385015">
            <text:p>1446</text:p>
          </table:table-cell>
          <table:table-cell table:formula="oooc:= 1 + ([.D$2]-1)*POWER(EXP([.D$3]/([.D$2]-1)); ([.$B91]-1))" office:value-type="percentage" office:value="0.964186770417702">
            <text:p>96.42%</text:p>
          </table:table-cell>
          <table:table-cell table:formula="oooc:=[.E$2]*POWER([.E$3];[.$B91]) + [.E$4]" office:value-type="float" office:value="797.157137117585">
            <text:p>797</text:p>
          </table:table-cell>
          <table:table-cell table:formula="oooc:=[.F$2]*POWER([.F$3];[.$B91]) + [.F$4]" office:value-type="float" office:value="23409.642687565">
            <text:p>23410</text:p>
          </table:table-cell>
          <table:table-cell table:formula="oooc:=[.G$2]*POWER([.G$3];[.$B91]) + [.G$4]" office:value-type="float" office:value="0">
            <text:p>0</text:p>
          </table:table-cell>
          <table:table-cell table:formula="oooc:= 1 + ([.H$2]-1)*POWER(EXP([.H$3]/([.H$2]-1)); [.$B91]-1)" office:value-type="percentage" office:value="0.207328129909013">
            <text:p>20.73%</text:p>
          </table:table-cell>
          <table:table-cell table:formula="oooc:=[.I$2]*POWER([.I$3];[.$B91]) + [.I$4]" office:value-type="float" office:value="0">
            <text:p>0</text:p>
          </table:table-cell>
          <table:table-cell table:formula="oooc:=[.J$2]*POWER([.J$3];[.$B91]) + [.J$4]" office:value-type="float" office:value="452.089282453173">
            <text:p>452</text:p>
          </table:table-cell>
          <table:table-cell table:formula="oooc:=[.K$2]*POWER([.K$3];[.$B91]) + [.K$4]" office:value-type="float" office:value="580.114281540062">
            <text:p>580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1547.10570311967">
            <text:p>1547</text:p>
          </table:table-cell>
          <table:table-cell table:formula="oooc:= 1 + ([.D$2]-1)*POWER(EXP([.D$3]/([.D$2]-1)); ([.$B92]-1))" office:value-type="percentage" office:value="0.964895919876601">
            <text:p>96.49%</text:p>
          </table:table-cell>
          <table:table-cell table:formula="oooc:=[.E$2]*POWER([.E$3];[.$B92]) + [.E$4]" office:value-type="float" office:value="852.608136715816">
            <text:p>853</text:p>
          </table:table-cell>
          <table:table-cell table:formula="oooc:=[.F$2]*POWER([.F$3];[.$B92]) + [.F$4]" office:value-type="float" office:value="25047.9676756946">
            <text:p>25048</text:p>
          </table:table-cell>
          <table:table-cell table:formula="oooc:=[.G$2]*POWER([.G$3];[.$B92]) + [.G$4]" office:value-type="float" office:value="0">
            <text:p>0</text:p>
          </table:table-cell>
          <table:table-cell table:formula="oooc:= 1 + ([.H$2]-1)*POWER(EXP([.H$3]/([.H$2]-1)); [.$B92]-1)" office:value-type="percentage" office:value="0.208995157411915">
            <text:p>20.90%</text:p>
          </table:table-cell>
          <table:table-cell table:formula="oooc:=[.I$2]*POWER([.I$3];[.$B92]) + [.I$4]" office:value-type="float" office:value="0">
            <text:p>0</text:p>
          </table:table-cell>
          <table:table-cell table:formula="oooc:=[.J$2]*POWER([.J$3];[.$B92]) + [.J$4]" office:value-type="float" office:value="483.595532224895">
            <text:p>484</text:p>
          </table:table-cell>
          <table:table-cell table:formula="oooc:=[.K$2]*POWER([.K$3];[.$B92]) + [.K$4]" office:value-type="float" office:value="620.442281247866">
            <text:p>620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1654.98310233804">
            <text:p>1655</text:p>
          </table:table-cell>
          <table:table-cell table:formula="oooc:= 1 + ([.D$2]-1)*POWER(EXP([.D$3]/([.D$2]-1)); ([.$B93]-1))" office:value-type="percentage" office:value="0.96559102723539">
            <text:p>96.56%</text:p>
          </table:table-cell>
          <table:table-cell table:formula="oooc:=[.E$2]*POWER([.E$3];[.$B93]) + [.E$4]" office:value-type="float" office:value="911.940706285923">
            <text:p>912</text:p>
          </table:table-cell>
          <table:table-cell table:formula="oooc:=[.F$2]*POWER([.F$3];[.$B93]) + [.F$4]" office:value-type="float" office:value="26800.9754129932">
            <text:p>26801</text:p>
          </table:table-cell>
          <table:table-cell table:formula="oooc:=[.G$2]*POWER([.G$3];[.$B93]) + [.G$4]" office:value-type="float" office:value="0">
            <text:p>0</text:p>
          </table:table-cell>
          <table:table-cell table:formula="oooc:= 1 + ([.H$2]-1)*POWER(EXP([.H$3]/([.H$2]-1)); [.$B93]-1)" office:value-type="percentage" office:value="0.210658679074885">
            <text:p>21.07%</text:p>
          </table:table-cell>
          <table:table-cell table:formula="oooc:=[.I$2]*POWER([.I$3];[.$B93]) + [.I$4]" office:value-type="float" office:value="0">
            <text:p>0</text:p>
          </table:table-cell>
          <table:table-cell table:formula="oooc:=[.J$2]*POWER([.J$3];[.$B93]) + [.J$4]" office:value-type="float" office:value="517.307219480638">
            <text:p>517</text:p>
          </table:table-cell>
          <table:table-cell table:formula="oooc:=[.K$2]*POWER([.K$3];[.$B93]) + [.K$4]" office:value-type="float" office:value="663.593240935217">
            <text:p>664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1770.41191950171">
            <text:p>1770</text:p>
          </table:table-cell>
          <table:table-cell table:formula="oooc:= 1 + ([.D$2]-1)*POWER(EXP([.D$3]/([.D$2]-1)); ([.$B94]-1))" office:value-type="percentage" office:value="0.966272370546281">
            <text:p>96.63%</text:p>
          </table:table-cell>
          <table:table-cell table:formula="oooc:=[.E$2]*POWER([.E$3];[.$B94]) + [.E$4]" office:value-type="float" office:value="975.426555725938">
            <text:p>975</text:p>
          </table:table-cell>
          <table:table-cell table:formula="oooc:=[.F$2]*POWER([.F$3];[.$B94]) + [.F$4]" office:value-type="float" office:value="28676.6936919027">
            <text:p>28677</text:p>
          </table:table-cell>
          <table:table-cell table:formula="oooc:=[.G$2]*POWER([.G$3];[.$B94]) + [.G$4]" office:value-type="float" office:value="0">
            <text:p>0</text:p>
          </table:table-cell>
          <table:table-cell table:formula="oooc:= 1 + ([.H$2]-1)*POWER(EXP([.H$3]/([.H$2]-1)); [.$B94]-1)" office:value-type="percentage" office:value="0.212318702270874">
            <text:p>21.23%</text:p>
          </table:table-cell>
          <table:table-cell table:formula="oooc:=[.I$2]*POWER([.I$3];[.$B94]) + [.I$4]" office:value-type="float" office:value="0">
            <text:p>0</text:p>
          </table:table-cell>
          <table:table-cell table:formula="oooc:=[.J$2]*POWER([.J$3];[.$B94]) + [.J$4]" office:value-type="float" office:value="553.378724844283">
            <text:p>553</text:p>
          </table:table-cell>
          <table:table-cell table:formula="oooc:=[.K$2]*POWER([.K$3];[.$B94]) + [.K$4]" office:value-type="float" office:value="709.764767800682">
            <text:p>710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1893.92075386682">
            <text:p>1894</text:p>
          </table:table-cell>
          <table:table-cell table:formula="oooc:= 1 + ([.D$2]-1)*POWER(EXP([.D$3]/([.D$2]-1)); ([.$B95]-1))" office:value-type="percentage" office:value="0.966940222355683">
            <text:p>96.69%</text:p>
          </table:table-cell>
          <table:table-cell table:formula="oooc:=[.E$2]*POWER([.E$3];[.$B95]) + [.E$4]" office:value-type="float" office:value="1043.35641462675">
            <text:p>1043</text:p>
          </table:table-cell>
          <table:table-cell table:formula="oooc:=[.F$2]*POWER([.F$3];[.$B95]) + [.F$4]" office:value-type="float" office:value="30683.7122503359">
            <text:p>30684</text:p>
          </table:table-cell>
          <table:table-cell table:formula="oooc:=[.G$2]*POWER([.G$3];[.$B95]) + [.G$4]" office:value-type="float" office:value="0">
            <text:p>0</text:p>
          </table:table-cell>
          <table:table-cell table:formula="oooc:= 1 + ([.H$2]-1)*POWER(EXP([.H$3]/([.H$2]-1)); [.$B95]-1)" office:value-type="percentage" office:value="0.21397523435733">
            <text:p>21.40%</text:p>
          </table:table-cell>
          <table:table-cell table:formula="oooc:=[.I$2]*POWER([.I$3];[.$B95]) + [.I$4]" office:value-type="float" office:value="0">
            <text:p>0</text:p>
          </table:table-cell>
          <table:table-cell table:formula="oooc:=[.J$2]*POWER([.J$3];[.$B95]) + [.J$4]" office:value-type="float" office:value="591.975235583383">
            <text:p>592</text:p>
          </table:table-cell>
          <table:table-cell table:formula="oooc:=[.K$2]*POWER([.K$3];[.$B95]) + [.K$4]" office:value-type="float" office:value="759.16830154673">
            <text:p>759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2026.0752066375">
            <text:p>2026</text:p>
          </table:table-cell>
          <table:table-cell table:formula="oooc:= 1 + ([.D$2]-1)*POWER(EXP([.D$3]/([.D$2]-1)); ([.$B96]-1))" office:value-type="percentage" office:value="0.967594849813224">
            <text:p>96.76%</text:p>
          </table:table-cell>
          <table:table-cell table:formula="oooc:=[.E$2]*POWER([.E$3];[.$B96]) + [.E$4]" office:value-type="float" office:value="1116.04136365063">
            <text:p>1116</text:p>
          </table:table-cell>
          <table:table-cell table:formula="oooc:=[.F$2]*POWER([.F$3];[.$B96]) + [.F$4]" office:value-type="float" office:value="32831.2221078594">
            <text:p>32831</text:p>
          </table:table-cell>
          <table:table-cell table:formula="oooc:=[.G$2]*POWER([.G$3];[.$B96]) + [.G$4]" office:value-type="float" office:value="0">
            <text:p>0</text:p>
          </table:table-cell>
          <table:table-cell table:formula="oooc:= 1 + ([.H$2]-1)*POWER(EXP([.H$3]/([.H$2]-1)); [.$B96]-1)" office:value-type="percentage" office:value="0.215628282676224">
            <text:p>21.56%</text:p>
          </table:table-cell>
          <table:table-cell table:formula="oooc:=[.I$2]*POWER([.I$3];[.$B96]) + [.I$4]" office:value-type="float" office:value="0">
            <text:p>0</text:p>
          </table:table-cell>
          <table:table-cell table:formula="oooc:=[.J$2]*POWER([.J$3];[.$B96]) + [.J$4]" office:value-type="float" office:value="633.273502074219">
            <text:p>633</text:p>
          </table:table-cell>
          <table:table-cell table:formula="oooc:=[.K$2]*POWER([.K$3];[.$B96]) + [.K$4]" office:value-type="float" office:value="812.030082655001">
            <text:p>812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2167.48047110213">
            <text:p>2167</text:p>
          </table:table-cell>
          <table:table-cell table:formula="oooc:= 1 + ([.D$2]-1)*POWER(EXP([.D$3]/([.D$2]-1)); ([.$B97]-1))" office:value-type="percentage" office:value="0.968236514778616">
            <text:p>96.82%</text:p>
          </table:table-cell>
          <table:table-cell table:formula="oooc:=[.E$2]*POWER([.E$3];[.$B97]) + [.E$4]" office:value-type="float" office:value="1193.81425910617">
            <text:p>1194</text:p>
          </table:table-cell>
          <table:table-cell table:formula="oooc:=[.F$2]*POWER([.F$3];[.$B97]) + [.F$4]" office:value-type="float" office:value="35129.0576554096">
            <text:p>35129</text:p>
          </table:table-cell>
          <table:table-cell table:formula="oooc:=[.G$2]*POWER([.G$3];[.$B97]) + [.G$4]" office:value-type="float" office:value="0">
            <text:p>0</text:p>
          </table:table-cell>
          <table:table-cell table:formula="oooc:= 1 + ([.H$2]-1)*POWER(EXP([.H$3]/([.H$2]-1)); [.$B97]-1)" office:value-type="percentage" office:value="0.21727785455409">
            <text:p>21.73%</text:p>
          </table:table-cell>
          <table:table-cell table:formula="oooc:=[.I$2]*POWER([.I$3];[.$B97]) + [.I$4]" office:value-type="float" office:value="0">
            <text:p>0</text:p>
          </table:table-cell>
          <table:table-cell table:formula="oooc:=[.J$2]*POWER([.J$3];[.$B97]) + [.J$4]" office:value-type="float" office:value="677.462647219415">
            <text:p>677</text:p>
          </table:table-cell>
          <table:table-cell table:formula="oooc:=[.K$2]*POWER([.K$3];[.$B97]) + [.K$4]" office:value-type="float" office:value="868.592188440851">
            <text:p>869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2318.78410407928">
            <text:p>2319</text:p>
          </table:table-cell>
          <table:table-cell table:formula="oooc:= 1 + ([.D$2]-1)*POWER(EXP([.D$3]/([.D$2]-1)); ([.$B98]-1))" office:value-type="percentage" office:value="0.968865473926401">
            <text:p>96.89%</text:p>
          </table:table-cell>
          <table:table-cell table:formula="oooc:=[.E$2]*POWER([.E$3];[.$B98]) + [.E$4]" office:value-type="float" office:value="1277.0312572436">
            <text:p>1277</text:p>
          </table:table-cell>
          <table:table-cell table:formula="oooc:=[.F$2]*POWER([.F$3];[.$B98]) + [.F$4]" office:value-type="float" office:value="37587.7416912882">
            <text:p>37588</text:p>
          </table:table-cell>
          <table:table-cell table:formula="oooc:=[.G$2]*POWER([.G$3];[.$B98]) + [.G$4]" office:value-type="float" office:value="0">
            <text:p>0</text:p>
          </table:table-cell>
          <table:table-cell table:formula="oooc:= 1 + ([.H$2]-1)*POWER(EXP([.H$3]/([.H$2]-1)); [.$B98]-1)" office:value-type="percentage" office:value="0.218923957302052">
            <text:p>21.89%</text:p>
          </table:table-cell>
          <table:table-cell table:formula="oooc:=[.I$2]*POWER([.I$3];[.$B98]) + [.I$4]" office:value-type="float" office:value="0">
            <text:p>0</text:p>
          </table:table-cell>
          <table:table-cell table:formula="oooc:=[.J$2]*POWER([.J$3];[.$B98]) + [.J$4]" office:value-type="float" office:value="724.745032524774">
            <text:p>725</text:p>
          </table:table-cell>
          <table:table-cell table:formula="oooc:=[.K$2]*POWER([.K$3];[.$B98]) + [.K$4]" office:value-type="float" office:value="929.113641631711">
            <text:p>929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2480.67899136483">
            <text:p>2481</text:p>
          </table:table-cell>
          <table:table-cell table:formula="oooc:= 1 + ([.D$2]-1)*POWER(EXP([.D$3]/([.D$2]-1)); ([.$B99]-1))" office:value-type="percentage" office:value="0.969481978848623">
            <text:p>96.95%</text:p>
          </table:table-cell>
          <table:table-cell table:formula="oooc:=[.E$2]*POWER([.E$3];[.$B99]) + [.E$4]" office:value-type="float" office:value="1366.07344525065">
            <text:p>1366</text:p>
          </table:table-cell>
          <table:table-cell table:formula="oooc:=[.F$2]*POWER([.F$3];[.$B99]) + [.F$4]" office:value-type="float" office:value="40218.5336096784">
            <text:p>40219</text:p>
          </table:table-cell>
          <table:table-cell table:formula="oooc:=[.G$2]*POWER([.G$3];[.$B99]) + [.G$4]" office:value-type="float" office:value="0">
            <text:p>0</text:p>
          </table:table-cell>
          <table:table-cell table:formula="oooc:= 1 + ([.H$2]-1)*POWER(EXP([.H$3]/([.H$2]-1)); [.$B99]-1)" office:value-type="percentage" office:value="0.220566598215859">
            <text:p>22.06%</text:p>
          </table:table-cell>
          <table:table-cell table:formula="oooc:=[.I$2]*POWER([.I$3];[.$B99]) + [.I$4]" office:value-type="float" office:value="0">
            <text:p>0</text:p>
          </table:table-cell>
          <table:table-cell table:formula="oooc:=[.J$2]*POWER([.J$3];[.$B99]) + [.J$4]" office:value-type="float" office:value="775.337184801508">
            <text:p>775</text:p>
          </table:table-cell>
          <table:table-cell table:formula="oooc:=[.K$2]*POWER([.K$3];[.$B99]) + [.K$4]" office:value-type="float" office:value="993.87159654593">
            <text:p>994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2653.90652076036">
            <text:p>2654</text:p>
          </table:table-cell>
          <table:table-cell table:formula="oooc:= 1 + ([.D$2]-1)*POWER(EXP([.D$3]/([.D$2]-1)); ([.$B100]-1))" office:value-type="percentage" office:value="0.970086276155473">
            <text:p>97.01%</text:p>
          </table:table-cell>
          <table:table-cell table:formula="oooc:=[.E$2]*POWER([.E$3];[.$B100]) + [.E$4]" office:value-type="float" office:value="1461.3485864182">
            <text:p>1461</text:p>
          </table:table-cell>
          <table:table-cell table:formula="oooc:=[.F$2]*POWER([.F$3];[.$B100]) + [.F$4]" office:value-type="float" office:value="43033.4809623559">
            <text:p>43033</text:p>
          </table:table-cell>
          <table:table-cell table:formula="oooc:=[.G$2]*POWER([.G$3];[.$B100]) + [.G$4]" office:value-type="float" office:value="0">
            <text:p>0</text:p>
          </table:table-cell>
          <table:table-cell table:formula="oooc:= 1 + ([.H$2]-1)*POWER(EXP([.H$3]/([.H$2]-1)); [.$B100]-1)" office:value-type="percentage" office:value="0.222205784575917">
            <text:p>22.22%</text:p>
          </table:table-cell>
          <table:table-cell table:formula="oooc:=[.I$2]*POWER([.I$3];[.$B100]) + [.I$4]" office:value-type="float" office:value="0">
            <text:p>0</text:p>
          </table:table-cell>
          <table:table-cell table:formula="oooc:=[.J$2]*POWER([.J$3];[.$B100]) + [.J$4]" office:value-type="float" office:value="829.470787737614">
            <text:p>829</text:p>
          </table:table-cell>
          <table:table-cell table:formula="oooc:=[.K$2]*POWER([.K$3];[.$B100]) + [.K$4]" office:value-type="float" office:value="1063.16260830415">
            <text:p>1063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2839.25997721359">
            <text:p>2839</text:p>
          </table:table-cell>
          <table:table-cell table:formula="oooc:= 1 + ([.D$2]-1)*POWER(EXP([.D$3]/([.D$2]-1)); ([.$B101]-1))" office:value-type="percentage" office:value="0.97067860757393">
            <text:p>97.07%</text:p>
          </table:table-cell>
          <table:table-cell table:formula="oooc:=[.E$2]*POWER([.E$3];[.$B101]) + [.E$4]" office:value-type="float" office:value="1563.29298746747">
            <text:p>1563</text:p>
          </table:table-cell>
          <table:table-cell table:formula="oooc:=[.F$2]*POWER([.F$3];[.$B101]) + [.F$4]" office:value-type="float" office:value="46045.4746297208">
            <text:p>46045</text:p>
          </table:table-cell>
          <table:table-cell table:formula="oooc:=[.G$2]*POWER([.G$3];[.$B101]) + [.G$4]" office:value-type="float" office:value="0">
            <text:p>0</text:p>
          </table:table-cell>
          <table:table-cell table:formula="oooc:= 1 + ([.H$2]-1)*POWER(EXP([.H$3]/([.H$2]-1)); [.$B101]-1)" office:value-type="percentage" office:value="0.223841523647321">
            <text:p>22.38%</text:p>
          </table:table-cell>
          <table:table-cell table:formula="oooc:=[.I$2]*POWER([.I$3];[.$B101]) + [.I$4]" office:value-type="float" office:value="0">
            <text:p>0</text:p>
          </table:table-cell>
          <table:table-cell table:formula="oooc:=[.J$2]*POWER([.J$3];[.$B101]) + [.J$4]" office:value-type="float" office:value="887.393742879247">
            <text:p>887</text:p>
          </table:table-cell>
          <table:table-cell table:formula="oooc:=[.K$2]*POWER([.K$3];[.$B101]) + [.K$4]" office:value-type="float" office:value="1137.30399088544">
            <text:p>1137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3037.58817561854">
            <text:p>3038</text:p>
          </table:table-cell>
          <table:table-cell table:formula="oooc:= 1 + ([.D$2]-1)*POWER(EXP([.D$3]/([.D$2]-1)); ([.$B102]-1))" office:value-type="percentage" office:value="0.97125921004446">
            <text:p>97.13%</text:p>
          </table:table-cell>
          <table:table-cell table:formula="oooc:=[.E$2]*POWER([.E$3];[.$B102]) + [.E$4]" office:value-type="float" office:value="1672.3734965902">
            <text:p>1672</text:p>
          </table:table-cell>
          <table:table-cell table:formula="oooc:=[.F$2]*POWER([.F$3];[.$B102]) + [.F$4]" office:value-type="float" office:value="49268.3078538013">
            <text:p>49268</text:p>
          </table:table-cell>
          <table:table-cell table:formula="oooc:=[.G$2]*POWER([.G$3];[.$B102]) + [.G$4]" office:value-type="float" office:value="0">
            <text:p>0</text:p>
          </table:table-cell>
          <table:table-cell table:formula="oooc:= 1 + ([.H$2]-1)*POWER(EXP([.H$3]/([.H$2]-1)); [.$B102]-1)" office:value-type="percentage" office:value="0.225473822679885">
            <text:p>22.55%</text:p>
          </table:table-cell>
          <table:table-cell table:formula="oooc:=[.I$2]*POWER([.I$3];[.$B102]) + [.I$4]" office:value-type="float" office:value="0">
            <text:p>0</text:p>
          </table:table-cell>
          <table:table-cell table:formula="oooc:=[.J$2]*POWER([.J$3];[.$B102]) + [.J$4]" office:value-type="float" office:value="949.371304880794">
            <text:p>949</text:p>
          </table:table-cell>
          <table:table-cell table:formula="oooc:=[.K$2]*POWER([.K$3];[.$B102]) + [.K$4]" office:value-type="float" office:value="1216.63527024742">
            <text:p>1217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3249.79934791184">
            <text:p>3250</text:p>
          </table:table-cell>
          <table:table-cell table:formula="oooc:= 1 + ([.D$2]-1)*POWER(EXP([.D$3]/([.D$2]-1)); ([.$B103]-1))" office:value-type="percentage" office:value="0.971828315815791">
            <text:p>97.18%</text:p>
          </table:table-cell>
          <table:table-cell table:formula="oooc:=[.E$2]*POWER([.E$3];[.$B103]) + [.E$4]" office:value-type="float" office:value="1789.08964135151">
            <text:p>1789</text:p>
          </table:table-cell>
          <table:table-cell table:formula="oooc:=[.F$2]*POWER([.F$3];[.$B103]) + [.F$4]" office:value-type="float" office:value="52716.7394035674">
            <text:p>52717</text:p>
          </table:table-cell>
          <table:table-cell table:formula="oooc:=[.G$2]*POWER([.G$3];[.$B103]) + [.G$4]" office:value-type="float" office:value="0">
            <text:p>0</text:p>
          </table:table-cell>
          <table:table-cell table:formula="oooc:= 1 + ([.H$2]-1)*POWER(EXP([.H$3]/([.H$2]-1)); [.$B103]-1)" office:value-type="percentage" office:value="0.22710268890818">
            <text:p>22.71%</text:p>
          </table:table-cell>
          <table:table-cell table:formula="oooc:=[.I$2]*POWER([.I$3];[.$B103]) + [.I$4]" office:value-type="float" office:value="0">
            <text:p>0</text:p>
          </table:table-cell>
          <table:table-cell table:formula="oooc:=[.J$2]*POWER([.J$3];[.$B103]) + [.J$4]" office:value-type="float" office:value="1015.68729622245">
            <text:p>1016</text:p>
          </table:table-cell>
          <table:table-cell table:formula="oooc:=[.K$2]*POWER([.K$3];[.$B103]) + [.K$4]" office:value-type="float" office:value="1301.51973916474">
            <text:p>1302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3476.86530226567">
            <text:p>3477</text:p>
          </table:table-cell>
          <table:table-cell table:formula="oooc:= 1 + ([.D$2]-1)*POWER(EXP([.D$3]/([.D$2]-1)); ([.$B104]-1))" office:value-type="percentage" office:value="0.972386152537822">
            <text:p>97.24%</text:p>
          </table:table-cell>
          <table:table-cell table:formula="oooc:=[.E$2]*POWER([.E$3];[.$B104]) + [.E$4]" office:value-type="float" office:value="1913.97591624612">
            <text:p>1914</text:p>
          </table:table-cell>
          <table:table-cell table:formula="oooc:=[.F$2]*POWER([.F$3];[.$B104]) + [.F$4]" office:value-type="float" office:value="56406.5611618171">
            <text:p>56407</text:p>
          </table:table-cell>
          <table:table-cell table:formula="oooc:=[.G$2]*POWER([.G$3];[.$B104]) + [.G$4]" office:value-type="float" office:value="0">
            <text:p>0</text:p>
          </table:table-cell>
          <table:table-cell table:formula="oooc:= 1 + ([.H$2]-1)*POWER(EXP([.H$3]/([.H$2]-1)); [.$B104]-1)" office:value-type="percentage" office:value="0.228728129551559">
            <text:p>22.87%</text:p>
          </table:table-cell>
          <table:table-cell table:formula="oooc:=[.I$2]*POWER([.I$3];[.$B104]) + [.I$4]" office:value-type="float" office:value="0">
            <text:p>0</text:p>
          </table:table-cell>
          <table:table-cell table:formula="oooc:=[.J$2]*POWER([.J$3];[.$B104]) + [.J$4]" office:value-type="float" office:value="1086.64540695802">
            <text:p>1087</text:p>
          </table:table-cell>
          <table:table-cell table:formula="oooc:=[.K$2]*POWER([.K$3];[.$B104]) + [.K$4]" office:value-type="float" office:value="1392.34612090627">
            <text:p>1392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18843.8876309867">
            <text:p>18844</text:p>
          </table:table-cell>
          <table:table-cell table:formula="oooc:= 1 + ([.D$2]-1)*POWER(EXP([.D$3]/([.D$2]-1)); ([.$B105]-1))" office:value-type="percentage" office:value="0.983251354881561">
            <text:p>98.33%</text:p>
          </table:table-cell>
          <table:table-cell table:formula="oooc:=[.E$2]*POWER([.E$3];[.$B105]) + [.E$4]" office:value-type="float" office:value="10365.8381970427">
            <text:p>10366</text:p>
          </table:table-cell>
          <table:table-cell table:formula="oooc:=[.F$2]*POWER([.F$3];[.$B105]) + [.F$4]" office:value-type="float" office:value="306120.674003534">
            <text:p>306121</text:p>
          </table:table-cell>
          <table:table-cell table:formula="oooc:=[.G$2]*POWER([.G$3];[.$B105]) + [.G$4]" office:value-type="float" office:value="0">
            <text:p>0</text:p>
          </table:table-cell>
          <table:table-cell table:formula="oooc:= 1 + ([.H$2]-1)*POWER(EXP([.H$3]/([.H$2]-1)); [.$B105]-1)" office:value-type="percentage" office:value="0.268271639398146">
            <text:p>26.83%</text:p>
          </table:table-cell>
          <table:table-cell table:formula="oooc:=[.I$2]*POWER([.I$3];[.$B105]) + [.I$4]" office:value-type="float" office:value="0">
            <text:p>0</text:p>
          </table:table-cell>
          <table:table-cell table:formula="oooc:=[.J$2]*POWER([.J$3];[.$B105]) + [.J$4]" office:value-type="float" office:value="5888.83988468335">
            <text:p>5889</text:p>
          </table:table-cell>
          <table:table-cell table:formula="oooc:=[.K$2]*POWER([.K$3];[.$B105]) + [.K$4]" office:value-type="float" office:value="7539.15505239469">
            <text:p>7539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102247.366199385">
            <text:p>102247</text:p>
          </table:table-cell>
          <table:table-cell table:formula="oooc:= 1 + ([.D$2]-1)*POWER(EXP([.D$3]/([.D$2]-1)); ([.$B106]-1))" office:value-type="percentage" office:value="0.98984143322702">
            <text:p>98.98%</text:p>
          </table:table-cell>
          <table:table-cell table:formula="oooc:=[.E$2]*POWER([.E$3];[.$B106]) + [.E$4]" office:value-type="float" office:value="56237.7514096616">
            <text:p>56238</text:p>
          </table:table-cell>
          <table:table-cell table:formula="oooc:=[.F$2]*POWER([.F$3];[.$B106]) + [.F$4]" office:value-type="float" office:value="1661427.20074">
            <text:p>1661427</text:p>
          </table:table-cell>
          <table:table-cell table:formula="oooc:=[.G$2]*POWER([.G$3];[.$B106]) + [.G$4]" office:value-type="float" office:value="0">
            <text:p>0</text:p>
          </table:table-cell>
          <table:table-cell table:formula="oooc:= 1 + ([.H$2]-1)*POWER(EXP([.H$3]/([.H$2]-1)); [.$B106]-1)" office:value-type="percentage" office:value="0.305787732932923">
            <text:p>30.58%</text:p>
          </table:table-cell>
          <table:table-cell table:formula="oooc:=[.I$2]*POWER([.I$3];[.$B106]) + [.I$4]" office:value-type="float" office:value="0">
            <text:p>0</text:p>
          </table:table-cell>
          <table:table-cell table:formula="oooc:=[.J$2]*POWER([.J$3];[.$B106]) + [.J$4]" office:value-type="float" office:value="31952.4269373077">
            <text:p>31952</text:p>
          </table:table-cell>
          <table:table-cell table:formula="oooc:=[.K$2]*POWER([.K$3];[.$B106]) + [.K$4]" office:value-type="float" office:value="40900.5464797539">
            <text:p>40901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3011732.48661794">
            <text:p>3011732</text:p>
          </table:table-cell>
          <table:table-cell table:formula="oooc:= 1 + ([.D$2]-1)*POWER(EXP([.D$3]/([.D$2]-1)); ([.$B107]-1))" office:value-type="percentage" office:value="0.996262872132454">
            <text:p>99.63%</text:p>
          </table:table-cell>
          <table:table-cell table:formula="oooc:=[.E$2]*POWER([.E$3];[.$B107]) + [.E$4]" office:value-type="float" office:value="1656454.56763987">
            <text:p>1656455</text:p>
          </table:table-cell>
          <table:table-cell table:formula="oooc:=[.F$2]*POWER([.F$3];[.$B107]) + [.F$4]" office:value-type="float" office:value="48940560.4075415">
            <text:p>48940560</text:p>
          </table:table-cell>
          <table:table-cell table:formula="oooc:=[.G$2]*POWER([.G$3];[.$B107]) + [.G$4]" office:value-type="float" office:value="0">
            <text:p>0</text:p>
          </table:table-cell>
          <table:table-cell table:formula="oooc:= 1 + ([.H$2]-1)*POWER(EXP([.H$3]/([.H$2]-1)); [.$B107]-1)" office:value-type="percentage" office:value="0.375148128420395">
            <text:p>37.51%</text:p>
          </table:table-cell>
          <table:table-cell table:formula="oooc:=[.I$2]*POWER([.I$3];[.$B107]) + [.I$4]" office:value-type="float" office:value="0">
            <text:p>0</text:p>
          </table:table-cell>
          <table:table-cell table:formula="oooc:=[.J$2]*POWER([.J$3];[.$B107]) + [.J$4]" office:value-type="float" office:value="941166.527068105">
            <text:p>941167</text:p>
          </table:table-cell>
          <table:table-cell table:formula="oooc:=[.K$2]*POWER([.K$3];[.$B107]) + [.K$4]" office:value-type="float" office:value="1204694.59464717">
            <text:p>1204695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2613324246.57917">
            <text:p>2613324247</text:p>
          </table:table-cell>
          <table:table-cell table:formula="oooc:= 1 + ([.D$2]-1)*POWER(EXP([.D$3]/([.D$2]-1)); ([.$B108]-1))" office:value-type="percentage" office:value="0.999494234741554">
            <text:p>99.95%</text:p>
          </table:table-cell>
          <table:table-cell table:formula="oooc:=[.E$2]*POWER([.E$3];[.$B108]) + [.E$4]" office:value-type="float" office:value="1437328337.31854">
            <text:p>1437328337</text:p>
          </table:table-cell>
          <table:table-cell table:formula="oooc:=[.F$2]*POWER([.F$3];[.$B108]) + [.F$4]" office:value-type="float" office:value="42466518914.4115">
            <text:p>42466518914</text:p>
          </table:table-cell>
          <table:table-cell table:formula="oooc:=[.G$2]*POWER([.G$3];[.$B108]) + [.G$4]" office:value-type="float" office:value="0">
            <text:p>0</text:p>
          </table:table-cell>
          <table:table-cell table:formula="oooc:= 1 + ([.H$2]-1)*POWER(EXP([.H$3]/([.H$2]-1)); [.$B108]-1)" office:value-type="percentage" office:value="0.493771423052779">
            <text:p>49.38%</text:p>
          </table:table-cell>
          <table:table-cell table:formula="oooc:=[.I$2]*POWER([.I$3];[.$B108]) + [.I$4]" office:value-type="float" office:value="0">
            <text:p>0</text:p>
          </table:table-cell>
          <table:table-cell table:formula="oooc:=[.J$2]*POWER([.J$3];[.$B108]) + [.J$4]" office:value-type="float" office:value="816663827.180991">
            <text:p>816663827</text:p>
          </table:table-cell>
          <table:table-cell table:formula="oooc:=[.K$2]*POWER([.K$3];[.$B108]) + [.K$4]" office:value-type="float" office:value="1045329700.23167">
            <text:p>1045329700</text:p>
          </table:table-cell>
          <table:table-cell table:formula="oooc:=[.L$2]*POWER([.L$3];[.$B108]) + [.L$4]" office:value-type="float" office:value="1">
            <text:p>1</text:p>
          </table:table-cell>
        </table:table-row>
        <table:table-row table:style-name="ro1" table:number-rows-repeated="7">
          <table:table-cell/>
          <table:table-cell table:style-name="Default" table:number-columns-repeated="11"/>
        </table:table-row>
        <table:table-row table:style-name="ro3">
          <table:table-cell/>
          <table:table-cell table:style-name="ce5" office:value-type="string">
            <text:p>you.dex*(1-enemy.evd) </text:p>
          </table:table-cell>
          <table:table-cell table:style-name="Default" table:number-columns-repeated="10"/>
        </table:table-row>
      </table:table>
      <table:table table:name="Thief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2.6">
            <text:p>2.6000</text:p>
          </table:table-cell>
          <table:table-cell table:style-name="ce7" office:value-type="float" office:value="0.9">
            <text:p>0.9000</text:p>
          </table:table-cell>
          <table:table-cell table:style-name="ce7" office:value-type="float" office:value="2.2">
            <text:p>2.2000</text:p>
          </table:table-cell>
          <table:table-cell table:style-name="ce7" office:value-type="float" office:value="48">
            <text:p>48.00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15">
            <text:p>0.15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1.4">
            <text:p>1.4000</text:p>
          </table:table-cell>
          <table:table-cell table:style-name="ce7" office:value-type="float" office:value="1.9">
            <text:p>1.9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04">
            <text:p>0.004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04">
            <text:p>0.0040</text:p>
          </table:table-cell>
          <table:table-cell table:style-name="ce7" office:value-type="float" office:value="0">
            <text:p>0.00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8.782">
            <text:p>9</text:p>
          </table:table-cell>
          <table:table-cell table:formula="oooc:= 1 + ([.D$2]-1)*POWER(EXP([.D$3]/([.D$2]-1)); ([.$B5]-1))" office:value-type="percentage" office:value="0.9">
            <text:p>90.00%</text:p>
          </table:table-cell>
          <table:table-cell table:formula="oooc:=[.E$2]*POWER([.E$3];[.$B5]) + [.E$4]" office:value-type="float" office:value="7.354">
            <text:p>7</text:p>
          </table:table-cell>
          <table:table-cell table:formula="oooc:=[.F$2]*POWER([.F$3];[.$B5]) + [.F$4]" office:value-type="float" office:value="56.36">
            <text:p>56</text:p>
          </table:table-cell>
          <table:table-cell table:formula="oooc:=[.G$2]*POWER([.G$3];[.$B5]) + [.G$4]" office:value-type="float" office:value="0">
            <text:p>0</text:p>
          </table:table-cell>
          <table:table-cell table:formula="oooc:= 1 + ([.H$2]-1)*POWER(EXP([.H$3]/([.H$2]-1)); [.$B5]-1)" office:value-type="percentage" office:value="0.15">
            <text:p>15.00%</text:p>
          </table:table-cell>
          <table:table-cell table:formula="oooc:=[.I$2]*POWER([.I$3];[.$B5]) + [.I$4]" office:value-type="float" office:value="0">
            <text:p>0</text:p>
          </table:table-cell>
          <table:table-cell table:formula="oooc:=[.J$2]*POWER([.J$3];[.$B5]) + [.J$4]" office:value-type="float" office:value="3.498">
            <text:p>3</text:p>
          </table:table-cell>
          <table:table-cell table:formula="oooc:=[.K$2]*POWER([.K$3];[.$B5]) + [.K$4]" office:value-type="float" office:value="6.033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8.97674">
            <text:p>9</text:p>
          </table:table-cell>
          <table:table-cell table:formula="oooc:= 1 + ([.D$2]-1)*POWER(EXP([.D$3]/([.D$2]-1)); ([.$B6]-1))" office:value-type="percentage" office:value="0.903921056084768">
            <text:p>90.39%</text:p>
          </table:table-cell>
          <table:table-cell table:formula="oooc:=[.E$2]*POWER([.E$3];[.$B6]) + [.E$4]" office:value-type="float" office:value="7.51878">
            <text:p>8</text:p>
          </table:table-cell>
          <table:table-cell table:formula="oooc:=[.F$2]*POWER([.F$3];[.$B6]) + [.F$4]" office:value-type="float" office:value="59.9552">
            <text:p>60</text:p>
          </table:table-cell>
          <table:table-cell table:formula="oooc:=[.G$2]*POWER([.G$3];[.$B6]) + [.G$4]" office:value-type="float" office:value="0">
            <text:p>0</text:p>
          </table:table-cell>
          <table:table-cell table:formula="oooc:= 1 + ([.H$2]-1)*POWER(EXP([.H$3]/([.H$2]-1)); [.$B6]-1)" office:value-type="percentage" office:value="0.153990602981494">
            <text:p>15.40%</text:p>
          </table:table-cell>
          <table:table-cell table:formula="oooc:=[.I$2]*POWER([.I$3];[.$B6]) + [.I$4]" office:value-type="float" office:value="0">
            <text:p>0</text:p>
          </table:table-cell>
          <table:table-cell table:formula="oooc:=[.J$2]*POWER([.J$3];[.$B6]) + [.J$4]" office:value-type="float" office:value="3.60286">
            <text:p>4</text:p>
          </table:table-cell>
          <table:table-cell table:formula="oooc:=[.K$2]*POWER([.K$3];[.$B6]) + [.K$4]" office:value-type="float" office:value="6.17531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9.1851118">
            <text:p>9</text:p>
          </table:table-cell>
          <table:table-cell table:formula="oooc:= 1 + ([.D$2]-1)*POWER(EXP([.D$3]/([.D$2]-1)); ([.$B7]-1))" office:value-type="percentage" office:value="0.907688365361337">
            <text:p>90.77%</text:p>
          </table:table-cell>
          <table:table-cell table:formula="oooc:=[.E$2]*POWER([.E$3];[.$B7]) + [.E$4]" office:value-type="float" office:value="7.6950946">
            <text:p>8</text:p>
          </table:table-cell>
          <table:table-cell table:formula="oooc:=[.F$2]*POWER([.F$3];[.$B7]) + [.F$4]" office:value-type="float" office:value="63.802064">
            <text:p>64</text:p>
          </table:table-cell>
          <table:table-cell table:formula="oooc:=[.G$2]*POWER([.G$3];[.$B7]) + [.G$4]" office:value-type="float" office:value="0">
            <text:p>0</text:p>
          </table:table-cell>
          <table:table-cell table:formula="oooc:= 1 + ([.H$2]-1)*POWER(EXP([.H$3]/([.H$2]-1)); [.$B7]-1)" office:value-type="percentage" office:value="0.157962470772216">
            <text:p>15.80%</text:p>
          </table:table-cell>
          <table:table-cell table:formula="oooc:=[.I$2]*POWER([.I$3];[.$B7]) + [.I$4]" office:value-type="float" office:value="0">
            <text:p>0</text:p>
          </table:table-cell>
          <table:table-cell table:formula="oooc:=[.J$2]*POWER([.J$3];[.$B7]) + [.J$4]" office:value-type="float" office:value="3.7150602">
            <text:p>4</text:p>
          </table:table-cell>
          <table:table-cell table:formula="oooc:=[.K$2]*POWER([.K$3];[.$B7]) + [.K$4]" office:value-type="float" office:value="6.3275817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9.408069626">
            <text:p>9</text:p>
          </table:table-cell>
          <table:table-cell table:formula="oooc:= 1 + ([.D$2]-1)*POWER(EXP([.D$3]/([.D$2]-1)); ([.$B8]-1))" office:value-type="percentage" office:value="0.911307956328284">
            <text:p>91.13%</text:p>
          </table:table-cell>
          <table:table-cell table:formula="oooc:=[.E$2]*POWER([.E$3];[.$B8]) + [.E$4]" office:value-type="float" office:value="7.883751222">
            <text:p>8</text:p>
          </table:table-cell>
          <table:table-cell table:formula="oooc:=[.F$2]*POWER([.F$3];[.$B8]) + [.F$4]" office:value-type="float" office:value="67.91820848">
            <text:p>68</text:p>
          </table:table-cell>
          <table:table-cell table:formula="oooc:=[.G$2]*POWER([.G$3];[.$B8]) + [.G$4]" office:value-type="float" office:value="0">
            <text:p>0</text:p>
          </table:table-cell>
          <table:table-cell table:formula="oooc:= 1 + ([.H$2]-1)*POWER(EXP([.H$3]/([.H$2]-1)); [.$B8]-1)" office:value-type="percentage" office:value="0.161915691330647">
            <text:p>16.19%</text:p>
          </table:table-cell>
          <table:table-cell table:formula="oooc:=[.I$2]*POWER([.I$3];[.$B8]) + [.I$4]" office:value-type="float" office:value="0">
            <text:p>0</text:p>
          </table:table-cell>
          <table:table-cell table:formula="oooc:=[.J$2]*POWER([.J$3];[.$B8]) + [.J$4]" office:value-type="float" office:value="3.835114414">
            <text:p>4</text:p>
          </table:table-cell>
          <table:table-cell table:formula="oooc:=[.K$2]*POWER([.K$3];[.$B8]) + [.K$4]" office:value-type="float" office:value="6.490512419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9.64663449982">
            <text:p>10</text:p>
          </table:table-cell>
          <table:table-cell table:formula="oooc:= 1 + ([.D$2]-1)*POWER(EXP([.D$3]/([.D$2]-1)); ([.$B9]-1))" office:value-type="percentage" office:value="0.914785621103379">
            <text:p>91.48%</text:p>
          </table:table-cell>
          <table:table-cell table:formula="oooc:=[.E$2]*POWER([.E$3];[.$B9]) + [.E$4]" office:value-type="float" office:value="8.08561380754">
            <text:p>8</text:p>
          </table:table-cell>
          <table:table-cell table:formula="oooc:=[.F$2]*POWER([.F$3];[.$B9]) + [.F$4]" office:value-type="float" office:value="72.3224830736">
            <text:p>72</text:p>
          </table:table-cell>
          <table:table-cell table:formula="oooc:=[.G$2]*POWER([.G$3];[.$B9]) + [.G$4]" office:value-type="float" office:value="0">
            <text:p>0</text:p>
          </table:table-cell>
          <table:table-cell table:formula="oooc:= 1 + ([.H$2]-1)*POWER(EXP([.H$3]/([.H$2]-1)); [.$B9]-1)" office:value-type="percentage" office:value="0.165850352202317">
            <text:p>16.59%</text:p>
          </table:table-cell>
          <table:table-cell table:formula="oooc:=[.I$2]*POWER([.I$3];[.$B9]) + [.I$4]" office:value-type="float" office:value="0">
            <text:p>0</text:p>
          </table:table-cell>
          <table:table-cell table:formula="oooc:=[.J$2]*POWER([.J$3];[.$B9]) + [.J$4]" office:value-type="float" office:value="3.96357242298">
            <text:p>4</text:p>
          </table:table-cell>
          <table:table-cell table:formula="oooc:=[.K$2]*POWER([.K$3];[.$B9]) + [.K$4]" office:value-type="float" office:value="6.66484828833">
            <text:p>7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9.9018989148074">
            <text:p>10</text:p>
          </table:table-cell>
          <table:table-cell table:formula="oooc:= 1 + ([.D$2]-1)*POWER(EXP([.D$3]/([.D$2]-1)); ([.$B10]-1))" office:value-type="percentage" office:value="0.918126924692202">
            <text:p>91.81%</text:p>
          </table:table-cell>
          <table:table-cell table:formula="oooc:=[.E$2]*POWER([.E$3];[.$B10]) + [.E$4]" office:value-type="float" office:value="8.3016067740678">
            <text:p>8</text:p>
          </table:table-cell>
          <table:table-cell table:formula="oooc:=[.F$2]*POWER([.F$3];[.$B10]) + [.F$4]" office:value-type="float" office:value="77.035056888752">
            <text:p>77</text:p>
          </table:table-cell>
          <table:table-cell table:formula="oooc:=[.G$2]*POWER([.G$3];[.$B10]) + [.G$4]" office:value-type="float" office:value="0">
            <text:p>0</text:p>
          </table:table-cell>
          <table:table-cell table:formula="oooc:= 1 + ([.H$2]-1)*POWER(EXP([.H$3]/([.H$2]-1)); [.$B10]-1)" office:value-type="percentage" office:value="0.169766540521745">
            <text:p>16.98%</text:p>
          </table:table-cell>
          <table:table-cell table:formula="oooc:=[.I$2]*POWER([.I$3];[.$B10]) + [.I$4]" office:value-type="float" office:value="0">
            <text:p>0</text:p>
          </table:table-cell>
          <table:table-cell table:formula="oooc:=[.J$2]*POWER([.J$3];[.$B10]) + [.J$4]" office:value-type="float" office:value="4.1010224925886">
            <text:p>4</text:p>
          </table:table-cell>
          <table:table-cell table:formula="oooc:=[.K$2]*POWER([.K$3];[.$B10]) + [.K$4]" office:value-type="float" office:value="6.8513876685131">
            <text:p>7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10.1750318388439">
            <text:p>10</text:p>
          </table:table-cell>
          <table:table-cell table:formula="oooc:= 1 + ([.D$2]-1)*POWER(EXP([.D$3]/([.D$2]-1)); ([.$B11]-1))" office:value-type="percentage" office:value="0.921337213893345">
            <text:p>92.13%</text:p>
          </table:table-cell>
          <table:table-cell table:formula="oooc:=[.E$2]*POWER([.E$3];[.$B11]) + [.E$4]" office:value-type="float" office:value="8.53271924825255">
            <text:p>9</text:p>
          </table:table-cell>
          <table:table-cell table:formula="oooc:=[.F$2]*POWER([.F$3];[.$B11]) + [.F$4]" office:value-type="float" office:value="82.0775108709647">
            <text:p>82</text:p>
          </table:table-cell>
          <table:table-cell table:formula="oooc:=[.G$2]*POWER([.G$3];[.$B11]) + [.G$4]" office:value-type="float" office:value="0">
            <text:p>0</text:p>
          </table:table-cell>
          <table:table-cell table:formula="oooc:= 1 + ([.H$2]-1)*POWER(EXP([.H$3]/([.H$2]-1)); [.$B11]-1)" office:value-type="percentage" office:value="0.173664343014369">
            <text:p>17.37%</text:p>
          </table:table-cell>
          <table:table-cell table:formula="oooc:=[.I$2]*POWER([.I$3];[.$B11]) + [.I$4]" office:value-type="float" office:value="0">
            <text:p>0</text:p>
          </table:table-cell>
          <table:table-cell table:formula="oooc:=[.J$2]*POWER([.J$3];[.$B11]) + [.J$4]" office:value-type="float" office:value="4.2480940670698">
            <text:p>4</text:p>
          </table:table-cell>
          <table:table-cell table:formula="oooc:=[.K$2]*POWER([.K$3];[.$B11]) + [.K$4]" office:value-type="float" office:value="7.05098480530902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10.467284067563">
            <text:p>10</text:p>
          </table:table-cell>
          <table:table-cell table:formula="oooc:= 1 + ([.D$2]-1)*POWER(EXP([.D$3]/([.D$2]-1)); ([.$B12]-1))" office:value-type="percentage" office:value="0.924421625854428">
            <text:p>92.44%</text:p>
          </table:table-cell>
          <table:table-cell table:formula="oooc:=[.E$2]*POWER([.E$3];[.$B12]) + [.E$4]" office:value-type="float" office:value="8.78000959563023">
            <text:p>9</text:p>
          </table:table-cell>
          <table:table-cell table:formula="oooc:=[.F$2]*POWER([.F$3];[.$B12]) + [.F$4]" office:value-type="float" office:value="87.4729366319322">
            <text:p>87</text:p>
          </table:table-cell>
          <table:table-cell table:formula="oooc:=[.G$2]*POWER([.G$3];[.$B12]) + [.G$4]" office:value-type="float" office:value="0">
            <text:p>0</text:p>
          </table:table-cell>
          <table:table-cell table:formula="oooc:= 1 + ([.H$2]-1)*POWER(EXP([.H$3]/([.H$2]-1)); [.$B12]-1)" office:value-type="percentage" office:value="0.177543845998465">
            <text:p>17.75%</text:p>
          </table:table-cell>
          <table:table-cell table:formula="oooc:=[.I$2]*POWER([.I$3];[.$B12]) + [.I$4]" office:value-type="float" office:value="0">
            <text:p>0</text:p>
          </table:table-cell>
          <table:table-cell table:formula="oooc:=[.J$2]*POWER([.J$3];[.$B12]) + [.J$4]" office:value-type="float" office:value="4.40546065176469">
            <text:p>4</text:p>
          </table:table-cell>
          <table:table-cell table:formula="oooc:=[.K$2]*POWER([.K$3];[.$B12]) + [.K$4]" office:value-type="float" office:value="7.26455374168065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10.7799939522924">
            <text:p>11</text:p>
          </table:table-cell>
          <table:table-cell table:formula="oooc:= 1 + ([.D$2]-1)*POWER(EXP([.D$3]/([.D$2]-1)); ([.$B13]-1))" office:value-type="percentage" office:value="0.927385096292631">
            <text:p>92.74%</text:p>
          </table:table-cell>
          <table:table-cell table:formula="oooc:=[.E$2]*POWER([.E$3];[.$B13]) + [.E$4]" office:value-type="float" office:value="9.04461026732434">
            <text:p>9</text:p>
          </table:table-cell>
          <table:table-cell table:formula="oooc:=[.F$2]*POWER([.F$3];[.$B13]) + [.F$4]" office:value-type="float" office:value="93.2460421961675">
            <text:p>93</text:p>
          </table:table-cell>
          <table:table-cell table:formula="oooc:=[.G$2]*POWER([.G$3];[.$B13]) + [.G$4]" office:value-type="float" office:value="0">
            <text:p>0</text:p>
          </table:table-cell>
          <table:table-cell table:formula="oooc:= 1 + ([.H$2]-1)*POWER(EXP([.H$3]/([.H$2]-1)); [.$B13]-1)" office:value-type="percentage" office:value="0.181405135387061">
            <text:p>18.14%</text:p>
          </table:table-cell>
          <table:table-cell table:formula="oooc:=[.I$2]*POWER([.I$3];[.$B13]) + [.I$4]" office:value-type="float" office:value="0">
            <text:p>0</text:p>
          </table:table-cell>
          <table:table-cell table:formula="oooc:=[.J$2]*POWER([.J$3];[.$B13]) + [.J$4]" office:value-type="float" office:value="4.57384289738822">
            <text:p>5</text:p>
          </table:table-cell>
          <table:table-cell table:formula="oooc:=[.K$2]*POWER([.K$3];[.$B13]) + [.K$4]" office:value-type="float" office:value="7.4930725035983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11.1145935289529">
            <text:p>11</text:p>
          </table:table-cell>
          <table:table-cell table:formula="oooc:= 1 + ([.D$2]-1)*POWER(EXP([.D$3]/([.D$2]-1)); ([.$B14]-1))" office:value-type="percentage" office:value="0.930232367392897">
            <text:p>93.02%</text:p>
          </table:table-cell>
          <table:table-cell table:formula="oooc:=[.E$2]*POWER([.E$3];[.$B14]) + [.E$4]" office:value-type="float" office:value="9.32773298603705">
            <text:p>9</text:p>
          </table:table-cell>
          <table:table-cell table:formula="oooc:=[.F$2]*POWER([.F$3];[.$B14]) + [.F$4]" office:value-type="float" office:value="99.4232651498992">
            <text:p>99</text:p>
          </table:table-cell>
          <table:table-cell table:formula="oooc:=[.G$2]*POWER([.G$3];[.$B14]) + [.G$4]" office:value-type="float" office:value="0">
            <text:p>0</text:p>
          </table:table-cell>
          <table:table-cell table:formula="oooc:= 1 + ([.H$2]-1)*POWER(EXP([.H$3]/([.H$2]-1)); [.$B14]-1)" office:value-type="percentage" office:value="0.185248296689837">
            <text:p>18.52%</text:p>
          </table:table-cell>
          <table:table-cell table:formula="oooc:=[.I$2]*POWER([.I$3];[.$B14]) + [.I$4]" office:value-type="float" office:value="0">
            <text:p>0</text:p>
          </table:table-cell>
          <table:table-cell table:formula="oooc:=[.J$2]*POWER([.J$3];[.$B14]) + [.J$4]" office:value-type="float" office:value="4.75401190020539">
            <text:p>5</text:p>
          </table:table-cell>
          <table:table-cell table:formula="oooc:=[.K$2]*POWER([.K$3];[.$B14]) + [.K$4]" office:value-type="float" office:value="7.73758757885018">
            <text:p>8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11.4726150759796">
            <text:p>11</text:p>
          </table:table-cell>
          <table:table-cell table:formula="oooc:= 1 + ([.D$2]-1)*POWER(EXP([.D$3]/([.D$2]-1)); ([.$B15]-1))" office:value-type="percentage" office:value="0.932967995396436">
            <text:p>93.30%</text:p>
          </table:table-cell>
          <table:table-cell table:formula="oooc:=[.E$2]*POWER([.E$3];[.$B15]) + [.E$4]" office:value-type="float" office:value="9.63067429505964">
            <text:p>10</text:p>
          </table:table-cell>
          <table:table-cell table:formula="oooc:=[.F$2]*POWER([.F$3];[.$B15]) + [.F$4]" office:value-type="float" office:value="106.032893710392">
            <text:p>106</text:p>
          </table:table-cell>
          <table:table-cell table:formula="oooc:=[.G$2]*POWER([.G$3];[.$B15]) + [.G$4]" office:value-type="float" office:value="0">
            <text:p>0</text:p>
          </table:table-cell>
          <table:table-cell table:formula="oooc:= 1 + ([.H$2]-1)*POWER(EXP([.H$3]/([.H$2]-1)); [.$B15]-1)" office:value-type="percentage" office:value="0.189073415015022">
            <text:p>18.91%</text:p>
          </table:table-cell>
          <table:table-cell table:formula="oooc:=[.I$2]*POWER([.I$3];[.$B15]) + [.I$4]" office:value-type="float" office:value="0">
            <text:p>0</text:p>
          </table:table-cell>
          <table:table-cell table:formula="oooc:=[.J$2]*POWER([.J$3];[.$B15]) + [.J$4]" office:value-type="float" office:value="4.94679273321977">
            <text:p>5</text:p>
          </table:table-cell>
          <table:table-cell table:formula="oooc:=[.K$2]*POWER([.K$3];[.$B15]) + [.K$4]" office:value-type="float" office:value="7.99921870936969">
            <text:p>8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11.8556981312981">
            <text:p>12</text:p>
          </table:table-cell>
          <table:table-cell table:formula="oooc:= 1 + ([.D$2]-1)*POWER(EXP([.D$3]/([.D$2]-1)); ([.$B16]-1))" office:value-type="percentage" office:value="0.935596357891686">
            <text:p>93.56%</text:p>
          </table:table-cell>
          <table:table-cell table:formula="oooc:=[.E$2]*POWER([.E$3];[.$B16]) + [.E$4]" office:value-type="float" office:value="9.95482149571382">
            <text:p>10</text:p>
          </table:table-cell>
          <table:table-cell table:formula="oooc:=[.F$2]*POWER([.F$3];[.$B16]) + [.F$4]" office:value-type="float" office:value="113.10519627012">
            <text:p>113</text:p>
          </table:table-cell>
          <table:table-cell table:formula="oooc:=[.G$2]*POWER([.G$3];[.$B16]) + [.G$4]" office:value-type="float" office:value="0">
            <text:p>0</text:p>
          </table:table-cell>
          <table:table-cell table:formula="oooc:= 1 + ([.H$2]-1)*POWER(EXP([.H$3]/([.H$2]-1)); [.$B16]-1)" office:value-type="percentage" office:value="0.192880575071273">
            <text:p>19.29%</text:p>
          </table:table-cell>
          <table:table-cell table:formula="oooc:=[.I$2]*POWER([.I$3];[.$B16]) + [.I$4]" office:value-type="float" office:value="0">
            <text:p>0</text:p>
          </table:table-cell>
          <table:table-cell table:formula="oooc:=[.J$2]*POWER([.J$3];[.$B16]) + [.J$4]" office:value-type="float" office:value="5.15306822454516">
            <text:p>5</text:p>
          </table:table-cell>
          <table:table-cell table:formula="oooc:=[.K$2]*POWER([.K$3];[.$B16]) + [.K$4]" office:value-type="float" office:value="8.27916401902557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12.265597000489">
            <text:p>12</text:p>
          </table:table-cell>
          <table:table-cell table:formula="oooc:= 1 + ([.D$2]-1)*POWER(EXP([.D$3]/([.D$2]-1)); ([.$B17]-1))" office:value-type="percentage" office:value="0.938121660819386">
            <text:p>93.81%</text:p>
          </table:table-cell>
          <table:table-cell table:formula="oooc:=[.E$2]*POWER([.E$3];[.$B17]) + [.E$4]" office:value-type="float" office:value="10.3016590004138">
            <text:p>10</text:p>
          </table:table-cell>
          <table:table-cell table:formula="oooc:=[.F$2]*POWER([.F$3];[.$B17]) + [.F$4]" office:value-type="float" office:value="120.672560009028">
            <text:p>121</text:p>
          </table:table-cell>
          <table:table-cell table:formula="oooc:=[.G$2]*POWER([.G$3];[.$B17]) + [.G$4]" office:value-type="float" office:value="0">
            <text:p>0</text:p>
          </table:table-cell>
          <table:table-cell table:formula="oooc:= 1 + ([.H$2]-1)*POWER(EXP([.H$3]/([.H$2]-1)); [.$B17]-1)" office:value-type="percentage" office:value="0.196669861169559">
            <text:p>19.67%</text:p>
          </table:table-cell>
          <table:table-cell table:formula="oooc:=[.I$2]*POWER([.I$3];[.$B17]) + [.I$4]" office:value-type="float" office:value="0">
            <text:p>0</text:p>
          </table:table-cell>
          <table:table-cell table:formula="oooc:=[.J$2]*POWER([.J$3];[.$B17]) + [.J$4]" office:value-type="float" office:value="5.37378300026332">
            <text:p>5</text:p>
          </table:table-cell>
          <table:table-cell table:formula="oooc:=[.K$2]*POWER([.K$3];[.$B17]) + [.K$4]" office:value-type="float" office:value="8.57870550035736">
            <text:p>9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12.7041887905232">
            <text:p>13</text:p>
          </table:table-cell>
          <table:table-cell table:formula="oooc:= 1 + ([.D$2]-1)*POWER(EXP([.D$3]/([.D$2]-1)); ([.$B18]-1))" office:value-type="percentage" office:value="0.940547945202981">
            <text:p>94.05%</text:p>
          </table:table-cell>
          <table:table-cell table:formula="oooc:=[.E$2]*POWER([.E$3];[.$B18]) + [.E$4]" office:value-type="float" office:value="10.6727751304427">
            <text:p>11</text:p>
          </table:table-cell>
          <table:table-cell table:formula="oooc:=[.F$2]*POWER([.F$3];[.$B18]) + [.F$4]" office:value-type="float" office:value="128.76963920966">
            <text:p>129</text:p>
          </table:table-cell>
          <table:table-cell table:formula="oooc:=[.G$2]*POWER([.G$3];[.$B18]) + [.G$4]" office:value-type="float" office:value="0">
            <text:p>0</text:p>
          </table:table-cell>
          <table:table-cell table:formula="oooc:= 1 + ([.H$2]-1)*POWER(EXP([.H$3]/([.H$2]-1)); [.$B18]-1)" office:value-type="percentage" office:value="0.200441357225018">
            <text:p>20.04%</text:p>
          </table:table-cell>
          <table:table-cell table:formula="oooc:=[.I$2]*POWER([.I$3];[.$B18]) + [.I$4]" office:value-type="float" office:value="0">
            <text:p>0</text:p>
          </table:table-cell>
          <table:table-cell table:formula="oooc:=[.J$2]*POWER([.J$3];[.$B18]) + [.J$4]" office:value-type="float" office:value="5.60994781028175">
            <text:p>6</text:p>
          </table:table-cell>
          <table:table-cell table:formula="oooc:=[.K$2]*POWER([.K$3];[.$B18]) + [.K$4]" office:value-type="float" office:value="8.89921488538237">
            <text:p>9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13.1734820058599">
            <text:p>13</text:p>
          </table:table-cell>
          <table:table-cell table:formula="oooc:= 1 + ([.D$2]-1)*POWER(EXP([.D$3]/([.D$2]-1)); ([.$B19]-1))" office:value-type="percentage" office:value="0.942879093615118">
            <text:p>94.29%</text:p>
          </table:table-cell>
          <table:table-cell table:formula="oooc:=[.E$2]*POWER([.E$3];[.$B19]) + [.E$4]" office:value-type="float" office:value="11.0698693895737">
            <text:p>11</text:p>
          </table:table-cell>
          <table:table-cell table:formula="oooc:=[.F$2]*POWER([.F$3];[.$B19]) + [.F$4]" office:value-type="float" office:value="137.433513954336">
            <text:p>137</text:p>
          </table:table-cell>
          <table:table-cell table:formula="oooc:=[.G$2]*POWER([.G$3];[.$B19]) + [.G$4]" office:value-type="float" office:value="0">
            <text:p>0</text:p>
          </table:table-cell>
          <table:table-cell table:formula="oooc:= 1 + ([.H$2]-1)*POWER(EXP([.H$3]/([.H$2]-1)); [.$B19]-1)" office:value-type="percentage" office:value="0.204195146758827">
            <text:p>20.42%</text:p>
          </table:table-cell>
          <table:table-cell table:formula="oooc:=[.I$2]*POWER([.I$3];[.$B19]) + [.I$4]" office:value-type="float" office:value="0">
            <text:p>0</text:p>
          </table:table-cell>
          <table:table-cell table:formula="oooc:=[.J$2]*POWER([.J$3];[.$B19]) + [.J$4]" office:value-type="float" office:value="5.86264415700147">
            <text:p>6</text:p>
          </table:table-cell>
          <table:table-cell table:formula="oooc:=[.K$2]*POWER([.K$3];[.$B19]) + [.K$4]" office:value-type="float" office:value="9.24215992735914">
            <text:p>9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13.6756257462701">
            <text:p>14</text:p>
          </table:table-cell>
          <table:table-cell table:formula="oooc:= 1 + ([.D$2]-1)*POWER(EXP([.D$3]/([.D$2]-1)); ([.$B20]-1))" office:value-type="percentage" office:value="0.945118836390597">
            <text:p>94.51%</text:p>
          </table:table-cell>
          <table:table-cell table:formula="oooc:=[.E$2]*POWER([.E$3];[.$B20]) + [.E$4]" office:value-type="float" office:value="11.4947602468439">
            <text:p>11</text:p>
          </table:table-cell>
          <table:table-cell table:formula="oooc:=[.F$2]*POWER([.F$3];[.$B20]) + [.F$4]" office:value-type="float" office:value="146.70385993114">
            <text:p>147</text:p>
          </table:table-cell>
          <table:table-cell table:formula="oooc:=[.G$2]*POWER([.G$3];[.$B20]) + [.G$4]" office:value-type="float" office:value="0">
            <text:p>0</text:p>
          </table:table-cell>
          <table:table-cell table:formula="oooc:= 1 + ([.H$2]-1)*POWER(EXP([.H$3]/([.H$2]-1)); [.$B20]-1)" office:value-type="percentage" office:value="0.20793131290004">
            <text:p>20.79%</text:p>
          </table:table-cell>
          <table:table-cell table:formula="oooc:=[.I$2]*POWER([.I$3];[.$B20]) + [.I$4]" office:value-type="float" office:value="0">
            <text:p>0</text:p>
          </table:table-cell>
          <table:table-cell table:formula="oooc:=[.J$2]*POWER([.J$3];[.$B20]) + [.J$4]" office:value-type="float" office:value="6.13302924799157">
            <text:p>6</text:p>
          </table:table-cell>
          <table:table-cell table:formula="oooc:=[.K$2]*POWER([.K$3];[.$B20]) + [.K$4]" office:value-type="float" office:value="9.60911112227428">
            <text:p>10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14.212919548509">
            <text:p>14</text:p>
          </table:table-cell>
          <table:table-cell table:formula="oooc:= 1 + ([.D$2]-1)*POWER(EXP([.D$3]/([.D$2]-1)); ([.$B21]-1))" office:value-type="percentage" office:value="0.947270757595695">
            <text:p>94.73%</text:p>
          </table:table-cell>
          <table:table-cell table:formula="oooc:=[.E$2]*POWER([.E$3];[.$B21]) + [.E$4]" office:value-type="float" office:value="11.949393464123">
            <text:p>12</text:p>
          </table:table-cell>
          <table:table-cell table:formula="oooc:=[.F$2]*POWER([.F$3];[.$B21]) + [.F$4]" office:value-type="float" office:value="156.623130126319">
            <text:p>157</text:p>
          </table:table-cell>
          <table:table-cell table:formula="oooc:=[.G$2]*POWER([.G$3];[.$B21]) + [.G$4]" office:value-type="float" office:value="0">
            <text:p>0</text:p>
          </table:table-cell>
          <table:table-cell table:formula="oooc:= 1 + ([.H$2]-1)*POWER(EXP([.H$3]/([.H$2]-1)); [.$B21]-1)" office:value-type="percentage" office:value="0.211649938387439">
            <text:p>21.16%</text:p>
          </table:table-cell>
          <table:table-cell table:formula="oooc:=[.I$2]*POWER([.I$3];[.$B21]) + [.I$4]" office:value-type="float" office:value="0">
            <text:p>0</text:p>
          </table:table-cell>
          <table:table-cell table:formula="oooc:=[.J$2]*POWER([.J$3];[.$B21]) + [.J$4]" office:value-type="float" office:value="6.42234129535098">
            <text:p>6</text:p>
          </table:table-cell>
          <table:table-cell table:formula="oooc:=[.K$2]*POWER([.K$3];[.$B21]) + [.K$4]" office:value-type="float" office:value="10.0017489008335">
            <text:p>10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14.7878239169046">
            <text:p>15</text:p>
          </table:table-cell>
          <table:table-cell table:formula="oooc:= 1 + ([.D$2]-1)*POWER(EXP([.D$3]/([.D$2]-1)); ([.$B22]-1))" office:value-type="percentage" office:value="0.949338300763441">
            <text:p>94.93%</text:p>
          </table:table-cell>
          <table:table-cell table:formula="oooc:=[.E$2]*POWER([.E$3];[.$B22]) + [.E$4]" office:value-type="float" office:value="12.4358510066116">
            <text:p>12</text:p>
          </table:table-cell>
          <table:table-cell table:formula="oooc:=[.F$2]*POWER([.F$3];[.$B22]) + [.F$4]" office:value-type="float" office:value="167.236749235162">
            <text:p>167</text:p>
          </table:table-cell>
          <table:table-cell table:formula="oooc:=[.G$2]*POWER([.G$3];[.$B22]) + [.G$4]" office:value-type="float" office:value="0">
            <text:p>0</text:p>
          </table:table-cell>
          <table:table-cell table:formula="oooc:= 1 + ([.H$2]-1)*POWER(EXP([.H$3]/([.H$2]-1)); [.$B22]-1)" office:value-type="percentage" office:value="0.21535110557136">
            <text:p>21.54%</text:p>
          </table:table-cell>
          <table:table-cell table:formula="oooc:=[.I$2]*POWER([.I$3];[.$B22]) + [.I$4]" office:value-type="float" office:value="0">
            <text:p>0</text:p>
          </table:table-cell>
          <table:table-cell table:formula="oooc:=[.J$2]*POWER([.J$3];[.$B22]) + [.J$4]" office:value-type="float" office:value="6.73190518602555">
            <text:p>7</text:p>
          </table:table-cell>
          <table:table-cell table:formula="oooc:=[.K$2]*POWER([.K$3];[.$B22]) + [.K$4]" office:value-type="float" office:value="10.4218713238918">
            <text:p>10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15.4029715910879">
            <text:p>15</text:p>
          </table:table-cell>
          <table:table-cell table:formula="oooc:= 1 + ([.D$2]-1)*POWER(EXP([.D$3]/([.D$2]-1)); ([.$B23]-1))" office:value-type="percentage" office:value="0.951324774404003">
            <text:p>95.13%</text:p>
          </table:table-cell>
          <table:table-cell table:formula="oooc:=[.E$2]*POWER([.E$3];[.$B23]) + [.E$4]" office:value-type="float" office:value="12.9563605770744">
            <text:p>13</text:p>
          </table:table-cell>
          <table:table-cell table:formula="oooc:=[.F$2]*POWER([.F$3];[.$B23]) + [.F$4]" office:value-type="float" office:value="178.593321681623">
            <text:p>179</text:p>
          </table:table-cell>
          <table:table-cell table:formula="oooc:=[.G$2]*POWER([.G$3];[.$B23]) + [.G$4]" office:value-type="float" office:value="0">
            <text:p>0</text:p>
          </table:table-cell>
          <table:table-cell table:formula="oooc:= 1 + ([.H$2]-1)*POWER(EXP([.H$3]/([.H$2]-1)); [.$B23]-1)" office:value-type="percentage" office:value="0.219034896415516">
            <text:p>21.90%</text:p>
          </table:table-cell>
          <table:table-cell table:formula="oooc:=[.I$2]*POWER([.I$3];[.$B23]) + [.I$4]" office:value-type="float" office:value="0">
            <text:p>0</text:p>
          </table:table-cell>
          <table:table-cell table:formula="oooc:=[.J$2]*POWER([.J$3];[.$B23]) + [.J$4]" office:value-type="float" office:value="7.06313854904734">
            <text:p>7</text:p>
          </table:table-cell>
          <table:table-cell table:formula="oooc:=[.K$2]*POWER([.K$3];[.$B23]) + [.K$4]" office:value-type="float" office:value="10.8714023165643">
            <text:p>11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16.0611796024641">
            <text:p>16</text:p>
          </table:table-cell>
          <table:table-cell table:formula="oooc:= 1 + ([.D$2]-1)*POWER(EXP([.D$3]/([.D$2]-1)); ([.$B24]-1))" office:value-type="percentage" office:value="0.953233357299009">
            <text:p>95.32%</text:p>
          </table:table-cell>
          <table:table-cell table:formula="oooc:=[.E$2]*POWER([.E$3];[.$B24]) + [.E$4]" office:value-type="float" office:value="13.5133058174696">
            <text:p>14</text:p>
          </table:table-cell>
          <table:table-cell table:formula="oooc:=[.F$2]*POWER([.F$3];[.$B24]) + [.F$4]" office:value-type="float" office:value="190.744854199337">
            <text:p>191</text:p>
          </table:table-cell>
          <table:table-cell table:formula="oooc:=[.G$2]*POWER([.G$3];[.$B24]) + [.G$4]" office:value-type="float" office:value="0">
            <text:p>0</text:p>
          </table:table-cell>
          <table:table-cell table:formula="oooc:= 1 + ([.H$2]-1)*POWER(EXP([.H$3]/([.H$2]-1)); [.$B24]-1)" office:value-type="percentage" office:value="0.222701392498818">
            <text:p>22.27%</text:p>
          </table:table-cell>
          <table:table-cell table:formula="oooc:=[.I$2]*POWER([.I$3];[.$B24]) + [.I$4]" office:value-type="float" office:value="0">
            <text:p>0</text:p>
          </table:table-cell>
          <table:table-cell table:formula="oooc:=[.J$2]*POWER([.J$3];[.$B24]) + [.J$4]" office:value-type="float" office:value="7.41755824748066">
            <text:p>7</text:p>
          </table:table-cell>
          <table:table-cell table:formula="oooc:=[.K$2]*POWER([.K$3];[.$B24]) + [.K$4]" office:value-type="float" office:value="11.3524004787237">
            <text:p>11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16.7654621746366">
            <text:p>17</text:p>
          </table:table-cell>
          <table:table-cell table:formula="oooc:= 1 + ([.D$2]-1)*POWER(EXP([.D$3]/([.D$2]-1)); ([.$B25]-1))" office:value-type="percentage" office:value="0.955067103588278">
            <text:p>95.51%</text:p>
          </table:table-cell>
          <table:table-cell table:formula="oooc:=[.E$2]*POWER([.E$3];[.$B25]) + [.E$4]" office:value-type="float" office:value="14.1092372246925">
            <text:p>14</text:p>
          </table:table-cell>
          <table:table-cell table:formula="oooc:=[.F$2]*POWER([.F$3];[.$B25]) + [.F$4]" office:value-type="float" office:value="203.74699399329">
            <text:p>204</text:p>
          </table:table-cell>
          <table:table-cell table:formula="oooc:=[.G$2]*POWER([.G$3];[.$B25]) + [.G$4]" office:value-type="float" office:value="0">
            <text:p>0</text:p>
          </table:table-cell>
          <table:table-cell table:formula="oooc:= 1 + ([.H$2]-1)*POWER(EXP([.H$3]/([.H$2]-1)); [.$B25]-1)" office:value-type="percentage" office:value="0.226350675017178">
            <text:p>22.64%</text:p>
          </table:table-cell>
          <table:table-cell table:formula="oooc:=[.I$2]*POWER([.I$3];[.$B25]) + [.I$4]" office:value-type="float" office:value="0">
            <text:p>0</text:p>
          </table:table-cell>
          <table:table-cell table:formula="oooc:=[.J$2]*POWER([.J$3];[.$B25]) + [.J$4]" office:value-type="float" office:value="7.7967873248043">
            <text:p>8</text:p>
          </table:table-cell>
          <table:table-cell table:formula="oooc:=[.K$2]*POWER([.K$3];[.$B25]) + [.K$4]" office:value-type="float" office:value="11.8670685122344">
            <text:p>12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17.5190445268611">
            <text:p>18</text:p>
          </table:table-cell>
          <table:table-cell table:formula="oooc:= 1 + ([.D$2]-1)*POWER(EXP([.D$3]/([.D$2]-1)); ([.$B26]-1))" office:value-type="percentage" office:value="0.956828947657092">
            <text:p>95.68%</text:p>
          </table:table-cell>
          <table:table-cell table:formula="oooc:=[.E$2]*POWER([.E$3];[.$B26]) + [.E$4]" office:value-type="float" office:value="14.746883830421">
            <text:p>15</text:p>
          </table:table-cell>
          <table:table-cell table:formula="oooc:=[.F$2]*POWER([.F$3];[.$B26]) + [.F$4]" office:value-type="float" office:value="217.659283572821">
            <text:p>218</text:p>
          </table:table-cell>
          <table:table-cell table:formula="oooc:=[.G$2]*POWER([.G$3];[.$B26]) + [.G$4]" office:value-type="float" office:value="0">
            <text:p>0</text:p>
          </table:table-cell>
          <table:table-cell table:formula="oooc:= 1 + ([.H$2]-1)*POWER(EXP([.H$3]/([.H$2]-1)); [.$B26]-1)" office:value-type="percentage" office:value="0.229982824785304">
            <text:p>23.00%</text:p>
          </table:table-cell>
          <table:table-cell table:formula="oooc:=[.I$2]*POWER([.I$3];[.$B26]) + [.I$4]" office:value-type="float" office:value="0">
            <text:p>0</text:p>
          </table:table-cell>
          <table:table-cell table:formula="oooc:=[.J$2]*POWER([.J$3];[.$B26]) + [.J$4]" office:value-type="float" office:value="8.20256243754061">
            <text:p>8</text:p>
          </table:table-cell>
          <table:table-cell table:formula="oooc:=[.K$2]*POWER([.K$3];[.$B26]) + [.K$4]" office:value-type="float" office:value="12.4177633080908">
            <text:p>12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18.3253776437414">
            <text:p>18</text:p>
          </table:table-cell>
          <table:table-cell table:formula="oooc:= 1 + ([.D$2]-1)*POWER(EXP([.D$3]/([.D$2]-1)); ([.$B27]-1))" office:value-type="percentage" office:value="0.958521708831842">
            <text:p>95.85%</text:p>
          </table:table-cell>
          <table:table-cell table:formula="oooc:=[.E$2]*POWER([.E$3];[.$B27]) + [.E$4]" office:value-type="float" office:value="15.4291656985504">
            <text:p>15</text:p>
          </table:table-cell>
          <table:table-cell table:formula="oooc:=[.F$2]*POWER([.F$3];[.$B27]) + [.F$4]" office:value-type="float" office:value="232.545433422918">
            <text:p>233</text:p>
          </table:table-cell>
          <table:table-cell table:formula="oooc:=[.G$2]*POWER([.G$3];[.$B27]) + [.G$4]" office:value-type="float" office:value="0">
            <text:p>0</text:p>
          </table:table-cell>
          <table:table-cell table:formula="oooc:= 1 + ([.H$2]-1)*POWER(EXP([.H$3]/([.H$2]-1)); [.$B27]-1)" office:value-type="percentage" office:value="0.233597922238496">
            <text:p>23.36%</text:p>
          </table:table-cell>
          <table:table-cell table:formula="oooc:=[.I$2]*POWER([.I$3];[.$B27]) + [.I$4]" office:value-type="float" office:value="0">
            <text:p>0</text:p>
          </table:table-cell>
          <table:table-cell table:formula="oooc:=[.J$2]*POWER([.J$3];[.$B27]) + [.J$4]" office:value-type="float" office:value="8.63674180816845">
            <text:p>9</text:p>
          </table:table-cell>
          <table:table-cell table:formula="oooc:=[.K$2]*POWER([.K$3];[.$B27]) + [.K$4]" office:value-type="float" office:value="13.0070067396572">
            <text:p>13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19.1881540788033">
            <text:p>19</text:p>
          </table:table-cell>
          <table:table-cell table:formula="oooc:= 1 + ([.D$2]-1)*POWER(EXP([.D$3]/([.D$2]-1)); ([.$B28]-1))" office:value-type="percentage" office:value="0.960148095891549">
            <text:p>96.01%</text:p>
          </table:table-cell>
          <table:table-cell table:formula="oooc:=[.E$2]*POWER([.E$3];[.$B28]) + [.E$4]" office:value-type="float" office:value="16.159207297449">
            <text:p>16</text:p>
          </table:table-cell>
          <table:table-cell table:formula="oooc:=[.F$2]*POWER([.F$3];[.$B28]) + [.F$4]" office:value-type="float" office:value="248.473613762523">
            <text:p>248</text:p>
          </table:table-cell>
          <table:table-cell table:formula="oooc:=[.G$2]*POWER([.G$3];[.$B28]) + [.G$4]" office:value-type="float" office:value="0">
            <text:p>0</text:p>
          </table:table-cell>
          <table:table-cell table:formula="oooc:= 1 + ([.H$2]-1)*POWER(EXP([.H$3]/([.H$2]-1)); [.$B28]-1)" office:value-type="percentage" office:value="0.237196047434424">
            <text:p>23.72%</text:p>
          </table:table-cell>
          <table:table-cell table:formula="oooc:=[.I$2]*POWER([.I$3];[.$B28]) + [.I$4]" office:value-type="float" office:value="0">
            <text:p>0</text:p>
          </table:table-cell>
          <table:table-cell table:formula="oooc:=[.J$2]*POWER([.J$3];[.$B28]) + [.J$4]" office:value-type="float" office:value="9.10131373474024">
            <text:p>9</text:p>
          </table:table-cell>
          <table:table-cell table:formula="oooc:=[.K$2]*POWER([.K$3];[.$B28]) + [.K$4]" office:value-type="float" office:value="13.6374972114332">
            <text:p>14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20.1113248643195">
            <text:p>20</text:p>
          </table:table-cell>
          <table:table-cell table:formula="oooc:= 1 + ([.D$2]-1)*POWER(EXP([.D$3]/([.D$2]-1)); ([.$B29]-1))" office:value-type="percentage" office:value="0.961710711402489">
            <text:p>96.17%</text:p>
          </table:table-cell>
          <table:table-cell table:formula="oooc:=[.E$2]*POWER([.E$3];[.$B29]) + [.E$4]" office:value-type="float" office:value="16.9403518082704">
            <text:p>17</text:p>
          </table:table-cell>
          <table:table-cell table:formula="oooc:=[.F$2]*POWER([.F$3];[.$B29]) + [.F$4]" office:value-type="float" office:value="265.516766725899">
            <text:p>266</text:p>
          </table:table-cell>
          <table:table-cell table:formula="oooc:=[.G$2]*POWER([.G$3];[.$B29]) + [.G$4]" office:value-type="float" office:value="0">
            <text:p>0</text:p>
          </table:table-cell>
          <table:table-cell table:formula="oooc:= 1 + ([.H$2]-1)*POWER(EXP([.H$3]/([.H$2]-1)); [.$B29]-1)" office:value-type="percentage" office:value="0.240777280054898">
            <text:p>24.08%</text:p>
          </table:table-cell>
          <table:table-cell table:formula="oooc:=[.I$2]*POWER([.I$3];[.$B29]) + [.I$4]" office:value-type="float" office:value="0">
            <text:p>0</text:p>
          </table:table-cell>
          <table:table-cell table:formula="oooc:=[.J$2]*POWER([.J$3];[.$B29]) + [.J$4]" office:value-type="float" office:value="9.59840569617206">
            <text:p>10</text:p>
          </table:table-cell>
          <table:table-cell table:formula="oooc:=[.K$2]*POWER([.K$3];[.$B29]) + [.K$4]" office:value-type="float" office:value="14.3121220162335">
            <text:p>14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21.0991176048219">
            <text:p>21</text:p>
          </table:table-cell>
          <table:table-cell table:formula="oooc:= 1 + ([.D$2]-1)*POWER(EXP([.D$3]/([.D$2]-1)); ([.$B30]-1))" office:value-type="percentage" office:value="0.963212055882856">
            <text:p>96.32%</text:p>
          </table:table-cell>
          <table:table-cell table:formula="oooc:=[.E$2]*POWER([.E$3];[.$B30]) + [.E$4]" office:value-type="float" office:value="17.7761764348493">
            <text:p>18</text:p>
          </table:table-cell>
          <table:table-cell table:formula="oooc:=[.F$2]*POWER([.F$3];[.$B30]) + [.F$4]" office:value-type="float" office:value="283.752940396712">
            <text:p>284</text:p>
          </table:table-cell>
          <table:table-cell table:formula="oooc:=[.G$2]*POWER([.G$3];[.$B30]) + [.G$4]" office:value-type="float" office:value="0">
            <text:p>0</text:p>
          </table:table-cell>
          <table:table-cell table:formula="oooc:= 1 + ([.H$2]-1)*POWER(EXP([.H$3]/([.H$2]-1)); [.$B30]-1)" office:value-type="percentage" office:value="0.244341699407641">
            <text:p>24.43%</text:p>
          </table:table-cell>
          <table:table-cell table:formula="oooc:=[.I$2]*POWER([.I$3];[.$B30]) + [.I$4]" office:value-type="float" office:value="0">
            <text:p>0</text:p>
          </table:table-cell>
          <table:table-cell table:formula="oooc:=[.J$2]*POWER([.J$3];[.$B30]) + [.J$4]" office:value-type="float" office:value="10.1302940949041">
            <text:p>10</text:p>
          </table:table-cell>
          <table:table-cell table:formula="oooc:=[.K$2]*POWER([.K$3];[.$B30]) + [.K$4]" office:value-type="float" office:value="15.0339705573699">
            <text:p>15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22.1560558371594">
            <text:p>22</text:p>
          </table:table-cell>
          <table:table-cell table:formula="oooc:= 1 + ([.D$2]-1)*POWER(EXP([.D$3]/([.D$2]-1)); ([.$B31]-1))" office:value-type="percentage" office:value="0.964654531804122">
            <text:p>96.47%</text:p>
          </table:table-cell>
          <table:table-cell table:formula="oooc:=[.E$2]*POWER([.E$3];[.$B31]) + [.E$4]" office:value-type="float" office:value="18.6705087852888">
            <text:p>19</text:p>
          </table:table-cell>
          <table:table-cell table:formula="oooc:=[.F$2]*POWER([.F$3];[.$B31]) + [.F$4]" office:value-type="float" office:value="303.265646224482">
            <text:p>303</text:p>
          </table:table-cell>
          <table:table-cell table:formula="oooc:=[.G$2]*POWER([.G$3];[.$B31]) + [.G$4]" office:value-type="float" office:value="0">
            <text:p>0</text:p>
          </table:table-cell>
          <table:table-cell table:formula="oooc:= 1 + ([.H$2]-1)*POWER(EXP([.H$3]/([.H$2]-1)); [.$B31]-1)" office:value-type="percentage" office:value="0.247889384428034">
            <text:p>24.79%</text:p>
          </table:table-cell>
          <table:table-cell table:formula="oooc:=[.I$2]*POWER([.I$3];[.$B31]) + [.I$4]" office:value-type="float" office:value="0">
            <text:p>0</text:p>
          </table:table-cell>
          <table:table-cell table:formula="oooc:=[.J$2]*POWER([.J$3];[.$B31]) + [.J$4]" office:value-type="float" office:value="10.6994146815474">
            <text:p>11</text:p>
          </table:table-cell>
          <table:table-cell table:formula="oooc:=[.K$2]*POWER([.K$3];[.$B31]) + [.K$4]" office:value-type="float" office:value="15.8063484963857">
            <text:p>16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23.2869797457606">
            <text:p>23</text:p>
          </table:table-cell>
          <table:table-cell table:formula="oooc:= 1 + ([.D$2]-1)*POWER(EXP([.D$3]/([.D$2]-1)); ([.$B32]-1))" office:value-type="percentage" office:value="0.966040447435506">
            <text:p>96.60%</text:p>
          </table:table-cell>
          <table:table-cell table:formula="oooc:=[.E$2]*POWER([.E$3];[.$B32]) + [.E$4]" office:value-type="float" office:value="19.627444400259">
            <text:p>20</text:p>
          </table:table-cell>
          <table:table-cell table:formula="oooc:=[.F$2]*POWER([.F$3];[.$B32]) + [.F$4]" office:value-type="float" office:value="324.144241460196">
            <text:p>324</text:p>
          </table:table-cell>
          <table:table-cell table:formula="oooc:=[.G$2]*POWER([.G$3];[.$B32]) + [.G$4]" office:value-type="float" office:value="0">
            <text:p>0</text:p>
          </table:table-cell>
          <table:table-cell table:formula="oooc:= 1 + ([.H$2]-1)*POWER(EXP([.H$3]/([.H$2]-1)); [.$B32]-1)" office:value-type="percentage" office:value="0.251420413680875">
            <text:p>25.14%</text:p>
          </table:table-cell>
          <table:table-cell table:formula="oooc:=[.I$2]*POWER([.I$3];[.$B32]) + [.I$4]" office:value-type="float" office:value="0">
            <text:p>0</text:p>
          </table:table-cell>
          <table:table-cell table:formula="oooc:=[.J$2]*POWER([.J$3];[.$B32]) + [.J$4]" office:value-type="float" office:value="11.3083737092557">
            <text:p>11</text:p>
          </table:table-cell>
          <table:table-cell table:formula="oooc:=[.K$2]*POWER([.K$3];[.$B32]) + [.K$4]" office:value-type="float" office:value="16.6327928911327">
            <text:p>17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24.4970683279638">
            <text:p>24</text:p>
          </table:table-cell>
          <table:table-cell table:formula="oooc:= 1 + ([.D$2]-1)*POWER(EXP([.D$3]/([.D$2]-1)); ([.$B33]-1))" office:value-type="percentage" office:value="0.967372020537696">
            <text:p>96.74%</text:p>
          </table:table-cell>
          <table:table-cell table:formula="oooc:=[.E$2]*POWER([.E$3];[.$B33]) + [.E$4]" office:value-type="float" office:value="20.6513655082771">
            <text:p>21</text:p>
          </table:table-cell>
          <table:table-cell table:formula="oooc:=[.F$2]*POWER([.F$3];[.$B33]) + [.F$4]" office:value-type="float" office:value="346.484338362409">
            <text:p>346</text:p>
          </table:table-cell>
          <table:table-cell table:formula="oooc:=[.G$2]*POWER([.G$3];[.$B33]) + [.G$4]" office:value-type="float" office:value="0">
            <text:p>0</text:p>
          </table:table-cell>
          <table:table-cell table:formula="oooc:= 1 + ([.H$2]-1)*POWER(EXP([.H$3]/([.H$2]-1)); [.$B33]-1)" office:value-type="percentage" office:value="0.254934865362111">
            <text:p>25.49%</text:p>
          </table:table-cell>
          <table:table-cell table:formula="oooc:=[.I$2]*POWER([.I$3];[.$B33]) + [.I$4]" office:value-type="float" office:value="0">
            <text:p>0</text:p>
          </table:table-cell>
          <table:table-cell table:formula="oooc:=[.J$2]*POWER([.J$3];[.$B33]) + [.J$4]" office:value-type="float" office:value="11.9599598689036">
            <text:p>12</text:p>
          </table:table-cell>
          <table:table-cell table:formula="oooc:=[.K$2]*POWER([.K$3];[.$B33]) + [.K$4]" office:value-type="float" office:value="17.517088393512">
            <text:p>18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25.7918631109213">
            <text:p>26</text:p>
          </table:table-cell>
          <table:table-cell table:formula="oooc:= 1 + ([.D$2]-1)*POWER(EXP([.D$3]/([.D$2]-1)); ([.$B34]-1))" office:value-type="percentage" office:value="0.968651381911739">
            <text:p>96.87%</text:p>
          </table:table-cell>
          <table:table-cell table:formula="oooc:=[.E$2]*POWER([.E$3];[.$B34]) + [.E$4]" office:value-type="float" office:value="21.7469610938565">
            <text:p>22</text:p>
          </table:table-cell>
          <table:table-cell table:formula="oooc:=[.F$2]*POWER([.F$3];[.$B34]) + [.F$4]" office:value-type="float" office:value="370.388242047778">
            <text:p>370</text:p>
          </table:table-cell>
          <table:table-cell table:formula="oooc:=[.G$2]*POWER([.G$3];[.$B34]) + [.G$4]" office:value-type="float" office:value="0">
            <text:p>0</text:p>
          </table:table-cell>
          <table:table-cell table:formula="oooc:= 1 + ([.H$2]-1)*POWER(EXP([.H$3]/([.H$2]-1)); [.$B34]-1)" office:value-type="percentage" office:value="0.258432817300574">
            <text:p>25.84%</text:p>
          </table:table-cell>
          <table:table-cell table:formula="oooc:=[.I$2]*POWER([.I$3];[.$B34]) + [.I$4]" office:value-type="float" office:value="0">
            <text:p>0</text:p>
          </table:table-cell>
          <table:table-cell table:formula="oooc:=[.J$2]*POWER([.J$3];[.$B34]) + [.J$4]" office:value-type="float" office:value="12.6571570597269">
            <text:p>13</text:p>
          </table:table-cell>
          <table:table-cell table:formula="oooc:=[.K$2]*POWER([.K$3];[.$B34]) + [.K$4]" office:value-type="float" office:value="18.4632845810579">
            <text:p>18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27.1772935286858">
            <text:p>27</text:p>
          </table:table-cell>
          <table:table-cell table:formula="oooc:= 1 + ([.D$2]-1)*POWER(EXP([.D$3]/([.D$2]-1)); ([.$B35]-1))" office:value-type="percentage" office:value="0.96988057880878">
            <text:p>96.99%</text:p>
          </table:table-cell>
          <table:table-cell table:formula="oooc:=[.E$2]*POWER([.E$3];[.$B35]) + [.E$4]" office:value-type="float" office:value="22.9192483704265">
            <text:p>23</text:p>
          </table:table-cell>
          <table:table-cell table:formula="oooc:=[.F$2]*POWER([.F$3];[.$B35]) + [.F$4]" office:value-type="float" office:value="395.965418991123">
            <text:p>396</text:p>
          </table:table-cell>
          <table:table-cell table:formula="oooc:=[.G$2]*POWER([.G$3];[.$B35]) + [.G$4]" office:value-type="float" office:value="0">
            <text:p>0</text:p>
          </table:table-cell>
          <table:table-cell table:formula="oooc:= 1 + ([.H$2]-1)*POWER(EXP([.H$3]/([.H$2]-1)); [.$B35]-1)" office:value-type="percentage" office:value="0.261914346959702">
            <text:p>26.19%</text:p>
          </table:table-cell>
          <table:table-cell table:formula="oooc:=[.I$2]*POWER([.I$3];[.$B35]) + [.I$4]" office:value-type="float" office:value="0">
            <text:p>0</text:p>
          </table:table-cell>
          <table:table-cell table:formula="oooc:=[.J$2]*POWER([.J$3];[.$B35]) + [.J$4]" office:value-type="float" office:value="13.4031580539077">
            <text:p>13</text:p>
          </table:table-cell>
          <table:table-cell table:formula="oooc:=[.K$2]*POWER([.K$3];[.$B35]) + [.K$4]" office:value-type="float" office:value="19.4757145017319">
            <text:p>19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28.6597040756938">
            <text:p>29</text:p>
          </table:table-cell>
          <table:table-cell table:formula="oooc:= 1 + ([.D$2]-1)*POWER(EXP([.D$3]/([.D$2]-1)); ([.$B36]-1))" office:value-type="percentage" office:value="0.971061578206095">
            <text:p>97.11%</text:p>
          </table:table-cell>
          <table:table-cell table:formula="oooc:=[.E$2]*POWER([.E$3];[.$B36]) + [.E$4]" office:value-type="float" office:value="24.1735957563563">
            <text:p>24</text:p>
          </table:table-cell>
          <table:table-cell table:formula="oooc:=[.F$2]*POWER([.F$3];[.$B36]) + [.F$4]" office:value-type="float" office:value="423.332998320501">
            <text:p>423</text:p>
          </table:table-cell>
          <table:table-cell table:formula="oooc:=[.G$2]*POWER([.G$3];[.$B36]) + [.G$4]" office:value-type="float" office:value="0">
            <text:p>0</text:p>
          </table:table-cell>
          <table:table-cell table:formula="oooc:= 1 + ([.H$2]-1)*POWER(EXP([.H$3]/([.H$2]-1)); [.$B36]-1)" office:value-type="percentage" office:value="0.265379531439255">
            <text:p>26.54%</text:p>
          </table:table-cell>
          <table:table-cell table:formula="oooc:=[.I$2]*POWER([.I$3];[.$B36]) + [.I$4]" office:value-type="float" office:value="0">
            <text:p>0</text:p>
          </table:table-cell>
          <table:table-cell table:formula="oooc:=[.J$2]*POWER([.J$3];[.$B36]) + [.J$4]" office:value-type="float" office:value="14.2013791176813">
            <text:p>14</text:p>
          </table:table-cell>
          <table:table-cell table:formula="oooc:=[.K$2]*POWER([.K$3];[.$B36]) + [.K$4]" office:value-type="float" office:value="20.5590145168532">
            <text:p>21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30.2458833609924">
            <text:p>30</text:p>
          </table:table-cell>
          <table:table-cell table:formula="oooc:= 1 + ([.D$2]-1)*POWER(EXP([.D$3]/([.D$2]-1)); ([.$B37]-1))" office:value-type="percentage" office:value="0.972196269954681">
            <text:p>97.22%</text:p>
          </table:table-cell>
          <table:table-cell table:formula="oooc:=[.E$2]*POWER([.E$3];[.$B37]) + [.E$4]" office:value-type="float" office:value="25.5157474593012">
            <text:p>26</text:p>
          </table:table-cell>
          <table:table-cell table:formula="oooc:=[.F$2]*POWER([.F$3];[.$B37]) + [.F$4]" office:value-type="float" office:value="452.616308202936">
            <text:p>453</text:p>
          </table:table-cell>
          <table:table-cell table:formula="oooc:=[.G$2]*POWER([.G$3];[.$B37]) + [.G$4]" office:value-type="float" office:value="0">
            <text:p>0</text:p>
          </table:table-cell>
          <table:table-cell table:formula="oooc:= 1 + ([.H$2]-1)*POWER(EXP([.H$3]/([.H$2]-1)); [.$B37]-1)" office:value-type="percentage" office:value="0.268828447477026">
            <text:p>26.88%</text:p>
          </table:table-cell>
          <table:table-cell table:formula="oooc:=[.I$2]*POWER([.I$3];[.$B37]) + [.I$4]" office:value-type="float" office:value="0">
            <text:p>0</text:p>
          </table:table-cell>
          <table:table-cell table:formula="oooc:=[.J$2]*POWER([.J$3];[.$B37]) + [.J$4]" office:value-type="float" office:value="15.055475655919">
            <text:p>15</text:p>
          </table:table-cell>
          <table:table-cell table:formula="oooc:=[.K$2]*POWER([.K$3];[.$B37]) + [.K$4]" office:value-type="float" office:value="21.7181455330329">
            <text:p>22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31.9430951962618">
            <text:p>32</text:p>
          </table:table-cell>
          <table:table-cell table:formula="oooc:= 1 + ([.D$2]-1)*POWER(EXP([.D$3]/([.D$2]-1)); ([.$B38]-1))" office:value-type="percentage" office:value="0.973286469803415">
            <text:p>97.33%</text:p>
          </table:table-cell>
          <table:table-cell table:formula="oooc:=[.E$2]*POWER([.E$3];[.$B38]) + [.E$4]" office:value-type="float" office:value="26.9518497814523">
            <text:p>27</text:p>
          </table:table-cell>
          <table:table-cell table:formula="oooc:=[.F$2]*POWER([.F$3];[.$B38]) + [.F$4]" office:value-type="float" office:value="483.949449777142">
            <text:p>484</text:p>
          </table:table-cell>
          <table:table-cell table:formula="oooc:=[.G$2]*POWER([.G$3];[.$B38]) + [.G$4]" office:value-type="float" office:value="0">
            <text:p>0</text:p>
          </table:table-cell>
          <table:table-cell table:formula="oooc:= 1 + ([.H$2]-1)*POWER(EXP([.H$3]/([.H$2]-1)); [.$B38]-1)" office:value-type="percentage" office:value="0.272261171450534">
            <text:p>27.23%</text:p>
          </table:table-cell>
          <table:table-cell table:formula="oooc:=[.I$2]*POWER([.I$3];[.$B38]) + [.I$4]" office:value-type="float" office:value="0">
            <text:p>0</text:p>
          </table:table-cell>
          <table:table-cell table:formula="oooc:=[.J$2]*POWER([.J$3];[.$B38]) + [.J$4]" office:value-type="float" office:value="15.9693589518333">
            <text:p>16</text:p>
          </table:table-cell>
          <table:table-cell table:formula="oooc:=[.K$2]*POWER([.K$3];[.$B38]) + [.K$4]" office:value-type="float" office:value="22.9584157203452">
            <text:p>23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33.7591118600002">
            <text:p>34</text:p>
          </table:table-cell>
          <table:table-cell table:formula="oooc:= 1 + ([.D$2]-1)*POWER(EXP([.D$3]/([.D$2]-1)); ([.$B39]-1))" office:value-type="percentage" office:value="0.974333922304644">
            <text:p>97.43%</text:p>
          </table:table-cell>
          <table:table-cell table:formula="oooc:=[.E$2]*POWER([.E$3];[.$B39]) + [.E$4]" office:value-type="float" office:value="28.488479266154">
            <text:p>28</text:p>
          </table:table-cell>
          <table:table-cell table:formula="oooc:=[.F$2]*POWER([.F$3];[.$B39]) + [.F$4]" office:value-type="float" office:value="517.475911261542">
            <text:p>517</text:p>
          </table:table-cell>
          <table:table-cell table:formula="oooc:=[.G$2]*POWER([.G$3];[.$B39]) + [.G$4]" office:value-type="float" office:value="0">
            <text:p>0</text:p>
          </table:table-cell>
          <table:table-cell table:formula="oooc:= 1 + ([.H$2]-1)*POWER(EXP([.H$3]/([.H$2]-1)); [.$B39]-1)" office:value-type="percentage" office:value="0.27567777937872">
            <text:p>27.57%</text:p>
          </table:table-cell>
          <table:table-cell table:formula="oooc:=[.I$2]*POWER([.I$3];[.$B39]) + [.I$4]" office:value-type="float" office:value="0">
            <text:p>0</text:p>
          </table:table-cell>
          <table:table-cell table:formula="oooc:=[.J$2]*POWER([.J$3];[.$B39]) + [.J$4]" office:value-type="float" office:value="16.9472140784616">
            <text:p>17</text:p>
          </table:table-cell>
          <table:table-cell table:formula="oooc:=[.K$2]*POWER([.K$3];[.$B39]) + [.K$4]" office:value-type="float" office:value="24.2855048207694">
            <text:p>24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35.7022496902002">
            <text:p>36</text:p>
          </table:table-cell>
          <table:table-cell table:formula="oooc:= 1 + ([.D$2]-1)*POWER(EXP([.D$3]/([.D$2]-1)); ([.$B40]-1))" office:value-type="percentage" office:value="0.975340303605839">
            <text:p>97.53%</text:p>
          </table:table-cell>
          <table:table-cell table:formula="oooc:=[.E$2]*POWER([.E$3];[.$B40]) + [.E$4]" office:value-type="float" office:value="30.1326728147848">
            <text:p>30</text:p>
          </table:table-cell>
          <table:table-cell table:formula="oooc:=[.F$2]*POWER([.F$3];[.$B40]) + [.F$4]" office:value-type="float" office:value="553.34922504985">
            <text:p>553</text:p>
          </table:table-cell>
          <table:table-cell table:formula="oooc:=[.G$2]*POWER([.G$3];[.$B40]) + [.G$4]" office:value-type="float" office:value="0">
            <text:p>0</text:p>
          </table:table-cell>
          <table:table-cell table:formula="oooc:= 1 + ([.H$2]-1)*POWER(EXP([.H$3]/([.H$2]-1)); [.$B40]-1)" office:value-type="percentage" office:value="0.279078346923631">
            <text:p>27.91%</text:p>
          </table:table-cell>
          <table:table-cell table:formula="oooc:=[.I$2]*POWER([.I$3];[.$B40]) + [.I$4]" office:value-type="float" office:value="0">
            <text:p>0</text:p>
          </table:table-cell>
          <table:table-cell table:formula="oooc:=[.J$2]*POWER([.J$3];[.$B40]) + [.J$4]" office:value-type="float" office:value="17.9935190639539">
            <text:p>18</text:p>
          </table:table-cell>
          <table:table-cell table:formula="oooc:=[.K$2]*POWER([.K$3];[.$B40]) + [.K$4]" office:value-type="float" office:value="25.7054901582232">
            <text:p>26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37.7814071685142">
            <text:p>38</text:p>
          </table:table-cell>
          <table:table-cell table:formula="oooc:= 1 + ([.D$2]-1)*POWER(EXP([.D$3]/([.D$2]-1)); ([.$B41]-1))" office:value-type="percentage" office:value="0.976307224131788">
            <text:p>97.63%</text:p>
          </table:table-cell>
          <table:table-cell table:formula="oooc:=[.E$2]*POWER([.E$3];[.$B41]) + [.E$4]" office:value-type="float" office:value="31.8919599118197">
            <text:p>32</text:p>
          </table:table-cell>
          <table:table-cell table:formula="oooc:=[.F$2]*POWER([.F$3];[.$B41]) + [.F$4]" office:value-type="float" office:value="591.733670803339">
            <text:p>592</text:p>
          </table:table-cell>
          <table:table-cell table:formula="oooc:=[.G$2]*POWER([.G$3];[.$B41]) + [.G$4]" office:value-type="float" office:value="0">
            <text:p>0</text:p>
          </table:table-cell>
          <table:table-cell table:formula="oooc:= 1 + ([.H$2]-1)*POWER(EXP([.H$3]/([.H$2]-1)); [.$B41]-1)" office:value-type="percentage" office:value="0.28246294939209">
            <text:p>28.25%</text:p>
          </table:table-cell>
          <table:table-cell table:formula="oooc:=[.I$2]*POWER([.I$3];[.$B41]) + [.I$4]" office:value-type="float" office:value="0">
            <text:p>0</text:p>
          </table:table-cell>
          <table:table-cell table:formula="oooc:=[.J$2]*POWER([.J$3];[.$B41]) + [.J$4]" office:value-type="float" office:value="19.1130653984307">
            <text:p>19</text:p>
          </table:table-cell>
          <table:table-cell table:formula="oooc:=[.K$2]*POWER([.K$3];[.$B41]) + [.K$4]" office:value-type="float" office:value="27.2248744692988">
            <text:p>27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40.0061056703102">
            <text:p>40</text:p>
          </table:table-cell>
          <table:table-cell table:formula="oooc:= 1 + ([.D$2]-1)*POWER(EXP([.D$3]/([.D$2]-1)); ([.$B42]-1))" office:value-type="percentage" office:value="0.977236231161619">
            <text:p>97.72%</text:p>
          </table:table-cell>
          <table:table-cell table:formula="oooc:=[.E$2]*POWER([.E$3];[.$B42]) + [.E$4]" office:value-type="float" office:value="33.7743971056471">
            <text:p>34</text:p>
          </table:table-cell>
          <table:table-cell table:formula="oooc:=[.F$2]*POWER([.F$3];[.$B42]) + [.F$4]" office:value-type="float" office:value="632.805027759573">
            <text:p>633</text:p>
          </table:table-cell>
          <table:table-cell table:formula="oooc:=[.G$2]*POWER([.G$3];[.$B42]) + [.G$4]" office:value-type="float" office:value="0">
            <text:p>0</text:p>
          </table:table-cell>
          <table:table-cell table:formula="oooc:= 1 + ([.H$2]-1)*POWER(EXP([.H$3]/([.H$2]-1)); [.$B42]-1)" office:value-type="percentage" office:value="0.28583166173737">
            <text:p>28.58%</text:p>
          </table:table-cell>
          <table:table-cell table:formula="oooc:=[.I$2]*POWER([.I$3];[.$B42]) + [.I$4]" office:value-type="float" office:value="0">
            <text:p>0</text:p>
          </table:table-cell>
          <table:table-cell table:formula="oooc:=[.J$2]*POWER([.J$3];[.$B42]) + [.J$4]" office:value-type="float" office:value="20.3109799763209">
            <text:p>20</text:p>
          </table:table-cell>
          <table:table-cell table:formula="oooc:=[.K$2]*POWER([.K$3];[.$B42]) + [.K$4]" office:value-type="float" office:value="28.8506156821498">
            <text:p>29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42.3865330672319">
            <text:p>42</text:p>
          </table:table-cell>
          <table:table-cell table:formula="oooc:= 1 + ([.D$2]-1)*POWER(EXP([.D$3]/([.D$2]-1)); ([.$B43]-1))" office:value-type="percentage" office:value="0.978128811304778">
            <text:p>97.81%</text:p>
          </table:table-cell>
          <table:table-cell table:formula="oooc:=[.E$2]*POWER([.E$3];[.$B43]) + [.E$4]" office:value-type="float" office:value="35.7886049030424">
            <text:p>36</text:p>
          </table:table-cell>
          <table:table-cell table:formula="oooc:=[.F$2]*POWER([.F$3];[.$B43]) + [.F$4]" office:value-type="float" office:value="676.751379702743">
            <text:p>677</text:p>
          </table:table-cell>
          <table:table-cell table:formula="oooc:=[.G$2]*POWER([.G$3];[.$B43]) + [.G$4]" office:value-type="float" office:value="0">
            <text:p>0</text:p>
          </table:table-cell>
          <table:table-cell table:formula="oooc:= 1 + ([.H$2]-1)*POWER(EXP([.H$3]/([.H$2]-1)); [.$B43]-1)" office:value-type="percentage" office:value="0.289184558560852">
            <text:p>28.92%</text:p>
          </table:table-cell>
          <table:table-cell table:formula="oooc:=[.I$2]*POWER([.I$3];[.$B43]) + [.I$4]" office:value-type="float" office:value="0">
            <text:p>0</text:p>
          </table:table-cell>
          <table:table-cell table:formula="oooc:=[.J$2]*POWER([.J$3];[.$B43]) + [.J$4]" office:value-type="float" office:value="21.5927485746633">
            <text:p>22</text:p>
          </table:table-cell>
          <table:table-cell table:formula="oooc:=[.K$2]*POWER([.K$3];[.$B43]) + [.K$4]" office:value-type="float" office:value="30.5901587799003">
            <text:p>31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44.9335903819382">
            <text:p>45</text:p>
          </table:table-cell>
          <table:table-cell table:formula="oooc:= 1 + ([.D$2]-1)*POWER(EXP([.D$3]/([.D$2]-1)); ([.$B44]-1))" office:value-type="percentage" office:value="0.978986392879924">
            <text:p>97.90%</text:p>
          </table:table-cell>
          <table:table-cell table:formula="oooc:=[.E$2]*POWER([.E$3];[.$B44]) + [.E$4]" office:value-type="float" office:value="37.9438072462554">
            <text:p>38</text:p>
          </table:table-cell>
          <table:table-cell table:formula="oooc:=[.F$2]*POWER([.F$3];[.$B44]) + [.F$4]" office:value-type="float" office:value="723.773976281935">
            <text:p>724</text:p>
          </table:table-cell>
          <table:table-cell table:formula="oooc:=[.G$2]*POWER([.G$3];[.$B44]) + [.G$4]" office:value-type="float" office:value="0">
            <text:p>0</text:p>
          </table:table-cell>
          <table:table-cell table:formula="oooc:= 1 + ([.H$2]-1)*POWER(EXP([.H$3]/([.H$2]-1)); [.$B44]-1)" office:value-type="percentage" office:value="0.292521714113674">
            <text:p>29.25%</text:p>
          </table:table-cell>
          <table:table-cell table:formula="oooc:=[.I$2]*POWER([.I$3];[.$B44]) + [.I$4]" office:value-type="float" office:value="0">
            <text:p>0</text:p>
          </table:table-cell>
          <table:table-cell table:formula="oooc:=[.J$2]*POWER([.J$3];[.$B44]) + [.J$4]" office:value-type="float" office:value="22.9642409748898">
            <text:p>23</text:p>
          </table:table-cell>
          <table:table-cell table:formula="oooc:=[.K$2]*POWER([.K$3];[.$B44]) + [.K$4]" office:value-type="float" office:value="32.4514698944933">
            <text:p>32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47.6589417086738">
            <text:p>48</text:p>
          </table:table-cell>
          <table:table-cell table:formula="oooc:= 1 + ([.D$2]-1)*POWER(EXP([.D$3]/([.D$2]-1)); ([.$B45]-1))" office:value-type="percentage" office:value="0.979810348200534">
            <text:p>97.98%</text:p>
          </table:table-cell>
          <table:table-cell table:formula="oooc:=[.E$2]*POWER([.E$3];[.$B45]) + [.E$4]" office:value-type="float" office:value="40.2498737534932">
            <text:p>40</text:p>
          </table:table-cell>
          <table:table-cell table:formula="oooc:=[.F$2]*POWER([.F$3];[.$B45]) + [.F$4]" office:value-type="float" office:value="774.088154621671">
            <text:p>774</text:p>
          </table:table-cell>
          <table:table-cell table:formula="oooc:=[.G$2]*POWER([.G$3];[.$B45]) + [.G$4]" office:value-type="float" office:value="0">
            <text:p>0</text:p>
          </table:table-cell>
          <table:table-cell table:formula="oooc:= 1 + ([.H$2]-1)*POWER(EXP([.H$3]/([.H$2]-1)); [.$B45]-1)" office:value-type="percentage" office:value="0.29584320229838">
            <text:p>29.58%</text:p>
          </table:table-cell>
          <table:table-cell table:formula="oooc:=[.I$2]*POWER([.I$3];[.$B45]) + [.I$4]" office:value-type="float" office:value="0">
            <text:p>0</text:p>
          </table:table-cell>
          <table:table-cell table:formula="oooc:=[.J$2]*POWER([.J$3];[.$B45]) + [.J$4]" office:value-type="float" office:value="24.4317378431321">
            <text:p>24</text:p>
          </table:table-cell>
          <table:table-cell table:formula="oooc:=[.K$2]*POWER([.K$3];[.$B45]) + [.K$4]" office:value-type="float" office:value="34.4430727871078">
            <text:p>34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50.575067628281">
            <text:p>51</text:p>
          </table:table-cell>
          <table:table-cell table:formula="oooc:= 1 + ([.D$2]-1)*POWER(EXP([.D$3]/([.D$2]-1)); ([.$B46]-1))" office:value-type="percentage" office:value="0.980601995770911">
            <text:p>98.06%</text:p>
          </table:table-cell>
          <table:table-cell table:formula="oooc:=[.E$2]*POWER([.E$3];[.$B46]) + [.E$4]" office:value-type="float" office:value="42.7173649162378">
            <text:p>43</text:p>
          </table:table-cell>
          <table:table-cell table:formula="oooc:=[.F$2]*POWER([.F$3];[.$B46]) + [.F$4]" office:value-type="float" office:value="827.924325445188">
            <text:p>828</text:p>
          </table:table-cell>
          <table:table-cell table:formula="oooc:=[.G$2]*POWER([.G$3];[.$B46]) + [.G$4]" office:value-type="float" office:value="0">
            <text:p>0</text:p>
          </table:table-cell>
          <table:table-cell table:formula="oooc:= 1 + ([.H$2]-1)*POWER(EXP([.H$3]/([.H$2]-1)); [.$B46]-1)" office:value-type="percentage" office:value="0.299149096670554">
            <text:p>29.91%</text:p>
          </table:table-cell>
          <table:table-cell table:formula="oooc:=[.I$2]*POWER([.I$3];[.$B46]) + [.I$4]" office:value-type="float" office:value="0">
            <text:p>0</text:p>
          </table:table-cell>
          <table:table-cell table:formula="oooc:=[.J$2]*POWER([.J$3];[.$B46]) + [.J$4]" office:value-type="float" office:value="26.0019594921513">
            <text:p>26</text:p>
          </table:table-cell>
          <table:table-cell table:formula="oooc:=[.K$2]*POWER([.K$3];[.$B46]) + [.K$4]" office:value-type="float" office:value="36.5740878822053">
            <text:p>37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53.6953223622607">
            <text:p>54</text:p>
          </table:table-cell>
          <table:table-cell table:formula="oooc:= 1 + ([.D$2]-1)*POWER(EXP([.D$3]/([.D$2]-1)); ([.$B47]-1))" office:value-type="percentage" office:value="0.981362602396059">
            <text:p>98.14%</text:p>
          </table:table-cell>
          <table:table-cell table:formula="oooc:=[.E$2]*POWER([.E$3];[.$B47]) + [.E$4]" office:value-type="float" office:value="45.3575804603744">
            <text:p>45</text:p>
          </table:table-cell>
          <table:table-cell table:formula="oooc:=[.F$2]*POWER([.F$3];[.$B47]) + [.F$4]" office:value-type="float" office:value="885.529028226351">
            <text:p>886</text:p>
          </table:table-cell>
          <table:table-cell table:formula="oooc:=[.G$2]*POWER([.G$3];[.$B47]) + [.G$4]" office:value-type="float" office:value="0">
            <text:p>0</text:p>
          </table:table-cell>
          <table:table-cell table:formula="oooc:= 1 + ([.H$2]-1)*POWER(EXP([.H$3]/([.H$2]-1)); [.$B47]-1)" office:value-type="percentage" office:value="0.302439470440447">
            <text:p>30.24%</text:p>
          </table:table-cell>
          <table:table-cell table:formula="oooc:=[.I$2]*POWER([.I$3];[.$B47]) + [.I$4]" office:value-type="float" office:value="0">
            <text:p>0</text:p>
          </table:table-cell>
          <table:table-cell table:formula="oooc:=[.J$2]*POWER([.J$3];[.$B47]) + [.J$4]" office:value-type="float" office:value="27.6820966566019">
            <text:p>28</text:p>
          </table:table-cell>
          <table:table-cell table:formula="oooc:=[.K$2]*POWER([.K$3];[.$B47]) + [.K$4]" office:value-type="float" office:value="38.8542740339597">
            <text:p>39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57.0339949276189">
            <text:p>57</text:p>
          </table:table-cell>
          <table:table-cell table:formula="oooc:= 1 + ([.D$2]-1)*POWER(EXP([.D$3]/([.D$2]-1)); ([.$B48]-1))" office:value-type="percentage" office:value="0.982093385208851">
            <text:p>98.21%</text:p>
          </table:table-cell>
          <table:table-cell table:formula="oooc:=[.E$2]*POWER([.E$3];[.$B48]) + [.E$4]" office:value-type="float" office:value="48.1826110926006">
            <text:p>48</text:p>
          </table:table-cell>
          <table:table-cell table:formula="oooc:=[.F$2]*POWER([.F$3];[.$B48]) + [.F$4]" office:value-type="float" office:value="947.166060202196">
            <text:p>947</text:p>
          </table:table-cell>
          <table:table-cell table:formula="oooc:=[.G$2]*POWER([.G$3];[.$B48]) + [.G$4]" office:value-type="float" office:value="0">
            <text:p>0</text:p>
          </table:table-cell>
          <table:table-cell table:formula="oooc:= 1 + ([.H$2]-1)*POWER(EXP([.H$3]/([.H$2]-1)); [.$B48]-1)" office:value-type="percentage" office:value="0.305714396474603">
            <text:p>30.57%</text:p>
          </table:table-cell>
          <table:table-cell table:formula="oooc:=[.I$2]*POWER([.I$3];[.$B48]) + [.I$4]" office:value-type="float" office:value="0">
            <text:p>0</text:p>
          </table:table-cell>
          <table:table-cell table:formula="oooc:=[.J$2]*POWER([.J$3];[.$B48]) + [.J$4]" office:value-type="float" office:value="29.479843422564">
            <text:p>29</text:p>
          </table:table-cell>
          <table:table-cell table:formula="oooc:=[.K$2]*POWER([.K$3];[.$B48]) + [.K$4]" office:value-type="float" office:value="41.2940732163369">
            <text:p>41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60.6063745725522">
            <text:p>61</text:p>
          </table:table-cell>
          <table:table-cell table:formula="oooc:= 1 + ([.D$2]-1)*POWER(EXP([.D$3]/([.D$2]-1)); ([.$B49]-1))" office:value-type="percentage" office:value="0.982795513617695">
            <text:p>98.28%</text:p>
          </table:table-cell>
          <table:table-cell table:formula="oooc:=[.E$2]*POWER([.E$3];[.$B49]) + [.E$4]" office:value-type="float" office:value="51.2053938690827">
            <text:p>51</text:p>
          </table:table-cell>
          <table:table-cell table:formula="oooc:=[.F$2]*POWER([.F$3];[.$B49]) + [.F$4]" office:value-type="float" office:value="1013.11768441635">
            <text:p>1013</text:p>
          </table:table-cell>
          <table:table-cell table:formula="oooc:=[.G$2]*POWER([.G$3];[.$B49]) + [.G$4]" office:value-type="float" office:value="0">
            <text:p>0</text:p>
          </table:table-cell>
          <table:table-cell table:formula="oooc:= 1 + ([.H$2]-1)*POWER(EXP([.H$3]/([.H$2]-1)); [.$B49]-1)" office:value-type="percentage" office:value="0.30897394729747">
            <text:p>30.90%</text:p>
          </table:table-cell>
          <table:table-cell table:formula="oooc:=[.I$2]*POWER([.I$3];[.$B49]) + [.I$4]" office:value-type="float" office:value="0">
            <text:p>0</text:p>
          </table:table-cell>
          <table:table-cell table:formula="oooc:=[.J$2]*POWER([.J$3];[.$B49]) + [.J$4]" office:value-type="float" office:value="31.4034324621435">
            <text:p>31</text:p>
          </table:table-cell>
          <table:table-cell table:formula="oooc:=[.K$2]*POWER([.K$3];[.$B49]) + [.K$4]" office:value-type="float" office:value="43.9046583414805">
            <text:p>44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64.4288207926309">
            <text:p>64</text:p>
          </table:table-cell>
          <table:table-cell table:formula="oooc:= 1 + ([.D$2]-1)*POWER(EXP([.D$3]/([.D$2]-1)); ([.$B50]-1))" office:value-type="percentage" office:value="0.983470111177841">
            <text:p>98.35%</text:p>
          </table:table-cell>
          <table:table-cell table:formula="oooc:=[.E$2]*POWER([.E$3];[.$B50]) + [.E$4]" office:value-type="float" office:value="54.4397714399185">
            <text:p>54</text:p>
          </table:table-cell>
          <table:table-cell table:formula="oooc:=[.F$2]*POWER([.F$3];[.$B50]) + [.F$4]" office:value-type="float" office:value="1083.68592232549">
            <text:p>1084</text:p>
          </table:table-cell>
          <table:table-cell table:formula="oooc:=[.G$2]*POWER([.G$3];[.$B50]) + [.G$4]" office:value-type="float" office:value="0">
            <text:p>0</text:p>
          </table:table-cell>
          <table:table-cell table:formula="oooc:= 1 + ([.H$2]-1)*POWER(EXP([.H$3]/([.H$2]-1)); [.$B50]-1)" office:value-type="percentage" office:value="0.312218195093005">
            <text:p>31.22%</text:p>
          </table:table-cell>
          <table:table-cell table:formula="oooc:=[.I$2]*POWER([.I$3];[.$B50]) + [.I$4]" office:value-type="float" office:value="0">
            <text:p>0</text:p>
          </table:table-cell>
          <table:table-cell table:formula="oooc:=[.J$2]*POWER([.J$3];[.$B50]) + [.J$4]" office:value-type="float" office:value="33.4616727344936">
            <text:p>33</text:p>
          </table:table-cell>
          <table:table-cell table:formula="oooc:=[.K$2]*POWER([.K$3];[.$B50]) + [.K$4]" office:value-type="float" office:value="46.6979844253841">
            <text:p>47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68.5188382481151">
            <text:p>69</text:p>
          </table:table-cell>
          <table:table-cell table:formula="oooc:= 1 + ([.D$2]-1)*POWER(EXP([.D$3]/([.D$2]-1)); ([.$B51]-1))" office:value-type="percentage" office:value="0.984118257389308">
            <text:p>98.41%</text:p>
          </table:table-cell>
          <table:table-cell table:formula="oooc:=[.E$2]*POWER([.E$3];[.$B51]) + [.E$4]" office:value-type="float" office:value="57.9005554407128">
            <text:p>58</text:p>
          </table:table-cell>
          <table:table-cell table:formula="oooc:=[.F$2]*POWER([.F$3];[.$B51]) + [.F$4]" office:value-type="float" office:value="1159.19393688828">
            <text:p>1159</text:p>
          </table:table-cell>
          <table:table-cell table:formula="oooc:=[.G$2]*POWER([.G$3];[.$B51]) + [.G$4]" office:value-type="float" office:value="0">
            <text:p>0</text:p>
          </table:table-cell>
          <table:table-cell table:formula="oooc:= 1 + ([.H$2]-1)*POWER(EXP([.H$3]/([.H$2]-1)); [.$B51]-1)" office:value-type="percentage" office:value="0.315447211706275">
            <text:p>31.54%</text:p>
          </table:table-cell>
          <table:table-cell table:formula="oooc:=[.I$2]*POWER([.I$3];[.$B51]) + [.I$4]" office:value-type="float" office:value="0">
            <text:p>0</text:p>
          </table:table-cell>
          <table:table-cell table:formula="oooc:=[.J$2]*POWER([.J$3];[.$B51]) + [.J$4]" office:value-type="float" office:value="35.6639898259081">
            <text:p>36</text:p>
          </table:table-cell>
          <table:table-cell table:formula="oooc:=[.K$2]*POWER([.K$3];[.$B51]) + [.K$4]" office:value-type="float" office:value="49.686843335161">
            <text:p>50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72.8951569254832">
            <text:p>73</text:p>
          </table:table-cell>
          <table:table-cell table:formula="oooc:= 1 + ([.D$2]-1)*POWER(EXP([.D$3]/([.D$2]-1)); ([.$B52]-1))" office:value-type="percentage" office:value="0.984740989424312">
            <text:p>98.47%</text:p>
          </table:table-cell>
          <table:table-cell table:formula="oooc:=[.E$2]*POWER([.E$3];[.$B52]) + [.E$4]" office:value-type="float" office:value="61.6035943215627">
            <text:p>62</text:p>
          </table:table-cell>
          <table:table-cell table:formula="oooc:=[.F$2]*POWER([.F$3];[.$B52]) + [.F$4]" office:value-type="float" office:value="1239.98751247046">
            <text:p>1240</text:p>
          </table:table-cell>
          <table:table-cell table:formula="oooc:=[.G$2]*POWER([.G$3];[.$B52]) + [.G$4]" office:value-type="float" office:value="0">
            <text:p>0</text:p>
          </table:table-cell>
          <table:table-cell table:formula="oooc:= 1 + ([.H$2]-1)*POWER(EXP([.H$3]/([.H$2]-1)); [.$B52]-1)" office:value-type="percentage" office:value="0.318661068645046">
            <text:p>31.87%</text:p>
          </table:table-cell>
          <table:table-cell table:formula="oooc:=[.I$2]*POWER([.I$3];[.$B52]) + [.I$4]" office:value-type="float" office:value="0">
            <text:p>0</text:p>
          </table:table-cell>
          <table:table-cell table:formula="oooc:=[.J$2]*POWER([.J$3];[.$B52]) + [.J$4]" office:value-type="float" office:value="38.0204691137217">
            <text:p>38</text:p>
          </table:table-cell>
          <table:table-cell table:formula="oooc:=[.K$2]*POWER([.K$3];[.$B52]) + [.K$4]" office:value-type="float" office:value="52.8849223686223">
            <text:p>53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77.577817910267">
            <text:p>78</text:p>
          </table:table-cell>
          <table:table-cell table:formula="oooc:= 1 + ([.D$2]-1)*POWER(EXP([.D$3]/([.D$2]-1)); ([.$B53]-1))" office:value-type="percentage" office:value="0.985339303786965">
            <text:p>98.53%</text:p>
          </table:table-cell>
          <table:table-cell table:formula="oooc:=[.E$2]*POWER([.E$3];[.$B53]) + [.E$4]" office:value-type="float" office:value="65.5658459240721">
            <text:p>66</text:p>
          </table:table-cell>
          <table:table-cell table:formula="oooc:=[.F$2]*POWER([.F$3];[.$B53]) + [.F$4]" office:value-type="float" office:value="1326.43663834339">
            <text:p>1326</text:p>
          </table:table-cell>
          <table:table-cell table:formula="oooc:=[.G$2]*POWER([.G$3];[.$B53]) + [.G$4]" office:value-type="float" office:value="0">
            <text:p>0</text:p>
          </table:table-cell>
          <table:table-cell table:formula="oooc:= 1 + ([.H$2]-1)*POWER(EXP([.H$3]/([.H$2]-1)); [.$B53]-1)" office:value-type="percentage" office:value="0.321859837081367">
            <text:p>32.19%</text:p>
          </table:table-cell>
          <table:table-cell table:formula="oooc:=[.I$2]*POWER([.I$3];[.$B53]) + [.I$4]" office:value-type="float" office:value="0">
            <text:p>0</text:p>
          </table:table-cell>
          <table:table-cell table:formula="oooc:=[.J$2]*POWER([.J$3];[.$B53]) + [.J$4]" office:value-type="float" office:value="40.5419019516822">
            <text:p>41</text:p>
          </table:table-cell>
          <table:table-cell table:formula="oooc:=[.K$2]*POWER([.K$3];[.$B53]) + [.K$4]" office:value-type="float" office:value="56.3068669344259">
            <text:p>56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82.5882651639857">
            <text:p>83</text:p>
          </table:table-cell>
          <table:table-cell table:formula="oooc:= 1 + ([.D$2]-1)*POWER(EXP([.D$3]/([.D$2]-1)); ([.$B54]-1))" office:value-type="percentage" office:value="0.985914157907896">
            <text:p>98.59%</text:p>
          </table:table-cell>
          <table:table-cell table:formula="oooc:=[.E$2]*POWER([.E$3];[.$B54]) + [.E$4]" office:value-type="float" office:value="69.8054551387571">
            <text:p>70</text:p>
          </table:table-cell>
          <table:table-cell table:formula="oooc:=[.F$2]*POWER([.F$3];[.$B54]) + [.F$4]" office:value-type="float" office:value="1418.93720302743">
            <text:p>1419</text:p>
          </table:table-cell>
          <table:table-cell table:formula="oooc:=[.G$2]*POWER([.G$3];[.$B54]) + [.G$4]" office:value-type="float" office:value="0">
            <text:p>0</text:p>
          </table:table-cell>
          <table:table-cell table:formula="oooc:= 1 + ([.H$2]-1)*POWER(EXP([.H$3]/([.H$2]-1)); [.$B54]-1)" office:value-type="percentage" office:value="0.325043587853148">
            <text:p>32.50%</text:p>
          </table:table-cell>
          <table:table-cell table:formula="oooc:=[.I$2]*POWER([.I$3];[.$B54]) + [.I$4]" office:value-type="float" office:value="0">
            <text:p>0</text:p>
          </table:table-cell>
          <table:table-cell table:formula="oooc:=[.J$2]*POWER([.J$3];[.$B54]) + [.J$4]" office:value-type="float" office:value="43.2398350883">
            <text:p>43</text:p>
          </table:table-cell>
          <table:table-cell table:formula="oooc:=[.K$2]*POWER([.K$3];[.$B54]) + [.K$4]" office:value-type="float" office:value="59.9683476198357">
            <text:p>60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87.9494437254647">
            <text:p>88</text:p>
          </table:table-cell>
          <table:table-cell table:formula="oooc:= 1 + ([.D$2]-1)*POWER(EXP([.D$3]/([.D$2]-1)); ([.$B55]-1))" office:value-type="percentage" office:value="0.986466471676339">
            <text:p>98.65%</text:p>
          </table:table-cell>
          <table:table-cell table:formula="oooc:=[.E$2]*POWER([.E$3];[.$B55]) + [.E$4]" office:value-type="float" office:value="74.3418369984701">
            <text:p>74</text:p>
          </table:table-cell>
          <table:table-cell table:formula="oooc:=[.F$2]*POWER([.F$3];[.$B55]) + [.F$4]" office:value-type="float" office:value="1517.91280723935">
            <text:p>1518</text:p>
          </table:table-cell>
          <table:table-cell table:formula="oooc:=[.G$2]*POWER([.G$3];[.$B55]) + [.G$4]" office:value-type="float" office:value="0">
            <text:p>0</text:p>
          </table:table-cell>
          <table:table-cell table:formula="oooc:= 1 + ([.H$2]-1)*POWER(EXP([.H$3]/([.H$2]-1)); [.$B55]-1)" office:value-type="percentage" office:value="0.328212391465726">
            <text:p>32.82%</text:p>
          </table:table-cell>
          <table:table-cell table:formula="oooc:=[.I$2]*POWER([.I$3];[.$B55]) + [.I$4]" office:value-type="float" office:value="0">
            <text:p>0</text:p>
          </table:table-cell>
          <table:table-cell table:formula="oooc:=[.J$2]*POWER([.J$3];[.$B55]) + [.J$4]" office:value-type="float" office:value="46.126623544481">
            <text:p>46</text:p>
          </table:table-cell>
          <table:table-cell table:formula="oooc:=[.K$2]*POWER([.K$3];[.$B55]) + [.K$4]" office:value-type="float" office:value="63.8861319532242">
            <text:p>64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93.6859047862472">
            <text:p>94</text:p>
          </table:table-cell>
          <table:table-cell table:formula="oooc:= 1 + ([.D$2]-1)*POWER(EXP([.D$3]/([.D$2]-1)); ([.$B56]-1))" office:value-type="percentage" office:value="0.986997128912157">
            <text:p>98.70%</text:p>
          </table:table-cell>
          <table:table-cell table:formula="oooc:=[.E$2]*POWER([.E$3];[.$B56]) + [.E$4]" office:value-type="float" office:value="79.195765588363">
            <text:p>79</text:p>
          </table:table-cell>
          <table:table-cell table:formula="oooc:=[.F$2]*POWER([.F$3];[.$B56]) + [.F$4]" office:value-type="float" office:value="1623.8167037461">
            <text:p>1624</text:p>
          </table:table-cell>
          <table:table-cell table:formula="oooc:=[.G$2]*POWER([.G$3];[.$B56]) + [.G$4]" office:value-type="float" office:value="0">
            <text:p>0</text:p>
          </table:table-cell>
          <table:table-cell table:formula="oooc:= 1 + ([.H$2]-1)*POWER(EXP([.H$3]/([.H$2]-1)); [.$B56]-1)" office:value-type="percentage" office:value="0.33136631809343">
            <text:p>33.14%</text:p>
          </table:table-cell>
          <table:table-cell table:formula="oooc:=[.I$2]*POWER([.I$3];[.$B56]) + [.I$4]" office:value-type="float" office:value="0">
            <text:p>0</text:p>
          </table:table-cell>
          <table:table-cell table:formula="oooc:=[.J$2]*POWER([.J$3];[.$B56]) + [.J$4]" office:value-type="float" office:value="49.2154871925946">
            <text:p>49</text:p>
          </table:table-cell>
          <table:table-cell table:formula="oooc:=[.K$2]*POWER([.K$3];[.$B56]) + [.K$4]" office:value-type="float" office:value="68.0781611899499">
            <text:p>68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99.8239181212845">
            <text:p>100</text:p>
          </table:table-cell>
          <table:table-cell table:formula="oooc:= 1 + ([.D$2]-1)*POWER(EXP([.D$3]/([.D$2]-1)); ([.$B57]-1))" office:value-type="percentage" office:value="0.987506978780142">
            <text:p>98.75%</text:p>
          </table:table-cell>
          <table:table-cell table:formula="oooc:=[.E$2]*POWER([.E$3];[.$B57]) + [.E$4]" office:value-type="float" office:value="84.3894691795484">
            <text:p>84</text:p>
          </table:table-cell>
          <table:table-cell table:formula="oooc:=[.F$2]*POWER([.F$3];[.$B57]) + [.F$4]" office:value-type="float" office:value="1737.13387300833">
            <text:p>1737</text:p>
          </table:table-cell>
          <table:table-cell table:formula="oooc:=[.G$2]*POWER([.G$3];[.$B57]) + [.G$4]" office:value-type="float" office:value="0">
            <text:p>0</text:p>
          </table:table-cell>
          <table:table-cell table:formula="oooc:= 1 + ([.H$2]-1)*POWER(EXP([.H$3]/([.H$2]-1)); [.$B57]-1)" office:value-type="percentage" office:value="0.334505437581128">
            <text:p>33.45%</text:p>
          </table:table-cell>
          <table:table-cell table:formula="oooc:=[.I$2]*POWER([.I$3];[.$B57]) + [.I$4]" office:value-type="float" office:value="0">
            <text:p>0</text:p>
          </table:table-cell>
          <table:table-cell table:formula="oooc:=[.J$2]*POWER([.J$3];[.$B57]) + [.J$4]" office:value-type="float" office:value="52.5205712960763">
            <text:p>53</text:p>
          </table:table-cell>
          <table:table-cell table:formula="oooc:=[.K$2]*POWER([.K$3];[.$B57]) + [.K$4]" office:value-type="float" office:value="72.5636324732464">
            <text:p>73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106.391592389774">
            <text:p>106</text:p>
          </table:table-cell>
          <table:table-cell table:formula="oooc:= 1 + ([.D$2]-1)*POWER(EXP([.D$3]/([.D$2]-1)); ([.$B58]-1))" office:value-type="percentage" office:value="0.987996837148854">
            <text:p>98.80%</text:p>
          </table:table-cell>
          <table:table-cell table:formula="oooc:=[.E$2]*POWER([.E$3];[.$B58]) + [.E$4]" office:value-type="float" office:value="89.9467320221168">
            <text:p>90</text:p>
          </table:table-cell>
          <table:table-cell table:formula="oooc:=[.F$2]*POWER([.F$3];[.$B58]) + [.F$4]" office:value-type="float" office:value="1858.38324411891">
            <text:p>1858</text:p>
          </table:table-cell>
          <table:table-cell table:formula="oooc:=[.G$2]*POWER([.G$3];[.$B58]) + [.G$4]" office:value-type="float" office:value="0">
            <text:p>0</text:p>
          </table:table-cell>
          <table:table-cell table:formula="oooc:= 1 + ([.H$2]-1)*POWER(EXP([.H$3]/([.H$2]-1)); [.$B58]-1)" office:value-type="percentage" office:value="0.337629819445783">
            <text:p>33.76%</text:p>
          </table:table-cell>
          <table:table-cell table:formula="oooc:=[.I$2]*POWER([.I$3];[.$B58]) + [.I$4]" office:value-type="float" office:value="0">
            <text:p>0</text:p>
          </table:table-cell>
          <table:table-cell table:formula="oooc:=[.J$2]*POWER([.J$3];[.$B58]) + [.J$4]" office:value-type="float" office:value="56.0570112868016">
            <text:p>56</text:p>
          </table:table-cell>
          <table:table-cell table:formula="oooc:=[.K$2]*POWER([.K$3];[.$B58]) + [.K$4]" office:value-type="float" office:value="77.3630867463736">
            <text:p>77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113.419003857059">
            <text:p>113</text:p>
          </table:table-cell>
          <table:table-cell table:formula="oooc:= 1 + ([.D$2]-1)*POWER(EXP([.D$3]/([.D$2]-1)); ([.$B59]-1))" office:value-type="percentage" office:value="0.988467487896194">
            <text:p>98.85%</text:p>
          </table:table-cell>
          <table:table-cell table:formula="oooc:=[.E$2]*POWER([.E$3];[.$B59]) + [.E$4]" office:value-type="float" office:value="95.893003263665">
            <text:p>96</text:p>
          </table:table-cell>
          <table:table-cell table:formula="oooc:=[.F$2]*POWER([.F$3];[.$B59]) + [.F$4]" office:value-type="float" office:value="1988.12007120724">
            <text:p>1988</text:p>
          </table:table-cell>
          <table:table-cell table:formula="oooc:=[.G$2]*POWER([.G$3];[.$B59]) + [.G$4]" office:value-type="float" office:value="0">
            <text:p>0</text:p>
          </table:table-cell>
          <table:table-cell table:formula="oooc:= 1 + ([.H$2]-1)*POWER(EXP([.H$3]/([.H$2]-1)); [.$B59]-1)" office:value-type="percentage" office:value="0.340739532877986">
            <text:p>34.07%</text:p>
          </table:table-cell>
          <table:table-cell table:formula="oooc:=[.I$2]*POWER([.I$3];[.$B59]) + [.I$4]" office:value-type="float" office:value="0">
            <text:p>0</text:p>
          </table:table-cell>
          <table:table-cell table:formula="oooc:=[.J$2]*POWER([.J$3];[.$B59]) + [.J$4]" office:value-type="float" office:value="59.8410020768777">
            <text:p>60</text:p>
          </table:table-cell>
          <table:table-cell table:formula="oooc:=[.K$2]*POWER([.K$3];[.$B59]) + [.K$4]" office:value-type="float" office:value="82.4985028186198">
            <text:p>82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120.938334127053">
            <text:p>121</text:p>
          </table:table-cell>
          <table:table-cell table:formula="oooc:= 1 + ([.D$2]-1)*POWER(EXP([.D$3]/([.D$2]-1)); ([.$B60]-1))" office:value-type="percentage" office:value="0.988919684163767">
            <text:p>98.89%</text:p>
          </table:table-cell>
          <table:table-cell table:formula="oooc:=[.E$2]*POWER([.E$3];[.$B60]) + [.E$4]" office:value-type="float" office:value="102.255513492122">
            <text:p>102</text:p>
          </table:table-cell>
          <table:table-cell table:formula="oooc:=[.F$2]*POWER([.F$3];[.$B60]) + [.F$4]" office:value-type="float" office:value="2126.93847619174">
            <text:p>2127</text:p>
          </table:table-cell>
          <table:table-cell table:formula="oooc:=[.G$2]*POWER([.G$3];[.$B60]) + [.G$4]" office:value-type="float" office:value="0">
            <text:p>0</text:p>
          </table:table-cell>
          <table:table-cell table:formula="oooc:= 1 + ([.H$2]-1)*POWER(EXP([.H$3]/([.H$2]-1)); [.$B60]-1)" office:value-type="percentage" office:value="0.34383464674349">
            <text:p>34.38%</text:p>
          </table:table-cell>
          <table:table-cell table:formula="oooc:=[.I$2]*POWER([.I$3];[.$B60]) + [.I$4]" office:value-type="float" office:value="0">
            <text:p>0</text:p>
          </table:table-cell>
          <table:table-cell table:formula="oooc:=[.J$2]*POWER([.J$3];[.$B60]) + [.J$4]" office:value-type="float" office:value="63.8898722222592">
            <text:p>64</text:p>
          </table:table-cell>
          <table:table-cell table:formula="oooc:=[.K$2]*POWER([.K$3];[.$B60]) + [.K$4]" office:value-type="float" office:value="87.9933980159232">
            <text:p>88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128.984017515946">
            <text:p>129</text:p>
          </table:table-cell>
          <table:table-cell table:formula="oooc:= 1 + ([.D$2]-1)*POWER(EXP([.D$3]/([.D$2]-1)); ([.$B61]-1))" office:value-type="percentage" office:value="0.989354149562075">
            <text:p>98.94%</text:p>
          </table:table-cell>
          <table:table-cell table:formula="oooc:=[.E$2]*POWER([.E$3];[.$B61]) + [.E$4]" office:value-type="float" office:value="109.06339943657">
            <text:p>109</text:p>
          </table:table-cell>
          <table:table-cell table:formula="oooc:=[.F$2]*POWER([.F$3];[.$B61]) + [.F$4]" office:value-type="float" office:value="2275.47416952516">
            <text:p>2275</text:p>
          </table:table-cell>
          <table:table-cell table:formula="oooc:=[.G$2]*POWER([.G$3];[.$B61]) + [.G$4]" office:value-type="float" office:value="0">
            <text:p>0</text:p>
          </table:table-cell>
          <table:table-cell table:formula="oooc:= 1 + ([.H$2]-1)*POWER(EXP([.H$3]/([.H$2]-1)); [.$B61]-1)" office:value-type="percentage" office:value="0.346915229584735">
            <text:p>34.69%</text:p>
          </table:table-cell>
          <table:table-cell table:formula="oooc:=[.I$2]*POWER([.I$3];[.$B61]) + [.I$4]" office:value-type="float" office:value="0">
            <text:p>0</text:p>
          </table:table-cell>
          <table:table-cell table:formula="oooc:=[.J$2]*POWER([.J$3];[.$B61]) + [.J$4]" office:value-type="float" office:value="68.2221632778173">
            <text:p>68</text:p>
          </table:table-cell>
          <table:table-cell table:formula="oooc:=[.K$2]*POWER([.K$3];[.$B61]) + [.K$4]" office:value-type="float" office:value="93.8729358770378">
            <text:p>94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137.592898742063">
            <text:p>138</text:p>
          </table:table-cell>
          <table:table-cell table:formula="oooc:= 1 + ([.D$2]-1)*POWER(EXP([.D$3]/([.D$2]-1)); ([.$B62]-1))" office:value-type="percentage" office:value="0.989771579328446">
            <text:p>98.98%</text:p>
          </table:table-cell>
          <table:table-cell table:formula="oooc:=[.E$2]*POWER([.E$3];[.$B62]) + [.E$4]" office:value-type="float" office:value="116.34783739713">
            <text:p>116</text:p>
          </table:table-cell>
          <table:table-cell table:formula="oooc:=[.F$2]*POWER([.F$3];[.$B62]) + [.F$4]" office:value-type="float" office:value="2434.40736139193">
            <text:p>2434</text:p>
          </table:table-cell>
          <table:table-cell table:formula="oooc:=[.G$2]*POWER([.G$3];[.$B62]) + [.G$4]" office:value-type="float" office:value="0">
            <text:p>0</text:p>
          </table:table-cell>
          <table:table-cell table:formula="oooc:= 1 + ([.H$2]-1)*POWER(EXP([.H$3]/([.H$2]-1)); [.$B62]-1)" office:value-type="percentage" office:value="0.349981349622367">
            <text:p>35.00%</text:p>
          </table:table-cell>
          <table:table-cell table:formula="oooc:=[.I$2]*POWER([.I$3];[.$B62]) + [.I$4]" office:value-type="float" office:value="0">
            <text:p>0</text:p>
          </table:table-cell>
          <table:table-cell table:formula="oooc:=[.J$2]*POWER([.J$3];[.$B62]) + [.J$4]" office:value-type="float" office:value="72.8577147072645">
            <text:p>73</text:p>
          </table:table-cell>
          <table:table-cell table:formula="oooc:=[.K$2]*POWER([.K$3];[.$B62]) + [.K$4]" office:value-type="float" office:value="100.16404138843">
            <text:p>100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146.804401654007">
            <text:p>147</text:p>
          </table:table-cell>
          <table:table-cell table:formula="oooc:= 1 + ([.D$2]-1)*POWER(EXP([.D$3]/([.D$2]-1)); ([.$B63]-1))" office:value-type="percentage" office:value="0.990172641439564">
            <text:p>99.02%</text:p>
          </table:table-cell>
          <table:table-cell table:formula="oooc:=[.E$2]*POWER([.E$3];[.$B63]) + [.E$4]" office:value-type="float" office:value="124.142186014929">
            <text:p>124</text:p>
          </table:table-cell>
          <table:table-cell table:formula="oooc:=[.F$2]*POWER([.F$3];[.$B63]) + [.F$4]" office:value-type="float" office:value="2604.46587668936">
            <text:p>2604</text:p>
          </table:table-cell>
          <table:table-cell table:formula="oooc:=[.G$2]*POWER([.G$3];[.$B63]) + [.G$4]" office:value-type="float" office:value="0">
            <text:p>0</text:p>
          </table:table-cell>
          <table:table-cell table:formula="oooc:= 1 + ([.H$2]-1)*POWER(EXP([.H$3]/([.H$2]-1)); [.$B63]-1)" office:value-type="percentage" office:value="0.353033074756748">
            <text:p>35.30%</text:p>
          </table:table-cell>
          <table:table-cell table:formula="oooc:=[.I$2]*POWER([.I$3];[.$B63]) + [.I$4]" office:value-type="float" office:value="0">
            <text:p>0</text:p>
          </table:table-cell>
          <table:table-cell table:formula="oooc:=[.J$2]*POWER([.J$3];[.$B63]) + [.J$4]" office:value-type="float" office:value="77.8177547367731">
            <text:p>78</text:p>
          </table:table-cell>
          <table:table-cell table:formula="oooc:=[.K$2]*POWER([.K$3];[.$B63]) + [.K$4]" office:value-type="float" office:value="106.895524285621">
            <text:p>107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156.660709769788">
            <text:p>157</text:p>
          </table:table-cell>
          <table:table-cell table:formula="oooc:= 1 + ([.D$2]-1)*POWER(EXP([.D$3]/([.D$2]-1)); ([.$B64]-1))" office:value-type="percentage" office:value="0.99055797768037">
            <text:p>99.06%</text:p>
          </table:table-cell>
          <table:table-cell table:formula="oooc:=[.E$2]*POWER([.E$3];[.$B64]) + [.E$4]" office:value-type="float" office:value="132.482139035974">
            <text:p>132</text:p>
          </table:table-cell>
          <table:table-cell table:formula="oooc:=[.F$2]*POWER([.F$3];[.$B64]) + [.F$4]" office:value-type="float" office:value="2786.42848805762">
            <text:p>2786</text:p>
          </table:table-cell>
          <table:table-cell table:formula="oooc:=[.G$2]*POWER([.G$3];[.$B64]) + [.G$4]" office:value-type="float" office:value="0">
            <text:p>0</text:p>
          </table:table-cell>
          <table:table-cell table:formula="oooc:= 1 + ([.H$2]-1)*POWER(EXP([.H$3]/([.H$2]-1)); [.$B64]-1)" office:value-type="percentage" office:value="0.356070472569459">
            <text:p>35.61%</text:p>
          </table:table-cell>
          <table:table-cell table:formula="oooc:=[.I$2]*POWER([.I$3];[.$B64]) + [.I$4]" office:value-type="float" office:value="0">
            <text:p>0</text:p>
          </table:table-cell>
          <table:table-cell table:formula="oooc:=[.J$2]*POWER([.J$3];[.$B64]) + [.J$4]" office:value-type="float" office:value="83.1249975683472">
            <text:p>83</text:p>
          </table:table-cell>
          <table:table-cell table:formula="oooc:=[.K$2]*POWER([.K$3];[.$B64]) + [.K$4]" office:value-type="float" office:value="114.098210985614">
            <text:p>114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167.206959453673">
            <text:p>167</text:p>
          </table:table-cell>
          <table:table-cell table:formula="oooc:= 1 + ([.D$2]-1)*POWER(EXP([.D$3]/([.D$2]-1)); ([.$B65]-1))" office:value-type="percentage" office:value="0.990928204671059">
            <text:p>99.09%</text:p>
          </table:table-cell>
          <table:table-cell table:formula="oooc:=[.E$2]*POWER([.E$3];[.$B65]) + [.E$4]" office:value-type="float" office:value="141.405888768492">
            <text:p>141</text:p>
          </table:table-cell>
          <table:table-cell table:formula="oooc:=[.F$2]*POWER([.F$3];[.$B65]) + [.F$4]" office:value-type="float" office:value="2981.12848222165">
            <text:p>2981</text:p>
          </table:table-cell>
          <table:table-cell table:formula="oooc:=[.G$2]*POWER([.G$3];[.$B65]) + [.G$4]" office:value-type="float" office:value="0">
            <text:p>0</text:p>
          </table:table-cell>
          <table:table-cell table:formula="oooc:= 1 + ([.H$2]-1)*POWER(EXP([.H$3]/([.H$2]-1)); [.$B65]-1)" office:value-type="percentage" office:value="0.359093610324796">
            <text:p>35.91%</text:p>
          </table:table-cell>
          <table:table-cell table:formula="oooc:=[.I$2]*POWER([.I$3];[.$B65]) + [.I$4]" office:value-type="float" office:value="0">
            <text:p>0</text:p>
          </table:table-cell>
          <table:table-cell table:formula="oooc:=[.J$2]*POWER([.J$3];[.$B65]) + [.J$4]" office:value-type="float" office:value="88.8037473981315">
            <text:p>89</text:p>
          </table:table-cell>
          <table:table-cell table:formula="oooc:=[.K$2]*POWER([.K$3];[.$B65]) + [.K$4]" office:value-type="float" office:value="121.805085754607">
            <text:p>122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178.49144661543">
            <text:p>178</text:p>
          </table:table-cell>
          <table:table-cell table:formula="oooc:= 1 + ([.D$2]-1)*POWER(EXP([.D$3]/([.D$2]-1)); ([.$B66]-1))" office:value-type="percentage" office:value="0.991283914853802">
            <text:p>99.13%</text:p>
          </table:table-cell>
          <table:table-cell table:formula="oooc:=[.E$2]*POWER([.E$3];[.$B66]) + [.E$4]" office:value-type="float" office:value="150.954300982287">
            <text:p>151</text:p>
          </table:table-cell>
          <table:table-cell table:formula="oooc:=[.F$2]*POWER([.F$3];[.$B66]) + [.F$4]" office:value-type="float" office:value="3189.45747597717">
            <text:p>3189</text:p>
          </table:table-cell>
          <table:table-cell table:formula="oooc:=[.G$2]*POWER([.G$3];[.$B66]) + [.G$4]" office:value-type="float" office:value="0">
            <text:p>0</text:p>
          </table:table-cell>
          <table:table-cell table:formula="oooc:= 1 + ([.H$2]-1)*POWER(EXP([.H$3]/([.H$2]-1)); [.$B66]-1)" office:value-type="percentage" office:value="0.362102554971262">
            <text:p>36.21%</text:p>
          </table:table-cell>
          <table:table-cell table:formula="oooc:=[.I$2]*POWER([.I$3];[.$B66]) + [.I$4]" office:value-type="float" office:value="0">
            <text:p>0</text:p>
          </table:table-cell>
          <table:table-cell table:formula="oooc:=[.J$2]*POWER([.J$3];[.$B66]) + [.J$4]" office:value-type="float" office:value="94.8800097160007">
            <text:p>95</text:p>
          </table:table-cell>
          <table:table-cell table:formula="oooc:=[.K$2]*POWER([.K$3];[.$B66]) + [.K$4]" office:value-type="float" office:value="130.051441757429">
            <text:p>130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190.56584787851">
            <text:p>191</text:p>
          </table:table-cell>
          <table:table-cell table:formula="oooc:= 1 + ([.D$2]-1)*POWER(EXP([.D$3]/([.D$2]-1)); ([.$B67]-1))" office:value-type="percentage" office:value="0.99162567744078">
            <text:p>99.16%</text:p>
          </table:table-cell>
          <table:table-cell table:formula="oooc:=[.E$2]*POWER([.E$3];[.$B67]) + [.E$4]" office:value-type="float" office:value="161.171102051047">
            <text:p>161</text:p>
          </table:table-cell>
          <table:table-cell table:formula="oooc:=[.F$2]*POWER([.F$3];[.$B67]) + [.F$4]" office:value-type="float" office:value="3412.36949929557">
            <text:p>3412</text:p>
          </table:table-cell>
          <table:table-cell table:formula="oooc:=[.G$2]*POWER([.G$3];[.$B67]) + [.G$4]" office:value-type="float" office:value="0">
            <text:p>0</text:p>
          </table:table-cell>
          <table:table-cell table:formula="oooc:= 1 + ([.H$2]-1)*POWER(EXP([.H$3]/([.H$2]-1)); [.$B67]-1)" office:value-type="percentage" office:value="0.365097373143049">
            <text:p>36.51%</text:p>
          </table:table-cell>
          <table:table-cell table:formula="oooc:=[.I$2]*POWER([.I$3];[.$B67]) + [.I$4]" office:value-type="float" office:value="0">
            <text:p>0</text:p>
          </table:table-cell>
          <table:table-cell table:formula="oooc:=[.J$2]*POWER([.J$3];[.$B67]) + [.J$4]" office:value-type="float" office:value="101.381610396121">
            <text:p>101</text:p>
          </table:table-cell>
          <table:table-cell table:formula="oooc:=[.K$2]*POWER([.K$3];[.$B67]) + [.K$4]" office:value-type="float" office:value="138.87504268045">
            <text:p>139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203.485457230006">
            <text:p>203</text:p>
          </table:table-cell>
          <table:table-cell table:formula="oooc:= 1 + ([.D$2]-1)*POWER(EXP([.D$3]/([.D$2]-1)); ([.$B68]-1))" office:value-type="percentage" office:value="0.991954039325047">
            <text:p>99.20%</text:p>
          </table:table-cell>
          <table:table-cell table:formula="oooc:=[.E$2]*POWER([.E$3];[.$B68]) + [.E$4]" office:value-type="float" office:value="172.10307919462">
            <text:p>172</text:p>
          </table:table-cell>
          <table:table-cell table:formula="oooc:=[.F$2]*POWER([.F$3];[.$B68]) + [.F$4]" office:value-type="float" office:value="3650.88536424626">
            <text:p>3651</text:p>
          </table:table-cell>
          <table:table-cell table:formula="oooc:=[.G$2]*POWER([.G$3];[.$B68]) + [.G$4]" office:value-type="float" office:value="0">
            <text:p>0</text:p>
          </table:table-cell>
          <table:table-cell table:formula="oooc:= 1 + ([.H$2]-1)*POWER(EXP([.H$3]/([.H$2]-1)); [.$B68]-1)" office:value-type="percentage" office:value="0.368078131161512">
            <text:p>36.81%</text:p>
          </table:table-cell>
          <table:table-cell table:formula="oooc:=[.I$2]*POWER([.I$3];[.$B68]) + [.I$4]" office:value-type="float" office:value="0">
            <text:p>0</text:p>
          </table:table-cell>
          <table:table-cell table:formula="oooc:=[.J$2]*POWER([.J$3];[.$B68]) + [.J$4]" office:value-type="float" office:value="108.338323123849">
            <text:p>108</text:p>
          </table:table-cell>
          <table:table-cell table:formula="oooc:=[.K$2]*POWER([.K$3];[.$B68]) + [.K$4]" office:value-type="float" office:value="148.316295668081">
            <text:p>148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217.309439236106">
            <text:p>217</text:p>
          </table:table-cell>
          <table:table-cell table:formula="oooc:= 1 + ([.D$2]-1)*POWER(EXP([.D$3]/([.D$2]-1)); ([.$B69]-1))" office:value-type="percentage" office:value="0.99226952595567">
            <text:p>99.23%</text:p>
          </table:table-cell>
          <table:table-cell table:formula="oooc:=[.E$2]*POWER([.E$3];[.$B69]) + [.E$4]" office:value-type="float" office:value="183.800294738244">
            <text:p>184</text:p>
          </table:table-cell>
          <table:table-cell table:formula="oooc:=[.F$2]*POWER([.F$3];[.$B69]) + [.F$4]" office:value-type="float" office:value="3906.0973397435">
            <text:p>3906</text:p>
          </table:table-cell>
          <table:table-cell table:formula="oooc:=[.G$2]*POWER([.G$3];[.$B69]) + [.G$4]" office:value-type="float" office:value="0">
            <text:p>0</text:p>
          </table:table-cell>
          <table:table-cell table:formula="oooc:= 1 + ([.H$2]-1)*POWER(EXP([.H$3]/([.H$2]-1)); [.$B69]-1)" office:value-type="percentage" office:value="0.37104489503664">
            <text:p>37.10%</text:p>
          </table:table-cell>
          <table:table-cell table:formula="oooc:=[.I$2]*POWER([.I$3];[.$B69]) + [.I$4]" office:value-type="float" office:value="0">
            <text:p>0</text:p>
          </table:table-cell>
          <table:table-cell table:formula="oooc:=[.J$2]*POWER([.J$3];[.$B69]) + [.J$4]" office:value-type="float" office:value="115.782005742519">
            <text:p>116</text:p>
          </table:table-cell>
          <table:table-cell table:formula="oooc:=[.K$2]*POWER([.K$3];[.$B69]) + [.K$4]" office:value-type="float" office:value="158.418436364847">
            <text:p>158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232.101099982634">
            <text:p>232</text:p>
          </table:table-cell>
          <table:table-cell table:formula="oooc:= 1 + ([.D$2]-1)*POWER(EXP([.D$3]/([.D$2]-1)); ([.$B70]-1))" office:value-type="percentage" office:value="0.992572642178567">
            <text:p>99.26%</text:p>
          </table:table-cell>
          <table:table-cell table:formula="oooc:=[.E$2]*POWER([.E$3];[.$B70]) + [.E$4]" office:value-type="float" office:value="196.316315369921">
            <text:p>196</text:p>
          </table:table-cell>
          <table:table-cell table:formula="oooc:=[.F$2]*POWER([.F$3];[.$B70]) + [.F$4]" office:value-type="float" office:value="4179.17415352554">
            <text:p>4179</text:p>
          </table:table-cell>
          <table:table-cell table:formula="oooc:=[.G$2]*POWER([.G$3];[.$B70]) + [.G$4]" office:value-type="float" office:value="0">
            <text:p>0</text:p>
          </table:table-cell>
          <table:table-cell table:formula="oooc:= 1 + ([.H$2]-1)*POWER(EXP([.H$3]/([.H$2]-1)); [.$B70]-1)" office:value-type="percentage" office:value="0.373997730468513">
            <text:p>37.40%</text:p>
          </table:table-cell>
          <table:table-cell table:formula="oooc:=[.I$2]*POWER([.I$3];[.$B70]) + [.I$4]" office:value-type="float" office:value="0">
            <text:p>0</text:p>
          </table:table-cell>
          <table:table-cell table:formula="oooc:=[.J$2]*POWER([.J$3];[.$B70]) + [.J$4]" office:value-type="float" office:value="123.746746144495">
            <text:p>124</text:p>
          </table:table-cell>
          <table:table-cell table:formula="oooc:=[.K$2]*POWER([.K$3];[.$B70]) + [.K$4]" office:value-type="float" office:value="169.227726910386">
            <text:p>169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247.928176981418">
            <text:p>248</text:p>
          </table:table-cell>
          <table:table-cell table:formula="oooc:= 1 + ([.D$2]-1)*POWER(EXP([.D$3]/([.D$2]-1)); ([.$B71]-1))" office:value-type="percentage" office:value="0.992863873044361">
            <text:p>99.29%</text:p>
          </table:table-cell>
          <table:table-cell table:formula="oooc:=[.E$2]*POWER([.E$3];[.$B71]) + [.E$4]" office:value-type="float" office:value="209.708457445815">
            <text:p>210</text:p>
          </table:table-cell>
          <table:table-cell table:formula="oooc:=[.F$2]*POWER([.F$3];[.$B71]) + [.F$4]" office:value-type="float" office:value="4471.36634427233">
            <text:p>4471</text:p>
          </table:table-cell>
          <table:table-cell table:formula="oooc:=[.G$2]*POWER([.G$3];[.$B71]) + [.G$4]" office:value-type="float" office:value="0">
            <text:p>0</text:p>
          </table:table-cell>
          <table:table-cell table:formula="oooc:= 1 + ([.H$2]-1)*POWER(EXP([.H$3]/([.H$2]-1)); [.$B71]-1)" office:value-type="percentage" office:value="0.376936702848766">
            <text:p>37.69%</text:p>
          </table:table-cell>
          <table:table-cell table:formula="oooc:=[.I$2]*POWER([.I$3];[.$B71]) + [.I$4]" office:value-type="float" office:value="0">
            <text:p>0</text:p>
          </table:table-cell>
          <table:table-cell table:formula="oooc:=[.J$2]*POWER([.J$3];[.$B71]) + [.J$4]" office:value-type="float" office:value="132.26901837461">
            <text:p>132</text:p>
          </table:table-cell>
          <table:table-cell table:formula="oooc:=[.K$2]*POWER([.K$3];[.$B71]) + [.K$4]" office:value-type="float" office:value="180.793667794113">
            <text:p>181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264.863149370117">
            <text:p>265</text:p>
          </table:table-cell>
          <table:table-cell table:formula="oooc:= 1 + ([.D$2]-1)*POWER(EXP([.D$3]/([.D$2]-1)); ([.$B72]-1))" office:value-type="percentage" office:value="0.993143684584572">
            <text:p>99.31%</text:p>
          </table:table-cell>
          <table:table-cell table:formula="oooc:=[.E$2]*POWER([.E$3];[.$B72]) + [.E$4]" office:value-type="float" office:value="224.038049467022">
            <text:p>224</text:p>
          </table:table-cell>
          <table:table-cell table:formula="oooc:=[.F$2]*POWER([.F$3];[.$B72]) + [.F$4]" office:value-type="float" office:value="4784.01198837139">
            <text:p>4784</text:p>
          </table:table-cell>
          <table:table-cell table:formula="oooc:=[.G$2]*POWER([.G$3];[.$B72]) + [.G$4]" office:value-type="float" office:value="0">
            <text:p>0</text:p>
          </table:table-cell>
          <table:table-cell table:formula="oooc:= 1 + ([.H$2]-1)*POWER(EXP([.H$3]/([.H$2]-1)); [.$B72]-1)" office:value-type="percentage" office:value="0.379861877262026">
            <text:p>37.99%</text:p>
          </table:table-cell>
          <table:table-cell table:formula="oooc:=[.I$2]*POWER([.I$3];[.$B72]) + [.I$4]" office:value-type="float" office:value="0">
            <text:p>0</text:p>
          </table:table-cell>
          <table:table-cell table:formula="oooc:=[.J$2]*POWER([.J$3];[.$B72]) + [.J$4]" office:value-type="float" office:value="141.387849660832">
            <text:p>141</text:p>
          </table:table-cell>
          <table:table-cell table:formula="oooc:=[.K$2]*POWER([.K$3];[.$B72]) + [.K$4]" office:value-type="float" office:value="193.169224539701">
            <text:p>19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282.983569826025">
            <text:p>283</text:p>
          </table:table-cell>
          <table:table-cell table:formula="oooc:= 1 + ([.D$2]-1)*POWER(EXP([.D$3]/([.D$2]-1)); ([.$B73]-1))" office:value-type="percentage" office:value="0.99341252455736">
            <text:p>99.34%</text:p>
          </table:table-cell>
          <table:table-cell table:formula="oooc:=[.E$2]*POWER([.E$3];[.$B73]) + [.E$4]" office:value-type="float" office:value="239.370712929714">
            <text:p>239</text:p>
          </table:table-cell>
          <table:table-cell table:formula="oooc:=[.F$2]*POWER([.F$3];[.$B73]) + [.F$4]" office:value-type="float" office:value="5118.54282755739">
            <text:p>5119</text:p>
          </table:table-cell>
          <table:table-cell table:formula="oooc:=[.G$2]*POWER([.G$3];[.$B73]) + [.G$4]" office:value-type="float" office:value="0">
            <text:p>0</text:p>
          </table:table-cell>
          <table:table-cell table:formula="oooc:= 1 + ([.H$2]-1)*POWER(EXP([.H$3]/([.H$2]-1)); [.$B73]-1)" office:value-type="percentage" office:value="0.382773318487363">
            <text:p>38.28%</text:p>
          </table:table-cell>
          <table:table-cell table:formula="oooc:=[.I$2]*POWER([.I$3];[.$B73]) + [.I$4]" office:value-type="float" office:value="0">
            <text:p>0</text:p>
          </table:table-cell>
          <table:table-cell table:formula="oooc:=[.J$2]*POWER([.J$3];[.$B73]) + [.J$4]" office:value-type="float" office:value="151.144999137091">
            <text:p>151</text:p>
          </table:table-cell>
          <table:table-cell table:formula="oooc:=[.K$2]*POWER([.K$3];[.$B73]) + [.K$4]" office:value-type="float" office:value="206.41107025748">
            <text:p>206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302.372419713847">
            <text:p>302</text:p>
          </table:table-cell>
          <table:table-cell table:formula="oooc:= 1 + ([.D$2]-1)*POWER(EXP([.D$3]/([.D$2]-1)); ([.$B74]-1))" office:value-type="percentage" office:value="0.993670823164036">
            <text:p>99.37%</text:p>
          </table:table-cell>
          <table:table-cell table:formula="oooc:=[.E$2]*POWER([.E$3];[.$B74]) + [.E$4]" office:value-type="float" office:value="255.776662834794">
            <text:p>256</text:p>
          </table:table-cell>
          <table:table-cell table:formula="oooc:=[.F$2]*POWER([.F$3];[.$B74]) + [.F$4]" office:value-type="float" office:value="5476.49082548641">
            <text:p>5476</text:p>
          </table:table-cell>
          <table:table-cell table:formula="oooc:=[.G$2]*POWER([.G$3];[.$B74]) + [.G$4]" office:value-type="float" office:value="0">
            <text:p>0</text:p>
          </table:table-cell>
          <table:table-cell table:formula="oooc:= 1 + ([.H$2]-1)*POWER(EXP([.H$3]/([.H$2]-1)); [.$B74]-1)" office:value-type="percentage" office:value="0.385671090999718">
            <text:p>38.57%</text:p>
          </table:table-cell>
          <table:table-cell table:formula="oooc:=[.I$2]*POWER([.I$3];[.$B74]) + [.I$4]" office:value-type="float" office:value="0">
            <text:p>0</text:p>
          </table:table-cell>
          <table:table-cell table:formula="oooc:=[.J$2]*POWER([.J$3];[.$B74]) + [.J$4]" office:value-type="float" office:value="161.585149076687">
            <text:p>162</text:p>
          </table:table-cell>
          <table:table-cell table:formula="oooc:=[.K$2]*POWER([.K$3];[.$B74]) + [.K$4]" office:value-type="float" office:value="220.579845175504">
            <text:p>221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323.118489093816">
            <text:p>323</text:p>
          </table:table-cell>
          <table:table-cell table:formula="oooc:= 1 + ([.D$2]-1)*POWER(EXP([.D$3]/([.D$2]-1)); ([.$B75]-1))" office:value-type="percentage" office:value="0.993918993737478">
            <text:p>99.39%</text:p>
          </table:table-cell>
          <table:table-cell table:formula="oooc:=[.E$2]*POWER([.E$3];[.$B75]) + [.E$4]" office:value-type="float" office:value="273.331029233229">
            <text:p>273</text:p>
          </table:table-cell>
          <table:table-cell table:formula="oooc:=[.F$2]*POWER([.F$3];[.$B75]) + [.F$4]" office:value-type="float" office:value="5859.49518327046">
            <text:p>5859</text:p>
          </table:table-cell>
          <table:table-cell table:formula="oooc:=[.G$2]*POWER([.G$3];[.$B75]) + [.G$4]" office:value-type="float" office:value="0">
            <text:p>0</text:p>
          </table:table-cell>
          <table:table-cell table:formula="oooc:= 1 + ([.H$2]-1)*POWER(EXP([.H$3]/([.H$2]-1)); [.$B75]-1)" office:value-type="percentage" office:value="0.388555258971335">
            <text:p>38.86%</text:p>
          </table:table-cell>
          <table:table-cell table:formula="oooc:=[.I$2]*POWER([.I$3];[.$B75]) + [.I$4]" office:value-type="float" office:value="0">
            <text:p>0</text:p>
          </table:table-cell>
          <table:table-cell table:formula="oooc:=[.J$2]*POWER([.J$3];[.$B75]) + [.J$4]" office:value-type="float" office:value="172.756109512055">
            <text:p>173</text:p>
          </table:table-cell>
          <table:table-cell table:formula="oooc:=[.K$2]*POWER([.K$3];[.$B75]) + [.K$4]" office:value-type="float" office:value="235.740434337789">
            <text:p>236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345.316783330384">
            <text:p>345</text:p>
          </table:table-cell>
          <table:table-cell table:formula="oooc:= 1 + ([.D$2]-1)*POWER(EXP([.D$3]/([.D$2]-1)); ([.$B76]-1))" office:value-type="percentage" office:value="0.99415743340355">
            <text:p>99.42%</text:p>
          </table:table-cell>
          <table:table-cell table:formula="oooc:=[.E$2]*POWER([.E$3];[.$B76]) + [.E$4]" office:value-type="float" office:value="292.114201279555">
            <text:p>292</text:p>
          </table:table-cell>
          <table:table-cell table:formula="oooc:=[.F$2]*POWER([.F$3];[.$B76]) + [.F$4]" office:value-type="float" office:value="6269.30984609939">
            <text:p>6269</text:p>
          </table:table-cell>
          <table:table-cell table:formula="oooc:=[.G$2]*POWER([.G$3];[.$B76]) + [.G$4]" office:value-type="float" office:value="0">
            <text:p>0</text:p>
          </table:table-cell>
          <table:table-cell table:formula="oooc:= 1 + ([.H$2]-1)*POWER(EXP([.H$3]/([.H$2]-1)); [.$B76]-1)" office:value-type="percentage" office:value="0.39142588627318">
            <text:p>39.14%</text:p>
          </table:table-cell>
          <table:table-cell table:formula="oooc:=[.I$2]*POWER([.I$3];[.$B76]) + [.I$4]" office:value-type="float" office:value="0">
            <text:p>0</text:p>
          </table:table-cell>
          <table:table-cell table:formula="oooc:=[.J$2]*POWER([.J$3];[.$B76]) + [.J$4]" office:value-type="float" office:value="184.709037177899">
            <text:p>185</text:p>
          </table:table-cell>
          <table:table-cell table:formula="oooc:=[.K$2]*POWER([.K$3];[.$B76]) + [.K$4]" office:value-type="float" office:value="251.962264741434">
            <text:p>252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369.06895816351">
            <text:p>369</text:p>
          </table:table-cell>
          <table:table-cell table:formula="oooc:= 1 + ([.D$2]-1)*POWER(EXP([.D$3]/([.D$2]-1)); ([.$B77]-1))" office:value-type="percentage" office:value="0.994386523716587">
            <text:p>99.44%</text:p>
          </table:table-cell>
          <table:table-cell table:formula="oooc:=[.E$2]*POWER([.E$3];[.$B77]) + [.E$4]" office:value-type="float" office:value="312.212195369124">
            <text:p>312</text:p>
          </table:table-cell>
          <table:table-cell table:formula="oooc:=[.F$2]*POWER([.F$3];[.$B77]) + [.F$4]" office:value-type="float" office:value="6707.81153532635">
            <text:p>6708</text:p>
          </table:table-cell>
          <table:table-cell table:formula="oooc:=[.G$2]*POWER([.G$3];[.$B77]) + [.G$4]" office:value-type="float" office:value="0">
            <text:p>0</text:p>
          </table:table-cell>
          <table:table-cell table:formula="oooc:= 1 + ([.H$2]-1)*POWER(EXP([.H$3]/([.H$2]-1)); [.$B77]-1)" office:value-type="percentage" office:value="0.394283036476354">
            <text:p>39.43%</text:p>
          </table:table-cell>
          <table:table-cell table:formula="oooc:=[.I$2]*POWER([.I$3];[.$B77]) + [.I$4]" office:value-type="float" office:value="0">
            <text:p>0</text:p>
          </table:table-cell>
          <table:table-cell table:formula="oooc:=[.J$2]*POWER([.J$3];[.$B77]) + [.J$4]" office:value-type="float" office:value="197.498669780352">
            <text:p>197</text:p>
          </table:table-cell>
          <table:table-cell table:formula="oooc:=[.K$2]*POWER([.K$3];[.$B77]) + [.K$4]" office:value-type="float" office:value="269.319623273335">
            <text:p>269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394.483785234956">
            <text:p>394</text:p>
          </table:table-cell>
          <table:table-cell table:formula="oooc:= 1 + ([.D$2]-1)*POWER(EXP([.D$3]/([.D$2]-1)); ([.$B78]-1))" office:value-type="percentage" office:value="0.994606631269964">
            <text:p>99.46%</text:p>
          </table:table-cell>
          <table:table-cell table:formula="oooc:=[.E$2]*POWER([.E$3];[.$B78]) + [.E$4]" office:value-type="float" office:value="333.717049044963">
            <text:p>334</text:p>
          </table:table-cell>
          <table:table-cell table:formula="oooc:=[.F$2]*POWER([.F$3];[.$B78]) + [.F$4]" office:value-type="float" office:value="7177.00834279919">
            <text:p>7177</text:p>
          </table:table-cell>
          <table:table-cell table:formula="oooc:=[.G$2]*POWER([.G$3];[.$B78]) + [.G$4]" office:value-type="float" office:value="0">
            <text:p>0</text:p>
          </table:table-cell>
          <table:table-cell table:formula="oooc:= 1 + ([.H$2]-1)*POWER(EXP([.H$3]/([.H$2]-1)); [.$B78]-1)" office:value-type="percentage" office:value="0.397126772853506">
            <text:p>39.71%</text:p>
          </table:table-cell>
          <table:table-cell table:formula="oooc:=[.I$2]*POWER([.I$3];[.$B78]) + [.I$4]" office:value-type="float" office:value="0">
            <text:p>0</text:p>
          </table:table-cell>
          <table:table-cell table:formula="oooc:=[.J$2]*POWER([.J$3];[.$B78]) + [.J$4]" office:value-type="float" office:value="211.183576664976">
            <text:p>211</text:p>
          </table:table-cell>
          <table:table-cell table:formula="oooc:=[.K$2]*POWER([.K$3];[.$B78]) + [.K$4]" office:value-type="float" office:value="287.891996902468">
            <text:p>288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421.677650201403">
            <text:p>422</text:p>
          </table:table-cell>
          <table:table-cell table:formula="oooc:= 1 + ([.D$2]-1)*POWER(EXP([.D$3]/([.D$2]-1)); ([.$B79]-1))" office:value-type="percentage" office:value="0.994818108282727">
            <text:p>99.48%</text:p>
          </table:table-cell>
          <table:table-cell table:formula="oooc:=[.E$2]*POWER([.E$3];[.$B79]) + [.E$4]" office:value-type="float" office:value="356.72724247811">
            <text:p>357</text:p>
          </table:table-cell>
          <table:table-cell table:formula="oooc:=[.F$2]*POWER([.F$3];[.$B79]) + [.F$4]" office:value-type="float" office:value="7679.04892679514">
            <text:p>7679</text:p>
          </table:table-cell>
          <table:table-cell table:formula="oooc:=[.G$2]*POWER([.G$3];[.$B79]) + [.G$4]" office:value-type="float" office:value="0">
            <text:p>0</text:p>
          </table:table-cell>
          <table:table-cell table:formula="oooc:= 1 + ([.H$2]-1)*POWER(EXP([.H$3]/([.H$2]-1)); [.$B79]-1)" office:value-type="percentage" office:value="0.399957158380228">
            <text:p>40.00%</text:p>
          </table:table-cell>
          <table:table-cell table:formula="oooc:=[.I$2]*POWER([.I$3];[.$B79]) + [.I$4]" office:value-type="float" office:value="0">
            <text:p>0</text:p>
          </table:table-cell>
          <table:table-cell table:formula="oooc:=[.J$2]*POWER([.J$3];[.$B79]) + [.J$4]" office:value-type="float" office:value="225.826427031525">
            <text:p>226</text:p>
          </table:table-cell>
          <table:table-cell table:formula="oooc:=[.K$2]*POWER([.K$3];[.$B79]) + [.K$4]" office:value-type="float" office:value="307.764436685641">
            <text:p>308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450.775085715501">
            <text:p>451</text:p>
          </table:table-cell>
          <table:table-cell table:formula="oooc:= 1 + ([.D$2]-1)*POWER(EXP([.D$3]/([.D$2]-1)); ([.$B80]-1))" office:value-type="percentage" office:value="0.995021293163214">
            <text:p>99.50%</text:p>
          </table:table-cell>
          <table:table-cell table:formula="oooc:=[.E$2]*POWER([.E$3];[.$B80]) + [.E$4]" office:value-type="float" office:value="381.348149451578">
            <text:p>381</text:p>
          </table:table-cell>
          <table:table-cell table:formula="oooc:=[.F$2]*POWER([.F$3];[.$B80]) + [.F$4]" office:value-type="float" office:value="8216.2323516708">
            <text:p>8216</text:p>
          </table:table-cell>
          <table:table-cell table:formula="oooc:=[.G$2]*POWER([.G$3];[.$B80]) + [.G$4]" office:value-type="float" office:value="0">
            <text:p>0</text:p>
          </table:table-cell>
          <table:table-cell table:formula="oooc:= 1 + ([.H$2]-1)*POWER(EXP([.H$3]/([.H$2]-1)); [.$B80]-1)" office:value-type="percentage" office:value="0.402774255736454">
            <text:p>40.28%</text:p>
          </table:table-cell>
          <table:table-cell table:formula="oooc:=[.I$2]*POWER([.I$3];[.$B80]) + [.I$4]" office:value-type="float" office:value="0">
            <text:p>0</text:p>
          </table:table-cell>
          <table:table-cell table:formula="oooc:=[.J$2]*POWER([.J$3];[.$B80]) + [.J$4]" office:value-type="float" office:value="241.494276923732">
            <text:p>241</text:p>
          </table:table-cell>
          <table:table-cell table:formula="oooc:=[.K$2]*POWER([.K$3];[.$B80]) + [.K$4]" office:value-type="float" office:value="329.027947253636">
            <text:p>329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481.909341715587">
            <text:p>482</text:p>
          </table:table-cell>
          <table:table-cell table:formula="oooc:= 1 + ([.D$2]-1)*POWER(EXP([.D$3]/([.D$2]-1)); ([.$B81]-1))" office:value-type="percentage" office:value="0.99521651105058">
            <text:p>99.52%</text:p>
          </table:table-cell>
          <table:table-cell table:formula="oooc:=[.E$2]*POWER([.E$3];[.$B81]) + [.E$4]" office:value-type="float" office:value="407.692519913189">
            <text:p>408</text:p>
          </table:table-cell>
          <table:table-cell table:formula="oooc:=[.F$2]*POWER([.F$3];[.$B81]) + [.F$4]" office:value-type="float" office:value="8791.01861628775">
            <text:p>8791</text:p>
          </table:table-cell>
          <table:table-cell table:formula="oooc:=[.G$2]*POWER([.G$3];[.$B81]) + [.G$4]" office:value-type="float" office:value="0">
            <text:p>0</text:p>
          </table:table-cell>
          <table:table-cell table:formula="oooc:= 1 + ([.H$2]-1)*POWER(EXP([.H$3]/([.H$2]-1)); [.$B81]-1)" office:value-type="percentage" office:value="0.405578127307846">
            <text:p>40.56%</text:p>
          </table:table-cell>
          <table:table-cell table:formula="oooc:=[.I$2]*POWER([.I$3];[.$B81]) + [.I$4]" office:value-type="float" office:value="0">
            <text:p>0</text:p>
          </table:table-cell>
          <table:table-cell table:formula="oooc:=[.J$2]*POWER([.J$3];[.$B81]) + [.J$4]" office:value-type="float" office:value="258.258876308393">
            <text:p>258</text:p>
          </table:table-cell>
          <table:table-cell table:formula="oooc:=[.K$2]*POWER([.K$3];[.$B81]) + [.K$4]" office:value-type="float" office:value="351.77990356139">
            <text:p>352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515.222995635678">
            <text:p>515</text:p>
          </table:table-cell>
          <table:table-cell table:formula="oooc:= 1 + ([.D$2]-1)*POWER(EXP([.D$3]/([.D$2]-1)); ([.$B82]-1))" office:value-type="percentage" office:value="0.995404074335096">
            <text:p>99.54%</text:p>
          </table:table-cell>
          <table:table-cell table:formula="oooc:=[.E$2]*POWER([.E$3];[.$B82]) + [.E$4]" office:value-type="float" office:value="435.880996307112">
            <text:p>436</text:p>
          </table:table-cell>
          <table:table-cell table:formula="oooc:=[.F$2]*POWER([.F$3];[.$B82]) + [.F$4]" office:value-type="float" office:value="9406.03991942789">
            <text:p>9406</text:p>
          </table:table-cell>
          <table:table-cell table:formula="oooc:=[.G$2]*POWER([.G$3];[.$B82]) + [.G$4]" office:value-type="float" office:value="0">
            <text:p>0</text:p>
          </table:table-cell>
          <table:table-cell table:formula="oooc:= 1 + ([.H$2]-1)*POWER(EXP([.H$3]/([.H$2]-1)); [.$B82]-1)" office:value-type="percentage" office:value="0.408368835187176">
            <text:p>40.84%</text:p>
          </table:table-cell>
          <table:table-cell table:formula="oooc:=[.I$2]*POWER([.I$3];[.$B82]) + [.I$4]" office:value-type="float" office:value="0">
            <text:p>0</text:p>
          </table:table-cell>
          <table:table-cell table:formula="oooc:=[.J$2]*POWER([.J$3];[.$B82]) + [.J$4]" office:value-type="float" office:value="276.19699764998">
            <text:p>276</text:p>
          </table:table-cell>
          <table:table-cell table:formula="oooc:=[.K$2]*POWER([.K$3];[.$B82]) + [.K$4]" office:value-type="float" office:value="376.124496810688">
            <text:p>376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550.868605330175">
            <text:p>551</text:p>
          </table:table-cell>
          <table:table-cell table:formula="oooc:= 1 + ([.D$2]-1)*POWER(EXP([.D$3]/([.D$2]-1)); ([.$B83]-1))" office:value-type="percentage" office:value="0.995584283158031">
            <text:p>99.56%</text:p>
          </table:table-cell>
          <table:table-cell table:formula="oooc:=[.E$2]*POWER([.E$3];[.$B83]) + [.E$4]" office:value-type="float" office:value="466.04266604861">
            <text:p>466</text:p>
          </table:table-cell>
          <table:table-cell table:formula="oooc:=[.F$2]*POWER([.F$3];[.$B83]) + [.F$4]" office:value-type="float" office:value="10064.1127137879">
            <text:p>10064</text:p>
          </table:table-cell>
          <table:table-cell table:formula="oooc:=[.G$2]*POWER([.G$3];[.$B83]) + [.G$4]" office:value-type="float" office:value="0">
            <text:p>0</text:p>
          </table:table-cell>
          <table:table-cell table:formula="oooc:= 1 + ([.H$2]-1)*POWER(EXP([.H$3]/([.H$2]-1)); [.$B83]-1)" office:value-type="percentage" office:value="0.411146441175702">
            <text:p>41.11%</text:p>
          </table:table-cell>
          <table:table-cell table:formula="oooc:=[.I$2]*POWER([.I$3];[.$B83]) + [.I$4]" office:value-type="float" office:value="0">
            <text:p>0</text:p>
          </table:table-cell>
          <table:table-cell table:formula="oooc:=[.J$2]*POWER([.J$3];[.$B83]) + [.J$4]" office:value-type="float" office:value="295.390787485479">
            <text:p>295</text:p>
          </table:table-cell>
          <table:table-cell table:formula="oooc:=[.K$2]*POWER([.K$3];[.$B83]) + [.K$4]" office:value-type="float" office:value="402.173211587436">
            <text:p>402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589.009407703288">
            <text:p>589</text:p>
          </table:table-cell>
          <table:table-cell table:formula="oooc:= 1 + ([.D$2]-1)*POWER(EXP([.D$3]/([.D$2]-1)); ([.$B84]-1))" office:value-type="percentage" office:value="0.995757425891949">
            <text:p>99.58%</text:p>
          </table:table-cell>
          <table:table-cell table:formula="oooc:=[.E$2]*POWER([.E$3];[.$B84]) + [.E$4]" office:value-type="float" office:value="498.315652672013">
            <text:p>498</text:p>
          </table:table-cell>
          <table:table-cell table:formula="oooc:=[.F$2]*POWER([.F$3];[.$B84]) + [.F$4]" office:value-type="float" office:value="10768.250603753">
            <text:p>10768</text:p>
          </table:table-cell>
          <table:table-cell table:formula="oooc:=[.G$2]*POWER([.G$3];[.$B84]) + [.G$4]" office:value-type="float" office:value="0">
            <text:p>0</text:p>
          </table:table-cell>
          <table:table-cell table:formula="oooc:= 1 + ([.H$2]-1)*POWER(EXP([.H$3]/([.H$2]-1)); [.$B84]-1)" office:value-type="percentage" office:value="0.413911006784534">
            <text:p>41.39%</text:p>
          </table:table-cell>
          <table:table-cell table:formula="oooc:=[.I$2]*POWER([.I$3];[.$B84]) + [.I$4]" office:value-type="float" office:value="0">
            <text:p>0</text:p>
          </table:table-cell>
          <table:table-cell table:formula="oooc:=[.J$2]*POWER([.J$3];[.$B84]) + [.J$4]" office:value-type="float" office:value="315.928142609462">
            <text:p>316</text:p>
          </table:table-cell>
          <table:table-cell table:formula="oooc:=[.K$2]*POWER([.K$3];[.$B84]) + [.K$4]" office:value-type="float" office:value="430.045336398556">
            <text:p>430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629.820066242518">
            <text:p>630</text:p>
          </table:table-cell>
          <table:table-cell table:formula="oooc:= 1 + ([.D$2]-1)*POWER(EXP([.D$3]/([.D$2]-1)); ([.$B85]-1))" office:value-type="percentage" office:value="0.995923779602163">
            <text:p>99.59%</text:p>
          </table:table-cell>
          <table:table-cell table:formula="oooc:=[.E$2]*POWER([.E$3];[.$B85]) + [.E$4]" office:value-type="float" office:value="532.847748359053">
            <text:p>533</text:p>
          </table:table-cell>
          <table:table-cell table:formula="oooc:=[.F$2]*POWER([.F$3];[.$B85]) + [.F$4]" office:value-type="float" office:value="11521.6781460157">
            <text:p>11522</text:p>
          </table:table-cell>
          <table:table-cell table:formula="oooc:=[.G$2]*POWER([.G$3];[.$B85]) + [.G$4]" office:value-type="float" office:value="0">
            <text:p>0</text:p>
          </table:table-cell>
          <table:table-cell table:formula="oooc:= 1 + ([.H$2]-1)*POWER(EXP([.H$3]/([.H$2]-1)); [.$B85]-1)" office:value-type="percentage" office:value="0.416662593236">
            <text:p>41.67%</text:p>
          </table:table-cell>
          <table:table-cell table:formula="oooc:=[.I$2]*POWER([.I$3];[.$B85]) + [.I$4]" office:value-type="float" office:value="0">
            <text:p>0</text:p>
          </table:table-cell>
          <table:table-cell table:formula="oooc:=[.J$2]*POWER([.J$3];[.$B85]) + [.J$4]" office:value-type="float" office:value="337.903112592125">
            <text:p>338</text:p>
          </table:table-cell>
          <table:table-cell table:formula="oooc:=[.K$2]*POWER([.K$3];[.$B85]) + [.K$4]" office:value-type="float" office:value="459.868509946455">
            <text:p>460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673.487470879494">
            <text:p>673</text:p>
          </table:table-cell>
          <table:table-cell table:formula="oooc:= 1 + ([.D$2]-1)*POWER(EXP([.D$3]/([.D$2]-1)); ([.$B86]-1))" office:value-type="percentage" office:value="0.996083610490101">
            <text:p>99.61%</text:p>
          </table:table-cell>
          <table:table-cell table:formula="oooc:=[.E$2]*POWER([.E$3];[.$B86]) + [.E$4]" office:value-type="float" office:value="569.797090744187">
            <text:p>570</text:p>
          </table:table-cell>
          <table:table-cell table:formula="oooc:=[.F$2]*POWER([.F$3];[.$B86]) + [.F$4]" office:value-type="float" office:value="12327.8456162368">
            <text:p>12328</text:p>
          </table:table-cell>
          <table:table-cell table:formula="oooc:=[.G$2]*POWER([.G$3];[.$B86]) + [.G$4]" office:value-type="float" office:value="0">
            <text:p>0</text:p>
          </table:table-cell>
          <table:table-cell table:formula="oooc:= 1 + ([.H$2]-1)*POWER(EXP([.H$3]/([.H$2]-1)); [.$B86]-1)" office:value-type="percentage" office:value="0.419401261465">
            <text:p>41.94%</text:p>
          </table:table-cell>
          <table:table-cell table:formula="oooc:=[.I$2]*POWER([.I$3];[.$B86]) + [.I$4]" office:value-type="float" office:value="0">
            <text:p>0</text:p>
          </table:table-cell>
          <table:table-cell table:formula="oooc:=[.J$2]*POWER([.J$3];[.$B86]) + [.J$4]" office:value-type="float" office:value="361.416330473574">
            <text:p>361</text:p>
          </table:table-cell>
          <table:table-cell table:formula="oooc:=[.K$2]*POWER([.K$3];[.$B86]) + [.K$4]" office:value-type="float" office:value="491.779305642707">
            <text:p>492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720.211593841058">
            <text:p>720</text:p>
          </table:table-cell>
          <table:table-cell table:formula="oooc:= 1 + ([.D$2]-1)*POWER(EXP([.D$3]/([.D$2]-1)); ([.$B87]-1))" office:value-type="percentage" office:value="0.996237174319282">
            <text:p>99.62%</text:p>
          </table:table-cell>
          <table:table-cell table:formula="oooc:=[.E$2]*POWER([.E$3];[.$B87]) + [.E$4]" office:value-type="float" office:value="609.33288709628">
            <text:p>609</text:p>
          </table:table-cell>
          <table:table-cell table:formula="oooc:=[.F$2]*POWER([.F$3];[.$B87]) + [.F$4]" office:value-type="float" office:value="13190.4448093734">
            <text:p>13190</text:p>
          </table:table-cell>
          <table:table-cell table:formula="oooc:=[.G$2]*POWER([.G$3];[.$B87]) + [.G$4]" office:value-type="float" office:value="0">
            <text:p>0</text:p>
          </table:table-cell>
          <table:table-cell table:formula="oooc:= 1 + ([.H$2]-1)*POWER(EXP([.H$3]/([.H$2]-1)); [.$B87]-1)" office:value-type="percentage" office:value="0.422127072120352">
            <text:p>42.21%</text:p>
          </table:table-cell>
          <table:table-cell table:formula="oooc:=[.I$2]*POWER([.I$3];[.$B87]) + [.I$4]" office:value-type="float" office:value="0">
            <text:p>0</text:p>
          </table:table-cell>
          <table:table-cell table:formula="oooc:=[.J$2]*POWER([.J$3];[.$B87]) + [.J$4]" office:value-type="float" office:value="386.575473606724">
            <text:p>387</text:p>
          </table:table-cell>
          <table:table-cell table:formula="oooc:=[.K$2]*POWER([.K$3];[.$B87]) + [.K$4]" office:value-type="float" office:value="525.923857037697">
            <text:p>526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770.206405409933">
            <text:p>770</text:p>
          </table:table-cell>
          <table:table-cell table:formula="oooc:= 1 + ([.D$2]-1)*POWER(EXP([.D$3]/([.D$2]-1)); ([.$B88]-1))" office:value-type="percentage" office:value="0.996384716824595">
            <text:p>99.64%</text:p>
          </table:table-cell>
          <table:table-cell table:formula="oooc:=[.E$2]*POWER([.E$3];[.$B88]) + [.E$4]" office:value-type="float" office:value="651.63618919302">
            <text:p>652</text:p>
          </table:table-cell>
          <table:table-cell table:formula="oooc:=[.F$2]*POWER([.F$3];[.$B88]) + [.F$4]" office:value-type="float" office:value="14113.4259460295">
            <text:p>14113</text:p>
          </table:table-cell>
          <table:table-cell table:formula="oooc:=[.G$2]*POWER([.G$3];[.$B88]) + [.G$4]" office:value-type="float" office:value="0">
            <text:p>0</text:p>
          </table:table-cell>
          <table:table-cell table:formula="oooc:= 1 + ([.H$2]-1)*POWER(EXP([.H$3]/([.H$2]-1)); [.$B88]-1)" office:value-type="percentage" office:value="0.424840085566142">
            <text:p>42.48%</text:p>
          </table:table-cell>
          <table:table-cell table:formula="oooc:=[.I$2]*POWER([.I$3];[.$B88]) + [.I$4]" office:value-type="float" office:value="0">
            <text:p>0</text:p>
          </table:table-cell>
          <table:table-cell table:formula="oooc:=[.J$2]*POWER([.J$3];[.$B88]) + [.J$4]" office:value-type="float" office:value="413.495756759195">
            <text:p>413</text:p>
          </table:table-cell>
          <table:table-cell table:formula="oooc:=[.K$2]*POWER([.K$3];[.$B88]) + [.K$4]" office:value-type="float" office:value="562.458527030335">
            <text:p>562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823.700853788628">
            <text:p>824</text:p>
          </table:table-cell>
          <table:table-cell table:formula="oooc:= 1 + ([.D$2]-1)*POWER(EXP([.D$3]/([.D$2]-1)); ([.$B89]-1))" office:value-type="percentage" office:value="0.996526474105526">
            <text:p>99.65%</text:p>
          </table:table-cell>
          <table:table-cell table:formula="oooc:=[.E$2]*POWER([.E$3];[.$B89]) + [.E$4]" office:value-type="float" office:value="696.900722436531">
            <text:p>697</text:p>
          </table:table-cell>
          <table:table-cell table:formula="oooc:=[.F$2]*POWER([.F$3];[.$B89]) + [.F$4]" office:value-type="float" office:value="15101.0157622516">
            <text:p>15101</text:p>
          </table:table-cell>
          <table:table-cell table:formula="oooc:=[.G$2]*POWER([.G$3];[.$B89]) + [.G$4]" office:value-type="float" office:value="0">
            <text:p>0</text:p>
          </table:table-cell>
          <table:table-cell table:formula="oooc:= 1 + ([.H$2]-1)*POWER(EXP([.H$3]/([.H$2]-1)); [.$B89]-1)" office:value-type="percentage" office:value="0.427540361883054">
            <text:p>42.75%</text:p>
          </table:table-cell>
          <table:table-cell table:formula="oooc:=[.I$2]*POWER([.I$3];[.$B89]) + [.I$4]" office:value-type="float" office:value="0">
            <text:p>0</text:p>
          </table:table-cell>
          <table:table-cell table:formula="oooc:=[.J$2]*POWER([.J$3];[.$B89]) + [.J$4]" office:value-type="float" office:value="442.300459732338">
            <text:p>442</text:p>
          </table:table-cell>
          <table:table-cell table:formula="oooc:=[.K$2]*POWER([.K$3];[.$B89]) + [.K$4]" office:value-type="float" office:value="601.550623922459">
            <text:p>602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880.939913553832">
            <text:p>881</text:p>
          </table:table-cell>
          <table:table-cell table:formula="oooc:= 1 + ([.D$2]-1)*POWER(EXP([.D$3]/([.D$2]-1)); ([.$B90]-1))" office:value-type="percentage" office:value="0.996662673003967">
            <text:p>99.67%</text:p>
          </table:table-cell>
          <table:table-cell table:formula="oooc:=[.E$2]*POWER([.E$3];[.$B90]) + [.E$4]" office:value-type="float" office:value="745.333773007089">
            <text:p>745</text:p>
          </table:table-cell>
          <table:table-cell table:formula="oooc:=[.F$2]*POWER([.F$3];[.$B90]) + [.F$4]" office:value-type="float" office:value="16157.7368656092">
            <text:p>16158</text:p>
          </table:table-cell>
          <table:table-cell table:formula="oooc:=[.G$2]*POWER([.G$3];[.$B90]) + [.G$4]" office:value-type="float" office:value="0">
            <text:p>0</text:p>
          </table:table-cell>
          <table:table-cell table:formula="oooc:= 1 + ([.H$2]-1)*POWER(EXP([.H$3]/([.H$2]-1)); [.$B90]-1)" office:value-type="percentage" office:value="0.430227960869707">
            <text:p>43.02%</text:p>
          </table:table-cell>
          <table:table-cell table:formula="oooc:=[.I$2]*POWER([.I$3];[.$B90]) + [.I$4]" office:value-type="float" office:value="0">
            <text:p>0</text:p>
          </table:table-cell>
          <table:table-cell table:formula="oooc:=[.J$2]*POWER([.J$3];[.$B90]) + [.J$4]" office:value-type="float" office:value="473.121491913602">
            <text:p>473</text:p>
          </table:table-cell>
          <table:table-cell table:formula="oooc:=[.K$2]*POWER([.K$3];[.$B90]) + [.K$4]" office:value-type="float" office:value="643.379167597031">
            <text:p>643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942.1857075026">
            <text:p>942</text:p>
          </table:table-cell>
          <table:table-cell table:formula="oooc:= 1 + ([.D$2]-1)*POWER(EXP([.D$3]/([.D$2]-1)); ([.$B91]-1))" office:value-type="percentage" office:value="0.996793531467214">
            <text:p>99.68%</text:p>
          </table:table-cell>
          <table:table-cell table:formula="oooc:=[.E$2]*POWER([.E$3];[.$B91]) + [.E$4]" office:value-type="float" office:value="797.157137117585">
            <text:p>797</text:p>
          </table:table-cell>
          <table:table-cell table:formula="oooc:=[.F$2]*POWER([.F$3];[.$B91]) + [.F$4]" office:value-type="float" office:value="17288.4284462019">
            <text:p>17288</text:p>
          </table:table-cell>
          <table:table-cell table:formula="oooc:=[.G$2]*POWER([.G$3];[.$B91]) + [.G$4]" office:value-type="float" office:value="0">
            <text:p>0</text:p>
          </table:table-cell>
          <table:table-cell table:formula="oooc:= 1 + ([.H$2]-1)*POWER(EXP([.H$3]/([.H$2]-1)); [.$B91]-1)" office:value-type="percentage" office:value="0.432902942043972">
            <text:p>43.29%</text:p>
          </table:table-cell>
          <table:table-cell table:formula="oooc:=[.I$2]*POWER([.I$3];[.$B91]) + [.I$4]" office:value-type="float" office:value="0">
            <text:p>0</text:p>
          </table:table-cell>
          <table:table-cell table:formula="oooc:=[.J$2]*POWER([.J$3];[.$B91]) + [.J$4]" office:value-type="float" office:value="506.099996347554">
            <text:p>506</text:p>
          </table:table-cell>
          <table:table-cell table:formula="oooc:=[.K$2]*POWER([.K$3];[.$B91]) + [.K$4]" office:value-type="float" office:value="688.135709328823">
            <text:p>688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1007.71870702778">
            <text:p>1008</text:p>
          </table:table-cell>
          <table:table-cell table:formula="oooc:= 1 + ([.D$2]-1)*POWER(EXP([.D$3]/([.D$2]-1)); ([.$B92]-1))" office:value-type="percentage" office:value="0.996919258896725">
            <text:p>99.69%</text:p>
          </table:table-cell>
          <table:table-cell table:formula="oooc:=[.E$2]*POWER([.E$3];[.$B92]) + [.E$4]" office:value-type="float" office:value="852.608136715816">
            <text:p>853</text:p>
          </table:table-cell>
          <table:table-cell table:formula="oooc:=[.F$2]*POWER([.F$3];[.$B92]) + [.F$4]" office:value-type="float" office:value="18498.268437436">
            <text:p>18498</text:p>
          </table:table-cell>
          <table:table-cell table:formula="oooc:=[.G$2]*POWER([.G$3];[.$B92]) + [.G$4]" office:value-type="float" office:value="0">
            <text:p>0</text:p>
          </table:table-cell>
          <table:table-cell table:formula="oooc:= 1 + ([.H$2]-1)*POWER(EXP([.H$3]/([.H$2]-1)); [.$B92]-1)" office:value-type="percentage" office:value="0.435565364644296">
            <text:p>43.56%</text:p>
          </table:table-cell>
          <table:table-cell table:formula="oooc:=[.I$2]*POWER([.I$3];[.$B92]) + [.I$4]" office:value-type="float" office:value="0">
            <text:p>0</text:p>
          </table:table-cell>
          <table:table-cell table:formula="oooc:=[.J$2]*POWER([.J$3];[.$B92]) + [.J$4]" office:value-type="float" office:value="541.386996091883">
            <text:p>541</text:p>
          </table:table-cell>
          <table:table-cell table:formula="oooc:=[.K$2]*POWER([.K$3];[.$B92]) + [.K$4]" office:value-type="float" office:value="736.025208981841">
            <text:p>736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1077.83901651973">
            <text:p>1078</text:p>
          </table:table-cell>
          <table:table-cell table:formula="oooc:= 1 + ([.D$2]-1)*POWER(EXP([.D$3]/([.D$2]-1)); ([.$B93]-1))" office:value-type="percentage" office:value="0.997040056483211">
            <text:p>99.70%</text:p>
          </table:table-cell>
          <table:table-cell table:formula="oooc:=[.E$2]*POWER([.E$3];[.$B93]) + [.E$4]" office:value-type="float" office:value="911.940706285923">
            <text:p>912</text:p>
          </table:table-cell>
          <table:table-cell table:formula="oooc:=[.F$2]*POWER([.F$3];[.$B93]) + [.F$4]" office:value-type="float" office:value="19792.7972280565">
            <text:p>19793</text:p>
          </table:table-cell>
          <table:table-cell table:formula="oooc:=[.G$2]*POWER([.G$3];[.$B93]) + [.G$4]" office:value-type="float" office:value="0">
            <text:p>0</text:p>
          </table:table-cell>
          <table:table-cell table:formula="oooc:= 1 + ([.H$2]-1)*POWER(EXP([.H$3]/([.H$2]-1)); [.$B93]-1)" office:value-type="percentage" office:value="0.438215287631013">
            <text:p>43.82%</text:p>
          </table:table-cell>
          <table:table-cell table:formula="oooc:=[.I$2]*POWER([.I$3];[.$B93]) + [.I$4]" office:value-type="float" office:value="0">
            <text:p>0</text:p>
          </table:table-cell>
          <table:table-cell table:formula="oooc:=[.J$2]*POWER([.J$3];[.$B93]) + [.J$4]" office:value-type="float" office:value="579.144085818315">
            <text:p>579</text:p>
          </table:table-cell>
          <table:table-cell table:formula="oooc:=[.K$2]*POWER([.K$3];[.$B93]) + [.K$4]" office:value-type="float" office:value="787.26697361057">
            <text:p>787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1152.86774767611">
            <text:p>1153</text:p>
          </table:table-cell>
          <table:table-cell table:formula="oooc:= 1 + ([.D$2]-1)*POWER(EXP([.D$3]/([.D$2]-1)); ([.$B94]-1))" office:value-type="percentage" office:value="0.997156117528582">
            <text:p>99.72%</text:p>
          </table:table-cell>
          <table:table-cell table:formula="oooc:=[.E$2]*POWER([.E$3];[.$B94]) + [.E$4]" office:value-type="float" office:value="975.426555725938">
            <text:p>975</text:p>
          </table:table-cell>
          <table:table-cell table:formula="oooc:=[.F$2]*POWER([.F$3];[.$B94]) + [.F$4]" office:value-type="float" office:value="21177.9430340205">
            <text:p>21178</text:p>
          </table:table-cell>
          <table:table-cell table:formula="oooc:=[.G$2]*POWER([.G$3];[.$B94]) + [.G$4]" office:value-type="float" office:value="0">
            <text:p>0</text:p>
          </table:table-cell>
          <table:table-cell table:formula="oooc:= 1 + ([.H$2]-1)*POWER(EXP([.H$3]/([.H$2]-1)); [.$B94]-1)" office:value-type="percentage" office:value="0.440852769687645">
            <text:p>44.09%</text:p>
          </table:table-cell>
          <table:table-cell table:formula="oooc:=[.I$2]*POWER([.I$3];[.$B94]) + [.I$4]" office:value-type="float" office:value="0">
            <text:p>0</text:p>
          </table:table-cell>
          <table:table-cell table:formula="oooc:=[.J$2]*POWER([.J$3];[.$B94]) + [.J$4]" office:value-type="float" office:value="619.544171825597">
            <text:p>620</text:p>
          </table:table-cell>
          <table:table-cell table:formula="oooc:=[.K$2]*POWER([.K$3];[.$B94]) + [.K$4]" office:value-type="float" office:value="842.09566176331">
            <text:p>842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1233.14849001344">
            <text:p>1233</text:p>
          </table:table-cell>
          <table:table-cell table:formula="oooc:= 1 + ([.D$2]-1)*POWER(EXP([.D$3]/([.D$2]-1)); ([.$B95]-1))" office:value-type="percentage" office:value="0.997267627755271">
            <text:p>99.73%</text:p>
          </table:table-cell>
          <table:table-cell table:formula="oooc:=[.E$2]*POWER([.E$3];[.$B95]) + [.E$4]" office:value-type="float" office:value="1043.35641462675">
            <text:p>1043</text:p>
          </table:table-cell>
          <table:table-cell table:formula="oooc:=[.F$2]*POWER([.F$3];[.$B95]) + [.F$4]" office:value-type="float" office:value="22660.0490464019">
            <text:p>22660</text:p>
          </table:table-cell>
          <table:table-cell table:formula="oooc:=[.G$2]*POWER([.G$3];[.$B95]) + [.G$4]" office:value-type="float" office:value="0">
            <text:p>0</text:p>
          </table:table-cell>
          <table:table-cell table:formula="oooc:= 1 + ([.H$2]-1)*POWER(EXP([.H$3]/([.H$2]-1)); [.$B95]-1)" office:value-type="percentage" office:value="0.443477869222208">
            <text:p>44.35%</text:p>
          </table:table-cell>
          <table:table-cell table:formula="oooc:=[.I$2]*POWER([.I$3];[.$B95]) + [.I$4]" office:value-type="float" office:value="0">
            <text:p>0</text:p>
          </table:table-cell>
          <table:table-cell table:formula="oooc:=[.J$2]*POWER([.J$3];[.$B95]) + [.J$4]" office:value-type="float" office:value="662.772263853389">
            <text:p>663</text:p>
          </table:table-cell>
          <table:table-cell table:formula="oooc:=[.K$2]*POWER([.K$3];[.$B95]) + [.K$4]" office:value-type="float" office:value="900.762358086742">
            <text:p>901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1319.04888431438">
            <text:p>1319</text:p>
          </table:table-cell>
          <table:table-cell table:formula="oooc:= 1 + ([.D$2]-1)*POWER(EXP([.D$3]/([.D$2]-1)); ([.$B96]-1))" office:value-type="percentage" office:value="0.997374765603431">
            <text:p>99.74%</text:p>
          </table:table-cell>
          <table:table-cell table:formula="oooc:=[.E$2]*POWER([.E$3];[.$B96]) + [.E$4]" office:value-type="float" office:value="1116.04136365063">
            <text:p>1116</text:p>
          </table:table-cell>
          <table:table-cell table:formula="oooc:=[.F$2]*POWER([.F$3];[.$B96]) + [.F$4]" office:value-type="float" office:value="24245.90247965">
            <text:p>24246</text:p>
          </table:table-cell>
          <table:table-cell table:formula="oooc:=[.G$2]*POWER([.G$3];[.$B96]) + [.G$4]" office:value-type="float" office:value="0">
            <text:p>0</text:p>
          </table:table-cell>
          <table:table-cell table:formula="oooc:= 1 + ([.H$2]-1)*POWER(EXP([.H$3]/([.H$2]-1)); [.$B96]-1)" office:value-type="percentage" office:value="0.446090644368501">
            <text:p>44.61%</text:p>
          </table:table-cell>
          <table:table-cell table:formula="oooc:=[.I$2]*POWER([.I$3];[.$B96]) + [.I$4]" office:value-type="float" office:value="0">
            <text:p>0</text:p>
          </table:table-cell>
          <table:table-cell table:formula="oooc:=[.J$2]*POWER([.J$3];[.$B96]) + [.J$4]" office:value-type="float" office:value="709.026322323126">
            <text:p>709</text:p>
          </table:table-cell>
          <table:table-cell table:formula="oooc:=[.K$2]*POWER([.K$3];[.$B96]) + [.K$4]" office:value-type="float" office:value="963.535723152813">
            <text:p>964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1410.96230621638">
            <text:p>1411</text:p>
          </table:table-cell>
          <table:table-cell table:formula="oooc:= 1 + ([.D$2]-1)*POWER(EXP([.D$3]/([.D$2]-1)); ([.$B97]-1))" office:value-type="percentage" office:value="0.997477702516477">
            <text:p>99.75%</text:p>
          </table:table-cell>
          <table:table-cell table:formula="oooc:=[.E$2]*POWER([.E$3];[.$B97]) + [.E$4]" office:value-type="float" office:value="1193.81425910617">
            <text:p>1194</text:p>
          </table:table-cell>
          <table:table-cell table:formula="oooc:=[.F$2]*POWER([.F$3];[.$B97]) + [.F$4]" office:value-type="float" office:value="25942.7656532255">
            <text:p>25943</text:p>
          </table:table-cell>
          <table:table-cell table:formula="oooc:=[.G$2]*POWER([.G$3];[.$B97]) + [.G$4]" office:value-type="float" office:value="0">
            <text:p>0</text:p>
          </table:table-cell>
          <table:table-cell table:formula="oooc:= 1 + ([.H$2]-1)*POWER(EXP([.H$3]/([.H$2]-1)); [.$B97]-1)" office:value-type="percentage" office:value="0.448691152987396">
            <text:p>44.87%</text:p>
          </table:table-cell>
          <table:table-cell table:formula="oooc:=[.I$2]*POWER([.I$3];[.$B97]) + [.I$4]" office:value-type="float" office:value="0">
            <text:p>0</text:p>
          </table:table-cell>
          <table:table-cell table:formula="oooc:=[.J$2]*POWER([.J$3];[.$B97]) + [.J$4]" office:value-type="float" office:value="758.518164885745">
            <text:p>759</text:p>
          </table:table-cell>
          <table:table-cell table:formula="oooc:=[.K$2]*POWER([.K$3];[.$B97]) + [.K$4]" office:value-type="float" office:value="1030.70322377351">
            <text:p>1031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1509.30966765153">
            <text:p>1509</text:p>
          </table:table-cell>
          <table:table-cell table:formula="oooc:= 1 + ([.D$2]-1)*POWER(EXP([.D$3]/([.D$2]-1)); ([.$B98]-1))" office:value-type="percentage" office:value="0.997576603215431">
            <text:p>99.76%</text:p>
          </table:table-cell>
          <table:table-cell table:formula="oooc:=[.E$2]*POWER([.E$3];[.$B98]) + [.E$4]" office:value-type="float" office:value="1277.0312572436">
            <text:p>1277</text:p>
          </table:table-cell>
          <table:table-cell table:formula="oooc:=[.F$2]*POWER([.F$3];[.$B98]) + [.F$4]" office:value-type="float" office:value="27758.4092489513">
            <text:p>27758</text:p>
          </table:table-cell>
          <table:table-cell table:formula="oooc:=[.G$2]*POWER([.G$3];[.$B98]) + [.G$4]" office:value-type="float" office:value="0">
            <text:p>0</text:p>
          </table:table-cell>
          <table:table-cell table:formula="oooc:= 1 + ([.H$2]-1)*POWER(EXP([.H$3]/([.H$2]-1)); [.$B98]-1)" office:value-type="percentage" office:value="0.451279452668117">
            <text:p>45.13%</text:p>
          </table:table-cell>
          <table:table-cell table:formula="oooc:=[.I$2]*POWER([.I$3];[.$B98]) + [.I$4]" office:value-type="float" office:value="0">
            <text:p>0</text:p>
          </table:table-cell>
          <table:table-cell table:formula="oooc:=[.J$2]*POWER([.J$3];[.$B98]) + [.J$4]" office:value-type="float" office:value="811.474436427747">
            <text:p>811</text:p>
          </table:table-cell>
          <table:table-cell table:formula="oooc:=[.K$2]*POWER([.K$3];[.$B98]) + [.K$4]" office:value-type="float" office:value="1102.57244943766">
            <text:p>1103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1614.54134438714">
            <text:p>1615</text:p>
          </table:table-cell>
          <table:table-cell table:formula="oooc:= 1 + ([.D$2]-1)*POWER(EXP([.D$3]/([.D$2]-1)); ([.$B99]-1))" office:value-type="percentage" office:value="0.99767162596251">
            <text:p>99.77%</text:p>
          </table:table-cell>
          <table:table-cell table:formula="oooc:=[.E$2]*POWER([.E$3];[.$B99]) + [.E$4]" office:value-type="float" office:value="1366.07344525065">
            <text:p>1366</text:p>
          </table:table-cell>
          <table:table-cell table:formula="oooc:=[.F$2]*POWER([.F$3];[.$B99]) + [.F$4]" office:value-type="float" office:value="29701.1478963779">
            <text:p>29701</text:p>
          </table:table-cell>
          <table:table-cell table:formula="oooc:=[.G$2]*POWER([.G$3];[.$B99]) + [.G$4]" office:value-type="float" office:value="0">
            <text:p>0</text:p>
          </table:table-cell>
          <table:table-cell table:formula="oooc:= 1 + ([.H$2]-1)*POWER(EXP([.H$3]/([.H$2]-1)); [.$B99]-1)" office:value-type="percentage" office:value="0.453855600729516">
            <text:p>45.39%</text:p>
          </table:table-cell>
          <table:table-cell table:formula="oooc:=[.I$2]*POWER([.I$3];[.$B99]) + [.I$4]" office:value-type="float" office:value="0">
            <text:p>0</text:p>
          </table:table-cell>
          <table:table-cell table:formula="oooc:=[.J$2]*POWER([.J$3];[.$B99]) + [.J$4]" office:value-type="float" office:value="868.137646977689">
            <text:p>868</text:p>
          </table:table-cell>
          <table:table-cell table:formula="oooc:=[.K$2]*POWER([.K$3];[.$B99]) + [.K$4]" office:value-type="float" office:value="1179.47252089829">
            <text:p>1179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1727.13923849424">
            <text:p>1727</text:p>
          </table:table-cell>
          <table:table-cell table:formula="oooc:= 1 + ([.D$2]-1)*POWER(EXP([.D$3]/([.D$2]-1)); ([.$B100]-1))" office:value-type="percentage" office:value="0.997762922814384">
            <text:p>99.78%</text:p>
          </table:table-cell>
          <table:table-cell table:formula="oooc:=[.E$2]*POWER([.E$3];[.$B100]) + [.E$4]" office:value-type="float" office:value="1461.3485864182">
            <text:p>1461</text:p>
          </table:table-cell>
          <table:table-cell table:formula="oooc:=[.F$2]*POWER([.F$3];[.$B100]) + [.F$4]" office:value-type="float" office:value="31779.8782491244">
            <text:p>31780</text:p>
          </table:table-cell>
          <table:table-cell table:formula="oooc:=[.G$2]*POWER([.G$3];[.$B100]) + [.G$4]" office:value-type="float" office:value="0">
            <text:p>0</text:p>
          </table:table-cell>
          <table:table-cell table:formula="oooc:= 1 + ([.H$2]-1)*POWER(EXP([.H$3]/([.H$2]-1)); [.$B100]-1)" office:value-type="percentage" office:value="0.456419654221346">
            <text:p>45.64%</text:p>
          </table:table-cell>
          <table:table-cell table:formula="oooc:=[.I$2]*POWER([.I$3];[.$B100]) + [.I$4]" office:value-type="float" office:value="0">
            <text:p>0</text:p>
          </table:table-cell>
          <table:table-cell table:formula="oooc:=[.J$2]*POWER([.J$3];[.$B100]) + [.J$4]" office:value-type="float" office:value="928.767282266127">
            <text:p>929</text:p>
          </table:table-cell>
          <table:table-cell table:formula="oooc:=[.K$2]*POWER([.K$3];[.$B100]) + [.K$4]" office:value-type="float" office:value="1261.75559736117">
            <text:p>1262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1847.61898518883">
            <text:p>1848</text:p>
          </table:table-cell>
          <table:table-cell table:formula="oooc:= 1 + ([.D$2]-1)*POWER(EXP([.D$3]/([.D$2]-1)); ([.$B101]-1))" office:value-type="percentage" office:value="0.997850639865491">
            <text:p>99.79%</text:p>
          </table:table-cell>
          <table:table-cell table:formula="oooc:=[.E$2]*POWER([.E$3];[.$B101]) + [.E$4]" office:value-type="float" office:value="1563.29298746747">
            <text:p>1563</text:p>
          </table:table-cell>
          <table:table-cell table:formula="oooc:=[.F$2]*POWER([.F$3];[.$B101]) + [.F$4]" office:value-type="float" office:value="34004.1197265631">
            <text:p>34004</text:p>
          </table:table-cell>
          <table:table-cell table:formula="oooc:=[.G$2]*POWER([.G$3];[.$B101]) + [.G$4]" office:value-type="float" office:value="0">
            <text:p>0</text:p>
          </table:table-cell>
          <table:table-cell table:formula="oooc:= 1 + ([.H$2]-1)*POWER(EXP([.H$3]/([.H$2]-1)); [.$B101]-1)" office:value-type="percentage" office:value="0.458971669925517">
            <text:p>45.90%</text:p>
          </table:table-cell>
          <table:table-cell table:formula="oooc:=[.I$2]*POWER([.I$3];[.$B101]) + [.I$4]" office:value-type="float" office:value="0">
            <text:p>0</text:p>
          </table:table-cell>
          <table:table-cell table:formula="oooc:=[.J$2]*POWER([.J$3];[.$B101]) + [.J$4]" office:value-type="float" office:value="993.640992024756">
            <text:p>994</text:p>
          </table:table-cell>
          <table:table-cell table:formula="oooc:=[.K$2]*POWER([.K$3];[.$B101]) + [.K$4]" office:value-type="float" office:value="1349.79848917646">
            <text:p>1350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1976.53231415205">
            <text:p>1977</text:p>
          </table:table-cell>
          <table:table-cell table:formula="oooc:= 1 + ([.D$2]-1)*POWER(EXP([.D$3]/([.D$2]-1)); ([.$B102]-1))" office:value-type="percentage" office:value="0.997934917481829">
            <text:p>99.79%</text:p>
          </table:table-cell>
          <table:table-cell table:formula="oooc:=[.E$2]*POWER([.E$3];[.$B102]) + [.E$4]" office:value-type="float" office:value="1672.3734965902">
            <text:p>1672</text:p>
          </table:table-cell>
          <table:table-cell table:formula="oooc:=[.F$2]*POWER([.F$3];[.$B102]) + [.F$4]" office:value-type="float" office:value="36384.0581074225">
            <text:p>36384</text:p>
          </table:table-cell>
          <table:table-cell table:formula="oooc:=[.G$2]*POWER([.G$3];[.$B102]) + [.G$4]" office:value-type="float" office:value="0">
            <text:p>0</text:p>
          </table:table-cell>
          <table:table-cell table:formula="oooc:= 1 + ([.H$2]-1)*POWER(EXP([.H$3]/([.H$2]-1)); [.$B102]-1)" office:value-type="percentage" office:value="0.461511704357362">
            <text:p>46.15%</text:p>
          </table:table-cell>
          <table:table-cell table:formula="oooc:=[.I$2]*POWER([.I$3];[.$B102]) + [.I$4]" office:value-type="float" office:value="0">
            <text:p>0</text:p>
          </table:table-cell>
          <table:table-cell table:formula="oooc:=[.J$2]*POWER([.J$3];[.$B102]) + [.J$4]" office:value-type="float" office:value="1063.05586146649">
            <text:p>1063</text:p>
          </table:table-cell>
          <table:table-cell table:formula="oooc:=[.K$2]*POWER([.K$3];[.$B102]) + [.K$4]" office:value-type="float" office:value="1444.00438341881">
            <text:p>1444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2114.4695761427">
            <text:p>2114</text:p>
          </table:table-cell>
          <table:table-cell table:formula="oooc:= 1 + ([.D$2]-1)*POWER(EXP([.D$3]/([.D$2]-1)); ([.$B103]-1))" office:value-type="percentage" office:value="0.998015890525563">
            <text:p>99.80%</text:p>
          </table:table-cell>
          <table:table-cell table:formula="oooc:=[.E$2]*POWER([.E$3];[.$B103]) + [.E$4]" office:value-type="float" office:value="1789.08964135151">
            <text:p>1789</text:p>
          </table:table-cell>
          <table:table-cell table:formula="oooc:=[.F$2]*POWER([.F$3];[.$B103]) + [.F$4]" office:value-type="float" office:value="38930.5921749421">
            <text:p>38931</text:p>
          </table:table-cell>
          <table:table-cell table:formula="oooc:=[.G$2]*POWER([.G$3];[.$B103]) + [.G$4]" office:value-type="float" office:value="0">
            <text:p>0</text:p>
          </table:table-cell>
          <table:table-cell table:formula="oooc:= 1 + ([.H$2]-1)*POWER(EXP([.H$3]/([.H$2]-1)); [.$B103]-1)" office:value-type="percentage" office:value="0.464039813766881">
            <text:p>46.40%</text:p>
          </table:table-cell>
          <table:table-cell table:formula="oooc:=[.I$2]*POWER([.I$3];[.$B103]) + [.I$4]" office:value-type="float" office:value="0">
            <text:p>0</text:p>
          </table:table-cell>
          <table:table-cell table:formula="oooc:=[.J$2]*POWER([.J$3];[.$B103]) + [.J$4]" office:value-type="float" office:value="1137.32977176914">
            <text:p>1137</text:p>
          </table:table-cell>
          <table:table-cell table:formula="oooc:=[.K$2]*POWER([.K$3];[.$B103]) + [.K$4]" office:value-type="float" office:value="1544.80469025812">
            <text:p>1545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2262.06244647268">
            <text:p>2262</text:p>
          </table:table-cell>
          <table:table-cell table:formula="oooc:= 1 + ([.D$2]-1)*POWER(EXP([.D$3]/([.D$2]-1)); ([.$B104]-1))" office:value-type="percentage" office:value="0.998093688570839">
            <text:p>99.81%</text:p>
          </table:table-cell>
          <table:table-cell table:formula="oooc:=[.E$2]*POWER([.E$3];[.$B104]) + [.E$4]" office:value-type="float" office:value="1913.97591624612">
            <text:p>1914</text:p>
          </table:table-cell>
          <table:table-cell table:formula="oooc:=[.F$2]*POWER([.F$3];[.$B104]) + [.F$4]" office:value-type="float" office:value="41655.383627188">
            <text:p>41655</text:p>
          </table:table-cell>
          <table:table-cell table:formula="oooc:=[.G$2]*POWER([.G$3];[.$B104]) + [.G$4]" office:value-type="float" office:value="0">
            <text:p>0</text:p>
          </table:table-cell>
          <table:table-cell table:formula="oooc:= 1 + ([.H$2]-1)*POWER(EXP([.H$3]/([.H$2]-1)); [.$B104]-1)" office:value-type="percentage" office:value="0.466556054139992">
            <text:p>46.66%</text:p>
          </table:table-cell>
          <table:table-cell table:formula="oooc:=[.I$2]*POWER([.I$3];[.$B104]) + [.I$4]" office:value-type="float" office:value="0">
            <text:p>0</text:p>
          </table:table-cell>
          <table:table-cell table:formula="oooc:=[.J$2]*POWER([.J$3];[.$B104]) + [.J$4]" office:value-type="float" office:value="1216.80285579298">
            <text:p>1217</text:p>
          </table:table-cell>
          <table:table-cell table:formula="oooc:=[.K$2]*POWER([.K$3];[.$B104]) + [.K$4]" office:value-type="float" office:value="1652.66101857619">
            <text:p>1653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12250.6269601414">
            <text:p>12251</text:p>
          </table:table-cell>
          <table:table-cell table:formula="oooc:= 1 + ([.D$2]-1)*POWER(EXP([.D$3]/([.D$2]-1)); ([.$B105]-1))" office:value-type="percentage" office:value="0.999298707216741">
            <text:p>99.93%</text:p>
          </table:table-cell>
          <table:table-cell table:formula="oooc:=[.E$2]*POWER([.E$3];[.$B105]) + [.E$4]" office:value-type="float" office:value="10365.8381970427">
            <text:p>10366</text:p>
          </table:table-cell>
          <table:table-cell table:formula="oooc:=[.F$2]*POWER([.F$3];[.$B105]) + [.F$4]" office:value-type="float" office:value="226059.651571841">
            <text:p>226060</text:p>
          </table:table-cell>
          <table:table-cell table:formula="oooc:=[.G$2]*POWER([.G$3];[.$B105]) + [.G$4]" office:value-type="float" office:value="0">
            <text:p>0</text:p>
          </table:table-cell>
          <table:table-cell table:formula="oooc:= 1 + ([.H$2]-1)*POWER(EXP([.H$3]/([.H$2]-1)); [.$B105]-1)" office:value-type="percentage" office:value="0.525763122835463">
            <text:p>52.58%</text:p>
          </table:table-cell>
          <table:table-cell table:formula="oooc:=[.I$2]*POWER([.I$3];[.$B105]) + [.I$4]" office:value-type="float" office:value="0">
            <text:p>0</text:p>
          </table:table-cell>
          <table:table-cell table:formula="oooc:=[.J$2]*POWER([.J$3];[.$B105]) + [.J$4]" office:value-type="float" office:value="6595.26067084535">
            <text:p>6595</text:p>
          </table:table-cell>
          <table:table-cell table:formula="oooc:=[.K$2]*POWER([.K$3];[.$B105]) + [.K$4]" office:value-type="float" office:value="8951.99662471869">
            <text:p>8952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66462.8880296001">
            <text:p>66463</text:p>
          </table:table-cell>
          <table:table-cell table:formula="oooc:= 1 + ([.D$2]-1)*POWER(EXP([.D$3]/([.D$2]-1)); ([.$B106]-1))" office:value-type="percentage" office:value="0.999742008802797">
            <text:p>99.97%</text:p>
          </table:table-cell>
          <table:table-cell table:formula="oooc:=[.E$2]*POWER([.E$3];[.$B106]) + [.E$4]" office:value-type="float" office:value="56237.7514096616">
            <text:p>56238</text:p>
          </table:table-cell>
          <table:table-cell table:formula="oooc:=[.F$2]*POWER([.F$3];[.$B106]) + [.F$4]" office:value-type="float" office:value="1226901.39439262">
            <text:p>1226901</text:p>
          </table:table-cell>
          <table:table-cell table:formula="oooc:=[.G$2]*POWER([.G$3];[.$B106]) + [.G$4]" office:value-type="float" office:value="0">
            <text:p>0</text:p>
          </table:table-cell>
          <table:table-cell table:formula="oooc:= 1 + ([.H$2]-1)*POWER(EXP([.H$3]/([.H$2]-1)); [.$B106]-1)" office:value-type="percentage" office:value="0.57839878508661">
            <text:p>57.84%</text:p>
          </table:table-cell>
          <table:table-cell table:formula="oooc:=[.I$2]*POWER([.I$3];[.$B106]) + [.I$4]" office:value-type="float" office:value="0">
            <text:p>0</text:p>
          </table:table-cell>
          <table:table-cell table:formula="oooc:=[.J$2]*POWER([.J$3];[.$B106]) + [.J$4]" office:value-type="float" office:value="35786.4781697846">
            <text:p>35786</text:p>
          </table:table-cell>
          <table:table-cell table:formula="oooc:=[.K$2]*POWER([.K$3];[.$B106]) + [.K$4]" office:value-type="float" office:value="48568.6489447077">
            <text:p>48569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1957628.21630166">
            <text:p>1957628</text:p>
          </table:table-cell>
          <table:table-cell table:formula="oooc:= 1 + ([.D$2]-1)*POWER(EXP([.D$3]/([.D$2]-1)); ([.$B107]-1))" office:value-type="percentage" office:value="0.999965084688254">
            <text:p>100.00%</text:p>
          </table:table-cell>
          <table:table-cell table:formula="oooc:=[.E$2]*POWER([.E$3];[.$B107]) + [.E$4]" office:value-type="float" office:value="1656454.56763987">
            <text:p>1656455</text:p>
          </table:table-cell>
          <table:table-cell table:formula="oooc:=[.F$2]*POWER([.F$3];[.$B107]) + [.F$4]" office:value-type="float" office:value="36140722.8394152">
            <text:p>36140723</text:p>
          </table:table-cell>
          <table:table-cell table:formula="oooc:=[.G$2]*POWER([.G$3];[.$B107]) + [.G$4]" office:value-type="float" office:value="0">
            <text:p>0</text:p>
          </table:table-cell>
          <table:table-cell table:formula="oooc:= 1 + ([.H$2]-1)*POWER(EXP([.H$3]/([.H$2]-1)); [.$B107]-1)" office:value-type="percentage" office:value="0.666792385974341">
            <text:p>66.68%</text:p>
          </table:table-cell>
          <table:table-cell table:formula="oooc:=[.I$2]*POWER([.I$3];[.$B107]) + [.I$4]" office:value-type="float" office:value="0">
            <text:p>0</text:p>
          </table:table-cell>
          <table:table-cell table:formula="oooc:=[.J$2]*POWER([.J$3];[.$B107]) + [.J$4]" office:value-type="float" office:value="1054106.27031628">
            <text:p>1054106</text:p>
          </table:table-cell>
          <table:table-cell table:formula="oooc:=[.K$2]*POWER([.K$3];[.$B107]) + [.K$4]" office:value-type="float" office:value="1430574.08114352">
            <text:p>1430574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1698660762.37646">
            <text:p>1698660762</text:p>
          </table:table-cell>
          <table:table-cell table:formula="oooc:= 1 + ([.D$2]-1)*POWER(EXP([.D$3]/([.D$2]-1)); ([.$B108]-1))" office:value-type="percentage" office:value="0.999999360503758">
            <text:p>100.00%</text:p>
          </table:table-cell>
          <table:table-cell table:formula="oooc:=[.E$2]*POWER([.E$3];[.$B108]) + [.E$4]" office:value-type="float" office:value="1437328337.31854">
            <text:p>1437328337</text:p>
          </table:table-cell>
          <table:table-cell table:formula="oooc:=[.F$2]*POWER([.F$3];[.$B108]) + [.F$4]" office:value-type="float" office:value="31359890891.95">
            <text:p>31359890892</text:p>
          </table:table-cell>
          <table:table-cell table:formula="oooc:=[.G$2]*POWER([.G$3];[.$B108]) + [.G$4]" office:value-type="float" office:value="0">
            <text:p>0</text:p>
          </table:table-cell>
          <table:table-cell table:formula="oooc:= 1 + ([.H$2]-1)*POWER(EXP([.H$3]/([.H$2]-1)); [.$B108]-1)" office:value-type="percentage" office:value="0.791866952645462">
            <text:p>79.19%</text:p>
          </table:table-cell>
          <table:table-cell table:formula="oooc:=[.I$2]*POWER([.I$3];[.$B108]) + [.I$4]" office:value-type="float" office:value="0">
            <text:p>0</text:p>
          </table:table-cell>
          <table:table-cell table:formula="oooc:=[.J$2]*POWER([.J$3];[.$B108]) + [.J$4]" office:value-type="float" office:value="914663486.20271">
            <text:p>914663486</text:p>
          </table:table-cell>
          <table:table-cell table:formula="oooc:=[.K$2]*POWER([.K$3];[.$B108]) + [.K$4]" office:value-type="float" office:value="1241329018.27511">
            <text:p>1241329018</text:p>
          </table:table-cell>
          <table:table-cell table:formula="oooc:=[.L$2]*POWER([.L$3];[.$B108]) + [.L$4]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0">06/10/2007</text:date>, <text:time>19:1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02T13:06:52</meta:creation-date>
    <dc:date>2007-06-10T19:17:56</dc:date>
    <dc:language>en-US</dc:language>
    <meta:editing-cycles>94</meta:editing-cycles>
    <meta:editing-duration>PT6H32M55S</meta:editing-duration>
    <meta:user-defined meta:name="Info 1"/>
    <meta:user-defined meta:name="Info 2"/>
    <meta:user-defined meta:name="Info 3"/>
    <meta:user-defined meta:name="Info 4"/>
    <meta:document-statistic meta:table-count="6" meta:cell-count="7136"/>
  </office:meta>
</office:document-meta>
</file>